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FFFFFF"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order-top="thick solid #000000" fo:border-bottom="thick solid #000000" fo:border-left="none" fo:border-right="thin solid #FFFFFF" style:vertical-align="automatic" fo:wrap-option="wrap"/>
      <style:text-properties style:font-name="Arial" style:font-name-asian="Arial" style:font-name-complex="Arial" fo:font-weight="bold" style:font-weight-asian="bold" style:font-weight-complex="bold"/>
    </style:style>
    <style:style style:name="ce4" style:family="table-cell" style:parent-style-name="Default" style:data-style-name="N0">
      <style:table-cell-properties fo:border-top="thick solid #000000" fo:border-bottom="thick solid #000000" fo:border-left="thin solid #FFFFFF" fo:border-right="thin solid #FFFFFF" style:vertical-align="automatic" fo:wrap-option="wrap"/>
      <style:text-properties style:font-name="Arial" style:font-name-asian="Arial" style:font-name-complex="Arial" fo:font-weight="bold" style:font-weight-asian="bold" style:font-weight-complex="bold"/>
    </style:style>
    <style:style style:name="ce5" style:family="table-cell" style:parent-style-name="Default" style:data-style-name="N0">
      <style:table-cell-properties fo:border-top="thick solid #000000" fo:border-bottom="thick solid #000000" fo:border-left="thin solid #FFFFFF" fo:border-right="thin solid #000000" style:vertical-align="automatic" fo:wrap-option="wrap"/>
      <style:text-properties style:font-name="Arial" style:font-name-asian="Arial" style:font-name-complex="Arial" fo:font-weight="bold" style:font-weight-asian="bold" style:font-weight-complex="bold"/>
    </style:style>
    <style:style style:name="ce6" style:family="table-cell" style:parent-style-name="Default" style:data-style-name="N0">
      <style:table-cell-properties fo:border-top="thick solid #000000" fo:border-bottom="thick solid #000000" fo:border-left="thin solid #000000" fo:border-right="thin solid #A6A6A6" style:vertical-align="automatic" fo:wrap-option="wrap"/>
      <style:text-properties style:font-name="Arial" style:font-name-asian="Arial" style:font-name-complex="Arial" fo:font-weight="bold" style:font-weight-asian="bold" style:font-weight-complex="bold"/>
    </style:style>
    <style:style style:name="ce7" style:family="table-cell" style:parent-style-name="Default" style:data-style-name="N36"/>
    <style:style style:name="ce8" style:family="table-cell" style:parent-style-name="Default" style:data-style-name="N0"/>
    <style:style style:name="ce9" style:family="table-cell" style:parent-style-name="Default" style:data-style-name="N13">
      <style:table-cell-properties fo:border="thin solid #FFFFFF"/>
      <style:text-properties style:font-name="Arial" style:font-name-asian="Arial" style:font-name-complex="Arial"/>
    </style:style>
    <style:style style:name="ce10" style:family="table-cell" style:parent-style-name="Default" style:data-style-name="N0">
      <style:table-cell-properties fo:border="thin solid #FFFFFF"/>
      <style:text-properties fo:color="#0000EE" style:font-name="Arial" style:font-name-asian="Arial" style:font-name-complex="Arial" fo:font-size="10pt" style:font-size-asian="10pt" style:font-size-complex="10pt" style:text-underline-style="solid" style:text-underline-type="single"/>
    </style:style>
    <style:style style:name="ce11" style:family="table-cell" style:parent-style-name="Default" style:data-style-name="N0">
      <style:table-cell-properties fo:border="thin solid #FFFFFF" fo:background-color="#FFFFFF"/>
      <style:text-properties style:font-name="Arial" style:font-name-asian="Arial" style:font-name-complex="Arial"/>
    </style:style>
    <style:style style:name="ce12" style:family="table-cell" style:parent-style-name="Default" style:data-style-name="N0">
      <style:table-cell-properties fo:border="thin solid #FFFFFF"/>
      <style:text-properties style:font-name="Arial" style:font-name-asian="Arial" style:font-name-complex="Arial" fo:font-style="italic" style:font-style-asian="italic" style:font-style-complex="italic"/>
    </style:style>
    <style:style style:name="ce13" style:family="table-cell" style:parent-style-name="Default" style:data-style-name="N0">
      <style:table-cell-properties fo:border-top="thick solid #000000" fo:border-bottom="thick solid #000000" fo:border-left="thin solid #A6A6A6" fo:border-right="thin solid #000000" style:vertical-align="automatic" fo:wrap-option="wrap"/>
      <style:text-properties style:font-name="Arial" style:font-name-asian="Arial" style:font-name-complex="Arial" fo:font-weight="bold" style:font-weight-asian="bold" style:font-weight-complex="bold"/>
    </style:style>
    <style:style style:name="ce14" style:family="table-cell" style:parent-style-name="Default" style:data-style-name="N0">
      <style:table-cell-properties fo:border-top="none" fo:border-bottom="thin solid #FFFFFF" fo:border-left="thin solid #FFFFFF" fo:border-right="thin solid #FFFFFF"/>
      <style:text-properties style:font-name="Arial" style:font-name-asian="Arial" style:font-name-complex="Arial" fo:font-size="10pt" style:font-size-asian="10pt" style:font-size-complex="10pt"/>
    </style:style>
    <style:style style:name="ce15" style:family="table-cell" style:parent-style-name="Default" style:data-style-name="N0">
      <style:table-cell-properties fo:border="thin solid #FFFFFF"/>
      <style:text-properties style:font-name="Arial" style:font-name-asian="Arial" style:font-name-complex="Arial"/>
    </style:style>
    <style:style style:name="ce16" style:family="table-cell" style:parent-style-name="Default" style:data-style-name="N0">
      <style:table-cell-properties fo:border-top="thin solid #FFFFFF" fo:border-bottom="thin solid #FFFFFF" fo:border-left="thin solid #FFFFFF" fo:border-right="none"/>
      <style:text-properties style:font-name="Arial" style:font-name-asian="Arial" style:font-name-complex="Arial" fo:font-size="10pt" style:font-size-asian="10pt" style:font-size-complex="10pt"/>
    </style:style>
    <style:style style:name="ce17" style:family="table-cell" style:parent-style-name="Default" style:data-style-name="N0">
      <style:table-cell-properties fo:border="thin solid #FFFFFF"/>
      <style:text-properties style:font-name="Arial" style:font-name-asian="Arial" style:font-name-complex="Arial" fo:font-size="10pt" style:font-size-asian="10pt" style:font-size-complex="10pt"/>
    </style:style>
    <style:style style:name="ce18"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19" style:family="table-cell" style:parent-style-name="Default" style:data-style-name="N0">
      <style:table-cell-properties fo:border-top="thin solid #FFFFFF" fo:border-bottom="thin solid #FFFFFF" fo:border-left="thin solid #FFFFFF" fo:border-right="none"/>
      <style:text-properties fo:color="#0000EE" style:font-name="Arial" style:font-name-asian="Arial" style:font-name-complex="Arial" fo:font-size="10pt" style:font-size-asian="10pt" style:font-size-complex="10pt" style:text-underline-style="solid" style:text-underline-type="single"/>
    </style:style>
    <style:style style:name="ce20" style:family="table-cell" style:parent-style-name="Default" style:data-style-name="N0">
      <style:table-cell-properties fo:border-top="thin solid #FFFFFF" fo:border-bottom="thin solid #FFFFFF" fo:border-left="none" fo:border-right="none"/>
      <style:text-properties fo:color="#0000EE" style:font-name="Arial" style:font-name-asian="Arial" style:font-name-complex="Arial" fo:font-size="10pt" style:font-size-asian="10pt" style:font-size-complex="10pt" style:text-underline-style="solid" style:text-underline-type="single"/>
    </style:style>
    <style:style style:name="ce21" style:family="table-cell" style:parent-style-name="Default" style:data-style-name="N0">
      <style:table-cell-properties fo:border-top="thin solid #FFFFFF" fo:border-bottom="thin solid #FFFFFF" fo:border-left="none" fo:border-right="none"/>
      <style:text-properties style:font-name="Arial" style:font-name-asian="Arial" style:font-name-complex="Arial" fo:font-size="10pt" style:font-size-asian="10pt" style:font-size-complex="10pt"/>
    </style:style>
    <style:style style:name="ce22" style:family="table-cell" style:parent-style-name="Default" style:data-style-name="N0">
      <style:table-cell-properties fo:border-top="thin solid #FFFFFF" fo:border-bottom="thin solid #FFFFFF" fo:border-left="thin solid #FFFFFF" fo:border-right="none"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23" style:family="table-cell" style:parent-style-name="Default" style:data-style-name="N0">
      <style:table-cell-properties fo:border-top="thin solid #FFFFFF" fo:border-bottom="thin solid #FFFFFF" fo:border-left="thin solid #FFFFFF" fo:border-right="none"/>
      <style:text-properties style:font-name="Arial" style:font-name-asian="Arial" style:font-name-complex="Arial"/>
    </style:style>
    <style:style style:name="ce24" style:family="table-cell" style:parent-style-name="Default" style:data-style-name="N0">
      <style:table-cell-properties fo:border="thin solid #FFFFFF"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25" style:family="table-cell" style:parent-style-name="Default" style:data-style-name="N0">
      <style:table-cell-properties fo:border="thin solid #FFFFFF"/>
      <style:text-properties style:font-name="Arial" style:font-name-asian="Arial" style:font-name-complex="Arial" fo:font-size="10pt" style:font-size-asian="10pt" style:font-size-complex="10pt" fo:font-style="italic" style:font-style-asian="italic" style:font-style-complex="italic"/>
    </style:style>
    <style:style style:name="ce26" style:family="table-cell" style:parent-style-name="Default" style:data-style-name="N0">
      <style:table-cell-properties fo:border="thin solid #FFFFFF"/>
      <style:text-properties style:font-name="Arial" style:font-name-asian="Arial" style:font-name-complex="Arial" fo:font-weight="bold" style:font-weight-asian="bold" style:font-weight-complex="bold"/>
    </style:style>
    <style:style style:name="ce27" style:family="table-cell" style:parent-style-name="Default" style:data-style-name="N37">
      <style:table-cell-properties fo:border="thin solid #FFFFFF" fo:background-color="#FFFFFF"/>
      <style:text-properties style:font-name="Arial" style:font-name-asian="Arial" style:font-name-complex="Arial" fo:font-size="10pt" style:font-size-asian="10pt" style:font-size-complex="10pt"/>
    </style:style>
    <style:style style:name="ce28" style:family="table-cell" style:parent-style-name="Default" style:data-style-name="N13">
      <style:table-cell-properties style:vertical-align="automatic" style:repeat-content="false"/>
      <style:paragraph-properties fo:text-align="end" fo:margin-right="0cm"/>
      <style:text-properties style:font-name="Arial" style:font-name-asian="Arial" style:font-name-complex="Arial"/>
    </style:style>
    <style:style style:name="ce29" style:family="table-cell" style:parent-style-name="Default" style:data-style-name="N13">
      <style:table-cell-properties fo:border="thin solid #FFFFFF" style:vertical-align="automatic" style:repeat-content="false"/>
      <style:paragraph-properties fo:text-align="end" fo:margin-right="0cm"/>
      <style:text-properties style:font-name="Arial" style:font-name-asian="Arial" style:font-name-complex="Arial"/>
    </style:style>
    <style:style style:name="ce30" style:family="table-cell" style:parent-style-name="Default" style:data-style-name="N13">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1" style:family="table-cell" style:parent-style-name="Default" style:data-style-name="N13">
      <style:table-cell-properties fo:border-top="thin solid #FFFFFF" fo:border-bottom="thin solid #FFFFFF" fo:border-left="thin solid #FFFFFF" fo:border-right="thin solid #000000" style:vertical-align="automatic" style:repeat-content="false"/>
      <style:paragraph-properties fo:text-align="end" fo:margin-right="0cm"/>
      <style:text-properties style:font-name="Arial" style:font-name-asian="Arial" style:font-name-complex="Arial"/>
    </style:style>
    <style:style style:name="ce32" style:family="table-cell" style:parent-style-name="Default" style:data-style-name="N19">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3" style:family="table-cell" style:parent-style-name="Default" style:data-style-name="N19">
      <style:table-cell-properties fo:border-top="none" fo:border-bottom="none"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4" style:family="table-cell" style:parent-style-name="Default" style:data-style-name="N13">
      <style:table-cell-properties fo:border-top="thin solid #FFFFFF" fo:border-bottom="thin solid #000000" fo:border-left="thin solid #FFFFFF" fo:border-right="thin solid #FFFFFF" style:vertical-align="automatic" style:repeat-content="false"/>
      <style:paragraph-properties fo:text-align="end" fo:margin-right="0cm"/>
      <style:text-properties style:font-name="Arial" style:font-name-asian="Arial" style:font-name-complex="Arial"/>
    </style:style>
    <style:style style:name="ce35" style:family="table-cell" style:parent-style-name="Default" style:data-style-name="N13">
      <style:table-cell-properties fo:border-top="thin solid #FFFFFF" fo:border-bottom="thin solid #000000" fo:border-left="thin solid #FFFFFF" fo:border-right="thin solid #000000" style:vertical-align="automatic" style:repeat-content="false"/>
      <style:paragraph-properties fo:text-align="end" fo:margin-right="0cm"/>
      <style:text-properties style:font-name="Arial" style:font-name-asian="Arial" style:font-name-complex="Arial"/>
    </style:style>
    <style:style style:name="ce36" style:family="table-cell" style:parent-style-name="Default" style:data-style-name="N19">
      <style:table-cell-properties fo:border-top="none" fo:border-bottom="thin solid #000000" fo:border-left="none" fo:border-right="thin solid #000000" style:vertical-align="automatic" style:repeat-content="false"/>
      <style:paragraph-properties fo:text-align="end" fo:margin-right="0cm"/>
      <style:text-properties style:font-name="Arial" style:font-name-asian="Arial" style:font-name-complex="Arial"/>
    </style:style>
    <style:style style:name="ce37" style:family="table-cell" style:parent-style-name="Default" style:data-style-name="N13">
      <style:table-cell-properties style:vertical-align="automatic" fo:background-color="#D3D3D3" style:repeat-content="false"/>
      <style:paragraph-properties fo:text-align="end" fo:margin-right="0cm"/>
      <style:text-properties style:font-name="Arial" style:font-name-asian="Arial" style:font-name-complex="Arial"/>
    </style:style>
    <style:style style:name="ce38" style:family="table-cell" style:parent-style-name="Default" style:data-style-name="N13">
      <style:table-cell-properties fo:border-top="thick solid #000000" fo:border-bottom="none" fo:border-left="none" fo:border-right="none" style:vertical-align="automatic" fo:background-color="#D3D3D3" style:repeat-content="false"/>
      <style:paragraph-properties fo:text-align="end" fo:margin-right="0cm"/>
      <style:text-properties style:font-name="Arial" style:font-name-asian="Arial" style:font-name-complex="Arial"/>
    </style:style>
    <style:style style:name="ce39" style:family="table-cell" style:parent-style-name="Default" style:data-style-name="N13">
      <style:table-cell-properties fo:border="thin solid #FFFFFF" style:vertical-align="automatic" fo:background-color="#D3D3D3" style:repeat-content="false"/>
      <style:paragraph-properties fo:text-align="end" fo:margin-right="0cm"/>
      <style:text-properties style:font-name="Arial" style:font-name-asian="Arial" style:font-name-complex="Arial"/>
    </style:style>
    <style:style style:name="ce40" style:family="table-cell" style:parent-style-name="Default" style:data-style-name="N13">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1" style:family="table-cell" style:parent-style-name="Default" style:data-style-name="N13">
      <style:table-cell-properties fo:border-top="thick solid #000000"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2" style:family="table-cell" style:parent-style-name="Default" style:data-style-name="N13">
      <style:table-cell-properties fo:border-top="thin solid #FFFFFF" fo:border-bottom="thin solid #FFFFFF" fo:border-left="thin solid #FFFFFF"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3" style:family="table-cell" style:parent-style-name="Default" style:data-style-name="N19">
      <style:table-cell-properties fo:border-top="thick solid #000000"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4" style:family="table-cell" style:parent-style-name="Default" style:data-style-name="N19">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5" style:family="table-cell" style:parent-style-name="Default" style:data-style-name="N19">
      <style:table-cell-properties fo:border-top="none" fo:border-bottom="none" fo:border-left="none" fo:border-right="thin solid #000000" style:vertical-align="automatic" fo:background-color="#D3D3D3" style:repeat-content="false"/>
      <style:paragraph-properties fo:text-align="end" fo:margin-right="0cm"/>
      <style:text-properties style:font-name="Arial" style:font-name-asian="Arial" style:font-name-complex="Arial"/>
    </style:style>
    <style:style style:name="ce46" style:family="table-cell" style:parent-style-name="Default" style:data-style-name="N13">
      <style:table-cell-properties fo:border-top="thin solid #FFFFFF" fo:border-bottom="thin solid #FFFFFF" fo:border-left="thin solid #FFFFFF"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47" style:family="table-cell" style:parent-style-name="Default" style:data-style-name="N13">
      <style:table-cell-properties fo:border-top="thin solid #FFFFFF" fo:border-bottom="thin solid #000000" fo:border-left="thin solid #FFFFFF"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48" style:family="table-cell" style:parent-style-name="Default" style:data-style-name="N19">
      <style:table-cell-properties fo:border="thin solid #FFFFFF"/>
      <style:text-properties style:font-name="Arial" style:font-name-asian="Arial" style:font-name-complex="Arial" fo:font-size="10pt" style:font-size-asian="10pt" style:font-size-complex="10pt"/>
    </style:style>
    <style:style style:name="ce49" style:family="table-cell" style:parent-style-name="Default" style:data-style-name="N19">
      <style:table-cell-properties fo:border="thin solid #FFFFFF"/>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op="none" fo:border-bottom="thick solid #000000" fo:border-left="none" fo:border-right="none" style:vertical-align="automatic" fo:wrap-option="wrap" style:repeat-content="false"/>
      <style:paragraph-properties fo:text-align="start" fo:margin-left="0cm"/>
      <style:text-properties fo:color="#0563C1" style:text-underline-style="solid" style:text-underline-type="single" fo:font-weight="bold" style:font-weight-asian="bold" style:font-weight-complex="bold"/>
    </style:style>
    <style:style style:name="ce51" style:family="table-cell" style:parent-style-name="Default" style:data-style-name="N0">
      <style:table-cell-properties fo:border-top="none" fo:border-bottom="thick solid #000000" fo:border-left="none" fo:border-right="thin solid #FFFFFF" style:vertical-align="automatic" fo:wrap-option="wrap" style:repeat-content="false"/>
      <style:paragraph-properties fo:text-align="start" fo:margin-left="0cm"/>
      <style:text-properties fo:color="#0563C1" style:text-underline-style="solid" style:text-underline-type="single" fo:font-weight="bold" style:font-weight-asian="bold" style:font-weight-complex="bold"/>
    </style:style>
    <style:style style:name="ce52" style:family="table-cell" style:parent-style-name="Default" style:data-style-name="N0">
      <style:table-cell-properties fo:border="thin solid #FFFFFF"/>
      <style:text-properties style:font-name="Arial" style:font-name-asian="Arial" style:font-name-complex="Arial" fo:font-size="10pt" style:font-size-asian="10pt" style:font-size-complex="10pt"/>
    </style:style>
    <style:style style:name="ce53" style:family="table-cell" style:parent-style-name="Default" style:data-style-name="N0">
      <style:table-cell-properties fo:border="thin solid #FFFFFF"/>
      <style:text-properties fo:color="#0000EE" style:font-name="Arial" style:font-name-asian="Arial" style:font-name-complex="Arial" fo:font-size="10pt" style:font-size-asian="10pt" style:font-size-complex="10pt" style:text-underline-style="solid" style:text-underline-type="single"/>
    </style:style>
    <style:style style:name="ce54" style:family="table-cell" style:parent-style-name="Default" style:data-style-name="N0">
      <style:table-cell-properties fo:border="thin solid #FFFFFF"/>
    </style:style>
    <style:style style:name="ce55" style:family="table-cell" style:parent-style-name="Default" style:data-style-name="N0">
      <style:table-cell-properties fo:border-top="thin solid #FFFFFF" fo:border-bottom="thin solid #FFFFFF" fo:border-left="thin solid #FFFFFF" fo:border-right="none"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56"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7" style:family="table-cell" style:parent-style-name="Default" style:data-style-name="N0">
      <style:table-cell-properties fo:border="thin solid #FFFFFF"/>
      <style:text-properties style:font-name="Arial" style:font-name-asian="Arial" style:font-name-complex="Arial" fo:font-size="10pt" style:font-size-asian="10pt" style:font-size-complex="10pt" fo:font-style="italic" style:font-style-asian="italic" style:font-style-complex="italic"/>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32833333333333cm"/>
    </style:style>
    <style:style style:name="co2" style:family="table-column">
      <style:table-column-properties fo:break-before="auto" style:column-width="2.13430555555556cm"/>
    </style:style>
    <style:style style:name="co3" style:family="table-column">
      <style:table-column-properties fo:break-before="auto" style:column-width="1.81680555555556cm"/>
    </style:style>
    <style:style style:name="co4" style:family="table-column">
      <style:table-column-properties fo:break-before="auto" style:column-width="1.69333333333333cm"/>
    </style:style>
    <style:style style:name="co5" style:family="table-column">
      <style:table-column-properties fo:break-before="auto" style:column-width="3.45722222222222cm"/>
    </style:style>
    <style:style style:name="co6" style:family="table-column">
      <style:table-column-properties fo:break-before="auto" style:column-width="3.19263888888889cm"/>
    </style:style>
    <style:style style:name="ro1" style:family="table-row">
      <style:table-row-properties style:row-height="14.5pt" style:use-optimal-row-height="false" fo:break-before="auto"/>
    </style:style>
    <style:style style:name="ro2" style:family="table-row">
      <style:table-row-properties style:row-height="17pt" style:use-optimal-row-height="false" fo:break-before="auto"/>
    </style:style>
    <style:style style:name="ro3" style:family="table-row">
      <style:table-row-properties style:row-height="54pt" style:use-optimal-row-height="false" fo:break-before="auto"/>
    </style:style>
    <style:style style:name="ro4" style:family="table-row">
      <style:table-row-properties style:row-height="75.5pt" style:use-optimal-row-height="false" fo:break-before="auto"/>
    </style:style>
    <style:style style:name="ro5" style:family="table-row">
      <style:table-row-properties style:row-height="14.5pt" style:use-optimal-row-height="true" fo:break-before="auto"/>
    </style:style>
    <style:style style:name="ro6" style:family="table-row">
      <style:table-row-properties style:row-height="112pt" style:use-optimal-row-height="false" fo:break-before="auto"/>
    </style:style>
    <style:style style:name="ro7" style:family="table-row">
      <style:table-row-properties style:row-height="1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nsport_use_(GB)" table:style-name="ta1">
        <table:table-column table:style-name="co1" table:number-columns-repeated="11" table:default-cell-style-name="ce1"/>
        <table:table-column table:style-name="co2" table:number-columns-repeated="1001" table:default-cell-style-name="ce1"/>
        <table:table-column table:style-name="co3" table:default-cell-style-name="ce1"/>
        <table:table-column table:style-name="co4" table:number-columns-repeated="15371" table:default-cell-style-name="ce1"/>
        <table:table-row table:style-name="ro1">
          <table:table-cell office:value-type="string" table:style-name="ce2">
            <text:p>Department for Transport statistics</text:p>
          </table:table-cell>
          <table:table-cell table:number-columns-repeated="10" table:style-name="ce8"/>
          <table:table-cell table:number-columns-repeated="16373"/>
        </table:table-row>
        <table:table-row table:style-name="ro1">
          <table:table-cell office:value-type="string" table:style-name="ce10">
            <text:p><text:a xlink:href="https://www.gov.uk/government/statistics/transport-use-during-the-coronavirus-covid-19-pandemic">https://www.gov.uk/government/statistics/transport-use-during-the-coronavirus-covid-19-pandemic</text:a></text:p>
          </table:table-cell>
          <table:table-cell table:number-columns-repeated="10" table:style-name="ce8"/>
          <table:table-cell table:number-columns-repeated="16373"/>
        </table:table-row>
        <table:table-row table:style-name="ro1">
          <table:table-cell office:value-type="string" table:style-name="ce2">
            <text:p>Use of transport modes: Great Britain, since 1 March 2020<text:span text:style-name="T3">a</text:span></text:p>
          </table:table-cell>
          <table:table-cell table:number-columns-repeated="10" table:style-name="ce8"/>
          <table:table-cell table:number-columns-repeated="16373"/>
        </table:table-row>
        <table:table-row table:style-name="ro2">
          <table:table-cell office:value-type="string" table:style-name="ce11">
            <text:p>Figures are percentages of an equivalent day or week.</text:p>
          </table:table-cell>
          <table:table-cell table:number-columns-repeated="10" table:style-name="ce8"/>
          <table:table-cell table:number-columns-repeated="16373"/>
        </table:table-row>
        <table:table-row table:style-name="ro1">
          <table:table-cell table:number-columns-repeated="4" table:style-name="ce1"/>
          <table:table-cell table:number-columns-repeated="7" table:style-name="ce8"/>
          <table:table-cell table:number-columns-repeated="16373"/>
        </table:table-row>
        <table:table-row table:style-name="ro3">
          <table:table-cell office:value-type="string" table:number-columns-spanned="9" table:number-rows-spanned="1" table:style-name="ce51">
            <text:p><text:a xlink:href="https://www.smartsurvey.co.uk/s/X3K0D7/">The Department for Transport is looking to gather your views on the current format and content of our cross-modal transport statistic outputs, in response to increased interest in more timely indicators of transport activity. You can provide your views by filling in this survey.</text:a></text:p>
          </table:table-cell>
          <table:covered-table-cell table:number-columns-repeated="8"/>
          <table:table-cell office:value-type="string" table:style-name="ce12">
            <text:p>Percentage</text:p>
          </table:table-cell>
          <table:table-cell table:style-name="ce12"/>
          <table:table-cell table:number-columns-repeated="16373"/>
        </table:table-row>
        <table:table-row table:style-name="ro4">
          <table:table-cell office:value-type="string" table:style-name="ce13">
            <text:p>Date<text:span text:style-name="T3">[note 1]</text:span></text:p>
            <text:p><text:span text:style-name="T1">(weekends and bank holidays in grey)</text:span></text:p>
          </table:table-cell>
          <table:table-cell office:value-type="string" table:style-name="ce3">
            <text:p>Cars<text:span text:style-name="T3">[note 2]</text:span></text:p>
          </table:table-cell>
          <table:table-cell office:value-type="string" table:style-name="ce4">
            <text:p>Light Commercial Vehicles<text:span text:style-name="T3">[note 2]</text:span></text:p>
          </table:table-cell>
          <table:table-cell office:value-type="string" table:style-name="ce4">
            <text:p>Heavy Goods Vehicles<text:span text:style-name="T3">[note 2]</text:span></text:p>
          </table:table-cell>
          <table:table-cell office:value-type="string" table:style-name="ce5">
            <text:p>All motor vehicles<text:span text:style-name="T3">[note 2]</text:span></text:p>
          </table:table-cell>
          <table:table-cell office:value-type="string" table:style-name="ce5">
            <text:p>National Rail<text:span text:style-name="T3">[notes 3,4,12]</text:span></text:p>
          </table:table-cell>
          <table:table-cell office:value-type="string" table:style-name="ce3">
            <text:p>Transport for London Tube<text:span text:style-name="T3">[note 5]</text:span></text:p>
          </table:table-cell>
          <table:table-cell office:value-type="string" table:style-name="ce5">
            <text:p>Transport for London Bus<text:span text:style-name="T3">[notes 5,7]</text:span></text:p>
          </table:table-cell>
          <table:table-cell office:value-type="string" table:style-name="ce6">
            <text:p>Bus (excl. London)<text:span text:style-name="T3">[notes 6,8,9]</text:span></text:p>
          </table:table-cell>
          <table:table-cell office:value-type="string" table:style-name="ce6">
            <text:p>Cycling<text:span text:style-name="T3">[notes 10,11]</text:span></text:p>
          </table:table-cell>
          <table:table-cell office:value-type="string" table:style-name="ce6">
            <text:p>Revised/ provisional<text:s/><text:span text:style-name="T3">[notes 13]</text:span></text:p>
          </table:table-cell>
          <table:table-cell table:number-columns-repeated="16373"/>
        </table:table-row>
        <table:table-row table:style-name="ro1">
          <table:table-cell office:value-type="date" office:date-value="2020-03-01T00:00:00" table:style-name="ce43">
            <text:p>3/1/2020</text:p>
          </table:table-cell>
          <table:table-cell office:value-type="percentage" office:value="1.03" table:style-name="ce38">
            <text:p>103%</text:p>
          </table:table-cell>
          <table:table-cell office:value-type="percentage" office:value="1.1100000000000001" table:style-name="ce38">
            <text:p>111%</text:p>
          </table:table-cell>
          <table:table-cell office:value-type="percentage" office:value="1.08" table:style-name="ce38">
            <text:p>108%</text:p>
          </table:table-cell>
          <table:table-cell office:value-type="percentage" office:value="1.04" table:style-name="ce41">
            <text:p>104%</text:p>
          </table:table-cell>
          <table:table-cell office:value-type="percentage" office:value="0.97" table:style-name="ce41">
            <text:p>97%</text:p>
          </table:table-cell>
          <table:table-cell office:value-type="percentage" office:value="1.04" table:style-name="ce38">
            <text:p>104%</text:p>
          </table:table-cell>
          <table:table-cell office:value-type="percentage" office:value="1.02" table:style-name="ce41">
            <text:p>102%</text:p>
          </table:table-cell>
          <table:table-cell office:value-type="string" table:style-name="ce41">
            <text:p>..</text:p>
          </table:table-cell>
          <table:table-cell office:value-type="string" table:style-name="ce41">
            <text:p>..</text:p>
          </table:table-cell>
          <table:table-cell table:style-name="ce41"/>
          <table:table-cell table:number-columns-repeated="16373"/>
        </table:table-row>
        <table:table-row table:style-name="ro5">
          <table:table-cell office:value-type="date" office:date-value="2020-03-02T00:00:00" table:style-name="ce32">
            <text:p>3/2/2020</text:p>
          </table:table-cell>
          <table:table-cell office:value-type="percentage" office:value="1.02" table:style-name="ce28">
            <text:p>102%</text:p>
          </table:table-cell>
          <table:table-cell office:value-type="percentage" office:value="1.06" table:style-name="ce28">
            <text:p>106%</text:p>
          </table:table-cell>
          <table:table-cell office:value-type="percentage" office:value="1.03" table:style-name="ce28">
            <text:p>103%</text:p>
          </table:table-cell>
          <table:table-cell office:value-type="percentage" office:value="1.03" table:style-name="ce30">
            <text:p>103%</text:p>
          </table:table-cell>
          <table:table-cell office:value-type="percentage" office:value="0.94" table:style-name="ce30">
            <text:p>94%</text:p>
          </table:table-cell>
          <table:table-cell office:value-type="percentage" office:value="0.95" table:style-name="ce28">
            <text:p>95%</text:p>
          </table:table-cell>
          <table:table-cell office:value-type="percentage" office:value="0.97" table:style-name="ce30">
            <text:p>97%</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3T00:00:00" table:style-name="ce32">
            <text:p>3/3/2020</text:p>
          </table:table-cell>
          <table:table-cell office:value-type="percentage" office:value="1.01" table:style-name="ce28">
            <text:p>101%</text:p>
          </table:table-cell>
          <table:table-cell office:value-type="percentage" office:value="1.05" table:style-name="ce28">
            <text:p>105%</text:p>
          </table:table-cell>
          <table:table-cell office:value-type="percentage" office:value="1.02" table:style-name="ce28">
            <text:p>102%</text:p>
          </table:table-cell>
          <table:table-cell office:value-type="percentage" office:value="1.02" table:style-name="ce30">
            <text:p>102%</text:p>
          </table:table-cell>
          <table:table-cell office:value-type="percentage" office:value="0.95" table:style-name="ce30">
            <text:p>95%</text:p>
          </table:table-cell>
          <table:table-cell office:value-type="percentage" office:value="0.95" table:style-name="ce28">
            <text:p>95%</text:p>
          </table:table-cell>
          <table:table-cell office:value-type="percentage" office:value="0.96" table:style-name="ce30">
            <text:p>96%</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4T00:00:00" table:style-name="ce32">
            <text:p>3/4/2020</text:p>
          </table:table-cell>
          <table:table-cell office:value-type="percentage" office:value="1.01" table:style-name="ce28">
            <text:p>101%</text:p>
          </table:table-cell>
          <table:table-cell office:value-type="percentage" office:value="1.04" table:style-name="ce28">
            <text:p>104%</text:p>
          </table:table-cell>
          <table:table-cell office:value-type="percentage" office:value="1.03" table:style-name="ce28">
            <text:p>103%</text:p>
          </table:table-cell>
          <table:table-cell office:value-type="percentage" office:value="1.01" table:style-name="ce30">
            <text:p>101%</text:p>
          </table:table-cell>
          <table:table-cell office:value-type="percentage" office:value="0.95" table:style-name="ce30">
            <text:p>95%</text:p>
          </table:table-cell>
          <table:table-cell office:value-type="percentage" office:value="0.95" table:style-name="ce28">
            <text:p>95%</text:p>
          </table:table-cell>
          <table:table-cell office:value-type="percentage" office:value="0.97" table:style-name="ce30">
            <text:p>97%</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5T00:00:00" table:style-name="ce32">
            <text:p>3/5/2020</text:p>
          </table:table-cell>
          <table:table-cell office:value-type="percentage" office:value="1" table:style-name="ce28">
            <text:p>100%</text:p>
          </table:table-cell>
          <table:table-cell office:value-type="percentage" office:value="1.03" table:style-name="ce28">
            <text:p>103%</text:p>
          </table:table-cell>
          <table:table-cell office:value-type="percentage" office:value="1.02" table:style-name="ce28">
            <text:p>102%</text:p>
          </table:table-cell>
          <table:table-cell office:value-type="percentage" office:value="1" table:style-name="ce30">
            <text:p>100%</text:p>
          </table:table-cell>
          <table:table-cell office:value-type="percentage" office:value="0.97" table:style-name="ce30">
            <text:p>97%</text:p>
          </table:table-cell>
          <table:table-cell office:value-type="percentage" office:value="0.92" table:style-name="ce28">
            <text:p>92%</text:p>
          </table:table-cell>
          <table:table-cell office:value-type="percentage" office:value="0.92" table:style-name="ce30">
            <text:p>92%</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6T00:00:00" table:style-name="ce32">
            <text:p>3/6/2020</text:p>
          </table:table-cell>
          <table:table-cell office:value-type="percentage" office:value="1.02" table:style-name="ce28">
            <text:p>102%</text:p>
          </table:table-cell>
          <table:table-cell office:value-type="percentage" office:value="1.03" table:style-name="ce28">
            <text:p>103%</text:p>
          </table:table-cell>
          <table:table-cell office:value-type="percentage" office:value="1.02" table:style-name="ce28">
            <text:p>102%</text:p>
          </table:table-cell>
          <table:table-cell office:value-type="percentage" office:value="1.02" table:style-name="ce30">
            <text:p>102%</text:p>
          </table:table-cell>
          <table:table-cell office:value-type="percentage" office:value="0.99" table:style-name="ce30">
            <text:p>99%</text:p>
          </table:table-cell>
          <table:table-cell office:value-type="percentage" office:value="0.92" table:style-name="ce28">
            <text:p>92%</text:p>
          </table:table-cell>
          <table:table-cell office:value-type="percentage" office:value="0.96" table:style-name="ce30">
            <text:p>96%</text:p>
          </table:table-cell>
          <table:table-cell office:value-type="string" table:style-name="ce30">
            <text:p>..</text:p>
          </table:table-cell>
          <table:table-cell office:value-type="string" table:style-name="ce30">
            <text:p>..</text:p>
          </table:table-cell>
          <table:table-cell table:style-name="ce30"/>
          <table:table-cell table:number-columns-repeated="16373"/>
        </table:table-row>
        <table:table-row table:style-name="ro5">
          <table:table-cell office:value-type="date" office:date-value="2020-03-07T00:00:00" table:style-name="ce44">
            <text:p>3/7/2020</text:p>
          </table:table-cell>
          <table:table-cell office:value-type="percentage" office:value="1.01" table:style-name="ce37">
            <text:p>101%</text:p>
          </table:table-cell>
          <table:table-cell office:value-type="percentage" office:value="1.0900000000000001" table:style-name="ce37">
            <text:p>109%</text:p>
          </table:table-cell>
          <table:table-cell office:value-type="percentage" office:value="1.08" table:style-name="ce37">
            <text:p>108%</text:p>
          </table:table-cell>
          <table:table-cell office:value-type="percentage" office:value="1.02" table:style-name="ce40">
            <text:p>102%</text:p>
          </table:table-cell>
          <table:table-cell office:value-type="percentage" office:value="0.99" table:style-name="ce40">
            <text:p>99%</text:p>
          </table:table-cell>
          <table:table-cell office:value-type="percentage" office:value="0.91" table:style-name="ce37">
            <text:p>91%</text:p>
          </table:table-cell>
          <table:table-cell office:value-type="percentage" office:value="0.93" table:style-name="ce40">
            <text:p>93%</text:p>
          </table:table-cell>
          <table:table-cell office:value-type="string" table:style-name="ce40">
            <text:p>..</text:p>
          </table:table-cell>
          <table:table-cell office:value-type="string" table:style-name="ce40">
            <text:p>..</text:p>
          </table:table-cell>
          <table:table-cell table:style-name="ce40"/>
          <table:table-cell table:number-columns-repeated="16373"/>
        </table:table-row>
        <table:table-row table:style-name="ro5">
          <table:table-cell office:value-type="date" office:date-value="2020-03-08T00:00:00" table:style-name="ce44">
            <text:p>3/8/2020</text:p>
          </table:table-cell>
          <table:table-cell office:value-type="percentage" office:value="1.05" table:style-name="ce37">
            <text:p>105%</text:p>
          </table:table-cell>
          <table:table-cell office:value-type="percentage" office:value="1.1299999999999999" table:style-name="ce37">
            <text:p>113%</text:p>
          </table:table-cell>
          <table:table-cell office:value-type="percentage" office:value="1.1200000000000001" table:style-name="ce37">
            <text:p>112%</text:p>
          </table:table-cell>
          <table:table-cell office:value-type="percentage" office:value="1.06" table:style-name="ce40">
            <text:p>106%</text:p>
          </table:table-cell>
          <table:table-cell office:value-type="percentage" office:value="0.99" table:style-name="ce40">
            <text:p>99%</text:p>
          </table:table-cell>
          <table:table-cell office:value-type="percentage" office:value="0.87" table:style-name="ce37">
            <text:p>87%</text:p>
          </table:table-cell>
          <table:table-cell office:value-type="percentage" office:value="0.95" table:style-name="ce40">
            <text:p>95%</text:p>
          </table:table-cell>
          <table:table-cell office:value-type="string" table:style-name="ce40">
            <text:p>..</text:p>
          </table:table-cell>
          <table:table-cell office:value-type="percentage" office:value="0.89" table:style-name="ce40">
            <text:p>89%</text:p>
          </table:table-cell>
          <table:table-cell table:style-name="ce40"/>
          <table:table-cell table:number-columns-repeated="16373"/>
        </table:table-row>
        <table:table-row table:style-name="ro5">
          <table:table-cell office:value-type="date" office:date-value="2020-03-09T00:00:00" table:style-name="ce32">
            <text:p>3/9/2020</text:p>
          </table:table-cell>
          <table:table-cell office:value-type="percentage" office:value="1.01" table:style-name="ce28">
            <text:p>101%</text:p>
          </table:table-cell>
          <table:table-cell office:value-type="percentage" office:value="1.07" table:style-name="ce28">
            <text:p>107%</text:p>
          </table:table-cell>
          <table:table-cell office:value-type="percentage" office:value="1.04" table:style-name="ce28">
            <text:p>104%</text:p>
          </table:table-cell>
          <table:table-cell office:value-type="percentage" office:value="1.03" table:style-name="ce30">
            <text:p>103%</text:p>
          </table:table-cell>
          <table:table-cell office:value-type="percentage" office:value="1" table:style-name="ce30">
            <text:p>100%</text:p>
          </table:table-cell>
          <table:table-cell office:value-type="percentage" office:value="0.9" table:style-name="ce28">
            <text:p>90%</text:p>
          </table:table-cell>
          <table:table-cell office:value-type="percentage" office:value="0.95" table:style-name="ce30">
            <text:p>95%</text:p>
          </table:table-cell>
          <table:table-cell office:value-type="percentage" office:value="1.01" table:style-name="ce30">
            <text:p>101%</text:p>
          </table:table-cell>
          <table:table-cell office:value-type="percentage" office:value="1.05" table:style-name="ce30">
            <text:p>105%</text:p>
          </table:table-cell>
          <table:table-cell table:style-name="ce30"/>
          <table:table-cell table:number-columns-repeated="16373"/>
        </table:table-row>
        <table:table-row table:style-name="ro5">
          <table:table-cell office:value-type="date" office:date-value="2020-03-10T00:00:00" table:style-name="ce32">
            <text:p>3/10/2020</text:p>
          </table:table-cell>
          <table:table-cell office:value-type="percentage" office:value="0.99" table:style-name="ce28">
            <text:p>99%</text:p>
          </table:table-cell>
          <table:table-cell office:value-type="percentage" office:value="1.05" table:style-name="ce28">
            <text:p>105%</text:p>
          </table:table-cell>
          <table:table-cell office:value-type="percentage" office:value="1.03" table:style-name="ce28">
            <text:p>103%</text:p>
          </table:table-cell>
          <table:table-cell office:value-type="percentage" office:value="1.01" table:style-name="ce30">
            <text:p>101%</text:p>
          </table:table-cell>
          <table:table-cell office:value-type="percentage" office:value="0.99" table:style-name="ce30">
            <text:p>99%</text:p>
          </table:table-cell>
          <table:table-cell office:value-type="percentage" office:value="0.89" table:style-name="ce28">
            <text:p>89%</text:p>
          </table:table-cell>
          <table:table-cell office:value-type="percentage" office:value="0.97" table:style-name="ce30">
            <text:p>97%</text:p>
          </table:table-cell>
          <table:table-cell office:value-type="percentage" office:value="1.02" table:style-name="ce30">
            <text:p>102%</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0-03-11T00:00:00" table:style-name="ce32">
            <text:p>3/11/2020</text:p>
          </table:table-cell>
          <table:table-cell office:value-type="percentage" office:value="0.99" table:style-name="ce28">
            <text:p>99%</text:p>
          </table:table-cell>
          <table:table-cell office:value-type="percentage" office:value="1.04" table:style-name="ce28">
            <text:p>104%</text:p>
          </table:table-cell>
          <table:table-cell office:value-type="percentage" office:value="1.03" table:style-name="ce28">
            <text:p>103%</text:p>
          </table:table-cell>
          <table:table-cell office:value-type="percentage" office:value="1" table:style-name="ce30">
            <text:p>100%</text:p>
          </table:table-cell>
          <table:table-cell office:value-type="percentage" office:value="0.98" table:style-name="ce30">
            <text:p>98%</text:p>
          </table:table-cell>
          <table:table-cell office:value-type="percentage" office:value="0.86" table:style-name="ce28">
            <text:p>86%</text:p>
          </table:table-cell>
          <table:table-cell office:value-type="percentage" office:value="0.93" table:style-name="ce30">
            <text:p>93%</text:p>
          </table:table-cell>
          <table:table-cell office:value-type="percentage" office:value="0.98" table:style-name="ce30">
            <text:p>98%</text:p>
          </table:table-cell>
          <table:table-cell office:value-type="percentage" office:value="1.18" table:style-name="ce30">
            <text:p>118%</text:p>
          </table:table-cell>
          <table:table-cell table:style-name="ce30"/>
          <table:table-cell table:number-columns-repeated="16373"/>
        </table:table-row>
        <table:table-row table:style-name="ro5">
          <table:table-cell office:value-type="date" office:date-value="2020-03-12T00:00:00" table:style-name="ce32">
            <text:p>3/12/2020</text:p>
          </table:table-cell>
          <table:table-cell office:value-type="percentage" office:value="0.98" table:style-name="ce28">
            <text:p>98%</text:p>
          </table:table-cell>
          <table:table-cell office:value-type="percentage" office:value="1.02" table:style-name="ce28">
            <text:p>102%</text:p>
          </table:table-cell>
          <table:table-cell office:value-type="percentage" office:value="1.02" table:style-name="ce28">
            <text:p>102%</text:p>
          </table:table-cell>
          <table:table-cell office:value-type="percentage" office:value="0.99" table:style-name="ce30">
            <text:p>99%</text:p>
          </table:table-cell>
          <table:table-cell office:value-type="percentage" office:value="0.96" table:style-name="ce30">
            <text:p>96%</text:p>
          </table:table-cell>
          <table:table-cell office:value-type="percentage" office:value="0.81" table:style-name="ce28">
            <text:p>81%</text:p>
          </table:table-cell>
          <table:table-cell office:value-type="percentage" office:value="0.92" table:style-name="ce30">
            <text:p>92%</text:p>
          </table:table-cell>
          <table:table-cell office:value-type="percentage" office:value="0.98" table:style-name="ce30">
            <text:p>98%</text:p>
          </table:table-cell>
          <table:table-cell office:value-type="percentage" office:value="1.2" table:style-name="ce30">
            <text:p>120%</text:p>
          </table:table-cell>
          <table:table-cell table:style-name="ce30"/>
          <table:table-cell table:number-columns-repeated="16373"/>
        </table:table-row>
        <table:table-row table:style-name="ro5">
          <table:table-cell office:value-type="date" office:date-value="2020-03-13T00:00:00" table:style-name="ce32">
            <text:p>3/13/2020</text:p>
          </table:table-cell>
          <table:table-cell office:value-type="percentage" office:value="0.98" table:style-name="ce28">
            <text:p>98%</text:p>
          </table:table-cell>
          <table:table-cell office:value-type="percentage" office:value="1" table:style-name="ce28">
            <text:p>100%</text:p>
          </table:table-cell>
          <table:table-cell office:value-type="percentage" office:value="1.02" table:style-name="ce28">
            <text:p>102%</text:p>
          </table:table-cell>
          <table:table-cell office:value-type="percentage" office:value="0.98" table:style-name="ce30">
            <text:p>98%</text:p>
          </table:table-cell>
          <table:table-cell office:value-type="percentage" office:value="0.92" table:style-name="ce30">
            <text:p>92%</text:p>
          </table:table-cell>
          <table:table-cell office:value-type="percentage" office:value="0.72" table:style-name="ce28">
            <text:p>72%</text:p>
          </table:table-cell>
          <table:table-cell office:value-type="percentage" office:value="0.87" table:style-name="ce30">
            <text:p>87%</text:p>
          </table:table-cell>
          <table:table-cell office:value-type="percentage" office:value="0.94" table:style-name="ce30">
            <text:p>94%</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0-03-14T00:00:00" table:style-name="ce44">
            <text:p>3/14/2020</text:p>
          </table:table-cell>
          <table:table-cell office:value-type="percentage" office:value="0.93" table:style-name="ce37">
            <text:p>93%</text:p>
          </table:table-cell>
          <table:table-cell office:value-type="percentage" office:value="1.02" table:style-name="ce37">
            <text:p>102%</text:p>
          </table:table-cell>
          <table:table-cell office:value-type="percentage" office:value="1.08" table:style-name="ce37">
            <text:p>108%</text:p>
          </table:table-cell>
          <table:table-cell office:value-type="percentage" office:value="0.95" table:style-name="ce40">
            <text:p>95%</text:p>
          </table:table-cell>
          <table:table-cell office:value-type="percentage" office:value="0.89" table:style-name="ce40">
            <text:p>89%</text:p>
          </table:table-cell>
          <table:table-cell office:value-type="percentage" office:value="0.61" table:style-name="ce37">
            <text:p>61%</text:p>
          </table:table-cell>
          <table:table-cell office:value-type="percentage" office:value="0.83" table:style-name="ce40">
            <text:p>83%</text:p>
          </table:table-cell>
          <table:table-cell office:value-type="percentage" office:value="0.85" table:style-name="ce40">
            <text:p>85%</text:p>
          </table:table-cell>
          <table:table-cell office:value-type="percentage" office:value="1.27" table:style-name="ce40">
            <text:p>127%</text:p>
          </table:table-cell>
          <table:table-cell table:style-name="ce40"/>
          <table:table-cell table:number-columns-repeated="16373"/>
        </table:table-row>
        <table:table-row table:style-name="ro5">
          <table:table-cell office:value-type="date" office:date-value="2020-03-15T00:00:00" table:style-name="ce44">
            <text:p>3/15/2020</text:p>
          </table:table-cell>
          <table:table-cell office:value-type="percentage" office:value="0.94" table:style-name="ce37">
            <text:p>94%</text:p>
          </table:table-cell>
          <table:table-cell office:value-type="percentage" office:value="1.05" table:style-name="ce37">
            <text:p>105%</text:p>
          </table:table-cell>
          <table:table-cell office:value-type="percentage" office:value="1.1200000000000001" table:style-name="ce37">
            <text:p>112%</text:p>
          </table:table-cell>
          <table:table-cell office:value-type="percentage" office:value="0.96" table:style-name="ce40">
            <text:p>96%</text:p>
          </table:table-cell>
          <table:table-cell office:value-type="percentage" office:value="0.85" table:style-name="ce40">
            <text:p>85%</text:p>
          </table:table-cell>
          <table:table-cell office:value-type="percentage" office:value="0.54" table:style-name="ce37">
            <text:p>54%</text:p>
          </table:table-cell>
          <table:table-cell office:value-type="percentage" office:value="0.74" table:style-name="ce40">
            <text:p>74%</text:p>
          </table:table-cell>
          <table:table-cell office:value-type="percentage" office:value="0.85" table:style-name="ce40">
            <text:p>85%</text:p>
          </table:table-cell>
          <table:table-cell office:value-type="percentage" office:value="0.93" table:style-name="ce40">
            <text:p>93%</text:p>
          </table:table-cell>
          <table:table-cell table:style-name="ce40"/>
          <table:table-cell table:number-columns-repeated="16373"/>
        </table:table-row>
        <table:table-row table:style-name="ro5">
          <table:table-cell office:value-type="date" office:date-value="2020-03-16T00:00:00" table:style-name="ce32">
            <text:p>3/16/2020</text:p>
          </table:table-cell>
          <table:table-cell office:value-type="percentage" office:value="0.96" table:style-name="ce28">
            <text:p>96%</text:p>
          </table:table-cell>
          <table:table-cell office:value-type="percentage" office:value="1.03" table:style-name="ce28">
            <text:p>103%</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78" table:style-name="ce30">
            <text:p>78%</text:p>
          </table:table-cell>
          <table:table-cell office:value-type="percentage" office:value="0.6" table:style-name="ce28">
            <text:p>60%</text:p>
          </table:table-cell>
          <table:table-cell office:value-type="percentage" office:value="0.79" table:style-name="ce30">
            <text:p>79%</text:p>
          </table:table-cell>
          <table:table-cell office:value-type="percentage" office:value="0.88" table:style-name="ce30">
            <text:p>88%</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0-03-17T00:00:00" table:style-name="ce32">
            <text:p>3/17/2020</text:p>
          </table:table-cell>
          <table:table-cell office:value-type="percentage" office:value="0.86" table:style-name="ce28">
            <text:p>86%</text:p>
          </table:table-cell>
          <table:table-cell office:value-type="percentage" office:value="0.95" table:style-name="ce28">
            <text:p>95%</text:p>
          </table:table-cell>
          <table:table-cell office:value-type="percentage" office:value="1.03" table:style-name="ce28">
            <text:p>103%</text:p>
          </table:table-cell>
          <table:table-cell office:value-type="percentage" office:value="0.89" table:style-name="ce30">
            <text:p>89%</text:p>
          </table:table-cell>
          <table:table-cell office:value-type="percentage" office:value="0.69" table:style-name="ce30">
            <text:p>69%</text:p>
          </table:table-cell>
          <table:table-cell office:value-type="percentage" office:value="0.44" table:style-name="ce28">
            <text:p>44%</text:p>
          </table:table-cell>
          <table:table-cell office:value-type="percentage" office:value="0.7" table:style-name="ce30">
            <text:p>70%</text:p>
          </table:table-cell>
          <table:table-cell office:value-type="percentage" office:value="0.77" table:style-name="ce30">
            <text:p>77%</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03-18T00:00:00" table:style-name="ce32">
            <text:p>3/18/2020</text:p>
          </table:table-cell>
          <table:table-cell office:value-type="percentage" office:value="0.8" table:style-name="ce28">
            <text:p>80%</text:p>
          </table:table-cell>
          <table:table-cell office:value-type="percentage" office:value="0.9" table:style-name="ce28">
            <text:p>90%</text:p>
          </table:table-cell>
          <table:table-cell office:value-type="percentage" office:value="1" table:style-name="ce28">
            <text:p>100%</text:p>
          </table:table-cell>
          <table:table-cell office:value-type="percentage" office:value="0.83" table:style-name="ce30">
            <text:p>83%</text:p>
          </table:table-cell>
          <table:table-cell office:value-type="percentage" office:value="0.59" table:style-name="ce30">
            <text:p>59%</text:p>
          </table:table-cell>
          <table:table-cell office:value-type="percentage" office:value="0.35" table:style-name="ce28">
            <text:p>35%</text:p>
          </table:table-cell>
          <table:table-cell office:value-type="percentage" office:value="0.65" table:style-name="ce30">
            <text:p>65%</text:p>
          </table:table-cell>
          <table:table-cell office:value-type="percentage" office:value="0.62" table:style-name="ce30">
            <text:p>62%</text:p>
          </table:table-cell>
          <table:table-cell office:value-type="percentage" office:value="0.93" table:style-name="ce30">
            <text:p>93%</text:p>
          </table:table-cell>
          <table:table-cell table:style-name="ce30"/>
          <table:table-cell table:number-columns-repeated="16373"/>
        </table:table-row>
        <table:table-row table:style-name="ro5">
          <table:table-cell office:value-type="date" office:date-value="2020-03-19T00:00:00" table:style-name="ce32">
            <text:p>3/19/2020</text:p>
          </table:table-cell>
          <table:table-cell office:value-type="percentage" office:value="0.79" table:style-name="ce28">
            <text:p>79%</text:p>
          </table:table-cell>
          <table:table-cell office:value-type="percentage" office:value="0.88" table:style-name="ce28">
            <text:p>88%</text:p>
          </table:table-cell>
          <table:table-cell office:value-type="percentage" office:value="1" table:style-name="ce28">
            <text:p>100%</text:p>
          </table:table-cell>
          <table:table-cell office:value-type="percentage" office:value="0.82" table:style-name="ce30">
            <text:p>82%</text:p>
          </table:table-cell>
          <table:table-cell office:value-type="percentage" office:value="0.51" table:style-name="ce30">
            <text:p>51%</text:p>
          </table:table-cell>
          <table:table-cell office:value-type="percentage" office:value="0.3" table:style-name="ce28">
            <text:p>30%</text:p>
          </table:table-cell>
          <table:table-cell office:value-type="percentage" office:value="0.59" table:style-name="ce30">
            <text:p>59%</text:p>
          </table:table-cell>
          <table:table-cell office:value-type="percentage" office:value="0.57999999999999996" table:style-name="ce30">
            <text:p>58%</text:p>
          </table:table-cell>
          <table:table-cell office:value-type="percentage" office:value="0.91" table:style-name="ce30">
            <text:p>91%</text:p>
          </table:table-cell>
          <table:table-cell table:style-name="ce30"/>
          <table:table-cell table:number-columns-repeated="16373"/>
        </table:table-row>
        <table:table-row table:style-name="ro5">
          <table:table-cell office:value-type="date" office:date-value="2020-03-20T00:00:00" table:style-name="ce32">
            <text:p>3/20/2020</text:p>
          </table:table-cell>
          <table:table-cell office:value-type="percentage" office:value="0.78" table:style-name="ce28">
            <text:p>78%</text:p>
          </table:table-cell>
          <table:table-cell office:value-type="percentage" office:value="0.85" table:style-name="ce28">
            <text:p>85%</text:p>
          </table:table-cell>
          <table:table-cell office:value-type="percentage" office:value="0.98" table:style-name="ce28">
            <text:p>98%</text:p>
          </table:table-cell>
          <table:table-cell office:value-type="percentage" office:value="0.81" table:style-name="ce30">
            <text:p>81%</text:p>
          </table:table-cell>
          <table:table-cell office:value-type="percentage" office:value="0.43" table:style-name="ce30">
            <text:p>43%</text:p>
          </table:table-cell>
          <table:table-cell office:value-type="percentage" office:value="0.24" table:style-name="ce28">
            <text:p>24%</text:p>
          </table:table-cell>
          <table:table-cell office:value-type="percentage" office:value="0.52" table:style-name="ce30">
            <text:p>52%</text:p>
          </table:table-cell>
          <table:table-cell office:value-type="percentage" office:value="0.53" table:style-name="ce30">
            <text:p>53%</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0-03-21T00:00:00" table:style-name="ce44">
            <text:p>3/21/2020</text:p>
          </table:table-cell>
          <table:table-cell office:value-type="percentage" office:value="0.7" table:style-name="ce37">
            <text:p>70%</text:p>
          </table:table-cell>
          <table:table-cell office:value-type="percentage" office:value="0.79" table:style-name="ce37">
            <text:p>79%</text:p>
          </table:table-cell>
          <table:table-cell office:value-type="percentage" office:value="1.02" table:style-name="ce37">
            <text:p>102%</text:p>
          </table:table-cell>
          <table:table-cell office:value-type="percentage" office:value="0.73" table:style-name="ce40">
            <text:p>73%</text:p>
          </table:table-cell>
          <table:table-cell office:value-type="percentage" office:value="0.37" table:style-name="ce40">
            <text:p>37%</text:p>
          </table:table-cell>
          <table:table-cell office:value-type="percentage" office:value="0.13" table:style-name="ce37">
            <text:p>13%</text:p>
          </table:table-cell>
          <table:table-cell office:value-type="percentage" office:value="0.39" table:style-name="ce40">
            <text:p>39%</text:p>
          </table:table-cell>
          <table:table-cell office:value-type="percentage" office:value="0.4" table:style-name="ce40">
            <text:p>40%</text:p>
          </table:table-cell>
          <table:table-cell office:value-type="percentage" office:value="1.18" table:style-name="ce40">
            <text:p>118%</text:p>
          </table:table-cell>
          <table:table-cell table:style-name="ce40"/>
          <table:table-cell table:number-columns-repeated="16373"/>
        </table:table-row>
        <table:table-row table:style-name="ro5">
          <table:table-cell office:value-type="date" office:date-value="2020-03-22T00:00:00" table:style-name="ce44">
            <text:p>3/22/2020</text:p>
          </table:table-cell>
          <table:table-cell office:value-type="percentage" office:value="0.66" table:style-name="ce37">
            <text:p>66%</text:p>
          </table:table-cell>
          <table:table-cell office:value-type="percentage" office:value="0.73" table:style-name="ce37">
            <text:p>73%</text:p>
          </table:table-cell>
          <table:table-cell office:value-type="percentage" office:value="1.01" table:style-name="ce37">
            <text:p>101%</text:p>
          </table:table-cell>
          <table:table-cell office:value-type="percentage" office:value="0.69" table:style-name="ce40">
            <text:p>69%</text:p>
          </table:table-cell>
          <table:table-cell office:value-type="percentage" office:value="0.33" table:style-name="ce40">
            <text:p>33%</text:p>
          </table:table-cell>
          <table:table-cell office:value-type="percentage" office:value="0.11" table:style-name="ce37">
            <text:p>11%</text:p>
          </table:table-cell>
          <table:table-cell office:value-type="percentage" office:value="0.32" table:style-name="ce40">
            <text:p>32%</text:p>
          </table:table-cell>
          <table:table-cell office:value-type="percentage" office:value="0.35" table:style-name="ce40">
            <text:p>35%</text:p>
          </table:table-cell>
          <table:table-cell office:value-type="percentage" office:value="1.26" table:style-name="ce40">
            <text:p>126%</text:p>
          </table:table-cell>
          <table:table-cell table:style-name="ce40"/>
          <table:table-cell table:number-columns-repeated="16373"/>
        </table:table-row>
        <table:table-row table:style-name="ro5">
          <table:table-cell office:value-type="date" office:date-value="2020-03-23T00:00:00" table:style-name="ce32">
            <text:p>3/23/2020</text:p>
          </table:table-cell>
          <table:table-cell office:value-type="percentage" office:value="0.64" table:style-name="ce28">
            <text:p>64%</text:p>
          </table:table-cell>
          <table:table-cell office:value-type="percentage" office:value="0.77" table:style-name="ce28">
            <text:p>77%</text:p>
          </table:table-cell>
          <table:table-cell office:value-type="percentage" office:value="0.97" table:style-name="ce28">
            <text:p>97%</text:p>
          </table:table-cell>
          <table:table-cell office:value-type="percentage" office:value="0.69" table:style-name="ce30">
            <text:p>69%</text:p>
          </table:table-cell>
          <table:table-cell office:value-type="percentage" office:value="0.25" table:style-name="ce30">
            <text:p>25%</text:p>
          </table:table-cell>
          <table:table-cell office:value-type="percentage" office:value="0.15" table:style-name="ce28">
            <text:p>15%</text:p>
          </table:table-cell>
          <table:table-cell office:value-type="percentage" office:value="0.31" table:style-name="ce30">
            <text:p>31%</text:p>
          </table:table-cell>
          <table:table-cell office:value-type="percentage" office:value="0.27" table:style-name="ce30">
            <text:p>27%</text:p>
          </table:table-cell>
          <table:table-cell office:value-type="percentage" office:value="0.86" table:style-name="ce30">
            <text:p>86%</text:p>
          </table:table-cell>
          <table:table-cell table:style-name="ce30"/>
          <table:table-cell table:number-columns-repeated="16373"/>
        </table:table-row>
        <table:table-row table:style-name="ro5">
          <table:table-cell office:value-type="date" office:date-value="2020-03-24T00:00:00" table:style-name="ce32">
            <text:p>3/24/2020</text:p>
          </table:table-cell>
          <table:table-cell office:value-type="percentage" office:value="0.44" table:style-name="ce28">
            <text:p>44%</text:p>
          </table:table-cell>
          <table:table-cell office:value-type="percentage" office:value="0.56000000000000005" table:style-name="ce28">
            <text:p>56%</text:p>
          </table:table-cell>
          <table:table-cell office:value-type="percentage" office:value="0.84" table:style-name="ce28">
            <text:p>84%</text:p>
          </table:table-cell>
          <table:table-cell office:value-type="percentage" office:value="0.49" table:style-name="ce30">
            <text:p>49%</text:p>
          </table:table-cell>
          <table:table-cell office:value-type="percentage" office:value="0.2" table:style-name="ce30">
            <text:p>20%</text:p>
          </table:table-cell>
          <table:table-cell office:value-type="percentage" office:value="0.09" table:style-name="ce28">
            <text:p>9%</text:p>
          </table:table-cell>
          <table:table-cell office:value-type="percentage" office:value="0.22" table:style-name="ce30">
            <text:p>22%</text:p>
          </table:table-cell>
          <table:table-cell office:value-type="percentage" office:value="0.17" table:style-name="ce30">
            <text:p>17%</text:p>
          </table:table-cell>
          <table:table-cell office:value-type="percentage" office:value="0.85" table:style-name="ce30">
            <text:p>85%</text:p>
          </table:table-cell>
          <table:table-cell table:style-name="ce30"/>
          <table:table-cell table:number-columns-repeated="16373"/>
        </table:table-row>
        <table:table-row table:style-name="ro5">
          <table:table-cell office:value-type="date" office:date-value="2020-03-25T00:00:00" table:style-name="ce32">
            <text:p>3/25/2020</text:p>
          </table:table-cell>
          <table:table-cell office:value-type="percentage" office:value="0.37" table:style-name="ce28">
            <text:p>37%</text:p>
          </table:table-cell>
          <table:table-cell office:value-type="percentage" office:value="0.47" table:style-name="ce28">
            <text:p>47%</text:p>
          </table:table-cell>
          <table:table-cell office:value-type="percentage" office:value="0.77" table:style-name="ce28">
            <text:p>77%</text:p>
          </table:table-cell>
          <table:table-cell office:value-type="percentage" office:value="0.42" table:style-name="ce30">
            <text:p>42%</text:p>
          </table:table-cell>
          <table:table-cell office:value-type="percentage" office:value="0.16" table:style-name="ce30">
            <text:p>16%</text:p>
          </table:table-cell>
          <table:table-cell office:value-type="percentage" office:value="7.0000000000000007E-2" table:style-name="ce28">
            <text:p>7%</text:p>
          </table:table-cell>
          <table:table-cell office:value-type="percentage" office:value="0.19" table:style-name="ce30">
            <text:p>19%</text:p>
          </table:table-cell>
          <table:table-cell office:value-type="percentage" office:value="0.14000000000000001" table:style-name="ce30">
            <text:p>14%</text:p>
          </table:table-cell>
          <table:table-cell office:value-type="percentage" office:value="1.28" table:style-name="ce30">
            <text:p>128%</text:p>
          </table:table-cell>
          <table:table-cell table:style-name="ce30"/>
          <table:table-cell table:number-columns-repeated="16373"/>
        </table:table-row>
        <table:table-row table:style-name="ro5">
          <table:table-cell office:value-type="date" office:date-value="2020-03-26T00:00:00" table:style-name="ce32">
            <text:p>3/26/2020</text:p>
          </table:table-cell>
          <table:table-cell office:value-type="percentage" office:value="0.35" table:style-name="ce28">
            <text:p>35%</text:p>
          </table:table-cell>
          <table:table-cell office:value-type="percentage" office:value="0.43" table:style-name="ce28">
            <text:p>43%</text:p>
          </table:table-cell>
          <table:table-cell office:value-type="percentage" office:value="0.72" table:style-name="ce28">
            <text:p>72%</text:p>
          </table:table-cell>
          <table:table-cell office:value-type="percentage" office:value="0.39" table:style-name="ce30">
            <text:p>39%</text:p>
          </table:table-cell>
          <table:table-cell office:value-type="percentage" office:value="0.13" table:style-name="ce30">
            <text:p>13%</text:p>
          </table:table-cell>
          <table:table-cell office:value-type="percentage" office:value="0.06" table:style-name="ce28">
            <text:p>6%</text:p>
          </table:table-cell>
          <table:table-cell office:value-type="percentage" office:value="0.18" table:style-name="ce30">
            <text:p>18%</text:p>
          </table:table-cell>
          <table:table-cell office:value-type="percentage" office:value="0.13" table:style-name="ce30">
            <text:p>13%</text:p>
          </table:table-cell>
          <table:table-cell office:value-type="percentage" office:value="1.32" table:style-name="ce30">
            <text:p>132%</text:p>
          </table:table-cell>
          <table:table-cell table:style-name="ce30"/>
          <table:table-cell table:number-columns-repeated="16373"/>
        </table:table-row>
        <table:table-row table:style-name="ro5">
          <table:table-cell office:value-type="date" office:date-value="2020-03-27T00:00:00" table:style-name="ce32">
            <text:p>3/27/2020</text:p>
          </table:table-cell>
          <table:table-cell office:value-type="percentage" office:value="0.35" table:style-name="ce28">
            <text:p>35%</text:p>
          </table:table-cell>
          <table:table-cell office:value-type="percentage" office:value="0.42" table:style-name="ce28">
            <text:p>42%</text:p>
          </table:table-cell>
          <table:table-cell office:value-type="percentage" office:value="0.69" table:style-name="ce28">
            <text:p>69%</text:p>
          </table:table-cell>
          <table:table-cell office:value-type="percentage" office:value="0.38" table:style-name="ce30">
            <text:p>38%</text:p>
          </table:table-cell>
          <table:table-cell office:value-type="percentage" office:value="0.1" table:style-name="ce30">
            <text:p>10%</text:p>
          </table:table-cell>
          <table:table-cell office:value-type="percentage" office:value="0.06" table:style-name="ce28">
            <text:p>6%</text:p>
          </table:table-cell>
          <table:table-cell office:value-type="percentage" office:value="0.18" table:style-name="ce30">
            <text:p>18%</text:p>
          </table:table-cell>
          <table:table-cell office:value-type="percentage" office:value="0.14000000000000001" table:style-name="ce30">
            <text:p>14%</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0-03-28T00:00:00" table:style-name="ce44">
            <text:p>3/28/2020</text:p>
          </table:table-cell>
          <table:table-cell office:value-type="percentage" office:value="0.27" table:style-name="ce37">
            <text:p>27%</text:p>
          </table:table-cell>
          <table:table-cell office:value-type="percentage" office:value="0.34" table:style-name="ce37">
            <text:p>34%</text:p>
          </table:table-cell>
          <table:table-cell office:value-type="percentage" office:value="0.71" table:style-name="ce37">
            <text:p>71%</text:p>
          </table:table-cell>
          <table:table-cell office:value-type="percentage" office:value="0.3" table:style-name="ce40">
            <text:p>30%</text:p>
          </table:table-cell>
          <table:table-cell office:value-type="percentage" office:value="0.09" table:style-name="ce40">
            <text:p>9%</text:p>
          </table:table-cell>
          <table:table-cell office:value-type="percentage" office:value="0.04" table:style-name="ce37">
            <text:p>4%</text:p>
          </table:table-cell>
          <table:table-cell office:value-type="percentage" office:value="0.17" table:style-name="ce40">
            <text:p>17%</text:p>
          </table:table-cell>
          <table:table-cell office:value-type="percentage" office:value="0.12" table:style-name="ce40">
            <text:p>12%</text:p>
          </table:table-cell>
          <table:table-cell office:value-type="percentage" office:value="1.25" table:style-name="ce40">
            <text:p>125%</text:p>
          </table:table-cell>
          <table:table-cell table:style-name="ce40"/>
          <table:table-cell table:number-columns-repeated="16373"/>
        </table:table-row>
        <table:table-row table:style-name="ro5">
          <table:table-cell office:value-type="date" office:date-value="2020-03-29T00:00:00" table:style-name="ce44">
            <text:p>3/29/2020</text:p>
          </table:table-cell>
          <table:table-cell office:value-type="percentage" office:value="0.23" table:style-name="ce37">
            <text:p>23%</text:p>
          </table:table-cell>
          <table:table-cell office:value-type="percentage" office:value="0.28999999999999998" table:style-name="ce37">
            <text:p>29%</text:p>
          </table:table-cell>
          <table:table-cell office:value-type="percentage" office:value="0.72" table:style-name="ce37">
            <text:p>72%</text:p>
          </table:table-cell>
          <table:table-cell office:value-type="percentage" office:value="0.25" table:style-name="ce40">
            <text:p>25%</text:p>
          </table:table-cell>
          <table:table-cell office:value-type="percentage" office:value="0.08" table:style-name="ce40">
            <text:p>8%</text:p>
          </table:table-cell>
          <table:table-cell office:value-type="percentage" office:value="0.04" table:style-name="ce37">
            <text:p>4%</text:p>
          </table:table-cell>
          <table:table-cell office:value-type="percentage" office:value="0.16" table:style-name="ce40">
            <text:p>16%</text:p>
          </table:table-cell>
          <table:table-cell office:value-type="percentage" office:value="0.13" table:style-name="ce40">
            <text:p>13%</text:p>
          </table:table-cell>
          <table:table-cell office:value-type="percentage" office:value="0.83" table:style-name="ce40">
            <text:p>83%</text:p>
          </table:table-cell>
          <table:table-cell table:style-name="ce40"/>
          <table:table-cell table:number-columns-repeated="16373"/>
        </table:table-row>
        <table:table-row table:style-name="ro5">
          <table:table-cell office:value-type="date" office:date-value="2020-03-30T00:00:00" table:style-name="ce32">
            <text:p>3/30/2020</text:p>
          </table:table-cell>
          <table:table-cell office:value-type="percentage" office:value="0.33" table:style-name="ce28">
            <text:p>33%</text:p>
          </table:table-cell>
          <table:table-cell office:value-type="percentage" office:value="0.41" table:style-name="ce28">
            <text:p>41%</text:p>
          </table:table-cell>
          <table:table-cell office:value-type="percentage" office:value="0.64" table:style-name="ce28">
            <text:p>64%</text:p>
          </table:table-cell>
          <table:table-cell office:value-type="percentage" office:value="0.36" table:style-name="ce30">
            <text:p>36%</text:p>
          </table:table-cell>
          <table:table-cell office:value-type="percentage" office:value="0.06" table:style-name="ce30">
            <text:p>6%</text:p>
          </table:table-cell>
          <table:table-cell office:value-type="percentage" office:value="0.06" table:style-name="ce28">
            <text:p>6%</text:p>
          </table:table-cell>
          <table:table-cell office:value-type="percentage" office:value="0.17" table:style-name="ce30">
            <text:p>17%</text:p>
          </table:table-cell>
          <table:table-cell office:value-type="percentage" office:value="0.12" table:style-name="ce30">
            <text:p>12%</text:p>
          </table:table-cell>
          <table:table-cell office:value-type="percentage" office:value="0.72" table:style-name="ce30">
            <text:p>72%</text:p>
          </table:table-cell>
          <table:table-cell table:style-name="ce30"/>
          <table:table-cell table:number-columns-repeated="16373"/>
        </table:table-row>
        <table:table-row table:style-name="ro5">
          <table:table-cell office:value-type="date" office:date-value="2020-03-31T00:00:00" table:style-name="ce32">
            <text:p>3/31/2020</text:p>
          </table:table-cell>
          <table:table-cell office:value-type="percentage" office:value="0.32" table:style-name="ce28">
            <text:p>32%</text:p>
          </table:table-cell>
          <table:table-cell office:value-type="percentage" office:value="0.4" table:style-name="ce28">
            <text:p>40%</text:p>
          </table:table-cell>
          <table:table-cell office:value-type="percentage" office:value="0.62" table:style-name="ce28">
            <text:p>62%</text:p>
          </table:table-cell>
          <table:table-cell office:value-type="percentage" office:value="0.36" table:style-name="ce30">
            <text:p>36%</text:p>
          </table:table-cell>
          <table:table-cell office:value-type="percentage" office:value="0.05" table:style-name="ce30">
            <text:p>5%</text:p>
          </table:table-cell>
          <table:table-cell office:value-type="percentage" office:value="0.05" table:style-name="ce28">
            <text:p>5%</text:p>
          </table:table-cell>
          <table:table-cell office:value-type="percentage" office:value="0.17" table:style-name="ce30">
            <text:p>17%</text:p>
          </table:table-cell>
          <table:table-cell office:value-type="percentage" office:value="0.12" table:style-name="ce30">
            <text:p>12%</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0-04-01T00:00:00" table:style-name="ce32">
            <text:p>4/1/2020</text:p>
          </table:table-cell>
          <table:table-cell office:value-type="percentage" office:value="0.32" table:style-name="ce28">
            <text:p>32%</text:p>
          </table:table-cell>
          <table:table-cell office:value-type="percentage" office:value="0.39" table:style-name="ce28">
            <text:p>39%</text:p>
          </table:table-cell>
          <table:table-cell office:value-type="percentage" office:value="0.61" table:style-name="ce28">
            <text:p>61%</text:p>
          </table:table-cell>
          <table:table-cell office:value-type="percentage" office:value="0.35" table:style-name="ce30">
            <text:p>35%</text:p>
          </table:table-cell>
          <table:table-cell office:value-type="percentage" office:value="0.05" table:style-name="ce30">
            <text:p>5%</text:p>
          </table:table-cell>
          <table:table-cell office:value-type="percentage" office:value="0.05" table:style-name="ce28">
            <text:p>5%</text:p>
          </table:table-cell>
          <table:table-cell office:value-type="percentage" office:value="0.16" table:style-name="ce30">
            <text:p>16%</text:p>
          </table:table-cell>
          <table:table-cell office:value-type="percentage" office:value="0.11" table:style-name="ce30">
            <text:p>11%</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0-04-02T00:00:00" table:style-name="ce32">
            <text:p>4/2/2020</text:p>
          </table:table-cell>
          <table:table-cell office:value-type="percentage" office:value="0.32" table:style-name="ce28">
            <text:p>32%</text:p>
          </table:table-cell>
          <table:table-cell office:value-type="percentage" office:value="0.38" table:style-name="ce28">
            <text:p>38%</text:p>
          </table:table-cell>
          <table:table-cell office:value-type="percentage" office:value="0.6" table:style-name="ce28">
            <text:p>60%</text:p>
          </table:table-cell>
          <table:table-cell office:value-type="percentage" office:value="0.35" table:style-name="ce30">
            <text:p>35%</text:p>
          </table:table-cell>
          <table:table-cell office:value-type="percentage" office:value="0.05" table:style-name="ce30">
            <text:p>5%</text:p>
          </table:table-cell>
          <table:table-cell office:value-type="percentage" office:value="0.05" table:style-name="ce28">
            <text:p>5%</text:p>
          </table:table-cell>
          <table:table-cell office:value-type="percentage" office:value="0.16" table:style-name="ce30">
            <text:p>16%</text:p>
          </table:table-cell>
          <table:table-cell office:value-type="percentage" office:value="0.11" table:style-name="ce30">
            <text:p>11%</text:p>
          </table:table-cell>
          <table:table-cell office:value-type="percentage" office:value="1.1000000000000001" table:style-name="ce30">
            <text:p>110%</text:p>
          </table:table-cell>
          <table:table-cell table:style-name="ce30"/>
          <table:table-cell table:number-columns-repeated="16373"/>
        </table:table-row>
        <table:table-row table:style-name="ro5">
          <table:table-cell office:value-type="date" office:date-value="2020-04-03T00:00:00" table:style-name="ce32">
            <text:p>4/3/2020</text:p>
          </table:table-cell>
          <table:table-cell office:value-type="percentage" office:value="0.34" table:style-name="ce28">
            <text:p>34%</text:p>
          </table:table-cell>
          <table:table-cell office:value-type="percentage" office:value="0.4" table:style-name="ce28">
            <text:p>40%</text:p>
          </table:table-cell>
          <table:table-cell office:value-type="percentage" office:value="0.6" table:style-name="ce28">
            <text:p>60%</text:p>
          </table:table-cell>
          <table:table-cell office:value-type="percentage" office:value="0.36" table:style-name="ce30">
            <text:p>36%</text:p>
          </table:table-cell>
          <table:table-cell office:value-type="percentage" office:value="0.05" table:style-name="ce30">
            <text:p>5%</text:p>
          </table:table-cell>
          <table:table-cell office:value-type="percentage" office:value="0.05" table:style-name="ce28">
            <text:p>5%</text:p>
          </table:table-cell>
          <table:table-cell office:value-type="percentage" office:value="0.16" table:style-name="ce30">
            <text:p>16%</text:p>
          </table:table-cell>
          <table:table-cell office:value-type="percentage" office:value="0.12" table:style-name="ce30">
            <text:p>12%</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0-04-04T00:00:00" table:style-name="ce44">
            <text:p>4/4/2020</text:p>
          </table:table-cell>
          <table:table-cell office:value-type="percentage" office:value="0.28000000000000003" table:style-name="ce37">
            <text:p>28%</text:p>
          </table:table-cell>
          <table:table-cell office:value-type="percentage" office:value="0.35" table:style-name="ce37">
            <text:p>35%</text:p>
          </table:table-cell>
          <table:table-cell office:value-type="percentage" office:value="0.66" table:style-name="ce37">
            <text:p>66%</text:p>
          </table:table-cell>
          <table:table-cell office:value-type="percentage" office:value="0.31" table:style-name="ce40">
            <text:p>31%</text:p>
          </table:table-cell>
          <table:table-cell office:value-type="percentage" office:value="0.05" table:style-name="ce40">
            <text:p>5%</text:p>
          </table:table-cell>
          <table:table-cell office:value-type="percentage" office:value="0.04" table:style-name="ce37">
            <text:p>4%</text:p>
          </table:table-cell>
          <table:table-cell office:value-type="percentage" office:value="0.17" table:style-name="ce40">
            <text:p>17%</text:p>
          </table:table-cell>
          <table:table-cell office:value-type="percentage" office:value="0.11" table:style-name="ce40">
            <text:p>11%</text:p>
          </table:table-cell>
          <table:table-cell office:value-type="percentage" office:value="2" table:style-name="ce40">
            <text:p>200%</text:p>
          </table:table-cell>
          <table:table-cell table:style-name="ce40"/>
          <table:table-cell table:number-columns-repeated="16373"/>
        </table:table-row>
        <table:table-row table:style-name="ro5">
          <table:table-cell office:value-type="date" office:date-value="2020-04-05T00:00:00" table:style-name="ce44">
            <text:p>4/5/2020</text:p>
          </table:table-cell>
          <table:table-cell office:value-type="percentage" office:value="0.25" table:style-name="ce37">
            <text:p>25%</text:p>
          </table:table-cell>
          <table:table-cell office:value-type="percentage" office:value="0.31" table:style-name="ce37">
            <text:p>31%</text:p>
          </table:table-cell>
          <table:table-cell office:value-type="percentage" office:value="0.7" table:style-name="ce37">
            <text:p>70%</text:p>
          </table:table-cell>
          <table:table-cell office:value-type="percentage" office:value="0.27" table:style-name="ce40">
            <text:p>27%</text:p>
          </table:table-cell>
          <table:table-cell office:value-type="percentage" office:value="0.05" table:style-name="ce40">
            <text:p>5%</text:p>
          </table:table-cell>
          <table:table-cell office:value-type="percentage" office:value="0.04" table:style-name="ce37">
            <text:p>4%</text:p>
          </table:table-cell>
          <table:table-cell office:value-type="percentage" office:value="0.17" table:style-name="ce40">
            <text:p>17%</text:p>
          </table:table-cell>
          <table:table-cell office:value-type="percentage" office:value="0.12" table:style-name="ce40">
            <text:p>12%</text:p>
          </table:table-cell>
          <table:table-cell office:value-type="percentage" office:value="2.25" table:style-name="ce40">
            <text:p>225%</text:p>
          </table:table-cell>
          <table:table-cell table:style-name="ce40"/>
          <table:table-cell table:number-columns-repeated="16373"/>
        </table:table-row>
        <table:table-row table:style-name="ro5">
          <table:table-cell office:value-type="date" office:date-value="2020-04-06T00:00:00" table:style-name="ce32">
            <text:p>4/6/2020</text:p>
          </table:table-cell>
          <table:table-cell office:value-type="percentage" office:value="0.34" table:style-name="ce28">
            <text:p>34%</text:p>
          </table:table-cell>
          <table:table-cell office:value-type="percentage" office:value="0.42" table:style-name="ce28">
            <text:p>42%</text:p>
          </table:table-cell>
          <table:table-cell office:value-type="percentage" office:value="0.61" table:style-name="ce28">
            <text:p>61%</text:p>
          </table:table-cell>
          <table:table-cell office:value-type="percentage" office:value="0.37" table:style-name="ce30">
            <text:p>37%</text:p>
          </table:table-cell>
          <table:table-cell office:value-type="percentage" office:value="0.05" table:style-name="ce30">
            <text:p>5%</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1" table:style-name="ce30">
            <text:p>11%</text:p>
          </table:table-cell>
          <table:table-cell office:value-type="percentage" office:value="1.05" table:style-name="ce30">
            <text:p>105%</text:p>
          </table:table-cell>
          <table:table-cell table:style-name="ce30"/>
          <table:table-cell table:number-columns-repeated="16373"/>
        </table:table-row>
        <table:table-row table:style-name="ro5">
          <table:table-cell office:value-type="date" office:date-value="2020-04-07T00:00:00" table:style-name="ce32">
            <text:p>4/7/2020</text:p>
          </table:table-cell>
          <table:table-cell office:value-type="percentage" office:value="0.33" table:style-name="ce28">
            <text:p>33%</text:p>
          </table:table-cell>
          <table:table-cell office:value-type="percentage" office:value="0.41" table:style-name="ce28">
            <text:p>41%</text:p>
          </table:table-cell>
          <table:table-cell office:value-type="percentage" office:value="0.6" table:style-name="ce28">
            <text:p>60%</text:p>
          </table:table-cell>
          <table:table-cell office:value-type="percentage" office:value="0.36" table:style-name="ce30">
            <text:p>36%</text:p>
          </table:table-cell>
          <table:table-cell office:value-type="percentage" office:value="0.05" table:style-name="ce30">
            <text:p>5%</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1" table:style-name="ce30">
            <text:p>11%</text:p>
          </table:table-cell>
          <table:table-cell office:value-type="percentage" office:value="1.37" table:style-name="ce30">
            <text:p>137%</text:p>
          </table:table-cell>
          <table:table-cell table:style-name="ce30"/>
          <table:table-cell table:number-columns-repeated="16373"/>
        </table:table-row>
        <table:table-row table:style-name="ro5">
          <table:table-cell office:value-type="date" office:date-value="2020-04-08T00:00:00" table:style-name="ce32">
            <text:p>4/8/2020</text:p>
          </table:table-cell>
          <table:table-cell office:value-type="percentage" office:value="0.34" table:style-name="ce28">
            <text:p>34%</text:p>
          </table:table-cell>
          <table:table-cell office:value-type="percentage" office:value="0.42" table:style-name="ce28">
            <text:p>42%</text:p>
          </table:table-cell>
          <table:table-cell office:value-type="percentage" office:value="0.62" table:style-name="ce28">
            <text:p>62%</text:p>
          </table:table-cell>
          <table:table-cell office:value-type="percentage" office:value="0.37" table:style-name="ce30">
            <text:p>37%</text:p>
          </table:table-cell>
          <table:table-cell office:value-type="percentage" office:value="0.05" table:style-name="ce30">
            <text:p>5%</text:p>
          </table:table-cell>
          <table:table-cell office:value-type="percentage" office:value="0.05" table:style-name="ce28">
            <text:p>5%</text:p>
          </table:table-cell>
          <table:table-cell office:value-type="percentage" office:value="0.17" table:style-name="ce30">
            <text:p>17%</text:p>
          </table:table-cell>
          <table:table-cell office:value-type="percentage" office:value="0.1" table:style-name="ce30">
            <text:p>10%</text:p>
          </table:table-cell>
          <table:table-cell office:value-type="percentage" office:value="1.55" table:style-name="ce30">
            <text:p>155%</text:p>
          </table:table-cell>
          <table:table-cell table:style-name="ce30"/>
          <table:table-cell table:number-columns-repeated="16373"/>
        </table:table-row>
        <table:table-row table:style-name="ro5">
          <table:table-cell office:value-type="date" office:date-value="2020-04-09T00:00:00" table:style-name="ce32">
            <text:p>4/9/2020</text:p>
          </table:table-cell>
          <table:table-cell office:value-type="percentage" office:value="0.36" table:style-name="ce28">
            <text:p>36%</text:p>
          </table:table-cell>
          <table:table-cell office:value-type="percentage" office:value="0.43" table:style-name="ce28">
            <text:p>43%</text:p>
          </table:table-cell>
          <table:table-cell office:value-type="percentage" office:value="0.61" table:style-name="ce28">
            <text:p>61%</text:p>
          </table:table-cell>
          <table:table-cell office:value-type="percentage" office:value="0.39" table:style-name="ce30">
            <text:p>39%</text:p>
          </table:table-cell>
          <table:table-cell office:value-type="percentage" office:value="0.05" table:style-name="ce30">
            <text:p>5%</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2" table:style-name="ce30">
            <text:p>12%</text:p>
          </table:table-cell>
          <table:table-cell office:value-type="percentage" office:value="1.68" table:style-name="ce30">
            <text:p>168%</text:p>
          </table:table-cell>
          <table:table-cell table:style-name="ce30"/>
          <table:table-cell table:number-columns-repeated="16373"/>
        </table:table-row>
        <table:table-row table:style-name="ro5">
          <table:table-cell office:value-type="date" office:date-value="2020-04-10T00:00:00" table:style-name="ce44">
            <text:p>4/10/2020</text:p>
          </table:table-cell>
          <table:table-cell office:value-type="percentage" office:value="0.27" table:style-name="ce37">
            <text:p>27%</text:p>
          </table:table-cell>
          <table:table-cell office:value-type="percentage" office:value="0.27" table:style-name="ce37">
            <text:p>27%</text:p>
          </table:table-cell>
          <table:table-cell office:value-type="percentage" office:value="0.33" table:style-name="ce37">
            <text:p>33%</text:p>
          </table:table-cell>
          <table:table-cell office:value-type="percentage" office:value="0.27" table:style-name="ce40">
            <text:p>27%</text:p>
          </table:table-cell>
          <table:table-cell office:value-type="percentage" office:value="0.04" table:style-name="ce40">
            <text:p>4%</text:p>
          </table:table-cell>
          <table:table-cell office:value-type="percentage" office:value="0.03" table:style-name="ce37">
            <text:p>3%</text:p>
          </table:table-cell>
          <table:table-cell office:value-type="percentage" office:value="0.13" table:style-name="ce40">
            <text:p>13%</text:p>
          </table:table-cell>
          <table:table-cell office:value-type="percentage" office:value="0.12" table:style-name="ce40">
            <text:p>12%</text:p>
          </table:table-cell>
          <table:table-cell office:value-type="percentage" office:value="1.79" table:style-name="ce40">
            <text:p>179%</text:p>
          </table:table-cell>
          <table:table-cell table:style-name="ce40"/>
          <table:table-cell table:number-columns-repeated="16373"/>
        </table:table-row>
        <table:table-row table:style-name="ro5">
          <table:table-cell office:value-type="date" office:date-value="2020-04-11T00:00:00" table:style-name="ce44">
            <text:p>4/11/2020</text:p>
          </table:table-cell>
          <table:table-cell office:value-type="percentage" office:value="0.28999999999999998" table:style-name="ce37">
            <text:p>29%</text:p>
          </table:table-cell>
          <table:table-cell office:value-type="percentage" office:value="0.35" table:style-name="ce37">
            <text:p>35%</text:p>
          </table:table-cell>
          <table:table-cell office:value-type="percentage" office:value="0.55000000000000004" table:style-name="ce37">
            <text:p>55%</text:p>
          </table:table-cell>
          <table:table-cell office:value-type="percentage" office:value="0.31" table:style-name="ce40">
            <text:p>31%</text:p>
          </table:table-cell>
          <table:table-cell office:value-type="percentage" office:value="0.04" table:style-name="ce40">
            <text:p>4%</text:p>
          </table:table-cell>
          <table:table-cell office:value-type="percentage" office:value="0.03" table:style-name="ce37">
            <text:p>3%</text:p>
          </table:table-cell>
          <table:table-cell office:value-type="percentage" office:value="0.16" table:style-name="ce40">
            <text:p>16%</text:p>
          </table:table-cell>
          <table:table-cell office:value-type="percentage" office:value="0.1" table:style-name="ce40">
            <text:p>10%</text:p>
          </table:table-cell>
          <table:table-cell office:value-type="percentage" office:value="2.88" table:style-name="ce40">
            <text:p>288%</text:p>
          </table:table-cell>
          <table:table-cell table:style-name="ce40"/>
          <table:table-cell table:number-columns-repeated="16373"/>
        </table:table-row>
        <table:table-row table:style-name="ro5">
          <table:table-cell office:value-type="date" office:date-value="2020-04-12T00:00:00" table:style-name="ce44">
            <text:p>4/12/2020</text:p>
          </table:table-cell>
          <table:table-cell office:value-type="percentage" office:value="0.22" table:style-name="ce37">
            <text:p>22%</text:p>
          </table:table-cell>
          <table:table-cell office:value-type="percentage" office:value="0.27" table:style-name="ce37">
            <text:p>27%</text:p>
          </table:table-cell>
          <table:table-cell office:value-type="percentage" office:value="0.5" table:style-name="ce37">
            <text:p>50%</text:p>
          </table:table-cell>
          <table:table-cell office:value-type="percentage" office:value="0.24" table:style-name="ce40">
            <text:p>24%</text:p>
          </table:table-cell>
          <table:table-cell office:value-type="percentage" office:value="0.04" table:style-name="ce40">
            <text:p>4%</text:p>
          </table:table-cell>
          <table:table-cell office:value-type="percentage" office:value="0.03" table:style-name="ce37">
            <text:p>3%</text:p>
          </table:table-cell>
          <table:table-cell office:value-type="percentage" office:value="0.13" table:style-name="ce40">
            <text:p>13%</text:p>
          </table:table-cell>
          <table:table-cell office:value-type="percentage" office:value="0.1" table:style-name="ce40">
            <text:p>10%</text:p>
          </table:table-cell>
          <table:table-cell office:value-type="percentage" office:value="2.48" table:style-name="ce40">
            <text:p>248%</text:p>
          </table:table-cell>
          <table:table-cell table:style-name="ce40"/>
          <table:table-cell table:number-columns-repeated="16373"/>
        </table:table-row>
        <table:table-row table:style-name="ro5">
          <table:table-cell office:value-type="date" office:date-value="2020-04-13T00:00:00" table:style-name="ce44">
            <text:p>4/13/2020</text:p>
          </table:table-cell>
          <table:table-cell office:value-type="percentage" office:value="0.23" table:style-name="ce37">
            <text:p>23%</text:p>
          </table:table-cell>
          <table:table-cell office:value-type="percentage" office:value="0.22" table:style-name="ce37">
            <text:p>22%</text:p>
          </table:table-cell>
          <table:table-cell office:value-type="percentage" office:value="0.25" table:style-name="ce37">
            <text:p>25%</text:p>
          </table:table-cell>
          <table:table-cell office:value-type="percentage" office:value="0.23" table:style-name="ce40">
            <text:p>23%</text:p>
          </table:table-cell>
          <table:table-cell office:value-type="percentage" office:value="0.04" table:style-name="ce40">
            <text:p>4%</text:p>
          </table:table-cell>
          <table:table-cell office:value-type="percentage" office:value="0.02" table:style-name="ce37">
            <text:p>2%</text:p>
          </table:table-cell>
          <table:table-cell office:value-type="percentage" office:value="0.12" table:style-name="ce40">
            <text:p>12%</text:p>
          </table:table-cell>
          <table:table-cell office:value-type="percentage" office:value="0.12" table:style-name="ce40">
            <text:p>12%</text:p>
          </table:table-cell>
          <table:table-cell office:value-type="percentage" office:value="1.21" table:style-name="ce40">
            <text:p>121%</text:p>
          </table:table-cell>
          <table:table-cell table:style-name="ce40"/>
          <table:table-cell table:number-columns-repeated="16373"/>
        </table:table-row>
        <table:table-row table:style-name="ro5">
          <table:table-cell office:value-type="date" office:date-value="2020-04-14T00:00:00" table:style-name="ce32">
            <text:p>4/14/2020</text:p>
          </table:table-cell>
          <table:table-cell office:value-type="percentage" office:value="0.35" table:style-name="ce28">
            <text:p>35%</text:p>
          </table:table-cell>
          <table:table-cell office:value-type="percentage" office:value="0.44" table:style-name="ce28">
            <text:p>44%</text:p>
          </table:table-cell>
          <table:table-cell office:value-type="percentage" office:value="0.6" table:style-name="ce28">
            <text:p>60%</text:p>
          </table:table-cell>
          <table:table-cell office:value-type="percentage" office:value="0.38" table:style-name="ce30">
            <text:p>38%</text:p>
          </table:table-cell>
          <table:table-cell office:value-type="percentage" office:value="0.04" table:style-name="ce30">
            <text:p>4%</text:p>
          </table:table-cell>
          <table:table-cell office:value-type="percentage" office:value="0.05" table:style-name="ce28">
            <text:p>5%</text:p>
          </table:table-cell>
          <table:table-cell office:value-type="percentage" office:value="0.19" table:style-name="ce30">
            <text:p>19%</text:p>
          </table:table-cell>
          <table:table-cell office:value-type="percentage" office:value="0.12" table:style-name="ce30">
            <text:p>12%</text:p>
          </table:table-cell>
          <table:table-cell office:value-type="percentage" office:value="1.34" table:style-name="ce30">
            <text:p>134%</text:p>
          </table:table-cell>
          <table:table-cell table:style-name="ce30"/>
          <table:table-cell table:number-columns-repeated="16373"/>
        </table:table-row>
        <table:table-row table:style-name="ro5">
          <table:table-cell office:value-type="date" office:date-value="2020-04-15T00:00:00" table:style-name="ce32">
            <text:p>4/15/2020</text:p>
          </table:table-cell>
          <table:table-cell office:value-type="percentage" office:value="0.34" table:style-name="ce28">
            <text:p>34%</text:p>
          </table:table-cell>
          <table:table-cell office:value-type="percentage" office:value="0.44" table:style-name="ce28">
            <text:p>44%</text:p>
          </table:table-cell>
          <table:table-cell office:value-type="percentage" office:value="0.63" table:style-name="ce28">
            <text:p>63%</text:p>
          </table:table-cell>
          <table:table-cell office:value-type="percentage" office:value="0.38" table:style-name="ce30">
            <text:p>38%</text:p>
          </table:table-cell>
          <table:table-cell office:value-type="percentage" office:value="0.04" table:style-name="ce30">
            <text:p>4%</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 table:style-name="ce30">
            <text:p>10%</text:p>
          </table:table-cell>
          <table:table-cell office:value-type="percentage" office:value="1.95" table:style-name="ce30">
            <text:p>195%</text:p>
          </table:table-cell>
          <table:table-cell table:style-name="ce30"/>
          <table:table-cell table:number-columns-repeated="16373"/>
        </table:table-row>
        <table:table-row table:style-name="ro5">
          <table:table-cell office:value-type="date" office:date-value="2020-04-16T00:00:00" table:style-name="ce32">
            <text:p>4/16/2020</text:p>
          </table:table-cell>
          <table:table-cell office:value-type="percentage" office:value="0.34" table:style-name="ce28">
            <text:p>34%</text:p>
          </table:table-cell>
          <table:table-cell office:value-type="percentage" office:value="0.42" table:style-name="ce28">
            <text:p>42%</text:p>
          </table:table-cell>
          <table:table-cell office:value-type="percentage" office:value="0.63" table:style-name="ce28">
            <text:p>63%</text:p>
          </table:table-cell>
          <table:table-cell office:value-type="percentage" office:value="0.38" table:style-name="ce30">
            <text:p>38%</text:p>
          </table:table-cell>
          <table:table-cell office:value-type="percentage" office:value="0.04" table:style-name="ce30">
            <text:p>4%</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1" table:style-name="ce30">
            <text:p>11%</text:p>
          </table:table-cell>
          <table:table-cell office:value-type="percentage" office:value="2.0299999999999998" table:style-name="ce30">
            <text:p>203%</text:p>
          </table:table-cell>
          <table:table-cell table:style-name="ce30"/>
          <table:table-cell table:number-columns-repeated="16373"/>
        </table:table-row>
        <table:table-row table:style-name="ro5">
          <table:table-cell office:value-type="date" office:date-value="2020-04-17T00:00:00" table:style-name="ce32">
            <text:p>4/17/2020</text:p>
          </table:table-cell>
          <table:table-cell office:value-type="percentage" office:value="0.35" table:style-name="ce28">
            <text:p>35%</text:p>
          </table:table-cell>
          <table:table-cell office:value-type="percentage" office:value="0.43" table:style-name="ce28">
            <text:p>43%</text:p>
          </table:table-cell>
          <table:table-cell office:value-type="percentage" office:value="0.63" table:style-name="ce28">
            <text:p>63%</text:p>
          </table:table-cell>
          <table:table-cell office:value-type="percentage" office:value="0.39" table:style-name="ce30">
            <text:p>39%</text:p>
          </table:table-cell>
          <table:table-cell office:value-type="percentage" office:value="0.05" table:style-name="ce30">
            <text:p>5%</text:p>
          </table:table-cell>
          <table:table-cell office:value-type="percentage" office:value="0.05" table:style-name="ce28">
            <text:p>5%</text:p>
          </table:table-cell>
          <table:table-cell office:value-type="percentage" office:value="0.18" table:style-name="ce30">
            <text:p>18%</text:p>
          </table:table-cell>
          <table:table-cell office:value-type="percentage" office:value="0.11" table:style-name="ce30">
            <text:p>11%</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0-04-18T00:00:00" table:style-name="ce44">
            <text:p>4/18/2020</text:p>
          </table:table-cell>
          <table:table-cell office:value-type="percentage" office:value="0.31" table:style-name="ce37">
            <text:p>31%</text:p>
          </table:table-cell>
          <table:table-cell office:value-type="percentage" office:value="0.38" table:style-name="ce37">
            <text:p>38%</text:p>
          </table:table-cell>
          <table:table-cell office:value-type="percentage" office:value="0.71" table:style-name="ce37">
            <text:p>71%</text:p>
          </table:table-cell>
          <table:table-cell office:value-type="percentage" office:value="0.33" table:style-name="ce40">
            <text:p>33%</text:p>
          </table:table-cell>
          <table:table-cell office:value-type="percentage" office:value="0.05" table:style-name="ce40">
            <text:p>5%</text:p>
          </table:table-cell>
          <table:table-cell office:value-type="percentage" office:value="0.04" table:style-name="ce37">
            <text:p>4%</text:p>
          </table:table-cell>
          <table:table-cell office:value-type="percentage" office:value="0.16" table:style-name="ce40">
            <text:p>16%</text:p>
          </table:table-cell>
          <table:table-cell office:value-type="percentage" office:value="0.11" table:style-name="ce40">
            <text:p>11%</text:p>
          </table:table-cell>
          <table:table-cell office:value-type="percentage" office:value="1.43" table:style-name="ce40">
            <text:p>143%</text:p>
          </table:table-cell>
          <table:table-cell table:style-name="ce40"/>
          <table:table-cell table:number-columns-repeated="16373"/>
        </table:table-row>
        <table:table-row table:style-name="ro5">
          <table:table-cell office:value-type="date" office:date-value="2020-04-19T00:00:00" table:style-name="ce44">
            <text:p>4/19/2020</text:p>
          </table:table-cell>
          <table:table-cell office:value-type="percentage" office:value="0.28999999999999998" table:style-name="ce37">
            <text:p>29%</text:p>
          </table:table-cell>
          <table:table-cell office:value-type="percentage" office:value="0.36" table:style-name="ce37">
            <text:p>36%</text:p>
          </table:table-cell>
          <table:table-cell office:value-type="percentage" office:value="0.73" table:style-name="ce37">
            <text:p>73%</text:p>
          </table:table-cell>
          <table:table-cell office:value-type="percentage" office:value="0.32" table:style-name="ce40">
            <text:p>32%</text:p>
          </table:table-cell>
          <table:table-cell office:value-type="percentage" office:value="0.05" table:style-name="ce40">
            <text:p>5%</text:p>
          </table:table-cell>
          <table:table-cell office:value-type="percentage" office:value="0.04" table:style-name="ce37">
            <text:p>4%</text:p>
          </table:table-cell>
          <table:table-cell office:value-type="percentage" office:value="0.11" table:style-name="ce40">
            <text:p>11%</text:p>
          </table:table-cell>
          <table:table-cell office:value-type="percentage" office:value="0.13" table:style-name="ce40">
            <text:p>13%</text:p>
          </table:table-cell>
          <table:table-cell office:value-type="percentage" office:value="3.21" table:style-name="ce40">
            <text:p>321%</text:p>
          </table:table-cell>
          <table:table-cell table:style-name="ce40"/>
          <table:table-cell table:number-columns-repeated="16373"/>
        </table:table-row>
        <table:table-row table:style-name="ro5">
          <table:table-cell office:value-type="date" office:date-value="2020-04-20T00:00:00" table:style-name="ce32">
            <text:p>4/20/2020</text:p>
          </table:table-cell>
          <table:table-cell office:value-type="percentage" office:value="0.38" table:style-name="ce28">
            <text:p>38%</text:p>
          </table:table-cell>
          <table:table-cell office:value-type="percentage" office:value="0.48" table:style-name="ce28">
            <text:p>48%</text:p>
          </table:table-cell>
          <table:table-cell office:value-type="percentage" office:value="0.65" table:style-name="ce28">
            <text:p>65%</text:p>
          </table:table-cell>
          <table:table-cell office:value-type="percentage" office:value="0.41" table:style-name="ce30">
            <text:p>41%</text:p>
          </table:table-cell>
          <table:table-cell office:value-type="percentage" office:value="0.06" table:style-name="ce30">
            <text:p>6%</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1.39" table:style-name="ce30">
            <text:p>139%</text:p>
          </table:table-cell>
          <table:table-cell table:style-name="ce30"/>
          <table:table-cell table:number-columns-repeated="16373"/>
        </table:table-row>
        <table:table-row table:style-name="ro5">
          <table:table-cell office:value-type="date" office:date-value="2020-04-21T00:00:00" table:style-name="ce32">
            <text:p>4/21/2020</text:p>
          </table:table-cell>
          <table:table-cell office:value-type="percentage" office:value="0.37" table:style-name="ce28">
            <text:p>37%</text:p>
          </table:table-cell>
          <table:table-cell office:value-type="percentage" office:value="0.47" table:style-name="ce28">
            <text:p>47%</text:p>
          </table:table-cell>
          <table:table-cell office:value-type="percentage" office:value="0.64" table:style-name="ce28">
            <text:p>64%</text:p>
          </table:table-cell>
          <table:table-cell office:value-type="percentage" office:value="0.41" table:style-name="ce30">
            <text:p>41%</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1.5" table:style-name="ce30">
            <text:p>150%</text:p>
          </table:table-cell>
          <table:table-cell table:style-name="ce30"/>
          <table:table-cell table:number-columns-repeated="16373"/>
        </table:table-row>
        <table:table-row table:style-name="ro5">
          <table:table-cell office:value-type="date" office:date-value="2020-04-22T00:00:00" table:style-name="ce32">
            <text:p>4/22/2020</text:p>
          </table:table-cell>
          <table:table-cell office:value-type="percentage" office:value="0.37" table:style-name="ce28">
            <text:p>37%</text:p>
          </table:table-cell>
          <table:table-cell office:value-type="percentage" office:value="0.47" table:style-name="ce28">
            <text:p>47%</text:p>
          </table:table-cell>
          <table:table-cell office:value-type="percentage" office:value="0.65" table:style-name="ce28">
            <text:p>65%</text:p>
          </table:table-cell>
          <table:table-cell office:value-type="percentage" office:value="0.41" table:style-name="ce30">
            <text:p>41%</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2.0099999999999998" table:style-name="ce30">
            <text:p>201%</text:p>
          </table:table-cell>
          <table:table-cell table:style-name="ce30"/>
          <table:table-cell table:number-columns-repeated="16373"/>
        </table:table-row>
        <table:table-row table:style-name="ro5">
          <table:table-cell office:value-type="date" office:date-value="2020-04-23T00:00:00" table:style-name="ce32">
            <text:p>4/23/2020</text:p>
          </table:table-cell>
          <table:table-cell office:value-type="percentage" office:value="0.37" table:style-name="ce28">
            <text:p>37%</text:p>
          </table:table-cell>
          <table:table-cell office:value-type="percentage" office:value="0.46" table:style-name="ce28">
            <text:p>46%</text:p>
          </table:table-cell>
          <table:table-cell office:value-type="percentage" office:value="0.64" table:style-name="ce28">
            <text:p>64%</text:p>
          </table:table-cell>
          <table:table-cell office:value-type="percentage" office:value="0.41" table:style-name="ce30">
            <text:p>41%</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2.2000000000000002" table:style-name="ce30">
            <text:p>220%</text:p>
          </table:table-cell>
          <table:table-cell table:style-name="ce30"/>
          <table:table-cell table:number-columns-repeated="16373"/>
        </table:table-row>
        <table:table-row table:style-name="ro5">
          <table:table-cell office:value-type="date" office:date-value="2020-04-24T00:00:00" table:style-name="ce32">
            <text:p>4/24/2020</text:p>
          </table:table-cell>
          <table:table-cell office:value-type="percentage" office:value="0.39" table:style-name="ce28">
            <text:p>39%</text:p>
          </table:table-cell>
          <table:table-cell office:value-type="percentage" office:value="0.46" table:style-name="ce28">
            <text:p>46%</text:p>
          </table:table-cell>
          <table:table-cell office:value-type="percentage" office:value="0.65" table:style-name="ce28">
            <text:p>65%</text:p>
          </table:table-cell>
          <table:table-cell office:value-type="percentage" office:value="0.42" table:style-name="ce30">
            <text:p>42%</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1.88" table:style-name="ce30">
            <text:p>188%</text:p>
          </table:table-cell>
          <table:table-cell table:style-name="ce30"/>
          <table:table-cell table:number-columns-repeated="16373"/>
        </table:table-row>
        <table:table-row table:style-name="ro5">
          <table:table-cell office:value-type="date" office:date-value="2020-04-25T00:00:00" table:style-name="ce44">
            <text:p>4/25/2020</text:p>
          </table:table-cell>
          <table:table-cell office:value-type="percentage" office:value="0.35" table:style-name="ce37">
            <text:p>35%</text:p>
          </table:table-cell>
          <table:table-cell office:value-type="percentage" office:value="0.43" table:style-name="ce37">
            <text:p>43%</text:p>
          </table:table-cell>
          <table:table-cell office:value-type="percentage" office:value="0.71" table:style-name="ce37">
            <text:p>71%</text:p>
          </table:table-cell>
          <table:table-cell office:value-type="percentage" office:value="0.38" table:style-name="ce40">
            <text:p>38%</text:p>
          </table:table-cell>
          <table:table-cell office:value-type="percentage" office:value="0.04" table:style-name="ce40">
            <text:p>4%</text:p>
          </table:table-cell>
          <table:table-cell office:value-type="percentage" office:value="0.04" table:style-name="ce37">
            <text:p>4%</text:p>
          </table:table-cell>
          <table:table-cell office:value-type="string" table:style-name="ce40">
            <text:p>..</text:p>
          </table:table-cell>
          <table:table-cell office:value-type="percentage" office:value="0.12" table:style-name="ce40">
            <text:p>12%</text:p>
          </table:table-cell>
          <table:table-cell office:value-type="percentage" office:value="2.92" table:style-name="ce40">
            <text:p>292%</text:p>
          </table:table-cell>
          <table:table-cell table:style-name="ce40"/>
          <table:table-cell table:number-columns-repeated="16373"/>
        </table:table-row>
        <table:table-row table:style-name="ro5">
          <table:table-cell office:value-type="date" office:date-value="2020-04-26T00:00:00" table:style-name="ce44">
            <text:p>4/26/2020</text:p>
          </table:table-cell>
          <table:table-cell office:value-type="percentage" office:value="0.32" table:style-name="ce37">
            <text:p>32%</text:p>
          </table:table-cell>
          <table:table-cell office:value-type="percentage" office:value="0.4" table:style-name="ce37">
            <text:p>40%</text:p>
          </table:table-cell>
          <table:table-cell office:value-type="percentage" office:value="0.75" table:style-name="ce37">
            <text:p>75%</text:p>
          </table:table-cell>
          <table:table-cell office:value-type="percentage" office:value="0.35" table:style-name="ce40">
            <text:p>35%</text:p>
          </table:table-cell>
          <table:table-cell office:value-type="percentage" office:value="0.04" table:style-name="ce40">
            <text:p>4%</text:p>
          </table:table-cell>
          <table:table-cell office:value-type="percentage" office:value="0.03" table:style-name="ce37">
            <text:p>3%</text:p>
          </table:table-cell>
          <table:table-cell office:value-type="string" table:style-name="ce40">
            <text:p>..</text:p>
          </table:table-cell>
          <table:table-cell office:value-type="percentage" office:value="0.13" table:style-name="ce40">
            <text:p>13%</text:p>
          </table:table-cell>
          <table:table-cell office:value-type="percentage" office:value="3.41" table:style-name="ce40">
            <text:p>341%</text:p>
          </table:table-cell>
          <table:table-cell table:style-name="ce40"/>
          <table:table-cell table:number-columns-repeated="16373"/>
        </table:table-row>
        <table:table-row table:style-name="ro5">
          <table:table-cell office:value-type="date" office:date-value="2020-04-27T00:00:00" table:style-name="ce32">
            <text:p>4/27/2020</text:p>
          </table:table-cell>
          <table:table-cell office:value-type="percentage" office:value="0.4" table:style-name="ce28">
            <text:p>40%</text:p>
          </table:table-cell>
          <table:table-cell office:value-type="percentage" office:value="0.51" table:style-name="ce28">
            <text:p>51%</text:p>
          </table:table-cell>
          <table:table-cell office:value-type="percentage" office:value="0.68" table:style-name="ce28">
            <text:p>68%</text:p>
          </table:table-cell>
          <table:table-cell office:value-type="percentage" office:value="0.44" table:style-name="ce30">
            <text:p>44%</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1.58" table:style-name="ce30">
            <text:p>158%</text:p>
          </table:table-cell>
          <table:table-cell table:style-name="ce30"/>
          <table:table-cell table:number-columns-repeated="16373"/>
        </table:table-row>
        <table:table-row table:style-name="ro5">
          <table:table-cell office:value-type="date" office:date-value="2020-04-28T00:00:00" table:style-name="ce32">
            <text:p>4/28/2020</text:p>
          </table:table-cell>
          <table:table-cell office:value-type="percentage" office:value="0.38" table:style-name="ce28">
            <text:p>38%</text:p>
          </table:table-cell>
          <table:table-cell office:value-type="percentage" office:value="0.48" table:style-name="ce28">
            <text:p>48%</text:p>
          </table:table-cell>
          <table:table-cell office:value-type="percentage" office:value="0.67" table:style-name="ce28">
            <text:p>67%</text:p>
          </table:table-cell>
          <table:table-cell office:value-type="percentage" office:value="0.42" table:style-name="ce30">
            <text:p>42%</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0.49" table:style-name="ce30">
            <text:p>49%</text:p>
          </table:table-cell>
          <table:table-cell table:style-name="ce30"/>
          <table:table-cell table:number-columns-repeated="16373"/>
        </table:table-row>
        <table:table-row table:style-name="ro5">
          <table:table-cell office:value-type="date" office:date-value="2020-04-29T00:00:00" table:style-name="ce32">
            <text:p>4/29/2020</text:p>
          </table:table-cell>
          <table:table-cell office:value-type="percentage" office:value="0.38" table:style-name="ce28">
            <text:p>38%</text:p>
          </table:table-cell>
          <table:table-cell office:value-type="percentage" office:value="0.49" table:style-name="ce28">
            <text:p>49%</text:p>
          </table:table-cell>
          <table:table-cell office:value-type="percentage" office:value="0.68" table:style-name="ce28">
            <text:p>68%</text:p>
          </table:table-cell>
          <table:table-cell office:value-type="percentage" office:value="0.42" table:style-name="ce30">
            <text:p>42%</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0-04-30T00:00:00" table:style-name="ce32">
            <text:p>4/30/2020</text:p>
          </table:table-cell>
          <table:table-cell office:value-type="percentage" office:value="0.39" table:style-name="ce28">
            <text:p>39%</text:p>
          </table:table-cell>
          <table:table-cell office:value-type="percentage" office:value="0.48" table:style-name="ce28">
            <text:p>48%</text:p>
          </table:table-cell>
          <table:table-cell office:value-type="percentage" office:value="0.67" table:style-name="ce28">
            <text:p>67%</text:p>
          </table:table-cell>
          <table:table-cell office:value-type="percentage" office:value="0.42" table:style-name="ce30">
            <text:p>42%</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1" table:style-name="ce30">
            <text:p>11%</text:p>
          </table:table-cell>
          <table:table-cell office:value-type="percentage" office:value="0.97" table:style-name="ce30">
            <text:p>97%</text:p>
          </table:table-cell>
          <table:table-cell table:style-name="ce30"/>
          <table:table-cell table:number-columns-repeated="16373"/>
        </table:table-row>
        <table:table-row table:style-name="ro5">
          <table:table-cell office:value-type="date" office:date-value="2020-05-01T00:00:00" table:style-name="ce32">
            <text:p>5/1/2020</text:p>
          </table:table-cell>
          <table:table-cell office:value-type="percentage" office:value="0.4" table:style-name="ce28">
            <text:p>40%</text:p>
          </table:table-cell>
          <table:table-cell office:value-type="percentage" office:value="0.5" table:style-name="ce28">
            <text:p>50%</text:p>
          </table:table-cell>
          <table:table-cell office:value-type="percentage" office:value="0.66" table:style-name="ce28">
            <text:p>66%</text:p>
          </table:table-cell>
          <table:table-cell office:value-type="percentage" office:value="0.44" table:style-name="ce30">
            <text:p>44%</text:p>
          </table:table-cell>
          <table:table-cell office:value-type="percentage" office:value="0.04" table:style-name="ce30">
            <text:p>4%</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1.23" table:style-name="ce30">
            <text:p>123%</text:p>
          </table:table-cell>
          <table:table-cell table:style-name="ce30"/>
          <table:table-cell table:number-columns-repeated="16373"/>
        </table:table-row>
        <table:table-row table:style-name="ro5">
          <table:table-cell office:value-type="date" office:date-value="2020-05-02T00:00:00" table:style-name="ce44">
            <text:p>5/2/2020</text:p>
          </table:table-cell>
          <table:table-cell office:value-type="percentage" office:value="0.38" table:style-name="ce37">
            <text:p>38%</text:p>
          </table:table-cell>
          <table:table-cell office:value-type="percentage" office:value="0.47" table:style-name="ce37">
            <text:p>47%</text:p>
          </table:table-cell>
          <table:table-cell office:value-type="percentage" office:value="0.72" table:style-name="ce37">
            <text:p>72%</text:p>
          </table:table-cell>
          <table:table-cell office:value-type="percentage" office:value="0.4" table:style-name="ce40">
            <text:p>40%</text:p>
          </table:table-cell>
          <table:table-cell office:value-type="percentage" office:value="0.04" table:style-name="ce40">
            <text:p>4%</text:p>
          </table:table-cell>
          <table:table-cell office:value-type="percentage" office:value="0.04" table:style-name="ce37">
            <text:p>4%</text:p>
          </table:table-cell>
          <table:table-cell office:value-type="string" table:style-name="ce40">
            <text:p>..</text:p>
          </table:table-cell>
          <table:table-cell office:value-type="percentage" office:value="0.12" table:style-name="ce40">
            <text:p>12%</text:p>
          </table:table-cell>
          <table:table-cell office:value-type="percentage" office:value="3.08" table:style-name="ce40">
            <text:p>308%</text:p>
          </table:table-cell>
          <table:table-cell table:style-name="ce40"/>
          <table:table-cell table:number-columns-repeated="16373"/>
        </table:table-row>
        <table:table-row table:style-name="ro5">
          <table:table-cell office:value-type="date" office:date-value="2020-05-03T00:00:00" table:style-name="ce44">
            <text:p>5/3/2020</text:p>
          </table:table-cell>
          <table:table-cell office:value-type="percentage" office:value="0.34" table:style-name="ce37">
            <text:p>34%</text:p>
          </table:table-cell>
          <table:table-cell office:value-type="percentage" office:value="0.42" table:style-name="ce37">
            <text:p>42%</text:p>
          </table:table-cell>
          <table:table-cell office:value-type="percentage" office:value="0.76" table:style-name="ce37">
            <text:p>76%</text:p>
          </table:table-cell>
          <table:table-cell office:value-type="percentage" office:value="0.36" table:style-name="ce40">
            <text:p>36%</text:p>
          </table:table-cell>
          <table:table-cell office:value-type="percentage" office:value="0.04" table:style-name="ce40">
            <text:p>4%</text:p>
          </table:table-cell>
          <table:table-cell office:value-type="percentage" office:value="0.04" table:style-name="ce37">
            <text:p>4%</text:p>
          </table:table-cell>
          <table:table-cell office:value-type="string" table:style-name="ce40">
            <text:p>..</text:p>
          </table:table-cell>
          <table:table-cell office:value-type="percentage" office:value="0.13" table:style-name="ce40">
            <text:p>13%</text:p>
          </table:table-cell>
          <table:table-cell office:value-type="percentage" office:value="2.57" table:style-name="ce40">
            <text:p>257%</text:p>
          </table:table-cell>
          <table:table-cell table:style-name="ce40"/>
          <table:table-cell table:number-columns-repeated="16373"/>
        </table:table-row>
        <table:table-row table:style-name="ro5">
          <table:table-cell office:value-type="date" office:date-value="2020-05-04T00:00:00" table:style-name="ce32">
            <text:p>5/4/2020</text:p>
          </table:table-cell>
          <table:table-cell office:value-type="percentage" office:value="0.42" table:style-name="ce28">
            <text:p>42%</text:p>
          </table:table-cell>
          <table:table-cell office:value-type="percentage" office:value="0.55000000000000004" table:style-name="ce28">
            <text:p>55%</text:p>
          </table:table-cell>
          <table:table-cell office:value-type="percentage" office:value="0.7" table:style-name="ce28">
            <text:p>70%</text:p>
          </table:table-cell>
          <table:table-cell office:value-type="percentage" office:value="0.46" table:style-name="ce30">
            <text:p>46%</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2" table:style-name="ce30">
            <text:p>12%</text:p>
          </table:table-cell>
          <table:table-cell office:value-type="percentage" office:value="1.55" table:style-name="ce30">
            <text:p>155%</text:p>
          </table:table-cell>
          <table:table-cell table:style-name="ce30"/>
          <table:table-cell table:number-columns-repeated="16373"/>
        </table:table-row>
        <table:table-row table:style-name="ro5">
          <table:table-cell office:value-type="date" office:date-value="2020-05-05T00:00:00" table:style-name="ce32">
            <text:p>5/5/2020</text:p>
          </table:table-cell>
          <table:table-cell office:value-type="percentage" office:value="0.42" table:style-name="ce28">
            <text:p>42%</text:p>
          </table:table-cell>
          <table:table-cell office:value-type="percentage" office:value="0.54" table:style-name="ce28">
            <text:p>54%</text:p>
          </table:table-cell>
          <table:table-cell office:value-type="percentage" office:value="0.71" table:style-name="ce28">
            <text:p>71%</text:p>
          </table:table-cell>
          <table:table-cell office:value-type="percentage" office:value="0.46" table:style-name="ce30">
            <text:p>46%</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2" table:style-name="ce30">
            <text:p>12%</text:p>
          </table:table-cell>
          <table:table-cell office:value-type="percentage" office:value="1.32" table:style-name="ce30">
            <text:p>132%</text:p>
          </table:table-cell>
          <table:table-cell table:style-name="ce30"/>
          <table:table-cell table:number-columns-repeated="16373"/>
        </table:table-row>
        <table:table-row table:style-name="ro5">
          <table:table-cell office:value-type="date" office:date-value="2020-05-06T00:00:00" table:style-name="ce32">
            <text:p>5/6/2020</text:p>
          </table:table-cell>
          <table:table-cell office:value-type="percentage" office:value="0.43" table:style-name="ce28">
            <text:p>43%</text:p>
          </table:table-cell>
          <table:table-cell office:value-type="percentage" office:value="0.55000000000000004" table:style-name="ce28">
            <text:p>55%</text:p>
          </table:table-cell>
          <table:table-cell office:value-type="percentage" office:value="0.73" table:style-name="ce28">
            <text:p>73%</text:p>
          </table:table-cell>
          <table:table-cell office:value-type="percentage" office:value="0.47" table:style-name="ce30">
            <text:p>47%</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2" table:style-name="ce30">
            <text:p>12%</text:p>
          </table:table-cell>
          <table:table-cell office:value-type="percentage" office:value="2.27" table:style-name="ce30">
            <text:p>227%</text:p>
          </table:table-cell>
          <table:table-cell table:style-name="ce30"/>
          <table:table-cell table:number-columns-repeated="16373"/>
        </table:table-row>
        <table:table-row table:style-name="ro5">
          <table:table-cell office:value-type="date" office:date-value="2020-05-07T00:00:00" table:style-name="ce32">
            <text:p>5/7/2020</text:p>
          </table:table-cell>
          <table:table-cell office:value-type="percentage" office:value="0.45" table:style-name="ce28">
            <text:p>45%</text:p>
          </table:table-cell>
          <table:table-cell office:value-type="percentage" office:value="0.56000000000000005" table:style-name="ce28">
            <text:p>56%</text:p>
          </table:table-cell>
          <table:table-cell office:value-type="percentage" office:value="0.71" table:style-name="ce28">
            <text:p>71%</text:p>
          </table:table-cell>
          <table:table-cell office:value-type="percentage" office:value="0.49" table:style-name="ce30">
            <text:p>49%</text:p>
          </table:table-cell>
          <table:table-cell office:value-type="percentage" office:value="0.05" table:style-name="ce30">
            <text:p>5%</text:p>
          </table:table-cell>
          <table:table-cell office:value-type="percentage" office:value="0.05" table:style-name="ce28">
            <text:p>5%</text:p>
          </table:table-cell>
          <table:table-cell office:value-type="string" table:style-name="ce30">
            <text:p>..</text:p>
          </table:table-cell>
          <table:table-cell office:value-type="percentage" office:value="0.13" table:style-name="ce30">
            <text:p>13%</text:p>
          </table:table-cell>
          <table:table-cell office:value-type="percentage" office:value="2.25" table:style-name="ce30">
            <text:p>225%</text:p>
          </table:table-cell>
          <table:table-cell table:style-name="ce30"/>
          <table:table-cell table:number-columns-repeated="16373"/>
        </table:table-row>
        <table:table-row table:style-name="ro5">
          <table:table-cell office:value-type="date" office:date-value="2020-05-08T00:00:00" table:style-name="ce44">
            <text:p>5/8/2020</text:p>
          </table:table-cell>
          <table:table-cell office:value-type="percentage" office:value="0.33" table:style-name="ce37">
            <text:p>33%</text:p>
          </table:table-cell>
          <table:table-cell office:value-type="percentage" office:value="0.33" table:style-name="ce37">
            <text:p>33%</text:p>
          </table:table-cell>
          <table:table-cell office:value-type="percentage" office:value="0.35" table:style-name="ce37">
            <text:p>35%</text:p>
          </table:table-cell>
          <table:table-cell office:value-type="percentage" office:value="0.34" table:style-name="ce40">
            <text:p>34%</text:p>
          </table:table-cell>
          <table:table-cell office:value-type="percentage" office:value="0.05" table:style-name="ce40">
            <text:p>5%</text:p>
          </table:table-cell>
          <table:table-cell office:value-type="percentage" office:value="7.0000000000000007E-2" table:style-name="ce37">
            <text:p>7%</text:p>
          </table:table-cell>
          <table:table-cell office:value-type="string" table:style-name="ce40">
            <text:p>..</text:p>
          </table:table-cell>
          <table:table-cell office:value-type="string" table:style-name="ce40">
            <text:p>..</text:p>
          </table:table-cell>
          <table:table-cell office:value-type="percentage" office:value="2.37" table:style-name="ce40">
            <text:p>237%</text:p>
          </table:table-cell>
          <table:table-cell table:style-name="ce40"/>
          <table:table-cell table:number-columns-repeated="16373"/>
        </table:table-row>
        <table:table-row table:style-name="ro5">
          <table:table-cell office:value-type="date" office:date-value="2020-05-09T00:00:00" table:style-name="ce44">
            <text:p>5/9/2020</text:p>
          </table:table-cell>
          <table:table-cell office:value-type="percentage" office:value="0.39" table:style-name="ce37">
            <text:p>39%</text:p>
          </table:table-cell>
          <table:table-cell office:value-type="percentage" office:value="0.46" table:style-name="ce37">
            <text:p>46%</text:p>
          </table:table-cell>
          <table:table-cell office:value-type="percentage" office:value="0.65" table:style-name="ce37">
            <text:p>65%</text:p>
          </table:table-cell>
          <table:table-cell office:value-type="percentage" office:value="0.41" table:style-name="ce40">
            <text:p>41%</text:p>
          </table:table-cell>
          <table:table-cell office:value-type="percentage" office:value="0.05" table:style-name="ce40">
            <text:p>5%</text:p>
          </table:table-cell>
          <table:table-cell office:value-type="percentage" office:value="0.05" table:style-name="ce37">
            <text:p>5%</text:p>
          </table:table-cell>
          <table:table-cell office:value-type="string" table:style-name="ce40">
            <text:p>..</text:p>
          </table:table-cell>
          <table:table-cell office:value-type="percentage" office:value="0.13" table:style-name="ce40">
            <text:p>13%</text:p>
          </table:table-cell>
          <table:table-cell office:value-type="percentage" office:value="3.84" table:style-name="ce40">
            <text:p>384%</text:p>
          </table:table-cell>
          <table:table-cell table:style-name="ce40"/>
          <table:table-cell table:number-columns-repeated="16373"/>
        </table:table-row>
        <table:table-row table:style-name="ro5">
          <table:table-cell office:value-type="date" office:date-value="2020-05-10T00:00:00" table:style-name="ce44">
            <text:p>5/10/2020</text:p>
          </table:table-cell>
          <table:table-cell office:value-type="percentage" office:value="0.35" table:style-name="ce37">
            <text:p>35%</text:p>
          </table:table-cell>
          <table:table-cell office:value-type="percentage" office:value="0.44" table:style-name="ce37">
            <text:p>44%</text:p>
          </table:table-cell>
          <table:table-cell office:value-type="percentage" office:value="0.77" table:style-name="ce37">
            <text:p>77%</text:p>
          </table:table-cell>
          <table:table-cell office:value-type="percentage" office:value="0.37" table:style-name="ce40">
            <text:p>37%</text:p>
          </table:table-cell>
          <table:table-cell office:value-type="percentage" office:value="0.05" table:style-name="ce40">
            <text:p>5%</text:p>
          </table:table-cell>
          <table:table-cell office:value-type="percentage" office:value="0.04" table:style-name="ce37">
            <text:p>4%</text:p>
          </table:table-cell>
          <table:table-cell office:value-type="string" table:style-name="ce40">
            <text:p>..</text:p>
          </table:table-cell>
          <table:table-cell office:value-type="percentage" office:value="0.13" table:style-name="ce40">
            <text:p>13%</text:p>
          </table:table-cell>
          <table:table-cell office:value-type="percentage" office:value="1.5" table:style-name="ce40">
            <text:p>150%</text:p>
          </table:table-cell>
          <table:table-cell table:style-name="ce40"/>
          <table:table-cell table:number-columns-repeated="16373"/>
        </table:table-row>
        <table:table-row table:style-name="ro5">
          <table:table-cell office:value-type="date" office:date-value="2020-05-11T00:00:00" table:style-name="ce32">
            <text:p>5/11/2020</text:p>
          </table:table-cell>
          <table:table-cell office:value-type="percentage" office:value="0.45" table:style-name="ce28">
            <text:p>45%</text:p>
          </table:table-cell>
          <table:table-cell office:value-type="percentage" office:value="0.57999999999999996" table:style-name="ce28">
            <text:p>58%</text:p>
          </table:table-cell>
          <table:table-cell office:value-type="percentage" office:value="0.74" table:style-name="ce28">
            <text:p>74%</text:p>
          </table:table-cell>
          <table:table-cell office:value-type="percentage" office:value="0.49" table:style-name="ce30">
            <text:p>49%</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2" table:style-name="ce30">
            <text:p>12%</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0-05-12T00:00:00" table:style-name="ce32">
            <text:p>5/12/2020</text:p>
          </table:table-cell>
          <table:table-cell office:value-type="percentage" office:value="0.45" table:style-name="ce28">
            <text:p>45%</text:p>
          </table:table-cell>
          <table:table-cell office:value-type="percentage" office:value="0.59" table:style-name="ce28">
            <text:p>59%</text:p>
          </table:table-cell>
          <table:table-cell office:value-type="percentage" office:value="0.75" table:style-name="ce28">
            <text:p>75%</text:p>
          </table:table-cell>
          <table:table-cell office:value-type="percentage" office:value="0.5" table:style-name="ce30">
            <text:p>50%</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3" table:style-name="ce30">
            <text:p>13%</text:p>
          </table:table-cell>
          <table:table-cell office:value-type="percentage" office:value="1.44" table:style-name="ce30">
            <text:p>144%</text:p>
          </table:table-cell>
          <table:table-cell table:style-name="ce30"/>
          <table:table-cell table:number-columns-repeated="16373"/>
        </table:table-row>
        <table:table-row table:style-name="ro5">
          <table:table-cell office:value-type="date" office:date-value="2020-05-13T00:00:00" table:style-name="ce32">
            <text:p>5/13/2020</text:p>
          </table:table-cell>
          <table:table-cell office:value-type="percentage" office:value="0.48" table:style-name="ce28">
            <text:p>48%</text:p>
          </table:table-cell>
          <table:table-cell office:value-type="percentage" office:value="0.61" table:style-name="ce28">
            <text:p>61%</text:p>
          </table:table-cell>
          <table:table-cell office:value-type="percentage" office:value="0.76" table:style-name="ce28">
            <text:p>76%</text:p>
          </table:table-cell>
          <table:table-cell office:value-type="percentage" office:value="0.53" table:style-name="ce30">
            <text:p>53%</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2" table:style-name="ce30">
            <text:p>12%</text:p>
          </table:table-cell>
          <table:table-cell office:value-type="percentage" office:value="1.52" table:style-name="ce30">
            <text:p>152%</text:p>
          </table:table-cell>
          <table:table-cell table:style-name="ce30"/>
          <table:table-cell table:number-columns-repeated="16373"/>
        </table:table-row>
        <table:table-row table:style-name="ro5">
          <table:table-cell office:value-type="date" office:date-value="2020-05-14T00:00:00" table:style-name="ce32">
            <text:p>5/14/2020</text:p>
          </table:table-cell>
          <table:table-cell office:value-type="percentage" office:value="0.5" table:style-name="ce28">
            <text:p>50%</text:p>
          </table:table-cell>
          <table:table-cell office:value-type="percentage" office:value="0.6" table:style-name="ce28">
            <text:p>60%</text:p>
          </table:table-cell>
          <table:table-cell office:value-type="percentage" office:value="0.75" table:style-name="ce28">
            <text:p>75%</text:p>
          </table:table-cell>
          <table:table-cell office:value-type="percentage" office:value="0.54" table:style-name="ce30">
            <text:p>54%</text:p>
          </table:table-cell>
          <table:table-cell office:value-type="percentage" office:value="0.05" table:style-name="ce30">
            <text:p>5%</text:p>
          </table:table-cell>
          <table:table-cell office:value-type="percentage" office:value="0.06" table:style-name="ce28">
            <text:p>6%</text:p>
          </table:table-cell>
          <table:table-cell office:value-type="string" table:style-name="ce30">
            <text:p>..</text:p>
          </table:table-cell>
          <table:table-cell office:value-type="percentage" office:value="0.13" table:style-name="ce30">
            <text:p>13%</text:p>
          </table:table-cell>
          <table:table-cell office:value-type="percentage" office:value="2.1" table:style-name="ce30">
            <text:p>210%</text:p>
          </table:table-cell>
          <table:table-cell table:style-name="ce30"/>
          <table:table-cell table:number-columns-repeated="16373"/>
        </table:table-row>
        <table:table-row table:style-name="ro5">
          <table:table-cell office:value-type="date" office:date-value="2020-05-15T00:00:00" table:style-name="ce32">
            <text:p>5/15/2020</text:p>
          </table:table-cell>
          <table:table-cell office:value-type="percentage" office:value="0.51" table:style-name="ce28">
            <text:p>51%</text:p>
          </table:table-cell>
          <table:table-cell office:value-type="percentage" office:value="0.61" table:style-name="ce28">
            <text:p>61%</text:p>
          </table:table-cell>
          <table:table-cell office:value-type="percentage" office:value="0.74" table:style-name="ce28">
            <text:p>74%</text:p>
          </table:table-cell>
          <table:table-cell office:value-type="percentage" office:value="0.55000000000000004" table:style-name="ce30">
            <text:p>55%</text:p>
          </table:table-cell>
          <table:table-cell office:value-type="percentage" office:value="0.06" table:style-name="ce30">
            <text:p>6%</text:p>
          </table:table-cell>
          <table:table-cell office:value-type="percentage" office:value="0.06" table:style-name="ce28">
            <text:p>6%</text:p>
          </table:table-cell>
          <table:table-cell office:value-type="string" table:style-name="ce30">
            <text:p>..</text:p>
          </table:table-cell>
          <table:table-cell office:value-type="percentage" office:value="0.13" table:style-name="ce30">
            <text:p>13%</text:p>
          </table:table-cell>
          <table:table-cell office:value-type="percentage" office:value="1.74" table:style-name="ce30">
            <text:p>174%</text:p>
          </table:table-cell>
          <table:table-cell table:style-name="ce30"/>
          <table:table-cell table:number-columns-repeated="16373"/>
        </table:table-row>
        <table:table-row table:style-name="ro5">
          <table:table-cell office:value-type="date" office:date-value="2020-05-16T00:00:00" table:style-name="ce44">
            <text:p>5/16/2020</text:p>
          </table:table-cell>
          <table:table-cell office:value-type="percentage" office:value="0.52" table:style-name="ce37">
            <text:p>52%</text:p>
          </table:table-cell>
          <table:table-cell office:value-type="percentage" office:value="0.64" table:style-name="ce37">
            <text:p>64%</text:p>
          </table:table-cell>
          <table:table-cell office:value-type="percentage" office:value="0.8" table:style-name="ce37">
            <text:p>80%</text:p>
          </table:table-cell>
          <table:table-cell office:value-type="percentage" office:value="0.56000000000000005" table:style-name="ce40">
            <text:p>56%</text:p>
          </table:table-cell>
          <table:table-cell office:value-type="percentage" office:value="0.06" table:style-name="ce40">
            <text:p>6%</text:p>
          </table:table-cell>
          <table:table-cell office:value-type="percentage" office:value="0.05" table:style-name="ce37">
            <text:p>5%</text:p>
          </table:table-cell>
          <table:table-cell office:value-type="string" table:style-name="ce40">
            <text:p>..</text:p>
          </table:table-cell>
          <table:table-cell office:value-type="percentage" office:value="0.13" table:style-name="ce40">
            <text:p>13%</text:p>
          </table:table-cell>
          <table:table-cell office:value-type="percentage" office:value="2.82" table:style-name="ce40">
            <text:p>282%</text:p>
          </table:table-cell>
          <table:table-cell table:style-name="ce40"/>
          <table:table-cell table:number-columns-repeated="16373"/>
        </table:table-row>
        <table:table-row table:style-name="ro5">
          <table:table-cell office:value-type="date" office:date-value="2020-05-17T00:00:00" table:style-name="ce44">
            <text:p>5/17/2020</text:p>
          </table:table-cell>
          <table:table-cell office:value-type="percentage" office:value="0.5" table:style-name="ce37">
            <text:p>50%</text:p>
          </table:table-cell>
          <table:table-cell office:value-type="percentage" office:value="0.63" table:style-name="ce37">
            <text:p>63%</text:p>
          </table:table-cell>
          <table:table-cell office:value-type="percentage" office:value="0.84" table:style-name="ce37">
            <text:p>84%</text:p>
          </table:table-cell>
          <table:table-cell office:value-type="percentage" office:value="0.54" table:style-name="ce40">
            <text:p>54%</text:p>
          </table:table-cell>
          <table:table-cell office:value-type="percentage" office:value="0.06" table:style-name="ce40">
            <text:p>6%</text:p>
          </table:table-cell>
          <table:table-cell office:value-type="percentage" office:value="0.06" table:style-name="ce37">
            <text:p>6%</text:p>
          </table:table-cell>
          <table:table-cell office:value-type="string" table:style-name="ce40">
            <text:p>..</text:p>
          </table:table-cell>
          <table:table-cell office:value-type="percentage" office:value="0.15" table:style-name="ce40">
            <text:p>15%</text:p>
          </table:table-cell>
          <table:table-cell office:value-type="percentage" office:value="3.06" table:style-name="ce40">
            <text:p>306%</text:p>
          </table:table-cell>
          <table:table-cell table:style-name="ce40"/>
          <table:table-cell table:number-columns-repeated="16373"/>
        </table:table-row>
        <table:table-row table:style-name="ro5">
          <table:table-cell office:value-type="date" office:date-value="2020-05-18T00:00:00" table:style-name="ce32">
            <text:p>5/18/2020</text:p>
          </table:table-cell>
          <table:table-cell office:value-type="percentage" office:value="0.53" table:style-name="ce28">
            <text:p>53%</text:p>
          </table:table-cell>
          <table:table-cell office:value-type="percentage" office:value="0.67" table:style-name="ce28">
            <text:p>67%</text:p>
          </table:table-cell>
          <table:table-cell office:value-type="percentage" office:value="0.79" table:style-name="ce28">
            <text:p>79%</text:p>
          </table:table-cell>
          <table:table-cell office:value-type="percentage" office:value="0.57999999999999996" table:style-name="ce30">
            <text:p>58%</text:p>
          </table:table-cell>
          <table:table-cell office:value-type="percentage" office:value="0.06" table:style-name="ce30">
            <text:p>6%</text:p>
          </table:table-cell>
          <table:table-cell office:value-type="percentage" office:value="0.08" table:style-name="ce28">
            <text:p>8%</text:p>
          </table:table-cell>
          <table:table-cell office:value-type="string" table:style-name="ce30">
            <text:p>..</text:p>
          </table:table-cell>
          <table:table-cell office:value-type="percentage" office:value="0.14000000000000001" table:style-name="ce30">
            <text:p>14%</text:p>
          </table:table-cell>
          <table:table-cell office:value-type="percentage" office:value="1.64" table:style-name="ce30">
            <text:p>164%</text:p>
          </table:table-cell>
          <table:table-cell table:style-name="ce30"/>
          <table:table-cell table:number-columns-repeated="16373"/>
        </table:table-row>
        <table:table-row table:style-name="ro5">
          <table:table-cell office:value-type="date" office:date-value="2020-05-19T00:00:00" table:style-name="ce32">
            <text:p>5/19/2020</text:p>
          </table:table-cell>
          <table:table-cell office:value-type="percentage" office:value="0.54" table:style-name="ce28">
            <text:p>54%</text:p>
          </table:table-cell>
          <table:table-cell office:value-type="percentage" office:value="0.67" table:style-name="ce28">
            <text:p>67%</text:p>
          </table:table-cell>
          <table:table-cell office:value-type="percentage" office:value="0.79" table:style-name="ce28">
            <text:p>79%</text:p>
          </table:table-cell>
          <table:table-cell office:value-type="percentage" office:value="0.57999999999999996" table:style-name="ce30">
            <text:p>58%</text:p>
          </table:table-cell>
          <table:table-cell office:value-type="percentage" office:value="7.0000000000000007E-2" table:style-name="ce30">
            <text:p>7%</text:p>
          </table:table-cell>
          <table:table-cell office:value-type="percentage" office:value="7.0000000000000007E-2" table:style-name="ce28">
            <text:p>7%</text:p>
          </table:table-cell>
          <table:table-cell office:value-type="string" table:style-name="ce30">
            <text:p>..</text:p>
          </table:table-cell>
          <table:table-cell office:value-type="percentage" office:value="0.14000000000000001" table:style-name="ce30">
            <text:p>14%</text:p>
          </table:table-cell>
          <table:table-cell office:value-type="percentage" office:value="1.68" table:style-name="ce30">
            <text:p>168%</text:p>
          </table:table-cell>
          <table:table-cell table:style-name="ce30"/>
          <table:table-cell table:number-columns-repeated="16373"/>
        </table:table-row>
        <table:table-row table:style-name="ro5">
          <table:table-cell office:value-type="date" office:date-value="2020-05-20T00:00:00" table:style-name="ce32">
            <text:p>5/20/2020</text:p>
          </table:table-cell>
          <table:table-cell office:value-type="percentage" office:value="0.56000000000000005" table:style-name="ce28">
            <text:p>56%</text:p>
          </table:table-cell>
          <table:table-cell office:value-type="percentage" office:value="0.67" table:style-name="ce28">
            <text:p>67%</text:p>
          </table:table-cell>
          <table:table-cell office:value-type="percentage" office:value="0.8" table:style-name="ce28">
            <text:p>80%</text:p>
          </table:table-cell>
          <table:table-cell office:value-type="percentage" office:value="0.6" table:style-name="ce30">
            <text:p>60%</text:p>
          </table:table-cell>
          <table:table-cell office:value-type="percentage" office:value="7.0000000000000007E-2" table:style-name="ce30">
            <text:p>7%</text:p>
          </table:table-cell>
          <table:table-cell office:value-type="percentage" office:value="7.0000000000000007E-2" table:style-name="ce28">
            <text:p>7%</text:p>
          </table:table-cell>
          <table:table-cell office:value-type="string" table:style-name="ce30">
            <text:p>..</text:p>
          </table:table-cell>
          <table:table-cell office:value-type="percentage" office:value="0.13" table:style-name="ce30">
            <text:p>13%</text:p>
          </table:table-cell>
          <table:table-cell office:value-type="percentage" office:value="2.31" table:style-name="ce30">
            <text:p>231%</text:p>
          </table:table-cell>
          <table:table-cell table:style-name="ce30"/>
          <table:table-cell table:number-columns-repeated="16373"/>
        </table:table-row>
        <table:table-row table:style-name="ro5">
          <table:table-cell office:value-type="date" office:date-value="2020-05-21T00:00:00" table:style-name="ce32">
            <text:p>5/21/2020</text:p>
          </table:table-cell>
          <table:table-cell office:value-type="percentage" office:value="0.54" table:style-name="ce28">
            <text:p>54%</text:p>
          </table:table-cell>
          <table:table-cell office:value-type="percentage" office:value="0.66" table:style-name="ce28">
            <text:p>66%</text:p>
          </table:table-cell>
          <table:table-cell office:value-type="percentage" office:value="0.8" table:style-name="ce28">
            <text:p>80%</text:p>
          </table:table-cell>
          <table:table-cell office:value-type="percentage" office:value="0.59" table:style-name="ce30">
            <text:p>59%</text:p>
          </table:table-cell>
          <table:table-cell office:value-type="percentage" office:value="7.0000000000000007E-2" table:style-name="ce30">
            <text:p>7%</text:p>
          </table:table-cell>
          <table:table-cell office:value-type="percentage" office:value="7.0000000000000007E-2" table:style-name="ce28">
            <text:p>7%</text:p>
          </table:table-cell>
          <table:table-cell office:value-type="string" table:style-name="ce30">
            <text:p>..</text:p>
          </table:table-cell>
          <table:table-cell office:value-type="percentage" office:value="0.13" table:style-name="ce30">
            <text:p>13%</text:p>
          </table:table-cell>
          <table:table-cell office:value-type="percentage" office:value="2.2400000000000002" table:style-name="ce30">
            <text:p>224%</text:p>
          </table:table-cell>
          <table:table-cell table:style-name="ce30"/>
          <table:table-cell table:number-columns-repeated="16373"/>
        </table:table-row>
        <table:table-row table:style-name="ro5">
          <table:table-cell office:value-type="date" office:date-value="2020-05-22T00:00:00" table:style-name="ce32">
            <text:p>5/22/2020</text:p>
          </table:table-cell>
          <table:table-cell office:value-type="percentage" office:value="0.56000000000000005" table:style-name="ce28">
            <text:p>56%</text:p>
          </table:table-cell>
          <table:table-cell office:value-type="percentage" office:value="0.67" table:style-name="ce28">
            <text:p>67%</text:p>
          </table:table-cell>
          <table:table-cell office:value-type="percentage" office:value="0.79" table:style-name="ce28">
            <text:p>79%</text:p>
          </table:table-cell>
          <table:table-cell office:value-type="percentage" office:value="0.59" table:style-name="ce30">
            <text:p>59%</text:p>
          </table:table-cell>
          <table:table-cell office:value-type="percentage" office:value="7.0000000000000007E-2" table:style-name="ce30">
            <text:p>7%</text:p>
          </table:table-cell>
          <table:table-cell office:value-type="percentage" office:value="0.08" table:style-name="ce28">
            <text:p>8%</text:p>
          </table:table-cell>
          <table:table-cell office:value-type="string" table:style-name="ce30">
            <text:p>..</text:p>
          </table:table-cell>
          <table:table-cell office:value-type="percentage" office:value="0.14000000000000001" table:style-name="ce30">
            <text:p>14%</text:p>
          </table:table-cell>
          <table:table-cell office:value-type="percentage" office:value="1.21" table:style-name="ce30">
            <text:p>121%</text:p>
          </table:table-cell>
          <table:table-cell table:style-name="ce30"/>
          <table:table-cell table:number-columns-repeated="16373"/>
        </table:table-row>
        <table:table-row table:style-name="ro5">
          <table:table-cell office:value-type="date" office:date-value="2020-05-23T00:00:00" table:style-name="ce44">
            <text:p>5/23/2020</text:p>
          </table:table-cell>
          <table:table-cell office:value-type="percentage" office:value="0.55000000000000004" table:style-name="ce37">
            <text:p>55%</text:p>
          </table:table-cell>
          <table:table-cell office:value-type="percentage" office:value="0.68" table:style-name="ce37">
            <text:p>68%</text:p>
          </table:table-cell>
          <table:table-cell office:value-type="percentage" office:value="0.84" table:style-name="ce37">
            <text:p>84%</text:p>
          </table:table-cell>
          <table:table-cell office:value-type="percentage" office:value="0.57999999999999996" table:style-name="ce40">
            <text:p>58%</text:p>
          </table:table-cell>
          <table:table-cell office:value-type="percentage" office:value="7.0000000000000007E-2" table:style-name="ce40">
            <text:p>7%</text:p>
          </table:table-cell>
          <table:table-cell office:value-type="percentage" office:value="0.06" table:style-name="ce37">
            <text:p>6%</text:p>
          </table:table-cell>
          <table:table-cell office:value-type="string" table:style-name="ce40">
            <text:p>..</text:p>
          </table:table-cell>
          <table:table-cell office:value-type="percentage" office:value="0.14000000000000001" table:style-name="ce40">
            <text:p>14%</text:p>
          </table:table-cell>
          <table:table-cell office:value-type="percentage" office:value="1.61" table:style-name="ce40">
            <text:p>161%</text:p>
          </table:table-cell>
          <table:table-cell table:style-name="ce40"/>
          <table:table-cell table:number-columns-repeated="16373"/>
        </table:table-row>
        <table:table-row table:style-name="ro5">
          <table:table-cell office:value-type="date" office:date-value="2020-05-24T00:00:00" table:style-name="ce44">
            <text:p>5/24/2020</text:p>
          </table:table-cell>
          <table:table-cell office:value-type="percentage" office:value="0.55000000000000004" table:style-name="ce37">
            <text:p>55%</text:p>
          </table:table-cell>
          <table:table-cell office:value-type="percentage" office:value="0.67" table:style-name="ce37">
            <text:p>67%</text:p>
          </table:table-cell>
          <table:table-cell office:value-type="percentage" office:value="0.8" table:style-name="ce37">
            <text:p>80%</text:p>
          </table:table-cell>
          <table:table-cell office:value-type="percentage" office:value="0.57999999999999996" table:style-name="ce40">
            <text:p>58%</text:p>
          </table:table-cell>
          <table:table-cell office:value-type="percentage" office:value="7.0000000000000007E-2" table:style-name="ce40">
            <text:p>7%</text:p>
          </table:table-cell>
          <table:table-cell office:value-type="percentage" office:value="0.06" table:style-name="ce37">
            <text:p>6%</text:p>
          </table:table-cell>
          <table:table-cell office:value-type="string" table:style-name="ce40">
            <text:p>..</text:p>
          </table:table-cell>
          <table:table-cell office:value-type="percentage" office:value="0.16" table:style-name="ce40">
            <text:p>16%</text:p>
          </table:table-cell>
          <table:table-cell office:value-type="percentage" office:value="2.64" table:style-name="ce40">
            <text:p>264%</text:p>
          </table:table-cell>
          <table:table-cell table:style-name="ce40"/>
          <table:table-cell table:number-columns-repeated="16373"/>
        </table:table-row>
        <table:table-row table:style-name="ro5">
          <table:table-cell office:value-type="date" office:date-value="2020-05-25T00:00:00" table:style-name="ce44">
            <text:p>5/25/2020</text:p>
          </table:table-cell>
          <table:table-cell office:value-type="percentage" office:value="0.5" table:style-name="ce37">
            <text:p>50%</text:p>
          </table:table-cell>
          <table:table-cell office:value-type="percentage" office:value="0.46" table:style-name="ce37">
            <text:p>46%</text:p>
          </table:table-cell>
          <table:table-cell office:value-type="percentage" office:value="0.34" table:style-name="ce37">
            <text:p>34%</text:p>
          </table:table-cell>
          <table:table-cell office:value-type="percentage" office:value="0.5" table:style-name="ce40">
            <text:p>50%</text:p>
          </table:table-cell>
          <table:table-cell office:value-type="percentage" office:value="7.0000000000000007E-2" table:style-name="ce40">
            <text:p>7%</text:p>
          </table:table-cell>
          <table:table-cell office:value-type="percentage" office:value="0.09" table:style-name="ce37">
            <text:p>9%</text:p>
          </table:table-cell>
          <table:table-cell office:value-type="string" table:style-name="ce40">
            <text:p>..</text:p>
          </table:table-cell>
          <table:table-cell office:value-type="percentage" office:value="0.19" table:style-name="ce40">
            <text:p>19%</text:p>
          </table:table-cell>
          <table:table-cell office:value-type="percentage" office:value="2.83" table:style-name="ce40">
            <text:p>283%</text:p>
          </table:table-cell>
          <table:table-cell table:style-name="ce40"/>
          <table:table-cell table:number-columns-repeated="16373"/>
        </table:table-row>
        <table:table-row table:style-name="ro5">
          <table:table-cell office:value-type="date" office:date-value="2020-05-26T00:00:00" table:style-name="ce32">
            <text:p>5/26/2020</text:p>
          </table:table-cell>
          <table:table-cell office:value-type="percentage" office:value="0.59" table:style-name="ce28">
            <text:p>59%</text:p>
          </table:table-cell>
          <table:table-cell office:value-type="percentage" office:value="0.73" table:style-name="ce28">
            <text:p>73%</text:p>
          </table:table-cell>
          <table:table-cell office:value-type="percentage" office:value="0.81" table:style-name="ce28">
            <text:p>81%</text:p>
          </table:table-cell>
          <table:table-cell office:value-type="percentage" office:value="0.63" table:style-name="ce30">
            <text:p>63%</text:p>
          </table:table-cell>
          <table:table-cell office:value-type="percentage" office:value="7.0000000000000007E-2" table:style-name="ce30">
            <text:p>7%</text:p>
          </table:table-cell>
          <table:table-cell office:value-type="percentage" office:value="0.09" table:style-name="ce28">
            <text:p>9%</text:p>
          </table:table-cell>
          <table:table-cell office:value-type="string" table:style-name="ce30">
            <text:p>..</text:p>
          </table:table-cell>
          <table:table-cell office:value-type="percentage" office:value="0.15" table:style-name="ce30">
            <text:p>15%</text:p>
          </table:table-cell>
          <table:table-cell office:value-type="percentage" office:value="1.66" table:style-name="ce30">
            <text:p>166%</text:p>
          </table:table-cell>
          <table:table-cell table:style-name="ce30"/>
          <table:table-cell table:number-columns-repeated="16373"/>
        </table:table-row>
        <table:table-row table:style-name="ro5">
          <table:table-cell office:value-type="date" office:date-value="2020-05-27T00:00:00" table:style-name="ce32">
            <text:p>5/27/2020</text:p>
          </table:table-cell>
          <table:table-cell office:value-type="percentage" office:value="0.59" table:style-name="ce28">
            <text:p>59%</text:p>
          </table:table-cell>
          <table:table-cell office:value-type="percentage" office:value="0.72" table:style-name="ce28">
            <text:p>72%</text:p>
          </table:table-cell>
          <table:table-cell office:value-type="percentage" office:value="0.84" table:style-name="ce28">
            <text:p>84%</text:p>
          </table:table-cell>
          <table:table-cell office:value-type="percentage" office:value="0.63" table:style-name="ce30">
            <text:p>63%</text:p>
          </table:table-cell>
          <table:table-cell office:value-type="percentage" office:value="7.0000000000000007E-2" table:style-name="ce30">
            <text:p>7%</text:p>
          </table:table-cell>
          <table:table-cell office:value-type="percentage" office:value="0.08" table:style-name="ce28">
            <text:p>8%</text:p>
          </table:table-cell>
          <table:table-cell office:value-type="string" table:style-name="ce30">
            <text:p>..</text:p>
          </table:table-cell>
          <table:table-cell office:value-type="percentage" office:value="0.14000000000000001" table:style-name="ce30">
            <text:p>14%</text:p>
          </table:table-cell>
          <table:table-cell office:value-type="percentage" office:value="2.25" table:style-name="ce30">
            <text:p>225%</text:p>
          </table:table-cell>
          <table:table-cell table:style-name="ce30"/>
          <table:table-cell table:number-columns-repeated="16373"/>
        </table:table-row>
        <table:table-row table:style-name="ro5">
          <table:table-cell office:value-type="date" office:date-value="2020-05-28T00:00:00" table:style-name="ce32">
            <text:p>5/28/2020</text:p>
          </table:table-cell>
          <table:table-cell office:value-type="percentage" office:value="0.59" table:style-name="ce28">
            <text:p>59%</text:p>
          </table:table-cell>
          <table:table-cell office:value-type="percentage" office:value="0.71" table:style-name="ce28">
            <text:p>71%</text:p>
          </table:table-cell>
          <table:table-cell office:value-type="percentage" office:value="0.83" table:style-name="ce28">
            <text:p>83%</text:p>
          </table:table-cell>
          <table:table-cell office:value-type="percentage" office:value="0.64" table:style-name="ce30">
            <text:p>64%</text:p>
          </table:table-cell>
          <table:table-cell office:value-type="percentage" office:value="7.0000000000000007E-2" table:style-name="ce30">
            <text:p>7%</text:p>
          </table:table-cell>
          <table:table-cell office:value-type="percentage" office:value="0.09" table:style-name="ce28">
            <text:p>9%</text:p>
          </table:table-cell>
          <table:table-cell office:value-type="string" table:style-name="ce30">
            <text:p>..</text:p>
          </table:table-cell>
          <table:table-cell office:value-type="percentage" office:value="0.14000000000000001" table:style-name="ce30">
            <text:p>14%</text:p>
          </table:table-cell>
          <table:table-cell office:value-type="percentage" office:value="2.35" table:style-name="ce30">
            <text:p>235%</text:p>
          </table:table-cell>
          <table:table-cell table:style-name="ce30"/>
          <table:table-cell table:number-columns-repeated="16373"/>
        </table:table-row>
        <table:table-row table:style-name="ro5">
          <table:table-cell office:value-type="date" office:date-value="2020-05-29T00:00:00" table:style-name="ce32">
            <text:p>5/29/2020</text:p>
          </table:table-cell>
          <table:table-cell office:value-type="percentage" office:value="0.62" table:style-name="ce28">
            <text:p>62%</text:p>
          </table:table-cell>
          <table:table-cell office:value-type="percentage" office:value="0.72" table:style-name="ce28">
            <text:p>72%</text:p>
          </table:table-cell>
          <table:table-cell office:value-type="percentage" office:value="0.83" table:style-name="ce28">
            <text:p>83%</text:p>
          </table:table-cell>
          <table:table-cell office:value-type="percentage" office:value="0.66" table:style-name="ce30">
            <text:p>66%</text:p>
          </table:table-cell>
          <table:table-cell office:value-type="percentage" office:value="0.08" table:style-name="ce30">
            <text:p>8%</text:p>
          </table:table-cell>
          <table:table-cell office:value-type="percentage" office:value="0.09" table:style-name="ce28">
            <text:p>9%</text:p>
          </table:table-cell>
          <table:table-cell office:value-type="string" table:style-name="ce30">
            <text:p>..</text:p>
          </table:table-cell>
          <table:table-cell office:value-type="percentage" office:value="0.15" table:style-name="ce30">
            <text:p>15%</text:p>
          </table:table-cell>
          <table:table-cell office:value-type="percentage" office:value="1.97" table:style-name="ce30">
            <text:p>197%</text:p>
          </table:table-cell>
          <table:table-cell table:style-name="ce30"/>
          <table:table-cell table:number-columns-repeated="16373"/>
        </table:table-row>
        <table:table-row table:style-name="ro5">
          <table:table-cell office:value-type="date" office:date-value="2020-05-30T00:00:00" table:style-name="ce44">
            <text:p>5/30/2020</text:p>
          </table:table-cell>
          <table:table-cell office:value-type="percentage" office:value="0.66" table:style-name="ce37">
            <text:p>66%</text:p>
          </table:table-cell>
          <table:table-cell office:value-type="percentage" office:value="0.77" table:style-name="ce37">
            <text:p>77%</text:p>
          </table:table-cell>
          <table:table-cell office:value-type="percentage" office:value="0.92" table:style-name="ce37">
            <text:p>92%</text:p>
          </table:table-cell>
          <table:table-cell office:value-type="percentage" office:value="0.69" table:style-name="ce40">
            <text:p>69%</text:p>
          </table:table-cell>
          <table:table-cell office:value-type="percentage" office:value="0.08" table:style-name="ce40">
            <text:p>8%</text:p>
          </table:table-cell>
          <table:table-cell office:value-type="percentage" office:value="0.08" table:style-name="ce37">
            <text:p>8%</text:p>
          </table:table-cell>
          <table:table-cell office:value-type="string" table:style-name="ce40">
            <text:p>..</text:p>
          </table:table-cell>
          <table:table-cell office:value-type="percentage" office:value="0.16" table:style-name="ce40">
            <text:p>16%</text:p>
          </table:table-cell>
          <table:table-cell office:value-type="percentage" office:value="3.23" table:style-name="ce40">
            <text:p>323%</text:p>
          </table:table-cell>
          <table:table-cell table:style-name="ce40"/>
          <table:table-cell table:number-columns-repeated="16373"/>
        </table:table-row>
        <table:table-row table:style-name="ro5">
          <table:table-cell office:value-type="date" office:date-value="2020-05-31T00:00:00" table:style-name="ce44">
            <text:p>5/31/2020</text:p>
          </table:table-cell>
          <table:table-cell office:value-type="percentage" office:value="0.67" table:style-name="ce37">
            <text:p>67%</text:p>
          </table:table-cell>
          <table:table-cell office:value-type="percentage" office:value="0.79" table:style-name="ce37">
            <text:p>79%</text:p>
          </table:table-cell>
          <table:table-cell office:value-type="percentage" office:value="0.94" table:style-name="ce37">
            <text:p>94%</text:p>
          </table:table-cell>
          <table:table-cell office:value-type="percentage" office:value="0.71" table:style-name="ce40">
            <text:p>71%</text:p>
          </table:table-cell>
          <table:table-cell office:value-type="percentage" office:value="0.08" table:style-name="ce40">
            <text:p>8%</text:p>
          </table:table-cell>
          <table:table-cell office:value-type="percentage" office:value="0.09" table:style-name="ce37">
            <text:p>9%</text:p>
          </table:table-cell>
          <table:table-cell office:value-type="string" table:style-name="ce40">
            <text:p>..</text:p>
          </table:table-cell>
          <table:table-cell office:value-type="percentage" office:value="0.19" table:style-name="ce40">
            <text:p>19%</text:p>
          </table:table-cell>
          <table:table-cell office:value-type="percentage" office:value="3.21" table:style-name="ce40">
            <text:p>321%</text:p>
          </table:table-cell>
          <table:table-cell table:style-name="ce40"/>
          <table:table-cell table:number-columns-repeated="16373"/>
        </table:table-row>
        <table:table-row table:style-name="ro5">
          <table:table-cell office:value-type="date" office:date-value="2020-06-01T00:00:00" table:style-name="ce32">
            <text:p>6/1/2020</text:p>
          </table:table-cell>
          <table:table-cell office:value-type="percentage" office:value="0.65" table:style-name="ce28">
            <text:p>65%</text:p>
          </table:table-cell>
          <table:table-cell office:value-type="percentage" office:value="0.78" table:style-name="ce28">
            <text:p>78%</text:p>
          </table:table-cell>
          <table:table-cell office:value-type="percentage" office:value="0.87" table:style-name="ce28">
            <text:p>87%</text:p>
          </table:table-cell>
          <table:table-cell office:value-type="percentage" office:value="0.69" table:style-name="ce30">
            <text:p>69%</text:p>
          </table:table-cell>
          <table:table-cell office:value-type="percentage" office:value="0.08" table:style-name="ce30">
            <text:p>8%</text:p>
          </table:table-cell>
          <table:table-cell office:value-type="percentage" office:value="0.1" table:style-name="ce28">
            <text:p>10%</text:p>
          </table:table-cell>
          <table:table-cell office:value-type="string" table:style-name="ce30">
            <text:p>..</text:p>
          </table:table-cell>
          <table:table-cell office:value-type="percentage" office:value="0.17" table:style-name="ce30">
            <text:p>17%</text:p>
          </table:table-cell>
          <table:table-cell office:value-type="percentage" office:value="1.83" table:style-name="ce30">
            <text:p>183%</text:p>
          </table:table-cell>
          <table:table-cell table:style-name="ce30"/>
          <table:table-cell table:number-columns-repeated="16373"/>
        </table:table-row>
        <table:table-row table:style-name="ro5">
          <table:table-cell office:value-type="date" office:date-value="2020-06-02T00:00:00" table:style-name="ce32">
            <text:p>6/2/2020</text:p>
          </table:table-cell>
          <table:table-cell office:value-type="percentage" office:value="0.65" table:style-name="ce28">
            <text:p>65%</text:p>
          </table:table-cell>
          <table:table-cell office:value-type="percentage" office:value="0.78" table:style-name="ce28">
            <text:p>78%</text:p>
          </table:table-cell>
          <table:table-cell office:value-type="percentage" office:value="0.84" table:style-name="ce28">
            <text:p>84%</text:p>
          </table:table-cell>
          <table:table-cell office:value-type="percentage" office:value="0.69" table:style-name="ce30">
            <text:p>69%</text:p>
          </table:table-cell>
          <table:table-cell office:value-type="percentage" office:value="0.09" table:style-name="ce30">
            <text:p>9%</text:p>
          </table:table-cell>
          <table:table-cell office:value-type="percentage" office:value="0.1" table:style-name="ce28">
            <text:p>10%</text:p>
          </table:table-cell>
          <table:table-cell office:value-type="string" table:style-name="ce30">
            <text:p>..</text:p>
          </table:table-cell>
          <table:table-cell office:value-type="percentage" office:value="0.18" table:style-name="ce30">
            <text:p>18%</text:p>
          </table:table-cell>
          <table:table-cell office:value-type="percentage" office:value="1.83" table:style-name="ce30">
            <text:p>183%</text:p>
          </table:table-cell>
          <table:table-cell table:style-name="ce30"/>
          <table:table-cell table:number-columns-repeated="16373"/>
        </table:table-row>
        <table:table-row table:style-name="ro5">
          <table:table-cell office:value-type="date" office:date-value="2020-06-03T00:00:00" table:style-name="ce32">
            <text:p>6/3/2020</text:p>
          </table:table-cell>
          <table:table-cell office:value-type="percentage" office:value="0.59" table:style-name="ce28">
            <text:p>59%</text:p>
          </table:table-cell>
          <table:table-cell office:value-type="percentage" office:value="0.74" table:style-name="ce28">
            <text:p>74%</text:p>
          </table:table-cell>
          <table:table-cell office:value-type="percentage" office:value="0.85" table:style-name="ce28">
            <text:p>85%</text:p>
          </table:table-cell>
          <table:table-cell office:value-type="percentage" office:value="0.63" table:style-name="ce30">
            <text:p>63%</text:p>
          </table:table-cell>
          <table:table-cell office:value-type="percentage" office:value="0.1" table:style-name="ce30">
            <text:p>10%</text:p>
          </table:table-cell>
          <table:table-cell office:value-type="percentage" office:value="0.1" table:style-name="ce28">
            <text:p>10%</text:p>
          </table:table-cell>
          <table:table-cell office:value-type="string" table:style-name="ce30">
            <text:p>..</text:p>
          </table:table-cell>
          <table:table-cell office:value-type="percentage" office:value="0.15" table:style-name="ce30">
            <text:p>15%</text:p>
          </table:table-cell>
          <table:table-cell office:value-type="percentage" office:value="1.19" table:style-name="ce30">
            <text:p>119%</text:p>
          </table:table-cell>
          <table:table-cell table:style-name="ce30"/>
          <table:table-cell table:number-columns-repeated="16373"/>
        </table:table-row>
        <table:table-row table:style-name="ro5">
          <table:table-cell office:value-type="date" office:date-value="2020-06-04T00:00:00" table:style-name="ce32">
            <text:p>6/4/2020</text:p>
          </table:table-cell>
          <table:table-cell office:value-type="percentage" office:value="0.6" table:style-name="ce28">
            <text:p>60%</text:p>
          </table:table-cell>
          <table:table-cell office:value-type="percentage" office:value="0.73" table:style-name="ce28">
            <text:p>73%</text:p>
          </table:table-cell>
          <table:table-cell office:value-type="percentage" office:value="0.85" table:style-name="ce28">
            <text:p>85%</text:p>
          </table:table-cell>
          <table:table-cell office:value-type="percentage" office:value="0.64" table:style-name="ce30">
            <text:p>64%</text:p>
          </table:table-cell>
          <table:table-cell office:value-type="percentage" office:value="0.1" table:style-name="ce30">
            <text:p>10%</text:p>
          </table:table-cell>
          <table:table-cell office:value-type="percentage" office:value="0.1" table:style-name="ce28">
            <text:p>10%</text:p>
          </table:table-cell>
          <table:table-cell office:value-type="string" table:style-name="ce30">
            <text:p>..</text:p>
          </table:table-cell>
          <table:table-cell office:value-type="percentage" office:value="0.17" table:style-name="ce30">
            <text:p>17%</text:p>
          </table:table-cell>
          <table:table-cell office:value-type="percentage" office:value="1.69" table:style-name="ce30">
            <text:p>169%</text:p>
          </table:table-cell>
          <table:table-cell table:style-name="ce30"/>
          <table:table-cell table:number-columns-repeated="16373"/>
        </table:table-row>
        <table:table-row table:style-name="ro5">
          <table:table-cell office:value-type="date" office:date-value="2020-06-05T00:00:00" table:style-name="ce32">
            <text:p>6/5/2020</text:p>
          </table:table-cell>
          <table:table-cell office:value-type="percentage" office:value="0.62" table:style-name="ce28">
            <text:p>62%</text:p>
          </table:table-cell>
          <table:table-cell office:value-type="percentage" office:value="0.74" table:style-name="ce28">
            <text:p>74%</text:p>
          </table:table-cell>
          <table:table-cell office:value-type="percentage" office:value="0.85" table:style-name="ce28">
            <text:p>85%</text:p>
          </table:table-cell>
          <table:table-cell office:value-type="percentage" office:value="0.66" table:style-name="ce30">
            <text:p>66%</text:p>
          </table:table-cell>
          <table:table-cell office:value-type="percentage" office:value="0.11" table:style-name="ce30">
            <text:p>11%</text:p>
          </table:table-cell>
          <table:table-cell office:value-type="percentage" office:value="0.1" table:style-name="ce28">
            <text:p>10%</text:p>
          </table:table-cell>
          <table:table-cell office:value-type="string" table:style-name="ce30">
            <text:p>..</text:p>
          </table:table-cell>
          <table:table-cell office:value-type="percentage" office:value="0.17" table:style-name="ce30">
            <text:p>17%</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6-06T00:00:00" table:style-name="ce44">
            <text:p>6/6/2020</text:p>
          </table:table-cell>
          <table:table-cell office:value-type="percentage" office:value="0.63" table:style-name="ce37">
            <text:p>63%</text:p>
          </table:table-cell>
          <table:table-cell office:value-type="percentage" office:value="0.76" table:style-name="ce37">
            <text:p>76%</text:p>
          </table:table-cell>
          <table:table-cell office:value-type="percentage" office:value="0.9" table:style-name="ce37">
            <text:p>90%</text:p>
          </table:table-cell>
          <table:table-cell office:value-type="percentage" office:value="0.66" table:style-name="ce40">
            <text:p>66%</text:p>
          </table:table-cell>
          <table:table-cell office:value-type="percentage" office:value="0.11" table:style-name="ce40">
            <text:p>11%</text:p>
          </table:table-cell>
          <table:table-cell office:value-type="percentage" office:value="0.1" table:style-name="ce37">
            <text:p>10%</text:p>
          </table:table-cell>
          <table:table-cell office:value-type="string" table:style-name="ce40">
            <text:p>..</text:p>
          </table:table-cell>
          <table:table-cell office:value-type="percentage" office:value="0.16" table:style-name="ce40">
            <text:p>16%</text:p>
          </table:table-cell>
          <table:table-cell office:value-type="percentage" office:value="1.25" table:style-name="ce40">
            <text:p>125%</text:p>
          </table:table-cell>
          <table:table-cell table:style-name="ce40"/>
          <table:table-cell table:number-columns-repeated="16373"/>
        </table:table-row>
        <table:table-row table:style-name="ro5">
          <table:table-cell office:value-type="date" office:date-value="2020-06-07T00:00:00" table:style-name="ce44">
            <text:p>6/7/2020</text:p>
          </table:table-cell>
          <table:table-cell office:value-type="percentage" office:value="0.63" table:style-name="ce37">
            <text:p>63%</text:p>
          </table:table-cell>
          <table:table-cell office:value-type="percentage" office:value="0.76" table:style-name="ce37">
            <text:p>76%</text:p>
          </table:table-cell>
          <table:table-cell office:value-type="percentage" office:value="0.93" table:style-name="ce37">
            <text:p>93%</text:p>
          </table:table-cell>
          <table:table-cell office:value-type="percentage" office:value="0.66" table:style-name="ce40">
            <text:p>66%</text:p>
          </table:table-cell>
          <table:table-cell office:value-type="percentage" office:value="0.12" table:style-name="ce40">
            <text:p>12%</text:p>
          </table:table-cell>
          <table:table-cell office:value-type="percentage" office:value="0.11" table:style-name="ce37">
            <text:p>11%</text:p>
          </table:table-cell>
          <table:table-cell office:value-type="string" table:style-name="ce40">
            <text:p>..</text:p>
          </table:table-cell>
          <table:table-cell office:value-type="percentage" office:value="0.19" table:style-name="ce40">
            <text:p>19%</text:p>
          </table:table-cell>
          <table:table-cell office:value-type="percentage" office:value="2.2200000000000002" table:style-name="ce40">
            <text:p>222%</text:p>
          </table:table-cell>
          <table:table-cell table:style-name="ce40"/>
          <table:table-cell table:number-columns-repeated="16373"/>
        </table:table-row>
        <table:table-row table:style-name="ro5">
          <table:table-cell office:value-type="date" office:date-value="2020-06-08T00:00:00" table:style-name="ce32">
            <text:p>6/8/2020</text:p>
          </table:table-cell>
          <table:table-cell office:value-type="percentage" office:value="0.63" table:style-name="ce28">
            <text:p>63%</text:p>
          </table:table-cell>
          <table:table-cell office:value-type="percentage" office:value="0.78" table:style-name="ce28">
            <text:p>78%</text:p>
          </table:table-cell>
          <table:table-cell office:value-type="percentage" office:value="0.87" table:style-name="ce28">
            <text:p>87%</text:p>
          </table:table-cell>
          <table:table-cell office:value-type="percentage" office:value="0.68" table:style-name="ce30">
            <text:p>68%</text:p>
          </table:table-cell>
          <table:table-cell office:value-type="percentage" office:value="0.13" table:style-name="ce30">
            <text:p>13%</text:p>
          </table:table-cell>
          <table:table-cell office:value-type="percentage" office:value="0.11" table:style-name="ce28">
            <text:p>11%</text:p>
          </table:table-cell>
          <table:table-cell office:value-type="string" table:style-name="ce30">
            <text:p>..</text:p>
          </table:table-cell>
          <table:table-cell office:value-type="percentage" office:value="0.18" table:style-name="ce30">
            <text:p>18%</text:p>
          </table:table-cell>
          <table:table-cell office:value-type="percentage" office:value="1.64" table:style-name="ce30">
            <text:p>164%</text:p>
          </table:table-cell>
          <table:table-cell table:style-name="ce30"/>
          <table:table-cell table:number-columns-repeated="16373"/>
        </table:table-row>
        <table:table-row table:style-name="ro5">
          <table:table-cell office:value-type="date" office:date-value="2020-06-09T00:00:00" table:style-name="ce32">
            <text:p>6/9/2020</text:p>
          </table:table-cell>
          <table:table-cell office:value-type="percentage" office:value="0.64" table:style-name="ce28">
            <text:p>64%</text:p>
          </table:table-cell>
          <table:table-cell office:value-type="percentage" office:value="0.79" table:style-name="ce28">
            <text:p>79%</text:p>
          </table:table-cell>
          <table:table-cell office:value-type="percentage" office:value="0.88" table:style-name="ce28">
            <text:p>88%</text:p>
          </table:table-cell>
          <table:table-cell office:value-type="percentage" office:value="0.69" table:style-name="ce30">
            <text:p>69%</text:p>
          </table:table-cell>
          <table:table-cell office:value-type="percentage" office:value="0.13" table:style-name="ce30">
            <text:p>13%</text:p>
          </table:table-cell>
          <table:table-cell office:value-type="percentage" office:value="0.11" table:style-name="ce28">
            <text:p>11%</text:p>
          </table:table-cell>
          <table:table-cell office:value-type="string" table:style-name="ce30">
            <text:p>..</text:p>
          </table:table-cell>
          <table:table-cell office:value-type="percentage" office:value="0.19" table:style-name="ce30">
            <text:p>19%</text:p>
          </table:table-cell>
          <table:table-cell office:value-type="percentage" office:value="1.69" table:style-name="ce30">
            <text:p>169%</text:p>
          </table:table-cell>
          <table:table-cell table:style-name="ce30"/>
          <table:table-cell table:number-columns-repeated="16373"/>
        </table:table-row>
        <table:table-row table:style-name="ro5">
          <table:table-cell office:value-type="date" office:date-value="2020-06-10T00:00:00" table:style-name="ce32">
            <text:p>6/10/2020</text:p>
          </table:table-cell>
          <table:table-cell office:value-type="percentage" office:value="0.61" table:style-name="ce28">
            <text:p>61%</text:p>
          </table:table-cell>
          <table:table-cell office:value-type="percentage" office:value="0.77" table:style-name="ce28">
            <text:p>77%</text:p>
          </table:table-cell>
          <table:table-cell office:value-type="percentage" office:value="0.88" table:style-name="ce28">
            <text:p>88%</text:p>
          </table:table-cell>
          <table:table-cell office:value-type="percentage" office:value="0.66" table:style-name="ce30">
            <text:p>66%</text:p>
          </table:table-cell>
          <table:table-cell office:value-type="percentage" office:value="0.12" table:style-name="ce30">
            <text:p>12%</text:p>
          </table:table-cell>
          <table:table-cell office:value-type="percentage" office:value="0.11" table:style-name="ce28">
            <text:p>11%</text:p>
          </table:table-cell>
          <table:table-cell office:value-type="string" table:style-name="ce30">
            <text:p>..</text:p>
          </table:table-cell>
          <table:table-cell office:value-type="percentage" office:value="0.17" table:style-name="ce30">
            <text:p>17%</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6-11T00:00:00" table:style-name="ce32">
            <text:p>6/11/2020</text:p>
          </table:table-cell>
          <table:table-cell office:value-type="percentage" office:value="0.61" table:style-name="ce28">
            <text:p>61%</text:p>
          </table:table-cell>
          <table:table-cell office:value-type="percentage" office:value="0.75" table:style-name="ce28">
            <text:p>75%</text:p>
          </table:table-cell>
          <table:table-cell office:value-type="percentage" office:value="0.88" table:style-name="ce28">
            <text:p>88%</text:p>
          </table:table-cell>
          <table:table-cell office:value-type="percentage" office:value="0.66" table:style-name="ce30">
            <text:p>66%</text:p>
          </table:table-cell>
          <table:table-cell office:value-type="percentage" office:value="0.12" table:style-name="ce30">
            <text:p>12%</text:p>
          </table:table-cell>
          <table:table-cell office:value-type="percentage" office:value="0.11" table:style-name="ce28">
            <text:p>11%</text:p>
          </table:table-cell>
          <table:table-cell office:value-type="string" table:style-name="ce30">
            <text:p>..</text:p>
          </table:table-cell>
          <table:table-cell office:value-type="percentage" office:value="0.17" table:style-name="ce30">
            <text:p>17%</text:p>
          </table:table-cell>
          <table:table-cell office:value-type="percentage" office:value="1.24" table:style-name="ce30">
            <text:p>124%</text:p>
          </table:table-cell>
          <table:table-cell table:style-name="ce30"/>
          <table:table-cell table:number-columns-repeated="16373"/>
        </table:table-row>
        <table:table-row table:style-name="ro5">
          <table:table-cell office:value-type="date" office:date-value="2020-06-12T00:00:00" table:style-name="ce32">
            <text:p>6/12/2020</text:p>
          </table:table-cell>
          <table:table-cell office:value-type="percentage" office:value="0.64" table:style-name="ce28">
            <text:p>64%</text:p>
          </table:table-cell>
          <table:table-cell office:value-type="percentage" office:value="0.76" table:style-name="ce28">
            <text:p>76%</text:p>
          </table:table-cell>
          <table:table-cell office:value-type="percentage" office:value="0.87" table:style-name="ce28">
            <text:p>87%</text:p>
          </table:table-cell>
          <table:table-cell office:value-type="percentage" office:value="0.67" table:style-name="ce30">
            <text:p>67%</text:p>
          </table:table-cell>
          <table:table-cell office:value-type="percentage" office:value="0.12" table:style-name="ce30">
            <text:p>12%</text:p>
          </table:table-cell>
          <table:table-cell office:value-type="percentage" office:value="0.11" table:style-name="ce28">
            <text:p>11%</text:p>
          </table:table-cell>
          <table:table-cell office:value-type="string" table:style-name="ce30">
            <text:p>..</text:p>
          </table:table-cell>
          <table:table-cell office:value-type="percentage" office:value="0.18" table:style-name="ce30">
            <text:p>18%</text:p>
          </table:table-cell>
          <table:table-cell office:value-type="percentage" office:value="1.1299999999999999" table:style-name="ce30">
            <text:p>113%</text:p>
          </table:table-cell>
          <table:table-cell table:style-name="ce30"/>
          <table:table-cell table:number-columns-repeated="16373"/>
        </table:table-row>
        <table:table-row table:style-name="ro5">
          <table:table-cell office:value-type="date" office:date-value="2020-06-13T00:00:00" table:style-name="ce44">
            <text:p>6/13/2020</text:p>
          </table:table-cell>
          <table:table-cell office:value-type="percentage" office:value="0.73" table:style-name="ce37">
            <text:p>73%</text:p>
          </table:table-cell>
          <table:table-cell office:value-type="percentage" office:value="0.85" table:style-name="ce37">
            <text:p>85%</text:p>
          </table:table-cell>
          <table:table-cell office:value-type="percentage" office:value="0.93" table:style-name="ce37">
            <text:p>93%</text:p>
          </table:table-cell>
          <table:table-cell office:value-type="percentage" office:value="0.76" table:style-name="ce40">
            <text:p>76%</text:p>
          </table:table-cell>
          <table:table-cell office:value-type="percentage" office:value="0.13" table:style-name="ce40">
            <text:p>13%</text:p>
          </table:table-cell>
          <table:table-cell office:value-type="percentage" office:value="0.12" table:style-name="ce37">
            <text:p>12%</text:p>
          </table:table-cell>
          <table:table-cell office:value-type="string" table:style-name="ce40">
            <text:p>..</text:p>
          </table:table-cell>
          <table:table-cell office:value-type="percentage" office:value="0.19" table:style-name="ce40">
            <text:p>19%</text:p>
          </table:table-cell>
          <table:table-cell office:value-type="percentage" office:value="2.86" table:style-name="ce40">
            <text:p>286%</text:p>
          </table:table-cell>
          <table:table-cell table:style-name="ce40"/>
          <table:table-cell table:number-columns-repeated="16373"/>
        </table:table-row>
        <table:table-row table:style-name="ro5">
          <table:table-cell office:value-type="date" office:date-value="2020-06-14T00:00:00" table:style-name="ce44">
            <text:p>6/14/2020</text:p>
          </table:table-cell>
          <table:table-cell office:value-type="percentage" office:value="0.74" table:style-name="ce37">
            <text:p>74%</text:p>
          </table:table-cell>
          <table:table-cell office:value-type="percentage" office:value="0.86" table:style-name="ce37">
            <text:p>86%</text:p>
          </table:table-cell>
          <table:table-cell office:value-type="percentage" office:value="0.97" table:style-name="ce37">
            <text:p>97%</text:p>
          </table:table-cell>
          <table:table-cell office:value-type="percentage" office:value="0.77" table:style-name="ce40">
            <text:p>77%</text:p>
          </table:table-cell>
          <table:table-cell office:value-type="percentage" office:value="0.12" table:style-name="ce40">
            <text:p>12%</text:p>
          </table:table-cell>
          <table:table-cell office:value-type="percentage" office:value="0.11" table:style-name="ce37">
            <text:p>11%</text:p>
          </table:table-cell>
          <table:table-cell office:value-type="string" table:style-name="ce40">
            <text:p>..</text:p>
          </table:table-cell>
          <table:table-cell office:value-type="percentage" office:value="0.21" table:style-name="ce40">
            <text:p>21%</text:p>
          </table:table-cell>
          <table:table-cell office:value-type="percentage" office:value="3.04" table:style-name="ce40">
            <text:p>304%</text:p>
          </table:table-cell>
          <table:table-cell table:style-name="ce40"/>
          <table:table-cell table:number-columns-repeated="16373"/>
        </table:table-row>
        <table:table-row table:style-name="ro5">
          <table:table-cell office:value-type="date" office:date-value="2020-06-15T00:00:00" table:style-name="ce32">
            <text:p>6/15/2020</text:p>
          </table:table-cell>
          <table:table-cell office:value-type="percentage" office:value="0.7" table:style-name="ce28">
            <text:p>70%</text:p>
          </table:table-cell>
          <table:table-cell office:value-type="percentage" office:value="0.84" table:style-name="ce28">
            <text:p>84%</text:p>
          </table:table-cell>
          <table:table-cell office:value-type="percentage" office:value="0.92" table:style-name="ce28">
            <text:p>92%</text:p>
          </table:table-cell>
          <table:table-cell office:value-type="percentage" office:value="0.74" table:style-name="ce30">
            <text:p>74%</text:p>
          </table:table-cell>
          <table:table-cell office:value-type="percentage" office:value="0.12" table:style-name="ce30">
            <text:p>12%</text:p>
          </table:table-cell>
          <table:table-cell office:value-type="percentage" office:value="0.14000000000000001" table:style-name="ce28">
            <text:p>14%</text:p>
          </table:table-cell>
          <table:table-cell office:value-type="string" table:style-name="ce30">
            <text:p>..</text:p>
          </table:table-cell>
          <table:table-cell office:value-type="percentage" office:value="0.21" table:style-name="ce30">
            <text:p>21%</text:p>
          </table:table-cell>
          <table:table-cell office:value-type="percentage" office:value="1.68" table:style-name="ce30">
            <text:p>168%</text:p>
          </table:table-cell>
          <table:table-cell table:style-name="ce30"/>
          <table:table-cell table:number-columns-repeated="16373"/>
        </table:table-row>
        <table:table-row table:style-name="ro5">
          <table:table-cell office:value-type="date" office:date-value="2020-06-16T00:00:00" table:style-name="ce32">
            <text:p>6/16/2020</text:p>
          </table:table-cell>
          <table:table-cell office:value-type="percentage" office:value="0.68" table:style-name="ce28">
            <text:p>68%</text:p>
          </table:table-cell>
          <table:table-cell office:value-type="percentage" office:value="0.82" table:style-name="ce28">
            <text:p>82%</text:p>
          </table:table-cell>
          <table:table-cell office:value-type="percentage" office:value="0.91" table:style-name="ce28">
            <text:p>91%</text:p>
          </table:table-cell>
          <table:table-cell office:value-type="percentage" office:value="0.72" table:style-name="ce30">
            <text:p>72%</text:p>
          </table:table-cell>
          <table:table-cell office:value-type="percentage" office:value="0.13" table:style-name="ce30">
            <text:p>13%</text:p>
          </table:table-cell>
          <table:table-cell office:value-type="percentage" office:value="0.13" table:style-name="ce28">
            <text:p>13%</text:p>
          </table:table-cell>
          <table:table-cell office:value-type="string" table:style-name="ce30">
            <text:p>..</text:p>
          </table:table-cell>
          <table:table-cell office:value-type="percentage" office:value="0.21" table:style-name="ce30">
            <text:p>21%</text:p>
          </table:table-cell>
          <table:table-cell office:value-type="percentage" office:value="1.45" table:style-name="ce30">
            <text:p>145%</text:p>
          </table:table-cell>
          <table:table-cell table:style-name="ce30"/>
          <table:table-cell table:number-columns-repeated="16373"/>
        </table:table-row>
        <table:table-row table:style-name="ro5">
          <table:table-cell office:value-type="date" office:date-value="2020-06-17T00:00:00" table:style-name="ce32">
            <text:p>6/17/2020</text:p>
          </table:table-cell>
          <table:table-cell office:value-type="percentage" office:value="0.67" table:style-name="ce28">
            <text:p>67%</text:p>
          </table:table-cell>
          <table:table-cell office:value-type="percentage" office:value="0.81" table:style-name="ce28">
            <text:p>81%</text:p>
          </table:table-cell>
          <table:table-cell office:value-type="percentage" office:value="0.92" table:style-name="ce28">
            <text:p>92%</text:p>
          </table:table-cell>
          <table:table-cell office:value-type="percentage" office:value="0.72" table:style-name="ce30">
            <text:p>72%</text:p>
          </table:table-cell>
          <table:table-cell office:value-type="percentage" office:value="0.13" table:style-name="ce30">
            <text:p>13%</text:p>
          </table:table-cell>
          <table:table-cell office:value-type="percentage" office:value="0.13" table:style-name="ce28">
            <text:p>13%</text:p>
          </table:table-cell>
          <table:table-cell office:value-type="string" table:style-name="ce30">
            <text:p>..</text:p>
          </table:table-cell>
          <table:table-cell office:value-type="percentage" office:value="0.2" table:style-name="ce30">
            <text:p>20%</text:p>
          </table:table-cell>
          <table:table-cell office:value-type="percentage" office:value="1.67" table:style-name="ce30">
            <text:p>167%</text:p>
          </table:table-cell>
          <table:table-cell table:style-name="ce30"/>
          <table:table-cell table:number-columns-repeated="16373"/>
        </table:table-row>
        <table:table-row table:style-name="ro5">
          <table:table-cell office:value-type="date" office:date-value="2020-06-18T00:00:00" table:style-name="ce32">
            <text:p>6/18/2020</text:p>
          </table:table-cell>
          <table:table-cell office:value-type="percentage" office:value="0.65" table:style-name="ce28">
            <text:p>65%</text:p>
          </table:table-cell>
          <table:table-cell office:value-type="percentage" office:value="0.79" table:style-name="ce28">
            <text:p>79%</text:p>
          </table:table-cell>
          <table:table-cell office:value-type="percentage" office:value="0.89" table:style-name="ce28">
            <text:p>89%</text:p>
          </table:table-cell>
          <table:table-cell office:value-type="percentage" office:value="0.69" table:style-name="ce30">
            <text:p>69%</text:p>
          </table:table-cell>
          <table:table-cell office:value-type="percentage" office:value="0.14000000000000001" table:style-name="ce30">
            <text:p>14%</text:p>
          </table:table-cell>
          <table:table-cell office:value-type="percentage" office:value="0.13" table:style-name="ce28">
            <text:p>13%</text:p>
          </table:table-cell>
          <table:table-cell office:value-type="string" table:style-name="ce30">
            <text:p>..</text:p>
          </table:table-cell>
          <table:table-cell office:value-type="percentage" office:value="0.19" table:style-name="ce30">
            <text:p>19%</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06-19T00:00:00" table:style-name="ce32">
            <text:p>6/19/2020</text:p>
          </table:table-cell>
          <table:table-cell office:value-type="percentage" office:value="0.7" table:style-name="ce28">
            <text:p>70%</text:p>
          </table:table-cell>
          <table:table-cell office:value-type="percentage" office:value="0.82" table:style-name="ce28">
            <text:p>82%</text:p>
          </table:table-cell>
          <table:table-cell office:value-type="percentage" office:value="0.9" table:style-name="ce28">
            <text:p>90%</text:p>
          </table:table-cell>
          <table:table-cell office:value-type="percentage" office:value="0.74" table:style-name="ce30">
            <text:p>74%</text:p>
          </table:table-cell>
          <table:table-cell office:value-type="percentage" office:value="0.14000000000000001" table:style-name="ce30">
            <text:p>14%</text:p>
          </table:table-cell>
          <table:table-cell office:value-type="percentage" office:value="0.14000000000000001" table:style-name="ce28">
            <text:p>14%</text:p>
          </table:table-cell>
          <table:table-cell office:value-type="string" table:style-name="ce30">
            <text:p>..</text:p>
          </table:table-cell>
          <table:table-cell office:value-type="percentage" office:value="0.21" table:style-name="ce30">
            <text:p>21%</text:p>
          </table:table-cell>
          <table:table-cell office:value-type="percentage" office:value="1.18" table:style-name="ce30">
            <text:p>118%</text:p>
          </table:table-cell>
          <table:table-cell table:style-name="ce30"/>
          <table:table-cell table:number-columns-repeated="16373"/>
        </table:table-row>
        <table:table-row table:style-name="ro5">
          <table:table-cell office:value-type="date" office:date-value="2020-06-20T00:00:00" table:style-name="ce44">
            <text:p>6/20/2020</text:p>
          </table:table-cell>
          <table:table-cell office:value-type="percentage" office:value="0.83" table:style-name="ce37">
            <text:p>83%</text:p>
          </table:table-cell>
          <table:table-cell office:value-type="percentage" office:value="0.93" table:style-name="ce37">
            <text:p>93%</text:p>
          </table:table-cell>
          <table:table-cell office:value-type="percentage" office:value="0.97" table:style-name="ce37">
            <text:p>97%</text:p>
          </table:table-cell>
          <table:table-cell office:value-type="percentage" office:value="0.86" table:style-name="ce40">
            <text:p>86%</text:p>
          </table:table-cell>
          <table:table-cell office:value-type="percentage" office:value="0.15" table:style-name="ce40">
            <text:p>15%</text:p>
          </table:table-cell>
          <table:table-cell office:value-type="percentage" office:value="0.15" table:style-name="ce37">
            <text:p>15%</text:p>
          </table:table-cell>
          <table:table-cell office:value-type="string" table:style-name="ce40">
            <text:p>..</text:p>
          </table:table-cell>
          <table:table-cell office:value-type="percentage" office:value="0.24" table:style-name="ce40">
            <text:p>24%</text:p>
          </table:table-cell>
          <table:table-cell office:value-type="percentage" office:value="2.86" table:style-name="ce40">
            <text:p>286%</text:p>
          </table:table-cell>
          <table:table-cell table:style-name="ce40"/>
          <table:table-cell table:number-columns-repeated="16373"/>
        </table:table-row>
        <table:table-row table:style-name="ro5">
          <table:table-cell office:value-type="date" office:date-value="2020-06-21T00:00:00" table:style-name="ce44">
            <text:p>6/21/2020</text:p>
          </table:table-cell>
          <table:table-cell office:value-type="percentage" office:value="0.81" table:style-name="ce37">
            <text:p>81%</text:p>
          </table:table-cell>
          <table:table-cell office:value-type="percentage" office:value="0.9" table:style-name="ce37">
            <text:p>90%</text:p>
          </table:table-cell>
          <table:table-cell office:value-type="percentage" office:value="0.95" table:style-name="ce37">
            <text:p>95%</text:p>
          </table:table-cell>
          <table:table-cell office:value-type="percentage" office:value="0.83" table:style-name="ce40">
            <text:p>83%</text:p>
          </table:table-cell>
          <table:table-cell office:value-type="percentage" office:value="0.15" table:style-name="ce40">
            <text:p>15%</text:p>
          </table:table-cell>
          <table:table-cell office:value-type="percentage" office:value="0.13" table:style-name="ce37">
            <text:p>13%</text:p>
          </table:table-cell>
          <table:table-cell office:value-type="string" table:style-name="ce40">
            <text:p>..</text:p>
          </table:table-cell>
          <table:table-cell office:value-type="percentage" office:value="0.24" table:style-name="ce40">
            <text:p>24%</text:p>
          </table:table-cell>
          <table:table-cell office:value-type="percentage" office:value="1.86" table:style-name="ce40">
            <text:p>186%</text:p>
          </table:table-cell>
          <table:table-cell table:style-name="ce40"/>
          <table:table-cell table:number-columns-repeated="16373"/>
        </table:table-row>
        <table:table-row table:style-name="ro5">
          <table:table-cell office:value-type="date" office:date-value="2020-06-22T00:00:00" table:style-name="ce32">
            <text:p>6/22/2020</text:p>
          </table:table-cell>
          <table:table-cell office:value-type="percentage" office:value="0.72" table:style-name="ce28">
            <text:p>72%</text:p>
          </table:table-cell>
          <table:table-cell office:value-type="percentage" office:value="0.87" table:style-name="ce28">
            <text:p>87%</text:p>
          </table:table-cell>
          <table:table-cell office:value-type="percentage" office:value="0.93" table:style-name="ce28">
            <text:p>93%</text:p>
          </table:table-cell>
          <table:table-cell office:value-type="percentage" office:value="0.77" table:style-name="ce30">
            <text:p>77%</text:p>
          </table:table-cell>
          <table:table-cell office:value-type="percentage" office:value="0.15" table:style-name="ce30">
            <text:p>15%</text:p>
          </table:table-cell>
          <table:table-cell office:value-type="percentage" office:value="0.16" table:style-name="ce28">
            <text:p>16%</text:p>
          </table:table-cell>
          <table:table-cell office:value-type="string" table:style-name="ce30">
            <text:p>..</text:p>
          </table:table-cell>
          <table:table-cell office:value-type="percentage" office:value="0.23" table:style-name="ce30">
            <text:p>23%</text:p>
          </table:table-cell>
          <table:table-cell office:value-type="percentage" office:value="1.79" table:style-name="ce30">
            <text:p>179%</text:p>
          </table:table-cell>
          <table:table-cell table:style-name="ce30"/>
          <table:table-cell table:number-columns-repeated="16373"/>
        </table:table-row>
        <table:table-row table:style-name="ro5">
          <table:table-cell office:value-type="date" office:date-value="2020-06-23T00:00:00" table:style-name="ce32">
            <text:p>6/23/2020</text:p>
          </table:table-cell>
          <table:table-cell office:value-type="percentage" office:value="0.74" table:style-name="ce28">
            <text:p>74%</text:p>
          </table:table-cell>
          <table:table-cell office:value-type="percentage" office:value="0.87" table:style-name="ce28">
            <text:p>87%</text:p>
          </table:table-cell>
          <table:table-cell office:value-type="percentage" office:value="0.94" table:style-name="ce28">
            <text:p>94%</text:p>
          </table:table-cell>
          <table:table-cell office:value-type="percentage" office:value="0.78" table:style-name="ce30">
            <text:p>78%</text:p>
          </table:table-cell>
          <table:table-cell office:value-type="percentage" office:value="0.15" table:style-name="ce30">
            <text:p>15%</text:p>
          </table:table-cell>
          <table:table-cell office:value-type="percentage" office:value="0.15" table:style-name="ce28">
            <text:p>15%</text:p>
          </table:table-cell>
          <table:table-cell office:value-type="string" table:style-name="ce30">
            <text:p>..</text:p>
          </table:table-cell>
          <table:table-cell office:value-type="percentage" office:value="0.23" table:style-name="ce30">
            <text:p>23%</text:p>
          </table:table-cell>
          <table:table-cell office:value-type="percentage" office:value="1.8" table:style-name="ce30">
            <text:p>180%</text:p>
          </table:table-cell>
          <table:table-cell table:style-name="ce30"/>
          <table:table-cell table:number-columns-repeated="16373"/>
        </table:table-row>
        <table:table-row table:style-name="ro5">
          <table:table-cell office:value-type="date" office:date-value="2020-06-24T00:00:00" table:style-name="ce32">
            <text:p>6/24/2020</text:p>
          </table:table-cell>
          <table:table-cell office:value-type="percentage" office:value="0.76" table:style-name="ce28">
            <text:p>76%</text:p>
          </table:table-cell>
          <table:table-cell office:value-type="percentage" office:value="0.88" table:style-name="ce28">
            <text:p>88%</text:p>
          </table:table-cell>
          <table:table-cell office:value-type="percentage" office:value="0.94" table:style-name="ce28">
            <text:p>94%</text:p>
          </table:table-cell>
          <table:table-cell office:value-type="percentage" office:value="0.8" table:style-name="ce30">
            <text:p>80%</text:p>
          </table:table-cell>
          <table:table-cell office:value-type="percentage" office:value="0.16" table:style-name="ce30">
            <text:p>16%</text:p>
          </table:table-cell>
          <table:table-cell office:value-type="percentage" office:value="0.15" table:style-name="ce28">
            <text:p>15%</text:p>
          </table:table-cell>
          <table:table-cell office:value-type="string" table:style-name="ce30">
            <text:p>..</text:p>
          </table:table-cell>
          <table:table-cell office:value-type="percentage" office:value="0.22" table:style-name="ce30">
            <text:p>22%</text:p>
          </table:table-cell>
          <table:table-cell office:value-type="percentage" office:value="2.0099999999999998" table:style-name="ce30">
            <text:p>201%</text:p>
          </table:table-cell>
          <table:table-cell table:style-name="ce30"/>
          <table:table-cell table:number-columns-repeated="16373"/>
        </table:table-row>
        <table:table-row table:style-name="ro5">
          <table:table-cell office:value-type="date" office:date-value="2020-06-25T00:00:00" table:style-name="ce32">
            <text:p>6/25/2020</text:p>
          </table:table-cell>
          <table:table-cell office:value-type="percentage" office:value="0.76" table:style-name="ce28">
            <text:p>76%</text:p>
          </table:table-cell>
          <table:table-cell office:value-type="percentage" office:value="0.86" table:style-name="ce28">
            <text:p>86%</text:p>
          </table:table-cell>
          <table:table-cell office:value-type="percentage" office:value="0.92" table:style-name="ce28">
            <text:p>92%</text:p>
          </table:table-cell>
          <table:table-cell office:value-type="percentage" office:value="0.8" table:style-name="ce30">
            <text:p>80%</text:p>
          </table:table-cell>
          <table:table-cell office:value-type="percentage" office:value="0.16" table:style-name="ce30">
            <text:p>16%</text:p>
          </table:table-cell>
          <table:table-cell office:value-type="percentage" office:value="0.15" table:style-name="ce28">
            <text:p>15%</text:p>
          </table:table-cell>
          <table:table-cell office:value-type="string" table:style-name="ce30">
            <text:p>..</text:p>
          </table:table-cell>
          <table:table-cell office:value-type="percentage" office:value="0.23" table:style-name="ce30">
            <text:p>23%</text:p>
          </table:table-cell>
          <table:table-cell office:value-type="percentage" office:value="2.4300000000000002" table:style-name="ce30">
            <text:p>243%</text:p>
          </table:table-cell>
          <table:table-cell table:style-name="ce30"/>
          <table:table-cell table:number-columns-repeated="16373"/>
        </table:table-row>
        <table:table-row table:style-name="ro5">
          <table:table-cell office:value-type="date" office:date-value="2020-06-26T00:00:00" table:style-name="ce32">
            <text:p>6/26/2020</text:p>
          </table:table-cell>
          <table:table-cell office:value-type="percentage" office:value="0.74" table:style-name="ce28">
            <text:p>74%</text:p>
          </table:table-cell>
          <table:table-cell office:value-type="percentage" office:value="0.84" table:style-name="ce28">
            <text:p>84%</text:p>
          </table:table-cell>
          <table:table-cell office:value-type="percentage" office:value="0.91" table:style-name="ce28">
            <text:p>91%</text:p>
          </table:table-cell>
          <table:table-cell office:value-type="percentage" office:value="0.78" table:style-name="ce30">
            <text:p>78%</text:p>
          </table:table-cell>
          <table:table-cell office:value-type="percentage" office:value="0.17" table:style-name="ce30">
            <text:p>17%</text:p>
          </table:table-cell>
          <table:table-cell office:value-type="percentage" office:value="0.16" table:style-name="ce28">
            <text:p>16%</text:p>
          </table:table-cell>
          <table:table-cell office:value-type="string" table:style-name="ce30">
            <text:p>..</text:p>
          </table:table-cell>
          <table:table-cell office:value-type="percentage" office:value="0.22" table:style-name="ce30">
            <text:p>22%</text:p>
          </table:table-cell>
          <table:table-cell office:value-type="percentage" office:value="1.47" table:style-name="ce30">
            <text:p>147%</text:p>
          </table:table-cell>
          <table:table-cell table:style-name="ce30"/>
          <table:table-cell table:number-columns-repeated="16373"/>
        </table:table-row>
        <table:table-row table:style-name="ro5">
          <table:table-cell office:value-type="date" office:date-value="2020-06-27T00:00:00" table:style-name="ce44">
            <text:p>6/27/2020</text:p>
          </table:table-cell>
          <table:table-cell office:value-type="percentage" office:value="0.75" table:style-name="ce37">
            <text:p>75%</text:p>
          </table:table-cell>
          <table:table-cell office:value-type="percentage" office:value="0.88" table:style-name="ce37">
            <text:p>88%</text:p>
          </table:table-cell>
          <table:table-cell office:value-type="percentage" office:value="0.97" table:style-name="ce37">
            <text:p>97%</text:p>
          </table:table-cell>
          <table:table-cell office:value-type="percentage" office:value="0.78" table:style-name="ce40">
            <text:p>78%</text:p>
          </table:table-cell>
          <table:table-cell office:value-type="percentage" office:value="0.16" table:style-name="ce40">
            <text:p>16%</text:p>
          </table:table-cell>
          <table:table-cell office:value-type="percentage" office:value="0.15" table:style-name="ce37">
            <text:p>15%</text:p>
          </table:table-cell>
          <table:table-cell office:value-type="string" table:style-name="ce40">
            <text:p>..</text:p>
          </table:table-cell>
          <table:table-cell office:value-type="percentage" office:value="0.23" table:style-name="ce40">
            <text:p>23%</text:p>
          </table:table-cell>
          <table:table-cell office:value-type="percentage" office:value="1.27" table:style-name="ce40">
            <text:p>127%</text:p>
          </table:table-cell>
          <table:table-cell table:style-name="ce40"/>
          <table:table-cell table:number-columns-repeated="16373"/>
        </table:table-row>
        <table:table-row table:style-name="ro5">
          <table:table-cell office:value-type="date" office:date-value="2020-06-28T00:00:00" table:style-name="ce44">
            <text:p>6/28/2020</text:p>
          </table:table-cell>
          <table:table-cell office:value-type="percentage" office:value="0.76" table:style-name="ce37">
            <text:p>76%</text:p>
          </table:table-cell>
          <table:table-cell office:value-type="percentage" office:value="0.9" table:style-name="ce37">
            <text:p>90%</text:p>
          </table:table-cell>
          <table:table-cell office:value-type="percentage" office:value="0.99" table:style-name="ce37">
            <text:p>99%</text:p>
          </table:table-cell>
          <table:table-cell office:value-type="percentage" office:value="0.79" table:style-name="ce40">
            <text:p>79%</text:p>
          </table:table-cell>
          <table:table-cell office:value-type="percentage" office:value="0.17" table:style-name="ce40">
            <text:p>17%</text:p>
          </table:table-cell>
          <table:table-cell office:value-type="percentage" office:value="0.16" table:style-name="ce37">
            <text:p>16%</text:p>
          </table:table-cell>
          <table:table-cell office:value-type="string" table:style-name="ce40">
            <text:p>..</text:p>
          </table:table-cell>
          <table:table-cell office:value-type="percentage" office:value="0.26" table:style-name="ce40">
            <text:p>26%</text:p>
          </table:table-cell>
          <table:table-cell office:value-type="percentage" office:value="1.8" table:style-name="ce40">
            <text:p>180%</text:p>
          </table:table-cell>
          <table:table-cell table:style-name="ce40"/>
          <table:table-cell table:number-columns-repeated="16373"/>
        </table:table-row>
        <table:table-row table:style-name="ro5">
          <table:table-cell office:value-type="date" office:date-value="2020-06-29T00:00:00" table:style-name="ce32">
            <text:p>6/29/2020</text:p>
          </table:table-cell>
          <table:table-cell office:value-type="percentage" office:value="0.72" table:style-name="ce28">
            <text:p>72%</text:p>
          </table:table-cell>
          <table:table-cell office:value-type="percentage" office:value="0.88" table:style-name="ce28">
            <text:p>88%</text:p>
          </table:table-cell>
          <table:table-cell office:value-type="percentage" office:value="0.96" table:style-name="ce28">
            <text:p>96%</text:p>
          </table:table-cell>
          <table:table-cell office:value-type="percentage" office:value="0.77" table:style-name="ce30">
            <text:p>77%</text:p>
          </table:table-cell>
          <table:table-cell office:value-type="percentage" office:value="0.16" table:style-name="ce30">
            <text:p>16%</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4" table:style-name="ce30">
            <text:p>24%</text:p>
          </table:table-cell>
          <table:table-cell office:value-type="percentage" office:value="0.93" table:style-name="ce30">
            <text:p>93%</text:p>
          </table:table-cell>
          <table:table-cell table:style-name="ce30"/>
          <table:table-cell table:number-columns-repeated="16373"/>
        </table:table-row>
        <table:table-row table:style-name="ro5">
          <table:table-cell office:value-type="date" office:date-value="2020-06-30T00:00:00" table:style-name="ce32">
            <text:p>6/30/2020</text:p>
          </table:table-cell>
          <table:table-cell office:value-type="percentage" office:value="0.73" table:style-name="ce28">
            <text:p>73%</text:p>
          </table:table-cell>
          <table:table-cell office:value-type="percentage" office:value="0.88" table:style-name="ce28">
            <text:p>88%</text:p>
          </table:table-cell>
          <table:table-cell office:value-type="percentage" office:value="0.96" table:style-name="ce28">
            <text:p>96%</text:p>
          </table:table-cell>
          <table:table-cell office:value-type="percentage" office:value="0.77" table:style-name="ce30">
            <text:p>77%</text:p>
          </table:table-cell>
          <table:table-cell office:value-type="percentage" office:value="0.17" table:style-name="ce30">
            <text:p>17%</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6" table:style-name="ce30">
            <text:p>26%</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7-01T00:00:00" table:style-name="ce32">
            <text:p>7/1/2020</text:p>
          </table:table-cell>
          <table:table-cell office:value-type="percentage" office:value="0.73" table:style-name="ce28">
            <text:p>73%</text:p>
          </table:table-cell>
          <table:table-cell office:value-type="percentage" office:value="0.88" table:style-name="ce28">
            <text:p>88%</text:p>
          </table:table-cell>
          <table:table-cell office:value-type="percentage" office:value="0.97" table:style-name="ce28">
            <text:p>97%</text:p>
          </table:table-cell>
          <table:table-cell office:value-type="percentage" office:value="0.78" table:style-name="ce30">
            <text:p>78%</text:p>
          </table:table-cell>
          <table:table-cell office:value-type="percentage" office:value="0.16" table:style-name="ce30">
            <text:p>16%</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4" table:style-name="ce30">
            <text:p>24%</text:p>
          </table:table-cell>
          <table:table-cell office:value-type="percentage" office:value="1.55" table:style-name="ce30">
            <text:p>155%</text:p>
          </table:table-cell>
          <table:table-cell table:style-name="ce30"/>
          <table:table-cell table:number-columns-repeated="16373"/>
        </table:table-row>
        <table:table-row table:style-name="ro5">
          <table:table-cell office:value-type="date" office:date-value="2020-07-02T00:00:00" table:style-name="ce32">
            <text:p>7/2/2020</text:p>
          </table:table-cell>
          <table:table-cell office:value-type="percentage" office:value="0.73" table:style-name="ce28">
            <text:p>73%</text:p>
          </table:table-cell>
          <table:table-cell office:value-type="percentage" office:value="0.86" table:style-name="ce28">
            <text:p>86%</text:p>
          </table:table-cell>
          <table:table-cell office:value-type="percentage" office:value="0.96" table:style-name="ce28">
            <text:p>96%</text:p>
          </table:table-cell>
          <table:table-cell office:value-type="percentage" office:value="0.77" table:style-name="ce30">
            <text:p>77%</text:p>
          </table:table-cell>
          <table:table-cell office:value-type="percentage" office:value="0.16" table:style-name="ce30">
            <text:p>16%</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5" table:style-name="ce30">
            <text:p>25%</text:p>
          </table:table-cell>
          <table:table-cell office:value-type="percentage" office:value="1.55" table:style-name="ce30">
            <text:p>155%</text:p>
          </table:table-cell>
          <table:table-cell table:style-name="ce30"/>
          <table:table-cell table:number-columns-repeated="16373"/>
        </table:table-row>
        <table:table-row table:style-name="ro5">
          <table:table-cell office:value-type="date" office:date-value="2020-07-03T00:00:00" table:style-name="ce32">
            <text:p>7/3/2020</text:p>
          </table:table-cell>
          <table:table-cell office:value-type="percentage" office:value="0.75" table:style-name="ce28">
            <text:p>75%</text:p>
          </table:table-cell>
          <table:table-cell office:value-type="percentage" office:value="0.87" table:style-name="ce28">
            <text:p>87%</text:p>
          </table:table-cell>
          <table:table-cell office:value-type="percentage" office:value="0.96" table:style-name="ce28">
            <text:p>96%</text:p>
          </table:table-cell>
          <table:table-cell office:value-type="percentage" office:value="0.79" table:style-name="ce30">
            <text:p>79%</text:p>
          </table:table-cell>
          <table:table-cell office:value-type="percentage" office:value="0.17" table:style-name="ce30">
            <text:p>17%</text:p>
          </table:table-cell>
          <table:table-cell office:value-type="percentage" office:value="0.17" table:style-name="ce28">
            <text:p>17%</text:p>
          </table:table-cell>
          <table:table-cell office:value-type="percentage" office:value="0.35" table:style-name="ce30">
            <text:p>35%</text:p>
          </table:table-cell>
          <table:table-cell office:value-type="percentage" office:value="0.25" table:style-name="ce30">
            <text:p>25%</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7-04T00:00:00" table:style-name="ce44">
            <text:p>7/4/2020</text:p>
          </table:table-cell>
          <table:table-cell office:value-type="percentage" office:value="0.82" table:style-name="ce37">
            <text:p>82%</text:p>
          </table:table-cell>
          <table:table-cell office:value-type="percentage" office:value="0.95" table:style-name="ce37">
            <text:p>95%</text:p>
          </table:table-cell>
          <table:table-cell office:value-type="percentage" office:value="1.01" table:style-name="ce37">
            <text:p>101%</text:p>
          </table:table-cell>
          <table:table-cell office:value-type="percentage" office:value="0.84" table:style-name="ce40">
            <text:p>84%</text:p>
          </table:table-cell>
          <table:table-cell office:value-type="percentage" office:value="0.17" table:style-name="ce40">
            <text:p>17%</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28999999999999998" table:style-name="ce40">
            <text:p>29%</text:p>
          </table:table-cell>
          <table:table-cell office:value-type="percentage" office:value="1.78" table:style-name="ce40">
            <text:p>178%</text:p>
          </table:table-cell>
          <table:table-cell table:style-name="ce40"/>
          <table:table-cell table:number-columns-repeated="16373"/>
        </table:table-row>
        <table:table-row table:style-name="ro5">
          <table:table-cell office:value-type="date" office:date-value="2020-07-05T00:00:00" table:style-name="ce44">
            <text:p>7/5/2020</text:p>
          </table:table-cell>
          <table:table-cell office:value-type="percentage" office:value="0.84" table:style-name="ce37">
            <text:p>84%</text:p>
          </table:table-cell>
          <table:table-cell office:value-type="percentage" office:value="0.98" table:style-name="ce37">
            <text:p>98%</text:p>
          </table:table-cell>
          <table:table-cell office:value-type="percentage" office:value="1.05" table:style-name="ce37">
            <text:p>105%</text:p>
          </table:table-cell>
          <table:table-cell office:value-type="percentage" office:value="0.87" table:style-name="ce40">
            <text:p>87%</text:p>
          </table:table-cell>
          <table:table-cell office:value-type="percentage" office:value="0.18" table:style-name="ce40">
            <text:p>18%</text:p>
          </table:table-cell>
          <table:table-cell office:value-type="percentage" office:value="0.21" table:style-name="ce37">
            <text:p>21%</text:p>
          </table:table-cell>
          <table:table-cell office:value-type="percentage" office:value="0.4" table:style-name="ce40">
            <text:p>40%</text:p>
          </table:table-cell>
          <table:table-cell office:value-type="percentage" office:value="0.32" table:style-name="ce40">
            <text:p>32%</text:p>
          </table:table-cell>
          <table:table-cell office:value-type="percentage" office:value="1.76" table:style-name="ce40">
            <text:p>176%</text:p>
          </table:table-cell>
          <table:table-cell table:style-name="ce40"/>
          <table:table-cell table:number-columns-repeated="16373"/>
        </table:table-row>
        <table:table-row table:style-name="ro5">
          <table:table-cell office:value-type="date" office:date-value="2020-07-06T00:00:00" table:style-name="ce32">
            <text:p>7/6/2020</text:p>
          </table:table-cell>
          <table:table-cell office:value-type="percentage" office:value="0.79" table:style-name="ce28">
            <text:p>79%</text:p>
          </table:table-cell>
          <table:table-cell office:value-type="percentage" office:value="0.93" table:style-name="ce28">
            <text:p>93%</text:p>
          </table:table-cell>
          <table:table-cell office:value-type="percentage" office:value="0.97" table:style-name="ce28">
            <text:p>97%</text:p>
          </table:table-cell>
          <table:table-cell office:value-type="percentage" office:value="0.83" table:style-name="ce30">
            <text:p>83%</text:p>
          </table:table-cell>
          <table:table-cell office:value-type="percentage" office:value="0.19" table:style-name="ce30">
            <text:p>19%</text:p>
          </table:table-cell>
          <table:table-cell office:value-type="percentage" office:value="0.19" table:style-name="ce28">
            <text:p>19%</text:p>
          </table:table-cell>
          <table:table-cell office:value-type="percentage" office:value="0.37" table:style-name="ce30">
            <text:p>37%</text:p>
          </table:table-cell>
          <table:table-cell office:value-type="percentage" office:value="0.28999999999999998" table:style-name="ce30">
            <text:p>29%</text:p>
          </table:table-cell>
          <table:table-cell office:value-type="percentage" office:value="1.38" table:style-name="ce30">
            <text:p>138%</text:p>
          </table:table-cell>
          <table:table-cell table:style-name="ce30"/>
          <table:table-cell table:number-columns-repeated="16373"/>
        </table:table-row>
        <table:table-row table:style-name="ro5">
          <table:table-cell office:value-type="date" office:date-value="2020-07-07T00:00:00" table:style-name="ce32">
            <text:p>7/7/2020</text:p>
          </table:table-cell>
          <table:table-cell office:value-type="percentage" office:value="0.76" table:style-name="ce28">
            <text:p>76%</text:p>
          </table:table-cell>
          <table:table-cell office:value-type="percentage" office:value="0.91" table:style-name="ce28">
            <text:p>91%</text:p>
          </table:table-cell>
          <table:table-cell office:value-type="percentage" office:value="0.97" table:style-name="ce28">
            <text:p>97%</text:p>
          </table:table-cell>
          <table:table-cell office:value-type="percentage" office:value="0.8" table:style-name="ce30">
            <text:p>80%</text:p>
          </table:table-cell>
          <table:table-cell office:value-type="percentage" office:value="0.19" table:style-name="ce30">
            <text:p>19%</text:p>
          </table:table-cell>
          <table:table-cell office:value-type="percentage" office:value="0.19" table:style-name="ce28">
            <text:p>19%</text:p>
          </table:table-cell>
          <table:table-cell office:value-type="percentage" office:value="0.37" table:style-name="ce30">
            <text:p>37%</text:p>
          </table:table-cell>
          <table:table-cell office:value-type="percentage" office:value="0.28999999999999998" table:style-name="ce30">
            <text:p>29%</text:p>
          </table:table-cell>
          <table:table-cell office:value-type="percentage" office:value="1.0900000000000001" table:style-name="ce30">
            <text:p>109%</text:p>
          </table:table-cell>
          <table:table-cell table:style-name="ce30"/>
          <table:table-cell table:number-columns-repeated="16373"/>
        </table:table-row>
        <table:table-row table:style-name="ro5">
          <table:table-cell office:value-type="date" office:date-value="2020-07-08T00:00:00" table:style-name="ce32">
            <text:p>7/8/2020</text:p>
          </table:table-cell>
          <table:table-cell office:value-type="percentage" office:value="0.75" table:style-name="ce28">
            <text:p>75%</text:p>
          </table:table-cell>
          <table:table-cell office:value-type="percentage" office:value="0.89" table:style-name="ce28">
            <text:p>89%</text:p>
          </table:table-cell>
          <table:table-cell office:value-type="percentage" office:value="0.97" table:style-name="ce28">
            <text:p>97%</text:p>
          </table:table-cell>
          <table:table-cell office:value-type="percentage" office:value="0.79" table:style-name="ce30">
            <text:p>79%</text:p>
          </table:table-cell>
          <table:table-cell office:value-type="percentage" office:value="0.2" table:style-name="ce30">
            <text:p>20%</text:p>
          </table:table-cell>
          <table:table-cell office:value-type="percentage" office:value="0.19" table:style-name="ce28">
            <text:p>19%</text:p>
          </table:table-cell>
          <table:table-cell office:value-type="percentage" office:value="0.36" table:style-name="ce30">
            <text:p>36%</text:p>
          </table:table-cell>
          <table:table-cell office:value-type="percentage" office:value="0.27" table:style-name="ce30">
            <text:p>27%</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0-07-09T00:00:00" table:style-name="ce32">
            <text:p>7/9/2020</text:p>
          </table:table-cell>
          <table:table-cell office:value-type="percentage" office:value="0.76" table:style-name="ce28">
            <text:p>76%</text:p>
          </table:table-cell>
          <table:table-cell office:value-type="percentage" office:value="0.89" table:style-name="ce28">
            <text:p>89%</text:p>
          </table:table-cell>
          <table:table-cell office:value-type="percentage" office:value="0.96" table:style-name="ce28">
            <text:p>96%</text:p>
          </table:table-cell>
          <table:table-cell office:value-type="percentage" office:value="0.8" table:style-name="ce30">
            <text:p>80%</text:p>
          </table:table-cell>
          <table:table-cell office:value-type="percentage" office:value="0.21" table:style-name="ce30">
            <text:p>21%</text:p>
          </table:table-cell>
          <table:table-cell office:value-type="percentage" office:value="0.19" table:style-name="ce28">
            <text:p>19%</text:p>
          </table:table-cell>
          <table:table-cell office:value-type="percentage" office:value="0.37" table:style-name="ce30">
            <text:p>37%</text:p>
          </table:table-cell>
          <table:table-cell office:value-type="percentage" office:value="0.28000000000000003" table:style-name="ce30">
            <text:p>28%</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0-07-10T00:00:00" table:style-name="ce32">
            <text:p>7/10/2020</text:p>
          </table:table-cell>
          <table:table-cell office:value-type="percentage" office:value="0.83" table:style-name="ce28">
            <text:p>83%</text:p>
          </table:table-cell>
          <table:table-cell office:value-type="percentage" office:value="0.93" table:style-name="ce28">
            <text:p>93%</text:p>
          </table:table-cell>
          <table:table-cell office:value-type="percentage" office:value="0.96" table:style-name="ce28">
            <text:p>96%</text:p>
          </table:table-cell>
          <table:table-cell office:value-type="percentage" office:value="0.86" table:style-name="ce30">
            <text:p>86%</text:p>
          </table:table-cell>
          <table:table-cell office:value-type="percentage" office:value="0.21" table:style-name="ce30">
            <text:p>21%</text:p>
          </table:table-cell>
          <table:table-cell office:value-type="percentage" office:value="0.21" table:style-name="ce28">
            <text:p>21%</text:p>
          </table:table-cell>
          <table:table-cell office:value-type="percentage" office:value="0.39" table:style-name="ce30">
            <text:p>39%</text:p>
          </table:table-cell>
          <table:table-cell office:value-type="percentage" office:value="0.3" table:style-name="ce30">
            <text:p>30%</text:p>
          </table:table-cell>
          <table:table-cell office:value-type="percentage" office:value="1.33" table:style-name="ce30">
            <text:p>133%</text:p>
          </table:table-cell>
          <table:table-cell table:style-name="ce30"/>
          <table:table-cell table:number-columns-repeated="16373"/>
        </table:table-row>
        <table:table-row table:style-name="ro5">
          <table:table-cell office:value-type="date" office:date-value="2020-07-11T00:00:00" table:style-name="ce44">
            <text:p>7/11/2020</text:p>
          </table:table-cell>
          <table:table-cell office:value-type="percentage" office:value="0.9" table:style-name="ce37">
            <text:p>90%</text:p>
          </table:table-cell>
          <table:table-cell office:value-type="percentage" office:value="1.01" table:style-name="ce37">
            <text:p>101%</text:p>
          </table:table-cell>
          <table:table-cell office:value-type="percentage" office:value="1.04" table:style-name="ce37">
            <text:p>104%</text:p>
          </table:table-cell>
          <table:table-cell office:value-type="percentage" office:value="0.93" table:style-name="ce40">
            <text:p>93%</text:p>
          </table:table-cell>
          <table:table-cell office:value-type="percentage" office:value="0.22" table:style-name="ce40">
            <text:p>22%</text:p>
          </table:table-cell>
          <table:table-cell office:value-type="percentage" office:value="0.24" table:style-name="ce37">
            <text:p>24%</text:p>
          </table:table-cell>
          <table:table-cell office:value-type="percentage" office:value="0.45" table:style-name="ce40">
            <text:p>45%</text:p>
          </table:table-cell>
          <table:table-cell office:value-type="percentage" office:value="0.34" table:style-name="ce40">
            <text:p>34%</text:p>
          </table:table-cell>
          <table:table-cell office:value-type="percentage" office:value="2.3199999999999998" table:style-name="ce40">
            <text:p>232%</text:p>
          </table:table-cell>
          <table:table-cell table:style-name="ce40"/>
          <table:table-cell table:number-columns-repeated="16373"/>
        </table:table-row>
        <table:table-row table:style-name="ro5">
          <table:table-cell office:value-type="date" office:date-value="2020-07-12T00:00:00" table:style-name="ce44">
            <text:p>7/12/2020</text:p>
          </table:table-cell>
          <table:table-cell office:value-type="percentage" office:value="0.95" table:style-name="ce37">
            <text:p>95%</text:p>
          </table:table-cell>
          <table:table-cell office:value-type="percentage" office:value="1.08" table:style-name="ce37">
            <text:p>108%</text:p>
          </table:table-cell>
          <table:table-cell office:value-type="percentage" office:value="1.1100000000000001" table:style-name="ce37">
            <text:p>111%</text:p>
          </table:table-cell>
          <table:table-cell office:value-type="percentage" office:value="0.99" table:style-name="ce40">
            <text:p>99%</text:p>
          </table:table-cell>
          <table:table-cell office:value-type="percentage" office:value="0.22" table:style-name="ce40">
            <text:p>22%</text:p>
          </table:table-cell>
          <table:table-cell office:value-type="percentage" office:value="0.24" table:style-name="ce37">
            <text:p>24%</text:p>
          </table:table-cell>
          <table:table-cell office:value-type="percentage" office:value="0.45" table:style-name="ce40">
            <text:p>45%</text:p>
          </table:table-cell>
          <table:table-cell office:value-type="percentage" office:value="0.37" table:style-name="ce40">
            <text:p>37%</text:p>
          </table:table-cell>
          <table:table-cell office:value-type="percentage" office:value="2.5299999999999998" table:style-name="ce40">
            <text:p>253%</text:p>
          </table:table-cell>
          <table:table-cell table:style-name="ce40"/>
          <table:table-cell table:number-columns-repeated="16373"/>
        </table:table-row>
        <table:table-row table:style-name="ro5">
          <table:table-cell office:value-type="date" office:date-value="2020-07-13T00:00:00" table:style-name="ce32">
            <text:p>7/13/2020</text:p>
          </table:table-cell>
          <table:table-cell office:value-type="percentage" office:value="0.8" table:style-name="ce28">
            <text:p>80%</text:p>
          </table:table-cell>
          <table:table-cell office:value-type="percentage" office:value="0.94" table:style-name="ce28">
            <text:p>94%</text:p>
          </table:table-cell>
          <table:table-cell office:value-type="percentage" office:value="0.98" table:style-name="ce28">
            <text:p>98%</text:p>
          </table:table-cell>
          <table:table-cell office:value-type="percentage" office:value="0.84" table:style-name="ce30">
            <text:p>84%</text:p>
          </table:table-cell>
          <table:table-cell office:value-type="percentage" office:value="0.23" table:style-name="ce30">
            <text:p>23%</text:p>
          </table:table-cell>
          <table:table-cell office:value-type="percentage" office:value="0.21" table:style-name="ce28">
            <text:p>21%</text:p>
          </table:table-cell>
          <table:table-cell office:value-type="percentage" office:value="0.41" table:style-name="ce30">
            <text:p>41%</text:p>
          </table:table-cell>
          <table:table-cell office:value-type="percentage" office:value="0.31" table:style-name="ce30">
            <text:p>31%</text:p>
          </table:table-cell>
          <table:table-cell office:value-type="percentage" office:value="1.1000000000000001" table:style-name="ce30">
            <text:p>110%</text:p>
          </table:table-cell>
          <table:table-cell table:style-name="ce30"/>
          <table:table-cell table:number-columns-repeated="16373"/>
        </table:table-row>
        <table:table-row table:style-name="ro5">
          <table:table-cell office:value-type="date" office:date-value="2020-07-14T00:00:00" table:style-name="ce32">
            <text:p>7/14/2020</text:p>
          </table:table-cell>
          <table:table-cell office:value-type="percentage" office:value="0.79" table:style-name="ce28">
            <text:p>79%</text:p>
          </table:table-cell>
          <table:table-cell office:value-type="percentage" office:value="0.93" table:style-name="ce28">
            <text:p>93%</text:p>
          </table:table-cell>
          <table:table-cell office:value-type="percentage" office:value="0.98" table:style-name="ce28">
            <text:p>98%</text:p>
          </table:table-cell>
          <table:table-cell office:value-type="percentage" office:value="0.83" table:style-name="ce30">
            <text:p>83%</text:p>
          </table:table-cell>
          <table:table-cell office:value-type="percentage" office:value="0.23" table:style-name="ce30">
            <text:p>23%</text:p>
          </table:table-cell>
          <table:table-cell office:value-type="percentage" office:value="0.2" table:style-name="ce28">
            <text:p>20%</text:p>
          </table:table-cell>
          <table:table-cell office:value-type="percentage" office:value="0.4" table:style-name="ce30">
            <text:p>40%</text:p>
          </table:table-cell>
          <table:table-cell office:value-type="percentage" office:value="0.32" table:style-name="ce30">
            <text:p>32%</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7-15T00:00:00" table:style-name="ce32">
            <text:p>7/15/2020</text:p>
          </table:table-cell>
          <table:table-cell office:value-type="percentage" office:value="0.79" table:style-name="ce28">
            <text:p>79%</text:p>
          </table:table-cell>
          <table:table-cell office:value-type="percentage" office:value="0.93" table:style-name="ce28">
            <text:p>93%</text:p>
          </table:table-cell>
          <table:table-cell office:value-type="percentage" office:value="0.98" table:style-name="ce28">
            <text:p>98%</text:p>
          </table:table-cell>
          <table:table-cell office:value-type="percentage" office:value="0.83" table:style-name="ce30">
            <text:p>83%</text:p>
          </table:table-cell>
          <table:table-cell office:value-type="percentage" office:value="0.24" table:style-name="ce30">
            <text:p>24%</text:p>
          </table:table-cell>
          <table:table-cell office:value-type="percentage" office:value="0.21" table:style-name="ce28">
            <text:p>21%</text:p>
          </table:table-cell>
          <table:table-cell office:value-type="percentage" office:value="0.4" table:style-name="ce30">
            <text:p>40%</text:p>
          </table:table-cell>
          <table:table-cell office:value-type="percentage" office:value="0.31" table:style-name="ce30">
            <text:p>31%</text:p>
          </table:table-cell>
          <table:table-cell office:value-type="percentage" office:value="1.27" table:style-name="ce30">
            <text:p>127%</text:p>
          </table:table-cell>
          <table:table-cell table:style-name="ce30"/>
          <table:table-cell table:number-columns-repeated="16373"/>
        </table:table-row>
        <table:table-row table:style-name="ro5">
          <table:table-cell office:value-type="date" office:date-value="2020-07-16T00:00:00" table:style-name="ce32">
            <text:p>7/16/2020</text:p>
          </table:table-cell>
          <table:table-cell office:value-type="percentage" office:value="0.81" table:style-name="ce28">
            <text:p>81%</text:p>
          </table:table-cell>
          <table:table-cell office:value-type="percentage" office:value="0.92" table:style-name="ce28">
            <text:p>92%</text:p>
          </table:table-cell>
          <table:table-cell office:value-type="percentage" office:value="0.98" table:style-name="ce28">
            <text:p>98%</text:p>
          </table:table-cell>
          <table:table-cell office:value-type="percentage" office:value="0.85" table:style-name="ce30">
            <text:p>85%</text:p>
          </table:table-cell>
          <table:table-cell office:value-type="percentage" office:value="0.25" table:style-name="ce30">
            <text:p>25%</text:p>
          </table:table-cell>
          <table:table-cell office:value-type="percentage" office:value="0.21" table:style-name="ce28">
            <text:p>21%</text:p>
          </table:table-cell>
          <table:table-cell office:value-type="percentage" office:value="0.42" table:style-name="ce30">
            <text:p>42%</text:p>
          </table:table-cell>
          <table:table-cell office:value-type="percentage" office:value="0.32" table:style-name="ce30">
            <text:p>32%</text:p>
          </table:table-cell>
          <table:table-cell office:value-type="percentage" office:value="1.64" table:style-name="ce30">
            <text:p>164%</text:p>
          </table:table-cell>
          <table:table-cell table:style-name="ce30"/>
          <table:table-cell table:number-columns-repeated="16373"/>
        </table:table-row>
        <table:table-row table:style-name="ro5">
          <table:table-cell office:value-type="date" office:date-value="2020-07-17T00:00:00" table:style-name="ce32">
            <text:p>7/17/2020</text:p>
          </table:table-cell>
          <table:table-cell office:value-type="percentage" office:value="0.86" table:style-name="ce28">
            <text:p>86%</text:p>
          </table:table-cell>
          <table:table-cell office:value-type="percentage" office:value="0.94" table:style-name="ce28">
            <text:p>94%</text:p>
          </table:table-cell>
          <table:table-cell office:value-type="percentage" office:value="0.97" table:style-name="ce28">
            <text:p>97%</text:p>
          </table:table-cell>
          <table:table-cell office:value-type="percentage" office:value="0.89" table:style-name="ce30">
            <text:p>89%</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4" table:style-name="ce30">
            <text:p>44%</text:p>
          </table:table-cell>
          <table:table-cell office:value-type="percentage" office:value="0.33" table:style-name="ce30">
            <text:p>33%</text:p>
          </table:table-cell>
          <table:table-cell office:value-type="percentage" office:value="1.34" table:style-name="ce30">
            <text:p>134%</text:p>
          </table:table-cell>
          <table:table-cell table:style-name="ce30"/>
          <table:table-cell table:number-columns-repeated="16373"/>
        </table:table-row>
        <table:table-row table:style-name="ro5">
          <table:table-cell office:value-type="date" office:date-value="2020-07-18T00:00:00" table:style-name="ce44">
            <text:p>7/18/2020</text:p>
          </table:table-cell>
          <table:table-cell office:value-type="percentage" office:value="0.91" table:style-name="ce37">
            <text:p>91%</text:p>
          </table:table-cell>
          <table:table-cell office:value-type="percentage" office:value="1.03" table:style-name="ce37">
            <text:p>103%</text:p>
          </table:table-cell>
          <table:table-cell office:value-type="percentage" office:value="1.04" table:style-name="ce37">
            <text:p>104%</text:p>
          </table:table-cell>
          <table:table-cell office:value-type="percentage" office:value="0.94" table:style-name="ce40">
            <text:p>94%</text:p>
          </table:table-cell>
          <table:table-cell office:value-type="percentage" office:value="0.26" table:style-name="ce40">
            <text:p>26%</text:p>
          </table:table-cell>
          <table:table-cell office:value-type="percentage" office:value="0.28999999999999998" table:style-name="ce37">
            <text:p>29%</text:p>
          </table:table-cell>
          <table:table-cell office:value-type="percentage" office:value="0.5" table:style-name="ce40">
            <text:p>50%</text:p>
          </table:table-cell>
          <table:table-cell office:value-type="percentage" office:value="0.37" table:style-name="ce40">
            <text:p>37%</text:p>
          </table:table-cell>
          <table:table-cell office:value-type="percentage" office:value="1.86" table:style-name="ce40">
            <text:p>186%</text:p>
          </table:table-cell>
          <table:table-cell table:style-name="ce40"/>
          <table:table-cell table:number-columns-repeated="16373"/>
        </table:table-row>
        <table:table-row table:style-name="ro5">
          <table:table-cell office:value-type="date" office:date-value="2020-07-19T00:00:00" table:style-name="ce44">
            <text:p>7/19/2020</text:p>
          </table:table-cell>
          <table:table-cell office:value-type="percentage" office:value="0.95" table:style-name="ce37">
            <text:p>95%</text:p>
          </table:table-cell>
          <table:table-cell office:value-type="percentage" office:value="1.08" table:style-name="ce37">
            <text:p>108%</text:p>
          </table:table-cell>
          <table:table-cell office:value-type="percentage" office:value="1.1100000000000001" table:style-name="ce37">
            <text:p>111%</text:p>
          </table:table-cell>
          <table:table-cell office:value-type="percentage" office:value="0.98" table:style-name="ce40">
            <text:p>98%</text:p>
          </table:table-cell>
          <table:table-cell office:value-type="percentage" office:value="0.26" table:style-name="ce40">
            <text:p>26%</text:p>
          </table:table-cell>
          <table:table-cell office:value-type="percentage" office:value="0.24" table:style-name="ce37">
            <text:p>24%</text:p>
          </table:table-cell>
          <table:table-cell office:value-type="percentage" office:value="0.43" table:style-name="ce40">
            <text:p>43%</text:p>
          </table:table-cell>
          <table:table-cell office:value-type="percentage" office:value="0.41" table:style-name="ce40">
            <text:p>41%</text:p>
          </table:table-cell>
          <table:table-cell office:value-type="percentage" office:value="1.95" table:style-name="ce40">
            <text:p>195%</text:p>
          </table:table-cell>
          <table:table-cell table:style-name="ce40"/>
          <table:table-cell table:number-columns-repeated="16373"/>
        </table:table-row>
        <table:table-row table:style-name="ro5">
          <table:table-cell office:value-type="date" office:date-value="2020-07-20T00:00:00" table:style-name="ce32">
            <text:p>7/20/2020</text:p>
          </table:table-cell>
          <table:table-cell office:value-type="percentage" office:value="0.85" table:style-name="ce28">
            <text:p>85%</text:p>
          </table:table-cell>
          <table:table-cell office:value-type="percentage" office:value="0.97" table:style-name="ce28">
            <text:p>97%</text:p>
          </table:table-cell>
          <table:table-cell office:value-type="percentage" office:value="0.99" table:style-name="ce28">
            <text:p>99%</text:p>
          </table:table-cell>
          <table:table-cell office:value-type="percentage" office:value="0.88" table:style-name="ce30">
            <text:p>88%</text:p>
          </table:table-cell>
          <table:table-cell office:value-type="percentage" office:value="0.27" table:style-name="ce30">
            <text:p>27%</text:p>
          </table:table-cell>
          <table:table-cell office:value-type="percentage" office:value="0.23" table:style-name="ce28">
            <text:p>23%</text:p>
          </table:table-cell>
          <table:table-cell office:value-type="percentage" office:value="0.45" table:style-name="ce30">
            <text:p>45%</text:p>
          </table:table-cell>
          <table:table-cell office:value-type="percentage" office:value="0.33" table:style-name="ce30">
            <text:p>33%</text:p>
          </table:table-cell>
          <table:table-cell office:value-type="percentage" office:value="1.44" table:style-name="ce30">
            <text:p>144%</text:p>
          </table:table-cell>
          <table:table-cell table:style-name="ce30"/>
          <table:table-cell table:number-columns-repeated="16373"/>
        </table:table-row>
        <table:table-row table:style-name="ro5">
          <table:table-cell office:value-type="date" office:date-value="2020-07-21T00:00:00" table:style-name="ce32">
            <text:p>7/21/2020</text:p>
          </table:table-cell>
          <table:table-cell office:value-type="percentage" office:value="0.83" table:style-name="ce28">
            <text:p>83%</text:p>
          </table:table-cell>
          <table:table-cell office:value-type="percentage" office:value="0.95" table:style-name="ce28">
            <text:p>95%</text:p>
          </table:table-cell>
          <table:table-cell office:value-type="percentage" office:value="0.98" table:style-name="ce28">
            <text:p>98%</text:p>
          </table:table-cell>
          <table:table-cell office:value-type="percentage" office:value="0.87" table:style-name="ce30">
            <text:p>87%</text:p>
          </table:table-cell>
          <table:table-cell office:value-type="percentage" office:value="0.27" table:style-name="ce30">
            <text:p>27%</text:p>
          </table:table-cell>
          <table:table-cell office:value-type="percentage" office:value="0.23" table:style-name="ce28">
            <text:p>23%</text:p>
          </table:table-cell>
          <table:table-cell office:value-type="percentage" office:value="0.45" table:style-name="ce30">
            <text:p>45%</text:p>
          </table:table-cell>
          <table:table-cell office:value-type="percentage" office:value="0.34" table:style-name="ce30">
            <text:p>34%</text:p>
          </table:table-cell>
          <table:table-cell office:value-type="percentage" office:value="1.33" table:style-name="ce30">
            <text:p>133%</text:p>
          </table:table-cell>
          <table:table-cell table:style-name="ce30"/>
          <table:table-cell table:number-columns-repeated="16373"/>
        </table:table-row>
        <table:table-row table:style-name="ro5">
          <table:table-cell office:value-type="date" office:date-value="2020-07-22T00:00:00" table:style-name="ce32">
            <text:p>7/22/2020</text:p>
          </table:table-cell>
          <table:table-cell office:value-type="percentage" office:value="0.82" table:style-name="ce28">
            <text:p>82%</text:p>
          </table:table-cell>
          <table:table-cell office:value-type="percentage" office:value="0.94" table:style-name="ce28">
            <text:p>94%</text:p>
          </table:table-cell>
          <table:table-cell office:value-type="percentage" office:value="0.98" table:style-name="ce28">
            <text:p>98%</text:p>
          </table:table-cell>
          <table:table-cell office:value-type="percentage" office:value="0.85" table:style-name="ce30">
            <text:p>85%</text:p>
          </table:table-cell>
          <table:table-cell office:value-type="percentage" office:value="0.27" table:style-name="ce30">
            <text:p>27%</text:p>
          </table:table-cell>
          <table:table-cell office:value-type="percentage" office:value="0.24" table:style-name="ce28">
            <text:p>24%</text:p>
          </table:table-cell>
          <table:table-cell office:value-type="percentage" office:value="0.46" table:style-name="ce30">
            <text:p>46%</text:p>
          </table:table-cell>
          <table:table-cell office:value-type="percentage" office:value="0.32" table:style-name="ce30">
            <text:p>32%</text:p>
          </table:table-cell>
          <table:table-cell office:value-type="percentage" office:value="1.51" table:style-name="ce30">
            <text:p>151%</text:p>
          </table:table-cell>
          <table:table-cell table:style-name="ce30"/>
          <table:table-cell table:number-columns-repeated="16373"/>
        </table:table-row>
        <table:table-row table:style-name="ro5">
          <table:table-cell office:value-type="date" office:date-value="2020-07-23T00:00:00" table:style-name="ce32">
            <text:p>7/23/2020</text:p>
          </table:table-cell>
          <table:table-cell office:value-type="percentage" office:value="0.81" table:style-name="ce28">
            <text:p>81%</text:p>
          </table:table-cell>
          <table:table-cell office:value-type="percentage" office:value="0.91" table:style-name="ce28">
            <text:p>91%</text:p>
          </table:table-cell>
          <table:table-cell office:value-type="percentage" office:value="0.95" table:style-name="ce28">
            <text:p>95%</text:p>
          </table:table-cell>
          <table:table-cell office:value-type="percentage" office:value="0.84" table:style-name="ce30">
            <text:p>84%</text:p>
          </table:table-cell>
          <table:table-cell office:value-type="percentage" office:value="0.28000000000000003" table:style-name="ce30">
            <text:p>28%</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33" table:style-name="ce30">
            <text:p>33%</text:p>
          </table:table-cell>
          <table:table-cell office:value-type="percentage" office:value="1.37" table:style-name="ce30">
            <text:p>137%</text:p>
          </table:table-cell>
          <table:table-cell table:style-name="ce30"/>
          <table:table-cell table:number-columns-repeated="16373"/>
        </table:table-row>
        <table:table-row table:style-name="ro5">
          <table:table-cell office:value-type="date" office:date-value="2020-07-24T00:00:00" table:style-name="ce32">
            <text:p>7/24/2020</text:p>
          </table:table-cell>
          <table:table-cell office:value-type="percentage" office:value="0.88" table:style-name="ce28">
            <text:p>88%</text:p>
          </table:table-cell>
          <table:table-cell office:value-type="percentage" office:value="0.96" table:style-name="ce28">
            <text:p>96%</text:p>
          </table:table-cell>
          <table:table-cell office:value-type="percentage" office:value="0.97" table:style-name="ce28">
            <text:p>97%</text:p>
          </table:table-cell>
          <table:table-cell office:value-type="percentage" office:value="0.9" table:style-name="ce30">
            <text:p>90%</text:p>
          </table:table-cell>
          <table:table-cell office:value-type="percentage" office:value="0.28000000000000003" table:style-name="ce30">
            <text:p>28%</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35" table:style-name="ce30">
            <text:p>35%</text:p>
          </table:table-cell>
          <table:table-cell office:value-type="percentage" office:value="1.3" table:style-name="ce30">
            <text:p>130%</text:p>
          </table:table-cell>
          <table:table-cell table:style-name="ce30"/>
          <table:table-cell table:number-columns-repeated="16373"/>
        </table:table-row>
        <table:table-row table:style-name="ro5">
          <table:table-cell office:value-type="date" office:date-value="2020-07-25T00:00:00" table:style-name="ce44">
            <text:p>7/25/2020</text:p>
          </table:table-cell>
          <table:table-cell office:value-type="percentage" office:value="0.9" table:style-name="ce37">
            <text:p>90%</text:p>
          </table:table-cell>
          <table:table-cell office:value-type="percentage" office:value="1.02" table:style-name="ce37">
            <text:p>102%</text:p>
          </table:table-cell>
          <table:table-cell office:value-type="percentage" office:value="1.05" table:style-name="ce37">
            <text:p>105%</text:p>
          </table:table-cell>
          <table:table-cell office:value-type="percentage" office:value="0.92" table:style-name="ce40">
            <text:p>92%</text:p>
          </table:table-cell>
          <table:table-cell office:value-type="percentage" office:value="0.28000000000000003" table:style-name="ce40">
            <text:p>28%</text:p>
          </table:table-cell>
          <table:table-cell office:value-type="percentage" office:value="0.28000000000000003" table:style-name="ce37">
            <text:p>28%</text:p>
          </table:table-cell>
          <table:table-cell office:value-type="percentage" office:value="0.51" table:style-name="ce40">
            <text:p>51%</text:p>
          </table:table-cell>
          <table:table-cell office:value-type="percentage" office:value="0.38" table:style-name="ce40">
            <text:p>38%</text:p>
          </table:table-cell>
          <table:table-cell office:value-type="percentage" office:value="1.1599999999999999" table:style-name="ce40">
            <text:p>116%</text:p>
          </table:table-cell>
          <table:table-cell table:style-name="ce40"/>
          <table:table-cell table:number-columns-repeated="16373"/>
        </table:table-row>
        <table:table-row table:style-name="ro5">
          <table:table-cell office:value-type="date" office:date-value="2020-07-26T00:00:00" table:style-name="ce44">
            <text:p>7/26/2020</text:p>
          </table:table-cell>
          <table:table-cell office:value-type="percentage" office:value="0.96" table:style-name="ce37">
            <text:p>96%</text:p>
          </table:table-cell>
          <table:table-cell office:value-type="percentage" office:value="1.1100000000000001" table:style-name="ce37">
            <text:p>111%</text:p>
          </table:table-cell>
          <table:table-cell office:value-type="percentage" office:value="1.1200000000000001" table:style-name="ce37">
            <text:p>112%</text:p>
          </table:table-cell>
          <table:table-cell office:value-type="percentage" office:value="1" table:style-name="ce40">
            <text:p>100%</text:p>
          </table:table-cell>
          <table:table-cell office:value-type="percentage" office:value="0.28999999999999998" table:style-name="ce40">
            <text:p>29%</text:p>
          </table:table-cell>
          <table:table-cell office:value-type="percentage" office:value="0.28000000000000003" table:style-name="ce37">
            <text:p>28%</text:p>
          </table:table-cell>
          <table:table-cell office:value-type="percentage" office:value="0.5" table:style-name="ce40">
            <text:p>50%</text:p>
          </table:table-cell>
          <table:table-cell office:value-type="percentage" office:value="0.44" table:style-name="ce40">
            <text:p>44%</text:p>
          </table:table-cell>
          <table:table-cell office:value-type="percentage" office:value="2.0699999999999998" table:style-name="ce40">
            <text:p>207%</text:p>
          </table:table-cell>
          <table:table-cell table:style-name="ce40"/>
          <table:table-cell table:number-columns-repeated="16373"/>
        </table:table-row>
        <table:table-row table:style-name="ro5">
          <table:table-cell office:value-type="date" office:date-value="2020-07-27T00:00:00" table:style-name="ce32">
            <text:p>7/27/2020</text:p>
          </table:table-cell>
          <table:table-cell office:value-type="percentage" office:value="0.8" table:style-name="ce28">
            <text:p>80%</text:p>
          </table:table-cell>
          <table:table-cell office:value-type="percentage" office:value="0.93" table:style-name="ce28">
            <text:p>93%</text:p>
          </table:table-cell>
          <table:table-cell office:value-type="percentage" office:value="0.96" table:style-name="ce28">
            <text:p>96%</text:p>
          </table:table-cell>
          <table:table-cell office:value-type="percentage" office:value="0.83" table:style-name="ce30">
            <text:p>83%</text:p>
          </table:table-cell>
          <table:table-cell office:value-type="percentage" office:value="0.28999999999999998" table:style-name="ce30">
            <text:p>29%</text:p>
          </table:table-cell>
          <table:table-cell office:value-type="percentage" office:value="0.24" table:style-name="ce28">
            <text:p>24%</text:p>
          </table:table-cell>
          <table:table-cell office:value-type="percentage" office:value="0.46" table:style-name="ce30">
            <text:p>46%</text:p>
          </table:table-cell>
          <table:table-cell office:value-type="percentage" office:value="0.31" table:style-name="ce30">
            <text:p>31%</text:p>
          </table:table-cell>
          <table:table-cell office:value-type="percentage" office:value="0.66" table:style-name="ce30">
            <text:p>66%</text:p>
          </table:table-cell>
          <table:table-cell table:style-name="ce30"/>
          <table:table-cell table:number-columns-repeated="16373"/>
        </table:table-row>
        <table:table-row table:style-name="ro5">
          <table:table-cell office:value-type="date" office:date-value="2020-07-28T00:00:00" table:style-name="ce32">
            <text:p>7/28/2020</text:p>
          </table:table-cell>
          <table:table-cell office:value-type="percentage" office:value="0.82" table:style-name="ce28">
            <text:p>82%</text:p>
          </table:table-cell>
          <table:table-cell office:value-type="percentage" office:value="0.95" table:style-name="ce28">
            <text:p>95%</text:p>
          </table:table-cell>
          <table:table-cell office:value-type="percentage" office:value="0.97" table:style-name="ce28">
            <text:p>97%</text:p>
          </table:table-cell>
          <table:table-cell office:value-type="percentage" office:value="0.86" table:style-name="ce30">
            <text:p>86%</text:p>
          </table:table-cell>
          <table:table-cell office:value-type="percentage" office:value="0.28999999999999998" table:style-name="ce30">
            <text:p>29%</text:p>
          </table:table-cell>
          <table:table-cell office:value-type="percentage" office:value="0.25" table:style-name="ce28">
            <text:p>25%</text:p>
          </table:table-cell>
          <table:table-cell office:value-type="percentage" office:value="0.5" table:style-name="ce30">
            <text:p>50%</text:p>
          </table:table-cell>
          <table:table-cell office:value-type="percentage" office:value="0.37" table:style-name="ce30">
            <text:p>37%</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7-29T00:00:00" table:style-name="ce32">
            <text:p>7/29/2020</text:p>
          </table:table-cell>
          <table:table-cell office:value-type="percentage" office:value="0.84" table:style-name="ce28">
            <text:p>84%</text:p>
          </table:table-cell>
          <table:table-cell office:value-type="percentage" office:value="0.94" table:style-name="ce28">
            <text:p>94%</text:p>
          </table:table-cell>
          <table:table-cell office:value-type="percentage" office:value="0.96" table:style-name="ce28">
            <text:p>96%</text:p>
          </table:table-cell>
          <table:table-cell office:value-type="percentage" office:value="0.87" table:style-name="ce30">
            <text:p>87%</text:p>
          </table:table-cell>
          <table:table-cell office:value-type="percentage" office:value="0.28999999999999998" table:style-name="ce30">
            <text:p>29%</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35" table:style-name="ce30">
            <text:p>35%</text:p>
          </table:table-cell>
          <table:table-cell office:value-type="percentage" office:value="1.59" table:style-name="ce30">
            <text:p>159%</text:p>
          </table:table-cell>
          <table:table-cell table:style-name="ce30"/>
          <table:table-cell table:number-columns-repeated="16373"/>
        </table:table-row>
        <table:table-row table:style-name="ro5">
          <table:table-cell office:value-type="date" office:date-value="2020-07-30T00:00:00" table:style-name="ce32">
            <text:p>7/30/2020</text:p>
          </table:table-cell>
          <table:table-cell office:value-type="percentage" office:value="0.86" table:style-name="ce28">
            <text:p>86%</text:p>
          </table:table-cell>
          <table:table-cell office:value-type="percentage" office:value="0.94" table:style-name="ce28">
            <text:p>94%</text:p>
          </table:table-cell>
          <table:table-cell office:value-type="percentage" office:value="0.96" table:style-name="ce28">
            <text:p>96%</text:p>
          </table:table-cell>
          <table:table-cell office:value-type="percentage" office:value="0.88" table:style-name="ce30">
            <text:p>88%</text:p>
          </table:table-cell>
          <table:table-cell office:value-type="percentage" office:value="0.28999999999999998" table:style-name="ce30">
            <text:p>29%</text:p>
          </table:table-cell>
          <table:table-cell office:value-type="percentage" office:value="0.26" table:style-name="ce28">
            <text:p>26%</text:p>
          </table:table-cell>
          <table:table-cell office:value-type="percentage" office:value="0.49" table:style-name="ce30">
            <text:p>49%</text:p>
          </table:table-cell>
          <table:table-cell office:value-type="percentage" office:value="0.36" table:style-name="ce30">
            <text:p>36%</text:p>
          </table:table-cell>
          <table:table-cell office:value-type="percentage" office:value="1.75" table:style-name="ce30">
            <text:p>175%</text:p>
          </table:table-cell>
          <table:table-cell table:style-name="ce30"/>
          <table:table-cell table:number-columns-repeated="16373"/>
        </table:table-row>
        <table:table-row table:style-name="ro5">
          <table:table-cell office:value-type="date" office:date-value="2020-07-31T00:00:00" table:style-name="ce32">
            <text:p>7/31/2020</text:p>
          </table:table-cell>
          <table:table-cell office:value-type="percentage" office:value="0.92" table:style-name="ce28">
            <text:p>92%</text:p>
          </table:table-cell>
          <table:table-cell office:value-type="percentage" office:value="0.97" table:style-name="ce28">
            <text:p>97%</text:p>
          </table:table-cell>
          <table:table-cell office:value-type="percentage" office:value="0.95" table:style-name="ce28">
            <text:p>95%</text:p>
          </table:table-cell>
          <table:table-cell office:value-type="percentage" office:value="0.93" table:style-name="ce30">
            <text:p>93%</text:p>
          </table:table-cell>
          <table:table-cell office:value-type="percentage" office:value="0.3" table:style-name="ce30">
            <text:p>30%</text:p>
          </table:table-cell>
          <table:table-cell office:value-type="percentage" office:value="0.27" table:style-name="ce28">
            <text:p>27%</text:p>
          </table:table-cell>
          <table:table-cell office:value-type="percentage" office:value="0.5" table:style-name="ce30">
            <text:p>50%</text:p>
          </table:table-cell>
          <table:table-cell office:value-type="percentage" office:value="0.37" table:style-name="ce30">
            <text:p>37%</text:p>
          </table:table-cell>
          <table:table-cell office:value-type="percentage" office:value="1.24" table:style-name="ce30">
            <text:p>124%</text:p>
          </table:table-cell>
          <table:table-cell table:style-name="ce30"/>
          <table:table-cell table:number-columns-repeated="16373"/>
        </table:table-row>
        <table:table-row table:style-name="ro5">
          <table:table-cell office:value-type="date" office:date-value="2020-08-01T00:00:00" table:style-name="ce44">
            <text:p>8/1/2020</text:p>
          </table:table-cell>
          <table:table-cell office:value-type="percentage" office:value="0.97" table:style-name="ce37">
            <text:p>97%</text:p>
          </table:table-cell>
          <table:table-cell office:value-type="percentage" office:value="1.07" table:style-name="ce37">
            <text:p>107%</text:p>
          </table:table-cell>
          <table:table-cell office:value-type="percentage" office:value="1.06" table:style-name="ce37">
            <text:p>106%</text:p>
          </table:table-cell>
          <table:table-cell office:value-type="percentage" office:value="0.99" table:style-name="ce40">
            <text:p>99%</text:p>
          </table:table-cell>
          <table:table-cell office:value-type="percentage" office:value="0.31" table:style-name="ce40">
            <text:p>31%</text:p>
          </table:table-cell>
          <table:table-cell office:value-type="percentage" office:value="0.32" table:style-name="ce37">
            <text:p>32%</text:p>
          </table:table-cell>
          <table:table-cell office:value-type="percentage" office:value="0.54" table:style-name="ce40">
            <text:p>54%</text:p>
          </table:table-cell>
          <table:table-cell office:value-type="percentage" office:value="0.42" table:style-name="ce40">
            <text:p>42%</text:p>
          </table:table-cell>
          <table:table-cell office:value-type="percentage" office:value="1.89" table:style-name="ce40">
            <text:p>189%</text:p>
          </table:table-cell>
          <table:table-cell table:style-name="ce40"/>
          <table:table-cell table:number-columns-repeated="16373"/>
        </table:table-row>
        <table:table-row table:style-name="ro5">
          <table:table-cell office:value-type="date" office:date-value="2020-08-02T00:00:00" table:style-name="ce44">
            <text:p>8/2/2020</text:p>
          </table:table-cell>
          <table:table-cell office:value-type="percentage" office:value="0.99" table:style-name="ce37">
            <text:p>99%</text:p>
          </table:table-cell>
          <table:table-cell office:value-type="percentage" office:value="1.1399999999999999" table:style-name="ce37">
            <text:p>114%</text:p>
          </table:table-cell>
          <table:table-cell office:value-type="percentage" office:value="1.1399999999999999" table:style-name="ce37">
            <text:p>114%</text:p>
          </table:table-cell>
          <table:table-cell office:value-type="percentage" office:value="1.03" table:style-name="ce40">
            <text:p>103%</text:p>
          </table:table-cell>
          <table:table-cell office:value-type="percentage" office:value="0.31" table:style-name="ce40">
            <text:p>31%</text:p>
          </table:table-cell>
          <table:table-cell office:value-type="percentage" office:value="0.28999999999999998" table:style-name="ce37">
            <text:p>29%</text:p>
          </table:table-cell>
          <table:table-cell office:value-type="percentage" office:value="0.54" table:style-name="ce40">
            <text:p>54%</text:p>
          </table:table-cell>
          <table:table-cell office:value-type="percentage" office:value="0.47" table:style-name="ce40">
            <text:p>47%</text:p>
          </table:table-cell>
          <table:table-cell office:value-type="percentage" office:value="1.88" table:style-name="ce40">
            <text:p>188%</text:p>
          </table:table-cell>
          <table:table-cell table:style-name="ce40"/>
          <table:table-cell table:number-columns-repeated="16373"/>
        </table:table-row>
        <table:table-row table:style-name="ro5">
          <table:table-cell office:value-type="date" office:date-value="2020-08-03T00:00:00" table:style-name="ce32">
            <text:p>8/3/2020</text:p>
          </table:table-cell>
          <table:table-cell office:value-type="percentage" office:value="0.88" table:style-name="ce28">
            <text:p>88%</text:p>
          </table:table-cell>
          <table:table-cell office:value-type="percentage" office:value="0.98" table:style-name="ce28">
            <text:p>98%</text:p>
          </table:table-cell>
          <table:table-cell office:value-type="percentage" office:value="0.97" table:style-name="ce28">
            <text:p>97%</text:p>
          </table:table-cell>
          <table:table-cell office:value-type="percentage" office:value="0.9" table:style-name="ce30">
            <text:p>90%</text:p>
          </table:table-cell>
          <table:table-cell office:value-type="percentage" office:value="0.32" table:style-name="ce30">
            <text:p>32%</text:p>
          </table:table-cell>
          <table:table-cell office:value-type="percentage" office:value="0.27" table:style-name="ce28">
            <text:p>27%</text:p>
          </table:table-cell>
          <table:table-cell office:value-type="percentage" office:value="0.51" table:style-name="ce30">
            <text:p>51%</text:p>
          </table:table-cell>
          <table:table-cell office:value-type="percentage" office:value="0.37" table:style-name="ce30">
            <text:p>37%</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8-04T00:00:00" table:style-name="ce32">
            <text:p>8/4/2020</text:p>
          </table:table-cell>
          <table:table-cell office:value-type="percentage" office:value="0.83" table:style-name="ce28">
            <text:p>83%</text:p>
          </table:table-cell>
          <table:table-cell office:value-type="percentage" office:value="0.95" table:style-name="ce28">
            <text:p>95%</text:p>
          </table:table-cell>
          <table:table-cell office:value-type="percentage" office:value="0.98" table:style-name="ce28">
            <text:p>98%</text:p>
          </table:table-cell>
          <table:table-cell office:value-type="percentage" office:value="0.87" table:style-name="ce30">
            <text:p>87%</text:p>
          </table:table-cell>
          <table:table-cell office:value-type="percentage" office:value="0.32" table:style-name="ce30">
            <text:p>32%</text:p>
          </table:table-cell>
          <table:table-cell office:value-type="percentage" office:value="0.27" table:style-name="ce28">
            <text:p>27%</text:p>
          </table:table-cell>
          <table:table-cell office:value-type="percentage" office:value="0.5" table:style-name="ce30">
            <text:p>50%</text:p>
          </table:table-cell>
          <table:table-cell office:value-type="percentage" office:value="0.37" table:style-name="ce30">
            <text:p>37%</text:p>
          </table:table-cell>
          <table:table-cell office:value-type="percentage" office:value="1.05" table:style-name="ce30">
            <text:p>105%</text:p>
          </table:table-cell>
          <table:table-cell table:style-name="ce30"/>
          <table:table-cell table:number-columns-repeated="16373"/>
        </table:table-row>
        <table:table-row table:style-name="ro5">
          <table:table-cell office:value-type="date" office:date-value="2020-08-05T00:00:00" table:style-name="ce32">
            <text:p>8/5/2020</text:p>
          </table:table-cell>
          <table:table-cell office:value-type="percentage" office:value="0.84" table:style-name="ce28">
            <text:p>84%</text:p>
          </table:table-cell>
          <table:table-cell office:value-type="percentage" office:value="0.96" table:style-name="ce28">
            <text:p>96%</text:p>
          </table:table-cell>
          <table:table-cell office:value-type="percentage" office:value="0.98" table:style-name="ce28">
            <text:p>98%</text:p>
          </table:table-cell>
          <table:table-cell office:value-type="percentage" office:value="0.87" table:style-name="ce30">
            <text:p>87%</text:p>
          </table:table-cell>
          <table:table-cell office:value-type="percentage" office:value="0.33" table:style-name="ce30">
            <text:p>33%</text:p>
          </table:table-cell>
          <table:table-cell office:value-type="percentage" office:value="0.28000000000000003" table:style-name="ce28">
            <text:p>28%</text:p>
          </table:table-cell>
          <table:table-cell office:value-type="percentage" office:value="0.51" table:style-name="ce30">
            <text:p>51%</text:p>
          </table:table-cell>
          <table:table-cell office:value-type="percentage" office:value="0.37" table:style-name="ce30">
            <text:p>37%</text:p>
          </table:table-cell>
          <table:table-cell office:value-type="percentage" office:value="1.2" table:style-name="ce30">
            <text:p>120%</text:p>
          </table:table-cell>
          <table:table-cell table:style-name="ce30"/>
          <table:table-cell table:number-columns-repeated="16373"/>
        </table:table-row>
        <table:table-row table:style-name="ro5">
          <table:table-cell office:value-type="date" office:date-value="2020-08-06T00:00:00" table:style-name="ce32">
            <text:p>8/6/2020</text:p>
          </table:table-cell>
          <table:table-cell office:value-type="percentage" office:value="0.85" table:style-name="ce28">
            <text:p>85%</text:p>
          </table:table-cell>
          <table:table-cell office:value-type="percentage" office:value="0.93" table:style-name="ce28">
            <text:p>93%</text:p>
          </table:table-cell>
          <table:table-cell office:value-type="percentage" office:value="0.96" table:style-name="ce28">
            <text:p>96%</text:p>
          </table:table-cell>
          <table:table-cell office:value-type="percentage" office:value="0.88" table:style-name="ce30">
            <text:p>88%</text:p>
          </table:table-cell>
          <table:table-cell office:value-type="percentage" office:value="0.33" table:style-name="ce30">
            <text:p>33%</text:p>
          </table:table-cell>
          <table:table-cell office:value-type="percentage" office:value="0.27" table:style-name="ce28">
            <text:p>27%</text:p>
          </table:table-cell>
          <table:table-cell office:value-type="percentage" office:value="0.49" table:style-name="ce30">
            <text:p>49%</text:p>
          </table:table-cell>
          <table:table-cell office:value-type="percentage" office:value="0.37" table:style-name="ce30">
            <text:p>37%</text:p>
          </table:table-cell>
          <table:table-cell office:value-type="percentage" office:value="1.57" table:style-name="ce30">
            <text:p>157%</text:p>
          </table:table-cell>
          <table:table-cell table:style-name="ce30"/>
          <table:table-cell table:number-columns-repeated="16373"/>
        </table:table-row>
        <table:table-row table:style-name="ro5">
          <table:table-cell office:value-type="date" office:date-value="2020-08-07T00:00:00" table:style-name="ce32">
            <text:p>8/7/2020</text:p>
          </table:table-cell>
          <table:table-cell office:value-type="percentage" office:value="0.89" table:style-name="ce28">
            <text:p>89%</text:p>
          </table:table-cell>
          <table:table-cell office:value-type="percentage" office:value="0.96" table:style-name="ce28">
            <text:p>96%</text:p>
          </table:table-cell>
          <table:table-cell office:value-type="percentage" office:value="0.96" table:style-name="ce28">
            <text:p>96%</text:p>
          </table:table-cell>
          <table:table-cell office:value-type="percentage" office:value="0.91" table:style-name="ce30">
            <text:p>91%</text:p>
          </table:table-cell>
          <table:table-cell office:value-type="percentage" office:value="0.33" table:style-name="ce30">
            <text:p>33%</text:p>
          </table:table-cell>
          <table:table-cell office:value-type="percentage" office:value="0.28000000000000003" table:style-name="ce28">
            <text:p>28%</text:p>
          </table:table-cell>
          <table:table-cell office:value-type="percentage" office:value="0.5" table:style-name="ce30">
            <text:p>50%</text:p>
          </table:table-cell>
          <table:table-cell office:value-type="percentage" office:value="0.37" table:style-name="ce30">
            <text:p>37%</text:p>
          </table:table-cell>
          <table:table-cell office:value-type="percentage" office:value="1.26" table:style-name="ce30">
            <text:p>126%</text:p>
          </table:table-cell>
          <table:table-cell table:style-name="ce30"/>
          <table:table-cell table:number-columns-repeated="16373"/>
        </table:table-row>
        <table:table-row table:style-name="ro5">
          <table:table-cell office:value-type="date" office:date-value="2020-08-08T00:00:00" table:style-name="ce44">
            <text:p>8/8/2020</text:p>
          </table:table-cell>
          <table:table-cell office:value-type="percentage" office:value="0.98" table:style-name="ce37">
            <text:p>98%</text:p>
          </table:table-cell>
          <table:table-cell office:value-type="percentage" office:value="1.08" table:style-name="ce37">
            <text:p>108%</text:p>
          </table:table-cell>
          <table:table-cell office:value-type="percentage" office:value="1.08" table:style-name="ce37">
            <text:p>108%</text:p>
          </table:table-cell>
          <table:table-cell office:value-type="percentage" office:value="1.01" table:style-name="ce40">
            <text:p>101%</text:p>
          </table:table-cell>
          <table:table-cell office:value-type="percentage" office:value="0.34" table:style-name="ce40">
            <text:p>34%</text:p>
          </table:table-cell>
          <table:table-cell office:value-type="percentage" office:value="0.32" table:style-name="ce37">
            <text:p>32%</text:p>
          </table:table-cell>
          <table:table-cell office:value-type="percentage" office:value="0.54" table:style-name="ce40">
            <text:p>54%</text:p>
          </table:table-cell>
          <table:table-cell office:value-type="percentage" office:value="0.45" table:style-name="ce40">
            <text:p>45%</text:p>
          </table:table-cell>
          <table:table-cell office:value-type="percentage" office:value="2.02" table:style-name="ce40">
            <text:p>202%</text:p>
          </table:table-cell>
          <table:table-cell table:style-name="ce40"/>
          <table:table-cell table:number-columns-repeated="16373"/>
        </table:table-row>
        <table:table-row table:style-name="ro5">
          <table:table-cell office:value-type="date" office:date-value="2020-08-09T00:00:00" table:style-name="ce44">
            <text:p>8/9/2020</text:p>
          </table:table-cell>
          <table:table-cell office:value-type="percentage" office:value="1.01" table:style-name="ce37">
            <text:p>101%</text:p>
          </table:table-cell>
          <table:table-cell office:value-type="percentage" office:value="1.1499999999999999" table:style-name="ce37">
            <text:p>115%</text:p>
          </table:table-cell>
          <table:table-cell office:value-type="percentage" office:value="1.1599999999999999" table:style-name="ce37">
            <text:p>116%</text:p>
          </table:table-cell>
          <table:table-cell office:value-type="percentage" office:value="1.05" table:style-name="ce40">
            <text:p>105%</text:p>
          </table:table-cell>
          <table:table-cell office:value-type="percentage" office:value="0.34" table:style-name="ce40">
            <text:p>34%</text:p>
          </table:table-cell>
          <table:table-cell office:value-type="percentage" office:value="0.31" table:style-name="ce37">
            <text:p>31%</text:p>
          </table:table-cell>
          <table:table-cell office:value-type="percentage" office:value="0.51" table:style-name="ce40">
            <text:p>51%</text:p>
          </table:table-cell>
          <table:table-cell office:value-type="percentage" office:value="0.49" table:style-name="ce40">
            <text:p>49%</text:p>
          </table:table-cell>
          <table:table-cell office:value-type="percentage" office:value="1.89" table:style-name="ce40">
            <text:p>189%</text:p>
          </table:table-cell>
          <table:table-cell table:style-name="ce40"/>
          <table:table-cell table:number-columns-repeated="16373"/>
        </table:table-row>
        <table:table-row table:style-name="ro5">
          <table:table-cell office:value-type="date" office:date-value="2020-08-10T00:00:00" table:style-name="ce32">
            <text:p>8/10/2020</text:p>
          </table:table-cell>
          <table:table-cell office:value-type="percentage" office:value="0.9" table:style-name="ce28">
            <text:p>90%</text:p>
          </table:table-cell>
          <table:table-cell office:value-type="percentage" office:value="1" table:style-name="ce28">
            <text:p>100%</text:p>
          </table:table-cell>
          <table:table-cell office:value-type="percentage" office:value="1" table:style-name="ce28">
            <text:p>100%</text:p>
          </table:table-cell>
          <table:table-cell office:value-type="percentage" office:value="0.93" table:style-name="ce30">
            <text:p>93%</text:p>
          </table:table-cell>
          <table:table-cell office:value-type="percentage" office:value="0.35" table:style-name="ce30">
            <text:p>35%</text:p>
          </table:table-cell>
          <table:table-cell office:value-type="percentage" office:value="0.28000000000000003" table:style-name="ce28">
            <text:p>28%</text:p>
          </table:table-cell>
          <table:table-cell office:value-type="percentage" office:value="0.53" table:style-name="ce30">
            <text:p>53%</text:p>
          </table:table-cell>
          <table:table-cell office:value-type="percentage" office:value="0.39" table:style-name="ce30">
            <text:p>39%</text:p>
          </table:table-cell>
          <table:table-cell office:value-type="percentage" office:value="1.22" table:style-name="ce30">
            <text:p>122%</text:p>
          </table:table-cell>
          <table:table-cell table:style-name="ce30"/>
          <table:table-cell table:number-columns-repeated="16373"/>
        </table:table-row>
        <table:table-row table:style-name="ro5">
          <table:table-cell office:value-type="date" office:date-value="2020-08-11T00:00:00" table:style-name="ce32">
            <text:p>8/11/2020</text:p>
          </table:table-cell>
          <table:table-cell office:value-type="percentage" office:value="0.86" table:style-name="ce28">
            <text:p>86%</text:p>
          </table:table-cell>
          <table:table-cell office:value-type="percentage" office:value="0.97" table:style-name="ce28">
            <text:p>97%</text:p>
          </table:table-cell>
          <table:table-cell office:value-type="percentage" office:value="0.99" table:style-name="ce28">
            <text:p>99%</text:p>
          </table:table-cell>
          <table:table-cell office:value-type="percentage" office:value="0.89" table:style-name="ce30">
            <text:p>89%</text:p>
          </table:table-cell>
          <table:table-cell office:value-type="percentage" office:value="0.34" table:style-name="ce30">
            <text:p>34%</text:p>
          </table:table-cell>
          <table:table-cell office:value-type="percentage" office:value="0.28000000000000003" table:style-name="ce28">
            <text:p>28%</text:p>
          </table:table-cell>
          <table:table-cell office:value-type="percentage" office:value="0.49" table:style-name="ce30">
            <text:p>49%</text:p>
          </table:table-cell>
          <table:table-cell office:value-type="percentage" office:value="0.4" table:style-name="ce30">
            <text:p>40%</text:p>
          </table:table-cell>
          <table:table-cell office:value-type="percentage" office:value="1.19" table:style-name="ce30">
            <text:p>119%</text:p>
          </table:table-cell>
          <table:table-cell table:style-name="ce30"/>
          <table:table-cell table:number-columns-repeated="16373"/>
        </table:table-row>
        <table:table-row table:style-name="ro5">
          <table:table-cell office:value-type="date" office:date-value="2020-08-12T00:00:00" table:style-name="ce32">
            <text:p>8/12/2020</text:p>
          </table:table-cell>
          <table:table-cell office:value-type="percentage" office:value="0.86" table:style-name="ce28">
            <text:p>86%</text:p>
          </table:table-cell>
          <table:table-cell office:value-type="percentage" office:value="0.97" table:style-name="ce28">
            <text:p>97%</text:p>
          </table:table-cell>
          <table:table-cell office:value-type="percentage" office:value="0.99" table:style-name="ce28">
            <text:p>99%</text:p>
          </table:table-cell>
          <table:table-cell office:value-type="percentage" office:value="0.89" table:style-name="ce30">
            <text:p>89%</text:p>
          </table:table-cell>
          <table:table-cell office:value-type="percentage" office:value="0.35" table:style-name="ce30">
            <text:p>35%</text:p>
          </table:table-cell>
          <table:table-cell office:value-type="percentage" office:value="0.28000000000000003" table:style-name="ce28">
            <text:p>28%</text:p>
          </table:table-cell>
          <table:table-cell office:value-type="percentage" office:value="0.53" table:style-name="ce30">
            <text:p>53%</text:p>
          </table:table-cell>
          <table:table-cell office:value-type="percentage" office:value="0.37" table:style-name="ce30">
            <text:p>37%</text:p>
          </table:table-cell>
          <table:table-cell office:value-type="percentage" office:value="1.29" table:style-name="ce30">
            <text:p>129%</text:p>
          </table:table-cell>
          <table:table-cell table:style-name="ce30"/>
          <table:table-cell table:number-columns-repeated="16373"/>
        </table:table-row>
        <table:table-row table:style-name="ro5">
          <table:table-cell office:value-type="date" office:date-value="2020-08-13T00:00:00" table:style-name="ce32">
            <text:p>8/13/2020</text:p>
          </table:table-cell>
          <table:table-cell office:value-type="percentage" office:value="0.85" table:style-name="ce28">
            <text:p>85%</text:p>
          </table:table-cell>
          <table:table-cell office:value-type="percentage" office:value="0.94" table:style-name="ce28">
            <text:p>94%</text:p>
          </table:table-cell>
          <table:table-cell office:value-type="percentage" office:value="0.98" table:style-name="ce28">
            <text:p>98%</text:p>
          </table:table-cell>
          <table:table-cell office:value-type="percentage" office:value="0.88" table:style-name="ce30">
            <text:p>88%</text:p>
          </table:table-cell>
          <table:table-cell office:value-type="percentage" office:value="0.34" table:style-name="ce30">
            <text:p>34%</text:p>
          </table:table-cell>
          <table:table-cell office:value-type="percentage" office:value="0.26" table:style-name="ce28">
            <text:p>26%</text:p>
          </table:table-cell>
          <table:table-cell office:value-type="percentage" office:value="0.48" table:style-name="ce30">
            <text:p>48%</text:p>
          </table:table-cell>
          <table:table-cell office:value-type="percentage" office:value="0.37" table:style-name="ce30">
            <text:p>37%</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8-14T00:00:00" table:style-name="ce32">
            <text:p>8/14/2020</text:p>
          </table:table-cell>
          <table:table-cell office:value-type="percentage" office:value="0.89" table:style-name="ce28">
            <text:p>89%</text:p>
          </table:table-cell>
          <table:table-cell office:value-type="percentage" office:value="0.97" table:style-name="ce28">
            <text:p>97%</text:p>
          </table:table-cell>
          <table:table-cell office:value-type="percentage" office:value="0.98" table:style-name="ce28">
            <text:p>98%</text:p>
          </table:table-cell>
          <table:table-cell office:value-type="percentage" office:value="0.92" table:style-name="ce30">
            <text:p>92%</text:p>
          </table:table-cell>
          <table:table-cell office:value-type="percentage" office:value="0.34" table:style-name="ce30">
            <text:p>34%</text:p>
          </table:table-cell>
          <table:table-cell office:value-type="percentage" office:value="0.28999999999999998" table:style-name="ce28">
            <text:p>29%</text:p>
          </table:table-cell>
          <table:table-cell office:value-type="percentage" office:value="0.53" table:style-name="ce30">
            <text:p>53%</text:p>
          </table:table-cell>
          <table:table-cell office:value-type="percentage" office:value="0.39" table:style-name="ce30">
            <text:p>39%</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0-08-15T00:00:00" table:style-name="ce44">
            <text:p>8/15/2020</text:p>
          </table:table-cell>
          <table:table-cell office:value-type="percentage" office:value="0.96" table:style-name="ce37">
            <text:p>96%</text:p>
          </table:table-cell>
          <table:table-cell office:value-type="percentage" office:value="1.07" table:style-name="ce37">
            <text:p>107%</text:p>
          </table:table-cell>
          <table:table-cell office:value-type="percentage" office:value="1.07" table:style-name="ce37">
            <text:p>107%</text:p>
          </table:table-cell>
          <table:table-cell office:value-type="percentage" office:value="0.98" table:style-name="ce40">
            <text:p>98%</text:p>
          </table:table-cell>
          <table:table-cell office:value-type="percentage" office:value="0.33" table:style-name="ce40">
            <text:p>33%</text:p>
          </table:table-cell>
          <table:table-cell office:value-type="percentage" office:value="0.33" table:style-name="ce37">
            <text:p>33%</text:p>
          </table:table-cell>
          <table:table-cell office:value-type="percentage" office:value="0.54" table:style-name="ce40">
            <text:p>54%</text:p>
          </table:table-cell>
          <table:table-cell office:value-type="percentage" office:value="0.46" table:style-name="ce40">
            <text:p>46%</text:p>
          </table:table-cell>
          <table:table-cell office:value-type="percentage" office:value="1.35" table:style-name="ce40">
            <text:p>135%</text:p>
          </table:table-cell>
          <table:table-cell table:style-name="ce40"/>
          <table:table-cell table:number-columns-repeated="16373"/>
        </table:table-row>
        <table:table-row table:style-name="ro5">
          <table:table-cell office:value-type="date" office:date-value="2020-08-16T00:00:00" table:style-name="ce44">
            <text:p>8/16/2020</text:p>
          </table:table-cell>
          <table:table-cell office:value-type="percentage" office:value="0.95" table:style-name="ce37">
            <text:p>95%</text:p>
          </table:table-cell>
          <table:table-cell office:value-type="percentage" office:value="1.1000000000000001" table:style-name="ce37">
            <text:p>110%</text:p>
          </table:table-cell>
          <table:table-cell office:value-type="percentage" office:value="1.1499999999999999" table:style-name="ce37">
            <text:p>115%</text:p>
          </table:table-cell>
          <table:table-cell office:value-type="percentage" office:value="0.98" table:style-name="ce40">
            <text:p>98%</text:p>
          </table:table-cell>
          <table:table-cell office:value-type="percentage" office:value="0.33" table:style-name="ce40">
            <text:p>33%</text:p>
          </table:table-cell>
          <table:table-cell office:value-type="percentage" office:value="0.32" table:style-name="ce37">
            <text:p>32%</text:p>
          </table:table-cell>
          <table:table-cell office:value-type="percentage" office:value="0.54" table:style-name="ce40">
            <text:p>54%</text:p>
          </table:table-cell>
          <table:table-cell office:value-type="percentage" office:value="0.48" table:style-name="ce40">
            <text:p>48%</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0-08-17T00:00:00" table:style-name="ce32">
            <text:p>8/17/2020</text:p>
          </table:table-cell>
          <table:table-cell office:value-type="percentage" office:value="0.88" table:style-name="ce28">
            <text:p>88%</text:p>
          </table:table-cell>
          <table:table-cell office:value-type="percentage" office:value="1" table:style-name="ce28">
            <text:p>100%</text:p>
          </table:table-cell>
          <table:table-cell office:value-type="percentage" office:value="1" table:style-name="ce28">
            <text:p>100%</text:p>
          </table:table-cell>
          <table:table-cell office:value-type="percentage" office:value="0.91" table:style-name="ce30">
            <text:p>91%</text:p>
          </table:table-cell>
          <table:table-cell office:value-type="percentage" office:value="0.33" table:style-name="ce30">
            <text:p>33%</text:p>
          </table:table-cell>
          <table:table-cell office:value-type="percentage" office:value="0.3" table:style-name="ce28">
            <text:p>30%</text:p>
          </table:table-cell>
          <table:table-cell office:value-type="percentage" office:value="0.53" table:style-name="ce30">
            <text:p>53%</text:p>
          </table:table-cell>
          <table:table-cell office:value-type="percentage" office:value="0.41" table:style-name="ce30">
            <text:p>41%</text:p>
          </table:table-cell>
          <table:table-cell office:value-type="percentage" office:value="1.03" table:style-name="ce30">
            <text:p>103%</text:p>
          </table:table-cell>
          <table:table-cell table:style-name="ce30"/>
          <table:table-cell table:number-columns-repeated="16373"/>
        </table:table-row>
        <table:table-row table:style-name="ro5">
          <table:table-cell office:value-type="date" office:date-value="2020-08-18T00:00:00" table:style-name="ce32">
            <text:p>8/18/2020</text:p>
          </table:table-cell>
          <table:table-cell office:value-type="percentage" office:value="0.86" table:style-name="ce28">
            <text:p>86%</text:p>
          </table:table-cell>
          <table:table-cell office:value-type="percentage" office:value="0.98" table:style-name="ce28">
            <text:p>98%</text:p>
          </table:table-cell>
          <table:table-cell office:value-type="percentage" office:value="0.99" table:style-name="ce28">
            <text:p>99%</text:p>
          </table:table-cell>
          <table:table-cell office:value-type="percentage" office:value="0.89" table:style-name="ce30">
            <text:p>89%</text:p>
          </table:table-cell>
          <table:table-cell office:value-type="percentage" office:value="0.33" table:style-name="ce30">
            <text:p>33%</text:p>
          </table:table-cell>
          <table:table-cell office:value-type="percentage" office:value="0.3" table:style-name="ce28">
            <text:p>30%</text:p>
          </table:table-cell>
          <table:table-cell office:value-type="percentage" office:value="0.54" table:style-name="ce30">
            <text:p>54%</text:p>
          </table:table-cell>
          <table:table-cell office:value-type="percentage" office:value="0.43" table:style-name="ce30">
            <text:p>43%</text:p>
          </table:table-cell>
          <table:table-cell office:value-type="percentage" office:value="1.08" table:style-name="ce30">
            <text:p>108%</text:p>
          </table:table-cell>
          <table:table-cell table:style-name="ce30"/>
          <table:table-cell table:number-columns-repeated="16373"/>
        </table:table-row>
        <table:table-row table:style-name="ro5">
          <table:table-cell office:value-type="date" office:date-value="2020-08-19T00:00:00" table:style-name="ce32">
            <text:p>8/19/2020</text:p>
          </table:table-cell>
          <table:table-cell office:value-type="percentage" office:value="0.84" table:style-name="ce28">
            <text:p>84%</text:p>
          </table:table-cell>
          <table:table-cell office:value-type="percentage" office:value="0.95" table:style-name="ce28">
            <text:p>95%</text:p>
          </table:table-cell>
          <table:table-cell office:value-type="percentage" office:value="0.97" table:style-name="ce28">
            <text:p>97%</text:p>
          </table:table-cell>
          <table:table-cell office:value-type="percentage" office:value="0.87" table:style-name="ce30">
            <text:p>87%</text:p>
          </table:table-cell>
          <table:table-cell office:value-type="percentage" office:value="0.33" table:style-name="ce30">
            <text:p>33%</text:p>
          </table:table-cell>
          <table:table-cell office:value-type="percentage" office:value="0.3" table:style-name="ce28">
            <text:p>30%</text:p>
          </table:table-cell>
          <table:table-cell office:value-type="percentage" office:value="0.51" table:style-name="ce30">
            <text:p>51%</text:p>
          </table:table-cell>
          <table:table-cell office:value-type="percentage" office:value="0.39" table:style-name="ce30">
            <text:p>39%</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0-08-20T00:00:00" table:style-name="ce32">
            <text:p>8/20/2020</text:p>
          </table:table-cell>
          <table:table-cell office:value-type="percentage" office:value="0.89" table:style-name="ce28">
            <text:p>89%</text:p>
          </table:table-cell>
          <table:table-cell office:value-type="percentage" office:value="0.98" table:style-name="ce28">
            <text:p>98%</text:p>
          </table:table-cell>
          <table:table-cell office:value-type="percentage" office:value="0.98" table:style-name="ce28">
            <text:p>98%</text:p>
          </table:table-cell>
          <table:table-cell office:value-type="percentage" office:value="0.92" table:style-name="ce30">
            <text:p>92%</text:p>
          </table:table-cell>
          <table:table-cell office:value-type="percentage" office:value="0.34" table:style-name="ce30">
            <text:p>34%</text:p>
          </table:table-cell>
          <table:table-cell office:value-type="percentage" office:value="0.31" table:style-name="ce28">
            <text:p>31%</text:p>
          </table:table-cell>
          <table:table-cell office:value-type="percentage" office:value="0.55000000000000004" table:style-name="ce30">
            <text:p>55%</text:p>
          </table:table-cell>
          <table:table-cell office:value-type="percentage" office:value="0.43" table:style-name="ce30">
            <text:p>43%</text:p>
          </table:table-cell>
          <table:table-cell office:value-type="percentage" office:value="1.84" table:style-name="ce30">
            <text:p>184%</text:p>
          </table:table-cell>
          <table:table-cell table:style-name="ce30"/>
          <table:table-cell table:number-columns-repeated="16373"/>
        </table:table-row>
        <table:table-row table:style-name="ro5">
          <table:table-cell office:value-type="date" office:date-value="2020-08-21T00:00:00" table:style-name="ce32">
            <text:p>8/21/2020</text:p>
          </table:table-cell>
          <table:table-cell office:value-type="percentage" office:value="0.89" table:style-name="ce28">
            <text:p>89%</text:p>
          </table:table-cell>
          <table:table-cell office:value-type="percentage" office:value="0.96" table:style-name="ce28">
            <text:p>96%</text:p>
          </table:table-cell>
          <table:table-cell office:value-type="percentage" office:value="0.95" table:style-name="ce28">
            <text:p>95%</text:p>
          </table:table-cell>
          <table:table-cell office:value-type="percentage" office:value="0.91" table:style-name="ce30">
            <text:p>91%</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4" table:style-name="ce30">
            <text:p>54%</text:p>
          </table:table-cell>
          <table:table-cell office:value-type="percentage" office:value="0.39" table:style-name="ce30">
            <text:p>39%</text:p>
          </table:table-cell>
          <table:table-cell office:value-type="percentage" office:value="0.62" table:style-name="ce30">
            <text:p>62%</text:p>
          </table:table-cell>
          <table:table-cell table:style-name="ce30"/>
          <table:table-cell table:number-columns-repeated="16373"/>
        </table:table-row>
        <table:table-row table:style-name="ro5">
          <table:table-cell office:value-type="date" office:date-value="2020-08-22T00:00:00" table:style-name="ce44">
            <text:p>8/22/2020</text:p>
          </table:table-cell>
          <table:table-cell office:value-type="percentage" office:value="0.97" table:style-name="ce37">
            <text:p>97%</text:p>
          </table:table-cell>
          <table:table-cell office:value-type="percentage" office:value="1.0900000000000001" table:style-name="ce37">
            <text:p>109%</text:p>
          </table:table-cell>
          <table:table-cell office:value-type="percentage" office:value="1.08" table:style-name="ce37">
            <text:p>108%</text:p>
          </table:table-cell>
          <table:table-cell office:value-type="percentage" office:value="0.99" table:style-name="ce40">
            <text:p>99%</text:p>
          </table:table-cell>
          <table:table-cell office:value-type="percentage" office:value="0.35" table:style-name="ce40">
            <text:p>35%</text:p>
          </table:table-cell>
          <table:table-cell office:value-type="percentage" office:value="0.36" table:style-name="ce37">
            <text:p>36%</text:p>
          </table:table-cell>
          <table:table-cell office:value-type="percentage" office:value="0.59" table:style-name="ce40">
            <text:p>59%</text:p>
          </table:table-cell>
          <table:table-cell office:value-type="percentage" office:value="0.48" table:style-name="ce40">
            <text:p>48%</text:p>
          </table:table-cell>
          <table:table-cell office:value-type="percentage" office:value="1.43" table:style-name="ce40">
            <text:p>143%</text:p>
          </table:table-cell>
          <table:table-cell table:style-name="ce40"/>
          <table:table-cell table:number-columns-repeated="16373"/>
        </table:table-row>
        <table:table-row table:style-name="ro5">
          <table:table-cell office:value-type="date" office:date-value="2020-08-23T00:00:00" table:style-name="ce44">
            <text:p>8/23/2020</text:p>
          </table:table-cell>
          <table:table-cell office:value-type="percentage" office:value="0.99" table:style-name="ce37">
            <text:p>99%</text:p>
          </table:table-cell>
          <table:table-cell office:value-type="percentage" office:value="1.1499999999999999" table:style-name="ce37">
            <text:p>115%</text:p>
          </table:table-cell>
          <table:table-cell office:value-type="percentage" office:value="1.1599999999999999" table:style-name="ce37">
            <text:p>116%</text:p>
          </table:table-cell>
          <table:table-cell office:value-type="percentage" office:value="1.03" table:style-name="ce40">
            <text:p>103%</text:p>
          </table:table-cell>
          <table:table-cell office:value-type="percentage" office:value="0.36" table:style-name="ce40">
            <text:p>36%</text:p>
          </table:table-cell>
          <table:table-cell office:value-type="percentage" office:value="0.35" table:style-name="ce37">
            <text:p>35%</text:p>
          </table:table-cell>
          <table:table-cell office:value-type="percentage" office:value="0.57999999999999996" table:style-name="ce40">
            <text:p>58%</text:p>
          </table:table-cell>
          <table:table-cell office:value-type="percentage" office:value="0.51" table:style-name="ce40">
            <text:p>51%</text:p>
          </table:table-cell>
          <table:table-cell office:value-type="percentage" office:value="1.67" table:style-name="ce40">
            <text:p>167%</text:p>
          </table:table-cell>
          <table:table-cell table:style-name="ce40"/>
          <table:table-cell table:number-columns-repeated="16373"/>
        </table:table-row>
        <table:table-row table:style-name="ro5">
          <table:table-cell office:value-type="date" office:date-value="2020-08-24T00:00:00" table:style-name="ce32">
            <text:p>8/24/2020</text:p>
          </table:table-cell>
          <table:table-cell office:value-type="percentage" office:value="0.92" table:style-name="ce28">
            <text:p>92%</text:p>
          </table:table-cell>
          <table:table-cell office:value-type="percentage" office:value="1.02" table:style-name="ce28">
            <text:p>102%</text:p>
          </table:table-cell>
          <table:table-cell office:value-type="percentage" office:value="0.99" table:style-name="ce28">
            <text:p>99%</text:p>
          </table:table-cell>
          <table:table-cell office:value-type="percentage" office:value="0.94" table:style-name="ce30">
            <text:p>94%</text:p>
          </table:table-cell>
          <table:table-cell office:value-type="percentage" office:value="0.4" table:style-name="ce30">
            <text:p>40%</text:p>
          </table:table-cell>
          <table:table-cell office:value-type="percentage" office:value="0.32" table:style-name="ce28">
            <text:p>32%</text:p>
          </table:table-cell>
          <table:table-cell office:value-type="percentage" office:value="0.56999999999999995" table:style-name="ce30">
            <text:p>57%</text:p>
          </table:table-cell>
          <table:table-cell office:value-type="percentage" office:value="0.45" table:style-name="ce30">
            <text:p>45%</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8-25T00:00:00" table:style-name="ce32">
            <text:p>8/25/2020</text:p>
          </table:table-cell>
          <table:table-cell office:value-type="percentage" office:value="0.82" table:style-name="ce28">
            <text:p>82%</text:p>
          </table:table-cell>
          <table:table-cell office:value-type="percentage" office:value="0.93" table:style-name="ce28">
            <text:p>93%</text:p>
          </table:table-cell>
          <table:table-cell office:value-type="percentage" office:value="0.95" table:style-name="ce28">
            <text:p>95%</text:p>
          </table:table-cell>
          <table:table-cell office:value-type="percentage" office:value="0.85" table:style-name="ce30">
            <text:p>85%</text:p>
          </table:table-cell>
          <table:table-cell office:value-type="percentage" office:value="0.38" table:style-name="ce30">
            <text:p>38%</text:p>
          </table:table-cell>
          <table:table-cell office:value-type="percentage" office:value="0.35" table:style-name="ce28">
            <text:p>35%</text:p>
          </table:table-cell>
          <table:table-cell office:value-type="percentage" office:value="0.56000000000000005" table:style-name="ce30">
            <text:p>56%</text:p>
          </table:table-cell>
          <table:table-cell office:value-type="percentage" office:value="0.38" table:style-name="ce30">
            <text:p>38%</text:p>
          </table:table-cell>
          <table:table-cell office:value-type="percentage" office:value="0.44" table:style-name="ce30">
            <text:p>44%</text:p>
          </table:table-cell>
          <table:table-cell table:style-name="ce30"/>
          <table:table-cell table:number-columns-repeated="16373"/>
        </table:table-row>
        <table:table-row table:style-name="ro5">
          <table:table-cell office:value-type="date" office:date-value="2020-08-26T00:00:00" table:style-name="ce32">
            <text:p>8/26/2020</text:p>
          </table:table-cell>
          <table:table-cell office:value-type="percentage" office:value="0.9" table:style-name="ce28">
            <text:p>90%</text:p>
          </table:table-cell>
          <table:table-cell office:value-type="percentage" office:value="1" table:style-name="ce28">
            <text:p>100%</text:p>
          </table:table-cell>
          <table:table-cell office:value-type="percentage" office:value="0.99" table:style-name="ce28">
            <text:p>99%</text:p>
          </table:table-cell>
          <table:table-cell office:value-type="percentage" office:value="0.93" table:style-name="ce30">
            <text:p>93%</text:p>
          </table:table-cell>
          <table:table-cell office:value-type="percentage" office:value="0.38" table:style-name="ce30">
            <text:p>38%</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44" table:style-name="ce30">
            <text:p>44%</text:p>
          </table:table-cell>
          <table:table-cell office:value-type="percentage" office:value="1.21" table:style-name="ce30">
            <text:p>121%</text:p>
          </table:table-cell>
          <table:table-cell table:style-name="ce30"/>
          <table:table-cell table:number-columns-repeated="16373"/>
        </table:table-row>
        <table:table-row table:style-name="ro5">
          <table:table-cell office:value-type="date" office:date-value="2020-08-27T00:00:00" table:style-name="ce32">
            <text:p>8/27/2020</text:p>
          </table:table-cell>
          <table:table-cell office:value-type="percentage" office:value="0.87" table:style-name="ce28">
            <text:p>87%</text:p>
          </table:table-cell>
          <table:table-cell office:value-type="percentage" office:value="0.96" table:style-name="ce28">
            <text:p>96%</text:p>
          </table:table-cell>
          <table:table-cell office:value-type="percentage" office:value="0.98" table:style-name="ce28">
            <text:p>98%</text:p>
          </table:table-cell>
          <table:table-cell office:value-type="percentage" office:value="0.89" table:style-name="ce30">
            <text:p>89%</text:p>
          </table:table-cell>
          <table:table-cell office:value-type="percentage" office:value="0.38" table:style-name="ce30">
            <text:p>38%</text:p>
          </table:table-cell>
          <table:table-cell office:value-type="percentage" office:value="0.32" table:style-name="ce28">
            <text:p>32%</text:p>
          </table:table-cell>
          <table:table-cell office:value-type="percentage" office:value="0.53" table:style-name="ce30">
            <text:p>53%</text:p>
          </table:table-cell>
          <table:table-cell office:value-type="percentage" office:value="0.41" table:style-name="ce30">
            <text:p>41%</text:p>
          </table:table-cell>
          <table:table-cell office:value-type="percentage" office:value="0.94" table:style-name="ce30">
            <text:p>94%</text:p>
          </table:table-cell>
          <table:table-cell table:style-name="ce30"/>
          <table:table-cell table:number-columns-repeated="16373"/>
        </table:table-row>
        <table:table-row table:style-name="ro5">
          <table:table-cell office:value-type="date" office:date-value="2020-08-28T00:00:00" table:style-name="ce32">
            <text:p>8/28/2020</text:p>
          </table:table-cell>
          <table:table-cell office:value-type="percentage" office:value="0.92" table:style-name="ce28">
            <text:p>92%</text:p>
          </table:table-cell>
          <table:table-cell office:value-type="percentage" office:value="0.98" table:style-name="ce28">
            <text:p>98%</text:p>
          </table:table-cell>
          <table:table-cell office:value-type="percentage" office:value="0.97" table:style-name="ce28">
            <text:p>97%</text:p>
          </table:table-cell>
          <table:table-cell office:value-type="percentage" office:value="0.93" table:style-name="ce30">
            <text:p>93%</text:p>
          </table:table-cell>
          <table:table-cell office:value-type="percentage" office:value="0.38" table:style-name="ce30">
            <text:p>38%</text:p>
          </table:table-cell>
          <table:table-cell office:value-type="percentage" office:value="0.34" table:style-name="ce28">
            <text:p>34%</text:p>
          </table:table-cell>
          <table:table-cell office:value-type="percentage" office:value="0.55000000000000004" table:style-name="ce30">
            <text:p>55%</text:p>
          </table:table-cell>
          <table:table-cell office:value-type="percentage" office:value="0.43" table:style-name="ce30">
            <text:p>43%</text:p>
          </table:table-cell>
          <table:table-cell office:value-type="percentage" office:value="0.66" table:style-name="ce30">
            <text:p>66%</text:p>
          </table:table-cell>
          <table:table-cell table:style-name="ce30"/>
          <table:table-cell table:number-columns-repeated="16373"/>
        </table:table-row>
        <table:table-row table:style-name="ro5">
          <table:table-cell office:value-type="date" office:date-value="2020-08-29T00:00:00" table:style-name="ce44">
            <text:p>8/29/2020</text:p>
          </table:table-cell>
          <table:table-cell office:value-type="percentage" office:value="0.98" table:style-name="ce37">
            <text:p>98%</text:p>
          </table:table-cell>
          <table:table-cell office:value-type="percentage" office:value="1.0900000000000001" table:style-name="ce37">
            <text:p>109%</text:p>
          </table:table-cell>
          <table:table-cell office:value-type="percentage" office:value="1.07" table:style-name="ce37">
            <text:p>107%</text:p>
          </table:table-cell>
          <table:table-cell office:value-type="percentage" office:value="1.01" table:style-name="ce40">
            <text:p>101%</text:p>
          </table:table-cell>
          <table:table-cell office:value-type="percentage" office:value="0.38" table:style-name="ce40">
            <text:p>38%</text:p>
          </table:table-cell>
          <table:table-cell office:value-type="percentage" office:value="0.42" table:style-name="ce37">
            <text:p>42%</text:p>
          </table:table-cell>
          <table:table-cell office:value-type="percentage" office:value="0.62" table:style-name="ce40">
            <text:p>62%</text:p>
          </table:table-cell>
          <table:table-cell office:value-type="percentage" office:value="0.53" table:style-name="ce40">
            <text:p>53%</text:p>
          </table:table-cell>
          <table:table-cell office:value-type="percentage" office:value="1.33" table:style-name="ce40">
            <text:p>133%</text:p>
          </table:table-cell>
          <table:table-cell table:style-name="ce40"/>
          <table:table-cell table:number-columns-repeated="16373"/>
        </table:table-row>
        <table:table-row table:style-name="ro5">
          <table:table-cell office:value-type="date" office:date-value="2020-08-30T00:00:00" table:style-name="ce44">
            <text:p>8/30/2020</text:p>
          </table:table-cell>
          <table:table-cell office:value-type="percentage" office:value="1.02" table:style-name="ce37">
            <text:p>102%</text:p>
          </table:table-cell>
          <table:table-cell office:value-type="percentage" office:value="1.1599999999999999" table:style-name="ce37">
            <text:p>116%</text:p>
          </table:table-cell>
          <table:table-cell office:value-type="percentage" office:value="1.07" table:style-name="ce37">
            <text:p>107%</text:p>
          </table:table-cell>
          <table:table-cell office:value-type="percentage" office:value="1.05" table:style-name="ce40">
            <text:p>105%</text:p>
          </table:table-cell>
          <table:table-cell office:value-type="percentage" office:value="0.38" table:style-name="ce40">
            <text:p>38%</text:p>
          </table:table-cell>
          <table:table-cell office:value-type="percentage" office:value="0.39" table:style-name="ce37">
            <text:p>39%</text:p>
          </table:table-cell>
          <table:table-cell office:value-type="percentage" office:value="0.59" table:style-name="ce40">
            <text:p>59%</text:p>
          </table:table-cell>
          <table:table-cell office:value-type="percentage" office:value="0.59" table:style-name="ce40">
            <text:p>59%</text:p>
          </table:table-cell>
          <table:table-cell office:value-type="percentage" office:value="1.78" table:style-name="ce40">
            <text:p>178%</text:p>
          </table:table-cell>
          <table:table-cell table:style-name="ce40"/>
          <table:table-cell table:number-columns-repeated="16373"/>
        </table:table-row>
        <table:table-row table:style-name="ro5">
          <table:table-cell office:value-type="date" office:date-value="2020-08-31T00:00:00" table:style-name="ce44">
            <text:p>8/31/2020</text:p>
          </table:table-cell>
          <table:table-cell office:value-type="percentage" office:value="0.86" table:style-name="ce37">
            <text:p>86%</text:p>
          </table:table-cell>
          <table:table-cell office:value-type="percentage" office:value="0.74" table:style-name="ce37">
            <text:p>74%</text:p>
          </table:table-cell>
          <table:table-cell office:value-type="percentage" office:value="0.46" table:style-name="ce37">
            <text:p>46%</text:p>
          </table:table-cell>
          <table:table-cell office:value-type="percentage" office:value="0.82" table:style-name="ce40">
            <text:p>82%</text:p>
          </table:table-cell>
          <table:table-cell office:value-type="percentage" office:value="0.32" table:style-name="ce40">
            <text:p>32%</text:p>
          </table:table-cell>
          <table:table-cell office:value-type="percentage" office:value="0.45" table:style-name="ce37">
            <text:p>45%</text:p>
          </table:table-cell>
          <table:table-cell office:value-type="percentage" office:value="0.69" table:style-name="ce40">
            <text:p>69%</text:p>
          </table:table-cell>
          <table:table-cell office:value-type="percentage" office:value="0.54" table:style-name="ce40">
            <text:p>54%</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0-09-01T00:00:00" table:style-name="ce32">
            <text:p>9/1/2020</text:p>
          </table:table-cell>
          <table:table-cell office:value-type="percentage" office:value="0.91" table:style-name="ce28">
            <text:p>91%</text:p>
          </table:table-cell>
          <table:table-cell office:value-type="percentage" office:value="1.01" table:style-name="ce28">
            <text:p>101%</text:p>
          </table:table-cell>
          <table:table-cell office:value-type="percentage" office:value="0.99" table:style-name="ce28">
            <text:p>99%</text:p>
          </table:table-cell>
          <table:table-cell office:value-type="percentage" office:value="0.94" table:style-name="ce30">
            <text:p>94%</text:p>
          </table:table-cell>
          <table:table-cell office:value-type="percentage" office:value="0.35" table:style-name="ce30">
            <text:p>35%</text:p>
          </table:table-cell>
          <table:table-cell office:value-type="percentage" office:value="0.33" table:style-name="ce28">
            <text:p>33%</text:p>
          </table:table-cell>
          <table:table-cell office:value-type="percentage" office:value="0.55000000000000004" table:style-name="ce30">
            <text:p>55%</text:p>
          </table:table-cell>
          <table:table-cell office:value-type="percentage" office:value="0.49" table:style-name="ce30">
            <text:p>49%</text:p>
          </table:table-cell>
          <table:table-cell office:value-type="percentage" office:value="1.1499999999999999" table:style-name="ce30">
            <text:p>115%</text:p>
          </table:table-cell>
          <table:table-cell table:style-name="ce30"/>
          <table:table-cell table:number-columns-repeated="16373"/>
        </table:table-row>
        <table:table-row table:style-name="ro5">
          <table:table-cell office:value-type="date" office:date-value="2020-09-02T00:00:00" table:style-name="ce32">
            <text:p>9/2/2020</text:p>
          </table:table-cell>
          <table:table-cell office:value-type="percentage" office:value="0.87" table:style-name="ce28">
            <text:p>87%</text:p>
          </table:table-cell>
          <table:table-cell office:value-type="percentage" office:value="0.98" table:style-name="ce28">
            <text:p>98%</text:p>
          </table:table-cell>
          <table:table-cell office:value-type="percentage" office:value="1.03" table:style-name="ce28">
            <text:p>103%</text:p>
          </table:table-cell>
          <table:table-cell office:value-type="percentage" office:value="0.9" table:style-name="ce30">
            <text:p>90%</text:p>
          </table:table-cell>
          <table:table-cell office:value-type="percentage" office:value="0.36" table:style-name="ce30">
            <text:p>36%</text:p>
          </table:table-cell>
          <table:table-cell office:value-type="percentage" office:value="0.35" table:style-name="ce28">
            <text:p>35%</text:p>
          </table:table-cell>
          <table:table-cell office:value-type="percentage" office:value="0.52" table:style-name="ce30">
            <text:p>52%</text:p>
          </table:table-cell>
          <table:table-cell office:value-type="percentage" office:value="0.45" table:style-name="ce30">
            <text:p>45%</text:p>
          </table:table-cell>
          <table:table-cell office:value-type="percentage" office:value="1.07" table:style-name="ce30">
            <text:p>107%</text:p>
          </table:table-cell>
          <table:table-cell table:style-name="ce30"/>
          <table:table-cell table:number-columns-repeated="16373"/>
        </table:table-row>
        <table:table-row table:style-name="ro5">
          <table:table-cell office:value-type="date" office:date-value="2020-09-03T00:00:00" table:style-name="ce32">
            <text:p>9/3/2020</text:p>
          </table:table-cell>
          <table:table-cell office:value-type="percentage" office:value="0.87" table:style-name="ce28">
            <text:p>87%</text:p>
          </table:table-cell>
          <table:table-cell office:value-type="percentage" office:value="0.97" table:style-name="ce28">
            <text:p>97%</text:p>
          </table:table-cell>
          <table:table-cell office:value-type="percentage" office:value="1.02" table:style-name="ce28">
            <text:p>102%</text:p>
          </table:table-cell>
          <table:table-cell office:value-type="percentage" office:value="0.9" table:style-name="ce30">
            <text:p>90%</text:p>
          </table:table-cell>
          <table:table-cell office:value-type="percentage" office:value="0.37" table:style-name="ce30">
            <text:p>37%</text:p>
          </table:table-cell>
          <table:table-cell office:value-type="percentage" office:value="0.33" table:style-name="ce28">
            <text:p>33%</text:p>
          </table:table-cell>
          <table:table-cell office:value-type="percentage" office:value="0.53" table:style-name="ce30">
            <text:p>53%</text:p>
          </table:table-cell>
          <table:table-cell office:value-type="percentage" office:value="0.48" table:style-name="ce30">
            <text:p>48%</text:p>
          </table:table-cell>
          <table:table-cell office:value-type="percentage" office:value="1.26" table:style-name="ce30">
            <text:p>126%</text:p>
          </table:table-cell>
          <table:table-cell table:style-name="ce30"/>
          <table:table-cell table:number-columns-repeated="16373"/>
        </table:table-row>
        <table:table-row table:style-name="ro5">
          <table:table-cell office:value-type="date" office:date-value="2020-09-04T00:00:00" table:style-name="ce32">
            <text:p>9/4/2020</text:p>
          </table:table-cell>
          <table:table-cell office:value-type="percentage" office:value="0.93" table:style-name="ce28">
            <text:p>93%</text:p>
          </table:table-cell>
          <table:table-cell office:value-type="percentage" office:value="1.01" table:style-name="ce28">
            <text:p>101%</text:p>
          </table:table-cell>
          <table:table-cell office:value-type="percentage" office:value="1.02" table:style-name="ce28">
            <text:p>102%</text:p>
          </table:table-cell>
          <table:table-cell office:value-type="percentage" office:value="0.95" table:style-name="ce30">
            <text:p>95%</text:p>
          </table:table-cell>
          <table:table-cell office:value-type="percentage" office:value="0.38" table:style-name="ce30">
            <text:p>38%</text:p>
          </table:table-cell>
          <table:table-cell office:value-type="percentage" office:value="0.36" table:style-name="ce28">
            <text:p>36%</text:p>
          </table:table-cell>
          <table:table-cell office:value-type="percentage" office:value="0.56000000000000005" table:style-name="ce30">
            <text:p>56%</text:p>
          </table:table-cell>
          <table:table-cell office:value-type="percentage" office:value="0.5" table:style-name="ce30">
            <text:p>50%</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0-09-05T00:00:00" table:style-name="ce44">
            <text:p>9/5/2020</text:p>
          </table:table-cell>
          <table:table-cell office:value-type="percentage" office:value="1" table:style-name="ce37">
            <text:p>100%</text:p>
          </table:table-cell>
          <table:table-cell office:value-type="percentage" office:value="1.1299999999999999" table:style-name="ce37">
            <text:p>113%</text:p>
          </table:table-cell>
          <table:table-cell office:value-type="percentage" office:value="1.1599999999999999" table:style-name="ce37">
            <text:p>116%</text:p>
          </table:table-cell>
          <table:table-cell office:value-type="percentage" office:value="1.03" table:style-name="ce40">
            <text:p>103%</text:p>
          </table:table-cell>
          <table:table-cell office:value-type="percentage" office:value="0.38" table:style-name="ce40">
            <text:p>38%</text:p>
          </table:table-cell>
          <table:table-cell office:value-type="percentage" office:value="0.42" table:style-name="ce37">
            <text:p>42%</text:p>
          </table:table-cell>
          <table:table-cell office:value-type="percentage" office:value="0.61" table:style-name="ce40">
            <text:p>61%</text:p>
          </table:table-cell>
          <table:table-cell office:value-type="percentage" office:value="0.54" table:style-name="ce40">
            <text:p>54%</text:p>
          </table:table-cell>
          <table:table-cell office:value-type="percentage" office:value="1.75" table:style-name="ce40">
            <text:p>175%</text:p>
          </table:table-cell>
          <table:table-cell table:style-name="ce40"/>
          <table:table-cell table:number-columns-repeated="16373"/>
        </table:table-row>
        <table:table-row table:style-name="ro5">
          <table:table-cell office:value-type="date" office:date-value="2020-09-06T00:00:00" table:style-name="ce44">
            <text:p>9/6/2020</text:p>
          </table:table-cell>
          <table:table-cell office:value-type="percentage" office:value="1.01" table:style-name="ce37">
            <text:p>101%</text:p>
          </table:table-cell>
          <table:table-cell office:value-type="percentage" office:value="1.17" table:style-name="ce37">
            <text:p>117%</text:p>
          </table:table-cell>
          <table:table-cell office:value-type="percentage" office:value="1.2" table:style-name="ce37">
            <text:p>120%</text:p>
          </table:table-cell>
          <table:table-cell office:value-type="percentage" office:value="1.04" table:style-name="ce40">
            <text:p>104%</text:p>
          </table:table-cell>
          <table:table-cell office:value-type="percentage" office:value="0.39" table:style-name="ce40">
            <text:p>39%</text:p>
          </table:table-cell>
          <table:table-cell office:value-type="percentage" office:value="0.41" table:style-name="ce37">
            <text:p>41%</text:p>
          </table:table-cell>
          <table:table-cell office:value-type="percentage" office:value="0.57999999999999996" table:style-name="ce40">
            <text:p>58%</text:p>
          </table:table-cell>
          <table:table-cell office:value-type="percentage" office:value="0.56000000000000005" table:style-name="ce40">
            <text:p>56%</text:p>
          </table:table-cell>
          <table:table-cell office:value-type="percentage" office:value="1.77" table:style-name="ce40">
            <text:p>177%</text:p>
          </table:table-cell>
          <table:table-cell table:style-name="ce40"/>
          <table:table-cell table:number-columns-repeated="16373"/>
        </table:table-row>
        <table:table-row table:style-name="ro5">
          <table:table-cell office:value-type="date" office:date-value="2020-09-07T00:00:00" table:style-name="ce32">
            <text:p>9/7/2020</text:p>
          </table:table-cell>
          <table:table-cell office:value-type="percentage" office:value="0.9" table:style-name="ce28">
            <text:p>90%</text:p>
          </table:table-cell>
          <table:table-cell office:value-type="percentage" office:value="1.03" table:style-name="ce28">
            <text:p>103%</text:p>
          </table:table-cell>
          <table:table-cell office:value-type="percentage" office:value="1.04" table:style-name="ce28">
            <text:p>104%</text:p>
          </table:table-cell>
          <table:table-cell office:value-type="percentage" office:value="0.94" table:style-name="ce30">
            <text:p>94%</text:p>
          </table:table-cell>
          <table:table-cell office:value-type="percentage" office:value="0.43" table:style-name="ce30">
            <text:p>43%</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4" table:style-name="ce30">
            <text:p>54%</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0-09-08T00:00:00" table:style-name="ce32">
            <text:p>9/8/2020</text:p>
          </table:table-cell>
          <table:table-cell office:value-type="percentage" office:value="0.88" table:style-name="ce28">
            <text:p>88%</text:p>
          </table:table-cell>
          <table:table-cell office:value-type="percentage" office:value="1.01" table:style-name="ce28">
            <text:p>101%</text:p>
          </table:table-cell>
          <table:table-cell office:value-type="percentage" office:value="1.04" table:style-name="ce28">
            <text:p>104%</text:p>
          </table:table-cell>
          <table:table-cell office:value-type="percentage" office:value="0.92" table:style-name="ce30">
            <text:p>92%</text:p>
          </table:table-cell>
          <table:table-cell office:value-type="percentage" office:value="0.43" table:style-name="ce30">
            <text:p>43%</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6999999999999995" table:style-name="ce30">
            <text:p>57%</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0-09-09T00:00:00" table:style-name="ce32">
            <text:p>9/9/2020</text:p>
          </table:table-cell>
          <table:table-cell office:value-type="percentage" office:value="0.89" table:style-name="ce28">
            <text:p>89%</text:p>
          </table:table-cell>
          <table:table-cell office:value-type="percentage" office:value="1.02" table:style-name="ce28">
            <text:p>102%</text:p>
          </table:table-cell>
          <table:table-cell office:value-type="percentage" office:value="1.04" table:style-name="ce28">
            <text:p>104%</text:p>
          </table:table-cell>
          <table:table-cell office:value-type="percentage" office:value="0.93" table:style-name="ce30">
            <text:p>93%</text:p>
          </table:table-cell>
          <table:table-cell office:value-type="percentage" office:value="0.43" table:style-name="ce30">
            <text:p>43%</text:p>
          </table:table-cell>
          <table:table-cell office:value-type="percentage" office:value="0.35" table:style-name="ce28">
            <text:p>35%</text:p>
          </table:table-cell>
          <table:table-cell office:value-type="percentage" office:value="0.57999999999999996" table:style-name="ce30">
            <text:p>58%</text:p>
          </table:table-cell>
          <table:table-cell office:value-type="percentage" office:value="0.55000000000000004" table:style-name="ce30">
            <text:p>55%</text:p>
          </table:table-cell>
          <table:table-cell office:value-type="percentage" office:value="1.42" table:style-name="ce30">
            <text:p>142%</text:p>
          </table:table-cell>
          <table:table-cell table:style-name="ce30"/>
          <table:table-cell table:number-columns-repeated="16373"/>
        </table:table-row>
        <table:table-row table:style-name="ro5">
          <table:table-cell office:value-type="date" office:date-value="2020-09-10T00:00:00" table:style-name="ce32">
            <text:p>9/10/2020</text:p>
          </table:table-cell>
          <table:table-cell office:value-type="percentage" office:value="0.89" table:style-name="ce28">
            <text:p>89%</text:p>
          </table:table-cell>
          <table:table-cell office:value-type="percentage" office:value="1" table:style-name="ce28">
            <text:p>100%</text:p>
          </table:table-cell>
          <table:table-cell office:value-type="percentage" office:value="1.02" table:style-name="ce28">
            <text:p>102%</text:p>
          </table:table-cell>
          <table:table-cell office:value-type="percentage" office:value="0.92" table:style-name="ce30">
            <text:p>92%</text:p>
          </table:table-cell>
          <table:table-cell office:value-type="percentage" office:value="0.42" table:style-name="ce30">
            <text:p>42%</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56000000000000005" table:style-name="ce30">
            <text:p>56%</text:p>
          </table:table-cell>
          <table:table-cell office:value-type="percentage" office:value="1.43" table:style-name="ce30">
            <text:p>143%</text:p>
          </table:table-cell>
          <table:table-cell table:style-name="ce30"/>
          <table:table-cell table:number-columns-repeated="16373"/>
        </table:table-row>
        <table:table-row table:style-name="ro5">
          <table:table-cell office:value-type="date" office:date-value="2020-09-11T00:00:00" table:style-name="ce32">
            <text:p>9/11/2020</text:p>
          </table:table-cell>
          <table:table-cell office:value-type="percentage" office:value="0.94" table:style-name="ce28">
            <text:p>94%</text:p>
          </table:table-cell>
          <table:table-cell office:value-type="percentage" office:value="1.03" table:style-name="ce28">
            <text:p>103%</text:p>
          </table:table-cell>
          <table:table-cell office:value-type="percentage" office:value="1.03" table:style-name="ce28">
            <text:p>103%</text:p>
          </table:table-cell>
          <table:table-cell office:value-type="percentage" office:value="0.96" table:style-name="ce30">
            <text:p>96%</text:p>
          </table:table-cell>
          <table:table-cell office:value-type="percentage" office:value="0.42" table:style-name="ce30">
            <text:p>42%</text:p>
          </table:table-cell>
          <table:table-cell office:value-type="percentage" office:value="0.37" table:style-name="ce28">
            <text:p>37%</text:p>
          </table:table-cell>
          <table:table-cell office:value-type="percentage" office:value="0.59" table:style-name="ce30">
            <text:p>59%</text:p>
          </table:table-cell>
          <table:table-cell office:value-type="percentage" office:value="0.55000000000000004" table:style-name="ce30">
            <text:p>55%</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0-09-12T00:00:00" table:style-name="ce44">
            <text:p>9/12/2020</text:p>
          </table:table-cell>
          <table:table-cell office:value-type="percentage" office:value="0.98" table:style-name="ce37">
            <text:p>98%</text:p>
          </table:table-cell>
          <table:table-cell office:value-type="percentage" office:value="1.1200000000000001" table:style-name="ce37">
            <text:p>112%</text:p>
          </table:table-cell>
          <table:table-cell office:value-type="percentage" office:value="1.1299999999999999" table:style-name="ce37">
            <text:p>113%</text:p>
          </table:table-cell>
          <table:table-cell office:value-type="percentage" office:value="1.01" table:style-name="ce40">
            <text:p>101%</text:p>
          </table:table-cell>
          <table:table-cell office:value-type="percentage" office:value="0.41" table:style-name="ce40">
            <text:p>41%</text:p>
          </table:table-cell>
          <table:table-cell office:value-type="percentage" office:value="0.4" table:style-name="ce37">
            <text:p>40%</text:p>
          </table:table-cell>
          <table:table-cell office:value-type="percentage" office:value="0.59" table:style-name="ce40">
            <text:p>59%</text:p>
          </table:table-cell>
          <table:table-cell office:value-type="percentage" office:value="0.54" table:style-name="ce40">
            <text:p>54%</text:p>
          </table:table-cell>
          <table:table-cell office:value-type="percentage" office:value="1.68" table:style-name="ce40">
            <text:p>168%</text:p>
          </table:table-cell>
          <table:table-cell table:style-name="ce40"/>
          <table:table-cell table:number-columns-repeated="16373"/>
        </table:table-row>
        <table:table-row table:style-name="ro5">
          <table:table-cell office:value-type="date" office:date-value="2020-09-13T00:00:00" table:style-name="ce44">
            <text:p>9/13/2020</text:p>
          </table:table-cell>
          <table:table-cell office:value-type="percentage" office:value="1.03" table:style-name="ce37">
            <text:p>103%</text:p>
          </table:table-cell>
          <table:table-cell office:value-type="percentage" office:value="1.21" table:style-name="ce37">
            <text:p>121%</text:p>
          </table:table-cell>
          <table:table-cell office:value-type="percentage" office:value="1.23" table:style-name="ce37">
            <text:p>123%</text:p>
          </table:table-cell>
          <table:table-cell office:value-type="percentage" office:value="1.07" table:style-name="ce40">
            <text:p>107%</text:p>
          </table:table-cell>
          <table:table-cell office:value-type="percentage" office:value="0.41" table:style-name="ce40">
            <text:p>41%</text:p>
          </table:table-cell>
          <table:table-cell office:value-type="percentage" office:value="0.4" table:style-name="ce37">
            <text:p>40%</text:p>
          </table:table-cell>
          <table:table-cell office:value-type="percentage" office:value="0.57999999999999996" table:style-name="ce40">
            <text:p>58%</text:p>
          </table:table-cell>
          <table:table-cell office:value-type="percentage" office:value="0.57999999999999996" table:style-name="ce40">
            <text:p>58%</text:p>
          </table:table-cell>
          <table:table-cell office:value-type="percentage" office:value="1.95" table:style-name="ce40">
            <text:p>195%</text:p>
          </table:table-cell>
          <table:table-cell table:style-name="ce40"/>
          <table:table-cell table:number-columns-repeated="16373"/>
        </table:table-row>
        <table:table-row table:style-name="ro5">
          <table:table-cell office:value-type="date" office:date-value="2020-09-14T00:00:00" table:style-name="ce32">
            <text:p>9/14/2020</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1.05" table:style-name="ce28">
            <text:p>105%</text:p>
          </table:table-cell>
          <table:table-cell office:value-type="percentage" office:value="0.97" table:style-name="ce30">
            <text:p>97%</text:p>
          </table:table-cell>
          <table:table-cell office:value-type="percentage" office:value="0.4" table:style-name="ce30">
            <text:p>40%</text:p>
          </table:table-cell>
          <table:table-cell office:value-type="percentage" office:value="0.35" table:style-name="ce28">
            <text:p>35%</text:p>
          </table:table-cell>
          <table:table-cell office:value-type="percentage" office:value="0.57999999999999996" table:style-name="ce30">
            <text:p>58%</text:p>
          </table:table-cell>
          <table:table-cell office:value-type="percentage" office:value="0.57999999999999996" table:style-name="ce30">
            <text:p>58%</text:p>
          </table:table-cell>
          <table:table-cell office:value-type="percentage" office:value="1.22" table:style-name="ce30">
            <text:p>122%</text:p>
          </table:table-cell>
          <table:table-cell table:style-name="ce30"/>
          <table:table-cell table:number-columns-repeated="16373"/>
        </table:table-row>
        <table:table-row table:style-name="ro5">
          <table:table-cell office:value-type="date" office:date-value="2020-09-15T00:00:00" table:style-name="ce32">
            <text:p>9/15/2020</text:p>
          </table:table-cell>
          <table:table-cell office:value-type="percentage" office:value="0.89" table:style-name="ce28">
            <text:p>89%</text:p>
          </table:table-cell>
          <table:table-cell office:value-type="percentage" office:value="1.02" table:style-name="ce28">
            <text:p>102%</text:p>
          </table:table-cell>
          <table:table-cell office:value-type="percentage" office:value="1.02" table:style-name="ce28">
            <text:p>102%</text:p>
          </table:table-cell>
          <table:table-cell office:value-type="percentage" office:value="0.93" table:style-name="ce30">
            <text:p>93%</text:p>
          </table:table-cell>
          <table:table-cell office:value-type="percentage" office:value="0.4" table:style-name="ce30">
            <text:p>40%</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9" table:style-name="ce30">
            <text:p>59%</text:p>
          </table:table-cell>
          <table:table-cell office:value-type="percentage" office:value="1.17" table:style-name="ce30">
            <text:p>117%</text:p>
          </table:table-cell>
          <table:table-cell table:style-name="ce30"/>
          <table:table-cell table:number-columns-repeated="16373"/>
        </table:table-row>
        <table:table-row table:style-name="ro5">
          <table:table-cell office:value-type="date" office:date-value="2020-09-16T00:00:00" table:style-name="ce32">
            <text:p>9/16/2020</text:p>
          </table:table-cell>
          <table:table-cell office:value-type="percentage" office:value="0.89" table:style-name="ce28">
            <text:p>89%</text:p>
          </table:table-cell>
          <table:table-cell office:value-type="percentage" office:value="1.02" table:style-name="ce28">
            <text:p>102%</text:p>
          </table:table-cell>
          <table:table-cell office:value-type="percentage" office:value="1.05" table:style-name="ce28">
            <text:p>105%</text:p>
          </table:table-cell>
          <table:table-cell office:value-type="percentage" office:value="0.93" table:style-name="ce30">
            <text:p>93%</text:p>
          </table:table-cell>
          <table:table-cell office:value-type="percentage" office:value="0.4" table:style-name="ce30">
            <text:p>40%</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56000000000000005" table:style-name="ce30">
            <text:p>56%</text:p>
          </table:table-cell>
          <table:table-cell office:value-type="percentage" office:value="1.33" table:style-name="ce30">
            <text:p>133%</text:p>
          </table:table-cell>
          <table:table-cell table:style-name="ce30"/>
          <table:table-cell table:number-columns-repeated="16373"/>
        </table:table-row>
        <table:table-row table:style-name="ro5">
          <table:table-cell office:value-type="date" office:date-value="2020-09-17T00:00:00" table:style-name="ce32">
            <text:p>9/17/2020</text:p>
          </table:table-cell>
          <table:table-cell office:value-type="percentage" office:value="0.9" table:style-name="ce28">
            <text:p>90%</text:p>
          </table:table-cell>
          <table:table-cell office:value-type="percentage" office:value="1" table:style-name="ce28">
            <text:p>100%</text:p>
          </table:table-cell>
          <table:table-cell office:value-type="percentage" office:value="1.03" table:style-name="ce28">
            <text:p>103%</text:p>
          </table:table-cell>
          <table:table-cell office:value-type="percentage" office:value="0.93" table:style-name="ce30">
            <text:p>93%</text:p>
          </table:table-cell>
          <table:table-cell office:value-type="percentage" office:value="0.39" table:style-name="ce30">
            <text:p>39%</text:p>
          </table:table-cell>
          <table:table-cell office:value-type="percentage" office:value="0.35" table:style-name="ce28">
            <text:p>35%</text:p>
          </table:table-cell>
          <table:table-cell office:value-type="percentage" office:value="0.57999999999999996" table:style-name="ce30">
            <text:p>58%</text:p>
          </table:table-cell>
          <table:table-cell office:value-type="percentage" office:value="0.57999999999999996" table:style-name="ce30">
            <text:p>58%</text:p>
          </table:table-cell>
          <table:table-cell office:value-type="percentage" office:value="1.54" table:style-name="ce30">
            <text:p>154%</text:p>
          </table:table-cell>
          <table:table-cell table:style-name="ce30"/>
          <table:table-cell table:number-columns-repeated="16373"/>
        </table:table-row>
        <table:table-row table:style-name="ro5">
          <table:table-cell office:value-type="date" office:date-value="2020-09-18T00:00:00" table:style-name="ce32">
            <text:p>9/18/2020</text:p>
          </table:table-cell>
          <table:table-cell office:value-type="percentage" office:value="0.95" table:style-name="ce28">
            <text:p>95%</text:p>
          </table:table-cell>
          <table:table-cell office:value-type="percentage" office:value="1.03" table:style-name="ce28">
            <text:p>103%</text:p>
          </table:table-cell>
          <table:table-cell office:value-type="percentage" office:value="1.03" table:style-name="ce28">
            <text:p>103%</text:p>
          </table:table-cell>
          <table:table-cell office:value-type="percentage" office:value="0.97" table:style-name="ce30">
            <text:p>97%</text:p>
          </table:table-cell>
          <table:table-cell office:value-type="percentage" office:value="0.39" table:style-name="ce30">
            <text:p>39%</text:p>
          </table:table-cell>
          <table:table-cell office:value-type="percentage" office:value="0.36" table:style-name="ce28">
            <text:p>36%</text:p>
          </table:table-cell>
          <table:table-cell office:value-type="percentage" office:value="0.59" table:style-name="ce30">
            <text:p>59%</text:p>
          </table:table-cell>
          <table:table-cell office:value-type="percentage" office:value="0.56999999999999995" table:style-name="ce30">
            <text:p>57%</text:p>
          </table:table-cell>
          <table:table-cell office:value-type="percentage" office:value="1.19" table:style-name="ce30">
            <text:p>119%</text:p>
          </table:table-cell>
          <table:table-cell table:style-name="ce30"/>
          <table:table-cell table:number-columns-repeated="16373"/>
        </table:table-row>
        <table:table-row table:style-name="ro5">
          <table:table-cell office:value-type="date" office:date-value="2020-09-19T00:00:00" table:style-name="ce44">
            <text:p>9/19/2020</text:p>
          </table:table-cell>
          <table:table-cell office:value-type="percentage" office:value="0.99" table:style-name="ce37">
            <text:p>99%</text:p>
          </table:table-cell>
          <table:table-cell office:value-type="percentage" office:value="1.1399999999999999" table:style-name="ce37">
            <text:p>114%</text:p>
          </table:table-cell>
          <table:table-cell office:value-type="percentage" office:value="1.1399999999999999" table:style-name="ce37">
            <text:p>114%</text:p>
          </table:table-cell>
          <table:table-cell office:value-type="percentage" office:value="1.02" table:style-name="ce40">
            <text:p>102%</text:p>
          </table:table-cell>
          <table:table-cell office:value-type="percentage" office:value="0.39" table:style-name="ce40">
            <text:p>39%</text:p>
          </table:table-cell>
          <table:table-cell office:value-type="percentage" office:value="0.42" table:style-name="ce37">
            <text:p>42%</text:p>
          </table:table-cell>
          <table:table-cell office:value-type="percentage" office:value="0.57999999999999996" table:style-name="ce40">
            <text:p>58%</text:p>
          </table:table-cell>
          <table:table-cell office:value-type="percentage" office:value="0.55000000000000004" table:style-name="ce40">
            <text:p>55%</text:p>
          </table:table-cell>
          <table:table-cell office:value-type="percentage" office:value="1.67" table:style-name="ce40">
            <text:p>167%</text:p>
          </table:table-cell>
          <table:table-cell table:style-name="ce40"/>
          <table:table-cell table:number-columns-repeated="16373"/>
        </table:table-row>
        <table:table-row table:style-name="ro5">
          <table:table-cell office:value-type="date" office:date-value="2020-09-20T00:00:00" table:style-name="ce44">
            <text:p>9/20/2020</text:p>
          </table:table-cell>
          <table:table-cell office:value-type="percentage" office:value="1.02" table:style-name="ce37">
            <text:p>102%</text:p>
          </table:table-cell>
          <table:table-cell office:value-type="percentage" office:value="1.21" table:style-name="ce37">
            <text:p>121%</text:p>
          </table:table-cell>
          <table:table-cell office:value-type="percentage" office:value="1.25" table:style-name="ce37">
            <text:p>125%</text:p>
          </table:table-cell>
          <table:table-cell office:value-type="percentage" office:value="1.06" table:style-name="ce40">
            <text:p>106%</text:p>
          </table:table-cell>
          <table:table-cell office:value-type="percentage" office:value="0.39" table:style-name="ce40">
            <text:p>39%</text:p>
          </table:table-cell>
          <table:table-cell office:value-type="percentage" office:value="0.4" table:style-name="ce37">
            <text:p>40%</text:p>
          </table:table-cell>
          <table:table-cell office:value-type="percentage" office:value="0.61" table:style-name="ce40">
            <text:p>61%</text:p>
          </table:table-cell>
          <table:table-cell office:value-type="percentage" office:value="0.57999999999999996" table:style-name="ce40">
            <text:p>58%</text:p>
          </table:table-cell>
          <table:table-cell office:value-type="percentage" office:value="1.82" table:style-name="ce40">
            <text:p>182%</text:p>
          </table:table-cell>
          <table:table-cell table:style-name="ce40"/>
          <table:table-cell table:number-columns-repeated="16373"/>
        </table:table-row>
        <table:table-row table:style-name="ro5">
          <table:table-cell office:value-type="date" office:date-value="2020-09-21T00:00:00" table:style-name="ce32">
            <text:p>9/21/2020</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1.06" table:style-name="ce28">
            <text:p>106%</text:p>
          </table:table-cell>
          <table:table-cell office:value-type="percentage" office:value="0.96" table:style-name="ce30">
            <text:p>96%</text:p>
          </table:table-cell>
          <table:table-cell office:value-type="percentage" office:value="0.39" table:style-name="ce30">
            <text:p>39%</text:p>
          </table:table-cell>
          <table:table-cell office:value-type="percentage" office:value="0.35" table:style-name="ce28">
            <text:p>35%</text:p>
          </table:table-cell>
          <table:table-cell office:value-type="percentage" office:value="0.57999999999999996" table:style-name="ce30">
            <text:p>58%</text:p>
          </table:table-cell>
          <table:table-cell office:value-type="percentage" office:value="0.59" table:style-name="ce30">
            <text:p>59%</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0-09-22T00:00:00" table:style-name="ce32">
            <text:p>9/22/2020</text:p>
          </table:table-cell>
          <table:table-cell office:value-type="percentage" office:value="0.88" table:style-name="ce28">
            <text:p>88%</text:p>
          </table:table-cell>
          <table:table-cell office:value-type="percentage" office:value="1.02" table:style-name="ce28">
            <text:p>102%</text:p>
          </table:table-cell>
          <table:table-cell office:value-type="percentage" office:value="1.04" table:style-name="ce28">
            <text:p>104%</text:p>
          </table:table-cell>
          <table:table-cell office:value-type="percentage" office:value="0.92" table:style-name="ce30">
            <text:p>92%</text:p>
          </table:table-cell>
          <table:table-cell office:value-type="percentage" office:value="0.39" table:style-name="ce30">
            <text:p>39%</text:p>
          </table:table-cell>
          <table:table-cell office:value-type="percentage" office:value="0.35" table:style-name="ce28">
            <text:p>35%</text:p>
          </table:table-cell>
          <table:table-cell office:value-type="percentage" office:value="0.59" table:style-name="ce30">
            <text:p>59%</text:p>
          </table:table-cell>
          <table:table-cell office:value-type="percentage" office:value="0.6" table:style-name="ce30">
            <text:p>60%</text:p>
          </table:table-cell>
          <table:table-cell office:value-type="percentage" office:value="1.22" table:style-name="ce30">
            <text:p>122%</text:p>
          </table:table-cell>
          <table:table-cell table:style-name="ce30"/>
          <table:table-cell table:number-columns-repeated="16373"/>
        </table:table-row>
        <table:table-row table:style-name="ro5">
          <table:table-cell office:value-type="date" office:date-value="2020-09-23T00:00:00" table:style-name="ce32">
            <text:p>9/23/2020</text:p>
          </table:table-cell>
          <table:table-cell office:value-type="percentage" office:value="0.85" table:style-name="ce28">
            <text:p>85%</text:p>
          </table:table-cell>
          <table:table-cell office:value-type="percentage" office:value="1" table:style-name="ce28">
            <text:p>100%</text:p>
          </table:table-cell>
          <table:table-cell office:value-type="percentage" office:value="1.05" table:style-name="ce28">
            <text:p>105%</text:p>
          </table:table-cell>
          <table:table-cell office:value-type="percentage" office:value="0.89" table:style-name="ce30">
            <text:p>89%</text:p>
          </table:table-cell>
          <table:table-cell office:value-type="percentage" office:value="0.38" table:style-name="ce30">
            <text:p>38%</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4" table:style-name="ce30">
            <text:p>54%</text:p>
          </table:table-cell>
          <table:table-cell office:value-type="percentage" office:value="0.81" table:style-name="ce30">
            <text:p>81%</text:p>
          </table:table-cell>
          <table:table-cell table:style-name="ce30"/>
          <table:table-cell table:number-columns-repeated="16373"/>
        </table:table-row>
        <table:table-row table:style-name="ro5">
          <table:table-cell office:value-type="date" office:date-value="2020-09-24T00:00:00" table:style-name="ce32">
            <text:p>9/24/2020</text:p>
          </table:table-cell>
          <table:table-cell office:value-type="percentage" office:value="0.86" table:style-name="ce28">
            <text:p>86%</text:p>
          </table:table-cell>
          <table:table-cell office:value-type="percentage" office:value="1" table:style-name="ce28">
            <text:p>100%</text:p>
          </table:table-cell>
          <table:table-cell office:value-type="percentage" office:value="1.04" table:style-name="ce28">
            <text:p>104%</text:p>
          </table:table-cell>
          <table:table-cell office:value-type="percentage" office:value="0.9" table:style-name="ce30">
            <text:p>90%</text:p>
          </table:table-cell>
          <table:table-cell office:value-type="percentage" office:value="0.38" table:style-name="ce30">
            <text:p>38%</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6000000000000005" table:style-name="ce30">
            <text:p>56%</text:p>
          </table:table-cell>
          <table:table-cell office:value-type="percentage" office:value="1.1599999999999999" table:style-name="ce30">
            <text:p>116%</text:p>
          </table:table-cell>
          <table:table-cell table:style-name="ce30"/>
          <table:table-cell table:number-columns-repeated="16373"/>
        </table:table-row>
        <table:table-row table:style-name="ro5">
          <table:table-cell office:value-type="date" office:date-value="2020-09-25T00:00:00" table:style-name="ce32">
            <text:p>9/25/2020</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1.03" table:style-name="ce28">
            <text:p>103%</text:p>
          </table:table-cell>
          <table:table-cell office:value-type="percentage" office:value="0.94" table:style-name="ce30">
            <text:p>94%</text:p>
          </table:table-cell>
          <table:table-cell office:value-type="percentage" office:value="0.37" table:style-name="ce30">
            <text:p>37%</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56000000000000005" table:style-name="ce30">
            <text:p>56%</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0-09-26T00:00:00" table:style-name="ce44">
            <text:p>9/26/2020</text:p>
          </table:table-cell>
          <table:table-cell office:value-type="percentage" office:value="0.95" table:style-name="ce37">
            <text:p>95%</text:p>
          </table:table-cell>
          <table:table-cell office:value-type="percentage" office:value="1.1000000000000001" table:style-name="ce37">
            <text:p>110%</text:p>
          </table:table-cell>
          <table:table-cell office:value-type="percentage" office:value="1.1599999999999999" table:style-name="ce37">
            <text:p>116%</text:p>
          </table:table-cell>
          <table:table-cell office:value-type="percentage" office:value="0.98" table:style-name="ce40">
            <text:p>98%</text:p>
          </table:table-cell>
          <table:table-cell office:value-type="percentage" office:value="0.37" table:style-name="ce40">
            <text:p>37%</text:p>
          </table:table-cell>
          <table:table-cell office:value-type="percentage" office:value="0.42" table:style-name="ce37">
            <text:p>42%</text:p>
          </table:table-cell>
          <table:table-cell office:value-type="percentage" office:value="0.56999999999999995" table:style-name="ce40">
            <text:p>57%</text:p>
          </table:table-cell>
          <table:table-cell office:value-type="percentage" office:value="0.54" table:style-name="ce40">
            <text:p>54%</text:p>
          </table:table-cell>
          <table:table-cell office:value-type="percentage" office:value="1.23" table:style-name="ce40">
            <text:p>123%</text:p>
          </table:table-cell>
          <table:table-cell table:style-name="ce40"/>
          <table:table-cell table:number-columns-repeated="16373"/>
        </table:table-row>
        <table:table-row table:style-name="ro5">
          <table:table-cell office:value-type="date" office:date-value="2020-09-27T00:00:00" table:style-name="ce44">
            <text:p>9/27/2020</text:p>
          </table:table-cell>
          <table:table-cell office:value-type="percentage" office:value="0.96" table:style-name="ce37">
            <text:p>96%</text:p>
          </table:table-cell>
          <table:table-cell office:value-type="percentage" office:value="1.1399999999999999" table:style-name="ce37">
            <text:p>114%</text:p>
          </table:table-cell>
          <table:table-cell office:value-type="percentage" office:value="1.24" table:style-name="ce37">
            <text:p>124%</text:p>
          </table:table-cell>
          <table:table-cell office:value-type="percentage" office:value="1" table:style-name="ce40">
            <text:p>100%</text:p>
          </table:table-cell>
          <table:table-cell office:value-type="percentage" office:value="0.36" table:style-name="ce40">
            <text:p>36%</text:p>
          </table:table-cell>
          <table:table-cell office:value-type="percentage" office:value="0.41" table:style-name="ce37">
            <text:p>41%</text:p>
          </table:table-cell>
          <table:table-cell office:value-type="percentage" office:value="0.56999999999999995" table:style-name="ce40">
            <text:p>57%</text:p>
          </table:table-cell>
          <table:table-cell office:value-type="percentage" office:value="0.57999999999999996" table:style-name="ce40">
            <text:p>58%</text:p>
          </table:table-cell>
          <table:table-cell office:value-type="percentage" office:value="1.37" table:style-name="ce40">
            <text:p>137%</text:p>
          </table:table-cell>
          <table:table-cell table:style-name="ce40"/>
          <table:table-cell table:number-columns-repeated="16373"/>
        </table:table-row>
        <table:table-row table:style-name="ro5">
          <table:table-cell office:value-type="date" office:date-value="2020-09-28T00:00:00" table:style-name="ce32">
            <text:p>9/28/2020</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1.07" table:style-name="ce28">
            <text:p>107%</text:p>
          </table:table-cell>
          <table:table-cell office:value-type="percentage" office:value="0.93" table:style-name="ce30">
            <text:p>93%</text:p>
          </table:table-cell>
          <table:table-cell office:value-type="percentage" office:value="0.35" table:style-name="ce30">
            <text:p>35%</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6999999999999995" table:style-name="ce30">
            <text:p>57%</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0-09-29T00:00:00" table:style-name="ce32">
            <text:p>9/29/2020</text:p>
          </table:table-cell>
          <table:table-cell office:value-type="percentage" office:value="0.87" table:style-name="ce28">
            <text:p>87%</text:p>
          </table:table-cell>
          <table:table-cell office:value-type="percentage" office:value="1.01" table:style-name="ce28">
            <text:p>101%</text:p>
          </table:table-cell>
          <table:table-cell office:value-type="percentage" office:value="1.05" table:style-name="ce28">
            <text:p>105%</text:p>
          </table:table-cell>
          <table:table-cell office:value-type="percentage" office:value="0.91" table:style-name="ce30">
            <text:p>91%</text:p>
          </table:table-cell>
          <table:table-cell office:value-type="percentage" office:value="0.34" table:style-name="ce30">
            <text:p>34%</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61" table:style-name="ce30">
            <text:p>61%</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0-09-30T00:00:00" table:style-name="ce32">
            <text:p>9/30/2020</text:p>
          </table:table-cell>
          <table:table-cell office:value-type="percentage" office:value="0.84" table:style-name="ce28">
            <text:p>84%</text:p>
          </table:table-cell>
          <table:table-cell office:value-type="percentage" office:value="1" table:style-name="ce28">
            <text:p>100%</text:p>
          </table:table-cell>
          <table:table-cell office:value-type="percentage" office:value="1.05" table:style-name="ce28">
            <text:p>105%</text:p>
          </table:table-cell>
          <table:table-cell office:value-type="percentage" office:value="0.88" table:style-name="ce30">
            <text:p>88%</text:p>
          </table:table-cell>
          <table:table-cell office:value-type="percentage" office:value="0.33" table:style-name="ce30">
            <text:p>33%</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5000000000000004" table:style-name="ce30">
            <text:p>55%</text:p>
          </table:table-cell>
          <table:table-cell office:value-type="percentage" office:value="0.86" table:style-name="ce30">
            <text:p>86%</text:p>
          </table:table-cell>
          <table:table-cell table:style-name="ce30"/>
          <table:table-cell table:number-columns-repeated="16373"/>
        </table:table-row>
        <table:table-row table:style-name="ro5">
          <table:table-cell office:value-type="date" office:date-value="2020-10-01T00:00:00" table:style-name="ce32">
            <text:p>10/1/2020</text:p>
          </table:table-cell>
          <table:table-cell office:value-type="percentage" office:value="0.86" table:style-name="ce28">
            <text:p>86%</text:p>
          </table:table-cell>
          <table:table-cell office:value-type="percentage" office:value="0.98" table:style-name="ce28">
            <text:p>98%</text:p>
          </table:table-cell>
          <table:table-cell office:value-type="percentage" office:value="1.05" table:style-name="ce28">
            <text:p>105%</text:p>
          </table:table-cell>
          <table:table-cell office:value-type="percentage" office:value="0.89" table:style-name="ce30">
            <text:p>89%</text:p>
          </table:table-cell>
          <table:table-cell office:value-type="percentage" office:value="0.34" table:style-name="ce30">
            <text:p>34%</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9" table:style-name="ce30">
            <text:p>59%</text:p>
          </table:table-cell>
          <table:table-cell office:value-type="percentage" office:value="1.29" table:style-name="ce30">
            <text:p>129%</text:p>
          </table:table-cell>
          <table:table-cell table:style-name="ce30"/>
          <table:table-cell table:number-columns-repeated="16373"/>
        </table:table-row>
        <table:table-row table:style-name="ro5">
          <table:table-cell office:value-type="date" office:date-value="2020-10-02T00:00:00" table:style-name="ce32">
            <text:p>10/2/2020</text:p>
          </table:table-cell>
          <table:table-cell office:value-type="percentage" office:value="0.87" table:style-name="ce28">
            <text:p>87%</text:p>
          </table:table-cell>
          <table:table-cell office:value-type="percentage" office:value="0.99" table:style-name="ce28">
            <text:p>99%</text:p>
          </table:table-cell>
          <table:table-cell office:value-type="percentage" office:value="1.02" table:style-name="ce28">
            <text:p>102%</text:p>
          </table:table-cell>
          <table:table-cell office:value-type="percentage" office:value="0.9" table:style-name="ce30">
            <text:p>90%</text:p>
          </table:table-cell>
          <table:table-cell office:value-type="percentage" office:value="0.34" table:style-name="ce30">
            <text:p>34%</text:p>
          </table:table-cell>
          <table:table-cell office:value-type="percentage" office:value="0.34" table:style-name="ce28">
            <text:p>34%</text:p>
          </table:table-cell>
          <table:table-cell office:value-type="percentage" office:value="0.55000000000000004" table:style-name="ce30">
            <text:p>55%</text:p>
          </table:table-cell>
          <table:table-cell office:value-type="percentage" office:value="0.55000000000000004" table:style-name="ce30">
            <text:p>55%</text:p>
          </table:table-cell>
          <table:table-cell office:value-type="percentage" office:value="0.6" table:style-name="ce30">
            <text:p>60%</text:p>
          </table:table-cell>
          <table:table-cell table:style-name="ce30"/>
          <table:table-cell table:number-columns-repeated="16373"/>
        </table:table-row>
        <table:table-row table:style-name="ro5">
          <table:table-cell office:value-type="date" office:date-value="2020-10-03T00:00:00" table:style-name="ce44">
            <text:p>10/3/2020</text:p>
          </table:table-cell>
          <table:table-cell office:value-type="percentage" office:value="0.85" table:style-name="ce37">
            <text:p>85%</text:p>
          </table:table-cell>
          <table:table-cell office:value-type="percentage" office:value="1" table:style-name="ce37">
            <text:p>100%</text:p>
          </table:table-cell>
          <table:table-cell office:value-type="percentage" office:value="1.1100000000000001" table:style-name="ce37">
            <text:p>111%</text:p>
          </table:table-cell>
          <table:table-cell office:value-type="percentage" office:value="0.87" table:style-name="ce40">
            <text:p>87%</text:p>
          </table:table-cell>
          <table:table-cell office:value-type="percentage" office:value="0.33" table:style-name="ce40">
            <text:p>33%</text:p>
          </table:table-cell>
          <table:table-cell office:value-type="percentage" office:value="0.39" table:style-name="ce37">
            <text:p>39%</text:p>
          </table:table-cell>
          <table:table-cell office:value-type="percentage" office:value="0.54" table:style-name="ce40">
            <text:p>54%</text:p>
          </table:table-cell>
          <table:table-cell office:value-type="percentage" office:value="0.47" table:style-name="ce40">
            <text:p>47%</text:p>
          </table:table-cell>
          <table:table-cell office:value-type="percentage" office:value="0.6" table:style-name="ce40">
            <text:p>60%</text:p>
          </table:table-cell>
          <table:table-cell table:style-name="ce40"/>
          <table:table-cell table:number-columns-repeated="16373"/>
        </table:table-row>
        <table:table-row table:style-name="ro5">
          <table:table-cell office:value-type="date" office:date-value="2020-10-04T00:00:00" table:style-name="ce44">
            <text:p>10/4/2020</text:p>
          </table:table-cell>
          <table:table-cell office:value-type="percentage" office:value="0.86" table:style-name="ce37">
            <text:p>86%</text:p>
          </table:table-cell>
          <table:table-cell office:value-type="percentage" office:value="1.02" table:style-name="ce37">
            <text:p>102%</text:p>
          </table:table-cell>
          <table:table-cell office:value-type="percentage" office:value="1.1599999999999999" table:style-name="ce37">
            <text:p>116%</text:p>
          </table:table-cell>
          <table:table-cell office:value-type="percentage" office:value="0.89" table:style-name="ce40">
            <text:p>89%</text:p>
          </table:table-cell>
          <table:table-cell office:value-type="percentage" office:value="0.33" table:style-name="ce40">
            <text:p>33%</text:p>
          </table:table-cell>
          <table:table-cell office:value-type="percentage" office:value="0.37" table:style-name="ce37">
            <text:p>37%</text:p>
          </table:table-cell>
          <table:table-cell office:value-type="percentage" office:value="0.52" table:style-name="ce40">
            <text:p>52%</text:p>
          </table:table-cell>
          <table:table-cell office:value-type="percentage" office:value="0.55000000000000004" table:style-name="ce40">
            <text:p>55%</text:p>
          </table:table-cell>
          <table:table-cell office:value-type="percentage" office:value="0.7" table:style-name="ce40">
            <text:p>70%</text:p>
          </table:table-cell>
          <table:table-cell table:style-name="ce40"/>
          <table:table-cell table:number-columns-repeated="16373"/>
        </table:table-row>
        <table:table-row table:style-name="ro5">
          <table:table-cell office:value-type="date" office:date-value="2020-10-05T00:00:00" table:style-name="ce32">
            <text:p>10/5/2020</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34" table:style-name="ce30">
            <text:p>34%</text:p>
          </table:table-cell>
          <table:table-cell office:value-type="percentage" office:value="0.33" table:style-name="ce28">
            <text:p>33%</text:p>
          </table:table-cell>
          <table:table-cell office:value-type="percentage" office:value="0.59" table:style-name="ce30">
            <text:p>59%</text:p>
          </table:table-cell>
          <table:table-cell office:value-type="percentage" office:value="0.59" table:style-name="ce30">
            <text:p>59%</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10-06T00:00:00" table:style-name="ce32">
            <text:p>10/6/2020</text:p>
          </table:table-cell>
          <table:table-cell office:value-type="percentage" office:value="0.84" table:style-name="ce28">
            <text:p>84%</text:p>
          </table:table-cell>
          <table:table-cell office:value-type="percentage" office:value="1" table:style-name="ce28">
            <text:p>100%</text:p>
          </table:table-cell>
          <table:table-cell office:value-type="percentage" office:value="1.05" table:style-name="ce28">
            <text:p>105%</text:p>
          </table:table-cell>
          <table:table-cell office:value-type="percentage" office:value="0.88" table:style-name="ce30">
            <text:p>88%</text:p>
          </table:table-cell>
          <table:table-cell office:value-type="percentage" office:value="0.35" table:style-name="ce30">
            <text:p>35%</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6" table:style-name="ce30">
            <text:p>60%</text:p>
          </table:table-cell>
          <table:table-cell office:value-type="percentage" office:value="0.84" table:style-name="ce30">
            <text:p>84%</text:p>
          </table:table-cell>
          <table:table-cell table:style-name="ce30"/>
          <table:table-cell table:number-columns-repeated="16373"/>
        </table:table-row>
        <table:table-row table:style-name="ro5">
          <table:table-cell office:value-type="date" office:date-value="2020-10-07T00:00:00" table:style-name="ce32">
            <text:p>10/7/2020</text:p>
          </table:table-cell>
          <table:table-cell office:value-type="percentage" office:value="0.86" table:style-name="ce28">
            <text:p>86%</text:p>
          </table:table-cell>
          <table:table-cell office:value-type="percentage" office:value="1.01" table:style-name="ce28">
            <text:p>101%</text:p>
          </table:table-cell>
          <table:table-cell office:value-type="percentage" office:value="1.06" table:style-name="ce28">
            <text:p>106%</text:p>
          </table:table-cell>
          <table:table-cell office:value-type="percentage" office:value="0.9" table:style-name="ce30">
            <text:p>90%</text:p>
          </table:table-cell>
          <table:table-cell office:value-type="percentage" office:value="0.36" table:style-name="ce30">
            <text:p>36%</text:p>
          </table:table-cell>
          <table:table-cell office:value-type="percentage" office:value="0.35" table:style-name="ce28">
            <text:p>35%</text:p>
          </table:table-cell>
          <table:table-cell office:value-type="percentage" office:value="0.59" table:style-name="ce30">
            <text:p>59%</text:p>
          </table:table-cell>
          <table:table-cell office:value-type="percentage" office:value="0.57999999999999996" table:style-name="ce30">
            <text:p>58%</text:p>
          </table:table-cell>
          <table:table-cell office:value-type="percentage" office:value="1.27" table:style-name="ce30">
            <text:p>127%</text:p>
          </table:table-cell>
          <table:table-cell table:style-name="ce30"/>
          <table:table-cell table:number-columns-repeated="16373"/>
        </table:table-row>
        <table:table-row table:style-name="ro5">
          <table:table-cell office:value-type="date" office:date-value="2020-10-08T00:00:00" table:style-name="ce32">
            <text:p>10/8/2020</text:p>
          </table:table-cell>
          <table:table-cell office:value-type="percentage" office:value="0.84" table:style-name="ce28">
            <text:p>84%</text:p>
          </table:table-cell>
          <table:table-cell office:value-type="percentage" office:value="0.98" table:style-name="ce28">
            <text:p>98%</text:p>
          </table:table-cell>
          <table:table-cell office:value-type="percentage" office:value="1.04" table:style-name="ce28">
            <text:p>104%</text:p>
          </table:table-cell>
          <table:table-cell office:value-type="percentage" office:value="0.88" table:style-name="ce30">
            <text:p>88%</text:p>
          </table:table-cell>
          <table:table-cell office:value-type="percentage" office:value="0.35" table:style-name="ce30">
            <text:p>35%</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6999999999999995" table:style-name="ce30">
            <text:p>57%</text:p>
          </table:table-cell>
          <table:table-cell office:value-type="percentage" office:value="1.0900000000000001" table:style-name="ce30">
            <text:p>109%</text:p>
          </table:table-cell>
          <table:table-cell table:style-name="ce30"/>
          <table:table-cell table:number-columns-repeated="16373"/>
        </table:table-row>
        <table:table-row table:style-name="ro5">
          <table:table-cell office:value-type="date" office:date-value="2020-10-09T00:00:00" table:style-name="ce32">
            <text:p>10/9/2020</text:p>
          </table:table-cell>
          <table:table-cell office:value-type="percentage" office:value="0.88" table:style-name="ce28">
            <text:p>88%</text:p>
          </table:table-cell>
          <table:table-cell office:value-type="percentage" office:value="1" table:style-name="ce28">
            <text:p>100%</text:p>
          </table:table-cell>
          <table:table-cell office:value-type="percentage" office:value="1.04" table:style-name="ce28">
            <text:p>104%</text:p>
          </table:table-cell>
          <table:table-cell office:value-type="percentage" office:value="0.91" table:style-name="ce30">
            <text:p>91%</text:p>
          </table:table-cell>
          <table:table-cell office:value-type="percentage" office:value="0.36" table:style-name="ce30">
            <text:p>36%</text:p>
          </table:table-cell>
          <table:table-cell office:value-type="percentage" office:value="0.36" table:style-name="ce28">
            <text:p>36%</text:p>
          </table:table-cell>
          <table:table-cell office:value-type="percentage" office:value="0.6" table:style-name="ce30">
            <text:p>60%</text:p>
          </table:table-cell>
          <table:table-cell office:value-type="percentage" office:value="0.56999999999999995" table:style-name="ce30">
            <text:p>57%</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10-10T00:00:00" table:style-name="ce44">
            <text:p>10/10/2020</text:p>
          </table:table-cell>
          <table:table-cell office:value-type="percentage" office:value="0.91" table:style-name="ce37">
            <text:p>91%</text:p>
          </table:table-cell>
          <table:table-cell office:value-type="percentage" office:value="1.07" table:style-name="ce37">
            <text:p>107%</text:p>
          </table:table-cell>
          <table:table-cell office:value-type="percentage" office:value="1.1399999999999999" table:style-name="ce37">
            <text:p>114%</text:p>
          </table:table-cell>
          <table:table-cell office:value-type="percentage" office:value="0.94" table:style-name="ce40">
            <text:p>94%</text:p>
          </table:table-cell>
          <table:table-cell office:value-type="percentage" office:value="0.36" table:style-name="ce40">
            <text:p>36%</text:p>
          </table:table-cell>
          <table:table-cell office:value-type="percentage" office:value="0.43" table:style-name="ce37">
            <text:p>43%</text:p>
          </table:table-cell>
          <table:table-cell office:value-type="percentage" office:value="0.61" table:style-name="ce40">
            <text:p>61%</text:p>
          </table:table-cell>
          <table:table-cell office:value-type="percentage" office:value="0.53" table:style-name="ce40">
            <text:p>53%</text:p>
          </table:table-cell>
          <table:table-cell office:value-type="percentage" office:value="1.26" table:style-name="ce40">
            <text:p>126%</text:p>
          </table:table-cell>
          <table:table-cell table:style-name="ce40"/>
          <table:table-cell table:number-columns-repeated="16373"/>
        </table:table-row>
        <table:table-row table:style-name="ro5">
          <table:table-cell office:value-type="date" office:date-value="2020-10-11T00:00:00" table:style-name="ce44">
            <text:p>10/11/2020</text:p>
          </table:table-cell>
          <table:table-cell office:value-type="percentage" office:value="0.94" table:style-name="ce37">
            <text:p>94%</text:p>
          </table:table-cell>
          <table:table-cell office:value-type="percentage" office:value="1.1299999999999999" table:style-name="ce37">
            <text:p>113%</text:p>
          </table:table-cell>
          <table:table-cell office:value-type="percentage" office:value="1.22" table:style-name="ce37">
            <text:p>122%</text:p>
          </table:table-cell>
          <table:table-cell office:value-type="percentage" office:value="0.98" table:style-name="ce40">
            <text:p>98%</text:p>
          </table:table-cell>
          <table:table-cell office:value-type="percentage" office:value="0.36" table:style-name="ce40">
            <text:p>36%</text:p>
          </table:table-cell>
          <table:table-cell office:value-type="percentage" office:value="0.41" table:style-name="ce37">
            <text:p>41%</text:p>
          </table:table-cell>
          <table:table-cell office:value-type="percentage" office:value="0.61" table:style-name="ce40">
            <text:p>61%</text:p>
          </table:table-cell>
          <table:table-cell office:value-type="percentage" office:value="0.57999999999999996" table:style-name="ce40">
            <text:p>58%</text:p>
          </table:table-cell>
          <table:table-cell office:value-type="percentage" office:value="1.66" table:style-name="ce40">
            <text:p>166%</text:p>
          </table:table-cell>
          <table:table-cell table:style-name="ce40"/>
          <table:table-cell table:number-columns-repeated="16373"/>
        </table:table-row>
        <table:table-row table:style-name="ro5">
          <table:table-cell office:value-type="date" office:date-value="2020-10-12T00:00:00" table:style-name="ce32">
            <text:p>10/12/2020</text:p>
          </table:table-cell>
          <table:table-cell office:value-type="percentage" office:value="0.85" table:style-name="ce28">
            <text:p>85%</text:p>
          </table:table-cell>
          <table:table-cell office:value-type="percentage" office:value="1.02" table:style-name="ce28">
            <text:p>102%</text:p>
          </table:table-cell>
          <table:table-cell office:value-type="percentage" office:value="1.06" table:style-name="ce28">
            <text:p>106%</text:p>
          </table:table-cell>
          <table:table-cell office:value-type="percentage" office:value="0.89" table:style-name="ce30">
            <text:p>89%</text:p>
          </table:table-cell>
          <table:table-cell office:value-type="percentage" office:value="0.36" table:style-name="ce30">
            <text:p>36%</text:p>
          </table:table-cell>
          <table:table-cell office:value-type="percentage" office:value="0.33" table:style-name="ce28">
            <text:p>33%</text:p>
          </table:table-cell>
          <table:table-cell office:value-type="percentage" office:value="0.59" table:style-name="ce30">
            <text:p>59%</text:p>
          </table:table-cell>
          <table:table-cell office:value-type="percentage" office:value="0.56000000000000005" table:style-name="ce30">
            <text:p>56%</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0-10-13T00:00:00" table:style-name="ce32">
            <text:p>10/13/2020</text:p>
          </table:table-cell>
          <table:table-cell office:value-type="percentage" office:value="0.83" table:style-name="ce28">
            <text:p>83%</text:p>
          </table:table-cell>
          <table:table-cell office:value-type="percentage" office:value="1" table:style-name="ce28">
            <text:p>100%</text:p>
          </table:table-cell>
          <table:table-cell office:value-type="percentage" office:value="1.05" table:style-name="ce28">
            <text:p>105%</text:p>
          </table:table-cell>
          <table:table-cell office:value-type="percentage" office:value="0.88" table:style-name="ce30">
            <text:p>88%</text:p>
          </table:table-cell>
          <table:table-cell office:value-type="percentage" office:value="0.37" table:style-name="ce30">
            <text:p>37%</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7999999999999996" table:style-name="ce30">
            <text:p>58%</text:p>
          </table:table-cell>
          <table:table-cell office:value-type="percentage" office:value="1.17" table:style-name="ce30">
            <text:p>117%</text:p>
          </table:table-cell>
          <table:table-cell table:style-name="ce30"/>
          <table:table-cell table:number-columns-repeated="16373"/>
        </table:table-row>
        <table:table-row table:style-name="ro5">
          <table:table-cell office:value-type="date" office:date-value="2020-10-14T00:00:00" table:style-name="ce32">
            <text:p>10/14/2020</text:p>
          </table:table-cell>
          <table:table-cell office:value-type="percentage" office:value="0.84" table:style-name="ce28">
            <text:p>84%</text:p>
          </table:table-cell>
          <table:table-cell office:value-type="percentage" office:value="0.99" table:style-name="ce28">
            <text:p>99%</text:p>
          </table:table-cell>
          <table:table-cell office:value-type="percentage" office:value="1.06" table:style-name="ce28">
            <text:p>106%</text:p>
          </table:table-cell>
          <table:table-cell office:value-type="percentage" office:value="0.88" table:style-name="ce30">
            <text:p>88%</text:p>
          </table:table-cell>
          <table:table-cell office:value-type="percentage" office:value="0.36" table:style-name="ce30">
            <text:p>36%</text:p>
          </table:table-cell>
          <table:table-cell office:value-type="percentage" office:value="0.35" table:style-name="ce28">
            <text:p>35%</text:p>
          </table:table-cell>
          <table:table-cell office:value-type="percentage" office:value="0.59" table:style-name="ce30">
            <text:p>59%</text:p>
          </table:table-cell>
          <table:table-cell office:value-type="percentage" office:value="0.56000000000000005" table:style-name="ce30">
            <text:p>56%</text:p>
          </table:table-cell>
          <table:table-cell office:value-type="percentage" office:value="1.42" table:style-name="ce30">
            <text:p>142%</text:p>
          </table:table-cell>
          <table:table-cell table:style-name="ce30"/>
          <table:table-cell table:number-columns-repeated="16373"/>
        </table:table-row>
        <table:table-row table:style-name="ro5">
          <table:table-cell office:value-type="date" office:date-value="2020-10-15T00:00:00" table:style-name="ce32">
            <text:p>10/15/2020</text:p>
          </table:table-cell>
          <table:table-cell office:value-type="percentage" office:value="0.84" table:style-name="ce28">
            <text:p>84%</text:p>
          </table:table-cell>
          <table:table-cell office:value-type="percentage" office:value="0.99" table:style-name="ce28">
            <text:p>99%</text:p>
          </table:table-cell>
          <table:table-cell office:value-type="percentage" office:value="1.04" table:style-name="ce28">
            <text:p>104%</text:p>
          </table:table-cell>
          <table:table-cell office:value-type="percentage" office:value="0.88" table:style-name="ce30">
            <text:p>88%</text:p>
          </table:table-cell>
          <table:table-cell office:value-type="percentage" office:value="0.36" table:style-name="ce30">
            <text:p>36%</text:p>
          </table:table-cell>
          <table:table-cell office:value-type="percentage" office:value="0.36" table:style-name="ce28">
            <text:p>36%</text:p>
          </table:table-cell>
          <table:table-cell office:value-type="percentage" office:value="0.59" table:style-name="ce30">
            <text:p>59%</text:p>
          </table:table-cell>
          <table:table-cell office:value-type="percentage" office:value="0.56999999999999995" table:style-name="ce30">
            <text:p>57%</text:p>
          </table:table-cell>
          <table:table-cell office:value-type="percentage" office:value="1.1499999999999999" table:style-name="ce30">
            <text:p>115%</text:p>
          </table:table-cell>
          <table:table-cell table:style-name="ce30"/>
          <table:table-cell table:number-columns-repeated="16373"/>
        </table:table-row>
        <table:table-row table:style-name="ro5">
          <table:table-cell office:value-type="date" office:date-value="2020-10-16T00:00:00" table:style-name="ce32">
            <text:p>10/16/2020</text:p>
          </table:table-cell>
          <table:table-cell office:value-type="percentage" office:value="0.88" table:style-name="ce28">
            <text:p>88%</text:p>
          </table:table-cell>
          <table:table-cell office:value-type="percentage" office:value="1" table:style-name="ce28">
            <text:p>100%</text:p>
          </table:table-cell>
          <table:table-cell office:value-type="percentage" office:value="1.04" table:style-name="ce28">
            <text:p>104%</text:p>
          </table:table-cell>
          <table:table-cell office:value-type="percentage" office:value="0.91" table:style-name="ce30">
            <text:p>91%</text:p>
          </table:table-cell>
          <table:table-cell office:value-type="percentage" office:value="0.36" table:style-name="ce30">
            <text:p>36%</text:p>
          </table:table-cell>
          <table:table-cell office:value-type="percentage" office:value="0.38" table:style-name="ce28">
            <text:p>38%</text:p>
          </table:table-cell>
          <table:table-cell office:value-type="percentage" office:value="0.6" table:style-name="ce30">
            <text:p>60%</text:p>
          </table:table-cell>
          <table:table-cell office:value-type="percentage" office:value="0.56000000000000005" table:style-name="ce30">
            <text:p>56%</text:p>
          </table:table-cell>
          <table:table-cell office:value-type="percentage" office:value="1.02" table:style-name="ce30">
            <text:p>102%</text:p>
          </table:table-cell>
          <table:table-cell table:style-name="ce30"/>
          <table:table-cell table:number-columns-repeated="16373"/>
        </table:table-row>
        <table:table-row table:style-name="ro5">
          <table:table-cell office:value-type="date" office:date-value="2020-10-17T00:00:00" table:style-name="ce44">
            <text:p>10/17/2020</text:p>
          </table:table-cell>
          <table:table-cell office:value-type="percentage" office:value="0.88" table:style-name="ce37">
            <text:p>88%</text:p>
          </table:table-cell>
          <table:table-cell office:value-type="percentage" office:value="1.06" table:style-name="ce37">
            <text:p>106%</text:p>
          </table:table-cell>
          <table:table-cell office:value-type="percentage" office:value="1.1399999999999999" table:style-name="ce37">
            <text:p>114%</text:p>
          </table:table-cell>
          <table:table-cell office:value-type="percentage" office:value="0.92" table:style-name="ce40">
            <text:p>92%</text:p>
          </table:table-cell>
          <table:table-cell office:value-type="percentage" office:value="0.35" table:style-name="ce40">
            <text:p>35%</text:p>
          </table:table-cell>
          <table:table-cell office:value-type="percentage" office:value="0.37" table:style-name="ce37">
            <text:p>37%</text:p>
          </table:table-cell>
          <table:table-cell office:value-type="percentage" office:value="0.56999999999999995" table:style-name="ce40">
            <text:p>57%</text:p>
          </table:table-cell>
          <table:table-cell office:value-type="percentage" office:value="0.51" table:style-name="ce40">
            <text:p>51%</text:p>
          </table:table-cell>
          <table:table-cell office:value-type="percentage" office:value="1.38" table:style-name="ce40">
            <text:p>138%</text:p>
          </table:table-cell>
          <table:table-cell table:style-name="ce40"/>
          <table:table-cell table:number-columns-repeated="16373"/>
        </table:table-row>
        <table:table-row table:style-name="ro5">
          <table:table-cell office:value-type="date" office:date-value="2020-10-18T00:00:00" table:style-name="ce44">
            <text:p>10/18/2020</text:p>
          </table:table-cell>
          <table:table-cell office:value-type="percentage" office:value="0.88" table:style-name="ce37">
            <text:p>88%</text:p>
          </table:table-cell>
          <table:table-cell office:value-type="percentage" office:value="1.08" table:style-name="ce37">
            <text:p>108%</text:p>
          </table:table-cell>
          <table:table-cell office:value-type="percentage" office:value="1.24" table:style-name="ce37">
            <text:p>124%</text:p>
          </table:table-cell>
          <table:table-cell office:value-type="percentage" office:value="0.93" table:style-name="ce40">
            <text:p>93%</text:p>
          </table:table-cell>
          <table:table-cell office:value-type="percentage" office:value="0.35" table:style-name="ce40">
            <text:p>35%</text:p>
          </table:table-cell>
          <table:table-cell office:value-type="percentage" office:value="0.39" table:style-name="ce37">
            <text:p>39%</text:p>
          </table:table-cell>
          <table:table-cell office:value-type="percentage" office:value="0.56000000000000005" table:style-name="ce40">
            <text:p>56%</text:p>
          </table:table-cell>
          <table:table-cell office:value-type="percentage" office:value="0.55000000000000004" table:style-name="ce40">
            <text:p>55%</text:p>
          </table:table-cell>
          <table:table-cell office:value-type="percentage" office:value="1.54" table:style-name="ce40">
            <text:p>154%</text:p>
          </table:table-cell>
          <table:table-cell table:style-name="ce40"/>
          <table:table-cell table:number-columns-repeated="16373"/>
        </table:table-row>
        <table:table-row table:style-name="ro5">
          <table:table-cell office:value-type="date" office:date-value="2020-10-19T00:00:00" table:style-name="ce32">
            <text:p>10/19/2020</text:p>
          </table:table-cell>
          <table:table-cell office:value-type="percentage" office:value="0.85" table:style-name="ce28">
            <text:p>85%</text:p>
          </table:table-cell>
          <table:table-cell office:value-type="percentage" office:value="1.02" table:style-name="ce28">
            <text:p>102%</text:p>
          </table:table-cell>
          <table:table-cell office:value-type="percentage" office:value="1.07" table:style-name="ce28">
            <text:p>107%</text:p>
          </table:table-cell>
          <table:table-cell office:value-type="percentage" office:value="0.89" table:style-name="ce30">
            <text:p>89%</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6999999999999995" table:style-name="ce30">
            <text:p>57%</text:p>
          </table:table-cell>
          <table:table-cell office:value-type="percentage" office:value="0.56000000000000005" table:style-name="ce30">
            <text:p>56%</text:p>
          </table:table-cell>
          <table:table-cell office:value-type="percentage" office:value="0.92" table:style-name="ce30">
            <text:p>92%</text:p>
          </table:table-cell>
          <table:table-cell table:style-name="ce30"/>
          <table:table-cell table:number-columns-repeated="16373"/>
        </table:table-row>
        <table:table-row table:style-name="ro5">
          <table:table-cell office:value-type="date" office:date-value="2020-10-20T00:00:00" table:style-name="ce32">
            <text:p>10/20/2020</text:p>
          </table:table-cell>
          <table:table-cell office:value-type="percentage" office:value="0.83" table:style-name="ce28">
            <text:p>83%</text:p>
          </table:table-cell>
          <table:table-cell office:value-type="percentage" office:value="0.99" table:style-name="ce28">
            <text:p>99%</text:p>
          </table:table-cell>
          <table:table-cell office:value-type="percentage" office:value="1.05" table:style-name="ce28">
            <text:p>105%</text:p>
          </table:table-cell>
          <table:table-cell office:value-type="percentage" office:value="0.87" table:style-name="ce30">
            <text:p>87%</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5000000000000004" table:style-name="ce30">
            <text:p>55%</text:p>
          </table:table-cell>
          <table:table-cell office:value-type="percentage" office:value="0.57999999999999996" table:style-name="ce30">
            <text:p>58%</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0-10-21T00:00:00" table:style-name="ce32">
            <text:p>10/21/2020</text:p>
          </table:table-cell>
          <table:table-cell office:value-type="percentage" office:value="0.8" table:style-name="ce28">
            <text:p>80%</text:p>
          </table:table-cell>
          <table:table-cell office:value-type="percentage" office:value="0.97" table:style-name="ce28">
            <text:p>97%</text:p>
          </table:table-cell>
          <table:table-cell office:value-type="percentage" office:value="1.05" table:style-name="ce28">
            <text:p>105%</text:p>
          </table:table-cell>
          <table:table-cell office:value-type="percentage" office:value="0.85" table:style-name="ce30">
            <text:p>85%</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3" table:style-name="ce30">
            <text:p>53%</text:p>
          </table:table-cell>
          <table:table-cell office:value-type="percentage" office:value="0.52" table:style-name="ce30">
            <text:p>52%</text:p>
          </table:table-cell>
          <table:table-cell office:value-type="percentage" office:value="0.62" table:style-name="ce30">
            <text:p>62%</text:p>
          </table:table-cell>
          <table:table-cell table:style-name="ce30"/>
          <table:table-cell table:number-columns-repeated="16373"/>
        </table:table-row>
        <table:table-row table:style-name="ro5">
          <table:table-cell office:value-type="date" office:date-value="2020-10-22T00:00:00" table:style-name="ce32">
            <text:p>10/22/2020</text:p>
          </table:table-cell>
          <table:table-cell office:value-type="percentage" office:value="0.84" table:style-name="ce28">
            <text:p>84%</text:p>
          </table:table-cell>
          <table:table-cell office:value-type="percentage" office:value="0.97" table:style-name="ce28">
            <text:p>97%</text:p>
          </table:table-cell>
          <table:table-cell office:value-type="percentage" office:value="1.06" table:style-name="ce28">
            <text:p>106%</text:p>
          </table:table-cell>
          <table:table-cell office:value-type="percentage" office:value="0.88" table:style-name="ce30">
            <text:p>88%</text:p>
          </table:table-cell>
          <table:table-cell office:value-type="percentage" office:value="0.34" table:style-name="ce30">
            <text:p>34%</text:p>
          </table:table-cell>
          <table:table-cell office:value-type="percentage" office:value="0.33" table:style-name="ce28">
            <text:p>33%</text:p>
          </table:table-cell>
          <table:table-cell office:value-type="percentage" office:value="0.56999999999999995" table:style-name="ce30">
            <text:p>57%</text:p>
          </table:table-cell>
          <table:table-cell office:value-type="percentage" office:value="0.56000000000000005" table:style-name="ce30">
            <text:p>56%</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0-10-23T00:00:00" table:style-name="ce32">
            <text:p>10/23/2020</text:p>
          </table:table-cell>
          <table:table-cell office:value-type="percentage" office:value="0.86" table:style-name="ce28">
            <text:p>86%</text:p>
          </table:table-cell>
          <table:table-cell office:value-type="percentage" office:value="0.98" table:style-name="ce28">
            <text:p>98%</text:p>
          </table:table-cell>
          <table:table-cell office:value-type="percentage" office:value="1.04" table:style-name="ce28">
            <text:p>104%</text:p>
          </table:table-cell>
          <table:table-cell office:value-type="percentage" office:value="0.9" table:style-name="ce30">
            <text:p>90%</text:p>
          </table:table-cell>
          <table:table-cell office:value-type="percentage" office:value="0.33" table:style-name="ce30">
            <text:p>33%</text:p>
          </table:table-cell>
          <table:table-cell office:value-type="percentage" office:value="0.34" table:style-name="ce28">
            <text:p>34%</text:p>
          </table:table-cell>
          <table:table-cell office:value-type="percentage" office:value="0.56000000000000005" table:style-name="ce30">
            <text:p>56%</text:p>
          </table:table-cell>
          <table:table-cell office:value-type="percentage" office:value="0.52" table:style-name="ce30">
            <text:p>52%</text:p>
          </table:table-cell>
          <table:table-cell office:value-type="percentage" office:value="0.74" table:style-name="ce30">
            <text:p>74%</text:p>
          </table:table-cell>
          <table:table-cell table:style-name="ce30"/>
          <table:table-cell table:number-columns-repeated="16373"/>
        </table:table-row>
        <table:table-row table:style-name="ro5">
          <table:table-cell office:value-type="date" office:date-value="2020-10-24T00:00:00" table:style-name="ce44">
            <text:p>10/24/2020</text:p>
          </table:table-cell>
          <table:table-cell office:value-type="percentage" office:value="0.84" table:style-name="ce37">
            <text:p>84%</text:p>
          </table:table-cell>
          <table:table-cell office:value-type="percentage" office:value="1.03" table:style-name="ce37">
            <text:p>103%</text:p>
          </table:table-cell>
          <table:table-cell office:value-type="percentage" office:value="1.1399999999999999" table:style-name="ce37">
            <text:p>114%</text:p>
          </table:table-cell>
          <table:table-cell office:value-type="percentage" office:value="0.88" table:style-name="ce40">
            <text:p>88%</text:p>
          </table:table-cell>
          <table:table-cell office:value-type="percentage" office:value="0.33" table:style-name="ce40">
            <text:p>33%</text:p>
          </table:table-cell>
          <table:table-cell office:value-type="percentage" office:value="0.37" table:style-name="ce37">
            <text:p>37%</text:p>
          </table:table-cell>
          <table:table-cell office:value-type="percentage" office:value="0.56999999999999995" table:style-name="ce40">
            <text:p>57%</text:p>
          </table:table-cell>
          <table:table-cell office:value-type="percentage" office:value="0.47" table:style-name="ce40">
            <text:p>47%</text:p>
          </table:table-cell>
          <table:table-cell office:value-type="percentage" office:value="0.83" table:style-name="ce40">
            <text:p>83%</text:p>
          </table:table-cell>
          <table:table-cell table:style-name="ce40"/>
          <table:table-cell table:number-columns-repeated="16373"/>
        </table:table-row>
        <table:table-row table:style-name="ro5">
          <table:table-cell office:value-type="date" office:date-value="2020-10-25T00:00:00" table:style-name="ce44">
            <text:p>10/25/2020</text:p>
          </table:table-cell>
          <table:table-cell office:value-type="percentage" office:value="0.87" table:style-name="ce37">
            <text:p>87%</text:p>
          </table:table-cell>
          <table:table-cell office:value-type="percentage" office:value="1.05" table:style-name="ce37">
            <text:p>105%</text:p>
          </table:table-cell>
          <table:table-cell office:value-type="percentage" office:value="1.18" table:style-name="ce37">
            <text:p>118%</text:p>
          </table:table-cell>
          <table:table-cell office:value-type="percentage" office:value="0.91" table:style-name="ce40">
            <text:p>91%</text:p>
          </table:table-cell>
          <table:table-cell office:value-type="percentage" office:value="0.33" table:style-name="ce40">
            <text:p>33%</text:p>
          </table:table-cell>
          <table:table-cell office:value-type="percentage" office:value="0.41" table:style-name="ce37">
            <text:p>41%</text:p>
          </table:table-cell>
          <table:table-cell office:value-type="percentage" office:value="0.57999999999999996" table:style-name="ce40">
            <text:p>58%</text:p>
          </table:table-cell>
          <table:table-cell office:value-type="percentage" office:value="0.55000000000000004" table:style-name="ce40">
            <text:p>55%</text:p>
          </table:table-cell>
          <table:table-cell office:value-type="percentage" office:value="1.26" table:style-name="ce40">
            <text:p>126%</text:p>
          </table:table-cell>
          <table:table-cell table:style-name="ce40"/>
          <table:table-cell table:number-columns-repeated="16373"/>
        </table:table-row>
        <table:table-row table:style-name="ro5">
          <table:table-cell office:value-type="date" office:date-value="2020-10-26T00:00:00" table:style-name="ce32">
            <text:p>10/26/2020</text:p>
          </table:table-cell>
          <table:table-cell office:value-type="percentage" office:value="0.83" table:style-name="ce28">
            <text:p>83%</text:p>
          </table:table-cell>
          <table:table-cell office:value-type="percentage" office:value="0.98" table:style-name="ce28">
            <text:p>98%</text:p>
          </table:table-cell>
          <table:table-cell office:value-type="percentage" office:value="1.05" table:style-name="ce28">
            <text:p>105%</text:p>
          </table:table-cell>
          <table:table-cell office:value-type="percentage" office:value="0.87" table:style-name="ce30">
            <text:p>87%</text:p>
          </table:table-cell>
          <table:table-cell office:value-type="percentage" office:value="0.32" table:style-name="ce30">
            <text:p>32%</text:p>
          </table:table-cell>
          <table:table-cell office:value-type="percentage" office:value="0.33" table:style-name="ce28">
            <text:p>33%</text:p>
          </table:table-cell>
          <table:table-cell office:value-type="percentage" office:value="0.56999999999999995" table:style-name="ce30">
            <text:p>57%</text:p>
          </table:table-cell>
          <table:table-cell office:value-type="percentage" office:value="0.45" table:style-name="ce30">
            <text:p>45%</text:p>
          </table:table-cell>
          <table:table-cell office:value-type="percentage" office:value="0.74" table:style-name="ce30">
            <text:p>74%</text:p>
          </table:table-cell>
          <table:table-cell table:style-name="ce30"/>
          <table:table-cell table:number-columns-repeated="16373"/>
        </table:table-row>
        <table:table-row table:style-name="ro5">
          <table:table-cell office:value-type="date" office:date-value="2020-10-27T00:00:00" table:style-name="ce32">
            <text:p>10/27/2020</text:p>
          </table:table-cell>
          <table:table-cell office:value-type="percentage" office:value="0.79" table:style-name="ce28">
            <text:p>79%</text:p>
          </table:table-cell>
          <table:table-cell office:value-type="percentage" office:value="0.95" table:style-name="ce28">
            <text:p>95%</text:p>
          </table:table-cell>
          <table:table-cell office:value-type="percentage" office:value="1.03" table:style-name="ce28">
            <text:p>103%</text:p>
          </table:table-cell>
          <table:table-cell office:value-type="percentage" office:value="0.83" table:style-name="ce30">
            <text:p>83%</text:p>
          </table:table-cell>
          <table:table-cell office:value-type="percentage" office:value="0.32" table:style-name="ce30">
            <text:p>32%</text:p>
          </table:table-cell>
          <table:table-cell office:value-type="percentage" office:value="0.33" table:style-name="ce28">
            <text:p>33%</text:p>
          </table:table-cell>
          <table:table-cell office:value-type="percentage" office:value="0.52" table:style-name="ce30">
            <text:p>52%</text:p>
          </table:table-cell>
          <table:table-cell office:value-type="percentage" office:value="0.44" table:style-name="ce30">
            <text:p>44%</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0-10-28T00:00:00" table:style-name="ce32">
            <text:p>10/28/2020</text:p>
          </table:table-cell>
          <table:table-cell office:value-type="percentage" office:value="0.81" table:style-name="ce28">
            <text:p>81%</text:p>
          </table:table-cell>
          <table:table-cell office:value-type="percentage" office:value="0.96" table:style-name="ce28">
            <text:p>96%</text:p>
          </table:table-cell>
          <table:table-cell office:value-type="percentage" office:value="1.04" table:style-name="ce28">
            <text:p>104%</text:p>
          </table:table-cell>
          <table:table-cell office:value-type="percentage" office:value="0.85" table:style-name="ce30">
            <text:p>85%</text:p>
          </table:table-cell>
          <table:table-cell office:value-type="percentage" office:value="0.31" table:style-name="ce30">
            <text:p>31%</text:p>
          </table:table-cell>
          <table:table-cell office:value-type="percentage" office:value="0.34" table:style-name="ce28">
            <text:p>34%</text:p>
          </table:table-cell>
          <table:table-cell office:value-type="percentage" office:value="0.55000000000000004" table:style-name="ce30">
            <text:p>55%</text:p>
          </table:table-cell>
          <table:table-cell office:value-type="percentage" office:value="0.44" table:style-name="ce30">
            <text:p>44%</text:p>
          </table:table-cell>
          <table:table-cell office:value-type="percentage" office:value="0.81" table:style-name="ce30">
            <text:p>81%</text:p>
          </table:table-cell>
          <table:table-cell table:style-name="ce30"/>
          <table:table-cell table:number-columns-repeated="16373"/>
        </table:table-row>
        <table:table-row table:style-name="ro5">
          <table:table-cell office:value-type="date" office:date-value="2020-10-29T00:00:00" table:style-name="ce32">
            <text:p>10/29/2020</text:p>
          </table:table-cell>
          <table:table-cell office:value-type="percentage" office:value="0.78" table:style-name="ce28">
            <text:p>78%</text:p>
          </table:table-cell>
          <table:table-cell office:value-type="percentage" office:value="0.92" table:style-name="ce28">
            <text:p>92%</text:p>
          </table:table-cell>
          <table:table-cell office:value-type="percentage" office:value="1.02" table:style-name="ce28">
            <text:p>102%</text:p>
          </table:table-cell>
          <table:table-cell office:value-type="percentage" office:value="0.82" table:style-name="ce30">
            <text:p>82%</text:p>
          </table:table-cell>
          <table:table-cell office:value-type="percentage" office:value="0.31" table:style-name="ce30">
            <text:p>31%</text:p>
          </table:table-cell>
          <table:table-cell office:value-type="percentage" office:value="0.34" table:style-name="ce28">
            <text:p>34%</text:p>
          </table:table-cell>
          <table:table-cell office:value-type="percentage" office:value="0.55000000000000004" table:style-name="ce30">
            <text:p>55%</text:p>
          </table:table-cell>
          <table:table-cell office:value-type="percentage" office:value="0.42" table:style-name="ce30">
            <text:p>42%</text:p>
          </table:table-cell>
          <table:table-cell office:value-type="percentage" office:value="0.69" table:style-name="ce30">
            <text:p>69%</text:p>
          </table:table-cell>
          <table:table-cell table:style-name="ce30"/>
          <table:table-cell table:number-columns-repeated="16373"/>
        </table:table-row>
        <table:table-row table:style-name="ro5">
          <table:table-cell office:value-type="date" office:date-value="2020-10-30T00:00:00" table:style-name="ce32">
            <text:p>10/30/2020</text:p>
          </table:table-cell>
          <table:table-cell office:value-type="percentage" office:value="0.83" table:style-name="ce28">
            <text:p>83%</text:p>
          </table:table-cell>
          <table:table-cell office:value-type="percentage" office:value="0.93" table:style-name="ce28">
            <text:p>93%</text:p>
          </table:table-cell>
          <table:table-cell office:value-type="percentage" office:value="1.01" table:style-name="ce28">
            <text:p>101%</text:p>
          </table:table-cell>
          <table:table-cell office:value-type="percentage" office:value="0.86" table:style-name="ce30">
            <text:p>86%</text:p>
          </table:table-cell>
          <table:table-cell office:value-type="percentage" office:value="0.31" table:style-name="ce30">
            <text:p>31%</text:p>
          </table:table-cell>
          <table:table-cell office:value-type="percentage" office:value="0.36" table:style-name="ce28">
            <text:p>36%</text:p>
          </table:table-cell>
          <table:table-cell office:value-type="percentage" office:value="0.56999999999999995" table:style-name="ce30">
            <text:p>57%</text:p>
          </table:table-cell>
          <table:table-cell office:value-type="percentage" office:value="0.47" table:style-name="ce30">
            <text:p>47%</text:p>
          </table:table-cell>
          <table:table-cell office:value-type="percentage" office:value="0.75" table:style-name="ce30">
            <text:p>75%</text:p>
          </table:table-cell>
          <table:table-cell table:style-name="ce30"/>
          <table:table-cell table:number-columns-repeated="16373"/>
        </table:table-row>
        <table:table-row table:style-name="ro5">
          <table:table-cell office:value-type="date" office:date-value="2020-10-31T00:00:00" table:style-name="ce44">
            <text:p>10/31/2020</text:p>
          </table:table-cell>
          <table:table-cell office:value-type="percentage" office:value="0.83" table:style-name="ce37">
            <text:p>83%</text:p>
          </table:table-cell>
          <table:table-cell office:value-type="percentage" office:value="0.99" table:style-name="ce37">
            <text:p>99%</text:p>
          </table:table-cell>
          <table:table-cell office:value-type="percentage" office:value="1.0900000000000001" table:style-name="ce37">
            <text:p>109%</text:p>
          </table:table-cell>
          <table:table-cell office:value-type="percentage" office:value="0.86" table:style-name="ce40">
            <text:p>86%</text:p>
          </table:table-cell>
          <table:table-cell office:value-type="percentage" office:value="0.31" table:style-name="ce40">
            <text:p>31%</text:p>
          </table:table-cell>
          <table:table-cell office:value-type="percentage" office:value="0.39" table:style-name="ce37">
            <text:p>39%</text:p>
          </table:table-cell>
          <table:table-cell office:value-type="percentage" office:value="0.59" table:style-name="ce40">
            <text:p>59%</text:p>
          </table:table-cell>
          <table:table-cell office:value-type="percentage" office:value="0.47" table:style-name="ce40">
            <text:p>47%</text:p>
          </table:table-cell>
          <table:table-cell office:value-type="percentage" office:value="0.79" table:style-name="ce40">
            <text:p>79%</text:p>
          </table:table-cell>
          <table:table-cell table:style-name="ce40"/>
          <table:table-cell table:number-columns-repeated="16373"/>
        </table:table-row>
        <table:table-row table:style-name="ro5">
          <table:table-cell office:value-type="date" office:date-value="2020-11-01T00:00:00" table:style-name="ce44">
            <text:p>11/1/2020</text:p>
          </table:table-cell>
          <table:table-cell office:value-type="percentage" office:value="0.86" table:style-name="ce37">
            <text:p>86%</text:p>
          </table:table-cell>
          <table:table-cell office:value-type="percentage" office:value="1.06" table:style-name="ce37">
            <text:p>106%</text:p>
          </table:table-cell>
          <table:table-cell office:value-type="percentage" office:value="1.1499999999999999" table:style-name="ce37">
            <text:p>115%</text:p>
          </table:table-cell>
          <table:table-cell office:value-type="percentage" office:value="0.89" table:style-name="ce40">
            <text:p>89%</text:p>
          </table:table-cell>
          <table:table-cell office:value-type="percentage" office:value="0.32" table:style-name="ce40">
            <text:p>32%</text:p>
          </table:table-cell>
          <table:table-cell office:value-type="percentage" office:value="0.4" table:style-name="ce37">
            <text:p>40%</text:p>
          </table:table-cell>
          <table:table-cell office:value-type="percentage" office:value="0.59" table:style-name="ce40">
            <text:p>59%</text:p>
          </table:table-cell>
          <table:table-cell office:value-type="percentage" office:value="0.54" table:style-name="ce40">
            <text:p>54%</text:p>
          </table:table-cell>
          <table:table-cell office:value-type="percentage" office:value="0.83" table:style-name="ce40">
            <text:p>83%</text:p>
          </table:table-cell>
          <table:table-cell table:style-name="ce40"/>
          <table:table-cell table:number-columns-repeated="16373"/>
        </table:table-row>
        <table:table-row table:style-name="ro5">
          <table:table-cell office:value-type="date" office:date-value="2020-11-02T00:00:00" table:style-name="ce32">
            <text:p>11/2/2020</text:p>
          </table:table-cell>
          <table:table-cell office:value-type="percentage" office:value="0.87" table:style-name="ce28">
            <text:p>87%</text:p>
          </table:table-cell>
          <table:table-cell office:value-type="percentage" office:value="1.04" table:style-name="ce28">
            <text:p>104%</text:p>
          </table:table-cell>
          <table:table-cell office:value-type="percentage" office:value="1.07" table:style-name="ce28">
            <text:p>107%</text:p>
          </table:table-cell>
          <table:table-cell office:value-type="percentage" office:value="0.92" table:style-name="ce30">
            <text:p>92%</text:p>
          </table:table-cell>
          <table:table-cell office:value-type="percentage" office:value="0.33" table:style-name="ce30">
            <text:p>33%</text:p>
          </table:table-cell>
          <table:table-cell office:value-type="percentage" office:value="0.37" table:style-name="ce28">
            <text:p>37%</text:p>
          </table:table-cell>
          <table:table-cell office:value-type="percentage" office:value="0.6" table:style-name="ce30">
            <text:p>60%</text:p>
          </table:table-cell>
          <table:table-cell office:value-type="percentage" office:value="0.59" table:style-name="ce30">
            <text:p>59%</text:p>
          </table:table-cell>
          <table:table-cell office:value-type="percentage" office:value="0.7" table:style-name="ce30">
            <text:p>70%</text:p>
          </table:table-cell>
          <table:table-cell table:style-name="ce30"/>
          <table:table-cell table:number-columns-repeated="16373"/>
        </table:table-row>
        <table:table-row table:style-name="ro5">
          <table:table-cell office:value-type="date" office:date-value="2020-11-03T00:00:00" table:style-name="ce32">
            <text:p>11/3/2020</text:p>
          </table:table-cell>
          <table:table-cell office:value-type="percentage" office:value="0.88" table:style-name="ce28">
            <text:p>88%</text:p>
          </table:table-cell>
          <table:table-cell office:value-type="percentage" office:value="1.03" table:style-name="ce28">
            <text:p>103%</text:p>
          </table:table-cell>
          <table:table-cell office:value-type="percentage" office:value="1.06" table:style-name="ce28">
            <text:p>106%</text:p>
          </table:table-cell>
          <table:table-cell office:value-type="percentage" office:value="0.92" table:style-name="ce30">
            <text:p>92%</text:p>
          </table:table-cell>
          <table:table-cell office:value-type="percentage" office:value="0.34" table:style-name="ce30">
            <text:p>34%</text:p>
          </table:table-cell>
          <table:table-cell office:value-type="percentage" office:value="0.4" table:style-name="ce28">
            <text:p>40%</text:p>
          </table:table-cell>
          <table:table-cell office:value-type="percentage" office:value="0.62" table:style-name="ce30">
            <text:p>62%</text:p>
          </table:table-cell>
          <table:table-cell office:value-type="percentage" office:value="0.63" table:style-name="ce30">
            <text:p>63%</text:p>
          </table:table-cell>
          <table:table-cell office:value-type="percentage" office:value="0.7" table:style-name="ce30">
            <text:p>70%</text:p>
          </table:table-cell>
          <table:table-cell table:style-name="ce30"/>
          <table:table-cell table:number-columns-repeated="16373"/>
        </table:table-row>
        <table:table-row table:style-name="ro5">
          <table:table-cell office:value-type="date" office:date-value="2020-11-04T00:00:00" table:style-name="ce32">
            <text:p>11/4/2020</text:p>
          </table:table-cell>
          <table:table-cell office:value-type="percentage" office:value="0.92" table:style-name="ce28">
            <text:p>92%</text:p>
          </table:table-cell>
          <table:table-cell office:value-type="percentage" office:value="1.07" table:style-name="ce28">
            <text:p>107%</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35" table:style-name="ce30">
            <text:p>35%</text:p>
          </table:table-cell>
          <table:table-cell office:value-type="percentage" office:value="0.43" table:style-name="ce28">
            <text:p>43%</text:p>
          </table:table-cell>
          <table:table-cell office:value-type="percentage" office:value="0.64" table:style-name="ce30">
            <text:p>64%</text:p>
          </table:table-cell>
          <table:table-cell office:value-type="percentage" office:value="0.62" table:style-name="ce30">
            <text:p>62%</text:p>
          </table:table-cell>
          <table:table-cell office:value-type="percentage" office:value="1.1000000000000001" table:style-name="ce30">
            <text:p>110%</text:p>
          </table:table-cell>
          <table:table-cell table:style-name="ce30"/>
          <table:table-cell table:number-columns-repeated="16373"/>
        </table:table-row>
        <table:table-row table:style-name="ro5">
          <table:table-cell office:value-type="date" office:date-value="2020-11-05T00:00:00" table:style-name="ce32">
            <text:p>11/5/2020</text:p>
          </table:table-cell>
          <table:table-cell office:value-type="percentage" office:value="0.67" table:style-name="ce28">
            <text:p>67%</text:p>
          </table:table-cell>
          <table:table-cell office:value-type="percentage" office:value="0.86" table:style-name="ce28">
            <text:p>86%</text:p>
          </table:table-cell>
          <table:table-cell office:value-type="percentage" office:value="1.04" table:style-name="ce28">
            <text:p>104%</text:p>
          </table:table-cell>
          <table:table-cell office:value-type="percentage" office:value="0.73" table:style-name="ce30">
            <text:p>73%</text:p>
          </table:table-cell>
          <table:table-cell office:value-type="percentage" office:value="0.34" table:style-name="ce30">
            <text:p>34%</text:p>
          </table:table-cell>
          <table:table-cell office:value-type="percentage" office:value="0.23" table:style-name="ce28">
            <text:p>23%</text:p>
          </table:table-cell>
          <table:table-cell office:value-type="percentage" office:value="0.47" table:style-name="ce30">
            <text:p>47%</text:p>
          </table:table-cell>
          <table:table-cell office:value-type="percentage" office:value="0.44" table:style-name="ce30">
            <text:p>44%</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0-11-06T00:00:00" table:style-name="ce32">
            <text:p>11/6/2020</text:p>
          </table:table-cell>
          <table:table-cell office:value-type="percentage" office:value="0.67" table:style-name="ce28">
            <text:p>67%</text:p>
          </table:table-cell>
          <table:table-cell office:value-type="percentage" office:value="0.84" table:style-name="ce28">
            <text:p>84%</text:p>
          </table:table-cell>
          <table:table-cell office:value-type="percentage" office:value="1.04" table:style-name="ce28">
            <text:p>104%</text:p>
          </table:table-cell>
          <table:table-cell office:value-type="percentage" office:value="0.72" table:style-name="ce30">
            <text:p>72%</text:p>
          </table:table-cell>
          <table:table-cell office:value-type="percentage" office:value="0.32" table:style-name="ce30">
            <text:p>32%</text:p>
          </table:table-cell>
          <table:table-cell office:value-type="percentage" office:value="0.22" table:style-name="ce28">
            <text:p>22%</text:p>
          </table:table-cell>
          <table:table-cell office:value-type="percentage" office:value="0.47" table:style-name="ce30">
            <text:p>47%</text:p>
          </table:table-cell>
          <table:table-cell office:value-type="percentage" office:value="0.43" table:style-name="ce30">
            <text:p>43%</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11-07T00:00:00" table:style-name="ce44">
            <text:p>11/7/2020</text:p>
          </table:table-cell>
          <table:table-cell office:value-type="percentage" office:value="0.61" table:style-name="ce37">
            <text:p>61%</text:p>
          </table:table-cell>
          <table:table-cell office:value-type="percentage" office:value="0.78" table:style-name="ce37">
            <text:p>78%</text:p>
          </table:table-cell>
          <table:table-cell office:value-type="percentage" office:value="1.1000000000000001" table:style-name="ce37">
            <text:p>110%</text:p>
          </table:table-cell>
          <table:table-cell office:value-type="percentage" office:value="0.65" table:style-name="ce40">
            <text:p>65%</text:p>
          </table:table-cell>
          <table:table-cell office:value-type="percentage" office:value="0.3" table:style-name="ce40">
            <text:p>30%</text:p>
          </table:table-cell>
          <table:table-cell office:value-type="percentage" office:value="0.17" table:style-name="ce37">
            <text:p>17%</text:p>
          </table:table-cell>
          <table:table-cell office:value-type="percentage" office:value="0.4" table:style-name="ce40">
            <text:p>40%</text:p>
          </table:table-cell>
          <table:table-cell office:value-type="percentage" office:value="0.31" table:style-name="ce40">
            <text:p>31%</text:p>
          </table:table-cell>
          <table:table-cell office:value-type="percentage" office:value="1.72" table:style-name="ce40">
            <text:p>172%</text:p>
          </table:table-cell>
          <table:table-cell table:style-name="ce40"/>
          <table:table-cell table:number-columns-repeated="16373"/>
        </table:table-row>
        <table:table-row table:style-name="ro5">
          <table:table-cell office:value-type="date" office:date-value="2020-11-08T00:00:00" table:style-name="ce44">
            <text:p>11/8/2020</text:p>
          </table:table-cell>
          <table:table-cell office:value-type="percentage" office:value="0.56999999999999995" table:style-name="ce37">
            <text:p>57%</text:p>
          </table:table-cell>
          <table:table-cell office:value-type="percentage" office:value="0.72" table:style-name="ce37">
            <text:p>72%</text:p>
          </table:table-cell>
          <table:table-cell office:value-type="percentage" office:value="1.0900000000000001" table:style-name="ce37">
            <text:p>109%</text:p>
          </table:table-cell>
          <table:table-cell office:value-type="percentage" office:value="0.6" table:style-name="ce40">
            <text:p>60%</text:p>
          </table:table-cell>
          <table:table-cell office:value-type="percentage" office:value="0.28000000000000003" table:style-name="ce40">
            <text:p>28%</text:p>
          </table:table-cell>
          <table:table-cell office:value-type="percentage" office:value="0.16" table:style-name="ce37">
            <text:p>16%</text:p>
          </table:table-cell>
          <table:table-cell office:value-type="percentage" office:value="0.36" table:style-name="ce40">
            <text:p>36%</text:p>
          </table:table-cell>
          <table:table-cell office:value-type="percentage" office:value="0.32" table:style-name="ce40">
            <text:p>32%</text:p>
          </table:table-cell>
          <table:table-cell office:value-type="percentage" office:value="1.18" table:style-name="ce40">
            <text:p>118%</text:p>
          </table:table-cell>
          <table:table-cell table:style-name="ce40"/>
          <table:table-cell table:number-columns-repeated="16373"/>
        </table:table-row>
        <table:table-row table:style-name="ro5">
          <table:table-cell office:value-type="date" office:date-value="2020-11-09T00:00:00" table:style-name="ce32">
            <text:p>11/9/2020</text:p>
          </table:table-cell>
          <table:table-cell office:value-type="percentage" office:value="0.7" table:style-name="ce28">
            <text:p>70%</text:p>
          </table:table-cell>
          <table:table-cell office:value-type="percentage" office:value="0.9" table:style-name="ce28">
            <text:p>90%</text:p>
          </table:table-cell>
          <table:table-cell office:value-type="percentage" office:value="1.06" table:style-name="ce28">
            <text:p>106%</text:p>
          </table:table-cell>
          <table:table-cell office:value-type="percentage" office:value="0.76" table:style-name="ce30">
            <text:p>76%</text:p>
          </table:table-cell>
          <table:table-cell office:value-type="percentage" office:value="0.27" table:style-name="ce30">
            <text:p>27%</text:p>
          </table:table-cell>
          <table:table-cell office:value-type="percentage" office:value="0.23" table:style-name="ce28">
            <text:p>23%</text:p>
          </table:table-cell>
          <table:table-cell office:value-type="percentage" office:value="0.49" table:style-name="ce30">
            <text:p>49%</text:p>
          </table:table-cell>
          <table:table-cell office:value-type="percentage" office:value="0.48" table:style-name="ce30">
            <text:p>48%</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0-11-10T00:00:00" table:style-name="ce32">
            <text:p>11/10/2020</text:p>
          </table:table-cell>
          <table:table-cell office:value-type="percentage" office:value="0.7" table:style-name="ce28">
            <text:p>70%</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0.76" table:style-name="ce30">
            <text:p>76%</text:p>
          </table:table-cell>
          <table:table-cell office:value-type="percentage" office:value="0.25" table:style-name="ce30">
            <text:p>25%</text:p>
          </table:table-cell>
          <table:table-cell office:value-type="percentage" office:value="0.23" table:style-name="ce28">
            <text:p>23%</text:p>
          </table:table-cell>
          <table:table-cell office:value-type="percentage" office:value="0.49" table:style-name="ce30">
            <text:p>49%</text:p>
          </table:table-cell>
          <table:table-cell office:value-type="percentage" office:value="0.49" table:style-name="ce30">
            <text:p>49%</text:p>
          </table:table-cell>
          <table:table-cell office:value-type="percentage" office:value="0.78" table:style-name="ce30">
            <text:p>78%</text:p>
          </table:table-cell>
          <table:table-cell table:style-name="ce30"/>
          <table:table-cell table:number-columns-repeated="16373"/>
        </table:table-row>
        <table:table-row table:style-name="ro5">
          <table:table-cell office:value-type="date" office:date-value="2020-11-11T00:00:00" table:style-name="ce32">
            <text:p>11/11/2020</text:p>
          </table:table-cell>
          <table:table-cell office:value-type="percentage" office:value="0.69" table:style-name="ce28">
            <text:p>69%</text:p>
          </table:table-cell>
          <table:table-cell office:value-type="percentage" office:value="0.89" table:style-name="ce28">
            <text:p>89%</text:p>
          </table:table-cell>
          <table:table-cell office:value-type="percentage" office:value="1.05" table:style-name="ce28">
            <text:p>105%</text:p>
          </table:table-cell>
          <table:table-cell office:value-type="percentage" office:value="0.75" table:style-name="ce30">
            <text:p>75%</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7" table:style-name="ce30">
            <text:p>47%</text:p>
          </table:table-cell>
          <table:table-cell office:value-type="percentage" office:value="0.46" table:style-name="ce30">
            <text:p>46%</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0-11-12T00:00:00" table:style-name="ce32">
            <text:p>11/12/2020</text:p>
          </table:table-cell>
          <table:table-cell office:value-type="percentage" office:value="0.7" table:style-name="ce28">
            <text:p>70%</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2" table:style-name="ce28">
            <text:p>22%</text:p>
          </table:table-cell>
          <table:table-cell office:value-type="percentage" office:value="0.48" table:style-name="ce30">
            <text:p>48%</text:p>
          </table:table-cell>
          <table:table-cell office:value-type="percentage" office:value="0.48" table:style-name="ce30">
            <text:p>48%</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0-11-13T00:00:00" table:style-name="ce32">
            <text:p>11/13/2020</text:p>
          </table:table-cell>
          <table:table-cell office:value-type="percentage" office:value="0.71" table:style-name="ce28">
            <text:p>71%</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0.76" table:style-name="ce30">
            <text:p>76%</text:p>
          </table:table-cell>
          <table:table-cell office:value-type="percentage" office:value="0.24" table:style-name="ce30">
            <text:p>24%</text:p>
          </table:table-cell>
          <table:table-cell office:value-type="percentage" office:value="0.23" table:style-name="ce28">
            <text:p>23%</text:p>
          </table:table-cell>
          <table:table-cell office:value-type="percentage" office:value="0.49" table:style-name="ce30">
            <text:p>49%</text:p>
          </table:table-cell>
          <table:table-cell office:value-type="percentage" office:value="0.46" table:style-name="ce30">
            <text:p>46%</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0-11-14T00:00:00" table:style-name="ce44">
            <text:p>11/14/2020</text:p>
          </table:table-cell>
          <table:table-cell office:value-type="percentage" office:value="0.61" table:style-name="ce37">
            <text:p>61%</text:p>
          </table:table-cell>
          <table:table-cell office:value-type="percentage" office:value="0.77" table:style-name="ce37">
            <text:p>77%</text:p>
          </table:table-cell>
          <table:table-cell office:value-type="percentage" office:value="1.06" table:style-name="ce37">
            <text:p>106%</text:p>
          </table:table-cell>
          <table:table-cell office:value-type="percentage" office:value="0.65" table:style-name="ce40">
            <text:p>65%</text:p>
          </table:table-cell>
          <table:table-cell office:value-type="percentage" office:value="0.24" table:style-name="ce40">
            <text:p>24%</text:p>
          </table:table-cell>
          <table:table-cell office:value-type="percentage" office:value="0.18" table:style-name="ce37">
            <text:p>18%</text:p>
          </table:table-cell>
          <table:table-cell office:value-type="percentage" office:value="0.38" table:style-name="ce40">
            <text:p>38%</text:p>
          </table:table-cell>
          <table:table-cell office:value-type="percentage" office:value="0.32" table:style-name="ce40">
            <text:p>32%</text:p>
          </table:table-cell>
          <table:table-cell office:value-type="percentage" office:value="0.72" table:style-name="ce40">
            <text:p>72%</text:p>
          </table:table-cell>
          <table:table-cell table:style-name="ce40"/>
          <table:table-cell table:number-columns-repeated="16373"/>
        </table:table-row>
        <table:table-row table:style-name="ro5">
          <table:table-cell office:value-type="date" office:date-value="2020-11-15T00:00:00" table:style-name="ce44">
            <text:p>11/15/2020</text:p>
          </table:table-cell>
          <table:table-cell office:value-type="percentage" office:value="0.6" table:style-name="ce37">
            <text:p>60%</text:p>
          </table:table-cell>
          <table:table-cell office:value-type="percentage" office:value="0.76" table:style-name="ce37">
            <text:p>76%</text:p>
          </table:table-cell>
          <table:table-cell office:value-type="percentage" office:value="1.08" table:style-name="ce37">
            <text:p>108%</text:p>
          </table:table-cell>
          <table:table-cell office:value-type="percentage" office:value="0.63" table:style-name="ce40">
            <text:p>63%</text:p>
          </table:table-cell>
          <table:table-cell office:value-type="percentage" office:value="0.24" table:style-name="ce40">
            <text:p>24%</text:p>
          </table:table-cell>
          <table:table-cell office:value-type="percentage" office:value="0.19" table:style-name="ce37">
            <text:p>19%</text:p>
          </table:table-cell>
          <table:table-cell office:value-type="percentage" office:value="0.37" table:style-name="ce40">
            <text:p>37%</text:p>
          </table:table-cell>
          <table:table-cell office:value-type="percentage" office:value="0.35" table:style-name="ce40">
            <text:p>35%</text:p>
          </table:table-cell>
          <table:table-cell office:value-type="percentage" office:value="0.91" table:style-name="ce40">
            <text:p>91%</text:p>
          </table:table-cell>
          <table:table-cell table:style-name="ce40"/>
          <table:table-cell table:number-columns-repeated="16373"/>
        </table:table-row>
        <table:table-row table:style-name="ro5">
          <table:table-cell office:value-type="date" office:date-value="2020-11-16T00:00:00" table:style-name="ce32">
            <text:p>11/16/2020</text:p>
          </table:table-cell>
          <table:table-cell office:value-type="percentage" office:value="0.71" table:style-name="ce28">
            <text:p>71%</text:p>
          </table:table-cell>
          <table:table-cell office:value-type="percentage" office:value="0.92" table:style-name="ce28">
            <text:p>92%</text:p>
          </table:table-cell>
          <table:table-cell office:value-type="percentage" office:value="1.06" table:style-name="ce28">
            <text:p>106%</text:p>
          </table:table-cell>
          <table:table-cell office:value-type="percentage" office:value="0.78" table:style-name="ce30">
            <text:p>78%</text:p>
          </table:table-cell>
          <table:table-cell office:value-type="percentage" office:value="0.23" table:style-name="ce30">
            <text:p>23%</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8" table:style-name="ce30">
            <text:p>48%</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0-11-17T00:00:00" table:style-name="ce32">
            <text:p>11/17/2020</text:p>
          </table:table-cell>
          <table:table-cell office:value-type="percentage" office:value="0.71" table:style-name="ce28">
            <text:p>71%</text:p>
          </table:table-cell>
          <table:table-cell office:value-type="percentage" office:value="0.9" table:style-name="ce28">
            <text:p>90%</text:p>
          </table:table-cell>
          <table:table-cell office:value-type="percentage" office:value="1.04" table:style-name="ce28">
            <text:p>104%</text:p>
          </table:table-cell>
          <table:table-cell office:value-type="percentage" office:value="0.77" table:style-name="ce30">
            <text:p>77%</text:p>
          </table:table-cell>
          <table:table-cell office:value-type="percentage" office:value="0.23" table:style-name="ce30">
            <text:p>23%</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9" table:style-name="ce30">
            <text:p>49%</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0-11-18T00:00:00" table:style-name="ce32">
            <text:p>11/18/2020</text:p>
          </table:table-cell>
          <table:table-cell office:value-type="percentage" office:value="0.7" table:style-name="ce28">
            <text:p>70%</text:p>
          </table:table-cell>
          <table:table-cell office:value-type="percentage" office:value="0.89" table:style-name="ce28">
            <text:p>89%</text:p>
          </table:table-cell>
          <table:table-cell office:value-type="percentage" office:value="1.05" table:style-name="ce28">
            <text:p>105%</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5" table:style-name="ce30">
            <text:p>45%</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1-19T00:00:00" table:style-name="ce32">
            <text:p>11/19/2020</text:p>
          </table:table-cell>
          <table:table-cell office:value-type="percentage" office:value="0.71" table:style-name="ce28">
            <text:p>71%</text:p>
          </table:table-cell>
          <table:table-cell office:value-type="percentage" office:value="0.88" table:style-name="ce28">
            <text:p>88%</text:p>
          </table:table-cell>
          <table:table-cell office:value-type="percentage" office:value="1.04" table:style-name="ce28">
            <text:p>104%</text:p>
          </table:table-cell>
          <table:table-cell office:value-type="percentage" office:value="0.77" table:style-name="ce30">
            <text:p>77%</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8" table:style-name="ce30">
            <text:p>48%</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0-11-20T00:00:00" table:style-name="ce32">
            <text:p>11/20/2020</text:p>
          </table:table-cell>
          <table:table-cell office:value-type="percentage" office:value="0.71" table:style-name="ce28">
            <text:p>71%</text:p>
          </table:table-cell>
          <table:table-cell office:value-type="percentage" office:value="0.88" table:style-name="ce28">
            <text:p>88%</text:p>
          </table:table-cell>
          <table:table-cell office:value-type="percentage" office:value="1.05" table:style-name="ce28">
            <text:p>105%</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5" table:style-name="ce30">
            <text:p>45%</text:p>
          </table:table-cell>
          <table:table-cell office:value-type="percentage" office:value="0.67" table:style-name="ce30">
            <text:p>67%</text:p>
          </table:table-cell>
          <table:table-cell table:style-name="ce30"/>
          <table:table-cell table:number-columns-repeated="16373"/>
        </table:table-row>
        <table:table-row table:style-name="ro5">
          <table:table-cell office:value-type="date" office:date-value="2020-11-21T00:00:00" table:style-name="ce44">
            <text:p>11/21/2020</text:p>
          </table:table-cell>
          <table:table-cell office:value-type="percentage" office:value="0.63" table:style-name="ce37">
            <text:p>63%</text:p>
          </table:table-cell>
          <table:table-cell office:value-type="percentage" office:value="0.81" table:style-name="ce37">
            <text:p>81%</text:p>
          </table:table-cell>
          <table:table-cell office:value-type="percentage" office:value="1.1100000000000001" table:style-name="ce37">
            <text:p>111%</text:p>
          </table:table-cell>
          <table:table-cell office:value-type="percentage" office:value="0.68" table:style-name="ce40">
            <text:p>68%</text:p>
          </table:table-cell>
          <table:table-cell office:value-type="percentage" office:value="0.23" table:style-name="ce40">
            <text:p>23%</text:p>
          </table:table-cell>
          <table:table-cell office:value-type="percentage" office:value="0.18" table:style-name="ce37">
            <text:p>18%</text:p>
          </table:table-cell>
          <table:table-cell office:value-type="percentage" office:value="0.42" table:style-name="ce40">
            <text:p>42%</text:p>
          </table:table-cell>
          <table:table-cell office:value-type="percentage" office:value="0.33" table:style-name="ce40">
            <text:p>33%</text:p>
          </table:table-cell>
          <table:table-cell office:value-type="percentage" office:value="1.3" table:style-name="ce40">
            <text:p>130%</text:p>
          </table:table-cell>
          <table:table-cell table:style-name="ce40"/>
          <table:table-cell table:number-columns-repeated="16373"/>
        </table:table-row>
        <table:table-row table:style-name="ro5">
          <table:table-cell office:value-type="date" office:date-value="2020-11-22T00:00:00" table:style-name="ce44">
            <text:p>11/22/2020</text:p>
          </table:table-cell>
          <table:table-cell office:value-type="percentage" office:value="0.64" table:style-name="ce37">
            <text:p>64%</text:p>
          </table:table-cell>
          <table:table-cell office:value-type="percentage" office:value="0.81" table:style-name="ce37">
            <text:p>81%</text:p>
          </table:table-cell>
          <table:table-cell office:value-type="percentage" office:value="1.1399999999999999" table:style-name="ce37">
            <text:p>114%</text:p>
          </table:table-cell>
          <table:table-cell office:value-type="percentage" office:value="0.68" table:style-name="ce40">
            <text:p>68%</text:p>
          </table:table-cell>
          <table:table-cell office:value-type="percentage" office:value="0.23" table:style-name="ce40">
            <text:p>23%</text:p>
          </table:table-cell>
          <table:table-cell office:value-type="percentage" office:value="0.19" table:style-name="ce37">
            <text:p>19%</text:p>
          </table:table-cell>
          <table:table-cell office:value-type="percentage" office:value="0.41" table:style-name="ce40">
            <text:p>41%</text:p>
          </table:table-cell>
          <table:table-cell office:value-type="percentage" office:value="0.36" table:style-name="ce40">
            <text:p>36%</text:p>
          </table:table-cell>
          <table:table-cell office:value-type="percentage" office:value="1.74" table:style-name="ce40">
            <text:p>174%</text:p>
          </table:table-cell>
          <table:table-cell table:style-name="ce40"/>
          <table:table-cell table:number-columns-repeated="16373"/>
        </table:table-row>
        <table:table-row table:style-name="ro5">
          <table:table-cell office:value-type="date" office:date-value="2020-11-23T00:00:00" table:style-name="ce32">
            <text:p>11/23/2020</text:p>
          </table:table-cell>
          <table:table-cell office:value-type="percentage" office:value="0.72" table:style-name="ce28">
            <text:p>72%</text:p>
          </table:table-cell>
          <table:table-cell office:value-type="percentage" office:value="0.93" table:style-name="ce28">
            <text:p>93%</text:p>
          </table:table-cell>
          <table:table-cell office:value-type="percentage" office:value="1.07" table:style-name="ce28">
            <text:p>107%</text:p>
          </table:table-cell>
          <table:table-cell office:value-type="percentage" office:value="0.78" table:style-name="ce30">
            <text:p>78%</text:p>
          </table:table-cell>
          <table:table-cell office:value-type="percentage" office:value="0.23" table:style-name="ce30">
            <text:p>23%</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8" table:style-name="ce30">
            <text:p>48%</text:p>
          </table:table-cell>
          <table:table-cell office:value-type="percentage" office:value="0.78" table:style-name="ce30">
            <text:p>78%</text:p>
          </table:table-cell>
          <table:table-cell table:style-name="ce30"/>
          <table:table-cell table:number-columns-repeated="16373"/>
        </table:table-row>
        <table:table-row table:style-name="ro5">
          <table:table-cell office:value-type="date" office:date-value="2020-11-24T00:00:00" table:style-name="ce32">
            <text:p>11/24/2020</text:p>
          </table:table-cell>
          <table:table-cell office:value-type="percentage" office:value="0.71" table:style-name="ce28">
            <text:p>71%</text:p>
          </table:table-cell>
          <table:table-cell office:value-type="percentage" office:value="0.91" table:style-name="ce28">
            <text:p>91%</text:p>
          </table:table-cell>
          <table:table-cell office:value-type="percentage" office:value="1.06" table:style-name="ce28">
            <text:p>106%</text:p>
          </table:table-cell>
          <table:table-cell office:value-type="percentage" office:value="0.77" table:style-name="ce30">
            <text:p>77%</text:p>
          </table:table-cell>
          <table:table-cell office:value-type="percentage" office:value="0.23" table:style-name="ce30">
            <text:p>23%</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9" table:style-name="ce30">
            <text:p>49%</text:p>
          </table:table-cell>
          <table:table-cell office:value-type="percentage" office:value="0.73" table:style-name="ce30">
            <text:p>73%</text:p>
          </table:table-cell>
          <table:table-cell table:style-name="ce30"/>
          <table:table-cell table:number-columns-repeated="16373"/>
        </table:table-row>
        <table:table-row table:style-name="ro5">
          <table:table-cell office:value-type="date" office:date-value="2020-11-25T00:00:00" table:style-name="ce32">
            <text:p>11/25/2020</text:p>
          </table:table-cell>
          <table:table-cell office:value-type="percentage" office:value="0.7" table:style-name="ce28">
            <text:p>70%</text:p>
          </table:table-cell>
          <table:table-cell office:value-type="percentage" office:value="0.89" table:style-name="ce28">
            <text:p>89%</text:p>
          </table:table-cell>
          <table:table-cell office:value-type="percentage" office:value="1.06" table:style-name="ce28">
            <text:p>106%</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6" table:style-name="ce30">
            <text:p>46%</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0-11-26T00:00:00" table:style-name="ce32">
            <text:p>11/26/2020</text:p>
          </table:table-cell>
          <table:table-cell office:value-type="percentage" office:value="0.71" table:style-name="ce28">
            <text:p>71%</text:p>
          </table:table-cell>
          <table:table-cell office:value-type="percentage" office:value="0.88" table:style-name="ce28">
            <text:p>88%</text:p>
          </table:table-cell>
          <table:table-cell office:value-type="percentage" office:value="1.06" table:style-name="ce28">
            <text:p>106%</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7" table:style-name="ce30">
            <text:p>47%</text:p>
          </table:table-cell>
          <table:table-cell office:value-type="percentage" office:value="1.07" table:style-name="ce30">
            <text:p>107%</text:p>
          </table:table-cell>
          <table:table-cell table:style-name="ce30"/>
          <table:table-cell table:number-columns-repeated="16373"/>
        </table:table-row>
        <table:table-row table:style-name="ro5">
          <table:table-cell office:value-type="date" office:date-value="2020-11-27T00:00:00" table:style-name="ce32">
            <text:p>11/27/2020</text:p>
          </table:table-cell>
          <table:table-cell office:value-type="percentage" office:value="0.72" table:style-name="ce28">
            <text:p>72%</text:p>
          </table:table-cell>
          <table:table-cell office:value-type="percentage" office:value="0.88" table:style-name="ce28">
            <text:p>88%</text:p>
          </table:table-cell>
          <table:table-cell office:value-type="percentage" office:value="1.06" table:style-name="ce28">
            <text:p>106%</text:p>
          </table:table-cell>
          <table:table-cell office:value-type="percentage" office:value="0.77" table:style-name="ce30">
            <text:p>77%</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7" table:style-name="ce30">
            <text:p>47%</text:p>
          </table:table-cell>
          <table:table-cell office:value-type="percentage" office:value="0.45" table:style-name="ce30">
            <text:p>45%</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0-11-28T00:00:00" table:style-name="ce44">
            <text:p>11/28/2020</text:p>
          </table:table-cell>
          <table:table-cell office:value-type="percentage" office:value="0.65" table:style-name="ce37">
            <text:p>65%</text:p>
          </table:table-cell>
          <table:table-cell office:value-type="percentage" office:value="0.83" table:style-name="ce37">
            <text:p>83%</text:p>
          </table:table-cell>
          <table:table-cell office:value-type="percentage" office:value="1.17" table:style-name="ce37">
            <text:p>117%</text:p>
          </table:table-cell>
          <table:table-cell office:value-type="percentage" office:value="0.69" table:style-name="ce40">
            <text:p>69%</text:p>
          </table:table-cell>
          <table:table-cell office:value-type="percentage" office:value="0.23" table:style-name="ce40">
            <text:p>23%</text:p>
          </table:table-cell>
          <table:table-cell office:value-type="percentage" office:value="0.19" table:style-name="ce37">
            <text:p>19%</text:p>
          </table:table-cell>
          <table:table-cell office:value-type="percentage" office:value="0.42" table:style-name="ce40">
            <text:p>42%</text:p>
          </table:table-cell>
          <table:table-cell office:value-type="percentage" office:value="0.35" table:style-name="ce40">
            <text:p>35%</text:p>
          </table:table-cell>
          <table:table-cell office:value-type="percentage" office:value="1.1200000000000001" table:style-name="ce40">
            <text:p>112%</text:p>
          </table:table-cell>
          <table:table-cell table:style-name="ce40"/>
          <table:table-cell table:number-columns-repeated="16373"/>
        </table:table-row>
        <table:table-row table:style-name="ro5">
          <table:table-cell office:value-type="date" office:date-value="2020-11-29T00:00:00" table:style-name="ce44">
            <text:p>11/29/2020</text:p>
          </table:table-cell>
          <table:table-cell office:value-type="percentage" office:value="0.64" table:style-name="ce37">
            <text:p>64%</text:p>
          </table:table-cell>
          <table:table-cell office:value-type="percentage" office:value="0.81" table:style-name="ce37">
            <text:p>81%</text:p>
          </table:table-cell>
          <table:table-cell office:value-type="percentage" office:value="1.2" table:style-name="ce37">
            <text:p>120%</text:p>
          </table:table-cell>
          <table:table-cell office:value-type="percentage" office:value="0.68" table:style-name="ce40">
            <text:p>68%</text:p>
          </table:table-cell>
          <table:table-cell office:value-type="percentage" office:value="0.23" table:style-name="ce40">
            <text:p>23%</text:p>
          </table:table-cell>
          <table:table-cell office:value-type="percentage" office:value="0.19" table:style-name="ce37">
            <text:p>19%</text:p>
          </table:table-cell>
          <table:table-cell office:value-type="percentage" office:value="0.39" table:style-name="ce40">
            <text:p>39%</text:p>
          </table:table-cell>
          <table:table-cell office:value-type="percentage" office:value="0.37" table:style-name="ce40">
            <text:p>37%</text:p>
          </table:table-cell>
          <table:table-cell office:value-type="percentage" office:value="1.34" table:style-name="ce40">
            <text:p>134%</text:p>
          </table:table-cell>
          <table:table-cell table:style-name="ce40"/>
          <table:table-cell table:number-columns-repeated="16373"/>
        </table:table-row>
        <table:table-row table:style-name="ro5">
          <table:table-cell office:value-type="date" office:date-value="2020-11-30T00:00:00" table:style-name="ce32">
            <text:p>11/30/2020</text:p>
          </table:table-cell>
          <table:table-cell office:value-type="percentage" office:value="0.73" table:style-name="ce28">
            <text:p>73%</text:p>
          </table:table-cell>
          <table:table-cell office:value-type="percentage" office:value="0.95" table:style-name="ce28">
            <text:p>95%</text:p>
          </table:table-cell>
          <table:table-cell office:value-type="percentage" office:value="1.0900000000000001" table:style-name="ce28">
            <text:p>109%</text:p>
          </table:table-cell>
          <table:table-cell office:value-type="percentage" office:value="0.8" table:style-name="ce30">
            <text:p>80%</text:p>
          </table:table-cell>
          <table:table-cell office:value-type="percentage" office:value="0.23" table:style-name="ce30">
            <text:p>23%</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49" table:style-name="ce30">
            <text:p>49%</text:p>
          </table:table-cell>
          <table:table-cell office:value-type="percentage" office:value="0.66" table:style-name="ce30">
            <text:p>66%</text:p>
          </table:table-cell>
          <table:table-cell table:style-name="ce30"/>
          <table:table-cell table:number-columns-repeated="16373"/>
        </table:table-row>
        <table:table-row table:style-name="ro5">
          <table:table-cell office:value-type="date" office:date-value="2020-12-01T00:00:00" table:style-name="ce32">
            <text:p>12/1/2020</text:p>
          </table:table-cell>
          <table:table-cell office:value-type="percentage" office:value="0.73" table:style-name="ce28">
            <text:p>73%</text:p>
          </table:table-cell>
          <table:table-cell office:value-type="percentage" office:value="0.93" table:style-name="ce28">
            <text:p>93%</text:p>
          </table:table-cell>
          <table:table-cell office:value-type="percentage" office:value="1.07" table:style-name="ce28">
            <text:p>107%</text:p>
          </table:table-cell>
          <table:table-cell office:value-type="percentage" office:value="0.79" table:style-name="ce30">
            <text:p>79%</text:p>
          </table:table-cell>
          <table:table-cell office:value-type="percentage" office:value="0.24" table:style-name="ce30">
            <text:p>24%</text:p>
          </table:table-cell>
          <table:table-cell office:value-type="percentage" office:value="0.25" table:style-name="ce28">
            <text:p>25%</text:p>
          </table:table-cell>
          <table:table-cell office:value-type="percentage" office:value="0.51" table:style-name="ce30">
            <text:p>51%</text:p>
          </table:table-cell>
          <table:table-cell office:value-type="percentage" office:value="0.52" table:style-name="ce30">
            <text:p>52%</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2-02T00:00:00" table:style-name="ce32">
            <text:p>12/2/2020</text:p>
          </table:table-cell>
          <table:table-cell office:value-type="percentage" office:value="0.77" table:style-name="ce28">
            <text:p>77%</text:p>
          </table:table-cell>
          <table:table-cell office:value-type="percentage" office:value="0.96" table:style-name="ce28">
            <text:p>96%</text:p>
          </table:table-cell>
          <table:table-cell office:value-type="percentage" office:value="1.06" table:style-name="ce28">
            <text:p>106%</text:p>
          </table:table-cell>
          <table:table-cell office:value-type="percentage" office:value="0.83" table:style-name="ce30">
            <text:p>83%</text:p>
          </table:table-cell>
          <table:table-cell office:value-type="percentage" office:value="0.25" table:style-name="ce30">
            <text:p>25%</text:p>
          </table:table-cell>
          <table:table-cell office:value-type="percentage" office:value="0.3" table:style-name="ce28">
            <text:p>30%</text:p>
          </table:table-cell>
          <table:table-cell office:value-type="percentage" office:value="0.56000000000000005" table:style-name="ce30">
            <text:p>56%</text:p>
          </table:table-cell>
          <table:table-cell office:value-type="percentage" office:value="0.55000000000000004" table:style-name="ce30">
            <text:p>55%</text:p>
          </table:table-cell>
          <table:table-cell office:value-type="percentage" office:value="0.94" table:style-name="ce30">
            <text:p>94%</text:p>
          </table:table-cell>
          <table:table-cell table:style-name="ce30"/>
          <table:table-cell table:number-columns-repeated="16373"/>
        </table:table-row>
        <table:table-row table:style-name="ro5">
          <table:table-cell office:value-type="date" office:date-value="2020-12-03T00:00:00" table:style-name="ce32">
            <text:p>12/3/2020</text:p>
          </table:table-cell>
          <table:table-cell office:value-type="percentage" office:value="0.78" table:style-name="ce28">
            <text:p>78%</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0.82" table:style-name="ce30">
            <text:p>82%</text:p>
          </table:table-cell>
          <table:table-cell office:value-type="percentage" office:value="0.26" table:style-name="ce30">
            <text:p>26%</text:p>
          </table:table-cell>
          <table:table-cell office:value-type="percentage" office:value="0.31" table:style-name="ce28">
            <text:p>31%</text:p>
          </table:table-cell>
          <table:table-cell office:value-type="percentage" office:value="0.54" table:style-name="ce30">
            <text:p>54%</text:p>
          </table:table-cell>
          <table:table-cell office:value-type="percentage" office:value="0.54" table:style-name="ce30">
            <text:p>54%</text:p>
          </table:table-cell>
          <table:table-cell office:value-type="percentage" office:value="0.63" table:style-name="ce30">
            <text:p>63%</text:p>
          </table:table-cell>
          <table:table-cell table:style-name="ce30"/>
          <table:table-cell table:number-columns-repeated="16373"/>
        </table:table-row>
        <table:table-row table:style-name="ro5">
          <table:table-cell office:value-type="date" office:date-value="2020-12-04T00:00:00" table:style-name="ce32">
            <text:p>12/4/2020</text:p>
          </table:table-cell>
          <table:table-cell office:value-type="percentage" office:value="0.79" table:style-name="ce28">
            <text:p>79%</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0.84" table:style-name="ce30">
            <text:p>84%</text:p>
          </table:table-cell>
          <table:table-cell office:value-type="percentage" office:value="0.27" table:style-name="ce30">
            <text:p>27%</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3" table:style-name="ce30">
            <text:p>53%</text:p>
          </table:table-cell>
          <table:table-cell office:value-type="percentage" office:value="0.73" table:style-name="ce30">
            <text:p>73%</text:p>
          </table:table-cell>
          <table:table-cell table:style-name="ce30"/>
          <table:table-cell table:number-columns-repeated="16373"/>
        </table:table-row>
        <table:table-row table:style-name="ro5">
          <table:table-cell office:value-type="date" office:date-value="2020-12-05T00:00:00" table:style-name="ce44">
            <text:p>12/5/2020</text:p>
          </table:table-cell>
          <table:table-cell office:value-type="percentage" office:value="0.81" table:style-name="ce37">
            <text:p>81%</text:p>
          </table:table-cell>
          <table:table-cell office:value-type="percentage" office:value="1.01" table:style-name="ce37">
            <text:p>101%</text:p>
          </table:table-cell>
          <table:table-cell office:value-type="percentage" office:value="1.2" table:style-name="ce37">
            <text:p>120%</text:p>
          </table:table-cell>
          <table:table-cell office:value-type="percentage" office:value="0.85" table:style-name="ce40">
            <text:p>85%</text:p>
          </table:table-cell>
          <table:table-cell office:value-type="percentage" office:value="0.28999999999999998" table:style-name="ce40">
            <text:p>29%</text:p>
          </table:table-cell>
          <table:table-cell office:value-type="percentage" office:value="0.4" table:style-name="ce37">
            <text:p>40%</text:p>
          </table:table-cell>
          <table:table-cell office:value-type="percentage" office:value="0.57999999999999996" table:style-name="ce40">
            <text:p>58%</text:p>
          </table:table-cell>
          <table:table-cell office:value-type="percentage" office:value="0.5" table:style-name="ce40">
            <text:p>50%</text:p>
          </table:table-cell>
          <table:table-cell office:value-type="percentage" office:value="1.08" table:style-name="ce40">
            <text:p>108%</text:p>
          </table:table-cell>
          <table:table-cell table:style-name="ce40"/>
          <table:table-cell table:number-columns-repeated="16373"/>
        </table:table-row>
        <table:table-row table:style-name="ro5">
          <table:table-cell office:value-type="date" office:date-value="2020-12-06T00:00:00" table:style-name="ce44">
            <text:p>12/6/2020</text:p>
          </table:table-cell>
          <table:table-cell office:value-type="percentage" office:value="0.78" table:style-name="ce37">
            <text:p>78%</text:p>
          </table:table-cell>
          <table:table-cell office:value-type="percentage" office:value="0.99" table:style-name="ce37">
            <text:p>99%</text:p>
          </table:table-cell>
          <table:table-cell office:value-type="percentage" office:value="1.25" table:style-name="ce37">
            <text:p>125%</text:p>
          </table:table-cell>
          <table:table-cell office:value-type="percentage" office:value="0.82" table:style-name="ce40">
            <text:p>82%</text:p>
          </table:table-cell>
          <table:table-cell office:value-type="percentage" office:value="0.3" table:style-name="ce40">
            <text:p>30%</text:p>
          </table:table-cell>
          <table:table-cell office:value-type="percentage" office:value="0.38" table:style-name="ce37">
            <text:p>38%</text:p>
          </table:table-cell>
          <table:table-cell office:value-type="percentage" office:value="0.55000000000000004" table:style-name="ce40">
            <text:p>55%</text:p>
          </table:table-cell>
          <table:table-cell office:value-type="percentage" office:value="0.51" table:style-name="ce40">
            <text:p>51%</text:p>
          </table:table-cell>
          <table:table-cell office:value-type="percentage" office:value="0.84" table:style-name="ce40">
            <text:p>84%</text:p>
          </table:table-cell>
          <table:table-cell table:style-name="ce40"/>
          <table:table-cell table:number-columns-repeated="16373"/>
        </table:table-row>
        <table:table-row table:style-name="ro5">
          <table:table-cell office:value-type="date" office:date-value="2020-12-07T00:00:00" table:style-name="ce32">
            <text:p>12/7/2020</text:p>
          </table:table-cell>
          <table:table-cell office:value-type="percentage" office:value="0.82" table:style-name="ce28">
            <text:p>82%</text:p>
          </table:table-cell>
          <table:table-cell office:value-type="percentage" office:value="1.02" table:style-name="ce28">
            <text:p>102%</text:p>
          </table:table-cell>
          <table:table-cell office:value-type="percentage" office:value="1.1000000000000001" table:style-name="ce28">
            <text:p>110%</text:p>
          </table:table-cell>
          <table:table-cell office:value-type="percentage" office:value="0.87" table:style-name="ce30">
            <text:p>87%</text:p>
          </table:table-cell>
          <table:table-cell office:value-type="percentage" office:value="0.31" table:style-name="ce30">
            <text:p>31%</text:p>
          </table:table-cell>
          <table:table-cell office:value-type="percentage" office:value="0.32" table:style-name="ce28">
            <text:p>32%</text:p>
          </table:table-cell>
          <table:table-cell office:value-type="percentage" office:value="0.56000000000000005" table:style-name="ce30">
            <text:p>56%</text:p>
          </table:table-cell>
          <table:table-cell office:value-type="percentage" office:value="0.56999999999999995" table:style-name="ce30">
            <text:p>57%</text:p>
          </table:table-cell>
          <table:table-cell office:value-type="percentage" office:value="0.72" table:style-name="ce30">
            <text:p>72%</text:p>
          </table:table-cell>
          <table:table-cell table:style-name="ce30"/>
          <table:table-cell table:number-columns-repeated="16373"/>
        </table:table-row>
        <table:table-row table:style-name="ro5">
          <table:table-cell office:value-type="date" office:date-value="2020-12-08T00:00:00" table:style-name="ce32">
            <text:p>12/8/2020</text:p>
          </table:table-cell>
          <table:table-cell office:value-type="percentage" office:value="0.8" table:style-name="ce28">
            <text:p>80%</text:p>
          </table:table-cell>
          <table:table-cell office:value-type="percentage" office:value="0.99" table:style-name="ce28">
            <text:p>99%</text:p>
          </table:table-cell>
          <table:table-cell office:value-type="percentage" office:value="1.0900000000000001" table:style-name="ce28">
            <text:p>109%</text:p>
          </table:table-cell>
          <table:table-cell office:value-type="percentage" office:value="0.86" table:style-name="ce30">
            <text:p>86%</text:p>
          </table:table-cell>
          <table:table-cell office:value-type="percentage" office:value="0.32" table:style-name="ce30">
            <text:p>32%</text:p>
          </table:table-cell>
          <table:table-cell office:value-type="percentage" office:value="0.33" table:style-name="ce28">
            <text:p>33%</text:p>
          </table:table-cell>
          <table:table-cell office:value-type="percentage" office:value="0.57999999999999996" table:style-name="ce30">
            <text:p>58%</text:p>
          </table:table-cell>
          <table:table-cell office:value-type="percentage" office:value="0.56999999999999995" table:style-name="ce30">
            <text:p>57%</text:p>
          </table:table-cell>
          <table:table-cell office:value-type="percentage" office:value="0.68" table:style-name="ce30">
            <text:p>68%</text:p>
          </table:table-cell>
          <table:table-cell table:style-name="ce30"/>
          <table:table-cell table:number-columns-repeated="16373"/>
        </table:table-row>
        <table:table-row table:style-name="ro5">
          <table:table-cell office:value-type="date" office:date-value="2020-12-09T00:00:00" table:style-name="ce32">
            <text:p>12/9/2020</text:p>
          </table:table-cell>
          <table:table-cell office:value-type="percentage" office:value="0.8" table:style-name="ce28">
            <text:p>80%</text:p>
          </table:table-cell>
          <table:table-cell office:value-type="percentage" office:value="0.99" table:style-name="ce28">
            <text:p>99%</text:p>
          </table:table-cell>
          <table:table-cell office:value-type="percentage" office:value="1.0900000000000001" table:style-name="ce28">
            <text:p>109%</text:p>
          </table:table-cell>
          <table:table-cell office:value-type="percentage" office:value="0.86" table:style-name="ce30">
            <text:p>86%</text:p>
          </table:table-cell>
          <table:table-cell office:value-type="percentage" office:value="0.32" table:style-name="ce30">
            <text:p>32%</text:p>
          </table:table-cell>
          <table:table-cell office:value-type="percentage" office:value="0.34" table:style-name="ce28">
            <text:p>34%</text:p>
          </table:table-cell>
          <table:table-cell office:value-type="percentage" office:value="0.56000000000000005" table:style-name="ce30">
            <text:p>56%</text:p>
          </table:table-cell>
          <table:table-cell office:value-type="percentage" office:value="0.55000000000000004" table:style-name="ce30">
            <text:p>55%</text:p>
          </table:table-cell>
          <table:table-cell office:value-type="percentage" office:value="0.86" table:style-name="ce30">
            <text:p>86%</text:p>
          </table:table-cell>
          <table:table-cell table:style-name="ce30"/>
          <table:table-cell table:number-columns-repeated="16373"/>
        </table:table-row>
        <table:table-row table:style-name="ro5">
          <table:table-cell office:value-type="date" office:date-value="2020-12-10T00:00:00" table:style-name="ce32">
            <text:p>12/10/2020</text:p>
          </table:table-cell>
          <table:table-cell office:value-type="percentage" office:value="0.8" table:style-name="ce28">
            <text:p>80%</text:p>
          </table:table-cell>
          <table:table-cell office:value-type="percentage" office:value="0.97" table:style-name="ce28">
            <text:p>97%</text:p>
          </table:table-cell>
          <table:table-cell office:value-type="percentage" office:value="1.07" table:style-name="ce28">
            <text:p>107%</text:p>
          </table:table-cell>
          <table:table-cell office:value-type="percentage" office:value="0.85" table:style-name="ce30">
            <text:p>85%</text:p>
          </table:table-cell>
          <table:table-cell office:value-type="percentage" office:value="0.33" table:style-name="ce30">
            <text:p>33%</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56000000000000005" table:style-name="ce30">
            <text:p>56%</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0-12-11T00:00:00" table:style-name="ce32">
            <text:p>12/11/2020</text:p>
          </table:table-cell>
          <table:table-cell office:value-type="percentage" office:value="0.82" table:style-name="ce28">
            <text:p>82%</text:p>
          </table:table-cell>
          <table:table-cell office:value-type="percentage" office:value="0.98" table:style-name="ce28">
            <text:p>98%</text:p>
          </table:table-cell>
          <table:table-cell office:value-type="percentage" office:value="1.08" table:style-name="ce28">
            <text:p>108%</text:p>
          </table:table-cell>
          <table:table-cell office:value-type="percentage" office:value="0.87" table:style-name="ce30">
            <text:p>87%</text:p>
          </table:table-cell>
          <table:table-cell office:value-type="percentage" office:value="0.33" table:style-name="ce30">
            <text:p>33%</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55000000000000004" table:style-name="ce30">
            <text:p>55%</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2-12T00:00:00" table:style-name="ce44">
            <text:p>12/12/2020</text:p>
          </table:table-cell>
          <table:table-cell office:value-type="percentage" office:value="0.84" table:style-name="ce37">
            <text:p>84%</text:p>
          </table:table-cell>
          <table:table-cell office:value-type="percentage" office:value="1.03" table:style-name="ce37">
            <text:p>103%</text:p>
          </table:table-cell>
          <table:table-cell office:value-type="percentage" office:value="1.21" table:style-name="ce37">
            <text:p>121%</text:p>
          </table:table-cell>
          <table:table-cell office:value-type="percentage" office:value="0.88" table:style-name="ce40">
            <text:p>88%</text:p>
          </table:table-cell>
          <table:table-cell office:value-type="percentage" office:value="0.33" table:style-name="ce40">
            <text:p>33%</text:p>
          </table:table-cell>
          <table:table-cell office:value-type="percentage" office:value="0.43" table:style-name="ce37">
            <text:p>43%</text:p>
          </table:table-cell>
          <table:table-cell office:value-type="percentage" office:value="0.59" table:style-name="ce40">
            <text:p>59%</text:p>
          </table:table-cell>
          <table:table-cell office:value-type="percentage" office:value="0.52" table:style-name="ce40">
            <text:p>52%</text:p>
          </table:table-cell>
          <table:table-cell office:value-type="percentage" office:value="1.1200000000000001" table:style-name="ce40">
            <text:p>112%</text:p>
          </table:table-cell>
          <table:table-cell table:style-name="ce40"/>
          <table:table-cell table:number-columns-repeated="16373"/>
        </table:table-row>
        <table:table-row table:style-name="ro5">
          <table:table-cell office:value-type="date" office:date-value="2020-12-13T00:00:00" table:style-name="ce44">
            <text:p>12/13/2020</text:p>
          </table:table-cell>
          <table:table-cell office:value-type="percentage" office:value="0.76" table:style-name="ce37">
            <text:p>76%</text:p>
          </table:table-cell>
          <table:table-cell office:value-type="percentage" office:value="0.96" table:style-name="ce37">
            <text:p>96%</text:p>
          </table:table-cell>
          <table:table-cell office:value-type="percentage" office:value="1.23" table:style-name="ce37">
            <text:p>123%</text:p>
          </table:table-cell>
          <table:table-cell office:value-type="percentage" office:value="0.8" table:style-name="ce40">
            <text:p>80%</text:p>
          </table:table-cell>
          <table:table-cell office:value-type="percentage" office:value="0.33" table:style-name="ce40">
            <text:p>33%</text:p>
          </table:table-cell>
          <table:table-cell office:value-type="percentage" office:value="0.37" table:style-name="ce37">
            <text:p>37%</text:p>
          </table:table-cell>
          <table:table-cell office:value-type="percentage" office:value="0.54" table:style-name="ce40">
            <text:p>54%</text:p>
          </table:table-cell>
          <table:table-cell office:value-type="percentage" office:value="0.49" table:style-name="ce40">
            <text:p>49%</text:p>
          </table:table-cell>
          <table:table-cell office:value-type="percentage" office:value="0.51" table:style-name="ce40">
            <text:p>51%</text:p>
          </table:table-cell>
          <table:table-cell table:style-name="ce40"/>
          <table:table-cell table:number-columns-repeated="16373"/>
        </table:table-row>
        <table:table-row table:style-name="ro5">
          <table:table-cell office:value-type="date" office:date-value="2020-12-14T00:00:00" table:style-name="ce32">
            <text:p>12/14/2020</text:p>
          </table:table-cell>
          <table:table-cell office:value-type="percentage" office:value="0.83" table:style-name="ce28">
            <text:p>83%</text:p>
          </table:table-cell>
          <table:table-cell office:value-type="percentage" office:value="1.02" table:style-name="ce28">
            <text:p>102%</text:p>
          </table:table-cell>
          <table:table-cell office:value-type="percentage" office:value="1.1100000000000001" table:style-name="ce28">
            <text:p>111%</text:p>
          </table:table-cell>
          <table:table-cell office:value-type="percentage" office:value="0.89" table:style-name="ce30">
            <text:p>89%</text:p>
          </table:table-cell>
          <table:table-cell office:value-type="percentage" office:value="0.33" table:style-name="ce30">
            <text:p>33%</text:p>
          </table:table-cell>
          <table:table-cell office:value-type="percentage" office:value="0.35" table:style-name="ce28">
            <text:p>35%</text:p>
          </table:table-cell>
          <table:table-cell office:value-type="percentage" office:value="0.56999999999999995" table:style-name="ce30">
            <text:p>57%</text:p>
          </table:table-cell>
          <table:table-cell office:value-type="percentage" office:value="0.56999999999999995" table:style-name="ce30">
            <text:p>57%</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2-15T00:00:00" table:style-name="ce32">
            <text:p>12/15/2020</text:p>
          </table:table-cell>
          <table:table-cell office:value-type="percentage" office:value="0.83" table:style-name="ce28">
            <text:p>83%</text:p>
          </table:table-cell>
          <table:table-cell office:value-type="percentage" office:value="1.01" table:style-name="ce28">
            <text:p>101%</text:p>
          </table:table-cell>
          <table:table-cell office:value-type="percentage" office:value="1.0900000000000001" table:style-name="ce28">
            <text:p>109%</text:p>
          </table:table-cell>
          <table:table-cell office:value-type="percentage" office:value="0.88" table:style-name="ce30">
            <text:p>88%</text:p>
          </table:table-cell>
          <table:table-cell office:value-type="percentage" office:value="0.33" table:style-name="ce30">
            <text:p>33%</text:p>
          </table:table-cell>
          <table:table-cell office:value-type="percentage" office:value="0.38" table:style-name="ce28">
            <text:p>38%</text:p>
          </table:table-cell>
          <table:table-cell office:value-type="percentage" office:value="0.6" table:style-name="ce30">
            <text:p>60%</text:p>
          </table:table-cell>
          <table:table-cell office:value-type="percentage" office:value="0.57999999999999996" table:style-name="ce30">
            <text:p>58%</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0-12-16T00:00:00" table:style-name="ce32">
            <text:p>12/16/2020</text:p>
          </table:table-cell>
          <table:table-cell office:value-type="percentage" office:value="0.8" table:style-name="ce28">
            <text:p>80%</text:p>
          </table:table-cell>
          <table:table-cell office:value-type="percentage" office:value="0.98" table:style-name="ce28">
            <text:p>98%</text:p>
          </table:table-cell>
          <table:table-cell office:value-type="percentage" office:value="1.0900000000000001" table:style-name="ce28">
            <text:p>109%</text:p>
          </table:table-cell>
          <table:table-cell office:value-type="percentage" office:value="0.85" table:style-name="ce30">
            <text:p>85%</text:p>
          </table:table-cell>
          <table:table-cell office:value-type="percentage" office:value="0.32" table:style-name="ce30">
            <text:p>32%</text:p>
          </table:table-cell>
          <table:table-cell office:value-type="percentage" office:value="0.28999999999999998" table:style-name="ce28">
            <text:p>29%</text:p>
          </table:table-cell>
          <table:table-cell office:value-type="percentage" office:value="0.52" table:style-name="ce30">
            <text:p>52%</text:p>
          </table:table-cell>
          <table:table-cell office:value-type="percentage" office:value="0.51" table:style-name="ce30">
            <text:p>51%</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0-12-17T00:00:00" table:style-name="ce32">
            <text:p>12/17/2020</text:p>
          </table:table-cell>
          <table:table-cell office:value-type="percentage" office:value="0.82" table:style-name="ce28">
            <text:p>82%</text:p>
          </table:table-cell>
          <table:table-cell office:value-type="percentage" office:value="0.98" table:style-name="ce28">
            <text:p>98%</text:p>
          </table:table-cell>
          <table:table-cell office:value-type="percentage" office:value="1.0900000000000001" table:style-name="ce28">
            <text:p>109%</text:p>
          </table:table-cell>
          <table:table-cell office:value-type="percentage" office:value="0.87" table:style-name="ce30">
            <text:p>87%</text:p>
          </table:table-cell>
          <table:table-cell office:value-type="percentage" office:value="0.32" table:style-name="ce30">
            <text:p>32%</text:p>
          </table:table-cell>
          <table:table-cell office:value-type="percentage" office:value="0.28999999999999998" table:style-name="ce28">
            <text:p>29%</text:p>
          </table:table-cell>
          <table:table-cell office:value-type="percentage" office:value="0.54" table:style-name="ce30">
            <text:p>54%</text:p>
          </table:table-cell>
          <table:table-cell office:value-type="percentage" office:value="0.56000000000000005" table:style-name="ce30">
            <text:p>56%</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0-12-18T00:00:00" table:style-name="ce32">
            <text:p>12/18/2020</text:p>
          </table:table-cell>
          <table:table-cell office:value-type="percentage" office:value="0.81" table:style-name="ce28">
            <text:p>81%</text:p>
          </table:table-cell>
          <table:table-cell office:value-type="percentage" office:value="0.94" table:style-name="ce28">
            <text:p>94%</text:p>
          </table:table-cell>
          <table:table-cell office:value-type="percentage" office:value="1.07" table:style-name="ce28">
            <text:p>107%</text:p>
          </table:table-cell>
          <table:table-cell office:value-type="percentage" office:value="0.85" table:style-name="ce30">
            <text:p>85%</text:p>
          </table:table-cell>
          <table:table-cell office:value-type="percentage" office:value="0.31" table:style-name="ce30">
            <text:p>31%</text:p>
          </table:table-cell>
          <table:table-cell office:value-type="percentage" office:value="0.28999999999999998" table:style-name="ce28">
            <text:p>29%</text:p>
          </table:table-cell>
          <table:table-cell office:value-type="percentage" office:value="0.52" table:style-name="ce30">
            <text:p>52%</text:p>
          </table:table-cell>
          <table:table-cell office:value-type="percentage" office:value="0.49" table:style-name="ce30">
            <text:p>49%</text:p>
          </table:table-cell>
          <table:table-cell office:value-type="percentage" office:value="0.59" table:style-name="ce30">
            <text:p>59%</text:p>
          </table:table-cell>
          <table:table-cell table:style-name="ce30"/>
          <table:table-cell table:number-columns-repeated="16373"/>
        </table:table-row>
        <table:table-row table:style-name="ro5">
          <table:table-cell office:value-type="date" office:date-value="2020-12-19T00:00:00" table:style-name="ce44">
            <text:p>12/19/2020</text:p>
          </table:table-cell>
          <table:table-cell office:value-type="percentage" office:value="0.87" table:style-name="ce37">
            <text:p>87%</text:p>
          </table:table-cell>
          <table:table-cell office:value-type="percentage" office:value="1.03" table:style-name="ce37">
            <text:p>103%</text:p>
          </table:table-cell>
          <table:table-cell office:value-type="percentage" office:value="1.28" table:style-name="ce37">
            <text:p>128%</text:p>
          </table:table-cell>
          <table:table-cell office:value-type="percentage" office:value="0.9" table:style-name="ce40">
            <text:p>90%</text:p>
          </table:table-cell>
          <table:table-cell office:value-type="percentage" office:value="0.3" table:style-name="ce40">
            <text:p>30%</text:p>
          </table:table-cell>
          <table:table-cell office:value-type="percentage" office:value="0.32" table:style-name="ce37">
            <text:p>32%</text:p>
          </table:table-cell>
          <table:table-cell office:value-type="percentage" office:value="0.54" table:style-name="ce40">
            <text:p>54%</text:p>
          </table:table-cell>
          <table:table-cell office:value-type="percentage" office:value="0.52" table:style-name="ce40">
            <text:p>52%</text:p>
          </table:table-cell>
          <table:table-cell office:value-type="percentage" office:value="0.97" table:style-name="ce40">
            <text:p>97%</text:p>
          </table:table-cell>
          <table:table-cell table:style-name="ce40"/>
          <table:table-cell table:number-columns-repeated="16373"/>
        </table:table-row>
        <table:table-row table:style-name="ro5">
          <table:table-cell office:value-type="date" office:date-value="2020-12-20T00:00:00" table:style-name="ce44">
            <text:p>12/20/2020</text:p>
          </table:table-cell>
          <table:table-cell office:value-type="percentage" office:value="0.8" table:style-name="ce37">
            <text:p>80%</text:p>
          </table:table-cell>
          <table:table-cell office:value-type="percentage" office:value="0.97" table:style-name="ce37">
            <text:p>97%</text:p>
          </table:table-cell>
          <table:table-cell office:value-type="percentage" office:value="1.36" table:style-name="ce37">
            <text:p>136%</text:p>
          </table:table-cell>
          <table:table-cell office:value-type="percentage" office:value="0.83" table:style-name="ce40">
            <text:p>83%</text:p>
          </table:table-cell>
          <table:table-cell office:value-type="percentage" office:value="0.28999999999999998" table:style-name="ce40">
            <text:p>29%</text:p>
          </table:table-cell>
          <table:table-cell office:value-type="percentage" office:value="0.19" table:style-name="ce37">
            <text:p>19%</text:p>
          </table:table-cell>
          <table:table-cell office:value-type="percentage" office:value="0.41" table:style-name="ce40">
            <text:p>41%</text:p>
          </table:table-cell>
          <table:table-cell office:value-type="percentage" office:value="0.53" table:style-name="ce40">
            <text:p>53%</text:p>
          </table:table-cell>
          <table:table-cell office:value-type="percentage" office:value="1.21" table:style-name="ce40">
            <text:p>121%</text:p>
          </table:table-cell>
          <table:table-cell table:style-name="ce40"/>
          <table:table-cell table:number-columns-repeated="16373"/>
        </table:table-row>
        <table:table-row table:style-name="ro5">
          <table:table-cell office:value-type="date" office:date-value="2020-12-21T00:00:00" table:style-name="ce32">
            <text:p>12/21/2020</text:p>
          </table:table-cell>
          <table:table-cell office:value-type="percentage" office:value="0.78" table:style-name="ce28">
            <text:p>78%</text:p>
          </table:table-cell>
          <table:table-cell office:value-type="percentage" office:value="0.91" table:style-name="ce28">
            <text:p>91%</text:p>
          </table:table-cell>
          <table:table-cell office:value-type="percentage" office:value="1" table:style-name="ce28">
            <text:p>100%</text:p>
          </table:table-cell>
          <table:table-cell office:value-type="percentage" office:value="0.81" table:style-name="ce30">
            <text:p>81%</text:p>
          </table:table-cell>
          <table:table-cell office:value-type="percentage" office:value="0.27" table:style-name="ce30">
            <text:p>27%</text:p>
          </table:table-cell>
          <table:table-cell office:value-type="percentage" office:value="0.22" table:style-name="ce28">
            <text:p>22%</text:p>
          </table:table-cell>
          <table:table-cell office:value-type="percentage" office:value="0.43" table:style-name="ce30">
            <text:p>43%</text:p>
          </table:table-cell>
          <table:table-cell office:value-type="percentage" office:value="0.42" table:style-name="ce30">
            <text:p>42%</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0-12-22T00:00:00" table:style-name="ce32">
            <text:p>12/22/2020</text:p>
          </table:table-cell>
          <table:table-cell office:value-type="percentage" office:value="0.78" table:style-name="ce28">
            <text:p>78%</text:p>
          </table:table-cell>
          <table:table-cell office:value-type="percentage" office:value="0.89" table:style-name="ce28">
            <text:p>89%</text:p>
          </table:table-cell>
          <table:table-cell office:value-type="percentage" office:value="0.94" table:style-name="ce28">
            <text:p>94%</text:p>
          </table:table-cell>
          <table:table-cell office:value-type="percentage" office:value="0.81" table:style-name="ce30">
            <text:p>81%</text:p>
          </table:table-cell>
          <table:table-cell office:value-type="percentage" office:value="0.27" table:style-name="ce30">
            <text:p>27%</text:p>
          </table:table-cell>
          <table:table-cell office:value-type="percentage" office:value="0.21" table:style-name="ce28">
            <text:p>21%</text:p>
          </table:table-cell>
          <table:table-cell office:value-type="percentage" office:value="0.44" table:style-name="ce30">
            <text:p>44%</text:p>
          </table:table-cell>
          <table:table-cell office:value-type="percentage" office:value="0.43" table:style-name="ce30">
            <text:p>43%</text:p>
          </table:table-cell>
          <table:table-cell office:value-type="percentage" office:value="0.65" table:style-name="ce30">
            <text:p>65%</text:p>
          </table:table-cell>
          <table:table-cell table:style-name="ce30"/>
          <table:table-cell table:number-columns-repeated="16373"/>
        </table:table-row>
        <table:table-row table:style-name="ro5">
          <table:table-cell office:value-type="date" office:date-value="2020-12-23T00:00:00" table:style-name="ce32">
            <text:p>12/23/2020</text:p>
          </table:table-cell>
          <table:table-cell office:value-type="percentage" office:value="0.78" table:style-name="ce28">
            <text:p>78%</text:p>
          </table:table-cell>
          <table:table-cell office:value-type="percentage" office:value="0.85" table:style-name="ce28">
            <text:p>85%</text:p>
          </table:table-cell>
          <table:table-cell office:value-type="percentage" office:value="0.8" table:style-name="ce28">
            <text:p>80%</text:p>
          </table:table-cell>
          <table:table-cell office:value-type="percentage" office:value="0.8" table:style-name="ce30">
            <text:p>80%</text:p>
          </table:table-cell>
          <table:table-cell office:value-type="percentage" office:value="0.23" table:style-name="ce30">
            <text:p>23%</text:p>
          </table:table-cell>
          <table:table-cell office:value-type="percentage" office:value="0.2" table:style-name="ce28">
            <text:p>20%</text:p>
          </table:table-cell>
          <table:table-cell office:value-type="percentage" office:value="0.44" table:style-name="ce30">
            <text:p>44%</text:p>
          </table:table-cell>
          <table:table-cell office:value-type="percentage" office:value="0.38" table:style-name="ce30">
            <text:p>38%</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0-12-24T00:00:00" table:style-name="ce32">
            <text:p>12/24/2020</text:p>
          </table:table-cell>
          <table:table-cell office:value-type="percentage" office:value="0.7" table:style-name="ce28">
            <text:p>70%</text:p>
          </table:table-cell>
          <table:table-cell office:value-type="percentage" office:value="0.63" table:style-name="ce28">
            <text:p>63%</text:p>
          </table:table-cell>
          <table:table-cell office:value-type="percentage" office:value="0.41" table:style-name="ce28">
            <text:p>41%</text:p>
          </table:table-cell>
          <table:table-cell office:value-type="percentage" office:value="0.67" table:style-name="ce30">
            <text:p>67%</text:p>
          </table:table-cell>
          <table:table-cell office:value-type="percentage" office:value="0.22" table:style-name="ce30">
            <text:p>22%</text:p>
          </table:table-cell>
          <table:table-cell office:value-type="percentage" office:value="0.22" table:style-name="ce28">
            <text:p>22%</text:p>
          </table:table-cell>
          <table:table-cell office:value-type="percentage" office:value="0.46" table:style-name="ce30">
            <text:p>46%</text:p>
          </table:table-cell>
          <table:table-cell office:value-type="percentage" office:value="0.28999999999999998" table:style-name="ce30">
            <text:p>29%</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0-12-25T00:00:00" table:style-name="ce44">
            <text:p>12/25/2020</text:p>
          </table:table-cell>
          <table:table-cell office:value-type="percentage" office:value="0.36" table:style-name="ce37">
            <text:p>36%</text:p>
          </table:table-cell>
          <table:table-cell office:value-type="percentage" office:value="0.24" table:style-name="ce37">
            <text:p>24%</text:p>
          </table:table-cell>
          <table:table-cell office:value-type="percentage" office:value="0.03" table:style-name="ce37">
            <text:p>3%</text:p>
          </table:table-cell>
          <table:table-cell office:value-type="percentage" office:value="0.32" table:style-name="ce40">
            <text:p>32%</text:p>
          </table:table-cell>
          <table:table-cell office:value-type="percentage" office:value="0.21" table:style-name="ce40">
            <text:p>21%</text:p>
          </table:table-cell>
          <table:table-cell office:value-type="string" table:style-name="ce37">
            <text:p>..</text:p>
          </table:table-cell>
          <table:table-cell office:value-type="string" table:style-name="ce40">
            <text:p>..</text:p>
          </table:table-cell>
          <table:table-cell office:value-type="string" table:style-name="ce40">
            <text:p>..</text:p>
          </table:table-cell>
          <table:table-cell office:value-type="percentage" office:value="0.27" table:style-name="ce40">
            <text:p>27%</text:p>
          </table:table-cell>
          <table:table-cell table:style-name="ce40"/>
          <table:table-cell table:number-columns-repeated="16373"/>
        </table:table-row>
        <table:table-row table:style-name="ro5">
          <table:table-cell office:value-type="date" office:date-value="2020-12-26T00:00:00" table:style-name="ce44">
            <text:p>12/26/2020</text:p>
          </table:table-cell>
          <table:table-cell office:value-type="percentage" office:value="0.43" table:style-name="ce37">
            <text:p>43%</text:p>
          </table:table-cell>
          <table:table-cell office:value-type="percentage" office:value="0.41" table:style-name="ce37">
            <text:p>41%</text:p>
          </table:table-cell>
          <table:table-cell office:value-type="percentage" office:value="0.28000000000000003" table:style-name="ce37">
            <text:p>28%</text:p>
          </table:table-cell>
          <table:table-cell office:value-type="percentage" office:value="0.42" table:style-name="ce40">
            <text:p>42%</text:p>
          </table:table-cell>
          <table:table-cell office:value-type="percentage" office:value="0.2" table:style-name="ce40">
            <text:p>20%</text:p>
          </table:table-cell>
          <table:table-cell office:value-type="percentage" office:value="0.09" table:style-name="ce37">
            <text:p>9%</text:p>
          </table:table-cell>
          <table:table-cell office:value-type="percentage" office:value="0.26" table:style-name="ce40">
            <text:p>26%</text:p>
          </table:table-cell>
          <table:table-cell office:value-type="string" table:style-name="ce40">
            <text:p>..</text:p>
          </table:table-cell>
          <table:table-cell office:value-type="percentage" office:value="0.72" table:style-name="ce40">
            <text:p>72%</text:p>
          </table:table-cell>
          <table:table-cell table:style-name="ce40"/>
          <table:table-cell table:number-columns-repeated="16373"/>
        </table:table-row>
        <table:table-row table:style-name="ro5">
          <table:table-cell office:value-type="date" office:date-value="2020-12-27T00:00:00" table:style-name="ce44">
            <text:p>12/27/2020</text:p>
          </table:table-cell>
          <table:table-cell office:value-type="percentage" office:value="0.57999999999999996" table:style-name="ce37">
            <text:p>58%</text:p>
          </table:table-cell>
          <table:table-cell office:value-type="percentage" office:value="0.68" table:style-name="ce37">
            <text:p>68%</text:p>
          </table:table-cell>
          <table:table-cell office:value-type="percentage" office:value="0.85" table:style-name="ce37">
            <text:p>85%</text:p>
          </table:table-cell>
          <table:table-cell office:value-type="percentage" office:value="0.6" table:style-name="ce40">
            <text:p>60%</text:p>
          </table:table-cell>
          <table:table-cell office:value-type="percentage" office:value="0.2" table:style-name="ce40">
            <text:p>20%</text:p>
          </table:table-cell>
          <table:table-cell office:value-type="percentage" office:value="0.14000000000000001" table:style-name="ce37">
            <text:p>14%</text:p>
          </table:table-cell>
          <table:table-cell office:value-type="percentage" office:value="0.35" table:style-name="ce40">
            <text:p>35%</text:p>
          </table:table-cell>
          <table:table-cell office:value-type="percentage" office:value="0.37" table:style-name="ce40">
            <text:p>37%</text:p>
          </table:table-cell>
          <table:table-cell office:value-type="percentage" office:value="0.93" table:style-name="ce40">
            <text:p>93%</text:p>
          </table:table-cell>
          <table:table-cell table:style-name="ce40"/>
          <table:table-cell table:number-columns-repeated="16373"/>
        </table:table-row>
        <table:table-row table:style-name="ro5">
          <table:table-cell office:value-type="date" office:date-value="2020-12-28T00:00:00" table:style-name="ce44">
            <text:p>12/28/2020</text:p>
          </table:table-cell>
          <table:table-cell office:value-type="percentage" office:value="0.48" table:style-name="ce37">
            <text:p>48%</text:p>
          </table:table-cell>
          <table:table-cell office:value-type="percentage" office:value="0.44" table:style-name="ce37">
            <text:p>44%</text:p>
          </table:table-cell>
          <table:table-cell office:value-type="percentage" office:value="0.31" table:style-name="ce37">
            <text:p>31%</text:p>
          </table:table-cell>
          <table:table-cell office:value-type="percentage" office:value="0.46" table:style-name="ce40">
            <text:p>46%</text:p>
          </table:table-cell>
          <table:table-cell office:value-type="percentage" office:value="0.17" table:style-name="ce40">
            <text:p>17%</text:p>
          </table:table-cell>
          <table:table-cell office:value-type="percentage" office:value="0.25" table:style-name="ce37">
            <text:p>25%</text:p>
          </table:table-cell>
          <table:table-cell office:value-type="percentage" office:value="0.5" table:style-name="ce40">
            <text:p>50%</text:p>
          </table:table-cell>
          <table:table-cell office:value-type="string" table:style-name="ce40">
            <text:p>..</text:p>
          </table:table-cell>
          <table:table-cell office:value-type="percentage" office:value="0.55000000000000004" table:style-name="ce40">
            <text:p>55%</text:p>
          </table:table-cell>
          <table:table-cell table:style-name="ce40"/>
          <table:table-cell table:number-columns-repeated="16373"/>
        </table:table-row>
        <table:table-row table:style-name="ro5">
          <table:table-cell office:value-type="date" office:date-value="2020-12-29T00:00:00" table:style-name="ce32">
            <text:p>12/29/2020</text:p>
          </table:table-cell>
          <table:table-cell office:value-type="percentage" office:value="0.53" table:style-name="ce28">
            <text:p>53%</text:p>
          </table:table-cell>
          <table:table-cell office:value-type="percentage" office:value="0.55000000000000004" table:style-name="ce28">
            <text:p>55%</text:p>
          </table:table-cell>
          <table:table-cell office:value-type="percentage" office:value="0.52" table:style-name="ce28">
            <text:p>52%</text:p>
          </table:table-cell>
          <table:table-cell office:value-type="percentage" office:value="0.53" table:style-name="ce30">
            <text:p>53%</text:p>
          </table:table-cell>
          <table:table-cell office:value-type="percentage" office:value="0.16" table:style-name="ce30">
            <text:p>16%</text:p>
          </table:table-cell>
          <table:table-cell office:value-type="percentage" office:value="0.17" table:style-name="ce28">
            <text:p>17%</text:p>
          </table:table-cell>
          <table:table-cell office:value-type="percentage" office:value="0.4" table:style-name="ce30">
            <text:p>40%</text:p>
          </table:table-cell>
          <table:table-cell office:value-type="percentage" office:value="0.28000000000000003" table:style-name="ce30">
            <text:p>28%</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0-12-30T00:00:00" table:style-name="ce32">
            <text:p>12/30/2020</text:p>
          </table:table-cell>
          <table:table-cell office:value-type="percentage" office:value="0.57999999999999996" table:style-name="ce28">
            <text:p>58%</text:p>
          </table:table-cell>
          <table:table-cell office:value-type="percentage" office:value="0.59" table:style-name="ce28">
            <text:p>59%</text:p>
          </table:table-cell>
          <table:table-cell office:value-type="percentage" office:value="0.55000000000000004" table:style-name="ce28">
            <text:p>55%</text:p>
          </table:table-cell>
          <table:table-cell office:value-type="percentage" office:value="0.57999999999999996" table:style-name="ce30">
            <text:p>58%</text:p>
          </table:table-cell>
          <table:table-cell office:value-type="percentage" office:value="0.14000000000000001" table:style-name="ce30">
            <text:p>14%</text:p>
          </table:table-cell>
          <table:table-cell office:value-type="percentage" office:value="0.18" table:style-name="ce28">
            <text:p>18%</text:p>
          </table:table-cell>
          <table:table-cell office:value-type="percentage" office:value="0.42" table:style-name="ce30">
            <text:p>42%</text:p>
          </table:table-cell>
          <table:table-cell office:value-type="percentage" office:value="0.28000000000000003" table:style-name="ce30">
            <text:p>28%</text:p>
          </table:table-cell>
          <table:table-cell office:value-type="percentage" office:value="0.68" table:style-name="ce30">
            <text:p>68%</text:p>
          </table:table-cell>
          <table:table-cell table:style-name="ce30"/>
          <table:table-cell table:number-columns-repeated="16373"/>
        </table:table-row>
        <table:table-row table:style-name="ro5">
          <table:table-cell office:value-type="date" office:date-value="2020-12-31T00:00:00" table:style-name="ce32">
            <text:p>12/31/2020</text:p>
          </table:table-cell>
          <table:table-cell office:value-type="percentage" office:value="0.5" table:style-name="ce28">
            <text:p>50%</text:p>
          </table:table-cell>
          <table:table-cell office:value-type="percentage" office:value="0.48" table:style-name="ce28">
            <text:p>48%</text:p>
          </table:table-cell>
          <table:table-cell office:value-type="percentage" office:value="0.37" table:style-name="ce28">
            <text:p>37%</text:p>
          </table:table-cell>
          <table:table-cell office:value-type="percentage" office:value="0.48" table:style-name="ce30">
            <text:p>48%</text:p>
          </table:table-cell>
          <table:table-cell office:value-type="percentage" office:value="0.12" table:style-name="ce30">
            <text:p>12%</text:p>
          </table:table-cell>
          <table:table-cell office:value-type="percentage" office:value="0.17" table:style-name="ce28">
            <text:p>17%</text:p>
          </table:table-cell>
          <table:table-cell office:value-type="percentage" office:value="0.42" table:style-name="ce30">
            <text:p>42%</text:p>
          </table:table-cell>
          <table:table-cell office:value-type="percentage" office:value="0.22" table:style-name="ce30">
            <text:p>22%</text:p>
          </table:table-cell>
          <table:table-cell office:value-type="percentage" office:value="0.53" table:style-name="ce30">
            <text:p>53%</text:p>
          </table:table-cell>
          <table:table-cell table:style-name="ce30"/>
          <table:table-cell table:number-columns-repeated="16373"/>
        </table:table-row>
        <table:table-row table:style-name="ro5">
          <table:table-cell office:value-type="date" office:date-value="2021-01-01T00:00:00" table:style-name="ce44">
            <text:p>1/1/2021</text:p>
          </table:table-cell>
          <table:table-cell office:value-type="percentage" office:value="0.28999999999999998" table:style-name="ce37">
            <text:p>29%</text:p>
          </table:table-cell>
          <table:table-cell office:value-type="percentage" office:value="0.23" table:style-name="ce37">
            <text:p>23%</text:p>
          </table:table-cell>
          <table:table-cell office:value-type="percentage" office:value="0.1" table:style-name="ce37">
            <text:p>10%</text:p>
          </table:table-cell>
          <table:table-cell office:value-type="percentage" office:value="0.27" table:style-name="ce40">
            <text:p>27%</text:p>
          </table:table-cell>
          <table:table-cell office:value-type="percentage" office:value="0.12" table:style-name="ce40">
            <text:p>12%</text:p>
          </table:table-cell>
          <table:table-cell office:value-type="percentage" office:value="0.12" table:style-name="ce37">
            <text:p>12%</text:p>
          </table:table-cell>
          <table:table-cell office:value-type="percentage" office:value="0.37" table:style-name="ce40">
            <text:p>37%</text:p>
          </table:table-cell>
          <table:table-cell office:value-type="string" table:style-name="ce40">
            <text:p>..</text:p>
          </table:table-cell>
          <table:table-cell office:value-type="percentage" office:value="0.38" table:style-name="ce40">
            <text:p>38%</text:p>
          </table:table-cell>
          <table:table-cell table:style-name="ce40"/>
          <table:table-cell table:number-columns-repeated="16373"/>
        </table:table-row>
        <table:table-row table:style-name="ro5">
          <table:table-cell office:value-type="date" office:date-value="2021-01-02T00:00:00" table:style-name="ce44">
            <text:p>1/2/2021</text:p>
          </table:table-cell>
          <table:table-cell office:value-type="percentage" office:value="0.52" table:style-name="ce37">
            <text:p>52%</text:p>
          </table:table-cell>
          <table:table-cell office:value-type="percentage" office:value="0.59" table:style-name="ce37">
            <text:p>59%</text:p>
          </table:table-cell>
          <table:table-cell office:value-type="percentage" office:value="0.65" table:style-name="ce37">
            <text:p>65%</text:p>
          </table:table-cell>
          <table:table-cell office:value-type="percentage" office:value="0.53" table:style-name="ce40">
            <text:p>53%</text:p>
          </table:table-cell>
          <table:table-cell office:value-type="percentage" office:value="0.11" table:style-name="ce40">
            <text:p>11%</text:p>
          </table:table-cell>
          <table:table-cell office:value-type="percentage" office:value="0.15" table:style-name="ce37">
            <text:p>15%</text:p>
          </table:table-cell>
          <table:table-cell office:value-type="percentage" office:value="0.34" table:style-name="ce40">
            <text:p>34%</text:p>
          </table:table-cell>
          <table:table-cell office:value-type="percentage" office:value="0.25" table:style-name="ce40">
            <text:p>25%</text:p>
          </table:table-cell>
          <table:table-cell office:value-type="percentage" office:value="0.85" table:style-name="ce40">
            <text:p>85%</text:p>
          </table:table-cell>
          <table:table-cell table:style-name="ce40"/>
          <table:table-cell table:number-columns-repeated="16373"/>
        </table:table-row>
        <table:table-row table:style-name="ro5">
          <table:table-cell office:value-type="date" office:date-value="2021-01-03T00:00:00" table:style-name="ce44">
            <text:p>1/3/2021</text:p>
          </table:table-cell>
          <table:table-cell office:value-type="percentage" office:value="0.55000000000000004" table:style-name="ce37">
            <text:p>55%</text:p>
          </table:table-cell>
          <table:table-cell office:value-type="percentage" office:value="0.68" table:style-name="ce37">
            <text:p>68%</text:p>
          </table:table-cell>
          <table:table-cell office:value-type="percentage" office:value="0.9" table:style-name="ce37">
            <text:p>90%</text:p>
          </table:table-cell>
          <table:table-cell office:value-type="percentage" office:value="0.56999999999999995" table:style-name="ce40">
            <text:p>57%</text:p>
          </table:table-cell>
          <table:table-cell office:value-type="percentage" office:value="0.12" table:style-name="ce40">
            <text:p>12%</text:p>
          </table:table-cell>
          <table:table-cell office:value-type="percentage" office:value="0.19" table:style-name="ce37">
            <text:p>19%</text:p>
          </table:table-cell>
          <table:table-cell office:value-type="percentage" office:value="0.37" table:style-name="ce40">
            <text:p>37%</text:p>
          </table:table-cell>
          <table:table-cell office:value-type="percentage" office:value="0.3" table:style-name="ce40">
            <text:p>30%</text:p>
          </table:table-cell>
          <table:table-cell office:value-type="percentage" office:value="0.86" table:style-name="ce40">
            <text:p>86%</text:p>
          </table:table-cell>
          <table:table-cell table:style-name="ce40"/>
          <table:table-cell table:number-columns-repeated="16373"/>
        </table:table-row>
        <table:table-row table:style-name="ro5">
          <table:table-cell office:value-type="date" office:date-value="2021-01-04T00:00:00" table:style-name="ce32">
            <text:p>1/4/2021</text:p>
          </table:table-cell>
          <table:table-cell office:value-type="percentage" office:value="0.6" table:style-name="ce28">
            <text:p>60%</text:p>
          </table:table-cell>
          <table:table-cell office:value-type="percentage" office:value="0.77" table:style-name="ce28">
            <text:p>77%</text:p>
          </table:table-cell>
          <table:table-cell office:value-type="percentage" office:value="0.8" table:style-name="ce28">
            <text:p>80%</text:p>
          </table:table-cell>
          <table:table-cell office:value-type="percentage" office:value="0.65" table:style-name="ce30">
            <text:p>65%</text:p>
          </table:table-cell>
          <table:table-cell office:value-type="percentage" office:value="0.13" table:style-name="ce30">
            <text:p>13%</text:p>
          </table:table-cell>
          <table:table-cell office:value-type="percentage" office:value="0.19" table:style-name="ce28">
            <text:p>19%</text:p>
          </table:table-cell>
          <table:table-cell office:value-type="percentage" office:value="0.36" table:style-name="ce30">
            <text:p>36%</text:p>
          </table:table-cell>
          <table:table-cell office:value-type="percentage" office:value="0.28999999999999998" table:style-name="ce30">
            <text:p>29%</text:p>
          </table:table-cell>
          <table:table-cell office:value-type="percentage" office:value="0.64" table:style-name="ce30">
            <text:p>64%</text:p>
          </table:table-cell>
          <table:table-cell table:style-name="ce30"/>
          <table:table-cell table:number-columns-repeated="16373"/>
        </table:table-row>
        <table:table-row table:style-name="ro5">
          <table:table-cell office:value-type="date" office:date-value="2021-01-05T00:00:00" table:style-name="ce32">
            <text:p>1/5/2021</text:p>
          </table:table-cell>
          <table:table-cell office:value-type="percentage" office:value="0.56000000000000005" table:style-name="ce28">
            <text:p>56%</text:p>
          </table:table-cell>
          <table:table-cell office:value-type="percentage" office:value="0.74" table:style-name="ce28">
            <text:p>74%</text:p>
          </table:table-cell>
          <table:table-cell office:value-type="percentage" office:value="0.87" table:style-name="ce28">
            <text:p>87%</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54" table:style-name="ce30">
            <text:p>54%</text:p>
          </table:table-cell>
          <table:table-cell table:style-name="ce30"/>
          <table:table-cell table:number-columns-repeated="16373"/>
        </table:table-row>
        <table:table-row table:style-name="ro5">
          <table:table-cell office:value-type="date" office:date-value="2021-01-06T00:00:00" table:style-name="ce32">
            <text:p>1/6/2021</text:p>
          </table:table-cell>
          <table:table-cell office:value-type="percentage" office:value="0.54" table:style-name="ce28">
            <text:p>54%</text:p>
          </table:table-cell>
          <table:table-cell office:value-type="percentage" office:value="0.73" table:style-name="ce28">
            <text:p>73%</text:p>
          </table:table-cell>
          <table:table-cell office:value-type="percentage" office:value="0.9" table:style-name="ce28">
            <text:p>90%</text:p>
          </table:table-cell>
          <table:table-cell office:value-type="percentage" office:value="0.6" table:style-name="ce30">
            <text:p>60%</text:p>
          </table:table-cell>
          <table:table-cell office:value-type="percentage" office:value="0.13" table:style-name="ce30">
            <text:p>13%</text:p>
          </table:table-cell>
          <table:table-cell office:value-type="percentage" office:value="0.17" table:style-name="ce28">
            <text:p>17%</text:p>
          </table:table-cell>
          <table:table-cell office:value-type="percentage" office:value="0.32" table:style-name="ce30">
            <text:p>32%</text:p>
          </table:table-cell>
          <table:table-cell office:value-type="percentage" office:value="0.24" table:style-name="ce30">
            <text:p>24%</text:p>
          </table:table-cell>
          <table:table-cell office:value-type="percentage" office:value="0.69" table:style-name="ce30">
            <text:p>69%</text:p>
          </table:table-cell>
          <table:table-cell table:style-name="ce30"/>
          <table:table-cell table:number-columns-repeated="16373"/>
        </table:table-row>
        <table:table-row table:style-name="ro5">
          <table:table-cell office:value-type="date" office:date-value="2021-01-07T00:00:00" table:style-name="ce32">
            <text:p>1/7/2021</text:p>
          </table:table-cell>
          <table:table-cell office:value-type="percentage" office:value="0.53" table:style-name="ce28">
            <text:p>53%</text:p>
          </table:table-cell>
          <table:table-cell office:value-type="percentage" office:value="0.71" table:style-name="ce28">
            <text:p>71%</text:p>
          </table:table-cell>
          <table:table-cell office:value-type="percentage" office:value="0.9" table:style-name="ce28">
            <text:p>90%</text:p>
          </table:table-cell>
          <table:table-cell office:value-type="percentage" office:value="0.59" table:style-name="ce30">
            <text:p>59%</text:p>
          </table:table-cell>
          <table:table-cell office:value-type="percentage" office:value="0.13" table:style-name="ce30">
            <text:p>13%</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4" table:style-name="ce30">
            <text:p>24%</text:p>
          </table:table-cell>
          <table:table-cell office:value-type="percentage" office:value="0.59" table:style-name="ce30">
            <text:p>59%</text:p>
          </table:table-cell>
          <table:table-cell table:style-name="ce30"/>
          <table:table-cell table:number-columns-repeated="16373"/>
        </table:table-row>
        <table:table-row table:style-name="ro5">
          <table:table-cell office:value-type="date" office:date-value="2021-01-08T00:00:00" table:style-name="ce32">
            <text:p>1/8/2021</text:p>
          </table:table-cell>
          <table:table-cell office:value-type="percentage" office:value="0.52" table:style-name="ce28">
            <text:p>52%</text:p>
          </table:table-cell>
          <table:table-cell office:value-type="percentage" office:value="0.7" table:style-name="ce28">
            <text:p>70%</text:p>
          </table:table-cell>
          <table:table-cell office:value-type="percentage" office:value="0.9" table:style-name="ce28">
            <text:p>90%</text:p>
          </table:table-cell>
          <table:table-cell office:value-type="percentage" office:value="0.57999999999999996" table:style-name="ce30">
            <text:p>58%</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1" table:style-name="ce30">
            <text:p>31%</text:p>
          </table:table-cell>
          <table:table-cell office:value-type="percentage" office:value="0.24" table:style-name="ce30">
            <text:p>24%</text:p>
          </table:table-cell>
          <table:table-cell office:value-type="percentage" office:value="0.47" table:style-name="ce30">
            <text:p>47%</text:p>
          </table:table-cell>
          <table:table-cell table:style-name="ce30"/>
          <table:table-cell table:number-columns-repeated="16373"/>
        </table:table-row>
        <table:table-row table:style-name="ro5">
          <table:table-cell office:value-type="date" office:date-value="2021-01-09T00:00:00" table:style-name="ce44">
            <text:p>1/9/2021</text:p>
          </table:table-cell>
          <table:table-cell office:value-type="percentage" office:value="0.48" table:style-name="ce37">
            <text:p>48%</text:p>
          </table:table-cell>
          <table:table-cell office:value-type="percentage" office:value="0.65" table:style-name="ce37">
            <text:p>65%</text:p>
          </table:table-cell>
          <table:table-cell office:value-type="percentage" office:value="0.96" table:style-name="ce37">
            <text:p>96%</text:p>
          </table:table-cell>
          <table:table-cell office:value-type="percentage" office:value="0.52" table:style-name="ce40">
            <text:p>52%</text:p>
          </table:table-cell>
          <table:table-cell office:value-type="percentage" office:value="0.14000000000000001" table:style-name="ce40">
            <text:p>14%</text:p>
          </table:table-cell>
          <table:table-cell office:value-type="percentage" office:value="0.14000000000000001" table:style-name="ce37">
            <text:p>14%</text:p>
          </table:table-cell>
          <table:table-cell office:value-type="percentage" office:value="0.33" table:style-name="ce40">
            <text:p>33%</text:p>
          </table:table-cell>
          <table:table-cell office:value-type="percentage" office:value="0.23" table:style-name="ce40">
            <text:p>23%</text:p>
          </table:table-cell>
          <table:table-cell office:value-type="percentage" office:value="0.87" table:style-name="ce40">
            <text:p>87%</text:p>
          </table:table-cell>
          <table:table-cell table:style-name="ce40"/>
          <table:table-cell table:number-columns-repeated="16373"/>
        </table:table-row>
        <table:table-row table:style-name="ro5">
          <table:table-cell office:value-type="date" office:date-value="2021-01-10T00:00:00" table:style-name="ce44">
            <text:p>1/10/2021</text:p>
          </table:table-cell>
          <table:table-cell office:value-type="percentage" office:value="0.46" table:style-name="ce37">
            <text:p>46%</text:p>
          </table:table-cell>
          <table:table-cell office:value-type="percentage" office:value="0.61" table:style-name="ce37">
            <text:p>61%</text:p>
          </table:table-cell>
          <table:table-cell office:value-type="percentage" office:value="0.97" table:style-name="ce37">
            <text:p>97%</text:p>
          </table:table-cell>
          <table:table-cell office:value-type="percentage" office:value="0.5" table:style-name="ce40">
            <text:p>50%</text:p>
          </table:table-cell>
          <table:table-cell office:value-type="percentage" office:value="0.14000000000000001" table:style-name="ce40">
            <text:p>14%</text:p>
          </table:table-cell>
          <table:table-cell office:value-type="percentage" office:value="0.14000000000000001" table:style-name="ce37">
            <text:p>14%</text:p>
          </table:table-cell>
          <table:table-cell office:value-type="percentage" office:value="0.32" table:style-name="ce40">
            <text:p>32%</text:p>
          </table:table-cell>
          <table:table-cell office:value-type="percentage" office:value="0.25" table:style-name="ce40">
            <text:p>25%</text:p>
          </table:table-cell>
          <table:table-cell office:value-type="percentage" office:value="0.95" table:style-name="ce40">
            <text:p>95%</text:p>
          </table:table-cell>
          <table:table-cell table:style-name="ce40"/>
          <table:table-cell table:number-columns-repeated="16373"/>
        </table:table-row>
        <table:table-row table:style-name="ro5">
          <table:table-cell office:value-type="date" office:date-value="2021-01-11T00:00:00" table:style-name="ce32">
            <text:p>1/11/2021</text:p>
          </table:table-cell>
          <table:table-cell office:value-type="percentage" office:value="0.56000000000000005" table:style-name="ce28">
            <text:p>56%</text:p>
          </table:table-cell>
          <table:table-cell office:value-type="percentage" office:value="0.79" table:style-name="ce28">
            <text:p>79%</text:p>
          </table:table-cell>
          <table:table-cell office:value-type="percentage" office:value="0.97" table:style-name="ce28">
            <text:p>97%</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6" table:style-name="ce30">
            <text:p>26%</text:p>
          </table:table-cell>
          <table:table-cell office:value-type="percentage" office:value="0.7" table:style-name="ce30">
            <text:p>70%</text:p>
          </table:table-cell>
          <table:table-cell table:style-name="ce30"/>
          <table:table-cell table:number-columns-repeated="16373"/>
        </table:table-row>
        <table:table-row table:style-name="ro5">
          <table:table-cell office:value-type="date" office:date-value="2021-01-12T00:00:00" table:style-name="ce32">
            <text:p>1/12/2021</text:p>
          </table:table-cell>
          <table:table-cell office:value-type="percentage" office:value="0.55000000000000004" table:style-name="ce28">
            <text:p>55%</text:p>
          </table:table-cell>
          <table:table-cell office:value-type="percentage" office:value="0.76" table:style-name="ce28">
            <text:p>76%</text:p>
          </table:table-cell>
          <table:table-cell office:value-type="percentage" office:value="0.96" table:style-name="ce28">
            <text:p>96%</text:p>
          </table:table-cell>
          <table:table-cell office:value-type="percentage" office:value="0.62" table:style-name="ce30">
            <text:p>62%</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1" table:style-name="ce30">
            <text:p>31%</text:p>
          </table:table-cell>
          <table:table-cell office:value-type="percentage" office:value="0.26" table:style-name="ce30">
            <text:p>26%</text:p>
          </table:table-cell>
          <table:table-cell office:value-type="percentage" office:value="0.6" table:style-name="ce30">
            <text:p>60%</text:p>
          </table:table-cell>
          <table:table-cell table:style-name="ce30"/>
          <table:table-cell table:number-columns-repeated="16373"/>
        </table:table-row>
        <table:table-row table:style-name="ro5">
          <table:table-cell office:value-type="date" office:date-value="2021-01-13T00:00:00" table:style-name="ce32">
            <text:p>1/13/2021</text:p>
          </table:table-cell>
          <table:table-cell office:value-type="percentage" office:value="0.54" table:style-name="ce28">
            <text:p>54%</text:p>
          </table:table-cell>
          <table:table-cell office:value-type="percentage" office:value="0.75" table:style-name="ce28">
            <text:p>75%</text:p>
          </table:table-cell>
          <table:table-cell office:value-type="percentage" office:value="0.96" table:style-name="ce28">
            <text:p>96%</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 table:style-name="ce30">
            <text:p>30%</text:p>
          </table:table-cell>
          <table:table-cell office:value-type="percentage" office:value="0.24" table:style-name="ce30">
            <text:p>24%</text:p>
          </table:table-cell>
          <table:table-cell office:value-type="percentage" office:value="0.63" table:style-name="ce30">
            <text:p>63%</text:p>
          </table:table-cell>
          <table:table-cell table:style-name="ce30"/>
          <table:table-cell table:number-columns-repeated="16373"/>
        </table:table-row>
        <table:table-row table:style-name="ro5">
          <table:table-cell office:value-type="date" office:date-value="2021-01-14T00:00:00" table:style-name="ce32">
            <text:p>1/14/2021</text:p>
          </table:table-cell>
          <table:table-cell office:value-type="percentage" office:value="0.5" table:style-name="ce28">
            <text:p>50%</text:p>
          </table:table-cell>
          <table:table-cell office:value-type="percentage" office:value="0.69" table:style-name="ce28">
            <text:p>69%</text:p>
          </table:table-cell>
          <table:table-cell office:value-type="percentage" office:value="0.91" table:style-name="ce28">
            <text:p>91%</text:p>
          </table:table-cell>
          <table:table-cell office:value-type="percentage" office:value="0.56000000000000005" table:style-name="ce30">
            <text:p>56%</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 table:style-name="ce30">
            <text:p>30%</text:p>
          </table:table-cell>
          <table:table-cell office:value-type="percentage" office:value="0.21" table:style-name="ce30">
            <text:p>21%</text:p>
          </table:table-cell>
          <table:table-cell office:value-type="percentage" office:value="0.41" table:style-name="ce30">
            <text:p>41%</text:p>
          </table:table-cell>
          <table:table-cell table:style-name="ce30"/>
          <table:table-cell table:number-columns-repeated="16373"/>
        </table:table-row>
        <table:table-row table:style-name="ro5">
          <table:table-cell office:value-type="date" office:date-value="2021-01-15T00:00:00" table:style-name="ce32">
            <text:p>1/15/2021</text:p>
          </table:table-cell>
          <table:table-cell office:value-type="percentage" office:value="0.54" table:style-name="ce28">
            <text:p>54%</text:p>
          </table:table-cell>
          <table:table-cell office:value-type="percentage" office:value="0.71" table:style-name="ce28">
            <text:p>71%</text:p>
          </table:table-cell>
          <table:table-cell office:value-type="percentage" office:value="0.91" table:style-name="ce28">
            <text:p>91%</text:p>
          </table:table-cell>
          <table:table-cell office:value-type="percentage" office:value="0.59" table:style-name="ce30">
            <text:p>59%</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2" table:style-name="ce30">
            <text:p>32%</text:p>
          </table:table-cell>
          <table:table-cell office:value-type="percentage" office:value="0.25" table:style-name="ce30">
            <text:p>25%</text:p>
          </table:table-cell>
          <table:table-cell office:value-type="percentage" office:value="0.57999999999999996" table:style-name="ce30">
            <text:p>58%</text:p>
          </table:table-cell>
          <table:table-cell table:style-name="ce30"/>
          <table:table-cell table:number-columns-repeated="16373"/>
        </table:table-row>
        <table:table-row table:style-name="ro5">
          <table:table-cell office:value-type="date" office:date-value="2021-01-16T00:00:00" table:style-name="ce44">
            <text:p>1/16/2021</text:p>
          </table:table-cell>
          <table:table-cell office:value-type="percentage" office:value="0.47" table:style-name="ce37">
            <text:p>47%</text:p>
          </table:table-cell>
          <table:table-cell office:value-type="percentage" office:value="0.62" table:style-name="ce37">
            <text:p>62%</text:p>
          </table:table-cell>
          <table:table-cell office:value-type="percentage" office:value="0.93" table:style-name="ce37">
            <text:p>93%</text:p>
          </table:table-cell>
          <table:table-cell office:value-type="percentage" office:value="0.51" table:style-name="ce40">
            <text:p>51%</text:p>
          </table:table-cell>
          <table:table-cell office:value-type="percentage" office:value="0.14000000000000001" table:style-name="ce40">
            <text:p>14%</text:p>
          </table:table-cell>
          <table:table-cell office:value-type="percentage" office:value="0.12" table:style-name="ce37">
            <text:p>12%</text:p>
          </table:table-cell>
          <table:table-cell office:value-type="percentage" office:value="0.31" table:style-name="ce40">
            <text:p>31%</text:p>
          </table:table-cell>
          <table:table-cell office:value-type="percentage" office:value="0.22" table:style-name="ce40">
            <text:p>22%</text:p>
          </table:table-cell>
          <table:table-cell office:value-type="percentage" office:value="0.66" table:style-name="ce40">
            <text:p>66%</text:p>
          </table:table-cell>
          <table:table-cell table:style-name="ce40"/>
          <table:table-cell table:number-columns-repeated="16373"/>
        </table:table-row>
        <table:table-row table:style-name="ro5">
          <table:table-cell office:value-type="date" office:date-value="2021-01-17T00:00:00" table:style-name="ce44">
            <text:p>1/17/2021</text:p>
          </table:table-cell>
          <table:table-cell office:value-type="percentage" office:value="0.48" table:style-name="ce37">
            <text:p>48%</text:p>
          </table:table-cell>
          <table:table-cell office:value-type="percentage" office:value="0.63" table:style-name="ce37">
            <text:p>63%</text:p>
          </table:table-cell>
          <table:table-cell office:value-type="percentage" office:value="0.96" table:style-name="ce37">
            <text:p>96%</text:p>
          </table:table-cell>
          <table:table-cell office:value-type="percentage" office:value="0.52" table:style-name="ce40">
            <text:p>52%</text:p>
          </table:table-cell>
          <table:table-cell office:value-type="percentage" office:value="0.14000000000000001" table:style-name="ce40">
            <text:p>14%</text:p>
          </table:table-cell>
          <table:table-cell office:value-type="percentage" office:value="0.14000000000000001" table:style-name="ce37">
            <text:p>14%</text:p>
          </table:table-cell>
          <table:table-cell office:value-type="percentage" office:value="0.34" table:style-name="ce40">
            <text:p>34%</text:p>
          </table:table-cell>
          <table:table-cell office:value-type="percentage" office:value="0.27" table:style-name="ce40">
            <text:p>27%</text:p>
          </table:table-cell>
          <table:table-cell office:value-type="percentage" office:value="1.52" table:style-name="ce40">
            <text:p>152%</text:p>
          </table:table-cell>
          <table:table-cell table:style-name="ce40"/>
          <table:table-cell table:number-columns-repeated="16373"/>
        </table:table-row>
        <table:table-row table:style-name="ro5">
          <table:table-cell office:value-type="date" office:date-value="2021-01-18T00:00:00" table:style-name="ce32">
            <text:p>1/18/2021</text:p>
          </table:table-cell>
          <table:table-cell office:value-type="percentage" office:value="0.56999999999999995" table:style-name="ce28">
            <text:p>57%</text:p>
          </table:table-cell>
          <table:table-cell office:value-type="percentage" office:value="0.79" table:style-name="ce28">
            <text:p>79%</text:p>
          </table:table-cell>
          <table:table-cell office:value-type="percentage" office:value="0.98" table:style-name="ce28">
            <text:p>98%</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7" table:style-name="ce30">
            <text:p>27%</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1-01-19T00:00:00" table:style-name="ce32">
            <text:p>1/19/2021</text:p>
          </table:table-cell>
          <table:table-cell office:value-type="percentage" office:value="0.55000000000000004" table:style-name="ce28">
            <text:p>55%</text:p>
          </table:table-cell>
          <table:table-cell office:value-type="percentage" office:value="0.76" table:style-name="ce28">
            <text:p>76%</text:p>
          </table:table-cell>
          <table:table-cell office:value-type="percentage" office:value="0.96" table:style-name="ce28">
            <text:p>96%</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1" table:style-name="ce30">
            <text:p>31%</text:p>
          </table:table-cell>
          <table:table-cell office:value-type="percentage" office:value="0.26" table:style-name="ce30">
            <text:p>26%</text:p>
          </table:table-cell>
          <table:table-cell office:value-type="percentage" office:value="0.51" table:style-name="ce30">
            <text:p>51%</text:p>
          </table:table-cell>
          <table:table-cell table:style-name="ce30"/>
          <table:table-cell table:number-columns-repeated="16373"/>
        </table:table-row>
        <table:table-row table:style-name="ro5">
          <table:table-cell office:value-type="date" office:date-value="2021-01-20T00:00:00" table:style-name="ce32">
            <text:p>1/20/2021</text:p>
          </table:table-cell>
          <table:table-cell office:value-type="percentage" office:value="0.53" table:style-name="ce28">
            <text:p>53%</text:p>
          </table:table-cell>
          <table:table-cell office:value-type="percentage" office:value="0.74" table:style-name="ce28">
            <text:p>74%</text:p>
          </table:table-cell>
          <table:table-cell office:value-type="percentage" office:value="0.95" table:style-name="ce28">
            <text:p>95%</text:p>
          </table:table-cell>
          <table:table-cell office:value-type="percentage" office:value="0.6" table:style-name="ce30">
            <text:p>60%</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1" table:style-name="ce30">
            <text:p>31%</text:p>
          </table:table-cell>
          <table:table-cell office:value-type="percentage" office:value="0.23" table:style-name="ce30">
            <text:p>23%</text:p>
          </table:table-cell>
          <table:table-cell office:value-type="percentage" office:value="0.5" table:style-name="ce30">
            <text:p>50%</text:p>
          </table:table-cell>
          <table:table-cell table:style-name="ce30"/>
          <table:table-cell table:number-columns-repeated="16373"/>
        </table:table-row>
        <table:table-row table:style-name="ro5">
          <table:table-cell office:value-type="date" office:date-value="2021-01-21T00:00:00" table:style-name="ce32">
            <text:p>1/21/2021</text:p>
          </table:table-cell>
          <table:table-cell office:value-type="percentage" office:value="0.54" table:style-name="ce28">
            <text:p>54%</text:p>
          </table:table-cell>
          <table:table-cell office:value-type="percentage" office:value="0.74" table:style-name="ce28">
            <text:p>74%</text:p>
          </table:table-cell>
          <table:table-cell office:value-type="percentage" office:value="0.93" table:style-name="ce28">
            <text:p>93%</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5" table:style-name="ce28">
            <text:p>15%</text:p>
          </table:table-cell>
          <table:table-cell office:value-type="percentage" office:value="0.32" table:style-name="ce30">
            <text:p>32%</text:p>
          </table:table-cell>
          <table:table-cell office:value-type="percentage" office:value="0.25" table:style-name="ce30">
            <text:p>25%</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1-01-22T00:00:00" table:style-name="ce32">
            <text:p>1/22/2021</text:p>
          </table:table-cell>
          <table:table-cell office:value-type="percentage" office:value="0.56999999999999995" table:style-name="ce28">
            <text:p>57%</text:p>
          </table:table-cell>
          <table:table-cell office:value-type="percentage" office:value="0.75" table:style-name="ce28">
            <text:p>75%</text:p>
          </table:table-cell>
          <table:table-cell office:value-type="percentage" office:value="0.94" table:style-name="ce28">
            <text:p>94%</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7" table:style-name="ce30">
            <text:p>27%</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1-23T00:00:00" table:style-name="ce44">
            <text:p>1/23/2021</text:p>
          </table:table-cell>
          <table:table-cell office:value-type="percentage" office:value="0.52" table:style-name="ce37">
            <text:p>52%</text:p>
          </table:table-cell>
          <table:table-cell office:value-type="percentage" office:value="0.7" table:style-name="ce37">
            <text:p>70%</text:p>
          </table:table-cell>
          <table:table-cell office:value-type="percentage" office:value="0.96" table:style-name="ce37">
            <text:p>96%</text:p>
          </table:table-cell>
          <table:table-cell office:value-type="percentage" office:value="0.56000000000000005" table:style-name="ce40">
            <text:p>56%</text:p>
          </table:table-cell>
          <table:table-cell office:value-type="percentage" office:value="0.14000000000000001" table:style-name="ce40">
            <text:p>14%</text:p>
          </table:table-cell>
          <table:table-cell office:value-type="percentage" office:value="0.13" table:style-name="ce37">
            <text:p>13%</text:p>
          </table:table-cell>
          <table:table-cell office:value-type="percentage" office:value="0.34" table:style-name="ce40">
            <text:p>34%</text:p>
          </table:table-cell>
          <table:table-cell office:value-type="percentage" office:value="0.24" table:style-name="ce40">
            <text:p>24%</text:p>
          </table:table-cell>
          <table:table-cell office:value-type="percentage" office:value="1.17" table:style-name="ce40">
            <text:p>117%</text:p>
          </table:table-cell>
          <table:table-cell table:style-name="ce40"/>
          <table:table-cell table:number-columns-repeated="16373"/>
        </table:table-row>
        <table:table-row table:style-name="ro5">
          <table:table-cell office:value-type="date" office:date-value="2021-01-24T00:00:00" table:style-name="ce44">
            <text:p>1/24/2021</text:p>
          </table:table-cell>
          <table:table-cell office:value-type="percentage" office:value="0.41" table:style-name="ce37">
            <text:p>41%</text:p>
          </table:table-cell>
          <table:table-cell office:value-type="percentage" office:value="0.59" table:style-name="ce37">
            <text:p>59%</text:p>
          </table:table-cell>
          <table:table-cell office:value-type="percentage" office:value="0.95" table:style-name="ce37">
            <text:p>95%</text:p>
          </table:table-cell>
          <table:table-cell office:value-type="percentage" office:value="0.45" table:style-name="ce40">
            <text:p>45%</text:p>
          </table:table-cell>
          <table:table-cell office:value-type="percentage" office:value="0.14000000000000001" table:style-name="ce40">
            <text:p>14%</text:p>
          </table:table-cell>
          <table:table-cell office:value-type="percentage" office:value="0.12" table:style-name="ce37">
            <text:p>12%</text:p>
          </table:table-cell>
          <table:table-cell office:value-type="percentage" office:value="0.3" table:style-name="ce40">
            <text:p>30%</text:p>
          </table:table-cell>
          <table:table-cell office:value-type="percentage" office:value="0.25" table:style-name="ce40">
            <text:p>25%</text:p>
          </table:table-cell>
          <table:table-cell office:value-type="percentage" office:value="0.43" table:style-name="ce40">
            <text:p>43%</text:p>
          </table:table-cell>
          <table:table-cell table:style-name="ce40"/>
          <table:table-cell table:number-columns-repeated="16373"/>
        </table:table-row>
        <table:table-row table:style-name="ro5">
          <table:table-cell office:value-type="date" office:date-value="2021-01-25T00:00:00" table:style-name="ce32">
            <text:p>1/25/2021</text:p>
          </table:table-cell>
          <table:table-cell office:value-type="percentage" office:value="0.54" table:style-name="ce28">
            <text:p>54%</text:p>
          </table:table-cell>
          <table:table-cell office:value-type="percentage" office:value="0.77" table:style-name="ce28">
            <text:p>77%</text:p>
          </table:table-cell>
          <table:table-cell office:value-type="percentage" office:value="0.94" table:style-name="ce28">
            <text:p>94%</text:p>
          </table:table-cell>
          <table:table-cell office:value-type="percentage" office:value="0.61" table:style-name="ce30">
            <text:p>61%</text:p>
          </table:table-cell>
          <table:table-cell office:value-type="percentage" office:value="0.14000000000000001" table:style-name="ce30">
            <text:p>14%</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44" table:style-name="ce30">
            <text:p>44%</text:p>
          </table:table-cell>
          <table:table-cell table:style-name="ce30"/>
          <table:table-cell table:number-columns-repeated="16373"/>
        </table:table-row>
        <table:table-row table:style-name="ro5">
          <table:table-cell office:value-type="date" office:date-value="2021-01-26T00:00:00" table:style-name="ce32">
            <text:p>1/26/2021</text:p>
          </table:table-cell>
          <table:table-cell office:value-type="percentage" office:value="0.55000000000000004" table:style-name="ce28">
            <text:p>55%</text:p>
          </table:table-cell>
          <table:table-cell office:value-type="percentage" office:value="0.77" table:style-name="ce28">
            <text:p>77%</text:p>
          </table:table-cell>
          <table:table-cell office:value-type="percentage" office:value="0.96" table:style-name="ce28">
            <text:p>96%</text:p>
          </table:table-cell>
          <table:table-cell office:value-type="percentage" office:value="0.62" table:style-name="ce30">
            <text:p>62%</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1" table:style-name="ce30">
            <text:p>31%</text:p>
          </table:table-cell>
          <table:table-cell office:value-type="percentage" office:value="0.26" table:style-name="ce30">
            <text:p>26%</text:p>
          </table:table-cell>
          <table:table-cell office:value-type="percentage" office:value="0.4" table:style-name="ce30">
            <text:p>40%</text:p>
          </table:table-cell>
          <table:table-cell table:style-name="ce30"/>
          <table:table-cell table:number-columns-repeated="16373"/>
        </table:table-row>
        <table:table-row table:style-name="ro5">
          <table:table-cell office:value-type="date" office:date-value="2021-01-27T00:00:00" table:style-name="ce32">
            <text:p>1/27/2021</text:p>
          </table:table-cell>
          <table:table-cell office:value-type="percentage" office:value="0.56999999999999995" table:style-name="ce28">
            <text:p>57%</text:p>
          </table:table-cell>
          <table:table-cell office:value-type="percentage" office:value="0.78" table:style-name="ce28">
            <text:p>78%</text:p>
          </table:table-cell>
          <table:table-cell office:value-type="percentage" office:value="0.97" table:style-name="ce28">
            <text:p>97%</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2" table:style-name="ce30">
            <text:p>32%</text:p>
          </table:table-cell>
          <table:table-cell office:value-type="percentage" office:value="0.26" table:style-name="ce30">
            <text:p>26%</text:p>
          </table:table-cell>
          <table:table-cell office:value-type="percentage" office:value="0.84" table:style-name="ce30">
            <text:p>84%</text:p>
          </table:table-cell>
          <table:table-cell table:style-name="ce30"/>
          <table:table-cell table:number-columns-repeated="16373"/>
        </table:table-row>
        <table:table-row table:style-name="ro5">
          <table:table-cell office:value-type="date" office:date-value="2021-01-28T00:00:00" table:style-name="ce32">
            <text:p>1/28/2021</text:p>
          </table:table-cell>
          <table:table-cell office:value-type="percentage" office:value="0.56000000000000005" table:style-name="ce28">
            <text:p>56%</text:p>
          </table:table-cell>
          <table:table-cell office:value-type="percentage" office:value="0.76" table:style-name="ce28">
            <text:p>76%</text:p>
          </table:table-cell>
          <table:table-cell office:value-type="percentage" office:value="0.95" table:style-name="ce28">
            <text:p>95%</text:p>
          </table:table-cell>
          <table:table-cell office:value-type="percentage" office:value="0.63" table:style-name="ce30">
            <text:p>63%</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85" table:style-name="ce30">
            <text:p>85%</text:p>
          </table:table-cell>
          <table:table-cell table:style-name="ce30"/>
          <table:table-cell table:number-columns-repeated="16373"/>
        </table:table-row>
        <table:table-row table:style-name="ro5">
          <table:table-cell office:value-type="date" office:date-value="2021-01-29T00:00:00" table:style-name="ce32">
            <text:p>1/29/2021</text:p>
          </table:table-cell>
          <table:table-cell office:value-type="percentage" office:value="0.59" table:style-name="ce28">
            <text:p>59%</text:p>
          </table:table-cell>
          <table:table-cell office:value-type="percentage" office:value="0.77" table:style-name="ce28">
            <text:p>77%</text:p>
          </table:table-cell>
          <table:table-cell office:value-type="percentage" office:value="0.94" table:style-name="ce28">
            <text:p>94%</text:p>
          </table:table-cell>
          <table:table-cell office:value-type="percentage" office:value="0.65" table:style-name="ce30">
            <text:p>65%</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7" table:style-name="ce30">
            <text:p>27%</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1-01-30T00:00:00" table:style-name="ce44">
            <text:p>1/30/2021</text:p>
          </table:table-cell>
          <table:table-cell office:value-type="percentage" office:value="0.53" table:style-name="ce37">
            <text:p>53%</text:p>
          </table:table-cell>
          <table:table-cell office:value-type="percentage" office:value="0.71" table:style-name="ce37">
            <text:p>71%</text:p>
          </table:table-cell>
          <table:table-cell office:value-type="percentage" office:value="0.96" table:style-name="ce37">
            <text:p>96%</text:p>
          </table:table-cell>
          <table:table-cell office:value-type="percentage" office:value="0.56999999999999995" table:style-name="ce40">
            <text:p>57%</text:p>
          </table:table-cell>
          <table:table-cell office:value-type="percentage" office:value="0.14000000000000001" table:style-name="ce40">
            <text:p>14%</text:p>
          </table:table-cell>
          <table:table-cell office:value-type="percentage" office:value="0.14000000000000001" table:style-name="ce37">
            <text:p>14%</text:p>
          </table:table-cell>
          <table:table-cell office:value-type="percentage" office:value="0.32" table:style-name="ce40">
            <text:p>32%</text:p>
          </table:table-cell>
          <table:table-cell office:value-type="percentage" office:value="0.24" table:style-name="ce40">
            <text:p>24%</text:p>
          </table:table-cell>
          <table:table-cell office:value-type="percentage" office:value="0.72" table:style-name="ce40">
            <text:p>72%</text:p>
          </table:table-cell>
          <table:table-cell table:style-name="ce40"/>
          <table:table-cell table:number-columns-repeated="16373"/>
        </table:table-row>
        <table:table-row table:style-name="ro5">
          <table:table-cell office:value-type="date" office:date-value="2021-01-31T00:00:00" table:style-name="ce44">
            <text:p>1/31/2021</text:p>
          </table:table-cell>
          <table:table-cell office:value-type="percentage" office:value="0.52" table:style-name="ce37">
            <text:p>52%</text:p>
          </table:table-cell>
          <table:table-cell office:value-type="percentage" office:value="0.68" table:style-name="ce37">
            <text:p>68%</text:p>
          </table:table-cell>
          <table:table-cell office:value-type="percentage" office:value="0.99" table:style-name="ce37">
            <text:p>99%</text:p>
          </table:table-cell>
          <table:table-cell office:value-type="percentage" office:value="0.55000000000000004" table:style-name="ce40">
            <text:p>55%</text:p>
          </table:table-cell>
          <table:table-cell office:value-type="percentage" office:value="0.14000000000000001" table:style-name="ce40">
            <text:p>14%</text:p>
          </table:table-cell>
          <table:table-cell office:value-type="percentage" office:value="0.15" table:style-name="ce37">
            <text:p>15%</text:p>
          </table:table-cell>
          <table:table-cell office:value-type="percentage" office:value="0.35" table:style-name="ce40">
            <text:p>35%</text:p>
          </table:table-cell>
          <table:table-cell office:value-type="percentage" office:value="0.27" table:style-name="ce40">
            <text:p>27%</text:p>
          </table:table-cell>
          <table:table-cell office:value-type="percentage" office:value="1.04" table:style-name="ce40">
            <text:p>104%</text:p>
          </table:table-cell>
          <table:table-cell table:style-name="ce40"/>
          <table:table-cell table:number-columns-repeated="16373"/>
        </table:table-row>
        <table:table-row table:style-name="ro5">
          <table:table-cell office:value-type="date" office:date-value="2021-02-01T00:00:00" table:style-name="ce32">
            <text:p>2/1/2021</text:p>
          </table:table-cell>
          <table:table-cell office:value-type="percentage" office:value="0.59" table:style-name="ce28">
            <text:p>59%</text:p>
          </table:table-cell>
          <table:table-cell office:value-type="percentage" office:value="0.81" table:style-name="ce28">
            <text:p>81%</text:p>
          </table:table-cell>
          <table:table-cell office:value-type="percentage" office:value="0.98" table:style-name="ce28">
            <text:p>98%</text:p>
          </table:table-cell>
          <table:table-cell office:value-type="percentage" office:value="0.66" table:style-name="ce30">
            <text:p>66%</text:p>
          </table:table-cell>
          <table:table-cell office:value-type="percentage" office:value="0.13" table:style-name="ce30">
            <text:p>13%</text:p>
          </table:table-cell>
          <table:table-cell office:value-type="percentage" office:value="0.17" table:style-name="ce28">
            <text:p>17%</text:p>
          </table:table-cell>
          <table:table-cell office:value-type="percentage" office:value="0.34" table:style-name="ce30">
            <text:p>34%</text:p>
          </table:table-cell>
          <table:table-cell office:value-type="percentage" office:value="0.28000000000000003" table:style-name="ce30">
            <text:p>28%</text:p>
          </table:table-cell>
          <table:table-cell office:value-type="percentage" office:value="0.63" table:style-name="ce30">
            <text:p>63%</text:p>
          </table:table-cell>
          <table:table-cell table:style-name="ce30"/>
          <table:table-cell table:number-columns-repeated="16373"/>
        </table:table-row>
        <table:table-row table:style-name="ro5">
          <table:table-cell office:value-type="date" office:date-value="2021-02-02T00:00:00" table:style-name="ce32">
            <text:p>2/2/2021</text:p>
          </table:table-cell>
          <table:table-cell office:value-type="percentage" office:value="0.54" table:style-name="ce28">
            <text:p>54%</text:p>
          </table:table-cell>
          <table:table-cell office:value-type="percentage" office:value="0.75" table:style-name="ce28">
            <text:p>75%</text:p>
          </table:table-cell>
          <table:table-cell office:value-type="percentage" office:value="0.95" table:style-name="ce28">
            <text:p>95%</text:p>
          </table:table-cell>
          <table:table-cell office:value-type="percentage" office:value="0.61" table:style-name="ce30">
            <text:p>61%</text:p>
          </table:table-cell>
          <table:table-cell office:value-type="percentage" office:value="0.13" table:style-name="ce30">
            <text:p>13%</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4" table:style-name="ce30">
            <text:p>24%</text:p>
          </table:table-cell>
          <table:table-cell office:value-type="percentage" office:value="0.46" table:style-name="ce30">
            <text:p>46%</text:p>
          </table:table-cell>
          <table:table-cell table:style-name="ce30"/>
          <table:table-cell table:number-columns-repeated="16373"/>
        </table:table-row>
        <table:table-row table:style-name="ro5">
          <table:table-cell office:value-type="date" office:date-value="2021-02-03T00:00:00" table:style-name="ce32">
            <text:p>2/3/2021</text:p>
          </table:table-cell>
          <table:table-cell office:value-type="percentage" office:value="0.56999999999999995" table:style-name="ce28">
            <text:p>57%</text:p>
          </table:table-cell>
          <table:table-cell office:value-type="percentage" office:value="0.78" table:style-name="ce28">
            <text:p>78%</text:p>
          </table:table-cell>
          <table:table-cell office:value-type="percentage" office:value="0.98" table:style-name="ce28">
            <text:p>98%</text:p>
          </table:table-cell>
          <table:table-cell office:value-type="percentage" office:value="0.64" table:style-name="ce30">
            <text:p>64%</text:p>
          </table:table-cell>
          <table:table-cell office:value-type="percentage" office:value="0.14000000000000001" table:style-name="ce30">
            <text:p>14%</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84" table:style-name="ce30">
            <text:p>84%</text:p>
          </table:table-cell>
          <table:table-cell table:style-name="ce30"/>
          <table:table-cell table:number-columns-repeated="16373"/>
        </table:table-row>
        <table:table-row table:style-name="ro5">
          <table:table-cell office:value-type="date" office:date-value="2021-02-04T00:00:00" table:style-name="ce32">
            <text:p>2/4/2021</text:p>
          </table:table-cell>
          <table:table-cell office:value-type="percentage" office:value="0.57999999999999996" table:style-name="ce28">
            <text:p>58%</text:p>
          </table:table-cell>
          <table:table-cell office:value-type="percentage" office:value="0.77" table:style-name="ce28">
            <text:p>77%</text:p>
          </table:table-cell>
          <table:table-cell office:value-type="percentage" office:value="0.96" table:style-name="ce28">
            <text:p>96%</text:p>
          </table:table-cell>
          <table:table-cell office:value-type="percentage" office:value="0.64" table:style-name="ce30">
            <text:p>64%</text:p>
          </table:table-cell>
          <table:table-cell office:value-type="percentage" office:value="0.14000000000000001" table:style-name="ce30">
            <text:p>14%</text:p>
          </table:table-cell>
          <table:table-cell office:value-type="percentage" office:value="0.16" table:style-name="ce28">
            <text:p>16%</text:p>
          </table:table-cell>
          <table:table-cell office:value-type="percentage" office:value="0.33" table:style-name="ce30">
            <text:p>33%</text:p>
          </table:table-cell>
          <table:table-cell office:value-type="percentage" office:value="0.27" table:style-name="ce30">
            <text:p>27%</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2-05T00:00:00" table:style-name="ce32">
            <text:p>2/5/2021</text:p>
          </table:table-cell>
          <table:table-cell office:value-type="percentage" office:value="0.6" table:style-name="ce28">
            <text:p>60%</text:p>
          </table:table-cell>
          <table:table-cell office:value-type="percentage" office:value="0.78" table:style-name="ce28">
            <text:p>78%</text:p>
          </table:table-cell>
          <table:table-cell office:value-type="percentage" office:value="0.97" table:style-name="ce28">
            <text:p>97%</text:p>
          </table:table-cell>
          <table:table-cell office:value-type="percentage" office:value="0.66" table:style-name="ce30">
            <text:p>66%</text:p>
          </table:table-cell>
          <table:table-cell office:value-type="percentage" office:value="0.14000000000000001" table:style-name="ce30">
            <text:p>14%</text:p>
          </table:table-cell>
          <table:table-cell office:value-type="percentage" office:value="0.17" table:style-name="ce28">
            <text:p>17%</text:p>
          </table:table-cell>
          <table:table-cell office:value-type="percentage" office:value="0.35" table:style-name="ce30">
            <text:p>35%</text:p>
          </table:table-cell>
          <table:table-cell office:value-type="percentage" office:value="0.28000000000000003" table:style-name="ce30">
            <text:p>28%</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2-06T00:00:00" table:style-name="ce44">
            <text:p>2/6/2021</text:p>
          </table:table-cell>
          <table:table-cell office:value-type="percentage" office:value="0.56000000000000005" table:style-name="ce37">
            <text:p>56%</text:p>
          </table:table-cell>
          <table:table-cell office:value-type="percentage" office:value="0.74" table:style-name="ce37">
            <text:p>74%</text:p>
          </table:table-cell>
          <table:table-cell office:value-type="percentage" office:value="0.99" table:style-name="ce37">
            <text:p>99%</text:p>
          </table:table-cell>
          <table:table-cell office:value-type="percentage" office:value="0.6" table:style-name="ce40">
            <text:p>60%</text:p>
          </table:table-cell>
          <table:table-cell office:value-type="percentage" office:value="0.14000000000000001" table:style-name="ce40">
            <text:p>14%</text:p>
          </table:table-cell>
          <table:table-cell office:value-type="percentage" office:value="0.15" table:style-name="ce37">
            <text:p>15%</text:p>
          </table:table-cell>
          <table:table-cell office:value-type="percentage" office:value="0.35" table:style-name="ce40">
            <text:p>35%</text:p>
          </table:table-cell>
          <table:table-cell office:value-type="percentage" office:value="0.25" table:style-name="ce40">
            <text:p>25%</text:p>
          </table:table-cell>
          <table:table-cell office:value-type="percentage" office:value="1.21" table:style-name="ce40">
            <text:p>121%</text:p>
          </table:table-cell>
          <table:table-cell table:style-name="ce40"/>
          <table:table-cell table:number-columns-repeated="16373"/>
        </table:table-row>
        <table:table-row table:style-name="ro5">
          <table:table-cell office:value-type="date" office:date-value="2021-02-07T00:00:00" table:style-name="ce44">
            <text:p>2/7/2021</text:p>
          </table:table-cell>
          <table:table-cell office:value-type="percentage" office:value="0.48" table:style-name="ce37">
            <text:p>48%</text:p>
          </table:table-cell>
          <table:table-cell office:value-type="percentage" office:value="0.65" table:style-name="ce37">
            <text:p>65%</text:p>
          </table:table-cell>
          <table:table-cell office:value-type="percentage" office:value="0.98" table:style-name="ce37">
            <text:p>98%</text:p>
          </table:table-cell>
          <table:table-cell office:value-type="percentage" office:value="0.52" table:style-name="ce40">
            <text:p>52%</text:p>
          </table:table-cell>
          <table:table-cell office:value-type="percentage" office:value="0.14000000000000001" table:style-name="ce40">
            <text:p>14%</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26" table:style-name="ce40">
            <text:p>26%</text:p>
          </table:table-cell>
          <table:table-cell office:value-type="percentage" office:value="0.6" table:style-name="ce40">
            <text:p>60%</text:p>
          </table:table-cell>
          <table:table-cell table:style-name="ce40"/>
          <table:table-cell table:number-columns-repeated="16373"/>
        </table:table-row>
        <table:table-row table:style-name="ro5">
          <table:table-cell office:value-type="date" office:date-value="2021-02-08T00:00:00" table:style-name="ce32">
            <text:p>2/8/2021</text:p>
          </table:table-cell>
          <table:table-cell office:value-type="percentage" office:value="0.54" table:style-name="ce28">
            <text:p>54%</text:p>
          </table:table-cell>
          <table:table-cell office:value-type="percentage" office:value="0.77" table:style-name="ce28">
            <text:p>77%</text:p>
          </table:table-cell>
          <table:table-cell office:value-type="percentage" office:value="0.95" table:style-name="ce28">
            <text:p>95%</text:p>
          </table:table-cell>
          <table:table-cell office:value-type="percentage" office:value="0.61" table:style-name="ce30">
            <text:p>61%</text:p>
          </table:table-cell>
          <table:table-cell office:value-type="percentage" office:value="0.15" table:style-name="ce30">
            <text:p>15%</text:p>
          </table:table-cell>
          <table:table-cell office:value-type="percentage" office:value="0.17" table:style-name="ce28">
            <text:p>17%</text:p>
          </table:table-cell>
          <table:table-cell office:value-type="percentage" office:value="0.32" table:style-name="ce30">
            <text:p>32%</text:p>
          </table:table-cell>
          <table:table-cell office:value-type="percentage" office:value="0.25" table:style-name="ce30">
            <text:p>25%</text:p>
          </table:table-cell>
          <table:table-cell office:value-type="percentage" office:value="0.42" table:style-name="ce30">
            <text:p>42%</text:p>
          </table:table-cell>
          <table:table-cell table:style-name="ce30"/>
          <table:table-cell table:number-columns-repeated="16373"/>
        </table:table-row>
        <table:table-row table:style-name="ro5">
          <table:table-cell office:value-type="date" office:date-value="2021-02-09T00:00:00" table:style-name="ce32">
            <text:p>2/9/2021</text:p>
          </table:table-cell>
          <table:table-cell office:value-type="percentage" office:value="0.53" table:style-name="ce28">
            <text:p>53%</text:p>
          </table:table-cell>
          <table:table-cell office:value-type="percentage" office:value="0.75" table:style-name="ce28">
            <text:p>75%</text:p>
          </table:table-cell>
          <table:table-cell office:value-type="percentage" office:value="0.93" table:style-name="ce28">
            <text:p>93%</text:p>
          </table:table-cell>
          <table:table-cell office:value-type="percentage" office:value="0.59" table:style-name="ce30">
            <text:p>59%</text:p>
          </table:table-cell>
          <table:table-cell office:value-type="percentage" office:value="0.15" table:style-name="ce30">
            <text:p>15%</text:p>
          </table:table-cell>
          <table:table-cell office:value-type="percentage" office:value="0.17" table:style-name="ce28">
            <text:p>17%</text:p>
          </table:table-cell>
          <table:table-cell office:value-type="percentage" office:value="0.31" table:style-name="ce30">
            <text:p>31%</text:p>
          </table:table-cell>
          <table:table-cell office:value-type="percentage" office:value="0.25" table:style-name="ce30">
            <text:p>25%</text:p>
          </table:table-cell>
          <table:table-cell office:value-type="percentage" office:value="0.37" table:style-name="ce30">
            <text:p>37%</text:p>
          </table:table-cell>
          <table:table-cell table:style-name="ce30"/>
          <table:table-cell table:number-columns-repeated="16373"/>
        </table:table-row>
        <table:table-row table:style-name="ro5">
          <table:table-cell office:value-type="date" office:date-value="2021-02-10T00:00:00" table:style-name="ce32">
            <text:p>2/10/2021</text:p>
          </table:table-cell>
          <table:table-cell office:value-type="percentage" office:value="0.55000000000000004" table:style-name="ce28">
            <text:p>55%</text:p>
          </table:table-cell>
          <table:table-cell office:value-type="percentage" office:value="0.77" table:style-name="ce28">
            <text:p>77%</text:p>
          </table:table-cell>
          <table:table-cell office:value-type="percentage" office:value="0.95" table:style-name="ce28">
            <text:p>95%</text:p>
          </table:table-cell>
          <table:table-cell office:value-type="percentage" office:value="0.62" table:style-name="ce30">
            <text:p>62%</text:p>
          </table:table-cell>
          <table:table-cell office:value-type="percentage" office:value="0.15" table:style-name="ce30">
            <text:p>15%</text:p>
          </table:table-cell>
          <table:table-cell office:value-type="percentage" office:value="0.17" table:style-name="ce28">
            <text:p>17%</text:p>
          </table:table-cell>
          <table:table-cell office:value-type="percentage" office:value="0.33" table:style-name="ce30">
            <text:p>33%</text:p>
          </table:table-cell>
          <table:table-cell office:value-type="percentage" office:value="0.26" table:style-name="ce30">
            <text:p>26%</text:p>
          </table:table-cell>
          <table:table-cell office:value-type="percentage" office:value="0.54" table:style-name="ce30">
            <text:p>54%</text:p>
          </table:table-cell>
          <table:table-cell table:style-name="ce30"/>
          <table:table-cell table:number-columns-repeated="16373"/>
        </table:table-row>
        <table:table-row table:style-name="ro5">
          <table:table-cell office:value-type="date" office:date-value="2021-02-11T00:00:00" table:style-name="ce32">
            <text:p>2/11/2021</text:p>
          </table:table-cell>
          <table:table-cell office:value-type="percentage" office:value="0.57999999999999996" table:style-name="ce28">
            <text:p>58%</text:p>
          </table:table-cell>
          <table:table-cell office:value-type="percentage" office:value="0.78" table:style-name="ce28">
            <text:p>78%</text:p>
          </table:table-cell>
          <table:table-cell office:value-type="percentage" office:value="0.95" table:style-name="ce28">
            <text:p>95%</text:p>
          </table:table-cell>
          <table:table-cell office:value-type="percentage" office:value="0.64" table:style-name="ce30">
            <text:p>64%</text:p>
          </table:table-cell>
          <table:table-cell office:value-type="percentage" office:value="0.15" table:style-name="ce30">
            <text:p>15%</text:p>
          </table:table-cell>
          <table:table-cell office:value-type="percentage" office:value="0.17" table:style-name="ce28">
            <text:p>17%</text:p>
          </table:table-cell>
          <table:table-cell office:value-type="percentage" office:value="0.34" table:style-name="ce30">
            <text:p>34%</text:p>
          </table:table-cell>
          <table:table-cell office:value-type="percentage" office:value="0.27" table:style-name="ce30">
            <text:p>27%</text:p>
          </table:table-cell>
          <table:table-cell office:value-type="percentage" office:value="0.47" table:style-name="ce30">
            <text:p>47%</text:p>
          </table:table-cell>
          <table:table-cell table:style-name="ce30"/>
          <table:table-cell table:number-columns-repeated="16373"/>
        </table:table-row>
        <table:table-row table:style-name="ro5">
          <table:table-cell office:value-type="date" office:date-value="2021-02-12T00:00:00" table:style-name="ce32">
            <text:p>2/12/2021</text:p>
          </table:table-cell>
          <table:table-cell office:value-type="percentage" office:value="0.61" table:style-name="ce28">
            <text:p>61%</text:p>
          </table:table-cell>
          <table:table-cell office:value-type="percentage" office:value="0.79" table:style-name="ce28">
            <text:p>79%</text:p>
          </table:table-cell>
          <table:table-cell office:value-type="percentage" office:value="0.96" table:style-name="ce28">
            <text:p>96%</text:p>
          </table:table-cell>
          <table:table-cell office:value-type="percentage" office:value="0.67" table:style-name="ce30">
            <text:p>67%</text:p>
          </table:table-cell>
          <table:table-cell office:value-type="percentage" office:value="0.16" table:style-name="ce30">
            <text:p>16%</text:p>
          </table:table-cell>
          <table:table-cell office:value-type="percentage" office:value="0.18" table:style-name="ce28">
            <text:p>18%</text:p>
          </table:table-cell>
          <table:table-cell office:value-type="percentage" office:value="0.34" table:style-name="ce30">
            <text:p>34%</text:p>
          </table:table-cell>
          <table:table-cell office:value-type="percentage" office:value="0.27" table:style-name="ce30">
            <text:p>27%</text:p>
          </table:table-cell>
          <table:table-cell office:value-type="percentage" office:value="0.41" table:style-name="ce30">
            <text:p>41%</text:p>
          </table:table-cell>
          <table:table-cell table:style-name="ce30"/>
          <table:table-cell table:number-columns-repeated="16373"/>
        </table:table-row>
        <table:table-row table:style-name="ro5">
          <table:table-cell office:value-type="date" office:date-value="2021-02-13T00:00:00" table:style-name="ce44">
            <text:p>2/13/2021</text:p>
          </table:table-cell>
          <table:table-cell office:value-type="percentage" office:value="0.57999999999999996" table:style-name="ce37">
            <text:p>58%</text:p>
          </table:table-cell>
          <table:table-cell office:value-type="percentage" office:value="0.77" table:style-name="ce37">
            <text:p>77%</text:p>
          </table:table-cell>
          <table:table-cell office:value-type="percentage" office:value="1.01" table:style-name="ce37">
            <text:p>101%</text:p>
          </table:table-cell>
          <table:table-cell office:value-type="percentage" office:value="0.62" table:style-name="ce40">
            <text:p>62%</text:p>
          </table:table-cell>
          <table:table-cell office:value-type="percentage" office:value="0.16" table:style-name="ce40">
            <text:p>16%</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25" table:style-name="ce40">
            <text:p>25%</text:p>
          </table:table-cell>
          <table:table-cell office:value-type="percentage" office:value="0.6" table:style-name="ce40">
            <text:p>60%</text:p>
          </table:table-cell>
          <table:table-cell table:style-name="ce40"/>
          <table:table-cell table:number-columns-repeated="16373"/>
        </table:table-row>
        <table:table-row table:style-name="ro5">
          <table:table-cell office:value-type="date" office:date-value="2021-02-14T00:00:00" table:style-name="ce44">
            <text:p>2/14/2021</text:p>
          </table:table-cell>
          <table:table-cell office:value-type="percentage" office:value="0.52" table:style-name="ce37">
            <text:p>52%</text:p>
          </table:table-cell>
          <table:table-cell office:value-type="percentage" office:value="0.68" table:style-name="ce37">
            <text:p>68%</text:p>
          </table:table-cell>
          <table:table-cell office:value-type="percentage" office:value="0.99" table:style-name="ce37">
            <text:p>99%</text:p>
          </table:table-cell>
          <table:table-cell office:value-type="percentage" office:value="0.55000000000000004" table:style-name="ce40">
            <text:p>55%</text:p>
          </table:table-cell>
          <table:table-cell office:value-type="percentage" office:value="0.16" table:style-name="ce40">
            <text:p>16%</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26" table:style-name="ce40">
            <text:p>26%</text:p>
          </table:table-cell>
          <table:table-cell office:value-type="percentage" office:value="0.61" table:style-name="ce40">
            <text:p>61%</text:p>
          </table:table-cell>
          <table:table-cell table:style-name="ce40"/>
          <table:table-cell table:number-columns-repeated="16373"/>
        </table:table-row>
        <table:table-row table:style-name="ro5">
          <table:table-cell office:value-type="date" office:date-value="2021-02-15T00:00:00" table:style-name="ce32">
            <text:p>2/15/2021</text:p>
          </table:table-cell>
          <table:table-cell office:value-type="percentage" office:value="0.61" table:style-name="ce28">
            <text:p>61%</text:p>
          </table:table-cell>
          <table:table-cell office:value-type="percentage" office:value="0.83" table:style-name="ce28">
            <text:p>83%</text:p>
          </table:table-cell>
          <table:table-cell office:value-type="percentage" office:value="1" table:style-name="ce28">
            <text:p>100%</text:p>
          </table:table-cell>
          <table:table-cell office:value-type="percentage" office:value="0.68" table:style-name="ce30">
            <text:p>68%</text:p>
          </table:table-cell>
          <table:table-cell office:value-type="percentage" office:value="0.16" table:style-name="ce30">
            <text:p>16%</text:p>
          </table:table-cell>
          <table:table-cell office:value-type="percentage" office:value="0.18" table:style-name="ce28">
            <text:p>18%</text:p>
          </table:table-cell>
          <table:table-cell office:value-type="percentage" office:value="0.38" table:style-name="ce30">
            <text:p>38%</text:p>
          </table:table-cell>
          <table:table-cell office:value-type="percentage" office:value="0.28000000000000003" table:style-name="ce30">
            <text:p>28%</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2-16T00:00:00" table:style-name="ce32">
            <text:p>2/16/2021</text:p>
          </table:table-cell>
          <table:table-cell office:value-type="percentage" office:value="0.6" table:style-name="ce28">
            <text:p>60%</text:p>
          </table:table-cell>
          <table:table-cell office:value-type="percentage" office:value="0.82" table:style-name="ce28">
            <text:p>82%</text:p>
          </table:table-cell>
          <table:table-cell office:value-type="percentage" office:value="0.99" table:style-name="ce28">
            <text:p>99%</text:p>
          </table:table-cell>
          <table:table-cell office:value-type="percentage" office:value="0.67" table:style-name="ce30">
            <text:p>67%</text:p>
          </table:table-cell>
          <table:table-cell office:value-type="percentage" office:value="0.17" table:style-name="ce30">
            <text:p>17%</text:p>
          </table:table-cell>
          <table:table-cell office:value-type="percentage" office:value="0.18" table:style-name="ce28">
            <text:p>18%</text:p>
          </table:table-cell>
          <table:table-cell office:value-type="percentage" office:value="0.37" table:style-name="ce30">
            <text:p>37%</text:p>
          </table:table-cell>
          <table:table-cell office:value-type="percentage" office:value="0.28000000000000003" table:style-name="ce30">
            <text:p>28%</text:p>
          </table:table-cell>
          <table:table-cell office:value-type="percentage" office:value="0.59" table:style-name="ce30">
            <text:p>59%</text:p>
          </table:table-cell>
          <table:table-cell table:style-name="ce30"/>
          <table:table-cell table:number-columns-repeated="16373"/>
        </table:table-row>
        <table:table-row table:style-name="ro5">
          <table:table-cell office:value-type="date" office:date-value="2021-02-17T00:00:00" table:style-name="ce32">
            <text:p>2/17/2021</text:p>
          </table:table-cell>
          <table:table-cell office:value-type="percentage" office:value="0.6" table:style-name="ce28">
            <text:p>60%</text:p>
          </table:table-cell>
          <table:table-cell office:value-type="percentage" office:value="0.82" table:style-name="ce28">
            <text:p>82%</text:p>
          </table:table-cell>
          <table:table-cell office:value-type="percentage" office:value="0.99" table:style-name="ce28">
            <text:p>99%</text:p>
          </table:table-cell>
          <table:table-cell office:value-type="percentage" office:value="0.67" table:style-name="ce30">
            <text:p>67%</text:p>
          </table:table-cell>
          <table:table-cell office:value-type="percentage" office:value="0.17" table:style-name="ce30">
            <text:p>17%</text:p>
          </table:table-cell>
          <table:table-cell office:value-type="percentage" office:value="0.18" table:style-name="ce28">
            <text:p>18%</text:p>
          </table:table-cell>
          <table:table-cell office:value-type="percentage" office:value="0.38" table:style-name="ce30">
            <text:p>38%</text:p>
          </table:table-cell>
          <table:table-cell office:value-type="percentage" office:value="0.26" table:style-name="ce30">
            <text:p>26%</text:p>
          </table:table-cell>
          <table:table-cell office:value-type="percentage" office:value="0.78" table:style-name="ce30">
            <text:p>78%</text:p>
          </table:table-cell>
          <table:table-cell table:style-name="ce30"/>
          <table:table-cell table:number-columns-repeated="16373"/>
        </table:table-row>
        <table:table-row table:style-name="ro5">
          <table:table-cell office:value-type="date" office:date-value="2021-02-18T00:00:00" table:style-name="ce32">
            <text:p>2/18/2021</text:p>
          </table:table-cell>
          <table:table-cell office:value-type="percentage" office:value="0.6" table:style-name="ce28">
            <text:p>60%</text:p>
          </table:table-cell>
          <table:table-cell office:value-type="percentage" office:value="0.8" table:style-name="ce28">
            <text:p>80%</text:p>
          </table:table-cell>
          <table:table-cell office:value-type="percentage" office:value="0.99" table:style-name="ce28">
            <text:p>99%</text:p>
          </table:table-cell>
          <table:table-cell office:value-type="percentage" office:value="0.66" table:style-name="ce30">
            <text:p>66%</text:p>
          </table:table-cell>
          <table:table-cell office:value-type="percentage" office:value="0.17" table:style-name="ce30">
            <text:p>17%</text:p>
          </table:table-cell>
          <table:table-cell office:value-type="percentage" office:value="0.18" table:style-name="ce28">
            <text:p>18%</text:p>
          </table:table-cell>
          <table:table-cell office:value-type="percentage" office:value="0.39" table:style-name="ce30">
            <text:p>39%</text:p>
          </table:table-cell>
          <table:table-cell office:value-type="percentage" office:value="0.27" table:style-name="ce30">
            <text:p>27%</text:p>
          </table:table-cell>
          <table:table-cell office:value-type="percentage" office:value="0.91" table:style-name="ce30">
            <text:p>91%</text:p>
          </table:table-cell>
          <table:table-cell table:style-name="ce30"/>
          <table:table-cell table:number-columns-repeated="16373"/>
        </table:table-row>
        <table:table-row table:style-name="ro5">
          <table:table-cell office:value-type="date" office:date-value="2021-02-19T00:00:00" table:style-name="ce32">
            <text:p>2/19/2021</text:p>
          </table:table-cell>
          <table:table-cell office:value-type="percentage" office:value="0.61" table:style-name="ce28">
            <text:p>61%</text:p>
          </table:table-cell>
          <table:table-cell office:value-type="percentage" office:value="0.78" table:style-name="ce28">
            <text:p>78%</text:p>
          </table:table-cell>
          <table:table-cell office:value-type="percentage" office:value="0.97" table:style-name="ce28">
            <text:p>97%</text:p>
          </table:table-cell>
          <table:table-cell office:value-type="percentage" office:value="0.66" table:style-name="ce30">
            <text:p>66%</text:p>
          </table:table-cell>
          <table:table-cell office:value-type="percentage" office:value="0.17" table:style-name="ce30">
            <text:p>17%</text:p>
          </table:table-cell>
          <table:table-cell office:value-type="percentage" office:value="0.18" table:style-name="ce28">
            <text:p>18%</text:p>
          </table:table-cell>
          <table:table-cell office:value-type="percentage" office:value="0.39" table:style-name="ce30">
            <text:p>39%</text:p>
          </table:table-cell>
          <table:table-cell office:value-type="percentage" office:value="0.27" table:style-name="ce30">
            <text:p>27%</text:p>
          </table:table-cell>
          <table:table-cell office:value-type="percentage" office:value="0.66" table:style-name="ce30">
            <text:p>66%</text:p>
          </table:table-cell>
          <table:table-cell table:style-name="ce30"/>
          <table:table-cell table:number-columns-repeated="16373"/>
        </table:table-row>
        <table:table-row table:style-name="ro5">
          <table:table-cell office:value-type="date" office:date-value="2021-02-20T00:00:00" table:style-name="ce44">
            <text:p>2/20/2021</text:p>
          </table:table-cell>
          <table:table-cell office:value-type="percentage" office:value="0.59" table:style-name="ce37">
            <text:p>59%</text:p>
          </table:table-cell>
          <table:table-cell office:value-type="percentage" office:value="0.77" table:style-name="ce37">
            <text:p>77%</text:p>
          </table:table-cell>
          <table:table-cell office:value-type="percentage" office:value="1.01" table:style-name="ce37">
            <text:p>101%</text:p>
          </table:table-cell>
          <table:table-cell office:value-type="percentage" office:value="0.63" table:style-name="ce40">
            <text:p>63%</text:p>
          </table:table-cell>
          <table:table-cell office:value-type="percentage" office:value="0.16" table:style-name="ce40">
            <text:p>16%</text:p>
          </table:table-cell>
          <table:table-cell office:value-type="percentage" office:value="0.2" table:style-name="ce37">
            <text:p>20%</text:p>
          </table:table-cell>
          <table:table-cell office:value-type="percentage" office:value="0.39" table:style-name="ce40">
            <text:p>39%</text:p>
          </table:table-cell>
          <table:table-cell office:value-type="percentage" office:value="0.27" table:style-name="ce40">
            <text:p>27%</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1-02-21T00:00:00" table:style-name="ce44">
            <text:p>2/21/2021</text:p>
          </table:table-cell>
          <table:table-cell office:value-type="percentage" office:value="0.57999999999999996" table:style-name="ce37">
            <text:p>58%</text:p>
          </table:table-cell>
          <table:table-cell office:value-type="percentage" office:value="0.75" table:style-name="ce37">
            <text:p>75%</text:p>
          </table:table-cell>
          <table:table-cell office:value-type="percentage" office:value="1.03" table:style-name="ce37">
            <text:p>103%</text:p>
          </table:table-cell>
          <table:table-cell office:value-type="percentage" office:value="0.62" table:style-name="ce40">
            <text:p>62%</text:p>
          </table:table-cell>
          <table:table-cell office:value-type="percentage" office:value="0.16" table:style-name="ce40">
            <text:p>16%</text:p>
          </table:table-cell>
          <table:table-cell office:value-type="percentage" office:value="0.19" table:style-name="ce37">
            <text:p>19%</text:p>
          </table:table-cell>
          <table:table-cell office:value-type="percentage" office:value="0.38" table:style-name="ce40">
            <text:p>38%</text:p>
          </table:table-cell>
          <table:table-cell office:value-type="percentage" office:value="0.3" table:style-name="ce40">
            <text:p>30%</text:p>
          </table:table-cell>
          <table:table-cell office:value-type="percentage" office:value="1.65" table:style-name="ce40">
            <text:p>165%</text:p>
          </table:table-cell>
          <table:table-cell table:style-name="ce40"/>
          <table:table-cell table:number-columns-repeated="16373"/>
        </table:table-row>
        <table:table-row table:style-name="ro5">
          <table:table-cell office:value-type="date" office:date-value="2021-02-22T00:00:00" table:style-name="ce32">
            <text:p>2/22/2021</text:p>
          </table:table-cell>
          <table:table-cell office:value-type="percentage" office:value="0.63" table:style-name="ce28">
            <text:p>63%</text:p>
          </table:table-cell>
          <table:table-cell office:value-type="percentage" office:value="0.86" table:style-name="ce28">
            <text:p>86%</text:p>
          </table:table-cell>
          <table:table-cell office:value-type="percentage" office:value="1.02" table:style-name="ce28">
            <text:p>102%</text:p>
          </table:table-cell>
          <table:table-cell office:value-type="percentage" office:value="0.7" table:style-name="ce30">
            <text:p>70%</text:p>
          </table:table-cell>
          <table:table-cell office:value-type="percentage" office:value="0.16" table:style-name="ce30">
            <text:p>16%</text:p>
          </table:table-cell>
          <table:table-cell office:value-type="percentage" office:value="0.19" table:style-name="ce28">
            <text:p>19%</text:p>
          </table:table-cell>
          <table:table-cell office:value-type="percentage" office:value="0.34" table:style-name="ce30">
            <text:p>34%</text:p>
          </table:table-cell>
          <table:table-cell office:value-type="percentage" office:value="0.3" table:style-name="ce30">
            <text:p>30%</text:p>
          </table:table-cell>
          <table:table-cell office:value-type="percentage" office:value="0.75" table:style-name="ce30">
            <text:p>75%</text:p>
          </table:table-cell>
          <table:table-cell table:style-name="ce30"/>
          <table:table-cell table:number-columns-repeated="16373"/>
        </table:table-row>
        <table:table-row table:style-name="ro5">
          <table:table-cell office:value-type="date" office:date-value="2021-02-23T00:00:00" table:style-name="ce32">
            <text:p>2/23/2021</text:p>
          </table:table-cell>
          <table:table-cell office:value-type="percentage" office:value="0.62" table:style-name="ce28">
            <text:p>62%</text:p>
          </table:table-cell>
          <table:table-cell office:value-type="percentage" office:value="0.84" table:style-name="ce28">
            <text:p>84%</text:p>
          </table:table-cell>
          <table:table-cell office:value-type="percentage" office:value="1" table:style-name="ce28">
            <text:p>100%</text:p>
          </table:table-cell>
          <table:table-cell office:value-type="percentage" office:value="0.69" table:style-name="ce30">
            <text:p>69%</text:p>
          </table:table-cell>
          <table:table-cell office:value-type="percentage" office:value="0.16" table:style-name="ce30">
            <text:p>16%</text:p>
          </table:table-cell>
          <table:table-cell office:value-type="percentage" office:value="0.19" table:style-name="ce28">
            <text:p>19%</text:p>
          </table:table-cell>
          <table:table-cell office:value-type="percentage" office:value="0.35" table:style-name="ce30">
            <text:p>35%</text:p>
          </table:table-cell>
          <table:table-cell office:value-type="percentage" office:value="0.3" table:style-name="ce30">
            <text:p>30%</text:p>
          </table:table-cell>
          <table:table-cell office:value-type="percentage" office:value="0.71" table:style-name="ce30">
            <text:p>71%</text:p>
          </table:table-cell>
          <table:table-cell table:style-name="ce30"/>
          <table:table-cell table:number-columns-repeated="16373"/>
        </table:table-row>
        <table:table-row table:style-name="ro5">
          <table:table-cell office:value-type="date" office:date-value="2021-02-24T00:00:00" table:style-name="ce32">
            <text:p>2/24/2021</text:p>
          </table:table-cell>
          <table:table-cell office:value-type="percentage" office:value="0.63" table:style-name="ce28">
            <text:p>63%</text:p>
          </table:table-cell>
          <table:table-cell office:value-type="percentage" office:value="0.84" table:style-name="ce28">
            <text:p>84%</text:p>
          </table:table-cell>
          <table:table-cell office:value-type="percentage" office:value="1.01" table:style-name="ce28">
            <text:p>101%</text:p>
          </table:table-cell>
          <table:table-cell office:value-type="percentage" office:value="0.69" table:style-name="ce30">
            <text:p>69%</text:p>
          </table:table-cell>
          <table:table-cell office:value-type="percentage" office:value="0.16" table:style-name="ce30">
            <text:p>16%</text:p>
          </table:table-cell>
          <table:table-cell office:value-type="percentage" office:value="0.19" table:style-name="ce28">
            <text:p>19%</text:p>
          </table:table-cell>
          <table:table-cell office:value-type="percentage" office:value="0.35" table:style-name="ce30">
            <text:p>35%</text:p>
          </table:table-cell>
          <table:table-cell office:value-type="percentage" office:value="0.28000000000000003" table:style-name="ce30">
            <text:p>28%</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2-25T00:00:00" table:style-name="ce32">
            <text:p>2/25/2021</text:p>
          </table:table-cell>
          <table:table-cell office:value-type="percentage" office:value="0.64" table:style-name="ce28">
            <text:p>64%</text:p>
          </table:table-cell>
          <table:table-cell office:value-type="percentage" office:value="0.83" table:style-name="ce28">
            <text:p>83%</text:p>
          </table:table-cell>
          <table:table-cell office:value-type="percentage" office:value="1.01" table:style-name="ce28">
            <text:p>101%</text:p>
          </table:table-cell>
          <table:table-cell office:value-type="percentage" office:value="0.7" table:style-name="ce30">
            <text:p>70%</text:p>
          </table:table-cell>
          <table:table-cell office:value-type="percentage" office:value="0.16" table:style-name="ce30">
            <text:p>16%</text:p>
          </table:table-cell>
          <table:table-cell office:value-type="percentage" office:value="0.18" table:style-name="ce28">
            <text:p>18%</text:p>
          </table:table-cell>
          <table:table-cell office:value-type="percentage" office:value="0.36" table:style-name="ce30">
            <text:p>36%</text:p>
          </table:table-cell>
          <table:table-cell office:value-type="percentage" office:value="0.3" table:style-name="ce30">
            <text:p>30%</text:p>
          </table:table-cell>
          <table:table-cell office:value-type="percentage" office:value="1.1299999999999999" table:style-name="ce30">
            <text:p>113%</text:p>
          </table:table-cell>
          <table:table-cell table:style-name="ce30"/>
          <table:table-cell table:number-columns-repeated="16373"/>
        </table:table-row>
        <table:table-row table:style-name="ro5">
          <table:table-cell office:value-type="date" office:date-value="2021-02-26T00:00:00" table:style-name="ce32">
            <text:p>2/26/2021</text:p>
          </table:table-cell>
          <table:table-cell office:value-type="percentage" office:value="0.68" table:style-name="ce28">
            <text:p>68%</text:p>
          </table:table-cell>
          <table:table-cell office:value-type="percentage" office:value="0.85" table:style-name="ce28">
            <text:p>85%</text:p>
          </table:table-cell>
          <table:table-cell office:value-type="percentage" office:value="1" table:style-name="ce28">
            <text:p>100%</text:p>
          </table:table-cell>
          <table:table-cell office:value-type="percentage" office:value="0.73" table:style-name="ce30">
            <text:p>73%</text:p>
          </table:table-cell>
          <table:table-cell office:value-type="percentage" office:value="0.16" table:style-name="ce30">
            <text:p>16%</text:p>
          </table:table-cell>
          <table:table-cell office:value-type="percentage" office:value="0.2" table:style-name="ce28">
            <text:p>20%</text:p>
          </table:table-cell>
          <table:table-cell office:value-type="percentage" office:value="0.39" table:style-name="ce30">
            <text:p>39%</text:p>
          </table:table-cell>
          <table:table-cell office:value-type="percentage" office:value="0.32" table:style-name="ce30">
            <text:p>32%</text:p>
          </table:table-cell>
          <table:table-cell office:value-type="percentage" office:value="1.17" table:style-name="ce30">
            <text:p>117%</text:p>
          </table:table-cell>
          <table:table-cell table:style-name="ce30"/>
          <table:table-cell table:number-columns-repeated="16373"/>
        </table:table-row>
        <table:table-row table:style-name="ro5">
          <table:table-cell office:value-type="date" office:date-value="2021-02-27T00:00:00" table:style-name="ce44">
            <text:p>2/27/2021</text:p>
          </table:table-cell>
          <table:table-cell office:value-type="percentage" office:value="0.66" table:style-name="ce37">
            <text:p>66%</text:p>
          </table:table-cell>
          <table:table-cell office:value-type="percentage" office:value="0.83" table:style-name="ce37">
            <text:p>83%</text:p>
          </table:table-cell>
          <table:table-cell office:value-type="percentage" office:value="1.06" table:style-name="ce37">
            <text:p>106%</text:p>
          </table:table-cell>
          <table:table-cell office:value-type="percentage" office:value="0.7" table:style-name="ce40">
            <text:p>70%</text:p>
          </table:table-cell>
          <table:table-cell office:value-type="percentage" office:value="0.17" table:style-name="ce40">
            <text:p>17%</text:p>
          </table:table-cell>
          <table:table-cell office:value-type="percentage" office:value="0.21" table:style-name="ce37">
            <text:p>21%</text:p>
          </table:table-cell>
          <table:table-cell office:value-type="percentage" office:value="0.44" table:style-name="ce40">
            <text:p>44%</text:p>
          </table:table-cell>
          <table:table-cell office:value-type="percentage" office:value="0.31" table:style-name="ce40">
            <text:p>31%</text:p>
          </table:table-cell>
          <table:table-cell office:value-type="percentage" office:value="2.04" table:style-name="ce40">
            <text:p>204%</text:p>
          </table:table-cell>
          <table:table-cell table:style-name="ce40"/>
          <table:table-cell table:number-columns-repeated="16373"/>
        </table:table-row>
        <table:table-row table:style-name="ro5">
          <table:table-cell office:value-type="date" office:date-value="2021-02-28T00:00:00" table:style-name="ce44">
            <text:p>2/28/2021</text:p>
          </table:table-cell>
          <table:table-cell office:value-type="percentage" office:value="0.65" table:style-name="ce37">
            <text:p>65%</text:p>
          </table:table-cell>
          <table:table-cell office:value-type="percentage" office:value="0.81" table:style-name="ce37">
            <text:p>81%</text:p>
          </table:table-cell>
          <table:table-cell office:value-type="percentage" office:value="1.06" table:style-name="ce37">
            <text:p>106%</text:p>
          </table:table-cell>
          <table:table-cell office:value-type="percentage" office:value="0.69" table:style-name="ce40">
            <text:p>69%</text:p>
          </table:table-cell>
          <table:table-cell office:value-type="percentage" office:value="0.17" table:style-name="ce40">
            <text:p>17%</text:p>
          </table:table-cell>
          <table:table-cell office:value-type="percentage" office:value="0.18" table:style-name="ce37">
            <text:p>18%</text:p>
          </table:table-cell>
          <table:table-cell office:value-type="percentage" office:value="0.39" table:style-name="ce40">
            <text:p>39%</text:p>
          </table:table-cell>
          <table:table-cell office:value-type="percentage" office:value="0.34" table:style-name="ce40">
            <text:p>34%</text:p>
          </table:table-cell>
          <table:table-cell office:value-type="percentage" office:value="1.98" table:style-name="ce40">
            <text:p>198%</text:p>
          </table:table-cell>
          <table:table-cell table:style-name="ce40"/>
          <table:table-cell table:number-columns-repeated="16373"/>
        </table:table-row>
        <table:table-row table:style-name="ro5">
          <table:table-cell office:value-type="date" office:date-value="2021-03-01T00:00:00" table:style-name="ce32">
            <text:p>3/1/2021</text:p>
          </table:table-cell>
          <table:table-cell office:value-type="percentage" office:value="0.66" table:style-name="ce28">
            <text:p>66%</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0.73" table:style-name="ce30">
            <text:p>73%</text:p>
          </table:table-cell>
          <table:table-cell office:value-type="percentage" office:value="0.17" table:style-name="ce30">
            <text:p>17%</text:p>
          </table:table-cell>
          <table:table-cell office:value-type="percentage" office:value="0.2" table:style-name="ce28">
            <text:p>20%</text:p>
          </table:table-cell>
          <table:table-cell office:value-type="percentage" office:value="0.36" table:style-name="ce30">
            <text:p>36%</text:p>
          </table:table-cell>
          <table:table-cell office:value-type="percentage" office:value="0.31" table:style-name="ce30">
            <text:p>31%</text:p>
          </table:table-cell>
          <table:table-cell office:value-type="percentage" office:value="0.81" table:style-name="ce30">
            <text:p>81%</text:p>
          </table:table-cell>
          <table:table-cell table:style-name="ce30"/>
          <table:table-cell table:number-columns-repeated="16373"/>
        </table:table-row>
        <table:table-row table:style-name="ro5">
          <table:table-cell office:value-type="date" office:date-value="2021-03-02T00:00:00" table:style-name="ce32">
            <text:p>3/2/2021</text:p>
          </table:table-cell>
          <table:table-cell office:value-type="percentage" office:value="0.65" table:style-name="ce28">
            <text:p>65%</text:p>
          </table:table-cell>
          <table:table-cell office:value-type="percentage" office:value="0.87" table:style-name="ce28">
            <text:p>87%</text:p>
          </table:table-cell>
          <table:table-cell office:value-type="percentage" office:value="1.02" table:style-name="ce28">
            <text:p>102%</text:p>
          </table:table-cell>
          <table:table-cell office:value-type="percentage" office:value="0.72" table:style-name="ce30">
            <text:p>72%</text:p>
          </table:table-cell>
          <table:table-cell office:value-type="percentage" office:value="0.17" table:style-name="ce30">
            <text:p>17%</text:p>
          </table:table-cell>
          <table:table-cell office:value-type="percentage" office:value="0.19" table:style-name="ce28">
            <text:p>19%</text:p>
          </table:table-cell>
          <table:table-cell office:value-type="percentage" office:value="0.35" table:style-name="ce30">
            <text:p>35%</text:p>
          </table:table-cell>
          <table:table-cell office:value-type="percentage" office:value="0.31" table:style-name="ce30">
            <text:p>31%</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1-03-03T00:00:00" table:style-name="ce32">
            <text:p>3/3/2021</text:p>
          </table:table-cell>
          <table:table-cell office:value-type="percentage" office:value="0.64" table:style-name="ce28">
            <text:p>64%</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0.71" table:style-name="ce30">
            <text:p>71%</text:p>
          </table:table-cell>
          <table:table-cell office:value-type="percentage" office:value="0.17" table:style-name="ce30">
            <text:p>17%</text:p>
          </table:table-cell>
          <table:table-cell office:value-type="percentage" office:value="0.19" table:style-name="ce28">
            <text:p>19%</text:p>
          </table:table-cell>
          <table:table-cell office:value-type="percentage" office:value="0.35" table:style-name="ce30">
            <text:p>35%</text:p>
          </table:table-cell>
          <table:table-cell office:value-type="percentage" office:value="0.28999999999999998" table:style-name="ce30">
            <text:p>29%</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1-03-04T00:00:00" table:style-name="ce32">
            <text:p>3/4/2021</text:p>
          </table:table-cell>
          <table:table-cell office:value-type="percentage" office:value="0.64" table:style-name="ce28">
            <text:p>64%</text:p>
          </table:table-cell>
          <table:table-cell office:value-type="percentage" office:value="0.84" table:style-name="ce28">
            <text:p>84%</text:p>
          </table:table-cell>
          <table:table-cell office:value-type="percentage" office:value="1.02" table:style-name="ce28">
            <text:p>102%</text:p>
          </table:table-cell>
          <table:table-cell office:value-type="percentage" office:value="0.7" table:style-name="ce30">
            <text:p>70%</text:p>
          </table:table-cell>
          <table:table-cell office:value-type="percentage" office:value="0.18" table:style-name="ce30">
            <text:p>18%</text:p>
          </table:table-cell>
          <table:table-cell office:value-type="percentage" office:value="0.18" table:style-name="ce28">
            <text:p>18%</text:p>
          </table:table-cell>
          <table:table-cell office:value-type="percentage" office:value="0.35" table:style-name="ce30">
            <text:p>35%</text:p>
          </table:table-cell>
          <table:table-cell office:value-type="percentage" office:value="0.3" table:style-name="ce30">
            <text:p>30%</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3-05T00:00:00" table:style-name="ce32">
            <text:p>3/5/2021</text:p>
          </table:table-cell>
          <table:table-cell office:value-type="percentage" office:value="0.68" table:style-name="ce28">
            <text:p>68%</text:p>
          </table:table-cell>
          <table:table-cell office:value-type="percentage" office:value="0.85" table:style-name="ce28">
            <text:p>85%</text:p>
          </table:table-cell>
          <table:table-cell office:value-type="percentage" office:value="1.02" table:style-name="ce28">
            <text:p>102%</text:p>
          </table:table-cell>
          <table:table-cell office:value-type="percentage" office:value="0.73" table:style-name="ce30">
            <text:p>73%</text:p>
          </table:table-cell>
          <table:table-cell office:value-type="percentage" office:value="0.19" table:style-name="ce30">
            <text:p>19%</text:p>
          </table:table-cell>
          <table:table-cell office:value-type="percentage" office:value="0.2" table:style-name="ce28">
            <text:p>20%</text:p>
          </table:table-cell>
          <table:table-cell office:value-type="percentage" office:value="0.37" table:style-name="ce30">
            <text:p>37%</text:p>
          </table:table-cell>
          <table:table-cell office:value-type="percentage" office:value="0.31" table:style-name="ce30">
            <text:p>31%</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3-06T00:00:00" table:style-name="ce44">
            <text:p>3/6/2021</text:p>
          </table:table-cell>
          <table:table-cell office:value-type="percentage" office:value="0.66" table:style-name="ce37">
            <text:p>66%</text:p>
          </table:table-cell>
          <table:table-cell office:value-type="percentage" office:value="0.86" table:style-name="ce37">
            <text:p>86%</text:p>
          </table:table-cell>
          <table:table-cell office:value-type="percentage" office:value="1.08" table:style-name="ce37">
            <text:p>108%</text:p>
          </table:table-cell>
          <table:table-cell office:value-type="percentage" office:value="0.7" table:style-name="ce40">
            <text:p>70%</text:p>
          </table:table-cell>
          <table:table-cell office:value-type="percentage" office:value="0.19" table:style-name="ce40">
            <text:p>19%</text:p>
          </table:table-cell>
          <table:table-cell office:value-type="percentage" office:value="0.19" table:style-name="ce37">
            <text:p>19%</text:p>
          </table:table-cell>
          <table:table-cell office:value-type="percentage" office:value="0.38" table:style-name="ce40">
            <text:p>38%</text:p>
          </table:table-cell>
          <table:table-cell office:value-type="percentage" office:value="0.3" table:style-name="ce40">
            <text:p>30%</text:p>
          </table:table-cell>
          <table:table-cell office:value-type="percentage" office:value="1.52" table:style-name="ce40">
            <text:p>152%</text:p>
          </table:table-cell>
          <table:table-cell table:style-name="ce40"/>
          <table:table-cell table:number-columns-repeated="16373"/>
        </table:table-row>
        <table:table-row table:style-name="ro5">
          <table:table-cell office:value-type="date" office:date-value="2021-03-07T00:00:00" table:style-name="ce44">
            <text:p>3/7/2021</text:p>
          </table:table-cell>
          <table:table-cell office:value-type="percentage" office:value="0.64" table:style-name="ce37">
            <text:p>64%</text:p>
          </table:table-cell>
          <table:table-cell office:value-type="percentage" office:value="0.82" table:style-name="ce37">
            <text:p>82%</text:p>
          </table:table-cell>
          <table:table-cell office:value-type="percentage" office:value="1.08" table:style-name="ce37">
            <text:p>108%</text:p>
          </table:table-cell>
          <table:table-cell office:value-type="percentage" office:value="0.68" table:style-name="ce40">
            <text:p>68%</text:p>
          </table:table-cell>
          <table:table-cell office:value-type="percentage" office:value="0.2" table:style-name="ce40">
            <text:p>20%</text:p>
          </table:table-cell>
          <table:table-cell office:value-type="percentage" office:value="0.18" table:style-name="ce37">
            <text:p>18%</text:p>
          </table:table-cell>
          <table:table-cell office:value-type="percentage" office:value="0.4" table:style-name="ce40">
            <text:p>40%</text:p>
          </table:table-cell>
          <table:table-cell office:value-type="percentage" office:value="0.32" table:style-name="ce40">
            <text:p>32%</text:p>
          </table:table-cell>
          <table:table-cell office:value-type="percentage" office:value="1.68" table:style-name="ce40">
            <text:p>168%</text:p>
          </table:table-cell>
          <table:table-cell table:style-name="ce40"/>
          <table:table-cell table:number-columns-repeated="16373"/>
        </table:table-row>
        <table:table-row table:style-name="ro5">
          <table:table-cell office:value-type="date" office:date-value="2021-03-08T00:00:00" table:style-name="ce32">
            <text:p>3/8/2021</text:p>
          </table:table-cell>
          <table:table-cell office:value-type="percentage" office:value="0.7" table:style-name="ce28">
            <text:p>70%</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0.77" table:style-name="ce30">
            <text:p>77%</text:p>
          </table:table-cell>
          <table:table-cell office:value-type="percentage" office:value="0.22" table:style-name="ce30">
            <text:p>22%</text:p>
          </table:table-cell>
          <table:table-cell office:value-type="percentage" office:value="0.22" table:style-name="ce28">
            <text:p>22%</text:p>
          </table:table-cell>
          <table:table-cell office:value-type="percentage" office:value="0.43" table:style-name="ce30">
            <text:p>43%</text:p>
          </table:table-cell>
          <table:table-cell office:value-type="percentage" office:value="0.38" table:style-name="ce30">
            <text:p>38%</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3-09T00:00:00" table:style-name="ce32">
            <text:p>3/9/2021</text:p>
          </table:table-cell>
          <table:table-cell office:value-type="percentage" office:value="0.7" table:style-name="ce28">
            <text:p>70%</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0.76" table:style-name="ce30">
            <text:p>76%</text:p>
          </table:table-cell>
          <table:table-cell office:value-type="percentage" office:value="0.23" table:style-name="ce30">
            <text:p>23%</text:p>
          </table:table-cell>
          <table:table-cell office:value-type="percentage" office:value="0.23" table:style-name="ce28">
            <text:p>23%</text:p>
          </table:table-cell>
          <table:table-cell office:value-type="percentage" office:value="0.47" table:style-name="ce30">
            <text:p>47%</text:p>
          </table:table-cell>
          <table:table-cell office:value-type="percentage" office:value="0.42" table:style-name="ce30">
            <text:p>42%</text:p>
          </table:table-cell>
          <table:table-cell office:value-type="percentage" office:value="1.07" table:style-name="ce30">
            <text:p>107%</text:p>
          </table:table-cell>
          <table:table-cell table:style-name="ce30"/>
          <table:table-cell table:number-columns-repeated="16373"/>
        </table:table-row>
        <table:table-row table:style-name="ro5">
          <table:table-cell office:value-type="date" office:date-value="2021-03-10T00:00:00" table:style-name="ce32">
            <text:p>3/10/2021</text:p>
          </table:table-cell>
          <table:table-cell office:value-type="percentage" office:value="0.67" table:style-name="ce28">
            <text:p>67%</text:p>
          </table:table-cell>
          <table:table-cell office:value-type="percentage" office:value="0.89" table:style-name="ce28">
            <text:p>89%</text:p>
          </table:table-cell>
          <table:table-cell office:value-type="percentage" office:value="1.03" table:style-name="ce28">
            <text:p>103%</text:p>
          </table:table-cell>
          <table:table-cell office:value-type="percentage" office:value="0.74" table:style-name="ce30">
            <text:p>74%</text:p>
          </table:table-cell>
          <table:table-cell office:value-type="percentage" office:value="0.24" table:style-name="ce30">
            <text:p>24%</text:p>
          </table:table-cell>
          <table:table-cell office:value-type="percentage" office:value="0.22" table:style-name="ce28">
            <text:p>22%</text:p>
          </table:table-cell>
          <table:table-cell office:value-type="percentage" office:value="0.44" table:style-name="ce30">
            <text:p>44%</text:p>
          </table:table-cell>
          <table:table-cell office:value-type="percentage" office:value="0.38" table:style-name="ce30">
            <text:p>38%</text:p>
          </table:table-cell>
          <table:table-cell office:value-type="percentage" office:value="0.68" table:style-name="ce30">
            <text:p>68%</text:p>
          </table:table-cell>
          <table:table-cell table:style-name="ce30"/>
          <table:table-cell table:number-columns-repeated="16373"/>
        </table:table-row>
        <table:table-row table:style-name="ro5">
          <table:table-cell office:value-type="date" office:date-value="2021-03-11T00:00:00" table:style-name="ce32">
            <text:p>3/11/2021</text:p>
          </table:table-cell>
          <table:table-cell office:value-type="percentage" office:value="0.68" table:style-name="ce28">
            <text:p>68%</text:p>
          </table:table-cell>
          <table:table-cell office:value-type="percentage" office:value="0.88" table:style-name="ce28">
            <text:p>88%</text:p>
          </table:table-cell>
          <table:table-cell office:value-type="percentage" office:value="1" table:style-name="ce28">
            <text:p>100%</text:p>
          </table:table-cell>
          <table:table-cell office:value-type="percentage" office:value="0.74" table:style-name="ce30">
            <text:p>74%</text:p>
          </table:table-cell>
          <table:table-cell office:value-type="percentage" office:value="0.24" table:style-name="ce30">
            <text:p>24%</text:p>
          </table:table-cell>
          <table:table-cell office:value-type="percentage" office:value="0.22" table:style-name="ce28">
            <text:p>22%</text:p>
          </table:table-cell>
          <table:table-cell office:value-type="percentage" office:value="0.47" table:style-name="ce30">
            <text:p>47%</text:p>
          </table:table-cell>
          <table:table-cell office:value-type="percentage" office:value="0.41" table:style-name="ce30">
            <text:p>41%</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1-03-12T00:00:00" table:style-name="ce32">
            <text:p>3/12/2021</text:p>
          </table:table-cell>
          <table:table-cell office:value-type="percentage" office:value="0.73" table:style-name="ce28">
            <text:p>73%</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0.78" table:style-name="ce30">
            <text:p>78%</text:p>
          </table:table-cell>
          <table:table-cell office:value-type="percentage" office:value="0.24" table:style-name="ce30">
            <text:p>24%</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2" table:style-name="ce30">
            <text:p>42%</text:p>
          </table:table-cell>
          <table:table-cell office:value-type="percentage" office:value="0.84" table:style-name="ce30">
            <text:p>84%</text:p>
          </table:table-cell>
          <table:table-cell table:style-name="ce30"/>
          <table:table-cell table:number-columns-repeated="16373"/>
        </table:table-row>
        <table:table-row table:style-name="ro5">
          <table:table-cell office:value-type="date" office:date-value="2021-03-13T00:00:00" table:style-name="ce44">
            <text:p>3/13/2021</text:p>
          </table:table-cell>
          <table:table-cell office:value-type="percentage" office:value="0.71" table:style-name="ce37">
            <text:p>71%</text:p>
          </table:table-cell>
          <table:table-cell office:value-type="percentage" office:value="0.9" table:style-name="ce37">
            <text:p>90%</text:p>
          </table:table-cell>
          <table:table-cell office:value-type="percentage" office:value="1.0900000000000001" table:style-name="ce37">
            <text:p>109%</text:p>
          </table:table-cell>
          <table:table-cell office:value-type="percentage" office:value="0.75" table:style-name="ce40">
            <text:p>75%</text:p>
          </table:table-cell>
          <table:table-cell office:value-type="percentage" office:value="0.25" table:style-name="ce40">
            <text:p>25%</text:p>
          </table:table-cell>
          <table:table-cell office:value-type="percentage" office:value="0.19" table:style-name="ce37">
            <text:p>19%</text:p>
          </table:table-cell>
          <table:table-cell office:value-type="percentage" office:value="0.43" table:style-name="ce40">
            <text:p>43%</text:p>
          </table:table-cell>
          <table:table-cell office:value-type="percentage" office:value="0.32" table:style-name="ce40">
            <text:p>32%</text:p>
          </table:table-cell>
          <table:table-cell office:value-type="percentage" office:value="0.98" table:style-name="ce40">
            <text:p>98%</text:p>
          </table:table-cell>
          <table:table-cell table:style-name="ce40"/>
          <table:table-cell table:number-columns-repeated="16373"/>
        </table:table-row>
        <table:table-row table:style-name="ro5">
          <table:table-cell office:value-type="date" office:date-value="2021-03-14T00:00:00" table:style-name="ce44">
            <text:p>3/14/2021</text:p>
          </table:table-cell>
          <table:table-cell office:value-type="percentage" office:value="0.73" table:style-name="ce37">
            <text:p>73%</text:p>
          </table:table-cell>
          <table:table-cell office:value-type="percentage" office:value="0.88" table:style-name="ce37">
            <text:p>88%</text:p>
          </table:table-cell>
          <table:table-cell office:value-type="percentage" office:value="1.05" table:style-name="ce37">
            <text:p>105%</text:p>
          </table:table-cell>
          <table:table-cell office:value-type="percentage" office:value="0.76" table:style-name="ce40">
            <text:p>76%</text:p>
          </table:table-cell>
          <table:table-cell office:value-type="percentage" office:value="0.24" table:style-name="ce40">
            <text:p>24%</text:p>
          </table:table-cell>
          <table:table-cell office:value-type="percentage" office:value="0.18" table:style-name="ce37">
            <text:p>18%</text:p>
          </table:table-cell>
          <table:table-cell office:value-type="percentage" office:value="0.41" table:style-name="ce40">
            <text:p>41%</text:p>
          </table:table-cell>
          <table:table-cell office:value-type="percentage" office:value="0.34" table:style-name="ce40">
            <text:p>34%</text:p>
          </table:table-cell>
          <table:table-cell office:value-type="percentage" office:value="1.17" table:style-name="ce40">
            <text:p>117%</text:p>
          </table:table-cell>
          <table:table-cell table:style-name="ce40"/>
          <table:table-cell table:number-columns-repeated="16373"/>
        </table:table-row>
        <table:table-row table:style-name="ro5">
          <table:table-cell office:value-type="date" office:date-value="2021-03-15T00:00:00" table:style-name="ce32">
            <text:p>3/15/2021</text:p>
          </table:table-cell>
          <table:table-cell office:value-type="percentage" office:value="0.72" table:style-name="ce28">
            <text:p>72%</text:p>
          </table:table-cell>
          <table:table-cell office:value-type="percentage" office:value="0.94" table:style-name="ce28">
            <text:p>94%</text:p>
          </table:table-cell>
          <table:table-cell office:value-type="percentage" office:value="1.05" table:style-name="ce28">
            <text:p>105%</text:p>
          </table:table-cell>
          <table:table-cell office:value-type="percentage" office:value="0.78" table:style-name="ce30">
            <text:p>78%</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8" table:style-name="ce30">
            <text:p>48%</text:p>
          </table:table-cell>
          <table:table-cell office:value-type="percentage" office:value="0.46" table:style-name="ce30">
            <text:p>46%</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3-16T00:00:00" table:style-name="ce32">
            <text:p>3/16/2021</text:p>
          </table:table-cell>
          <table:table-cell office:value-type="percentage" office:value="0.71" table:style-name="ce28">
            <text:p>71%</text:p>
          </table:table-cell>
          <table:table-cell office:value-type="percentage" office:value="0.92" table:style-name="ce28">
            <text:p>92%</text:p>
          </table:table-cell>
          <table:table-cell office:value-type="percentage" office:value="1.04" table:style-name="ce28">
            <text:p>104%</text:p>
          </table:table-cell>
          <table:table-cell office:value-type="percentage" office:value="0.77" table:style-name="ce30">
            <text:p>77%</text:p>
          </table:table-cell>
          <table:table-cell office:value-type="percentage" office:value="0.25" table:style-name="ce30">
            <text:p>25%</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6" table:style-name="ce30">
            <text:p>46%</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1-03-17T00:00:00" table:style-name="ce32">
            <text:p>3/17/2021</text:p>
          </table:table-cell>
          <table:table-cell office:value-type="percentage" office:value="0.71" table:style-name="ce28">
            <text:p>71%</text:p>
          </table:table-cell>
          <table:table-cell office:value-type="percentage" office:value="0.92" table:style-name="ce28">
            <text:p>92%</text:p>
          </table:table-cell>
          <table:table-cell office:value-type="percentage" office:value="1.04" table:style-name="ce28">
            <text:p>104%</text:p>
          </table:table-cell>
          <table:table-cell office:value-type="percentage" office:value="0.77" table:style-name="ce30">
            <text:p>77%</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4" table:style-name="ce30">
            <text:p>44%</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1-03-18T00:00:00" table:style-name="ce32">
            <text:p>3/18/2021</text:p>
          </table:table-cell>
          <table:table-cell office:value-type="percentage" office:value="0.71" table:style-name="ce28">
            <text:p>71%</text:p>
          </table:table-cell>
          <table:table-cell office:value-type="percentage" office:value="0.89" table:style-name="ce28">
            <text:p>89%</text:p>
          </table:table-cell>
          <table:table-cell office:value-type="percentage" office:value="1.03" table:style-name="ce28">
            <text:p>103%</text:p>
          </table:table-cell>
          <table:table-cell office:value-type="percentage" office:value="0.76" table:style-name="ce30">
            <text:p>76%</text:p>
          </table:table-cell>
          <table:table-cell office:value-type="percentage" office:value="0.25" table:style-name="ce30">
            <text:p>25%</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5" table:style-name="ce30">
            <text:p>45%</text:p>
          </table:table-cell>
          <table:table-cell office:value-type="percentage" office:value="1.03" table:style-name="ce30">
            <text:p>103%</text:p>
          </table:table-cell>
          <table:table-cell table:style-name="ce30"/>
          <table:table-cell table:number-columns-repeated="16373"/>
        </table:table-row>
        <table:table-row table:style-name="ro5">
          <table:table-cell office:value-type="date" office:date-value="2021-03-19T00:00:00" table:style-name="ce32">
            <text:p>3/19/2021</text:p>
          </table:table-cell>
          <table:table-cell office:value-type="percentage" office:value="0.73" table:style-name="ce28">
            <text:p>73%</text:p>
          </table:table-cell>
          <table:table-cell office:value-type="percentage" office:value="0.9" table:style-name="ce28">
            <text:p>90%</text:p>
          </table:table-cell>
          <table:table-cell office:value-type="percentage" office:value="1.01" table:style-name="ce28">
            <text:p>101%</text:p>
          </table:table-cell>
          <table:table-cell office:value-type="percentage" office:value="0.78" table:style-name="ce30">
            <text:p>78%</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4" table:style-name="ce30">
            <text:p>44%</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3-20T00:00:00" table:style-name="ce44">
            <text:p>3/20/2021</text:p>
          </table:table-cell>
          <table:table-cell office:value-type="percentage" office:value="0.68" table:style-name="ce37">
            <text:p>68%</text:p>
          </table:table-cell>
          <table:table-cell office:value-type="percentage" office:value="0.86" table:style-name="ce37">
            <text:p>86%</text:p>
          </table:table-cell>
          <table:table-cell office:value-type="percentage" office:value="1.07" table:style-name="ce37">
            <text:p>107%</text:p>
          </table:table-cell>
          <table:table-cell office:value-type="percentage" office:value="0.72" table:style-name="ce40">
            <text:p>72%</text:p>
          </table:table-cell>
          <table:table-cell office:value-type="percentage" office:value="0.25" table:style-name="ce40">
            <text:p>25%</text:p>
          </table:table-cell>
          <table:table-cell office:value-type="percentage" office:value="0.19" table:style-name="ce37">
            <text:p>19%</text:p>
          </table:table-cell>
          <table:table-cell office:value-type="percentage" office:value="0.4" table:style-name="ce40">
            <text:p>40%</text:p>
          </table:table-cell>
          <table:table-cell office:value-type="percentage" office:value="0.33" table:style-name="ce40">
            <text:p>33%</text:p>
          </table:table-cell>
          <table:table-cell office:value-type="percentage" office:value="1.63" table:style-name="ce40">
            <text:p>163%</text:p>
          </table:table-cell>
          <table:table-cell table:style-name="ce40"/>
          <table:table-cell table:number-columns-repeated="16373"/>
        </table:table-row>
        <table:table-row table:style-name="ro5">
          <table:table-cell office:value-type="date" office:date-value="2021-03-21T00:00:00" table:style-name="ce44">
            <text:p>3/21/2021</text:p>
          </table:table-cell>
          <table:table-cell office:value-type="percentage" office:value="0.66" table:style-name="ce37">
            <text:p>66%</text:p>
          </table:table-cell>
          <table:table-cell office:value-type="percentage" office:value="0.83" table:style-name="ce37">
            <text:p>83%</text:p>
          </table:table-cell>
          <table:table-cell office:value-type="percentage" office:value="1.06" table:style-name="ce37">
            <text:p>106%</text:p>
          </table:table-cell>
          <table:table-cell office:value-type="percentage" office:value="0.7" table:style-name="ce40">
            <text:p>70%</text:p>
          </table:table-cell>
          <table:table-cell office:value-type="percentage" office:value="0.25" table:style-name="ce40">
            <text:p>25%</text:p>
          </table:table-cell>
          <table:table-cell office:value-type="percentage" office:value="0.2" table:style-name="ce37">
            <text:p>20%</text:p>
          </table:table-cell>
          <table:table-cell office:value-type="percentage" office:value="0.4" table:style-name="ce40">
            <text:p>40%</text:p>
          </table:table-cell>
          <table:table-cell office:value-type="percentage" office:value="0.35" table:style-name="ce40">
            <text:p>35%</text:p>
          </table:table-cell>
          <table:table-cell office:value-type="percentage" office:value="1.8" table:style-name="ce40">
            <text:p>180%</text:p>
          </table:table-cell>
          <table:table-cell table:style-name="ce40"/>
          <table:table-cell table:number-columns-repeated="16373"/>
        </table:table-row>
        <table:table-row table:style-name="ro5">
          <table:table-cell office:value-type="date" office:date-value="2021-03-22T00:00:00" table:style-name="ce32">
            <text:p>3/22/2021</text:p>
          </table:table-cell>
          <table:table-cell office:value-type="percentage" office:value="0.73" table:style-name="ce28">
            <text:p>73%</text:p>
          </table:table-cell>
          <table:table-cell office:value-type="percentage" office:value="0.95" table:style-name="ce28">
            <text:p>95%</text:p>
          </table:table-cell>
          <table:table-cell office:value-type="percentage" office:value="1.06" table:style-name="ce28">
            <text:p>106%</text:p>
          </table:table-cell>
          <table:table-cell office:value-type="percentage" office:value="0.8" table:style-name="ce30">
            <text:p>80%</text:p>
          </table:table-cell>
          <table:table-cell office:value-type="percentage" office:value="0.25" table:style-name="ce30">
            <text:p>25%</text:p>
          </table:table-cell>
          <table:table-cell office:value-type="percentage" office:value="0.25" table:style-name="ce28">
            <text:p>25%</text:p>
          </table:table-cell>
          <table:table-cell office:value-type="percentage" office:value="0.49" table:style-name="ce30">
            <text:p>49%</text:p>
          </table:table-cell>
          <table:table-cell office:value-type="percentage" office:value="0.47" table:style-name="ce30">
            <text:p>47%</text:p>
          </table:table-cell>
          <table:table-cell office:value-type="percentage" office:value="0.99" table:style-name="ce30">
            <text:p>99%</text:p>
          </table:table-cell>
          <table:table-cell table:style-name="ce30"/>
          <table:table-cell table:number-columns-repeated="16373"/>
        </table:table-row>
        <table:table-row table:style-name="ro5">
          <table:table-cell office:value-type="date" office:date-value="2021-03-23T00:00:00" table:style-name="ce32">
            <text:p>3/23/2021</text:p>
          </table:table-cell>
          <table:table-cell office:value-type="percentage" office:value="0.72" table:style-name="ce28">
            <text:p>72%</text:p>
          </table:table-cell>
          <table:table-cell office:value-type="percentage" office:value="0.94" table:style-name="ce28">
            <text:p>94%</text:p>
          </table:table-cell>
          <table:table-cell office:value-type="percentage" office:value="1.05" table:style-name="ce28">
            <text:p>105%</text:p>
          </table:table-cell>
          <table:table-cell office:value-type="percentage" office:value="0.78" table:style-name="ce30">
            <text:p>78%</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9" table:style-name="ce30">
            <text:p>49%</text:p>
          </table:table-cell>
          <table:table-cell office:value-type="percentage" office:value="0.47" table:style-name="ce30">
            <text:p>47%</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1-03-24T00:00:00" table:style-name="ce32">
            <text:p>3/24/2021</text:p>
          </table:table-cell>
          <table:table-cell office:value-type="percentage" office:value="0.73" table:style-name="ce28">
            <text:p>73%</text:p>
          </table:table-cell>
          <table:table-cell office:value-type="percentage" office:value="0.94" table:style-name="ce28">
            <text:p>94%</text:p>
          </table:table-cell>
          <table:table-cell office:value-type="percentage" office:value="1.05" table:style-name="ce28">
            <text:p>105%</text:p>
          </table:table-cell>
          <table:table-cell office:value-type="percentage" office:value="0.79" table:style-name="ce30">
            <text:p>79%</text:p>
          </table:table-cell>
          <table:table-cell office:value-type="percentage" office:value="0.25" table:style-name="ce30">
            <text:p>25%</text:p>
          </table:table-cell>
          <table:table-cell office:value-type="percentage" office:value="0.24" table:style-name="ce28">
            <text:p>24%</text:p>
          </table:table-cell>
          <table:table-cell office:value-type="percentage" office:value="0.48" table:style-name="ce30">
            <text:p>48%</text:p>
          </table:table-cell>
          <table:table-cell office:value-type="percentage" office:value="0.44" table:style-name="ce30">
            <text:p>44%</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1-03-25T00:00:00" table:style-name="ce32">
            <text:p>3/25/2021</text:p>
          </table:table-cell>
          <table:table-cell office:value-type="percentage" office:value="0.73" table:style-name="ce28">
            <text:p>73%</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0.79" table:style-name="ce30">
            <text:p>79%</text:p>
          </table:table-cell>
          <table:table-cell office:value-type="percentage" office:value="0.26" table:style-name="ce30">
            <text:p>26%</text:p>
          </table:table-cell>
          <table:table-cell office:value-type="percentage" office:value="0.24" table:style-name="ce28">
            <text:p>24%</text:p>
          </table:table-cell>
          <table:table-cell office:value-type="percentage" office:value="0.48" table:style-name="ce30">
            <text:p>48%</text:p>
          </table:table-cell>
          <table:table-cell office:value-type="percentage" office:value="0.45" table:style-name="ce30">
            <text:p>45%</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1-03-26T00:00:00" table:style-name="ce32">
            <text:p>3/26/2021</text:p>
          </table:table-cell>
          <table:table-cell office:value-type="percentage" office:value="0.75" table:style-name="ce28">
            <text:p>75%</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0.8" table:style-name="ce30">
            <text:p>80%</text:p>
          </table:table-cell>
          <table:table-cell office:value-type="percentage" office:value="0.25" table:style-name="ce30">
            <text:p>25%</text:p>
          </table:table-cell>
          <table:table-cell office:value-type="percentage" office:value="0.23" table:style-name="ce28">
            <text:p>23%</text:p>
          </table:table-cell>
          <table:table-cell office:value-type="percentage" office:value="0.48" table:style-name="ce30">
            <text:p>48%</text:p>
          </table:table-cell>
          <table:table-cell office:value-type="percentage" office:value="0.43" table:style-name="ce30">
            <text:p>43%</text:p>
          </table:table-cell>
          <table:table-cell office:value-type="percentage" office:value="0.62" table:style-name="ce30">
            <text:p>62%</text:p>
          </table:table-cell>
          <table:table-cell table:style-name="ce30"/>
          <table:table-cell table:number-columns-repeated="16373"/>
        </table:table-row>
        <table:table-row table:style-name="ro5">
          <table:table-cell office:value-type="date" office:date-value="2021-03-27T00:00:00" table:style-name="ce44">
            <text:p>3/27/2021</text:p>
          </table:table-cell>
          <table:table-cell office:value-type="percentage" office:value="0.73" table:style-name="ce37">
            <text:p>73%</text:p>
          </table:table-cell>
          <table:table-cell office:value-type="percentage" office:value="0.92" table:style-name="ce37">
            <text:p>92%</text:p>
          </table:table-cell>
          <table:table-cell office:value-type="percentage" office:value="1.1299999999999999" table:style-name="ce37">
            <text:p>113%</text:p>
          </table:table-cell>
          <table:table-cell office:value-type="percentage" office:value="0.77" table:style-name="ce40">
            <text:p>77%</text:p>
          </table:table-cell>
          <table:table-cell office:value-type="percentage" office:value="0.25" table:style-name="ce40">
            <text:p>25%</text:p>
          </table:table-cell>
          <table:table-cell office:value-type="percentage" office:value="0.22" table:style-name="ce37">
            <text:p>22%</text:p>
          </table:table-cell>
          <table:table-cell office:value-type="percentage" office:value="0.43" table:style-name="ce40">
            <text:p>43%</text:p>
          </table:table-cell>
          <table:table-cell office:value-type="percentage" office:value="0.35" table:style-name="ce40">
            <text:p>35%</text:p>
          </table:table-cell>
          <table:table-cell office:value-type="percentage" office:value="1.69" table:style-name="ce40">
            <text:p>169%</text:p>
          </table:table-cell>
          <table:table-cell table:style-name="ce40"/>
          <table:table-cell table:number-columns-repeated="16373"/>
        </table:table-row>
        <table:table-row table:style-name="ro5">
          <table:table-cell office:value-type="date" office:date-value="2021-03-28T00:00:00" table:style-name="ce44">
            <text:p>3/28/2021</text:p>
          </table:table-cell>
          <table:table-cell office:value-type="percentage" office:value="0.65" table:style-name="ce37">
            <text:p>65%</text:p>
          </table:table-cell>
          <table:table-cell office:value-type="percentage" office:value="0.82" table:style-name="ce37">
            <text:p>82%</text:p>
          </table:table-cell>
          <table:table-cell office:value-type="percentage" office:value="1.1000000000000001" table:style-name="ce37">
            <text:p>110%</text:p>
          </table:table-cell>
          <table:table-cell office:value-type="percentage" office:value="0.69" table:style-name="ce40">
            <text:p>69%</text:p>
          </table:table-cell>
          <table:table-cell office:value-type="percentage" office:value="0.25" table:style-name="ce40">
            <text:p>25%</text:p>
          </table:table-cell>
          <table:table-cell office:value-type="percentage" office:value="0.2" table:style-name="ce37">
            <text:p>20%</text:p>
          </table:table-cell>
          <table:table-cell office:value-type="percentage" office:value="0.4" table:style-name="ce40">
            <text:p>40%</text:p>
          </table:table-cell>
          <table:table-cell office:value-type="percentage" office:value="0.33" table:style-name="ce40">
            <text:p>33%</text:p>
          </table:table-cell>
          <table:table-cell office:value-type="percentage" office:value="0.95" table:style-name="ce40">
            <text:p>95%</text:p>
          </table:table-cell>
          <table:table-cell table:style-name="ce40"/>
          <table:table-cell table:number-columns-repeated="16373"/>
        </table:table-row>
        <table:table-row table:style-name="ro5">
          <table:table-cell office:value-type="date" office:date-value="2021-03-29T00:00:00" table:style-name="ce32">
            <text:p>3/29/2021</text:p>
          </table:table-cell>
          <table:table-cell office:value-type="percentage" office:value="0.78" table:style-name="ce28">
            <text:p>78%</text:p>
          </table:table-cell>
          <table:table-cell office:value-type="percentage" office:value="0.99" table:style-name="ce28">
            <text:p>99%</text:p>
          </table:table-cell>
          <table:table-cell office:value-type="percentage" office:value="1.08" table:style-name="ce28">
            <text:p>108%</text:p>
          </table:table-cell>
          <table:table-cell office:value-type="percentage" office:value="0.84" table:style-name="ce30">
            <text:p>84%</text:p>
          </table:table-cell>
          <table:table-cell office:value-type="percentage" office:value="0.24" table:style-name="ce30">
            <text:p>24%</text:p>
          </table:table-cell>
          <table:table-cell office:value-type="percentage" office:value="0.26" table:style-name="ce28">
            <text:p>26%</text:p>
          </table:table-cell>
          <table:table-cell office:value-type="percentage" office:value="0.5" table:style-name="ce30">
            <text:p>50%</text:p>
          </table:table-cell>
          <table:table-cell office:value-type="percentage" office:value="0.42" table:style-name="ce30">
            <text:p>42%</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1-03-30T00:00:00" table:style-name="ce32">
            <text:p>3/30/2021</text:p>
          </table:table-cell>
          <table:table-cell office:value-type="percentage" office:value="0.81" table:style-name="ce28">
            <text:p>81%</text:p>
          </table:table-cell>
          <table:table-cell office:value-type="percentage" office:value="0.99" table:style-name="ce28">
            <text:p>99%</text:p>
          </table:table-cell>
          <table:table-cell office:value-type="percentage" office:value="1.08" table:style-name="ce28">
            <text:p>108%</text:p>
          </table:table-cell>
          <table:table-cell office:value-type="percentage" office:value="0.87" table:style-name="ce30">
            <text:p>87%</text:p>
          </table:table-cell>
          <table:table-cell office:value-type="percentage" office:value="0.25" table:style-name="ce30">
            <text:p>25%</text:p>
          </table:table-cell>
          <table:table-cell office:value-type="percentage" office:value="0.28000000000000003" table:style-name="ce28">
            <text:p>28%</text:p>
          </table:table-cell>
          <table:table-cell office:value-type="percentage" office:value="0.53" table:style-name="ce30">
            <text:p>53%</text:p>
          </table:table-cell>
          <table:table-cell office:value-type="percentage" office:value="0.45" table:style-name="ce30">
            <text:p>45%</text:p>
          </table:table-cell>
          <table:table-cell office:value-type="percentage" office:value="1.21" table:style-name="ce30">
            <text:p>121%</text:p>
          </table:table-cell>
          <table:table-cell table:style-name="ce30"/>
          <table:table-cell table:number-columns-repeated="16373"/>
        </table:table-row>
        <table:table-row table:style-name="ro5">
          <table:table-cell office:value-type="date" office:date-value="2021-03-31T00:00:00" table:style-name="ce32">
            <text:p>3/31/2021</text:p>
          </table:table-cell>
          <table:table-cell office:value-type="percentage" office:value="0.81" table:style-name="ce28">
            <text:p>81%</text:p>
          </table:table-cell>
          <table:table-cell office:value-type="percentage" office:value="0.99" table:style-name="ce28">
            <text:p>99%</text:p>
          </table:table-cell>
          <table:table-cell office:value-type="percentage" office:value="1.1000000000000001" table:style-name="ce28">
            <text:p>110%</text:p>
          </table:table-cell>
          <table:table-cell office:value-type="percentage" office:value="0.86" table:style-name="ce30">
            <text:p>86%</text:p>
          </table:table-cell>
          <table:table-cell office:value-type="percentage" office:value="0.25" table:style-name="ce30">
            <text:p>25%</text:p>
          </table:table-cell>
          <table:table-cell office:value-type="percentage" office:value="0.27" table:style-name="ce28">
            <text:p>27%</text:p>
          </table:table-cell>
          <table:table-cell office:value-type="percentage" office:value="0.5" table:style-name="ce30">
            <text:p>50%</text:p>
          </table:table-cell>
          <table:table-cell office:value-type="percentage" office:value="0.42" table:style-name="ce30">
            <text:p>42%</text:p>
          </table:table-cell>
          <table:table-cell office:value-type="percentage" office:value="1.29" table:style-name="ce30">
            <text:p>129%</text:p>
          </table:table-cell>
          <table:table-cell table:style-name="ce30"/>
          <table:table-cell table:number-columns-repeated="16373"/>
        </table:table-row>
        <table:table-row table:style-name="ro5">
          <table:table-cell office:value-type="date" office:date-value="2021-04-01T00:00:00" table:style-name="ce32">
            <text:p>4/1/2021</text:p>
          </table:table-cell>
          <table:table-cell office:value-type="percentage" office:value="0.83" table:style-name="ce28">
            <text:p>83%</text:p>
          </table:table-cell>
          <table:table-cell office:value-type="percentage" office:value="0.99" table:style-name="ce28">
            <text:p>99%</text:p>
          </table:table-cell>
          <table:table-cell office:value-type="percentage" office:value="1.04" table:style-name="ce28">
            <text:p>104%</text:p>
          </table:table-cell>
          <table:table-cell office:value-type="percentage" office:value="0.88" table:style-name="ce30">
            <text:p>88%</text:p>
          </table:table-cell>
          <table:table-cell office:value-type="percentage" office:value="0.25" table:style-name="ce30">
            <text:p>25%</text:p>
          </table:table-cell>
          <table:table-cell office:value-type="percentage" office:value="0.26" table:style-name="ce28">
            <text:p>26%</text:p>
          </table:table-cell>
          <table:table-cell office:value-type="percentage" office:value="0.54" table:style-name="ce30">
            <text:p>54%</text:p>
          </table:table-cell>
          <table:table-cell office:value-type="percentage" office:value="0.43" table:style-name="ce30">
            <text:p>43%</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1-04-02T00:00:00" table:style-name="ce44">
            <text:p>4/2/2021</text:p>
          </table:table-cell>
          <table:table-cell office:value-type="percentage" office:value="0.69" table:style-name="ce37">
            <text:p>69%</text:p>
          </table:table-cell>
          <table:table-cell office:value-type="percentage" office:value="0.66" table:style-name="ce37">
            <text:p>66%</text:p>
          </table:table-cell>
          <table:table-cell office:value-type="percentage" office:value="0.52" table:style-name="ce37">
            <text:p>52%</text:p>
          </table:table-cell>
          <table:table-cell office:value-type="percentage" office:value="0.68" table:style-name="ce40">
            <text:p>68%</text:p>
          </table:table-cell>
          <table:table-cell office:value-type="percentage" office:value="0.28999999999999998" table:style-name="ce40">
            <text:p>29%</text:p>
          </table:table-cell>
          <table:table-cell office:value-type="percentage" office:value="0.28000000000000003" table:style-name="ce37">
            <text:p>28%</text:p>
          </table:table-cell>
          <table:table-cell office:value-type="percentage" office:value="0.48" table:style-name="ce40">
            <text:p>48%</text:p>
          </table:table-cell>
          <table:table-cell office:value-type="percentage" office:value="0.35" table:style-name="ce40">
            <text:p>35%</text:p>
          </table:table-cell>
          <table:table-cell office:value-type="percentage" office:value="1" table:style-name="ce40">
            <text:p>100%</text:p>
          </table:table-cell>
          <table:table-cell table:style-name="ce40"/>
          <table:table-cell table:number-columns-repeated="16373"/>
        </table:table-row>
        <table:table-row table:style-name="ro5">
          <table:table-cell office:value-type="date" office:date-value="2021-04-03T00:00:00" table:style-name="ce44">
            <text:p>4/3/2021</text:p>
          </table:table-cell>
          <table:table-cell office:value-type="percentage" office:value="0.82" table:style-name="ce37">
            <text:p>82%</text:p>
          </table:table-cell>
          <table:table-cell office:value-type="percentage" office:value="0.95" table:style-name="ce37">
            <text:p>95%</text:p>
          </table:table-cell>
          <table:table-cell office:value-type="percentage" office:value="0.85" table:style-name="ce37">
            <text:p>85%</text:p>
          </table:table-cell>
          <table:table-cell office:value-type="percentage" office:value="0.84" table:style-name="ce40">
            <text:p>84%</text:p>
          </table:table-cell>
          <table:table-cell office:value-type="percentage" office:value="0.3" table:style-name="ce40">
            <text:p>30%</text:p>
          </table:table-cell>
          <table:table-cell office:value-type="percentage" office:value="0.25" table:style-name="ce37">
            <text:p>25%</text:p>
          </table:table-cell>
          <table:table-cell office:value-type="percentage" office:value="0.46" table:style-name="ce40">
            <text:p>46%</text:p>
          </table:table-cell>
          <table:table-cell office:value-type="percentage" office:value="0.35" table:style-name="ce40">
            <text:p>35%</text:p>
          </table:table-cell>
          <table:table-cell office:value-type="percentage" office:value="1.37" table:style-name="ce40">
            <text:p>137%</text:p>
          </table:table-cell>
          <table:table-cell table:style-name="ce40"/>
          <table:table-cell table:number-columns-repeated="16373"/>
        </table:table-row>
        <table:table-row table:style-name="ro5">
          <table:table-cell office:value-type="date" office:date-value="2021-04-04T00:00:00" table:style-name="ce44">
            <text:p>4/4/2021</text:p>
          </table:table-cell>
          <table:table-cell office:value-type="percentage" office:value="0.78" table:style-name="ce37">
            <text:p>78%</text:p>
          </table:table-cell>
          <table:table-cell office:value-type="percentage" office:value="0.88" table:style-name="ce37">
            <text:p>88%</text:p>
          </table:table-cell>
          <table:table-cell office:value-type="percentage" office:value="0.75" table:style-name="ce37">
            <text:p>75%</text:p>
          </table:table-cell>
          <table:table-cell office:value-type="percentage" office:value="0.8" table:style-name="ce40">
            <text:p>80%</text:p>
          </table:table-cell>
          <table:table-cell office:value-type="percentage" office:value="0.3" table:style-name="ce40">
            <text:p>30%</text:p>
          </table:table-cell>
          <table:table-cell office:value-type="percentage" office:value="0.3" table:style-name="ce37">
            <text:p>30%</text:p>
          </table:table-cell>
          <table:table-cell office:value-type="percentage" office:value="0.47" table:style-name="ce40">
            <text:p>47%</text:p>
          </table:table-cell>
          <table:table-cell office:value-type="percentage" office:value="0.34" table:style-name="ce40">
            <text:p>34%</text:p>
          </table:table-cell>
          <table:table-cell office:value-type="percentage" office:value="1.53" table:style-name="ce40">
            <text:p>153%</text:p>
          </table:table-cell>
          <table:table-cell table:style-name="ce40"/>
          <table:table-cell table:number-columns-repeated="16373"/>
        </table:table-row>
        <table:table-row table:style-name="ro5">
          <table:table-cell office:value-type="date" office:date-value="2021-04-05T00:00:00" table:style-name="ce44">
            <text:p>4/5/2021</text:p>
          </table:table-cell>
          <table:table-cell office:value-type="percentage" office:value="0.63" table:style-name="ce37">
            <text:p>63%</text:p>
          </table:table-cell>
          <table:table-cell office:value-type="percentage" office:value="0.56999999999999995" table:style-name="ce37">
            <text:p>57%</text:p>
          </table:table-cell>
          <table:table-cell office:value-type="percentage" office:value="0.37" table:style-name="ce37">
            <text:p>37%</text:p>
          </table:table-cell>
          <table:table-cell office:value-type="percentage" office:value="0.6" table:style-name="ce40">
            <text:p>60%</text:p>
          </table:table-cell>
          <table:table-cell office:value-type="percentage" office:value="0.3" table:style-name="ce40">
            <text:p>30%</text:p>
          </table:table-cell>
          <table:table-cell office:value-type="percentage" office:value="0.27" table:style-name="ce37">
            <text:p>27%</text:p>
          </table:table-cell>
          <table:table-cell office:value-type="percentage" office:value="0.46" table:style-name="ce40">
            <text:p>46%</text:p>
          </table:table-cell>
          <table:table-cell office:value-type="percentage" office:value="0.33" table:style-name="ce40">
            <text:p>33%</text:p>
          </table:table-cell>
          <table:table-cell office:value-type="percentage" office:value="0.6" table:style-name="ce40">
            <text:p>60%</text:p>
          </table:table-cell>
          <table:table-cell table:style-name="ce40"/>
          <table:table-cell table:number-columns-repeated="16373"/>
        </table:table-row>
        <table:table-row table:style-name="ro5">
          <table:table-cell office:value-type="date" office:date-value="2021-04-06T00:00:00" table:style-name="ce32">
            <text:p>4/6/2021</text:p>
          </table:table-cell>
          <table:table-cell office:value-type="percentage" office:value="0.75" table:style-name="ce28">
            <text:p>75%</text:p>
          </table:table-cell>
          <table:table-cell office:value-type="percentage" office:value="0.95" table:style-name="ce28">
            <text:p>95%</text:p>
          </table:table-cell>
          <table:table-cell office:value-type="percentage" office:value="0.98" table:style-name="ce28">
            <text:p>98%</text:p>
          </table:table-cell>
          <table:table-cell office:value-type="percentage" office:value="0.8" table:style-name="ce30">
            <text:p>80%</text:p>
          </table:table-cell>
          <table:table-cell office:value-type="percentage" office:value="0.24" table:style-name="ce30">
            <text:p>24%</text:p>
          </table:table-cell>
          <table:table-cell office:value-type="percentage" office:value="0.25" table:style-name="ce28">
            <text:p>25%</text:p>
          </table:table-cell>
          <table:table-cell office:value-type="percentage" office:value="0.47" table:style-name="ce30">
            <text:p>47%</text:p>
          </table:table-cell>
          <table:table-cell office:value-type="percentage" office:value="0.36" table:style-name="ce30">
            <text:p>36%</text:p>
          </table:table-cell>
          <table:table-cell office:value-type="percentage" office:value="0.57999999999999996" table:style-name="ce30">
            <text:p>58%</text:p>
          </table:table-cell>
          <table:table-cell table:style-name="ce30"/>
          <table:table-cell table:number-columns-repeated="16373"/>
        </table:table-row>
        <table:table-row table:style-name="ro5">
          <table:table-cell office:value-type="date" office:date-value="2021-04-07T00:00:00" table:style-name="ce32">
            <text:p>4/7/2021</text:p>
          </table:table-cell>
          <table:table-cell office:value-type="percentage" office:value="0.75" table:style-name="ce28">
            <text:p>75%</text:p>
          </table:table-cell>
          <table:table-cell office:value-type="percentage" office:value="0.94" table:style-name="ce28">
            <text:p>94%</text:p>
          </table:table-cell>
          <table:table-cell office:value-type="percentage" office:value="1.02" table:style-name="ce28">
            <text:p>102%</text:p>
          </table:table-cell>
          <table:table-cell office:value-type="percentage" office:value="0.8" table:style-name="ce30">
            <text:p>80%</text:p>
          </table:table-cell>
          <table:table-cell office:value-type="percentage" office:value="0.25" table:style-name="ce30">
            <text:p>25%</text:p>
          </table:table-cell>
          <table:table-cell office:value-type="percentage" office:value="0.26" table:style-name="ce28">
            <text:p>26%</text:p>
          </table:table-cell>
          <table:table-cell office:value-type="percentage" office:value="0.43" table:style-name="ce30">
            <text:p>43%</text:p>
          </table:table-cell>
          <table:table-cell office:value-type="percentage" office:value="0.33" table:style-name="ce30">
            <text:p>33%</text:p>
          </table:table-cell>
          <table:table-cell office:value-type="percentage" office:value="0.76" table:style-name="ce30">
            <text:p>76%</text:p>
          </table:table-cell>
          <table:table-cell table:style-name="ce30"/>
          <table:table-cell table:number-columns-repeated="16373"/>
        </table:table-row>
        <table:table-row table:style-name="ro5">
          <table:table-cell office:value-type="date" office:date-value="2021-04-08T00:00:00" table:style-name="ce32">
            <text:p>4/8/2021</text:p>
          </table:table-cell>
          <table:table-cell office:value-type="percentage" office:value="0.74" table:style-name="ce28">
            <text:p>74%</text:p>
          </table:table-cell>
          <table:table-cell office:value-type="percentage" office:value="0.92" table:style-name="ce28">
            <text:p>92%</text:p>
          </table:table-cell>
          <table:table-cell office:value-type="percentage" office:value="1.03" table:style-name="ce28">
            <text:p>103%</text:p>
          </table:table-cell>
          <table:table-cell office:value-type="percentage" office:value="0.8" table:style-name="ce30">
            <text:p>80%</text:p>
          </table:table-cell>
          <table:table-cell office:value-type="percentage" office:value="0.25" table:style-name="ce30">
            <text:p>25%</text:p>
          </table:table-cell>
          <table:table-cell office:value-type="percentage" office:value="0.25" table:style-name="ce28">
            <text:p>25%</text:p>
          </table:table-cell>
          <table:table-cell office:value-type="percentage" office:value="0.46" table:style-name="ce30">
            <text:p>46%</text:p>
          </table:table-cell>
          <table:table-cell office:value-type="percentage" office:value="0.34" table:style-name="ce30">
            <text:p>34%</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1-04-09T00:00:00" table:style-name="ce32">
            <text:p>4/9/2021</text:p>
          </table:table-cell>
          <table:table-cell office:value-type="percentage" office:value="0.76" table:style-name="ce28">
            <text:p>76%</text:p>
          </table:table-cell>
          <table:table-cell office:value-type="percentage" office:value="0.92" table:style-name="ce28">
            <text:p>92%</text:p>
          </table:table-cell>
          <table:table-cell office:value-type="percentage" office:value="1.04" table:style-name="ce28">
            <text:p>104%</text:p>
          </table:table-cell>
          <table:table-cell office:value-type="percentage" office:value="0.8" table:style-name="ce30">
            <text:p>80%</text:p>
          </table:table-cell>
          <table:table-cell office:value-type="percentage" office:value="0.27" table:style-name="ce30">
            <text:p>27%</text:p>
          </table:table-cell>
          <table:table-cell office:value-type="percentage" office:value="0.26" table:style-name="ce28">
            <text:p>26%</text:p>
          </table:table-cell>
          <table:table-cell office:value-type="percentage" office:value="0.47" table:style-name="ce30">
            <text:p>47%</text:p>
          </table:table-cell>
          <table:table-cell office:value-type="percentage" office:value="0.34" table:style-name="ce30">
            <text:p>34%</text:p>
          </table:table-cell>
          <table:table-cell office:value-type="percentage" office:value="0.77" table:style-name="ce30">
            <text:p>77%</text:p>
          </table:table-cell>
          <table:table-cell table:style-name="ce30"/>
          <table:table-cell table:number-columns-repeated="16373"/>
        </table:table-row>
        <table:table-row table:style-name="ro5">
          <table:table-cell office:value-type="date" office:date-value="2021-04-10T00:00:00" table:style-name="ce44">
            <text:p>4/10/2021</text:p>
          </table:table-cell>
          <table:table-cell office:value-type="percentage" office:value="0.79" table:style-name="ce37">
            <text:p>79%</text:p>
          </table:table-cell>
          <table:table-cell office:value-type="percentage" office:value="0.99" table:style-name="ce37">
            <text:p>99%</text:p>
          </table:table-cell>
          <table:table-cell office:value-type="percentage" office:value="1.1599999999999999" table:style-name="ce37">
            <text:p>116%</text:p>
          </table:table-cell>
          <table:table-cell office:value-type="percentage" office:value="0.83" table:style-name="ce40">
            <text:p>83%</text:p>
          </table:table-cell>
          <table:table-cell office:value-type="percentage" office:value="0.27" table:style-name="ce40">
            <text:p>27%</text:p>
          </table:table-cell>
          <table:table-cell office:value-type="percentage" office:value="0.24" table:style-name="ce37">
            <text:p>24%</text:p>
          </table:table-cell>
          <table:table-cell office:value-type="percentage" office:value="0.44" table:style-name="ce40">
            <text:p>44%</text:p>
          </table:table-cell>
          <table:table-cell office:value-type="percentage" office:value="0.34" table:style-name="ce40">
            <text:p>34%</text:p>
          </table:table-cell>
          <table:table-cell office:value-type="percentage" office:value="1.1299999999999999" table:style-name="ce40">
            <text:p>113%</text:p>
          </table:table-cell>
          <table:table-cell table:style-name="ce40"/>
          <table:table-cell table:number-columns-repeated="16373"/>
        </table:table-row>
        <table:table-row table:style-name="ro5">
          <table:table-cell office:value-type="date" office:date-value="2021-04-11T00:00:00" table:style-name="ce44">
            <text:p>4/11/2021</text:p>
          </table:table-cell>
          <table:table-cell office:value-type="percentage" office:value="0.81" table:style-name="ce37">
            <text:p>81%</text:p>
          </table:table-cell>
          <table:table-cell office:value-type="percentage" office:value="1.02" table:style-name="ce37">
            <text:p>102%</text:p>
          </table:table-cell>
          <table:table-cell office:value-type="percentage" office:value="1.1399999999999999" table:style-name="ce37">
            <text:p>114%</text:p>
          </table:table-cell>
          <table:table-cell office:value-type="percentage" office:value="0.85" table:style-name="ce40">
            <text:p>85%</text:p>
          </table:table-cell>
          <table:table-cell office:value-type="percentage" office:value="0.28000000000000003" table:style-name="ce40">
            <text:p>28%</text:p>
          </table:table-cell>
          <table:table-cell office:value-type="percentage" office:value="0.27" table:style-name="ce37">
            <text:p>27%</text:p>
          </table:table-cell>
          <table:table-cell office:value-type="percentage" office:value="0.46" table:style-name="ce40">
            <text:p>46%</text:p>
          </table:table-cell>
          <table:table-cell office:value-type="percentage" office:value="0.38" table:style-name="ce40">
            <text:p>38%</text:p>
          </table:table-cell>
          <table:table-cell office:value-type="percentage" office:value="1.42" table:style-name="ce40">
            <text:p>142%</text:p>
          </table:table-cell>
          <table:table-cell table:style-name="ce40"/>
          <table:table-cell table:number-columns-repeated="16373"/>
        </table:table-row>
        <table:table-row table:style-name="ro5">
          <table:table-cell office:value-type="date" office:date-value="2021-04-12T00:00:00" table:style-name="ce32">
            <text:p>4/12/2021</text:p>
          </table:table-cell>
          <table:table-cell office:value-type="percentage" office:value="0.86" table:style-name="ce28">
            <text:p>86%</text:p>
          </table:table-cell>
          <table:table-cell office:value-type="percentage" office:value="1.05" table:style-name="ce28">
            <text:p>105%</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33" table:style-name="ce30">
            <text:p>33%</text:p>
          </table:table-cell>
          <table:table-cell office:value-type="percentage" office:value="0.34" table:style-name="ce28">
            <text:p>34%</text:p>
          </table:table-cell>
          <table:table-cell office:value-type="percentage" office:value="0.6" table:style-name="ce30">
            <text:p>60%</text:p>
          </table:table-cell>
          <table:table-cell office:value-type="percentage" office:value="0.51" table:style-name="ce30">
            <text:p>51%</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1-04-13T00:00:00" table:style-name="ce32">
            <text:p>4/13/2021</text:p>
          </table:table-cell>
          <table:table-cell office:value-type="percentage" office:value="0.83" table:style-name="ce28">
            <text:p>83%</text:p>
          </table:table-cell>
          <table:table-cell office:value-type="percentage" office:value="1.01" table:style-name="ce28">
            <text:p>101%</text:p>
          </table:table-cell>
          <table:table-cell office:value-type="percentage" office:value="1.05" table:style-name="ce28">
            <text:p>105%</text:p>
          </table:table-cell>
          <table:table-cell office:value-type="percentage" office:value="0.88" table:style-name="ce30">
            <text:p>88%</text:p>
          </table:table-cell>
          <table:table-cell office:value-type="percentage" office:value="0.34" table:style-name="ce30">
            <text:p>34%</text:p>
          </table:table-cell>
          <table:table-cell office:value-type="percentage" office:value="0.32" table:style-name="ce28">
            <text:p>32%</text:p>
          </table:table-cell>
          <table:table-cell office:value-type="percentage" office:value="0.57999999999999996" table:style-name="ce30">
            <text:p>58%</text:p>
          </table:table-cell>
          <table:table-cell office:value-type="percentage" office:value="0.52" table:style-name="ce30">
            <text:p>52%</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4-14T00:00:00" table:style-name="ce32">
            <text:p>4/14/2021</text:p>
          </table:table-cell>
          <table:table-cell office:value-type="percentage" office:value="0.84" table:style-name="ce28">
            <text:p>84%</text:p>
          </table:table-cell>
          <table:table-cell office:value-type="percentage" office:value="1.01" table:style-name="ce28">
            <text:p>101%</text:p>
          </table:table-cell>
          <table:table-cell office:value-type="percentage" office:value="1.06" table:style-name="ce28">
            <text:p>106%</text:p>
          </table:table-cell>
          <table:table-cell office:value-type="percentage" office:value="0.89" table:style-name="ce30">
            <text:p>89%</text:p>
          </table:table-cell>
          <table:table-cell office:value-type="percentage" office:value="0.35" table:style-name="ce30">
            <text:p>35%</text:p>
          </table:table-cell>
          <table:table-cell office:value-type="percentage" office:value="0.32" table:style-name="ce28">
            <text:p>32%</text:p>
          </table:table-cell>
          <table:table-cell office:value-type="percentage" office:value="0.56999999999999995" table:style-name="ce30">
            <text:p>57%</text:p>
          </table:table-cell>
          <table:table-cell office:value-type="percentage" office:value="0.49" table:style-name="ce30">
            <text:p>49%</text:p>
          </table:table-cell>
          <table:table-cell office:value-type="percentage" office:value="1.08" table:style-name="ce30">
            <text:p>108%</text:p>
          </table:table-cell>
          <table:table-cell table:style-name="ce30"/>
          <table:table-cell table:number-columns-repeated="16373"/>
        </table:table-row>
        <table:table-row table:style-name="ro5">
          <table:table-cell office:value-type="date" office:date-value="2021-04-15T00:00:00" table:style-name="ce32">
            <text:p>4/15/2021</text:p>
          </table:table-cell>
          <table:table-cell office:value-type="percentage" office:value="0.84" table:style-name="ce28">
            <text:p>84%</text:p>
          </table:table-cell>
          <table:table-cell office:value-type="percentage" office:value="1" table:style-name="ce28">
            <text:p>100%</text:p>
          </table:table-cell>
          <table:table-cell office:value-type="percentage" office:value="1.04" table:style-name="ce28">
            <text:p>104%</text:p>
          </table:table-cell>
          <table:table-cell office:value-type="percentage" office:value="0.88" table:style-name="ce30">
            <text:p>88%</text:p>
          </table:table-cell>
          <table:table-cell office:value-type="percentage" office:value="0.37" table:style-name="ce30">
            <text:p>37%</text:p>
          </table:table-cell>
          <table:table-cell office:value-type="percentage" office:value="0.33" table:style-name="ce28">
            <text:p>33%</text:p>
          </table:table-cell>
          <table:table-cell office:value-type="percentage" office:value="0.54" table:style-name="ce30">
            <text:p>54%</text:p>
          </table:table-cell>
          <table:table-cell office:value-type="percentage" office:value="0.51" table:style-name="ce30">
            <text:p>51%</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4-16T00:00:00" table:style-name="ce32">
            <text:p>4/16/2021</text:p>
          </table:table-cell>
          <table:table-cell office:value-type="percentage" office:value="0.88" table:style-name="ce28">
            <text:p>88%</text:p>
          </table:table-cell>
          <table:table-cell office:value-type="percentage" office:value="1.01" table:style-name="ce28">
            <text:p>101%</text:p>
          </table:table-cell>
          <table:table-cell office:value-type="percentage" office:value="1.04" table:style-name="ce28">
            <text:p>104%</text:p>
          </table:table-cell>
          <table:table-cell office:value-type="percentage" office:value="0.92" table:style-name="ce30">
            <text:p>92%</text:p>
          </table:table-cell>
          <table:table-cell office:value-type="percentage" office:value="0.37" table:style-name="ce30">
            <text:p>37%</text:p>
          </table:table-cell>
          <table:table-cell office:value-type="percentage" office:value="0.35" table:style-name="ce28">
            <text:p>35%</text:p>
          </table:table-cell>
          <table:table-cell office:value-type="percentage" office:value="0.56999999999999995" table:style-name="ce30">
            <text:p>57%</text:p>
          </table:table-cell>
          <table:table-cell office:value-type="percentage" office:value="0.51" table:style-name="ce30">
            <text:p>51%</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4-17T00:00:00" table:style-name="ce44">
            <text:p>4/17/2021</text:p>
          </table:table-cell>
          <table:table-cell office:value-type="percentage" office:value="0.94" table:style-name="ce37">
            <text:p>94%</text:p>
          </table:table-cell>
          <table:table-cell office:value-type="percentage" office:value="1.1100000000000001" table:style-name="ce37">
            <text:p>111%</text:p>
          </table:table-cell>
          <table:table-cell office:value-type="percentage" office:value="1.1200000000000001" table:style-name="ce37">
            <text:p>112%</text:p>
          </table:table-cell>
          <table:table-cell office:value-type="percentage" office:value="0.98" table:style-name="ce40">
            <text:p>98%</text:p>
          </table:table-cell>
          <table:table-cell office:value-type="percentage" office:value="0.4" table:style-name="ce40">
            <text:p>40%</text:p>
          </table:table-cell>
          <table:table-cell office:value-type="percentage" office:value="0.42" table:style-name="ce37">
            <text:p>42%</text:p>
          </table:table-cell>
          <table:table-cell office:value-type="percentage" office:value="0.6" table:style-name="ce40">
            <text:p>60%</text:p>
          </table:table-cell>
          <table:table-cell office:value-type="percentage" office:value="0.52" table:style-name="ce40">
            <text:p>52%</text:p>
          </table:table-cell>
          <table:table-cell office:value-type="percentage" office:value="1.52" table:style-name="ce40">
            <text:p>152%</text:p>
          </table:table-cell>
          <table:table-cell table:style-name="ce40"/>
          <table:table-cell table:number-columns-repeated="16373"/>
        </table:table-row>
        <table:table-row table:style-name="ro5">
          <table:table-cell office:value-type="date" office:date-value="2021-04-18T00:00:00" table:style-name="ce44">
            <text:p>4/18/2021</text:p>
          </table:table-cell>
          <table:table-cell office:value-type="percentage" office:value="0.94" table:style-name="ce37">
            <text:p>94%</text:p>
          </table:table-cell>
          <table:table-cell office:value-type="percentage" office:value="1.1599999999999999" table:style-name="ce37">
            <text:p>116%</text:p>
          </table:table-cell>
          <table:table-cell office:value-type="percentage" office:value="1.18" table:style-name="ce37">
            <text:p>118%</text:p>
          </table:table-cell>
          <table:table-cell office:value-type="percentage" office:value="0.99" table:style-name="ce40">
            <text:p>99%</text:p>
          </table:table-cell>
          <table:table-cell office:value-type="percentage" office:value="0.42" table:style-name="ce40">
            <text:p>42%</text:p>
          </table:table-cell>
          <table:table-cell office:value-type="percentage" office:value="0.4" table:style-name="ce37">
            <text:p>40%</text:p>
          </table:table-cell>
          <table:table-cell office:value-type="percentage" office:value="0.57999999999999996" table:style-name="ce40">
            <text:p>58%</text:p>
          </table:table-cell>
          <table:table-cell office:value-type="percentage" office:value="0.54" table:style-name="ce40">
            <text:p>54%</text:p>
          </table:table-cell>
          <table:table-cell office:value-type="percentage" office:value="1.55" table:style-name="ce40">
            <text:p>155%</text:p>
          </table:table-cell>
          <table:table-cell table:style-name="ce40"/>
          <table:table-cell table:number-columns-repeated="16373"/>
        </table:table-row>
        <table:table-row table:style-name="ro5">
          <table:table-cell office:value-type="date" office:date-value="2021-04-19T00:00:00" table:style-name="ce32">
            <text:p>4/19/2021</text:p>
          </table:table-cell>
          <table:table-cell office:value-type="percentage" office:value="0.88" table:style-name="ce28">
            <text:p>88%</text:p>
          </table:table-cell>
          <table:table-cell office:value-type="percentage" office:value="1.06" table:style-name="ce28">
            <text:p>106%</text:p>
          </table:table-cell>
          <table:table-cell office:value-type="percentage" office:value="1.07" table:style-name="ce28">
            <text:p>107%</text:p>
          </table:table-cell>
          <table:table-cell office:value-type="percentage" office:value="0.93" table:style-name="ce30">
            <text:p>93%</text:p>
          </table:table-cell>
          <table:table-cell office:value-type="percentage" office:value="0.43" table:style-name="ce30">
            <text:p>43%</text:p>
          </table:table-cell>
          <table:table-cell office:value-type="percentage" office:value="0.34" table:style-name="ce28">
            <text:p>34%</text:p>
          </table:table-cell>
          <table:table-cell office:value-type="percentage" office:value="0.6" table:style-name="ce30">
            <text:p>60%</text:p>
          </table:table-cell>
          <table:table-cell office:value-type="percentage" office:value="0.59" table:style-name="ce30">
            <text:p>59%</text:p>
          </table:table-cell>
          <table:table-cell office:value-type="percentage" office:value="0.94" table:style-name="ce30">
            <text:p>94%</text:p>
          </table:table-cell>
          <table:table-cell table:style-name="ce30"/>
          <table:table-cell table:number-columns-repeated="16373"/>
        </table:table-row>
        <table:table-row table:style-name="ro5">
          <table:table-cell office:value-type="date" office:date-value="2021-04-20T00:00:00" table:style-name="ce32">
            <text:p>4/20/2021</text:p>
          </table:table-cell>
          <table:table-cell office:value-type="percentage" office:value="0.86" table:style-name="ce28">
            <text:p>86%</text:p>
          </table:table-cell>
          <table:table-cell office:value-type="percentage" office:value="1.04" table:style-name="ce28">
            <text:p>104%</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46" table:style-name="ce30">
            <text:p>46%</text:p>
          </table:table-cell>
          <table:table-cell office:value-type="percentage" office:value="0.38" table:style-name="ce28">
            <text:p>38%</text:p>
          </table:table-cell>
          <table:table-cell office:value-type="percentage" office:value="0.63" table:style-name="ce30">
            <text:p>63%</text:p>
          </table:table-cell>
          <table:table-cell office:value-type="percentage" office:value="0.61" table:style-name="ce30">
            <text:p>61%</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1-04-21T00:00:00" table:style-name="ce32">
            <text:p>4/21/2021</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1.07" table:style-name="ce28">
            <text:p>107%</text:p>
          </table:table-cell>
          <table:table-cell office:value-type="percentage" office:value="0.9" table:style-name="ce30">
            <text:p>90%</text:p>
          </table:table-cell>
          <table:table-cell office:value-type="percentage" office:value="0.45" table:style-name="ce30">
            <text:p>45%</text:p>
          </table:table-cell>
          <table:table-cell office:value-type="percentage" office:value="0.35" table:style-name="ce28">
            <text:p>35%</text:p>
          </table:table-cell>
          <table:table-cell office:value-type="percentage" office:value="0.6" table:style-name="ce30">
            <text:p>60%</text:p>
          </table:table-cell>
          <table:table-cell office:value-type="percentage" office:value="0.56999999999999995" table:style-name="ce30">
            <text:p>57%</text:p>
          </table:table-cell>
          <table:table-cell office:value-type="percentage" office:value="1.05" table:style-name="ce30">
            <text:p>105%</text:p>
          </table:table-cell>
          <table:table-cell table:style-name="ce30"/>
          <table:table-cell table:number-columns-repeated="16373"/>
        </table:table-row>
        <table:table-row table:style-name="ro5">
          <table:table-cell office:value-type="date" office:date-value="2021-04-22T00:00:00" table:style-name="ce32">
            <text:p>4/22/2021</text:p>
          </table:table-cell>
          <table:table-cell office:value-type="percentage" office:value="0.87" table:style-name="ce28">
            <text:p>87%</text:p>
          </table:table-cell>
          <table:table-cell office:value-type="percentage" office:value="1.01" table:style-name="ce28">
            <text:p>101%</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44" table:style-name="ce30">
            <text:p>44%</text:p>
          </table:table-cell>
          <table:table-cell office:value-type="percentage" office:value="0.35" table:style-name="ce28">
            <text:p>35%</text:p>
          </table:table-cell>
          <table:table-cell office:value-type="percentage" office:value="0.59" table:style-name="ce30">
            <text:p>59%</text:p>
          </table:table-cell>
          <table:table-cell office:value-type="percentage" office:value="0.6" table:style-name="ce30">
            <text:p>60%</text:p>
          </table:table-cell>
          <table:table-cell office:value-type="percentage" office:value="1.24" table:style-name="ce30">
            <text:p>124%</text:p>
          </table:table-cell>
          <table:table-cell table:style-name="ce30"/>
          <table:table-cell table:number-columns-repeated="16373"/>
        </table:table-row>
        <table:table-row table:style-name="ro5">
          <table:table-cell office:value-type="date" office:date-value="2021-04-23T00:00:00" table:style-name="ce32">
            <text:p>4/23/2021</text:p>
          </table:table-cell>
          <table:table-cell office:value-type="percentage" office:value="0.9" table:style-name="ce28">
            <text:p>90%</text:p>
          </table:table-cell>
          <table:table-cell office:value-type="percentage" office:value="1.04" table:style-name="ce28">
            <text:p>104%</text:p>
          </table:table-cell>
          <table:table-cell office:value-type="percentage" office:value="1.05" table:style-name="ce28">
            <text:p>105%</text:p>
          </table:table-cell>
          <table:table-cell office:value-type="percentage" office:value="0.94" table:style-name="ce30">
            <text:p>94%</text:p>
          </table:table-cell>
          <table:table-cell office:value-type="percentage" office:value="0.42" table:style-name="ce30">
            <text:p>42%</text:p>
          </table:table-cell>
          <table:table-cell office:value-type="percentage" office:value="0.37" table:style-name="ce28">
            <text:p>37%</text:p>
          </table:table-cell>
          <table:table-cell office:value-type="percentage" office:value="0.57999999999999996" table:style-name="ce30">
            <text:p>58%</text:p>
          </table:table-cell>
          <table:table-cell office:value-type="percentage" office:value="0.59" table:style-name="ce30">
            <text:p>59%</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4-24T00:00:00" table:style-name="ce44">
            <text:p>4/24/2021</text:p>
          </table:table-cell>
          <table:table-cell office:value-type="percentage" office:value="0.96" table:style-name="ce37">
            <text:p>96%</text:p>
          </table:table-cell>
          <table:table-cell office:value-type="percentage" office:value="1.1200000000000001" table:style-name="ce37">
            <text:p>112%</text:p>
          </table:table-cell>
          <table:table-cell office:value-type="percentage" office:value="1.1399999999999999" table:style-name="ce37">
            <text:p>114%</text:p>
          </table:table-cell>
          <table:table-cell office:value-type="percentage" office:value="0.99" table:style-name="ce40">
            <text:p>99%</text:p>
          </table:table-cell>
          <table:table-cell office:value-type="percentage" office:value="0.41" table:style-name="ce40">
            <text:p>41%</text:p>
          </table:table-cell>
          <table:table-cell office:value-type="percentage" office:value="0.45" table:style-name="ce37">
            <text:p>45%</text:p>
          </table:table-cell>
          <table:table-cell office:value-type="percentage" office:value="0.6" table:style-name="ce40">
            <text:p>60%</text:p>
          </table:table-cell>
          <table:table-cell office:value-type="percentage" office:value="0.56000000000000005" table:style-name="ce40">
            <text:p>56%</text:p>
          </table:table-cell>
          <table:table-cell office:value-type="percentage" office:value="1.62" table:style-name="ce40">
            <text:p>162%</text:p>
          </table:table-cell>
          <table:table-cell table:style-name="ce40"/>
          <table:table-cell table:number-columns-repeated="16373"/>
        </table:table-row>
        <table:table-row table:style-name="ro5">
          <table:table-cell office:value-type="date" office:date-value="2021-04-25T00:00:00" table:style-name="ce44">
            <text:p>4/25/2021</text:p>
          </table:table-cell>
          <table:table-cell office:value-type="percentage" office:value="0.95" table:style-name="ce37">
            <text:p>95%</text:p>
          </table:table-cell>
          <table:table-cell office:value-type="percentage" office:value="1.1499999999999999" table:style-name="ce37">
            <text:p>115%</text:p>
          </table:table-cell>
          <table:table-cell office:value-type="percentage" office:value="1.18" table:style-name="ce37">
            <text:p>118%</text:p>
          </table:table-cell>
          <table:table-cell office:value-type="percentage" office:value="1" table:style-name="ce40">
            <text:p>100%</text:p>
          </table:table-cell>
          <table:table-cell office:value-type="percentage" office:value="0.39" table:style-name="ce40">
            <text:p>39%</text:p>
          </table:table-cell>
          <table:table-cell office:value-type="percentage" office:value="0.37" table:style-name="ce37">
            <text:p>37%</text:p>
          </table:table-cell>
          <table:table-cell office:value-type="percentage" office:value="0.59" table:style-name="ce40">
            <text:p>59%</text:p>
          </table:table-cell>
          <table:table-cell office:value-type="percentage" office:value="0.56999999999999995" table:style-name="ce40">
            <text:p>57%</text:p>
          </table:table-cell>
          <table:table-cell office:value-type="percentage" office:value="1.43" table:style-name="ce40">
            <text:p>143%</text:p>
          </table:table-cell>
          <table:table-cell table:style-name="ce40"/>
          <table:table-cell table:number-columns-repeated="16373"/>
        </table:table-row>
        <table:table-row table:style-name="ro5">
          <table:table-cell office:value-type="date" office:date-value="2021-04-26T00:00:00" table:style-name="ce32">
            <text:p>4/26/2021</text:p>
          </table:table-cell>
          <table:table-cell office:value-type="percentage" office:value="0.88" table:style-name="ce28">
            <text:p>88%</text:p>
          </table:table-cell>
          <table:table-cell office:value-type="percentage" office:value="1.07" table:style-name="ce28">
            <text:p>107%</text:p>
          </table:table-cell>
          <table:table-cell office:value-type="percentage" office:value="1.08" table:style-name="ce28">
            <text:p>108%</text:p>
          </table:table-cell>
          <table:table-cell office:value-type="percentage" office:value="0.94" table:style-name="ce30">
            <text:p>94%</text:p>
          </table:table-cell>
          <table:table-cell office:value-type="percentage" office:value="0.35" table:style-name="ce30">
            <text:p>35%</text:p>
          </table:table-cell>
          <table:table-cell office:value-type="percentage" office:value="0.34" table:style-name="ce28">
            <text:p>34%</text:p>
          </table:table-cell>
          <table:table-cell office:value-type="percentage" office:value="0.59" table:style-name="ce30">
            <text:p>59%</text:p>
          </table:table-cell>
          <table:table-cell office:value-type="percentage" office:value="0.61" table:style-name="ce30">
            <text:p>61%</text:p>
          </table:table-cell>
          <table:table-cell office:value-type="percentage" office:value="0.86" table:style-name="ce30">
            <text:p>86%</text:p>
          </table:table-cell>
          <table:table-cell table:style-name="ce30"/>
          <table:table-cell table:number-columns-repeated="16373"/>
        </table:table-row>
        <table:table-row table:style-name="ro5">
          <table:table-cell office:value-type="date" office:date-value="2021-04-27T00:00:00" table:style-name="ce32">
            <text:p>4/27/2021</text:p>
          </table:table-cell>
          <table:table-cell office:value-type="percentage" office:value="0.86" table:style-name="ce28">
            <text:p>86%</text:p>
          </table:table-cell>
          <table:table-cell office:value-type="percentage" office:value="1.05" table:style-name="ce28">
            <text:p>105%</text:p>
          </table:table-cell>
          <table:table-cell office:value-type="percentage" office:value="1.08" table:style-name="ce28">
            <text:p>108%</text:p>
          </table:table-cell>
          <table:table-cell office:value-type="percentage" office:value="0.91" table:style-name="ce30">
            <text:p>91%</text:p>
          </table:table-cell>
          <table:table-cell office:value-type="percentage" office:value="0.37" table:style-name="ce30">
            <text:p>37%</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62" table:style-name="ce30">
            <text:p>62%</text:p>
          </table:table-cell>
          <table:table-cell office:value-type="percentage" office:value="0.82" table:style-name="ce30">
            <text:p>82%</text:p>
          </table:table-cell>
          <table:table-cell table:style-name="ce30"/>
          <table:table-cell table:number-columns-repeated="16373"/>
        </table:table-row>
        <table:table-row table:style-name="ro5">
          <table:table-cell office:value-type="date" office:date-value="2021-04-28T00:00:00" table:style-name="ce32">
            <text:p>4/28/2021</text:p>
          </table:table-cell>
          <table:table-cell office:value-type="percentage" office:value="0.86" table:style-name="ce28">
            <text:p>86%</text:p>
          </table:table-cell>
          <table:table-cell office:value-type="percentage" office:value="1.05" table:style-name="ce28">
            <text:p>105%</text:p>
          </table:table-cell>
          <table:table-cell office:value-type="percentage" office:value="1.08" table:style-name="ce28">
            <text:p>108%</text:p>
          </table:table-cell>
          <table:table-cell office:value-type="percentage" office:value="0.91" table:style-name="ce30">
            <text:p>91%</text:p>
          </table:table-cell>
          <table:table-cell office:value-type="percentage" office:value="0.37" table:style-name="ce30">
            <text:p>37%</text:p>
          </table:table-cell>
          <table:table-cell office:value-type="percentage" office:value="0.34" table:style-name="ce28">
            <text:p>34%</text:p>
          </table:table-cell>
          <table:table-cell office:value-type="percentage" office:value="0.56999999999999995" table:style-name="ce30">
            <text:p>57%</text:p>
          </table:table-cell>
          <table:table-cell office:value-type="percentage" office:value="0.57999999999999996" table:style-name="ce30">
            <text:p>58%</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4-29T00:00:00" table:style-name="ce32">
            <text:p>4/29/2021</text:p>
          </table:table-cell>
          <table:table-cell office:value-type="percentage" office:value="0.87" table:style-name="ce28">
            <text:p>87%</text:p>
          </table:table-cell>
          <table:table-cell office:value-type="percentage" office:value="1.04" table:style-name="ce28">
            <text:p>104%</text:p>
          </table:table-cell>
          <table:table-cell office:value-type="percentage" office:value="1.07" table:style-name="ce28">
            <text:p>107%</text:p>
          </table:table-cell>
          <table:table-cell office:value-type="percentage" office:value="0.92" table:style-name="ce30">
            <text:p>92%</text:p>
          </table:table-cell>
          <table:table-cell office:value-type="percentage" office:value="0.37" table:style-name="ce30">
            <text:p>37%</text:p>
          </table:table-cell>
          <table:table-cell office:value-type="percentage" office:value="0.34" table:style-name="ce28">
            <text:p>34%</text:p>
          </table:table-cell>
          <table:table-cell office:value-type="percentage" office:value="0.57999999999999996" table:style-name="ce30">
            <text:p>58%</text:p>
          </table:table-cell>
          <table:table-cell office:value-type="percentage" office:value="0.6" table:style-name="ce30">
            <text:p>60%</text:p>
          </table:table-cell>
          <table:table-cell office:value-type="percentage" office:value="1.1499999999999999" table:style-name="ce30">
            <text:p>115%</text:p>
          </table:table-cell>
          <table:table-cell table:style-name="ce30"/>
          <table:table-cell table:number-columns-repeated="16373"/>
        </table:table-row>
        <table:table-row table:style-name="ro5">
          <table:table-cell office:value-type="date" office:date-value="2021-04-30T00:00:00" table:style-name="ce32">
            <text:p>4/30/2021</text:p>
          </table:table-cell>
          <table:table-cell office:value-type="percentage" office:value="0.93" table:style-name="ce28">
            <text:p>93%</text:p>
          </table:table-cell>
          <table:table-cell office:value-type="percentage" office:value="1.07" table:style-name="ce28">
            <text:p>107%</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37" table:style-name="ce30">
            <text:p>37%</text:p>
          </table:table-cell>
          <table:table-cell office:value-type="percentage" office:value="0.37" table:style-name="ce28">
            <text:p>37%</text:p>
          </table:table-cell>
          <table:table-cell office:value-type="percentage" office:value="0.6" table:style-name="ce30">
            <text:p>60%</text:p>
          </table:table-cell>
          <table:table-cell office:value-type="percentage" office:value="0.61" table:style-name="ce30">
            <text:p>61%</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5-01T00:00:00" table:style-name="ce44">
            <text:p>5/1/2021</text:p>
          </table:table-cell>
          <table:table-cell office:value-type="percentage" office:value="0.96" table:style-name="ce37">
            <text:p>96%</text:p>
          </table:table-cell>
          <table:table-cell office:value-type="percentage" office:value="1.1299999999999999" table:style-name="ce37">
            <text:p>113%</text:p>
          </table:table-cell>
          <table:table-cell office:value-type="percentage" office:value="1.1200000000000001" table:style-name="ce37">
            <text:p>112%</text:p>
          </table:table-cell>
          <table:table-cell office:value-type="percentage" office:value="1" table:style-name="ce40">
            <text:p>100%</text:p>
          </table:table-cell>
          <table:table-cell office:value-type="percentage" office:value="0.37" table:style-name="ce40">
            <text:p>37%</text:p>
          </table:table-cell>
          <table:table-cell office:value-type="percentage" office:value="0.45" table:style-name="ce37">
            <text:p>45%</text:p>
          </table:table-cell>
          <table:table-cell office:value-type="percentage" office:value="0.59" table:style-name="ce40">
            <text:p>59%</text:p>
          </table:table-cell>
          <table:table-cell office:value-type="percentage" office:value="0.57999999999999996" table:style-name="ce40">
            <text:p>58%</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1-05-02T00:00:00" table:style-name="ce44">
            <text:p>5/2/2021</text:p>
          </table:table-cell>
          <table:table-cell office:value-type="percentage" office:value="0.96" table:style-name="ce37">
            <text:p>96%</text:p>
          </table:table-cell>
          <table:table-cell office:value-type="percentage" office:value="1.1399999999999999" table:style-name="ce37">
            <text:p>114%</text:p>
          </table:table-cell>
          <table:table-cell office:value-type="percentage" office:value="1.03" table:style-name="ce37">
            <text:p>103%</text:p>
          </table:table-cell>
          <table:table-cell office:value-type="percentage" office:value="1" table:style-name="ce40">
            <text:p>100%</text:p>
          </table:table-cell>
          <table:table-cell office:value-type="percentage" office:value="0.38" table:style-name="ce40">
            <text:p>38%</text:p>
          </table:table-cell>
          <table:table-cell office:value-type="percentage" office:value="0.42" table:style-name="ce37">
            <text:p>42%</text:p>
          </table:table-cell>
          <table:table-cell office:value-type="percentage" office:value="0.55000000000000004" table:style-name="ce40">
            <text:p>55%</text:p>
          </table:table-cell>
          <table:table-cell office:value-type="percentage" office:value="0.63" table:style-name="ce40">
            <text:p>63%</text:p>
          </table:table-cell>
          <table:table-cell office:value-type="percentage" office:value="1.4" table:style-name="ce40">
            <text:p>140%</text:p>
          </table:table-cell>
          <table:table-cell table:style-name="ce40"/>
          <table:table-cell table:number-columns-repeated="16373"/>
        </table:table-row>
        <table:table-row table:style-name="ro5">
          <table:table-cell office:value-type="date" office:date-value="2021-05-03T00:00:00" table:style-name="ce44">
            <text:p>5/3/2021</text:p>
          </table:table-cell>
          <table:table-cell office:value-type="percentage" office:value="0.72" table:style-name="ce37">
            <text:p>72%</text:p>
          </table:table-cell>
          <table:table-cell office:value-type="percentage" office:value="0.66" table:style-name="ce37">
            <text:p>66%</text:p>
          </table:table-cell>
          <table:table-cell office:value-type="percentage" office:value="0.42" table:style-name="ce37">
            <text:p>42%</text:p>
          </table:table-cell>
          <table:table-cell office:value-type="percentage" office:value="0.68" table:style-name="ce40">
            <text:p>68%</text:p>
          </table:table-cell>
          <table:table-cell office:value-type="percentage" office:value="0.39" table:style-name="ce40">
            <text:p>39%</text:p>
          </table:table-cell>
          <table:table-cell office:value-type="percentage" office:value="0.45" table:style-name="ce37">
            <text:p>45%</text:p>
          </table:table-cell>
          <table:table-cell office:value-type="percentage" office:value="0.6" table:style-name="ce40">
            <text:p>60%</text:p>
          </table:table-cell>
          <table:table-cell office:value-type="percentage" office:value="0.54" table:style-name="ce40">
            <text:p>54%</text:p>
          </table:table-cell>
          <table:table-cell office:value-type="percentage" office:value="0.49" table:style-name="ce40">
            <text:p>49%</text:p>
          </table:table-cell>
          <table:table-cell table:style-name="ce40"/>
          <table:table-cell table:number-columns-repeated="16373"/>
        </table:table-row>
        <table:table-row table:style-name="ro5">
          <table:table-cell office:value-type="date" office:date-value="2021-05-04T00:00:00" table:style-name="ce32">
            <text:p>5/4/2021</text:p>
          </table:table-cell>
          <table:table-cell office:value-type="percentage" office:value="0.86" table:style-name="ce28">
            <text:p>86%</text:p>
          </table:table-cell>
          <table:table-cell office:value-type="percentage" office:value="1.06" table:style-name="ce28">
            <text:p>106%</text:p>
          </table:table-cell>
          <table:table-cell office:value-type="percentage" office:value="1.04" table:style-name="ce28">
            <text:p>104%</text:p>
          </table:table-cell>
          <table:table-cell office:value-type="percentage" office:value="0.91" table:style-name="ce30">
            <text:p>91%</text:p>
          </table:table-cell>
          <table:table-cell office:value-type="percentage" office:value="0.39" table:style-name="ce30">
            <text:p>39%</text:p>
          </table:table-cell>
          <table:table-cell office:value-type="percentage" office:value="0.36" table:style-name="ce28">
            <text:p>36%</text:p>
          </table:table-cell>
          <table:table-cell office:value-type="percentage" office:value="0.57999999999999996" table:style-name="ce30">
            <text:p>58%</text:p>
          </table:table-cell>
          <table:table-cell office:value-type="percentage" office:value="0.61" table:style-name="ce30">
            <text:p>61%</text:p>
          </table:table-cell>
          <table:table-cell office:value-type="percentage" office:value="0.64" table:style-name="ce30">
            <text:p>64%</text:p>
          </table:table-cell>
          <table:table-cell table:style-name="ce30"/>
          <table:table-cell table:number-columns-repeated="16373"/>
        </table:table-row>
        <table:table-row table:style-name="ro5">
          <table:table-cell office:value-type="date" office:date-value="2021-05-05T00:00:00" table:style-name="ce32">
            <text:p>5/5/2021</text:p>
          </table:table-cell>
          <table:table-cell office:value-type="percentage" office:value="0.87" table:style-name="ce28">
            <text:p>87%</text:p>
          </table:table-cell>
          <table:table-cell office:value-type="percentage" office:value="1.05" table:style-name="ce28">
            <text:p>105%</text:p>
          </table:table-cell>
          <table:table-cell office:value-type="percentage" office:value="1.08" table:style-name="ce28">
            <text:p>108%</text:p>
          </table:table-cell>
          <table:table-cell office:value-type="percentage" office:value="0.91" table:style-name="ce30">
            <text:p>91%</text:p>
          </table:table-cell>
          <table:table-cell office:value-type="percentage" office:value="0.4" table:style-name="ce30">
            <text:p>40%</text:p>
          </table:table-cell>
          <table:table-cell office:value-type="percentage" office:value="0.36" table:style-name="ce28">
            <text:p>36%</text:p>
          </table:table-cell>
          <table:table-cell office:value-type="percentage" office:value="0.6" table:style-name="ce30">
            <text:p>60%</text:p>
          </table:table-cell>
          <table:table-cell office:value-type="percentage" office:value="0.6" table:style-name="ce30">
            <text:p>60%</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1-05-06T00:00:00" table:style-name="ce32">
            <text:p>5/6/2021</text:p>
          </table:table-cell>
          <table:table-cell office:value-type="percentage" office:value="0.87" table:style-name="ce28">
            <text:p>87%</text:p>
          </table:table-cell>
          <table:table-cell office:value-type="percentage" office:value="1.03" table:style-name="ce28">
            <text:p>103%</text:p>
          </table:table-cell>
          <table:table-cell office:value-type="percentage" office:value="1.08" table:style-name="ce28">
            <text:p>108%</text:p>
          </table:table-cell>
          <table:table-cell office:value-type="percentage" office:value="0.91" table:style-name="ce30">
            <text:p>91%</text:p>
          </table:table-cell>
          <table:table-cell office:value-type="percentage" office:value="0.4" table:style-name="ce30">
            <text:p>40%</text:p>
          </table:table-cell>
          <table:table-cell office:value-type="percentage" office:value="0.36" table:style-name="ce28">
            <text:p>36%</text:p>
          </table:table-cell>
          <table:table-cell office:value-type="percentage" office:value="0.59" table:style-name="ce30">
            <text:p>59%</text:p>
          </table:table-cell>
          <table:table-cell office:value-type="percentage" office:value="0.6" table:style-name="ce30">
            <text:p>60%</text:p>
          </table:table-cell>
          <table:table-cell office:value-type="percentage" office:value="1.1399999999999999" table:style-name="ce30">
            <text:p>114%</text:p>
          </table:table-cell>
          <table:table-cell table:style-name="ce30"/>
          <table:table-cell table:number-columns-repeated="16373"/>
        </table:table-row>
        <table:table-row table:style-name="ro5">
          <table:table-cell office:value-type="date" office:date-value="2021-05-07T00:00:00" table:style-name="ce32">
            <text:p>5/7/2021</text:p>
          </table:table-cell>
          <table:table-cell office:value-type="percentage" office:value="0.91" table:style-name="ce28">
            <text:p>91%</text:p>
          </table:table-cell>
          <table:table-cell office:value-type="percentage" office:value="1.05" table:style-name="ce28">
            <text:p>105%</text:p>
          </table:table-cell>
          <table:table-cell office:value-type="percentage" office:value="1.08" table:style-name="ce28">
            <text:p>108%</text:p>
          </table:table-cell>
          <table:table-cell office:value-type="percentage" office:value="0.95" table:style-name="ce30">
            <text:p>95%</text:p>
          </table:table-cell>
          <table:table-cell office:value-type="percentage" office:value="0.4" table:style-name="ce30">
            <text:p>40%</text:p>
          </table:table-cell>
          <table:table-cell office:value-type="percentage" office:value="0.38" table:style-name="ce28">
            <text:p>38%</text:p>
          </table:table-cell>
          <table:table-cell office:value-type="percentage" office:value="0.6" table:style-name="ce30">
            <text:p>60%</text:p>
          </table:table-cell>
          <table:table-cell office:value-type="percentage" office:value="0.61" table:style-name="ce30">
            <text:p>61%</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1-05-08T00:00:00" table:style-name="ce44">
            <text:p>5/8/2021</text:p>
          </table:table-cell>
          <table:table-cell office:value-type="percentage" office:value="0.84" table:style-name="ce37">
            <text:p>84%</text:p>
          </table:table-cell>
          <table:table-cell office:value-type="percentage" office:value="1.03" table:style-name="ce37">
            <text:p>103%</text:p>
          </table:table-cell>
          <table:table-cell office:value-type="percentage" office:value="1.1200000000000001" table:style-name="ce37">
            <text:p>112%</text:p>
          </table:table-cell>
          <table:table-cell office:value-type="percentage" office:value="0.88" table:style-name="ce40">
            <text:p>88%</text:p>
          </table:table-cell>
          <table:table-cell office:value-type="percentage" office:value="0.4" table:style-name="ce40">
            <text:p>40%</text:p>
          </table:table-cell>
          <table:table-cell office:value-type="percentage" office:value="0.39" table:style-name="ce37">
            <text:p>39%</text:p>
          </table:table-cell>
          <table:table-cell office:value-type="percentage" office:value="0.54" table:style-name="ce40">
            <text:p>54%</text:p>
          </table:table-cell>
          <table:table-cell office:value-type="percentage" office:value="0.44" table:style-name="ce40">
            <text:p>44%</text:p>
          </table:table-cell>
          <table:table-cell office:value-type="percentage" office:value="0.62" table:style-name="ce40">
            <text:p>62%</text:p>
          </table:table-cell>
          <table:table-cell table:style-name="ce40"/>
          <table:table-cell table:number-columns-repeated="16373"/>
        </table:table-row>
        <table:table-row table:style-name="ro5">
          <table:table-cell office:value-type="date" office:date-value="2021-05-09T00:00:00" table:style-name="ce44">
            <text:p>5/9/2021</text:p>
          </table:table-cell>
          <table:table-cell office:value-type="percentage" office:value="0.92" table:style-name="ce37">
            <text:p>92%</text:p>
          </table:table-cell>
          <table:table-cell office:value-type="percentage" office:value="1.1299999999999999" table:style-name="ce37">
            <text:p>113%</text:p>
          </table:table-cell>
          <table:table-cell office:value-type="percentage" office:value="1.19" table:style-name="ce37">
            <text:p>119%</text:p>
          </table:table-cell>
          <table:table-cell office:value-type="percentage" office:value="0.96" table:style-name="ce40">
            <text:p>96%</text:p>
          </table:table-cell>
          <table:table-cell office:value-type="percentage" office:value="0.4" table:style-name="ce40">
            <text:p>40%</text:p>
          </table:table-cell>
          <table:table-cell office:value-type="percentage" office:value="0.45" table:style-name="ce37">
            <text:p>45%</text:p>
          </table:table-cell>
          <table:table-cell office:value-type="percentage" office:value="0.57999999999999996" table:style-name="ce40">
            <text:p>58%</text:p>
          </table:table-cell>
          <table:table-cell office:value-type="percentage" office:value="0.6" table:style-name="ce40">
            <text:p>60%</text:p>
          </table:table-cell>
          <table:table-cell office:value-type="percentage" office:value="1.46" table:style-name="ce40">
            <text:p>146%</text:p>
          </table:table-cell>
          <table:table-cell table:style-name="ce40"/>
          <table:table-cell table:number-columns-repeated="16373"/>
        </table:table-row>
        <table:table-row table:style-name="ro5">
          <table:table-cell office:value-type="date" office:date-value="2021-05-10T00:00:00" table:style-name="ce32">
            <text:p>5/10/2021</text:p>
          </table:table-cell>
          <table:table-cell office:value-type="percentage" office:value="0.88" table:style-name="ce28">
            <text:p>88%</text:p>
          </table:table-cell>
          <table:table-cell office:value-type="percentage" office:value="1.08" table:style-name="ce28">
            <text:p>108%</text:p>
          </table:table-cell>
          <table:table-cell office:value-type="percentage" office:value="1.1000000000000001" table:style-name="ce28">
            <text:p>110%</text:p>
          </table:table-cell>
          <table:table-cell office:value-type="percentage" office:value="0.93" table:style-name="ce30">
            <text:p>93%</text:p>
          </table:table-cell>
          <table:table-cell office:value-type="percentage" office:value="0.39" table:style-name="ce30">
            <text:p>39%</text:p>
          </table:table-cell>
          <table:table-cell office:value-type="percentage" office:value="0.35" table:style-name="ce28">
            <text:p>35%</text:p>
          </table:table-cell>
          <table:table-cell office:value-type="percentage" office:value="0.6" table:style-name="ce30">
            <text:p>60%</text:p>
          </table:table-cell>
          <table:table-cell office:value-type="percentage" office:value="0.61" table:style-name="ce30">
            <text:p>61%</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1-05-11T00:00:00" table:style-name="ce32">
            <text:p>5/11/2021</text:p>
          </table:table-cell>
          <table:table-cell office:value-type="percentage" office:value="0.87" table:style-name="ce28">
            <text:p>87%</text:p>
          </table:table-cell>
          <table:table-cell office:value-type="percentage" office:value="1.06" table:style-name="ce28">
            <text:p>106%</text:p>
          </table:table-cell>
          <table:table-cell office:value-type="percentage" office:value="1.08" table:style-name="ce28">
            <text:p>108%</text:p>
          </table:table-cell>
          <table:table-cell office:value-type="percentage" office:value="0.92" table:style-name="ce30">
            <text:p>92%</text:p>
          </table:table-cell>
          <table:table-cell office:value-type="percentage" office:value="0.41" table:style-name="ce30">
            <text:p>41%</text:p>
          </table:table-cell>
          <table:table-cell office:value-type="percentage" office:value="0.37" table:style-name="ce28">
            <text:p>37%</text:p>
          </table:table-cell>
          <table:table-cell office:value-type="percentage" office:value="0.6" table:style-name="ce30">
            <text:p>60%</text:p>
          </table:table-cell>
          <table:table-cell office:value-type="percentage" office:value="0.64" table:style-name="ce30">
            <text:p>64%</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5-12T00:00:00" table:style-name="ce32">
            <text:p>5/12/2021</text:p>
          </table:table-cell>
          <table:table-cell office:value-type="percentage" office:value="0.88" table:style-name="ce28">
            <text:p>88%</text:p>
          </table:table-cell>
          <table:table-cell office:value-type="percentage" office:value="1.06" table:style-name="ce28">
            <text:p>106%</text:p>
          </table:table-cell>
          <table:table-cell office:value-type="percentage" office:value="1.08" table:style-name="ce28">
            <text:p>108%</text:p>
          </table:table-cell>
          <table:table-cell office:value-type="percentage" office:value="0.92" table:style-name="ce30">
            <text:p>92%</text:p>
          </table:table-cell>
          <table:table-cell office:value-type="percentage" office:value="0.41" table:style-name="ce30">
            <text:p>41%</text:p>
          </table:table-cell>
          <table:table-cell office:value-type="percentage" office:value="0.36" table:style-name="ce28">
            <text:p>36%</text:p>
          </table:table-cell>
          <table:table-cell office:value-type="percentage" office:value="0.6" table:style-name="ce30">
            <text:p>60%</text:p>
          </table:table-cell>
          <table:table-cell office:value-type="percentage" office:value="0.6" table:style-name="ce30">
            <text:p>60%</text:p>
          </table:table-cell>
          <table:table-cell office:value-type="percentage" office:value="1.1200000000000001" table:style-name="ce30">
            <text:p>112%</text:p>
          </table:table-cell>
          <table:table-cell table:style-name="ce30"/>
          <table:table-cell table:number-columns-repeated="16373"/>
        </table:table-row>
        <table:table-row table:style-name="ro5">
          <table:table-cell office:value-type="date" office:date-value="2021-05-13T00:00:00" table:style-name="ce32">
            <text:p>5/13/2021</text:p>
          </table:table-cell>
          <table:table-cell office:value-type="percentage" office:value="0.86" table:style-name="ce28">
            <text:p>86%</text:p>
          </table:table-cell>
          <table:table-cell office:value-type="percentage" office:value="1.03" table:style-name="ce28">
            <text:p>103%</text:p>
          </table:table-cell>
          <table:table-cell office:value-type="percentage" office:value="1.06" table:style-name="ce28">
            <text:p>106%</text:p>
          </table:table-cell>
          <table:table-cell office:value-type="percentage" office:value="0.91" table:style-name="ce30">
            <text:p>91%</text:p>
          </table:table-cell>
          <table:table-cell office:value-type="percentage" office:value="0.42" table:style-name="ce30">
            <text:p>42%</text:p>
          </table:table-cell>
          <table:table-cell office:value-type="percentage" office:value="0.36" table:style-name="ce28">
            <text:p>36%</text:p>
          </table:table-cell>
          <table:table-cell office:value-type="percentage" office:value="0.56000000000000005" table:style-name="ce30">
            <text:p>56%</text:p>
          </table:table-cell>
          <table:table-cell office:value-type="percentage" office:value="0.6" table:style-name="ce30">
            <text:p>60%</text:p>
          </table:table-cell>
          <table:table-cell office:value-type="percentage" office:value="0.92" table:style-name="ce30">
            <text:p>92%</text:p>
          </table:table-cell>
          <table:table-cell table:style-name="ce30"/>
          <table:table-cell table:number-columns-repeated="16373"/>
        </table:table-row>
        <table:table-row table:style-name="ro5">
          <table:table-cell office:value-type="date" office:date-value="2021-05-14T00:00:00" table:style-name="ce32">
            <text:p>5/14/2021</text:p>
          </table:table-cell>
          <table:table-cell office:value-type="percentage" office:value="0.91" table:style-name="ce28">
            <text:p>91%</text:p>
          </table:table-cell>
          <table:table-cell office:value-type="percentage" office:value="1.06" table:style-name="ce28">
            <text:p>106%</text:p>
          </table:table-cell>
          <table:table-cell office:value-type="percentage" office:value="1.06" table:style-name="ce28">
            <text:p>106%</text:p>
          </table:table-cell>
          <table:table-cell office:value-type="percentage" office:value="0.95" table:style-name="ce30">
            <text:p>95%</text:p>
          </table:table-cell>
          <table:table-cell office:value-type="percentage" office:value="0.42" table:style-name="ce30">
            <text:p>42%</text:p>
          </table:table-cell>
          <table:table-cell office:value-type="percentage" office:value="0.38" table:style-name="ce28">
            <text:p>38%</text:p>
          </table:table-cell>
          <table:table-cell office:value-type="percentage" office:value="0.6" table:style-name="ce30">
            <text:p>60%</text:p>
          </table:table-cell>
          <table:table-cell office:value-type="percentage" office:value="0.6" table:style-name="ce30">
            <text:p>60%</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5-15T00:00:00" table:style-name="ce44">
            <text:p>5/15/2021</text:p>
          </table:table-cell>
          <table:table-cell office:value-type="percentage" office:value="0.93" table:style-name="ce37">
            <text:p>93%</text:p>
          </table:table-cell>
          <table:table-cell office:value-type="percentage" office:value="1.1200000000000001" table:style-name="ce37">
            <text:p>112%</text:p>
          </table:table-cell>
          <table:table-cell office:value-type="percentage" office:value="1.1299999999999999" table:style-name="ce37">
            <text:p>113%</text:p>
          </table:table-cell>
          <table:table-cell office:value-type="percentage" office:value="0.96" table:style-name="ce40">
            <text:p>96%</text:p>
          </table:table-cell>
          <table:table-cell office:value-type="percentage" office:value="0.43" table:style-name="ce40">
            <text:p>43%</text:p>
          </table:table-cell>
          <table:table-cell office:value-type="percentage" office:value="0.44" table:style-name="ce37">
            <text:p>44%</text:p>
          </table:table-cell>
          <table:table-cell office:value-type="percentage" office:value="0.59" table:style-name="ce40">
            <text:p>59%</text:p>
          </table:table-cell>
          <table:table-cell office:value-type="percentage" office:value="0.54" table:style-name="ce40">
            <text:p>54%</text:p>
          </table:table-cell>
          <table:table-cell office:value-type="percentage" office:value="0.94" table:style-name="ce40">
            <text:p>94%</text:p>
          </table:table-cell>
          <table:table-cell table:style-name="ce40"/>
          <table:table-cell table:number-columns-repeated="16373"/>
        </table:table-row>
        <table:table-row table:style-name="ro5">
          <table:table-cell office:value-type="date" office:date-value="2021-05-16T00:00:00" table:style-name="ce44">
            <text:p>5/16/2021</text:p>
          </table:table-cell>
          <table:table-cell office:value-type="percentage" office:value="0.93" table:style-name="ce37">
            <text:p>93%</text:p>
          </table:table-cell>
          <table:table-cell office:value-type="percentage" office:value="1.1399999999999999" table:style-name="ce37">
            <text:p>114%</text:p>
          </table:table-cell>
          <table:table-cell office:value-type="percentage" office:value="1.2" table:style-name="ce37">
            <text:p>120%</text:p>
          </table:table-cell>
          <table:table-cell office:value-type="percentage" office:value="0.97" table:style-name="ce40">
            <text:p>97%</text:p>
          </table:table-cell>
          <table:table-cell office:value-type="percentage" office:value="0.43" table:style-name="ce40">
            <text:p>43%</text:p>
          </table:table-cell>
          <table:table-cell office:value-type="percentage" office:value="0.37" table:style-name="ce37">
            <text:p>37%</text:p>
          </table:table-cell>
          <table:table-cell office:value-type="percentage" office:value="0.57999999999999996" table:style-name="ce40">
            <text:p>58%</text:p>
          </table:table-cell>
          <table:table-cell office:value-type="percentage" office:value="0.57999999999999996" table:style-name="ce40">
            <text:p>58%</text:p>
          </table:table-cell>
          <table:table-cell office:value-type="percentage" office:value="1.07" table:style-name="ce40">
            <text:p>107%</text:p>
          </table:table-cell>
          <table:table-cell table:style-name="ce40"/>
          <table:table-cell table:number-columns-repeated="16373"/>
        </table:table-row>
        <table:table-row table:style-name="ro5">
          <table:table-cell office:value-type="date" office:date-value="2021-05-17T00:00:00" table:style-name="ce32">
            <text:p>5/17/2021</text:p>
          </table:table-cell>
          <table:table-cell office:value-type="percentage" office:value="0.91" table:style-name="ce28">
            <text:p>91%</text:p>
          </table:table-cell>
          <table:table-cell office:value-type="percentage" office:value="1.1000000000000001" table:style-name="ce28">
            <text:p>110%</text:p>
          </table:table-cell>
          <table:table-cell office:value-type="percentage" office:value="1.0900000000000001" table:style-name="ce28">
            <text:p>109%</text:p>
          </table:table-cell>
          <table:table-cell office:value-type="percentage" office:value="0.96" table:style-name="ce30">
            <text:p>96%</text:p>
          </table:table-cell>
          <table:table-cell office:value-type="percentage" office:value="0.44" table:style-name="ce30">
            <text:p>44%</text:p>
          </table:table-cell>
          <table:table-cell office:value-type="percentage" office:value="0.39" table:style-name="ce28">
            <text:p>39%</text:p>
          </table:table-cell>
          <table:table-cell office:value-type="percentage" office:value="0.61" table:style-name="ce30">
            <text:p>61%</text:p>
          </table:table-cell>
          <table:table-cell office:value-type="percentage" office:value="0.63" table:style-name="ce30">
            <text:p>63%</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1-05-18T00:00:00" table:style-name="ce32">
            <text:p>5/18/2021</text:p>
          </table:table-cell>
          <table:table-cell office:value-type="percentage" office:value="0.9" table:style-name="ce28">
            <text:p>90%</text:p>
          </table:table-cell>
          <table:table-cell office:value-type="percentage" office:value="1.07" table:style-name="ce28">
            <text:p>107%</text:p>
          </table:table-cell>
          <table:table-cell office:value-type="percentage" office:value="1.07" table:style-name="ce28">
            <text:p>107%</text:p>
          </table:table-cell>
          <table:table-cell office:value-type="percentage" office:value="0.94" table:style-name="ce30">
            <text:p>94%</text:p>
          </table:table-cell>
          <table:table-cell office:value-type="percentage" office:value="0.45" table:style-name="ce30">
            <text:p>45%</text:p>
          </table:table-cell>
          <table:table-cell office:value-type="percentage" office:value="0.4" table:style-name="ce28">
            <text:p>40%</text:p>
          </table:table-cell>
          <table:table-cell office:value-type="percentage" office:value="0.61" table:style-name="ce30">
            <text:p>61%</text:p>
          </table:table-cell>
          <table:table-cell office:value-type="percentage" office:value="0.66" table:style-name="ce30">
            <text:p>66%</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1-05-19T00:00:00" table:style-name="ce32">
            <text:p>5/19/2021</text:p>
          </table:table-cell>
          <table:table-cell office:value-type="percentage" office:value="0.91" table:style-name="ce28">
            <text:p>91%</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5" table:style-name="ce30">
            <text:p>95%</text:p>
          </table:table-cell>
          <table:table-cell office:value-type="percentage" office:value="0.46" table:style-name="ce30">
            <text:p>46%</text:p>
          </table:table-cell>
          <table:table-cell office:value-type="percentage" office:value="0.41" table:style-name="ce28">
            <text:p>41%</text:p>
          </table:table-cell>
          <table:table-cell office:value-type="percentage" office:value="0.62" table:style-name="ce30">
            <text:p>62%</text:p>
          </table:table-cell>
          <table:table-cell office:value-type="percentage" office:value="0.63" table:style-name="ce30">
            <text:p>63%</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1-05-20T00:00:00" table:style-name="ce32">
            <text:p>5/20/2021</text:p>
          </table:table-cell>
          <table:table-cell office:value-type="percentage" office:value="0.89" table:style-name="ce28">
            <text:p>89%</text:p>
          </table:table-cell>
          <table:table-cell office:value-type="percentage" office:value="1.05" table:style-name="ce28">
            <text:p>105%</text:p>
          </table:table-cell>
          <table:table-cell office:value-type="percentage" office:value="1.06" table:style-name="ce28">
            <text:p>106%</text:p>
          </table:table-cell>
          <table:table-cell office:value-type="percentage" office:value="0.93" table:style-name="ce30">
            <text:p>93%</text:p>
          </table:table-cell>
          <table:table-cell office:value-type="percentage" office:value="0.46" table:style-name="ce30">
            <text:p>46%</text:p>
          </table:table-cell>
          <table:table-cell office:value-type="percentage" office:value="0.42" table:style-name="ce28">
            <text:p>42%</text:p>
          </table:table-cell>
          <table:table-cell office:value-type="percentage" office:value="0.62" table:style-name="ce30">
            <text:p>62%</text:p>
          </table:table-cell>
          <table:table-cell office:value-type="percentage" office:value="0.61" table:style-name="ce30">
            <text:p>61%</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5-21T00:00:00" table:style-name="ce32">
            <text:p>5/21/2021</text:p>
          </table:table-cell>
          <table:table-cell office:value-type="percentage" office:value="0.93" table:style-name="ce28">
            <text:p>93%</text:p>
          </table:table-cell>
          <table:table-cell office:value-type="percentage" office:value="1.07" table:style-name="ce28">
            <text:p>107%</text:p>
          </table:table-cell>
          <table:table-cell office:value-type="percentage" office:value="1.05" table:style-name="ce28">
            <text:p>105%</text:p>
          </table:table-cell>
          <table:table-cell office:value-type="percentage" office:value="0.97" table:style-name="ce30">
            <text:p>97%</text:p>
          </table:table-cell>
          <table:table-cell office:value-type="percentage" office:value="0.46" table:style-name="ce30">
            <text:p>46%</text:p>
          </table:table-cell>
          <table:table-cell office:value-type="percentage" office:value="0.45" table:style-name="ce28">
            <text:p>45%</text:p>
          </table:table-cell>
          <table:table-cell office:value-type="percentage" office:value="0.63" table:style-name="ce30">
            <text:p>63%</text:p>
          </table:table-cell>
          <table:table-cell office:value-type="percentage" office:value="0.59" table:style-name="ce30">
            <text:p>59%</text:p>
          </table:table-cell>
          <table:table-cell office:value-type="percentage" office:value="0.6" table:style-name="ce30">
            <text:p>60%</text:p>
          </table:table-cell>
          <table:table-cell table:style-name="ce30"/>
          <table:table-cell table:number-columns-repeated="16373"/>
        </table:table-row>
        <table:table-row table:style-name="ro5">
          <table:table-cell office:value-type="date" office:date-value="2021-05-22T00:00:00" table:style-name="ce44">
            <text:p>5/22/2021</text:p>
          </table:table-cell>
          <table:table-cell office:value-type="percentage" office:value="0.98" table:style-name="ce37">
            <text:p>98%</text:p>
          </table:table-cell>
          <table:table-cell office:value-type="percentage" office:value="1.1599999999999999" table:style-name="ce37">
            <text:p>116%</text:p>
          </table:table-cell>
          <table:table-cell office:value-type="percentage" office:value="1.1599999999999999" table:style-name="ce37">
            <text:p>116%</text:p>
          </table:table-cell>
          <table:table-cell office:value-type="percentage" office:value="1.02" table:style-name="ce40">
            <text:p>102%</text:p>
          </table:table-cell>
          <table:table-cell office:value-type="percentage" office:value="0.47" table:style-name="ce40">
            <text:p>47%</text:p>
          </table:table-cell>
          <table:table-cell office:value-type="percentage" office:value="0.57999999999999996" table:style-name="ce37">
            <text:p>58%</text:p>
          </table:table-cell>
          <table:table-cell office:value-type="percentage" office:value="0.64" table:style-name="ce40">
            <text:p>64%</text:p>
          </table:table-cell>
          <table:table-cell office:value-type="percentage" office:value="0.62" table:style-name="ce40">
            <text:p>62%</text:p>
          </table:table-cell>
          <table:table-cell office:value-type="percentage" office:value="1.1399999999999999" table:style-name="ce40">
            <text:p>114%</text:p>
          </table:table-cell>
          <table:table-cell table:style-name="ce40"/>
          <table:table-cell table:number-columns-repeated="16373"/>
        </table:table-row>
        <table:table-row table:style-name="ro5">
          <table:table-cell office:value-type="date" office:date-value="2021-05-23T00:00:00" table:style-name="ce44">
            <text:p>5/23/2021</text:p>
          </table:table-cell>
          <table:table-cell office:value-type="percentage" office:value="0.99" table:style-name="ce37">
            <text:p>99%</text:p>
          </table:table-cell>
          <table:table-cell office:value-type="percentage" office:value="1.19" table:style-name="ce37">
            <text:p>119%</text:p>
          </table:table-cell>
          <table:table-cell office:value-type="percentage" office:value="1.21" table:style-name="ce37">
            <text:p>121%</text:p>
          </table:table-cell>
          <table:table-cell office:value-type="percentage" office:value="1.03" table:style-name="ce40">
            <text:p>103%</text:p>
          </table:table-cell>
          <table:table-cell office:value-type="percentage" office:value="0.48" table:style-name="ce40">
            <text:p>48%</text:p>
          </table:table-cell>
          <table:table-cell office:value-type="percentage" office:value="0.43" table:style-name="ce37">
            <text:p>43%</text:p>
          </table:table-cell>
          <table:table-cell office:value-type="percentage" office:value="0.6" table:style-name="ce40">
            <text:p>60%</text:p>
          </table:table-cell>
          <table:table-cell office:value-type="percentage" office:value="0.64" table:style-name="ce40">
            <text:p>64%</text:p>
          </table:table-cell>
          <table:table-cell office:value-type="percentage" office:value="0.96" table:style-name="ce40">
            <text:p>96%</text:p>
          </table:table-cell>
          <table:table-cell table:style-name="ce40"/>
          <table:table-cell table:number-columns-repeated="16373"/>
        </table:table-row>
        <table:table-row table:style-name="ro5">
          <table:table-cell office:value-type="date" office:date-value="2021-05-24T00:00:00" table:style-name="ce32">
            <text:p>5/24/2021</text:p>
          </table:table-cell>
          <table:table-cell office:value-type="percentage" office:value="0.92" table:style-name="ce28">
            <text:p>92%</text:p>
          </table:table-cell>
          <table:table-cell office:value-type="percentage" office:value="1.1100000000000001" table:style-name="ce28">
            <text:p>111%</text:p>
          </table:table-cell>
          <table:table-cell office:value-type="percentage" office:value="1.0900000000000001" table:style-name="ce28">
            <text:p>109%</text:p>
          </table:table-cell>
          <table:table-cell office:value-type="percentage" office:value="0.97" table:style-name="ce30">
            <text:p>97%</text:p>
          </table:table-cell>
          <table:table-cell office:value-type="percentage" office:value="0.51" table:style-name="ce30">
            <text:p>51%</text:p>
          </table:table-cell>
          <table:table-cell office:value-type="percentage" office:value="0.4" table:style-name="ce28">
            <text:p>40%</text:p>
          </table:table-cell>
          <table:table-cell office:value-type="percentage" office:value="0.61" table:style-name="ce30">
            <text:p>61%</text:p>
          </table:table-cell>
          <table:table-cell office:value-type="percentage" office:value="0.62" table:style-name="ce30">
            <text:p>62%</text:p>
          </table:table-cell>
          <table:table-cell office:value-type="percentage" office:value="0.67" table:style-name="ce30">
            <text:p>67%</text:p>
          </table:table-cell>
          <table:table-cell table:style-name="ce30"/>
          <table:table-cell table:number-columns-repeated="16373"/>
        </table:table-row>
        <table:table-row table:style-name="ro5">
          <table:table-cell office:value-type="date" office:date-value="2021-05-25T00:00:00" table:style-name="ce32">
            <text:p>5/25/2021</text:p>
          </table:table-cell>
          <table:table-cell office:value-type="percentage" office:value="0.89" table:style-name="ce28">
            <text:p>89%</text:p>
          </table:table-cell>
          <table:table-cell office:value-type="percentage" office:value="1.07" table:style-name="ce28">
            <text:p>107%</text:p>
          </table:table-cell>
          <table:table-cell office:value-type="percentage" office:value="1.07" table:style-name="ce28">
            <text:p>107%</text:p>
          </table:table-cell>
          <table:table-cell office:value-type="percentage" office:value="0.94" table:style-name="ce30">
            <text:p>94%</text:p>
          </table:table-cell>
          <table:table-cell office:value-type="percentage" office:value="0.49" table:style-name="ce30">
            <text:p>49%</text:p>
          </table:table-cell>
          <table:table-cell office:value-type="percentage" office:value="0.41" table:style-name="ce28">
            <text:p>41%</text:p>
          </table:table-cell>
          <table:table-cell office:value-type="percentage" office:value="0.61" table:style-name="ce30">
            <text:p>61%</text:p>
          </table:table-cell>
          <table:table-cell office:value-type="percentage" office:value="0.65" table:style-name="ce30">
            <text:p>65%</text:p>
          </table:table-cell>
          <table:table-cell office:value-type="percentage" office:value="0.71" table:style-name="ce30">
            <text:p>71%</text:p>
          </table:table-cell>
          <table:table-cell table:style-name="ce30"/>
          <table:table-cell table:number-columns-repeated="16373"/>
        </table:table-row>
        <table:table-row table:style-name="ro5">
          <table:table-cell office:value-type="date" office:date-value="2021-05-26T00:00:00" table:style-name="ce32">
            <text:p>5/26/2021</text:p>
          </table:table-cell>
          <table:table-cell office:value-type="percentage" office:value="0.91" table:style-name="ce28">
            <text:p>91%</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5" table:style-name="ce30">
            <text:p>95%</text:p>
          </table:table-cell>
          <table:table-cell office:value-type="percentage" office:value="0.49" table:style-name="ce30">
            <text:p>49%</text:p>
          </table:table-cell>
          <table:table-cell office:value-type="percentage" office:value="0.42" table:style-name="ce28">
            <text:p>42%</text:p>
          </table:table-cell>
          <table:table-cell office:value-type="percentage" office:value="0.63" table:style-name="ce30">
            <text:p>63%</text:p>
          </table:table-cell>
          <table:table-cell office:value-type="percentage" office:value="0.62" table:style-name="ce30">
            <text:p>62%</text:p>
          </table:table-cell>
          <table:table-cell office:value-type="percentage" office:value="1.04" table:style-name="ce30">
            <text:p>104%</text:p>
          </table:table-cell>
          <table:table-cell table:style-name="ce30"/>
          <table:table-cell table:number-columns-repeated="16373"/>
        </table:table-row>
        <table:table-row table:style-name="ro5">
          <table:table-cell office:value-type="date" office:date-value="2021-05-27T00:00:00" table:style-name="ce32">
            <text:p>5/27/2021</text:p>
          </table:table-cell>
          <table:table-cell office:value-type="percentage" office:value="0.94" table:style-name="ce28">
            <text:p>94%</text:p>
          </table:table-cell>
          <table:table-cell office:value-type="percentage" office:value="1.08" table:style-name="ce28">
            <text:p>108%</text:p>
          </table:table-cell>
          <table:table-cell office:value-type="percentage" office:value="1.07" table:style-name="ce28">
            <text:p>107%</text:p>
          </table:table-cell>
          <table:table-cell office:value-type="percentage" office:value="0.98" table:style-name="ce30">
            <text:p>98%</text:p>
          </table:table-cell>
          <table:table-cell office:value-type="percentage" office:value="0.49" table:style-name="ce30">
            <text:p>49%</text:p>
          </table:table-cell>
          <table:table-cell office:value-type="percentage" office:value="0.44" table:style-name="ce28">
            <text:p>44%</text:p>
          </table:table-cell>
          <table:table-cell office:value-type="percentage" office:value="0.64" table:style-name="ce30">
            <text:p>64%</text:p>
          </table:table-cell>
          <table:table-cell office:value-type="percentage" office:value="0.65" table:style-name="ce30">
            <text:p>65%</text:p>
          </table:table-cell>
          <table:table-cell office:value-type="percentage" office:value="1.28" table:style-name="ce30">
            <text:p>128%</text:p>
          </table:table-cell>
          <table:table-cell table:style-name="ce30"/>
          <table:table-cell table:number-columns-repeated="16373"/>
        </table:table-row>
        <table:table-row table:style-name="ro5">
          <table:table-cell office:value-type="date" office:date-value="2021-05-28T00:00:00" table:style-name="ce32">
            <text:p>5/28/2021</text:p>
          </table:table-cell>
          <table:table-cell office:value-type="percentage" office:value="1.01" table:style-name="ce28">
            <text:p>101%</text:p>
          </table:table-cell>
          <table:table-cell office:value-type="percentage" office:value="1.1299999999999999" table:style-name="ce28">
            <text:p>113%</text:p>
          </table:table-cell>
          <table:table-cell office:value-type="percentage" office:value="1.07" table:style-name="ce28">
            <text:p>107%</text:p>
          </table:table-cell>
          <table:table-cell office:value-type="percentage" office:value="1.04" table:style-name="ce30">
            <text:p>104%</text:p>
          </table:table-cell>
          <table:table-cell office:value-type="percentage" office:value="0.5" table:style-name="ce30">
            <text:p>50%</text:p>
          </table:table-cell>
          <table:table-cell office:value-type="percentage" office:value="0.47" table:style-name="ce28">
            <text:p>47%</text:p>
          </table:table-cell>
          <table:table-cell office:value-type="percentage" office:value="0.65" table:style-name="ce30">
            <text:p>65%</text:p>
          </table:table-cell>
          <table:table-cell office:value-type="percentage" office:value="0.64" table:style-name="ce30">
            <text:p>64%</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5-29T00:00:00" table:style-name="ce44">
            <text:p>5/29/2021</text:p>
          </table:table-cell>
          <table:table-cell office:value-type="percentage" office:value="1.06" table:style-name="ce37">
            <text:p>106%</text:p>
          </table:table-cell>
          <table:table-cell office:value-type="percentage" office:value="1.22" table:style-name="ce37">
            <text:p>122%</text:p>
          </table:table-cell>
          <table:table-cell office:value-type="percentage" office:value="1.18" table:style-name="ce37">
            <text:p>118%</text:p>
          </table:table-cell>
          <table:table-cell office:value-type="percentage" office:value="1.0900000000000001" table:style-name="ce40">
            <text:p>109%</text:p>
          </table:table-cell>
          <table:table-cell office:value-type="percentage" office:value="0.51" table:style-name="ce40">
            <text:p>51%</text:p>
          </table:table-cell>
          <table:table-cell office:value-type="percentage" office:value="0.57999999999999996" table:style-name="ce37">
            <text:p>58%</text:p>
          </table:table-cell>
          <table:table-cell office:value-type="percentage" office:value="0.7" table:style-name="ce40">
            <text:p>70%</text:p>
          </table:table-cell>
          <table:table-cell office:value-type="percentage" office:value="0.66" table:style-name="ce40">
            <text:p>66%</text:p>
          </table:table-cell>
          <table:table-cell office:value-type="percentage" office:value="1.33" table:style-name="ce40">
            <text:p>133%</text:p>
          </table:table-cell>
          <table:table-cell table:style-name="ce40"/>
          <table:table-cell table:number-columns-repeated="16373"/>
        </table:table-row>
        <table:table-row table:style-name="ro5">
          <table:table-cell office:value-type="date" office:date-value="2021-05-30T00:00:00" table:style-name="ce44">
            <text:p>5/30/2021</text:p>
          </table:table-cell>
          <table:table-cell office:value-type="percentage" office:value="1.0900000000000001" table:style-name="ce37">
            <text:p>109%</text:p>
          </table:table-cell>
          <table:table-cell office:value-type="percentage" office:value="1.27" table:style-name="ce37">
            <text:p>127%</text:p>
          </table:table-cell>
          <table:table-cell office:value-type="percentage" office:value="1.1000000000000001" table:style-name="ce37">
            <text:p>110%</text:p>
          </table:table-cell>
          <table:table-cell office:value-type="percentage" office:value="1.1299999999999999" table:style-name="ce40">
            <text:p>113%</text:p>
          </table:table-cell>
          <table:table-cell office:value-type="percentage" office:value="0.52" table:style-name="ce40">
            <text:p>52%</text:p>
          </table:table-cell>
          <table:table-cell office:value-type="percentage" office:value="0.56999999999999995" table:style-name="ce37">
            <text:p>57%</text:p>
          </table:table-cell>
          <table:table-cell office:value-type="percentage" office:value="0.69" table:style-name="ce40">
            <text:p>69%</text:p>
          </table:table-cell>
          <table:table-cell office:value-type="percentage" office:value="0.8" table:style-name="ce40">
            <text:p>80%</text:p>
          </table:table-cell>
          <table:table-cell office:value-type="percentage" office:value="1.32" table:style-name="ce40">
            <text:p>132%</text:p>
          </table:table-cell>
          <table:table-cell table:style-name="ce40"/>
          <table:table-cell table:number-columns-repeated="16373"/>
        </table:table-row>
        <table:table-row table:style-name="ro5">
          <table:table-cell office:value-type="date" office:date-value="2021-05-31T00:00:00" table:style-name="ce44">
            <text:p>5/31/2021</text:p>
          </table:table-cell>
          <table:table-cell office:value-type="percentage" office:value="0.91" table:style-name="ce37">
            <text:p>91%</text:p>
          </table:table-cell>
          <table:table-cell office:value-type="percentage" office:value="0.78" table:style-name="ce37">
            <text:p>78%</text:p>
          </table:table-cell>
          <table:table-cell office:value-type="percentage" office:value="0.45" table:style-name="ce37">
            <text:p>45%</text:p>
          </table:table-cell>
          <table:table-cell office:value-type="percentage" office:value="0.86" table:style-name="ce40">
            <text:p>86%</text:p>
          </table:table-cell>
          <table:table-cell office:value-type="percentage" office:value="0.55000000000000004" table:style-name="ce40">
            <text:p>55%</text:p>
          </table:table-cell>
          <table:table-cell office:value-type="percentage" office:value="0.56000000000000005" table:style-name="ce37">
            <text:p>56%</text:p>
          </table:table-cell>
          <table:table-cell office:value-type="percentage" office:value="0.74" table:style-name="ce40">
            <text:p>74%</text:p>
          </table:table-cell>
          <table:table-cell office:value-type="percentage" office:value="0.73" table:style-name="ce40">
            <text:p>73%</text:p>
          </table:table-cell>
          <table:table-cell office:value-type="percentage" office:value="1.1000000000000001" table:style-name="ce40">
            <text:p>110%</text:p>
          </table:table-cell>
          <table:table-cell table:style-name="ce40"/>
          <table:table-cell table:number-columns-repeated="16373"/>
        </table:table-row>
        <table:table-row table:style-name="ro5">
          <table:table-cell office:value-type="date" office:date-value="2021-06-01T00:00:00" table:style-name="ce32">
            <text:p>6/1/2021</text:p>
          </table:table-cell>
          <table:table-cell office:value-type="percentage" office:value="0.96" table:style-name="ce28">
            <text:p>96%</text:p>
          </table:table-cell>
          <table:table-cell office:value-type="percentage" office:value="1.0900000000000001" table:style-name="ce28">
            <text:p>109%</text:p>
          </table:table-cell>
          <table:table-cell office:value-type="percentage" office:value="1.03" table:style-name="ce28">
            <text:p>103%</text:p>
          </table:table-cell>
          <table:table-cell office:value-type="percentage" office:value="0.99" table:style-name="ce30">
            <text:p>99%</text:p>
          </table:table-cell>
          <table:table-cell office:value-type="percentage" office:value="0.45" table:style-name="ce30">
            <text:p>45%</text:p>
          </table:table-cell>
          <table:table-cell office:value-type="percentage" office:value="0.44" table:style-name="ce28">
            <text:p>44%</text:p>
          </table:table-cell>
          <table:table-cell office:value-type="percentage" office:value="0.62" table:style-name="ce30">
            <text:p>62%</text:p>
          </table:table-cell>
          <table:table-cell office:value-type="percentage" office:value="0.57999999999999996" table:style-name="ce30">
            <text:p>58%</text:p>
          </table:table-cell>
          <table:table-cell office:value-type="percentage" office:value="0.87" table:style-name="ce30">
            <text:p>87%</text:p>
          </table:table-cell>
          <table:table-cell table:style-name="ce30"/>
          <table:table-cell table:number-columns-repeated="16373"/>
        </table:table-row>
        <table:table-row table:style-name="ro5">
          <table:table-cell office:value-type="date" office:date-value="2021-06-02T00:00:00" table:style-name="ce32">
            <text:p>6/2/2021</text:p>
          </table:table-cell>
          <table:table-cell office:value-type="percentage" office:value="0.93" table:style-name="ce28">
            <text:p>93%</text:p>
          </table:table-cell>
          <table:table-cell office:value-type="percentage" office:value="1.06" table:style-name="ce28">
            <text:p>106%</text:p>
          </table:table-cell>
          <table:table-cell office:value-type="percentage" office:value="1.06" table:style-name="ce28">
            <text:p>106%</text:p>
          </table:table-cell>
          <table:table-cell office:value-type="percentage" office:value="0.97" table:style-name="ce30">
            <text:p>97%</text:p>
          </table:table-cell>
          <table:table-cell office:value-type="percentage" office:value="0.46" table:style-name="ce30">
            <text:p>46%</text:p>
          </table:table-cell>
          <table:table-cell office:value-type="percentage" office:value="0.43" table:style-name="ce28">
            <text:p>43%</text:p>
          </table:table-cell>
          <table:table-cell office:value-type="percentage" office:value="0.61" table:style-name="ce30">
            <text:p>61%</text:p>
          </table:table-cell>
          <table:table-cell office:value-type="percentage" office:value="0.54" table:style-name="ce30">
            <text:p>54%</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1-06-03T00:00:00" table:style-name="ce32">
            <text:p>6/3/2021</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1.05" table:style-name="ce28">
            <text:p>105%</text:p>
          </table:table-cell>
          <table:table-cell office:value-type="percentage" office:value="0.96" table:style-name="ce30">
            <text:p>96%</text:p>
          </table:table-cell>
          <table:table-cell office:value-type="percentage" office:value="0.47" table:style-name="ce30">
            <text:p>47%</text:p>
          </table:table-cell>
          <table:table-cell office:value-type="percentage" office:value="0.44" table:style-name="ce28">
            <text:p>44%</text:p>
          </table:table-cell>
          <table:table-cell office:value-type="percentage" office:value="0.61" table:style-name="ce30">
            <text:p>61%</text:p>
          </table:table-cell>
          <table:table-cell office:value-type="percentage" office:value="0.55000000000000004" table:style-name="ce30">
            <text:p>55%</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1-06-04T00:00:00" table:style-name="ce32">
            <text:p>6/4/2021</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1.03" table:style-name="ce28">
            <text:p>103%</text:p>
          </table:table-cell>
          <table:table-cell office:value-type="percentage" office:value="0.98" table:style-name="ce30">
            <text:p>98%</text:p>
          </table:table-cell>
          <table:table-cell office:value-type="percentage" office:value="0.47" table:style-name="ce30">
            <text:p>47%</text:p>
          </table:table-cell>
          <table:table-cell office:value-type="percentage" office:value="0.43" table:style-name="ce28">
            <text:p>43%</text:p>
          </table:table-cell>
          <table:table-cell office:value-type="percentage" office:value="0.57999999999999996" table:style-name="ce30">
            <text:p>58%</text:p>
          </table:table-cell>
          <table:table-cell office:value-type="percentage" office:value="0.54" table:style-name="ce30">
            <text:p>54%</text:p>
          </table:table-cell>
          <table:table-cell office:value-type="percentage" office:value="0.79" table:style-name="ce30">
            <text:p>79%</text:p>
          </table:table-cell>
          <table:table-cell table:style-name="ce30"/>
          <table:table-cell table:number-columns-repeated="16373"/>
        </table:table-row>
        <table:table-row table:style-name="ro5">
          <table:table-cell office:value-type="date" office:date-value="2021-06-05T00:00:00" table:style-name="ce44">
            <text:p>6/5/2021</text:p>
          </table:table-cell>
          <table:table-cell office:value-type="percentage" office:value="1.05" table:style-name="ce37">
            <text:p>105%</text:p>
          </table:table-cell>
          <table:table-cell office:value-type="percentage" office:value="1.21" table:style-name="ce37">
            <text:p>121%</text:p>
          </table:table-cell>
          <table:table-cell office:value-type="percentage" office:value="1.22" table:style-name="ce37">
            <text:p>122%</text:p>
          </table:table-cell>
          <table:table-cell office:value-type="percentage" office:value="1.0900000000000001" table:style-name="ce40">
            <text:p>109%</text:p>
          </table:table-cell>
          <table:table-cell office:value-type="percentage" office:value="0.49" table:style-name="ce40">
            <text:p>49%</text:p>
          </table:table-cell>
          <table:table-cell office:value-type="percentage" office:value="0.51" table:style-name="ce37">
            <text:p>51%</text:p>
          </table:table-cell>
          <table:table-cell office:value-type="percentage" office:value="0.68" table:style-name="ce40">
            <text:p>68%</text:p>
          </table:table-cell>
          <table:table-cell office:value-type="percentage" office:value="0.65" table:style-name="ce40">
            <text:p>65%</text:p>
          </table:table-cell>
          <table:table-cell office:value-type="percentage" office:value="1.47" table:style-name="ce40">
            <text:p>147%</text:p>
          </table:table-cell>
          <table:table-cell table:style-name="ce40"/>
          <table:table-cell table:number-columns-repeated="16373"/>
        </table:table-row>
        <table:table-row table:style-name="ro5">
          <table:table-cell office:value-type="date" office:date-value="2021-06-06T00:00:00" table:style-name="ce44">
            <text:p>6/6/2021</text:p>
          </table:table-cell>
          <table:table-cell office:value-type="percentage" office:value="1.08" table:style-name="ce37">
            <text:p>108%</text:p>
          </table:table-cell>
          <table:table-cell office:value-type="percentage" office:value="1.3" table:style-name="ce37">
            <text:p>130%</text:p>
          </table:table-cell>
          <table:table-cell office:value-type="percentage" office:value="1.27" table:style-name="ce37">
            <text:p>127%</text:p>
          </table:table-cell>
          <table:table-cell office:value-type="percentage" office:value="1.1299999999999999" table:style-name="ce40">
            <text:p>113%</text:p>
          </table:table-cell>
          <table:table-cell office:value-type="percentage" office:value="0.5" table:style-name="ce40">
            <text:p>50%</text:p>
          </table:table-cell>
          <table:table-cell office:value-type="percentage" office:value="0.47" table:style-name="ce37">
            <text:p>47%</text:p>
          </table:table-cell>
          <table:table-cell office:value-type="percentage" office:value="0.65" table:style-name="ce40">
            <text:p>65%</text:p>
          </table:table-cell>
          <table:table-cell office:value-type="percentage" office:value="0.7" table:style-name="ce40">
            <text:p>70%</text:p>
          </table:table-cell>
          <table:table-cell office:value-type="percentage" office:value="1.37" table:style-name="ce40">
            <text:p>137%</text:p>
          </table:table-cell>
          <table:table-cell table:style-name="ce40"/>
          <table:table-cell table:number-columns-repeated="16373"/>
        </table:table-row>
        <table:table-row table:style-name="ro5">
          <table:table-cell office:value-type="date" office:date-value="2021-06-07T00:00:00" table:style-name="ce32">
            <text:p>6/7/2021</text:p>
          </table:table-cell>
          <table:table-cell office:value-type="percentage" office:value="0.95" table:style-name="ce28">
            <text:p>95%</text:p>
          </table:table-cell>
          <table:table-cell office:value-type="percentage" office:value="1.1100000000000001" table:style-name="ce28">
            <text:p>111%</text:p>
          </table:table-cell>
          <table:table-cell office:value-type="percentage" office:value="1.0900000000000001" table:style-name="ce28">
            <text:p>109%</text:p>
          </table:table-cell>
          <table:table-cell office:value-type="percentage" office:value="0.99" table:style-name="ce30">
            <text:p>99%</text:p>
          </table:table-cell>
          <table:table-cell office:value-type="percentage" office:value="0.55000000000000004" table:style-name="ce30">
            <text:p>55%</text:p>
          </table:table-cell>
          <table:table-cell office:value-type="percentage" office:value="0.4" table:style-name="ce28">
            <text:p>40%</text:p>
          </table:table-cell>
          <table:table-cell office:value-type="percentage" office:value="0.65" table:style-name="ce30">
            <text:p>65%</text:p>
          </table:table-cell>
          <table:table-cell office:value-type="percentage" office:value="0.63" table:style-name="ce30">
            <text:p>63%</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1-06-08T00:00:00" table:style-name="ce32">
            <text:p>6/8/2021</text:p>
          </table:table-cell>
          <table:table-cell office:value-type="percentage" office:value="0.92" table:style-name="ce28">
            <text:p>92%</text:p>
          </table:table-cell>
          <table:table-cell office:value-type="percentage" office:value="1.08" table:style-name="ce28">
            <text:p>108%</text:p>
          </table:table-cell>
          <table:table-cell office:value-type="percentage" office:value="1.07" table:style-name="ce28">
            <text:p>107%</text:p>
          </table:table-cell>
          <table:table-cell office:value-type="percentage" office:value="0.97" table:style-name="ce30">
            <text:p>97%</text:p>
          </table:table-cell>
          <table:table-cell office:value-type="percentage" office:value="0.55000000000000004" table:style-name="ce30">
            <text:p>55%</text:p>
          </table:table-cell>
          <table:table-cell office:value-type="percentage" office:value="0.42" table:style-name="ce28">
            <text:p>42%</text:p>
          </table:table-cell>
          <table:table-cell office:value-type="percentage" office:value="0.61" table:style-name="ce30">
            <text:p>61%</text:p>
          </table:table-cell>
          <table:table-cell office:value-type="percentage" office:value="0.67" table:style-name="ce30">
            <text:p>67%</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6-09T00:00:00" table:style-name="ce32">
            <text:p>6/9/2021</text:p>
          </table:table-cell>
          <table:table-cell office:value-type="percentage" office:value="0.92" table:style-name="ce28">
            <text:p>92%</text:p>
          </table:table-cell>
          <table:table-cell office:value-type="percentage" office:value="1.0900000000000001" table:style-name="ce28">
            <text:p>109%</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5000000000000004" table:style-name="ce30">
            <text:p>55%</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3" table:style-name="ce30">
            <text:p>63%</text:p>
          </table:table-cell>
          <table:table-cell office:value-type="percentage" office:value="1.21" table:style-name="ce30">
            <text:p>121%</text:p>
          </table:table-cell>
          <table:table-cell table:style-name="ce30"/>
          <table:table-cell table:number-columns-repeated="16373"/>
        </table:table-row>
        <table:table-row table:style-name="ro5">
          <table:table-cell office:value-type="date" office:date-value="2021-06-10T00:00:00" table:style-name="ce32">
            <text:p>6/10/2021</text:p>
          </table:table-cell>
          <table:table-cell office:value-type="percentage" office:value="0.92" table:style-name="ce28">
            <text:p>92%</text:p>
          </table:table-cell>
          <table:table-cell office:value-type="percentage" office:value="1.06" table:style-name="ce28">
            <text:p>106%</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55000000000000004" table:style-name="ce30">
            <text:p>55%</text:p>
          </table:table-cell>
          <table:table-cell office:value-type="percentage" office:value="0.43" table:style-name="ce28">
            <text:p>43%</text:p>
          </table:table-cell>
          <table:table-cell office:value-type="percentage" office:value="0.64" table:style-name="ce30">
            <text:p>64%</text:p>
          </table:table-cell>
          <table:table-cell office:value-type="percentage" office:value="0.64" table:style-name="ce30">
            <text:p>64%</text:p>
          </table:table-cell>
          <table:table-cell office:value-type="percentage" office:value="1.25" table:style-name="ce30">
            <text:p>125%</text:p>
          </table:table-cell>
          <table:table-cell table:style-name="ce30"/>
          <table:table-cell table:number-columns-repeated="16373"/>
        </table:table-row>
        <table:table-row table:style-name="ro5">
          <table:table-cell office:value-type="date" office:date-value="2021-06-11T00:00:00" table:style-name="ce32">
            <text:p>6/11/2021</text:p>
          </table:table-cell>
          <table:table-cell office:value-type="percentage" office:value="0.98" table:style-name="ce28">
            <text:p>98%</text:p>
          </table:table-cell>
          <table:table-cell office:value-type="percentage" office:value="1.1000000000000001" table:style-name="ce28">
            <text:p>110%</text:p>
          </table:table-cell>
          <table:table-cell office:value-type="percentage" office:value="1.07" table:style-name="ce28">
            <text:p>107%</text:p>
          </table:table-cell>
          <table:table-cell office:value-type="percentage" office:value="1.01" table:style-name="ce30">
            <text:p>101%</text:p>
          </table:table-cell>
          <table:table-cell office:value-type="percentage" office:value="0.55000000000000004" table:style-name="ce30">
            <text:p>55%</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3" table:style-name="ce30">
            <text:p>63%</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6-12T00:00:00" table:style-name="ce44">
            <text:p>6/12/2021</text:p>
          </table:table-cell>
          <table:table-cell office:value-type="percentage" office:value="1.03" table:style-name="ce37">
            <text:p>103%</text:p>
          </table:table-cell>
          <table:table-cell office:value-type="percentage" office:value="1.18" table:style-name="ce37">
            <text:p>118%</text:p>
          </table:table-cell>
          <table:table-cell office:value-type="percentage" office:value="1.17" table:style-name="ce37">
            <text:p>117%</text:p>
          </table:table-cell>
          <table:table-cell office:value-type="percentage" office:value="1.06" table:style-name="ce40">
            <text:p>106%</text:p>
          </table:table-cell>
          <table:table-cell office:value-type="percentage" office:value="0.55000000000000004" table:style-name="ce40">
            <text:p>55%</text:p>
          </table:table-cell>
          <table:table-cell office:value-type="percentage" office:value="0.55000000000000004" table:style-name="ce37">
            <text:p>55%</text:p>
          </table:table-cell>
          <table:table-cell office:value-type="percentage" office:value="0.67" table:style-name="ce40">
            <text:p>67%</text:p>
          </table:table-cell>
          <table:table-cell office:value-type="percentage" office:value="0.66" table:style-name="ce40">
            <text:p>66%</text:p>
          </table:table-cell>
          <table:table-cell office:value-type="percentage" office:value="1.54" table:style-name="ce40">
            <text:p>154%</text:p>
          </table:table-cell>
          <table:table-cell table:style-name="ce40"/>
          <table:table-cell table:number-columns-repeated="16373"/>
        </table:table-row>
        <table:table-row table:style-name="ro5">
          <table:table-cell office:value-type="date" office:date-value="2021-06-13T00:00:00" table:style-name="ce44">
            <text:p>6/13/2021</text:p>
          </table:table-cell>
          <table:table-cell office:value-type="percentage" office:value="1.07" table:style-name="ce37">
            <text:p>107%</text:p>
          </table:table-cell>
          <table:table-cell office:value-type="percentage" office:value="1.26" table:style-name="ce37">
            <text:p>126%</text:p>
          </table:table-cell>
          <table:table-cell office:value-type="percentage" office:value="1.25" table:style-name="ce37">
            <text:p>125%</text:p>
          </table:table-cell>
          <table:table-cell office:value-type="percentage" office:value="1.1100000000000001" table:style-name="ce40">
            <text:p>111%</text:p>
          </table:table-cell>
          <table:table-cell office:value-type="percentage" office:value="0.55000000000000004" table:style-name="ce40">
            <text:p>55%</text:p>
          </table:table-cell>
          <table:table-cell office:value-type="percentage" office:value="0.55000000000000004" table:style-name="ce37">
            <text:p>55%</text:p>
          </table:table-cell>
          <table:table-cell office:value-type="percentage" office:value="0.68" table:style-name="ce40">
            <text:p>68%</text:p>
          </table:table-cell>
          <table:table-cell office:value-type="percentage" office:value="0.75" table:style-name="ce40">
            <text:p>75%</text:p>
          </table:table-cell>
          <table:table-cell office:value-type="percentage" office:value="1.53" table:style-name="ce40">
            <text:p>153%</text:p>
          </table:table-cell>
          <table:table-cell table:style-name="ce40"/>
          <table:table-cell table:number-columns-repeated="16373"/>
        </table:table-row>
        <table:table-row table:style-name="ro5">
          <table:table-cell office:value-type="date" office:date-value="2021-06-14T00:00:00" table:style-name="ce32">
            <text:p>6/14/2021</text:p>
          </table:table-cell>
          <table:table-cell office:value-type="percentage" office:value="0.95" table:style-name="ce28">
            <text:p>95%</text:p>
          </table:table-cell>
          <table:table-cell office:value-type="percentage" office:value="1.1100000000000001" table:style-name="ce28">
            <text:p>111%</text:p>
          </table:table-cell>
          <table:table-cell office:value-type="percentage" office:value="1.0900000000000001" table:style-name="ce28">
            <text:p>109%</text:p>
          </table:table-cell>
          <table:table-cell office:value-type="percentage" office:value="0.99" table:style-name="ce30">
            <text:p>99%</text:p>
          </table:table-cell>
          <table:table-cell office:value-type="percentage" office:value="0.54" table:style-name="ce30">
            <text:p>54%</text:p>
          </table:table-cell>
          <table:table-cell office:value-type="percentage" office:value="0.4" table:style-name="ce28">
            <text:p>40%</text:p>
          </table:table-cell>
          <table:table-cell office:value-type="percentage" office:value="0.62" table:style-name="ce30">
            <text:p>62%</text:p>
          </table:table-cell>
          <table:table-cell office:value-type="percentage" office:value="0.63" table:style-name="ce30">
            <text:p>63%</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6-15T00:00:00" table:style-name="ce32">
            <text:p>6/15/2021</text:p>
          </table:table-cell>
          <table:table-cell office:value-type="percentage" office:value="0.93" table:style-name="ce28">
            <text:p>93%</text:p>
          </table:table-cell>
          <table:table-cell office:value-type="percentage" office:value="1.0900000000000001" table:style-name="ce28">
            <text:p>109%</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4" table:style-name="ce30">
            <text:p>54%</text:p>
          </table:table-cell>
          <table:table-cell office:value-type="percentage" office:value="0.41" table:style-name="ce28">
            <text:p>41%</text:p>
          </table:table-cell>
          <table:table-cell office:value-type="percentage" office:value="0.63" table:style-name="ce30">
            <text:p>63%</text:p>
          </table:table-cell>
          <table:table-cell office:value-type="percentage" office:value="0.67" table:style-name="ce30">
            <text:p>67%</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6-16T00:00:00" table:style-name="ce32">
            <text:p>6/16/2021</text:p>
          </table:table-cell>
          <table:table-cell office:value-type="percentage" office:value="0.93" table:style-name="ce28">
            <text:p>93%</text:p>
          </table:table-cell>
          <table:table-cell office:value-type="percentage" office:value="1.0900000000000001" table:style-name="ce28">
            <text:p>109%</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4" table:style-name="ce30">
            <text:p>54%</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3" table:style-name="ce30">
            <text:p>63%</text:p>
          </table:table-cell>
          <table:table-cell office:value-type="percentage" office:value="1.26" table:style-name="ce30">
            <text:p>126%</text:p>
          </table:table-cell>
          <table:table-cell table:style-name="ce30"/>
          <table:table-cell table:number-columns-repeated="16373"/>
        </table:table-row>
        <table:table-row table:style-name="ro5">
          <table:table-cell office:value-type="date" office:date-value="2021-06-17T00:00:00" table:style-name="ce32">
            <text:p>6/17/2021</text:p>
          </table:table-cell>
          <table:table-cell office:value-type="percentage" office:value="0.92" table:style-name="ce28">
            <text:p>92%</text:p>
          </table:table-cell>
          <table:table-cell office:value-type="percentage" office:value="1.06" table:style-name="ce28">
            <text:p>106%</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53" table:style-name="ce30">
            <text:p>53%</text:p>
          </table:table-cell>
          <table:table-cell office:value-type="percentage" office:value="0.42" table:style-name="ce28">
            <text:p>42%</text:p>
          </table:table-cell>
          <table:table-cell office:value-type="percentage" office:value="0.61" table:style-name="ce30">
            <text:p>61%</text:p>
          </table:table-cell>
          <table:table-cell office:value-type="percentage" office:value="0.63" table:style-name="ce30">
            <text:p>63%</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6-18T00:00:00" table:style-name="ce32">
            <text:p>6/18/2021</text:p>
          </table:table-cell>
          <table:table-cell office:value-type="percentage" office:value="0.96" table:style-name="ce28">
            <text:p>96%</text:p>
          </table:table-cell>
          <table:table-cell office:value-type="percentage" office:value="1.07" table:style-name="ce28">
            <text:p>107%</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53" table:style-name="ce30">
            <text:p>53%</text:p>
          </table:table-cell>
          <table:table-cell office:value-type="percentage" office:value="0.44" table:style-name="ce28">
            <text:p>44%</text:p>
          </table:table-cell>
          <table:table-cell office:value-type="percentage" office:value="0.6" table:style-name="ce30">
            <text:p>60%</text:p>
          </table:table-cell>
          <table:table-cell office:value-type="percentage" office:value="0.61" table:style-name="ce30">
            <text:p>61%</text:p>
          </table:table-cell>
          <table:table-cell office:value-type="percentage" office:value="0.62" table:style-name="ce30">
            <text:p>62%</text:p>
          </table:table-cell>
          <table:table-cell table:style-name="ce30"/>
          <table:table-cell table:number-columns-repeated="16373"/>
        </table:table-row>
        <table:table-row table:style-name="ro5">
          <table:table-cell office:value-type="date" office:date-value="2021-06-19T00:00:00" table:style-name="ce44">
            <text:p>6/19/2021</text:p>
          </table:table-cell>
          <table:table-cell office:value-type="percentage" office:value="1.02" table:style-name="ce37">
            <text:p>102%</text:p>
          </table:table-cell>
          <table:table-cell office:value-type="percentage" office:value="1.18" table:style-name="ce37">
            <text:p>118%</text:p>
          </table:table-cell>
          <table:table-cell office:value-type="percentage" office:value="1.1599999999999999" table:style-name="ce37">
            <text:p>116%</text:p>
          </table:table-cell>
          <table:table-cell office:value-type="percentage" office:value="1.05" table:style-name="ce40">
            <text:p>105%</text:p>
          </table:table-cell>
          <table:table-cell office:value-type="percentage" office:value="0.52" table:style-name="ce40">
            <text:p>52%</text:p>
          </table:table-cell>
          <table:table-cell office:value-type="percentage" office:value="0.5" table:style-name="ce37">
            <text:p>50%</text:p>
          </table:table-cell>
          <table:table-cell office:value-type="percentage" office:value="0.64" table:style-name="ce40">
            <text:p>64%</text:p>
          </table:table-cell>
          <table:table-cell office:value-type="percentage" office:value="0.65" table:style-name="ce40">
            <text:p>65%</text:p>
          </table:table-cell>
          <table:table-cell office:value-type="percentage" office:value="1.59" table:style-name="ce40">
            <text:p>159%</text:p>
          </table:table-cell>
          <table:table-cell table:style-name="ce40"/>
          <table:table-cell table:number-columns-repeated="16373"/>
        </table:table-row>
        <table:table-row table:style-name="ro5">
          <table:table-cell office:value-type="date" office:date-value="2021-06-20T00:00:00" table:style-name="ce44">
            <text:p>6/20/2021</text:p>
          </table:table-cell>
          <table:table-cell office:value-type="percentage" office:value="1.06" table:style-name="ce37">
            <text:p>106%</text:p>
          </table:table-cell>
          <table:table-cell office:value-type="percentage" office:value="1.25" table:style-name="ce37">
            <text:p>125%</text:p>
          </table:table-cell>
          <table:table-cell office:value-type="percentage" office:value="1.2" table:style-name="ce37">
            <text:p>120%</text:p>
          </table:table-cell>
          <table:table-cell office:value-type="percentage" office:value="1.0900000000000001" table:style-name="ce40">
            <text:p>109%</text:p>
          </table:table-cell>
          <table:table-cell office:value-type="percentage" office:value="0.51" table:style-name="ce40">
            <text:p>51%</text:p>
          </table:table-cell>
          <table:table-cell office:value-type="percentage" office:value="0.47" table:style-name="ce37">
            <text:p>47%</text:p>
          </table:table-cell>
          <table:table-cell office:value-type="percentage" office:value="0.63" table:style-name="ce40">
            <text:p>63%</text:p>
          </table:table-cell>
          <table:table-cell office:value-type="percentage" office:value="0.68" table:style-name="ce40">
            <text:p>68%</text:p>
          </table:table-cell>
          <table:table-cell office:value-type="percentage" office:value="0.98" table:style-name="ce40">
            <text:p>98%</text:p>
          </table:table-cell>
          <table:table-cell table:style-name="ce40"/>
          <table:table-cell table:number-columns-repeated="16373"/>
        </table:table-row>
        <table:table-row table:style-name="ro5">
          <table:table-cell office:value-type="date" office:date-value="2021-06-21T00:00:00" table:style-name="ce32">
            <text:p>6/21/2021</text:p>
          </table:table-cell>
          <table:table-cell office:value-type="percentage" office:value="0.93" table:style-name="ce28">
            <text:p>93%</text:p>
          </table:table-cell>
          <table:table-cell office:value-type="percentage" office:value="1.0900000000000001" table:style-name="ce28">
            <text:p>109%</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1" table:style-name="ce30">
            <text:p>51%</text:p>
          </table:table-cell>
          <table:table-cell office:value-type="percentage" office:value="0.41" table:style-name="ce28">
            <text:p>41%</text:p>
          </table:table-cell>
          <table:table-cell office:value-type="percentage" office:value="0.61" table:style-name="ce30">
            <text:p>61%</text:p>
          </table:table-cell>
          <table:table-cell office:value-type="percentage" office:value="0.61" table:style-name="ce30">
            <text:p>61%</text:p>
          </table:table-cell>
          <table:table-cell office:value-type="percentage" office:value="0.68" table:style-name="ce30">
            <text:p>68%</text:p>
          </table:table-cell>
          <table:table-cell table:style-name="ce30"/>
          <table:table-cell table:number-columns-repeated="16373"/>
        </table:table-row>
        <table:table-row table:style-name="ro5">
          <table:table-cell office:value-type="date" office:date-value="2021-06-22T00:00:00" table:style-name="ce32">
            <text:p>6/22/2021</text:p>
          </table:table-cell>
          <table:table-cell office:value-type="percentage" office:value="0.91" table:style-name="ce28">
            <text:p>91%</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6" table:style-name="ce30">
            <text:p>96%</text:p>
          </table:table-cell>
          <table:table-cell office:value-type="percentage" office:value="0.51" table:style-name="ce30">
            <text:p>51%</text:p>
          </table:table-cell>
          <table:table-cell office:value-type="percentage" office:value="0.43" table:style-name="ce28">
            <text:p>43%</text:p>
          </table:table-cell>
          <table:table-cell office:value-type="percentage" office:value="0.64" table:style-name="ce30">
            <text:p>64%</text:p>
          </table:table-cell>
          <table:table-cell office:value-type="percentage" office:value="0.66" table:style-name="ce30">
            <text:p>66%</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6-23T00:00:00" table:style-name="ce32">
            <text:p>6/23/2021</text:p>
          </table:table-cell>
          <table:table-cell office:value-type="percentage" office:value="0.92" table:style-name="ce28">
            <text:p>92%</text:p>
          </table:table-cell>
          <table:table-cell office:value-type="percentage" office:value="1.08" table:style-name="ce28">
            <text:p>108%</text:p>
          </table:table-cell>
          <table:table-cell office:value-type="percentage" office:value="1.0900000000000001" table:style-name="ce28">
            <text:p>109%</text:p>
          </table:table-cell>
          <table:table-cell office:value-type="percentage" office:value="0.96" table:style-name="ce30">
            <text:p>96%</text:p>
          </table:table-cell>
          <table:table-cell office:value-type="percentage" office:value="0.5" table:style-name="ce30">
            <text:p>50%</text:p>
          </table:table-cell>
          <table:table-cell office:value-type="percentage" office:value="0.44" table:style-name="ce28">
            <text:p>44%</text:p>
          </table:table-cell>
          <table:table-cell office:value-type="percentage" office:value="0.64" table:style-name="ce30">
            <text:p>64%</text:p>
          </table:table-cell>
          <table:table-cell office:value-type="percentage" office:value="0.62" table:style-name="ce30">
            <text:p>62%</text:p>
          </table:table-cell>
          <table:table-cell office:value-type="percentage" office:value="1.23" table:style-name="ce30">
            <text:p>123%</text:p>
          </table:table-cell>
          <table:table-cell table:style-name="ce30"/>
          <table:table-cell table:number-columns-repeated="16373"/>
        </table:table-row>
        <table:table-row table:style-name="ro5">
          <table:table-cell office:value-type="date" office:date-value="2021-06-24T00:00:00" table:style-name="ce32">
            <text:p>6/24/2021</text:p>
          </table:table-cell>
          <table:table-cell office:value-type="percentage" office:value="0.93" table:style-name="ce28">
            <text:p>93%</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51" table:style-name="ce30">
            <text:p>51%</text:p>
          </table:table-cell>
          <table:table-cell office:value-type="percentage" office:value="0.44" table:style-name="ce28">
            <text:p>44%</text:p>
          </table:table-cell>
          <table:table-cell office:value-type="percentage" office:value="0.63" table:style-name="ce30">
            <text:p>63%</text:p>
          </table:table-cell>
          <table:table-cell office:value-type="percentage" office:value="0.63" table:style-name="ce30">
            <text:p>63%</text:p>
          </table:table-cell>
          <table:table-cell office:value-type="percentage" office:value="1.1299999999999999" table:style-name="ce30">
            <text:p>113%</text:p>
          </table:table-cell>
          <table:table-cell table:style-name="ce30"/>
          <table:table-cell table:number-columns-repeated="16373"/>
        </table:table-row>
        <table:table-row table:style-name="ro5">
          <table:table-cell office:value-type="date" office:date-value="2021-06-25T00:00:00" table:style-name="ce32">
            <text:p>6/25/2021</text:p>
          </table:table-cell>
          <table:table-cell office:value-type="percentage" office:value="0.98" table:style-name="ce28">
            <text:p>98%</text:p>
          </table:table-cell>
          <table:table-cell office:value-type="percentage" office:value="1.1000000000000001" table:style-name="ce28">
            <text:p>110%</text:p>
          </table:table-cell>
          <table:table-cell office:value-type="percentage" office:value="1.06" table:style-name="ce28">
            <text:p>106%</text:p>
          </table:table-cell>
          <table:table-cell office:value-type="percentage" office:value="1.01" table:style-name="ce30">
            <text:p>101%</text:p>
          </table:table-cell>
          <table:table-cell office:value-type="percentage" office:value="0.5" table:style-name="ce30">
            <text:p>50%</text:p>
          </table:table-cell>
          <table:table-cell office:value-type="percentage" office:value="0.45" table:style-name="ce28">
            <text:p>45%</text:p>
          </table:table-cell>
          <table:table-cell office:value-type="percentage" office:value="0.64" table:style-name="ce30">
            <text:p>64%</text:p>
          </table:table-cell>
          <table:table-cell office:value-type="percentage" office:value="0.61" table:style-name="ce30">
            <text:p>61%</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6-26T00:00:00" table:style-name="ce44">
            <text:p>6/26/2021</text:p>
          </table:table-cell>
          <table:table-cell office:value-type="percentage" office:value="1.03" table:style-name="ce37">
            <text:p>103%</text:p>
          </table:table-cell>
          <table:table-cell office:value-type="percentage" office:value="1.19" table:style-name="ce37">
            <text:p>119%</text:p>
          </table:table-cell>
          <table:table-cell office:value-type="percentage" office:value="1.18" table:style-name="ce37">
            <text:p>118%</text:p>
          </table:table-cell>
          <table:table-cell office:value-type="percentage" office:value="1.06" table:style-name="ce40">
            <text:p>106%</text:p>
          </table:table-cell>
          <table:table-cell office:value-type="percentage" office:value="0.5" table:style-name="ce40">
            <text:p>50%</text:p>
          </table:table-cell>
          <table:table-cell office:value-type="percentage" office:value="0.56000000000000005" table:style-name="ce37">
            <text:p>56%</text:p>
          </table:table-cell>
          <table:table-cell office:value-type="percentage" office:value="0.65" table:style-name="ce40">
            <text:p>65%</text:p>
          </table:table-cell>
          <table:table-cell office:value-type="percentage" office:value="0.65" table:style-name="ce40">
            <text:p>65%</text:p>
          </table:table-cell>
          <table:table-cell office:value-type="percentage" office:value="1.46" table:style-name="ce40">
            <text:p>146%</text:p>
          </table:table-cell>
          <table:table-cell table:style-name="ce40"/>
          <table:table-cell table:number-columns-repeated="16373"/>
        </table:table-row>
        <table:table-row table:style-name="ro5">
          <table:table-cell office:value-type="date" office:date-value="2021-06-27T00:00:00" table:style-name="ce44">
            <text:p>6/27/2021</text:p>
          </table:table-cell>
          <table:table-cell office:value-type="percentage" office:value="1.06" table:style-name="ce37">
            <text:p>106%</text:p>
          </table:table-cell>
          <table:table-cell office:value-type="percentage" office:value="1.29" table:style-name="ce37">
            <text:p>129%</text:p>
          </table:table-cell>
          <table:table-cell office:value-type="percentage" office:value="1.3" table:style-name="ce37">
            <text:p>130%</text:p>
          </table:table-cell>
          <table:table-cell office:value-type="percentage" office:value="1.1000000000000001" table:style-name="ce40">
            <text:p>110%</text:p>
          </table:table-cell>
          <table:table-cell office:value-type="percentage" office:value="0.5" table:style-name="ce40">
            <text:p>50%</text:p>
          </table:table-cell>
          <table:table-cell office:value-type="percentage" office:value="0.48" table:style-name="ce37">
            <text:p>48%</text:p>
          </table:table-cell>
          <table:table-cell office:value-type="percentage" office:value="0.61" table:style-name="ce40">
            <text:p>61%</text:p>
          </table:table-cell>
          <table:table-cell office:value-type="percentage" office:value="0.7" table:style-name="ce40">
            <text:p>70%</text:p>
          </table:table-cell>
          <table:table-cell office:value-type="percentage" office:value="1.1000000000000001" table:style-name="ce40">
            <text:p>110%</text:p>
          </table:table-cell>
          <table:table-cell table:style-name="ce40"/>
          <table:table-cell table:number-columns-repeated="16373"/>
        </table:table-row>
        <table:table-row table:style-name="ro5">
          <table:table-cell office:value-type="date" office:date-value="2021-06-28T00:00:00" table:style-name="ce32">
            <text:p>6/28/2021</text:p>
          </table:table-cell>
          <table:table-cell office:value-type="percentage" office:value="0.94" table:style-name="ce28">
            <text:p>94%</text:p>
          </table:table-cell>
          <table:table-cell office:value-type="percentage" office:value="1.1000000000000001" table:style-name="ce28">
            <text:p>110%</text:p>
          </table:table-cell>
          <table:table-cell office:value-type="percentage" office:value="1.1000000000000001" table:style-name="ce28">
            <text:p>110%</text:p>
          </table:table-cell>
          <table:table-cell office:value-type="percentage" office:value="0.98" table:style-name="ce30">
            <text:p>98%</text:p>
          </table:table-cell>
          <table:table-cell office:value-type="percentage" office:value="0.48" table:style-name="ce30">
            <text:p>48%</text:p>
          </table:table-cell>
          <table:table-cell office:value-type="percentage" office:value="0.41" table:style-name="ce28">
            <text:p>41%</text:p>
          </table:table-cell>
          <table:table-cell office:value-type="percentage" office:value="0.62" table:style-name="ce30">
            <text:p>62%</text:p>
          </table:table-cell>
          <table:table-cell office:value-type="percentage" office:value="0.61" table:style-name="ce30">
            <text:p>61%</text:p>
          </table:table-cell>
          <table:table-cell office:value-type="percentage" office:value="0.73" table:style-name="ce30">
            <text:p>73%</text:p>
          </table:table-cell>
          <table:table-cell table:style-name="ce30"/>
          <table:table-cell table:number-columns-repeated="16373"/>
        </table:table-row>
        <table:table-row table:style-name="ro5">
          <table:table-cell office:value-type="date" office:date-value="2021-06-29T00:00:00" table:style-name="ce32">
            <text:p>6/29/2021</text:p>
          </table:table-cell>
          <table:table-cell office:value-type="percentage" office:value="0.9" table:style-name="ce28">
            <text:p>90%</text:p>
          </table:table-cell>
          <table:table-cell office:value-type="percentage" office:value="1.05" table:style-name="ce28">
            <text:p>105%</text:p>
          </table:table-cell>
          <table:table-cell office:value-type="percentage" office:value="1.07" table:style-name="ce28">
            <text:p>107%</text:p>
          </table:table-cell>
          <table:table-cell office:value-type="percentage" office:value="0.94" table:style-name="ce30">
            <text:p>94%</text:p>
          </table:table-cell>
          <table:table-cell office:value-type="percentage" office:value="0.48" table:style-name="ce30">
            <text:p>48%</text:p>
          </table:table-cell>
          <table:table-cell office:value-type="percentage" office:value="0.43" table:style-name="ce28">
            <text:p>43%</text:p>
          </table:table-cell>
          <table:table-cell office:value-type="percentage" office:value="0.62" table:style-name="ce30">
            <text:p>62%</text:p>
          </table:table-cell>
          <table:table-cell office:value-type="percentage" office:value="0.63" table:style-name="ce30">
            <text:p>63%</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6-30T00:00:00" table:style-name="ce32">
            <text:p>6/30/2021</text:p>
          </table:table-cell>
          <table:table-cell office:value-type="percentage" office:value="0.93" table:style-name="ce28">
            <text:p>93%</text:p>
          </table:table-cell>
          <table:table-cell office:value-type="percentage" office:value="1.08" table:style-name="ce28">
            <text:p>108%</text:p>
          </table:table-cell>
          <table:table-cell office:value-type="percentage" office:value="1.08" table:style-name="ce28">
            <text:p>108%</text:p>
          </table:table-cell>
          <table:table-cell office:value-type="percentage" office:value="0.97" table:style-name="ce30">
            <text:p>97%</text:p>
          </table:table-cell>
          <table:table-cell office:value-type="percentage" office:value="0.47" table:style-name="ce30">
            <text:p>47%</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 table:style-name="ce30">
            <text:p>60%</text:p>
          </table:table-cell>
          <table:table-cell office:value-type="percentage" office:value="1.07" table:style-name="ce30">
            <text:p>107%</text:p>
          </table:table-cell>
          <table:table-cell table:style-name="ce30"/>
          <table:table-cell table:number-columns-repeated="16373"/>
        </table:table-row>
        <table:table-row table:style-name="ro5">
          <table:table-cell office:value-type="date" office:date-value="2021-07-01T00:00:00" table:style-name="ce32">
            <text:p>7/1/2021</text:p>
          </table:table-cell>
          <table:table-cell office:value-type="percentage" office:value="0.94" table:style-name="ce28">
            <text:p>94%</text:p>
          </table:table-cell>
          <table:table-cell office:value-type="percentage" office:value="1.08" table:style-name="ce28">
            <text:p>108%</text:p>
          </table:table-cell>
          <table:table-cell office:value-type="percentage" office:value="1.07" table:style-name="ce28">
            <text:p>107%</text:p>
          </table:table-cell>
          <table:table-cell office:value-type="percentage" office:value="0.98" table:style-name="ce30">
            <text:p>98%</text:p>
          </table:table-cell>
          <table:table-cell office:value-type="percentage" office:value="0.47" table:style-name="ce30">
            <text:p>47%</text:p>
          </table:table-cell>
          <table:table-cell office:value-type="percentage" office:value="0.44" table:style-name="ce28">
            <text:p>44%</text:p>
          </table:table-cell>
          <table:table-cell office:value-type="percentage" office:value="0.63" table:style-name="ce30">
            <text:p>63%</text:p>
          </table:table-cell>
          <table:table-cell office:value-type="percentage" office:value="0.62" table:style-name="ce30">
            <text:p>62%</text:p>
          </table:table-cell>
          <table:table-cell office:value-type="percentage" office:value="1.31" table:style-name="ce30">
            <text:p>131%</text:p>
          </table:table-cell>
          <table:table-cell table:style-name="ce30"/>
          <table:table-cell table:number-columns-repeated="16373"/>
        </table:table-row>
        <table:table-row table:style-name="ro5">
          <table:table-cell office:value-type="date" office:date-value="2021-07-02T00:00:00" table:style-name="ce32">
            <text:p>7/2/2021</text:p>
          </table:table-cell>
          <table:table-cell office:value-type="percentage" office:value="0.98" table:style-name="ce28">
            <text:p>98%</text:p>
          </table:table-cell>
          <table:table-cell office:value-type="percentage" office:value="1.0900000000000001" table:style-name="ce28">
            <text:p>109%</text:p>
          </table:table-cell>
          <table:table-cell office:value-type="percentage" office:value="1.05" table:style-name="ce28">
            <text:p>105%</text:p>
          </table:table-cell>
          <table:table-cell office:value-type="percentage" office:value="1.01" table:style-name="ce30">
            <text:p>101%</text:p>
          </table:table-cell>
          <table:table-cell office:value-type="percentage" office:value="0.48" table:style-name="ce30">
            <text:p>48%</text:p>
          </table:table-cell>
          <table:table-cell office:value-type="percentage" office:value="0.44" table:style-name="ce28">
            <text:p>44%</text:p>
          </table:table-cell>
          <table:table-cell office:value-type="percentage" office:value="0.64" table:style-name="ce30">
            <text:p>64%</text:p>
          </table:table-cell>
          <table:table-cell office:value-type="percentage" office:value="0.61" table:style-name="ce30">
            <text:p>61%</text:p>
          </table:table-cell>
          <table:table-cell office:value-type="percentage" office:value="0.97" table:style-name="ce30">
            <text:p>97%</text:p>
          </table:table-cell>
          <table:table-cell table:style-name="ce30"/>
          <table:table-cell table:number-columns-repeated="16373"/>
        </table:table-row>
        <table:table-row table:style-name="ro5">
          <table:table-cell office:value-type="date" office:date-value="2021-07-03T00:00:00" table:style-name="ce44">
            <text:p>7/3/2021</text:p>
          </table:table-cell>
          <table:table-cell office:value-type="percentage" office:value="0.99" table:style-name="ce37">
            <text:p>99%</text:p>
          </table:table-cell>
          <table:table-cell office:value-type="percentage" office:value="1.1499999999999999" table:style-name="ce37">
            <text:p>115%</text:p>
          </table:table-cell>
          <table:table-cell office:value-type="percentage" office:value="1.1299999999999999" table:style-name="ce37">
            <text:p>113%</text:p>
          </table:table-cell>
          <table:table-cell office:value-type="percentage" office:value="1.02" table:style-name="ce40">
            <text:p>102%</text:p>
          </table:table-cell>
          <table:table-cell office:value-type="percentage" office:value="0.48" table:style-name="ce40">
            <text:p>48%</text:p>
          </table:table-cell>
          <table:table-cell office:value-type="percentage" office:value="0.47" table:style-name="ce37">
            <text:p>47%</text:p>
          </table:table-cell>
          <table:table-cell office:value-type="percentage" office:value="0.66" table:style-name="ce40">
            <text:p>66%</text:p>
          </table:table-cell>
          <table:table-cell office:value-type="percentage" office:value="0.61" table:style-name="ce40">
            <text:p>61%</text:p>
          </table:table-cell>
          <table:table-cell office:value-type="percentage" office:value="1.04" table:style-name="ce40">
            <text:p>104%</text:p>
          </table:table-cell>
          <table:table-cell table:style-name="ce40"/>
          <table:table-cell table:number-columns-repeated="16373"/>
        </table:table-row>
        <table:table-row table:style-name="ro5">
          <table:table-cell office:value-type="date" office:date-value="2021-07-04T00:00:00" table:style-name="ce44">
            <text:p>7/4/2021</text:p>
          </table:table-cell>
          <table:table-cell office:value-type="percentage" office:value="1.03" table:style-name="ce37">
            <text:p>103%</text:p>
          </table:table-cell>
          <table:table-cell office:value-type="percentage" office:value="1.23" table:style-name="ce37">
            <text:p>123%</text:p>
          </table:table-cell>
          <table:table-cell office:value-type="percentage" office:value="1.24" table:style-name="ce37">
            <text:p>124%</text:p>
          </table:table-cell>
          <table:table-cell office:value-type="percentage" office:value="1.07" table:style-name="ce40">
            <text:p>107%</text:p>
          </table:table-cell>
          <table:table-cell office:value-type="percentage" office:value="0.48" table:style-name="ce40">
            <text:p>48%</text:p>
          </table:table-cell>
          <table:table-cell office:value-type="percentage" office:value="0.47" table:style-name="ce37">
            <text:p>47%</text:p>
          </table:table-cell>
          <table:table-cell office:value-type="percentage" office:value="0.63" table:style-name="ce40">
            <text:p>63%</text:p>
          </table:table-cell>
          <table:table-cell office:value-type="percentage" office:value="0.68" table:style-name="ce40">
            <text:p>68%</text:p>
          </table:table-cell>
          <table:table-cell office:value-type="percentage" office:value="1.17" table:style-name="ce40">
            <text:p>117%</text:p>
          </table:table-cell>
          <table:table-cell table:style-name="ce40"/>
          <table:table-cell table:number-columns-repeated="16373"/>
        </table:table-row>
        <table:table-row table:style-name="ro5">
          <table:table-cell office:value-type="date" office:date-value="2021-07-05T00:00:00" table:style-name="ce32">
            <text:p>7/5/2021</text:p>
          </table:table-cell>
          <table:table-cell office:value-type="percentage" office:value="0.93" table:style-name="ce28">
            <text:p>93%</text:p>
          </table:table-cell>
          <table:table-cell office:value-type="percentage" office:value="1.1000000000000001" table:style-name="ce28">
            <text:p>110%</text:p>
          </table:table-cell>
          <table:table-cell office:value-type="percentage" office:value="1.08" table:style-name="ce28">
            <text:p>108%</text:p>
          </table:table-cell>
          <table:table-cell office:value-type="percentage" office:value="0.98" table:style-name="ce30">
            <text:p>98%</text:p>
          </table:table-cell>
          <table:table-cell office:value-type="percentage" office:value="0.49" table:style-name="ce30">
            <text:p>49%</text:p>
          </table:table-cell>
          <table:table-cell office:value-type="percentage" office:value="0.42" table:style-name="ce28">
            <text:p>42%</text:p>
          </table:table-cell>
          <table:table-cell office:value-type="percentage" office:value="0.63" table:style-name="ce30">
            <text:p>63%</text:p>
          </table:table-cell>
          <table:table-cell office:value-type="percentage" office:value="0.6" table:style-name="ce30">
            <text:p>60%</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7-06T00:00:00" table:style-name="ce32">
            <text:p>7/6/2021</text:p>
          </table:table-cell>
          <table:table-cell office:value-type="percentage" office:value="0.89" table:style-name="ce28">
            <text:p>89%</text:p>
          </table:table-cell>
          <table:table-cell office:value-type="percentage" office:value="1.06" table:style-name="ce28">
            <text:p>106%</text:p>
          </table:table-cell>
          <table:table-cell office:value-type="percentage" office:value="1.06" table:style-name="ce28">
            <text:p>106%</text:p>
          </table:table-cell>
          <table:table-cell office:value-type="percentage" office:value="0.93" table:style-name="ce30">
            <text:p>93%</text:p>
          </table:table-cell>
          <table:table-cell office:value-type="percentage" office:value="0.5" table:style-name="ce30">
            <text:p>50%</text:p>
          </table:table-cell>
          <table:table-cell office:value-type="percentage" office:value="0.45" table:style-name="ce28">
            <text:p>45%</text:p>
          </table:table-cell>
          <table:table-cell office:value-type="percentage" office:value="0.61" table:style-name="ce30">
            <text:p>61%</text:p>
          </table:table-cell>
          <table:table-cell office:value-type="percentage" office:value="0.6" table:style-name="ce30">
            <text:p>60%</text:p>
          </table:table-cell>
          <table:table-cell office:value-type="percentage" office:value="0.7" table:style-name="ce30">
            <text:p>70%</text:p>
          </table:table-cell>
          <table:table-cell table:style-name="ce30"/>
          <table:table-cell table:number-columns-repeated="16373"/>
        </table:table-row>
        <table:table-row table:style-name="ro5">
          <table:table-cell office:value-type="date" office:date-value="2021-07-07T00:00:00" table:style-name="ce32">
            <text:p>7/7/2021</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1.06" table:style-name="ce28">
            <text:p>106%</text:p>
          </table:table-cell>
          <table:table-cell office:value-type="percentage" office:value="0.93" table:style-name="ce30">
            <text:p>93%</text:p>
          </table:table-cell>
          <table:table-cell office:value-type="percentage" office:value="0.51" table:style-name="ce30">
            <text:p>51%</text:p>
          </table:table-cell>
          <table:table-cell office:value-type="percentage" office:value="0.46" table:style-name="ce28">
            <text:p>46%</text:p>
          </table:table-cell>
          <table:table-cell office:value-type="percentage" office:value="0.65" table:style-name="ce30">
            <text:p>65%</text:p>
          </table:table-cell>
          <table:table-cell office:value-type="percentage" office:value="0.59" table:style-name="ce30">
            <text:p>59%</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1-07-08T00:00:00" table:style-name="ce32">
            <text:p>7/8/2021</text:p>
          </table:table-cell>
          <table:table-cell office:value-type="percentage" office:value="0.92" table:style-name="ce28">
            <text:p>92%</text:p>
          </table:table-cell>
          <table:table-cell office:value-type="percentage" office:value="1.04" table:style-name="ce28">
            <text:p>104%</text:p>
          </table:table-cell>
          <table:table-cell office:value-type="percentage" office:value="1.05" table:style-name="ce28">
            <text:p>105%</text:p>
          </table:table-cell>
          <table:table-cell office:value-type="percentage" office:value="0.95" table:style-name="ce30">
            <text:p>95%</text:p>
          </table:table-cell>
          <table:table-cell office:value-type="percentage" office:value="0.51" table:style-name="ce30">
            <text:p>51%</text:p>
          </table:table-cell>
          <table:table-cell office:value-type="percentage" office:value="0.43" table:style-name="ce28">
            <text:p>43%</text:p>
          </table:table-cell>
          <table:table-cell office:value-type="percentage" office:value="0.63" table:style-name="ce30">
            <text:p>63%</text:p>
          </table:table-cell>
          <table:table-cell office:value-type="percentage" office:value="0.61" table:style-name="ce30">
            <text:p>61%</text:p>
          </table:table-cell>
          <table:table-cell office:value-type="percentage" office:value="1.17" table:style-name="ce30">
            <text:p>117%</text:p>
          </table:table-cell>
          <table:table-cell table:style-name="ce30"/>
          <table:table-cell table:number-columns-repeated="16373"/>
        </table:table-row>
        <table:table-row table:style-name="ro5">
          <table:table-cell office:value-type="date" office:date-value="2021-07-09T00:00:00" table:style-name="ce32">
            <text:p>7/9/2021</text:p>
          </table:table-cell>
          <table:table-cell office:value-type="percentage" office:value="0.97" table:style-name="ce28">
            <text:p>97%</text:p>
          </table:table-cell>
          <table:table-cell office:value-type="percentage" office:value="1.08" table:style-name="ce28">
            <text:p>108%</text:p>
          </table:table-cell>
          <table:table-cell office:value-type="percentage" office:value="1.05" table:style-name="ce28">
            <text:p>105%</text:p>
          </table:table-cell>
          <table:table-cell office:value-type="percentage" office:value="1" table:style-name="ce30">
            <text:p>100%</text:p>
          </table:table-cell>
          <table:table-cell office:value-type="percentage" office:value="0.51" table:style-name="ce30">
            <text:p>51%</text:p>
          </table:table-cell>
          <table:table-cell office:value-type="percentage" office:value="0.45" table:style-name="ce28">
            <text:p>45%</text:p>
          </table:table-cell>
          <table:table-cell office:value-type="percentage" office:value="0.65" table:style-name="ce30">
            <text:p>65%</text:p>
          </table:table-cell>
          <table:table-cell office:value-type="percentage" office:value="0.6" table:style-name="ce30">
            <text:p>60%</text:p>
          </table:table-cell>
          <table:table-cell office:value-type="percentage" office:value="0.9" table:style-name="ce30">
            <text:p>90%</text:p>
          </table:table-cell>
          <table:table-cell table:style-name="ce30"/>
          <table:table-cell table:number-columns-repeated="16373"/>
        </table:table-row>
        <table:table-row table:style-name="ro5">
          <table:table-cell office:value-type="date" office:date-value="2021-07-10T00:00:00" table:style-name="ce44">
            <text:p>7/10/2021</text:p>
          </table:table-cell>
          <table:table-cell office:value-type="percentage" office:value="1.01" table:style-name="ce37">
            <text:p>101%</text:p>
          </table:table-cell>
          <table:table-cell office:value-type="percentage" office:value="1.19" table:style-name="ce37">
            <text:p>119%</text:p>
          </table:table-cell>
          <table:table-cell office:value-type="percentage" office:value="1.17" table:style-name="ce37">
            <text:p>117%</text:p>
          </table:table-cell>
          <table:table-cell office:value-type="percentage" office:value="1.05" table:style-name="ce40">
            <text:p>105%</text:p>
          </table:table-cell>
          <table:table-cell office:value-type="percentage" office:value="0.52" table:style-name="ce40">
            <text:p>52%</text:p>
          </table:table-cell>
          <table:table-cell office:value-type="percentage" office:value="0.54" table:style-name="ce37">
            <text:p>54%</text:p>
          </table:table-cell>
          <table:table-cell office:value-type="percentage" office:value="0.66" table:style-name="ce40">
            <text:p>66%</text:p>
          </table:table-cell>
          <table:table-cell office:value-type="percentage" office:value="0.63" table:style-name="ce40">
            <text:p>63%</text:p>
          </table:table-cell>
          <table:table-cell office:value-type="percentage" office:value="1.1599999999999999" table:style-name="ce40">
            <text:p>116%</text:p>
          </table:table-cell>
          <table:table-cell table:style-name="ce40"/>
          <table:table-cell table:number-columns-repeated="16373"/>
        </table:table-row>
        <table:table-row table:style-name="ro5">
          <table:table-cell office:value-type="date" office:date-value="2021-07-11T00:00:00" table:style-name="ce44">
            <text:p>7/11/2021</text:p>
          </table:table-cell>
          <table:table-cell office:value-type="percentage" office:value="1.03" table:style-name="ce37">
            <text:p>103%</text:p>
          </table:table-cell>
          <table:table-cell office:value-type="percentage" office:value="1.23" table:style-name="ce37">
            <text:p>123%</text:p>
          </table:table-cell>
          <table:table-cell office:value-type="percentage" office:value="1.22" table:style-name="ce37">
            <text:p>122%</text:p>
          </table:table-cell>
          <table:table-cell office:value-type="percentage" office:value="1.07" table:style-name="ce40">
            <text:p>107%</text:p>
          </table:table-cell>
          <table:table-cell office:value-type="percentage" office:value="0.52" table:style-name="ce40">
            <text:p>52%</text:p>
          </table:table-cell>
          <table:table-cell office:value-type="percentage" office:value="0.67" table:style-name="ce37">
            <text:p>67%</text:p>
          </table:table-cell>
          <table:table-cell office:value-type="percentage" office:value="0.73" table:style-name="ce40">
            <text:p>73%</text:p>
          </table:table-cell>
          <table:table-cell office:value-type="percentage" office:value="0.71" table:style-name="ce40">
            <text:p>71%</text:p>
          </table:table-cell>
          <table:table-cell office:value-type="percentage" office:value="1.41" table:style-name="ce40">
            <text:p>141%</text:p>
          </table:table-cell>
          <table:table-cell table:style-name="ce40"/>
          <table:table-cell table:number-columns-repeated="16373"/>
        </table:table-row>
        <table:table-row table:style-name="ro5">
          <table:table-cell office:value-type="date" office:date-value="2021-07-12T00:00:00" table:style-name="ce32">
            <text:p>7/12/2021</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1.03" table:style-name="ce28">
            <text:p>103%</text:p>
          </table:table-cell>
          <table:table-cell office:value-type="percentage" office:value="0.94" table:style-name="ce30">
            <text:p>94%</text:p>
          </table:table-cell>
          <table:table-cell office:value-type="percentage" office:value="0.52" table:style-name="ce30">
            <text:p>52%</text:p>
          </table:table-cell>
          <table:table-cell office:value-type="percentage" office:value="0.39" table:style-name="ce28">
            <text:p>39%</text:p>
          </table:table-cell>
          <table:table-cell office:value-type="percentage" office:value="0.62" table:style-name="ce30">
            <text:p>62%</text:p>
          </table:table-cell>
          <table:table-cell office:value-type="percentage" office:value="0.55000000000000004" table:style-name="ce30">
            <text:p>55%</text:p>
          </table:table-cell>
          <table:table-cell office:value-type="percentage" office:value="0.65" table:style-name="ce30">
            <text:p>65%</text:p>
          </table:table-cell>
          <table:table-cell table:style-name="ce30"/>
          <table:table-cell table:number-columns-repeated="16373"/>
        </table:table-row>
        <table:table-row table:style-name="ro5">
          <table:table-cell office:value-type="date" office:date-value="2021-07-13T00:00:00" table:style-name="ce32">
            <text:p>7/13/2021</text:p>
          </table:table-cell>
          <table:table-cell office:value-type="percentage" office:value="0.9" table:style-name="ce28">
            <text:p>90%</text:p>
          </table:table-cell>
          <table:table-cell office:value-type="percentage" office:value="1.06" table:style-name="ce28">
            <text:p>106%</text:p>
          </table:table-cell>
          <table:table-cell office:value-type="percentage" office:value="1.06" table:style-name="ce28">
            <text:p>106%</text:p>
          </table:table-cell>
          <table:table-cell office:value-type="percentage" office:value="0.95" table:style-name="ce30">
            <text:p>95%</text:p>
          </table:table-cell>
          <table:table-cell office:value-type="percentage" office:value="0.52" table:style-name="ce30">
            <text:p>52%</text:p>
          </table:table-cell>
          <table:table-cell office:value-type="percentage" office:value="0.41" table:style-name="ce28">
            <text:p>41%</text:p>
          </table:table-cell>
          <table:table-cell office:value-type="percentage" office:value="0.65" table:style-name="ce30">
            <text:p>65%</text:p>
          </table:table-cell>
          <table:table-cell office:value-type="percentage" office:value="0.62" table:style-name="ce30">
            <text:p>62%</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7-14T00:00:00" table:style-name="ce32">
            <text:p>7/14/2021</text:p>
          </table:table-cell>
          <table:table-cell office:value-type="percentage" office:value="0.91" table:style-name="ce28">
            <text:p>91%</text:p>
          </table:table-cell>
          <table:table-cell office:value-type="percentage" office:value="1.06" table:style-name="ce28">
            <text:p>106%</text:p>
          </table:table-cell>
          <table:table-cell office:value-type="percentage" office:value="1.07" table:style-name="ce28">
            <text:p>107%</text:p>
          </table:table-cell>
          <table:table-cell office:value-type="percentage" office:value="0.96" table:style-name="ce30">
            <text:p>96%</text:p>
          </table:table-cell>
          <table:table-cell office:value-type="percentage" office:value="0.52" table:style-name="ce30">
            <text:p>52%</text:p>
          </table:table-cell>
          <table:table-cell office:value-type="percentage" office:value="0.43" table:style-name="ce28">
            <text:p>43%</text:p>
          </table:table-cell>
          <table:table-cell office:value-type="percentage" office:value="0.65" table:style-name="ce30">
            <text:p>65%</text:p>
          </table:table-cell>
          <table:table-cell office:value-type="percentage" office:value="0.59" table:style-name="ce30">
            <text:p>59%</text:p>
          </table:table-cell>
          <table:table-cell office:value-type="percentage" office:value="1.1599999999999999" table:style-name="ce30">
            <text:p>116%</text:p>
          </table:table-cell>
          <table:table-cell table:style-name="ce30"/>
          <table:table-cell table:number-columns-repeated="16373"/>
        </table:table-row>
        <table:table-row table:style-name="ro5">
          <table:table-cell office:value-type="date" office:date-value="2021-07-15T00:00:00" table:style-name="ce32">
            <text:p>7/15/2021</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1.06" table:style-name="ce28">
            <text:p>106%</text:p>
          </table:table-cell>
          <table:table-cell office:value-type="percentage" office:value="0.96" table:style-name="ce30">
            <text:p>96%</text:p>
          </table:table-cell>
          <table:table-cell office:value-type="percentage" office:value="0.53" table:style-name="ce30">
            <text:p>53%</text:p>
          </table:table-cell>
          <table:table-cell office:value-type="percentage" office:value="0.44" table:style-name="ce28">
            <text:p>44%</text:p>
          </table:table-cell>
          <table:table-cell office:value-type="percentage" office:value="0.65" table:style-name="ce30">
            <text:p>65%</text:p>
          </table:table-cell>
          <table:table-cell office:value-type="percentage" office:value="0.6" table:style-name="ce30">
            <text:p>60%</text:p>
          </table:table-cell>
          <table:table-cell office:value-type="percentage" office:value="1.2" table:style-name="ce30">
            <text:p>120%</text:p>
          </table:table-cell>
          <table:table-cell table:style-name="ce30"/>
          <table:table-cell table:number-columns-repeated="16373"/>
        </table:table-row>
        <table:table-row table:style-name="ro5">
          <table:table-cell office:value-type="date" office:date-value="2021-07-16T00:00:00" table:style-name="ce32">
            <text:p>7/16/2021</text:p>
          </table:table-cell>
          <table:table-cell office:value-type="percentage" office:value="0.98" table:style-name="ce28">
            <text:p>98%</text:p>
          </table:table-cell>
          <table:table-cell office:value-type="percentage" office:value="1.08" table:style-name="ce28">
            <text:p>108%</text:p>
          </table:table-cell>
          <table:table-cell office:value-type="percentage" office:value="1.04" table:style-name="ce28">
            <text:p>104%</text:p>
          </table:table-cell>
          <table:table-cell office:value-type="percentage" office:value="1.01" table:style-name="ce30">
            <text:p>101%</text:p>
          </table:table-cell>
          <table:table-cell office:value-type="percentage" office:value="0.53" table:style-name="ce30">
            <text:p>53%</text:p>
          </table:table-cell>
          <table:table-cell office:value-type="percentage" office:value="0.46" table:style-name="ce28">
            <text:p>46%</text:p>
          </table:table-cell>
          <table:table-cell office:value-type="percentage" office:value="0.68" table:style-name="ce30">
            <text:p>68%</text:p>
          </table:table-cell>
          <table:table-cell office:value-type="percentage" office:value="0.59" table:style-name="ce30">
            <text:p>59%</text:p>
          </table:table-cell>
          <table:table-cell office:value-type="percentage" office:value="1.01" table:style-name="ce30">
            <text:p>101%</text:p>
          </table:table-cell>
          <table:table-cell table:style-name="ce30"/>
          <table:table-cell table:number-columns-repeated="16373"/>
        </table:table-row>
        <table:table-row table:style-name="ro5">
          <table:table-cell office:value-type="date" office:date-value="2021-07-17T00:00:00" table:style-name="ce44">
            <text:p>7/17/2021</text:p>
          </table:table-cell>
          <table:table-cell office:value-type="percentage" office:value="1.04" table:style-name="ce37">
            <text:p>104%</text:p>
          </table:table-cell>
          <table:table-cell office:value-type="percentage" office:value="1.19" table:style-name="ce37">
            <text:p>119%</text:p>
          </table:table-cell>
          <table:table-cell office:value-type="percentage" office:value="1.1599999999999999" table:style-name="ce37">
            <text:p>116%</text:p>
          </table:table-cell>
          <table:table-cell office:value-type="percentage" office:value="1.07" table:style-name="ce40">
            <text:p>107%</text:p>
          </table:table-cell>
          <table:table-cell office:value-type="percentage" office:value="0.54" table:style-name="ce40">
            <text:p>54%</text:p>
          </table:table-cell>
          <table:table-cell office:value-type="percentage" office:value="0.54" table:style-name="ce37">
            <text:p>54%</text:p>
          </table:table-cell>
          <table:table-cell office:value-type="percentage" office:value="0.72" table:style-name="ce40">
            <text:p>72%</text:p>
          </table:table-cell>
          <table:table-cell office:value-type="percentage" office:value="0.64" table:style-name="ce40">
            <text:p>64%</text:p>
          </table:table-cell>
          <table:table-cell office:value-type="percentage" office:value="1.54" table:style-name="ce40">
            <text:p>154%</text:p>
          </table:table-cell>
          <table:table-cell table:style-name="ce40"/>
          <table:table-cell table:number-columns-repeated="16373"/>
        </table:table-row>
        <table:table-row table:style-name="ro5">
          <table:table-cell office:value-type="date" office:date-value="2021-07-18T00:00:00" table:style-name="ce44">
            <text:p>7/18/2021</text:p>
          </table:table-cell>
          <table:table-cell office:value-type="percentage" office:value="1.0900000000000001" table:style-name="ce37">
            <text:p>109%</text:p>
          </table:table-cell>
          <table:table-cell office:value-type="percentage" office:value="1.3" table:style-name="ce37">
            <text:p>130%</text:p>
          </table:table-cell>
          <table:table-cell office:value-type="percentage" office:value="1.27" table:style-name="ce37">
            <text:p>127%</text:p>
          </table:table-cell>
          <table:table-cell office:value-type="percentage" office:value="1.1399999999999999" table:style-name="ce40">
            <text:p>114%</text:p>
          </table:table-cell>
          <table:table-cell office:value-type="percentage" office:value="0.53" table:style-name="ce40">
            <text:p>53%</text:p>
          </table:table-cell>
          <table:table-cell office:value-type="percentage" office:value="0.52" table:style-name="ce37">
            <text:p>52%</text:p>
          </table:table-cell>
          <table:table-cell office:value-type="percentage" office:value="0.68" table:style-name="ce40">
            <text:p>68%</text:p>
          </table:table-cell>
          <table:table-cell office:value-type="percentage" office:value="0.74" table:style-name="ce40">
            <text:p>74%</text:p>
          </table:table-cell>
          <table:table-cell office:value-type="percentage" office:value="1.45" table:style-name="ce40">
            <text:p>145%</text:p>
          </table:table-cell>
          <table:table-cell table:style-name="ce40"/>
          <table:table-cell table:number-columns-repeated="16373"/>
        </table:table-row>
        <table:table-row table:style-name="ro5">
          <table:table-cell office:value-type="date" office:date-value="2021-07-19T00:00:00" table:style-name="ce32">
            <text:p>7/19/2021</text:p>
          </table:table-cell>
          <table:table-cell office:value-type="percentage" office:value="0.95" table:style-name="ce28">
            <text:p>95%</text:p>
          </table:table-cell>
          <table:table-cell office:value-type="percentage" office:value="1.0900000000000001" table:style-name="ce28">
            <text:p>109%</text:p>
          </table:table-cell>
          <table:table-cell office:value-type="percentage" office:value="1.07" table:style-name="ce28">
            <text:p>107%</text:p>
          </table:table-cell>
          <table:table-cell office:value-type="percentage" office:value="0.99" table:style-name="ce30">
            <text:p>99%</text:p>
          </table:table-cell>
          <table:table-cell office:value-type="percentage" office:value="0.54" table:style-name="ce30">
            <text:p>54%</text:p>
          </table:table-cell>
          <table:table-cell office:value-type="percentage" office:value="0.42" table:style-name="ce28">
            <text:p>42%</text:p>
          </table:table-cell>
          <table:table-cell office:value-type="percentage" office:value="0.66" table:style-name="ce30">
            <text:p>66%</text:p>
          </table:table-cell>
          <table:table-cell office:value-type="percentage" office:value="0.55000000000000004" table:style-name="ce30">
            <text:p>55%</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1-07-20T00:00:00" table:style-name="ce32">
            <text:p>7/20/2021</text:p>
          </table:table-cell>
          <table:table-cell office:value-type="percentage" office:value="0.91" table:style-name="ce28">
            <text:p>91%</text:p>
          </table:table-cell>
          <table:table-cell office:value-type="percentage" office:value="1.05" table:style-name="ce28">
            <text:p>105%</text:p>
          </table:table-cell>
          <table:table-cell office:value-type="percentage" office:value="1.05" table:style-name="ce28">
            <text:p>105%</text:p>
          </table:table-cell>
          <table:table-cell office:value-type="percentage" office:value="0.95" table:style-name="ce30">
            <text:p>95%</text:p>
          </table:table-cell>
          <table:table-cell office:value-type="percentage" office:value="0.55000000000000004" table:style-name="ce30">
            <text:p>55%</text:p>
          </table:table-cell>
          <table:table-cell office:value-type="percentage" office:value="0.42" table:style-name="ce28">
            <text:p>42%</text:p>
          </table:table-cell>
          <table:table-cell office:value-type="percentage" office:value="0.65" table:style-name="ce30">
            <text:p>65%</text:p>
          </table:table-cell>
          <table:table-cell office:value-type="percentage" office:value="0.56999999999999995" table:style-name="ce30">
            <text:p>57%</text:p>
          </table:table-cell>
          <table:table-cell office:value-type="percentage" office:value="0.89" table:style-name="ce30">
            <text:p>89%</text:p>
          </table:table-cell>
          <table:table-cell table:style-name="ce30"/>
          <table:table-cell table:number-columns-repeated="16373"/>
        </table:table-row>
        <table:table-row table:style-name="ro5">
          <table:table-cell office:value-type="date" office:date-value="2021-07-21T00:00:00" table:style-name="ce32">
            <text:p>7/21/2021</text:p>
          </table:table-cell>
          <table:table-cell office:value-type="percentage" office:value="0.92" table:style-name="ce28">
            <text:p>92%</text:p>
          </table:table-cell>
          <table:table-cell office:value-type="percentage" office:value="1.06" table:style-name="ce28">
            <text:p>106%</text:p>
          </table:table-cell>
          <table:table-cell office:value-type="percentage" office:value="1.05" table:style-name="ce28">
            <text:p>105%</text:p>
          </table:table-cell>
          <table:table-cell office:value-type="percentage" office:value="0.96" table:style-name="ce30">
            <text:p>96%</text:p>
          </table:table-cell>
          <table:table-cell office:value-type="percentage" office:value="0.55000000000000004" table:style-name="ce30">
            <text:p>55%</text:p>
          </table:table-cell>
          <table:table-cell office:value-type="percentage" office:value="0.44" table:style-name="ce28">
            <text:p>44%</text:p>
          </table:table-cell>
          <table:table-cell office:value-type="percentage" office:value="0.68" table:style-name="ce30">
            <text:p>68%</text:p>
          </table:table-cell>
          <table:table-cell office:value-type="percentage" office:value="0.54" table:style-name="ce30">
            <text:p>54%</text:p>
          </table:table-cell>
          <table:table-cell office:value-type="percentage" office:value="1.1100000000000001" table:style-name="ce30">
            <text:p>111%</text:p>
          </table:table-cell>
          <table:table-cell table:style-name="ce30"/>
          <table:table-cell table:number-columns-repeated="16373"/>
        </table:table-row>
        <table:table-row table:style-name="ro5">
          <table:table-cell office:value-type="date" office:date-value="2021-07-22T00:00:00" table:style-name="ce32">
            <text:p>7/22/2021</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1.05" table:style-name="ce28">
            <text:p>105%</text:p>
          </table:table-cell>
          <table:table-cell office:value-type="percentage" office:value="0.97" table:style-name="ce30">
            <text:p>97%</text:p>
          </table:table-cell>
          <table:table-cell office:value-type="percentage" office:value="0.56999999999999995" table:style-name="ce30">
            <text:p>57%</text:p>
          </table:table-cell>
          <table:table-cell office:value-type="percentage" office:value="0.49" table:style-name="ce28">
            <text:p>49%</text:p>
          </table:table-cell>
          <table:table-cell office:value-type="percentage" office:value="0.71" table:style-name="ce30">
            <text:p>71%</text:p>
          </table:table-cell>
          <table:table-cell office:value-type="percentage" office:value="0.54" table:style-name="ce30">
            <text:p>54%</text:p>
          </table:table-cell>
          <table:table-cell office:value-type="percentage" office:value="1.18" table:style-name="ce30">
            <text:p>118%</text:p>
          </table:table-cell>
          <table:table-cell table:style-name="ce30"/>
          <table:table-cell table:number-columns-repeated="16373"/>
        </table:table-row>
        <table:table-row table:style-name="ro5">
          <table:table-cell office:value-type="date" office:date-value="2021-07-23T00:00:00" table:style-name="ce32">
            <text:p>7/23/2021</text:p>
          </table:table-cell>
          <table:table-cell office:value-type="percentage" office:value="0.97" table:style-name="ce28">
            <text:p>97%</text:p>
          </table:table-cell>
          <table:table-cell office:value-type="percentage" office:value="1.06" table:style-name="ce28">
            <text:p>106%</text:p>
          </table:table-cell>
          <table:table-cell office:value-type="percentage" office:value="1.02" table:style-name="ce28">
            <text:p>102%</text:p>
          </table:table-cell>
          <table:table-cell office:value-type="percentage" office:value="1" table:style-name="ce30">
            <text:p>100%</text:p>
          </table:table-cell>
          <table:table-cell office:value-type="percentage" office:value="0.56999999999999995" table:style-name="ce30">
            <text:p>57%</text:p>
          </table:table-cell>
          <table:table-cell office:value-type="percentage" office:value="0.47" table:style-name="ce28">
            <text:p>47%</text:p>
          </table:table-cell>
          <table:table-cell office:value-type="percentage" office:value="0.7" table:style-name="ce30">
            <text:p>70%</text:p>
          </table:table-cell>
          <table:table-cell office:value-type="percentage" office:value="0.55000000000000004" table:style-name="ce30">
            <text:p>55%</text:p>
          </table:table-cell>
          <table:table-cell office:value-type="percentage" office:value="0.95" table:style-name="ce30">
            <text:p>95%</text:p>
          </table:table-cell>
          <table:table-cell table:style-name="ce30"/>
          <table:table-cell table:number-columns-repeated="16373"/>
        </table:table-row>
        <table:table-row table:style-name="ro5">
          <table:table-cell office:value-type="date" office:date-value="2021-07-24T00:00:00" table:style-name="ce44">
            <text:p>7/24/2021</text:p>
          </table:table-cell>
          <table:table-cell office:value-type="percentage" office:value="1.02" table:style-name="ce37">
            <text:p>102%</text:p>
          </table:table-cell>
          <table:table-cell office:value-type="percentage" office:value="1.18" table:style-name="ce37">
            <text:p>118%</text:p>
          </table:table-cell>
          <table:table-cell office:value-type="percentage" office:value="1.1499999999999999" table:style-name="ce37">
            <text:p>115%</text:p>
          </table:table-cell>
          <table:table-cell office:value-type="percentage" office:value="1.05" table:style-name="ce40">
            <text:p>105%</text:p>
          </table:table-cell>
          <table:table-cell office:value-type="percentage" office:value="0.56999999999999995" table:style-name="ce40">
            <text:p>57%</text:p>
          </table:table-cell>
          <table:table-cell office:value-type="percentage" office:value="0.55000000000000004" table:style-name="ce37">
            <text:p>55%</text:p>
          </table:table-cell>
          <table:table-cell office:value-type="percentage" office:value="0.7" table:style-name="ce40">
            <text:p>70%</text:p>
          </table:table-cell>
          <table:table-cell office:value-type="percentage" office:value="0.62" table:style-name="ce40">
            <text:p>62%</text:p>
          </table:table-cell>
          <table:table-cell office:value-type="percentage" office:value="1.1100000000000001" table:style-name="ce40">
            <text:p>111%</text:p>
          </table:table-cell>
          <table:table-cell table:style-name="ce40"/>
          <table:table-cell table:number-columns-repeated="16373"/>
        </table:table-row>
        <table:table-row table:style-name="ro5">
          <table:table-cell office:value-type="date" office:date-value="2021-07-25T00:00:00" table:style-name="ce44">
            <text:p>7/25/2021</text:p>
          </table:table-cell>
          <table:table-cell office:value-type="percentage" office:value="1.07" table:style-name="ce37">
            <text:p>107%</text:p>
          </table:table-cell>
          <table:table-cell office:value-type="percentage" office:value="1.28" table:style-name="ce37">
            <text:p>128%</text:p>
          </table:table-cell>
          <table:table-cell office:value-type="percentage" office:value="1.27" table:style-name="ce37">
            <text:p>127%</text:p>
          </table:table-cell>
          <table:table-cell office:value-type="percentage" office:value="1.1100000000000001" table:style-name="ce40">
            <text:p>111%</text:p>
          </table:table-cell>
          <table:table-cell office:value-type="percentage" office:value="0.56999999999999995" table:style-name="ce40">
            <text:p>57%</text:p>
          </table:table-cell>
          <table:table-cell office:value-type="percentage" office:value="0.5" table:style-name="ce37">
            <text:p>50%</text:p>
          </table:table-cell>
          <table:table-cell office:value-type="percentage" office:value="0.64" table:style-name="ce40">
            <text:p>64%</text:p>
          </table:table-cell>
          <table:table-cell office:value-type="percentage" office:value="0.72" table:style-name="ce40">
            <text:p>72%</text:p>
          </table:table-cell>
          <table:table-cell office:value-type="percentage" office:value="1.06" table:style-name="ce40">
            <text:p>106%</text:p>
          </table:table-cell>
          <table:table-cell table:style-name="ce40"/>
          <table:table-cell table:number-columns-repeated="16373"/>
        </table:table-row>
        <table:table-row table:style-name="ro5">
          <table:table-cell office:value-type="date" office:date-value="2021-07-26T00:00:00" table:style-name="ce32">
            <text:p>7/26/2021</text:p>
          </table:table-cell>
          <table:table-cell office:value-type="percentage" office:value="0.94" table:style-name="ce28">
            <text:p>94%</text:p>
          </table:table-cell>
          <table:table-cell office:value-type="percentage" office:value="1.08" table:style-name="ce28">
            <text:p>108%</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56999999999999995" table:style-name="ce30">
            <text:p>57%</text:p>
          </table:table-cell>
          <table:table-cell office:value-type="percentage" office:value="0.42" table:style-name="ce28">
            <text:p>42%</text:p>
          </table:table-cell>
          <table:table-cell office:value-type="percentage" office:value="0.63" table:style-name="ce30">
            <text:p>63%</text:p>
          </table:table-cell>
          <table:table-cell office:value-type="percentage" office:value="0.55000000000000004" table:style-name="ce30">
            <text:p>55%</text:p>
          </table:table-cell>
          <table:table-cell office:value-type="percentage" office:value="0.96" table:style-name="ce30">
            <text:p>96%</text:p>
          </table:table-cell>
          <table:table-cell table:style-name="ce30"/>
          <table:table-cell table:number-columns-repeated="16373"/>
        </table:table-row>
        <table:table-row table:style-name="ro5">
          <table:table-cell office:value-type="date" office:date-value="2021-07-27T00:00:00" table:style-name="ce32">
            <text:p>7/27/2021</text:p>
          </table:table-cell>
          <table:table-cell office:value-type="percentage" office:value="0.89" table:style-name="ce28">
            <text:p>89%</text:p>
          </table:table-cell>
          <table:table-cell office:value-type="percentage" office:value="1.03" table:style-name="ce28">
            <text:p>103%</text:p>
          </table:table-cell>
          <table:table-cell office:value-type="percentage" office:value="1.04" table:style-name="ce28">
            <text:p>104%</text:p>
          </table:table-cell>
          <table:table-cell office:value-type="percentage" office:value="0.92" table:style-name="ce30">
            <text:p>92%</text:p>
          </table:table-cell>
          <table:table-cell office:value-type="percentage" office:value="0.57999999999999996" table:style-name="ce30">
            <text:p>58%</text:p>
          </table:table-cell>
          <table:table-cell office:value-type="percentage" office:value="0.44" table:style-name="ce28">
            <text:p>44%</text:p>
          </table:table-cell>
          <table:table-cell office:value-type="percentage" office:value="0.66" table:style-name="ce30">
            <text:p>66%</text:p>
          </table:table-cell>
          <table:table-cell office:value-type="percentage" office:value="0.55000000000000004" table:style-name="ce30">
            <text:p>55%</text:p>
          </table:table-cell>
          <table:table-cell office:value-type="percentage" office:value="0.71" table:style-name="ce30">
            <text:p>71%</text:p>
          </table:table-cell>
          <table:table-cell table:style-name="ce30"/>
          <table:table-cell table:number-columns-repeated="16373"/>
        </table:table-row>
        <table:table-row table:style-name="ro5">
          <table:table-cell office:value-type="date" office:date-value="2021-07-28T00:00:00" table:style-name="ce32">
            <text:p>7/28/2021</text:p>
          </table:table-cell>
          <table:table-cell office:value-type="percentage" office:value="0.89" table:style-name="ce28">
            <text:p>89%</text:p>
          </table:table-cell>
          <table:table-cell office:value-type="percentage" office:value="1.04" table:style-name="ce28">
            <text:p>104%</text:p>
          </table:table-cell>
          <table:table-cell office:value-type="percentage" office:value="1.04" table:style-name="ce28">
            <text:p>104%</text:p>
          </table:table-cell>
          <table:table-cell office:value-type="percentage" office:value="0.93" table:style-name="ce30">
            <text:p>93%</text:p>
          </table:table-cell>
          <table:table-cell office:value-type="percentage" office:value="0.56999999999999995" table:style-name="ce30">
            <text:p>57%</text:p>
          </table:table-cell>
          <table:table-cell office:value-type="percentage" office:value="0.46" table:style-name="ce28">
            <text:p>46%</text:p>
          </table:table-cell>
          <table:table-cell office:value-type="percentage" office:value="0.62" table:style-name="ce30">
            <text:p>62%</text:p>
          </table:table-cell>
          <table:table-cell office:value-type="percentage" office:value="0.52" table:style-name="ce30">
            <text:p>52%</text:p>
          </table:table-cell>
          <table:table-cell office:value-type="percentage" office:value="0.78" table:style-name="ce30">
            <text:p>78%</text:p>
          </table:table-cell>
          <table:table-cell table:style-name="ce30"/>
          <table:table-cell table:number-columns-repeated="16373"/>
        </table:table-row>
        <table:table-row table:style-name="ro5">
          <table:table-cell office:value-type="date" office:date-value="2021-07-29T00:00:00" table:style-name="ce32">
            <text:p>7/29/2021</text:p>
          </table:table-cell>
          <table:table-cell office:value-type="percentage" office:value="0.92" table:style-name="ce28">
            <text:p>92%</text:p>
          </table:table-cell>
          <table:table-cell office:value-type="percentage" office:value="1.03" table:style-name="ce28">
            <text:p>103%</text:p>
          </table:table-cell>
          <table:table-cell office:value-type="percentage" office:value="1.03" table:style-name="ce28">
            <text:p>103%</text:p>
          </table:table-cell>
          <table:table-cell office:value-type="percentage" office:value="0.95" table:style-name="ce30">
            <text:p>95%</text:p>
          </table:table-cell>
          <table:table-cell office:value-type="percentage" office:value="0.56000000000000005" table:style-name="ce30">
            <text:p>56%</text:p>
          </table:table-cell>
          <table:table-cell office:value-type="percentage" office:value="0.49" table:style-name="ce28">
            <text:p>49%</text:p>
          </table:table-cell>
          <table:table-cell office:value-type="percentage" office:value="0.66" table:style-name="ce30">
            <text:p>66%</text:p>
          </table:table-cell>
          <table:table-cell office:value-type="percentage" office:value="0.55000000000000004" table:style-name="ce30">
            <text:p>55%</text:p>
          </table:table-cell>
          <table:table-cell office:value-type="percentage" office:value="1.08" table:style-name="ce30">
            <text:p>108%</text:p>
          </table:table-cell>
          <table:table-cell table:style-name="ce30"/>
          <table:table-cell table:number-columns-repeated="16373"/>
        </table:table-row>
        <table:table-row table:style-name="ro5">
          <table:table-cell office:value-type="date" office:date-value="2021-07-30T00:00:00" table:style-name="ce32">
            <text:p>7/30/2021</text:p>
          </table:table-cell>
          <table:table-cell office:value-type="percentage" office:value="0.94" table:style-name="ce28">
            <text:p>94%</text:p>
          </table:table-cell>
          <table:table-cell office:value-type="percentage" office:value="1.04" table:style-name="ce28">
            <text:p>104%</text:p>
          </table:table-cell>
          <table:table-cell office:value-type="percentage" office:value="1.01" table:style-name="ce28">
            <text:p>101%</text:p>
          </table:table-cell>
          <table:table-cell office:value-type="percentage" office:value="0.97" table:style-name="ce30">
            <text:p>97%</text:p>
          </table:table-cell>
          <table:table-cell office:value-type="percentage" office:value="0.56000000000000005" table:style-name="ce30">
            <text:p>56%</text:p>
          </table:table-cell>
          <table:table-cell office:value-type="percentage" office:value="0.47" table:style-name="ce28">
            <text:p>47%</text:p>
          </table:table-cell>
          <table:table-cell office:value-type="percentage" office:value="0.64" table:style-name="ce30">
            <text:p>64%</text:p>
          </table:table-cell>
          <table:table-cell office:value-type="percentage" office:value="0.52" table:style-name="ce30">
            <text:p>52%</text:p>
          </table:table-cell>
          <table:table-cell office:value-type="percentage" office:value="0.56000000000000005" table:style-name="ce30">
            <text:p>56%</text:p>
          </table:table-cell>
          <table:table-cell table:style-name="ce30"/>
          <table:table-cell table:number-columns-repeated="16373"/>
        </table:table-row>
        <table:table-row table:style-name="ro5">
          <table:table-cell office:value-type="date" office:date-value="2021-07-31T00:00:00" table:style-name="ce44">
            <text:p>7/31/2021</text:p>
          </table:table-cell>
          <table:table-cell office:value-type="percentage" office:value="1.05" table:style-name="ce37">
            <text:p>105%</text:p>
          </table:table-cell>
          <table:table-cell office:value-type="percentage" office:value="1.2" table:style-name="ce37">
            <text:p>120%</text:p>
          </table:table-cell>
          <table:table-cell office:value-type="percentage" office:value="1.17" table:style-name="ce37">
            <text:p>117%</text:p>
          </table:table-cell>
          <table:table-cell office:value-type="percentage" office:value="1.08" table:style-name="ce40">
            <text:p>108%</text:p>
          </table:table-cell>
          <table:table-cell office:value-type="percentage" office:value="0.56000000000000005" table:style-name="ce40">
            <text:p>56%</text:p>
          </table:table-cell>
          <table:table-cell office:value-type="percentage" office:value="0.49" table:style-name="ce37">
            <text:p>49%</text:p>
          </table:table-cell>
          <table:table-cell office:value-type="percentage" office:value="0.68" table:style-name="ce40">
            <text:p>68%</text:p>
          </table:table-cell>
          <table:table-cell office:value-type="percentage" office:value="0.66" table:style-name="ce40">
            <text:p>66%</text:p>
          </table:table-cell>
          <table:table-cell office:value-type="percentage" office:value="1.19" table:style-name="ce40">
            <text:p>119%</text:p>
          </table:table-cell>
          <table:table-cell table:style-name="ce40"/>
          <table:table-cell table:number-columns-repeated="16373"/>
        </table:table-row>
        <table:table-row table:style-name="ro5">
          <table:table-cell office:value-type="date" office:date-value="2021-08-01T00:00:00" table:style-name="ce44">
            <text:p>8/1/2021</text:p>
          </table:table-cell>
          <table:table-cell office:value-type="percentage" office:value="1.0900000000000001" table:style-name="ce37">
            <text:p>109%</text:p>
          </table:table-cell>
          <table:table-cell office:value-type="percentage" office:value="1.3" table:style-name="ce37">
            <text:p>130%</text:p>
          </table:table-cell>
          <table:table-cell office:value-type="percentage" office:value="1.28" table:style-name="ce37">
            <text:p>128%</text:p>
          </table:table-cell>
          <table:table-cell office:value-type="percentage" office:value="1.1299999999999999" table:style-name="ce40">
            <text:p>113%</text:p>
          </table:table-cell>
          <table:table-cell office:value-type="percentage" office:value="0.56000000000000005" table:style-name="ce40">
            <text:p>56%</text:p>
          </table:table-cell>
          <table:table-cell office:value-type="percentage" office:value="0.47" table:style-name="ce37">
            <text:p>47%</text:p>
          </table:table-cell>
          <table:table-cell office:value-type="percentage" office:value="0.68" table:style-name="ce40">
            <text:p>68%</text:p>
          </table:table-cell>
          <table:table-cell office:value-type="percentage" office:value="0.75" table:style-name="ce40">
            <text:p>75%</text:p>
          </table:table-cell>
          <table:table-cell office:value-type="percentage" office:value="1.1399999999999999" table:style-name="ce40">
            <text:p>114%</text:p>
          </table:table-cell>
          <table:table-cell table:style-name="ce40"/>
          <table:table-cell table:number-columns-repeated="16373"/>
        </table:table-row>
        <table:table-row table:style-name="ro5">
          <table:table-cell office:value-type="date" office:date-value="2021-08-02T00:00:00" table:style-name="ce32">
            <text:p>8/2/2021</text:p>
          </table:table-cell>
          <table:table-cell office:value-type="percentage" office:value="0.95" table:style-name="ce28">
            <text:p>95%</text:p>
          </table:table-cell>
          <table:table-cell office:value-type="percentage" office:value="1.07" table:style-name="ce28">
            <text:p>107%</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56000000000000005" table:style-name="ce30">
            <text:p>56%</text:p>
          </table:table-cell>
          <table:table-cell office:value-type="percentage" office:value="0.44" table:style-name="ce28">
            <text:p>44%</text:p>
          </table:table-cell>
          <table:table-cell office:value-type="percentage" office:value="0.66" table:style-name="ce30">
            <text:p>66%</text:p>
          </table:table-cell>
          <table:table-cell office:value-type="percentage" office:value="0.55000000000000004" table:style-name="ce30">
            <text:p>55%</text:p>
          </table:table-cell>
          <table:table-cell office:value-type="percentage" office:value="0.88" table:style-name="ce30">
            <text:p>88%</text:p>
          </table:table-cell>
          <table:table-cell table:style-name="ce30"/>
          <table:table-cell table:number-columns-repeated="16373"/>
        </table:table-row>
        <table:table-row table:style-name="ro5">
          <table:table-cell office:value-type="date" office:date-value="2021-08-03T00:00:00" table:style-name="ce32">
            <text:p>8/3/2021</text:p>
          </table:table-cell>
          <table:table-cell office:value-type="percentage" office:value="0.92" table:style-name="ce28">
            <text:p>92%</text:p>
          </table:table-cell>
          <table:table-cell office:value-type="percentage" office:value="1.05" table:style-name="ce28">
            <text:p>105%</text:p>
          </table:table-cell>
          <table:table-cell office:value-type="percentage" office:value="1.03" table:style-name="ce28">
            <text:p>103%</text:p>
          </table:table-cell>
          <table:table-cell office:value-type="percentage" office:value="0.96" table:style-name="ce30">
            <text:p>96%</text:p>
          </table:table-cell>
          <table:table-cell office:value-type="percentage" office:value="0.56000000000000005" table:style-name="ce30">
            <text:p>56%</text:p>
          </table:table-cell>
          <table:table-cell office:value-type="percentage" office:value="0.45" table:style-name="ce28">
            <text:p>45%</text:p>
          </table:table-cell>
          <table:table-cell office:value-type="percentage" office:value="0.65" table:style-name="ce30">
            <text:p>65%</text:p>
          </table:table-cell>
          <table:table-cell office:value-type="percentage" office:value="0.59" table:style-name="ce30">
            <text:p>59%</text:p>
          </table:table-cell>
          <table:table-cell office:value-type="percentage" office:value="0.85" table:style-name="ce30">
            <text:p>85%</text:p>
          </table:table-cell>
          <table:table-cell table:style-name="ce30"/>
          <table:table-cell table:number-columns-repeated="16373"/>
        </table:table-row>
        <table:table-row table:style-name="ro5">
          <table:table-cell office:value-type="date" office:date-value="2021-08-04T00:00:00" table:style-name="ce32">
            <text:p>8/4/2021</text:p>
          </table:table-cell>
          <table:table-cell office:value-type="percentage" office:value="0.93" table:style-name="ce28">
            <text:p>93%</text:p>
          </table:table-cell>
          <table:table-cell office:value-type="percentage" office:value="1.04" table:style-name="ce28">
            <text:p>104%</text:p>
          </table:table-cell>
          <table:table-cell office:value-type="percentage" office:value="1.04" table:style-name="ce28">
            <text:p>104%</text:p>
          </table:table-cell>
          <table:table-cell office:value-type="percentage" office:value="0.96" table:style-name="ce30">
            <text:p>96%</text:p>
          </table:table-cell>
          <table:table-cell office:value-type="percentage" office:value="0.56999999999999995" table:style-name="ce30">
            <text:p>57%</text:p>
          </table:table-cell>
          <table:table-cell office:value-type="percentage" office:value="0.46" table:style-name="ce28">
            <text:p>46%</text:p>
          </table:table-cell>
          <table:table-cell office:value-type="percentage" office:value="0.67" table:style-name="ce30">
            <text:p>67%</text:p>
          </table:table-cell>
          <table:table-cell office:value-type="percentage" office:value="0.56000000000000005" table:style-name="ce30">
            <text:p>56%</text:p>
          </table:table-cell>
          <table:table-cell office:value-type="percentage" office:value="1.1599999999999999" table:style-name="ce30">
            <text:p>116%</text:p>
          </table:table-cell>
          <table:table-cell table:style-name="ce30"/>
          <table:table-cell table:number-columns-repeated="16373"/>
        </table:table-row>
        <table:table-row table:style-name="ro5">
          <table:table-cell office:value-type="date" office:date-value="2021-08-05T00:00:00" table:style-name="ce32">
            <text:p>8/5/2021</text:p>
          </table:table-cell>
          <table:table-cell office:value-type="percentage" office:value="0.91" table:style-name="ce28">
            <text:p>91%</text:p>
          </table:table-cell>
          <table:table-cell office:value-type="percentage" office:value="1.02" table:style-name="ce28">
            <text:p>102%</text:p>
          </table:table-cell>
          <table:table-cell office:value-type="percentage" office:value="1.02" table:style-name="ce28">
            <text:p>102%</text:p>
          </table:table-cell>
          <table:table-cell office:value-type="percentage" office:value="0.94" table:style-name="ce30">
            <text:p>94%</text:p>
          </table:table-cell>
          <table:table-cell office:value-type="percentage" office:value="0.56999999999999995" table:style-name="ce30">
            <text:p>57%</text:p>
          </table:table-cell>
          <table:table-cell office:value-type="percentage" office:value="0.46" table:style-name="ce28">
            <text:p>46%</text:p>
          </table:table-cell>
          <table:table-cell office:value-type="percentage" office:value="0.66" table:style-name="ce30">
            <text:p>66%</text:p>
          </table:table-cell>
          <table:table-cell office:value-type="percentage" office:value="0.54" table:style-name="ce30">
            <text:p>54%</text:p>
          </table:table-cell>
          <table:table-cell office:value-type="percentage" office:value="0.83" table:style-name="ce30">
            <text:p>83%</text:p>
          </table:table-cell>
          <table:table-cell table:style-name="ce30"/>
          <table:table-cell table:number-columns-repeated="16373"/>
        </table:table-row>
        <table:table-row table:style-name="ro5">
          <table:table-cell office:value-type="date" office:date-value="2021-08-06T00:00:00" table:style-name="ce32">
            <text:p>8/6/2021</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1" table:style-name="ce28">
            <text:p>100%</text:p>
          </table:table-cell>
          <table:table-cell office:value-type="percentage" office:value="0.97" table:style-name="ce30">
            <text:p>97%</text:p>
          </table:table-cell>
          <table:table-cell office:value-type="percentage" office:value="0.57999999999999996" table:style-name="ce30">
            <text:p>58%</text:p>
          </table:table-cell>
          <table:table-cell office:value-type="percentage" office:value="0.47" table:style-name="ce28">
            <text:p>47%</text:p>
          </table:table-cell>
          <table:table-cell office:value-type="percentage" office:value="0.67" table:style-name="ce30">
            <text:p>67%</text:p>
          </table:table-cell>
          <table:table-cell office:value-type="percentage" office:value="0.53" table:style-name="ce30">
            <text:p>53%</text:p>
          </table:table-cell>
          <table:table-cell office:value-type="percentage" office:value="0.59" table:style-name="ce30">
            <text:p>59%</text:p>
          </table:table-cell>
          <table:table-cell table:style-name="ce30"/>
          <table:table-cell table:number-columns-repeated="16373"/>
        </table:table-row>
        <table:table-row table:style-name="ro5">
          <table:table-cell office:value-type="date" office:date-value="2021-08-07T00:00:00" table:style-name="ce44">
            <text:p>8/7/2021</text:p>
          </table:table-cell>
          <table:table-cell office:value-type="percentage" office:value="1.02" table:style-name="ce37">
            <text:p>102%</text:p>
          </table:table-cell>
          <table:table-cell office:value-type="percentage" office:value="1.18" table:style-name="ce37">
            <text:p>118%</text:p>
          </table:table-cell>
          <table:table-cell office:value-type="percentage" office:value="1.1399999999999999" table:style-name="ce37">
            <text:p>114%</text:p>
          </table:table-cell>
          <table:table-cell office:value-type="percentage" office:value="1.05" table:style-name="ce40">
            <text:p>105%</text:p>
          </table:table-cell>
          <table:table-cell office:value-type="percentage" office:value="0.57999999999999996" table:style-name="ce40">
            <text:p>58%</text:p>
          </table:table-cell>
          <table:table-cell office:value-type="percentage" office:value="0.59" table:style-name="ce37">
            <text:p>59%</text:p>
          </table:table-cell>
          <table:table-cell office:value-type="percentage" office:value="0.69" table:style-name="ce40">
            <text:p>69%</text:p>
          </table:table-cell>
          <table:table-cell office:value-type="percentage" office:value="0.64" table:style-name="ce40">
            <text:p>64%</text:p>
          </table:table-cell>
          <table:table-cell office:value-type="percentage" office:value="0.87" table:style-name="ce40">
            <text:p>87%</text:p>
          </table:table-cell>
          <table:table-cell table:style-name="ce40"/>
          <table:table-cell table:number-columns-repeated="16373"/>
        </table:table-row>
        <table:table-row table:style-name="ro5">
          <table:table-cell office:value-type="date" office:date-value="2021-08-08T00:00:00" table:style-name="ce44">
            <text:p>8/8/2021</text:p>
          </table:table-cell>
          <table:table-cell office:value-type="percentage" office:value="1.05" table:style-name="ce37">
            <text:p>105%</text:p>
          </table:table-cell>
          <table:table-cell office:value-type="percentage" office:value="1.26" table:style-name="ce37">
            <text:p>126%</text:p>
          </table:table-cell>
          <table:table-cell office:value-type="percentage" office:value="1.25" table:style-name="ce37">
            <text:p>125%</text:p>
          </table:table-cell>
          <table:table-cell office:value-type="percentage" office:value="1.0900000000000001" table:style-name="ce40">
            <text:p>109%</text:p>
          </table:table-cell>
          <table:table-cell office:value-type="percentage" office:value="0.59" table:style-name="ce40">
            <text:p>59%</text:p>
          </table:table-cell>
          <table:table-cell office:value-type="percentage" office:value="0.57999999999999996" table:style-name="ce37">
            <text:p>58%</text:p>
          </table:table-cell>
          <table:table-cell office:value-type="percentage" office:value="0.65" table:style-name="ce40">
            <text:p>65%</text:p>
          </table:table-cell>
          <table:table-cell office:value-type="percentage" office:value="0.71" table:style-name="ce40">
            <text:p>71%</text:p>
          </table:table-cell>
          <table:table-cell office:value-type="percentage" office:value="0.75" table:style-name="ce40">
            <text:p>75%</text:p>
          </table:table-cell>
          <table:table-cell table:style-name="ce40"/>
          <table:table-cell table:number-columns-repeated="16373"/>
        </table:table-row>
        <table:table-row table:style-name="ro5">
          <table:table-cell office:value-type="date" office:date-value="2021-08-09T00:00:00" table:style-name="ce32">
            <text:p>8/9/2021</text:p>
          </table:table-cell>
          <table:table-cell office:value-type="percentage" office:value="0.94" table:style-name="ce28">
            <text:p>94%</text:p>
          </table:table-cell>
          <table:table-cell office:value-type="percentage" office:value="1.08" table:style-name="ce28">
            <text:p>108%</text:p>
          </table:table-cell>
          <table:table-cell office:value-type="percentage" office:value="1.04" table:style-name="ce28">
            <text:p>104%</text:p>
          </table:table-cell>
          <table:table-cell office:value-type="percentage" office:value="0.98" table:style-name="ce30">
            <text:p>98%</text:p>
          </table:table-cell>
          <table:table-cell office:value-type="percentage" office:value="0.59" table:style-name="ce30">
            <text:p>59%</text:p>
          </table:table-cell>
          <table:table-cell office:value-type="percentage" office:value="0.44" table:style-name="ce28">
            <text:p>44%</text:p>
          </table:table-cell>
          <table:table-cell office:value-type="percentage" office:value="0.67" table:style-name="ce30">
            <text:p>67%</text:p>
          </table:table-cell>
          <table:table-cell office:value-type="percentage" office:value="0.55000000000000004" table:style-name="ce30">
            <text:p>55%</text:p>
          </table:table-cell>
          <table:table-cell office:value-type="percentage" office:value="0.67" table:style-name="ce30">
            <text:p>67%</text:p>
          </table:table-cell>
          <table:table-cell table:style-name="ce30"/>
          <table:table-cell table:number-columns-repeated="16373"/>
        </table:table-row>
        <table:table-row table:style-name="ro5">
          <table:table-cell office:value-type="date" office:date-value="2021-08-10T00:00:00" table:style-name="ce32">
            <text:p>8/10/2021</text:p>
          </table:table-cell>
          <table:table-cell office:value-type="percentage" office:value="0.94" table:style-name="ce28">
            <text:p>94%</text:p>
          </table:table-cell>
          <table:table-cell office:value-type="percentage" office:value="1.06" table:style-name="ce28">
            <text:p>106%</text:p>
          </table:table-cell>
          <table:table-cell office:value-type="percentage" office:value="1.03" table:style-name="ce28">
            <text:p>103%</text:p>
          </table:table-cell>
          <table:table-cell office:value-type="percentage" office:value="0.97" table:style-name="ce30">
            <text:p>97%</text:p>
          </table:table-cell>
          <table:table-cell office:value-type="percentage" office:value="0.59" table:style-name="ce30">
            <text:p>59%</text:p>
          </table:table-cell>
          <table:table-cell office:value-type="percentage" office:value="0.47" table:style-name="ce28">
            <text:p>47%</text:p>
          </table:table-cell>
          <table:table-cell office:value-type="percentage" office:value="0.69" table:style-name="ce30">
            <text:p>69%</text:p>
          </table:table-cell>
          <table:table-cell office:value-type="percentage" office:value="0.6" table:style-name="ce30">
            <text:p>60%</text:p>
          </table:table-cell>
          <table:table-cell office:value-type="percentage" office:value="0.94" table:style-name="ce30">
            <text:p>94%</text:p>
          </table:table-cell>
          <table:table-cell table:style-name="ce30"/>
          <table:table-cell table:number-columns-repeated="16373"/>
        </table:table-row>
        <table:table-row table:style-name="ro5">
          <table:table-cell office:value-type="date" office:date-value="2021-08-11T00:00:00" table:style-name="ce32">
            <text:p>8/11/2021</text:p>
          </table:table-cell>
          <table:table-cell office:value-type="percentage" office:value="0.93" table:style-name="ce28">
            <text:p>93%</text:p>
          </table:table-cell>
          <table:table-cell office:value-type="percentage" office:value="1.05" table:style-name="ce28">
            <text:p>105%</text:p>
          </table:table-cell>
          <table:table-cell office:value-type="percentage" office:value="1.03" table:style-name="ce28">
            <text:p>103%</text:p>
          </table:table-cell>
          <table:table-cell office:value-type="percentage" office:value="0.96" table:style-name="ce30">
            <text:p>96%</text:p>
          </table:table-cell>
          <table:table-cell office:value-type="percentage" office:value="0.6" table:style-name="ce30">
            <text:p>60%</text:p>
          </table:table-cell>
          <table:table-cell office:value-type="percentage" office:value="0.49" table:style-name="ce28">
            <text:p>49%</text:p>
          </table:table-cell>
          <table:table-cell office:value-type="percentage" office:value="0.73" table:style-name="ce30">
            <text:p>73%</text:p>
          </table:table-cell>
          <table:table-cell office:value-type="percentage" office:value="0.56000000000000005" table:style-name="ce30">
            <text:p>56%</text:p>
          </table:table-cell>
          <table:table-cell office:value-type="percentage" office:value="1" table:style-name="ce30">
            <text:p>100%</text:p>
          </table:table-cell>
          <table:table-cell table:style-name="ce30"/>
          <table:table-cell table:number-columns-repeated="16373"/>
        </table:table-row>
        <table:table-row table:style-name="ro5">
          <table:table-cell office:value-type="date" office:date-value="2021-08-12T00:00:00" table:style-name="ce32">
            <text:p>8/12/2021</text:p>
          </table:table-cell>
          <table:table-cell office:value-type="percentage" office:value="0.95" table:style-name="ce28">
            <text:p>95%</text:p>
          </table:table-cell>
          <table:table-cell office:value-type="percentage" office:value="1.05" table:style-name="ce28">
            <text:p>105%</text:p>
          </table:table-cell>
          <table:table-cell office:value-type="percentage" office:value="1.02" table:style-name="ce28">
            <text:p>102%</text:p>
          </table:table-cell>
          <table:table-cell office:value-type="percentage" office:value="0.97" table:style-name="ce30">
            <text:p>97%</text:p>
          </table:table-cell>
          <table:table-cell office:value-type="percentage" office:value="0.61" table:style-name="ce30">
            <text:p>61%</text:p>
          </table:table-cell>
          <table:table-cell office:value-type="percentage" office:value="0.48" table:style-name="ce28">
            <text:p>48%</text:p>
          </table:table-cell>
          <table:table-cell office:value-type="percentage" office:value="0.67" table:style-name="ce30">
            <text:p>67%</text:p>
          </table:table-cell>
          <table:table-cell office:value-type="percentage" office:value="0.59" table:style-name="ce30">
            <text:p>59%</text:p>
          </table:table-cell>
          <table:table-cell office:value-type="percentage" office:value="1.06" table:style-name="ce30">
            <text:p>106%</text:p>
          </table:table-cell>
          <table:table-cell table:style-name="ce30"/>
          <table:table-cell table:number-columns-repeated="16373"/>
        </table:table-row>
        <table:table-row table:style-name="ro5">
          <table:table-cell office:value-type="date" office:date-value="2021-08-13T00:00:00" table:style-name="ce32">
            <text:p>8/13/2021</text:p>
          </table:table-cell>
          <table:table-cell office:value-type="percentage" office:value="0.96" table:style-name="ce28">
            <text:p>96%</text:p>
          </table:table-cell>
          <table:table-cell office:value-type="percentage" office:value="1.06" table:style-name="ce28">
            <text:p>106%</text:p>
          </table:table-cell>
          <table:table-cell office:value-type="percentage" office:value="1" table:style-name="ce28">
            <text:p>100%</text:p>
          </table:table-cell>
          <table:table-cell office:value-type="percentage" office:value="0.99" table:style-name="ce30">
            <text:p>99%</text:p>
          </table:table-cell>
          <table:table-cell office:value-type="percentage" office:value="0.62" table:style-name="ce30">
            <text:p>62%</text:p>
          </table:table-cell>
          <table:table-cell office:value-type="percentage" office:value="0.51" table:style-name="ce28">
            <text:p>51%</text:p>
          </table:table-cell>
          <table:table-cell office:value-type="percentage" office:value="0.71" table:style-name="ce30">
            <text:p>71%</text:p>
          </table:table-cell>
          <table:table-cell office:value-type="percentage" office:value="0.57999999999999996" table:style-name="ce30">
            <text:p>58%</text:p>
          </table:table-cell>
          <table:table-cell office:value-type="percentage" office:value="0.8" table:style-name="ce30">
            <text:p>80%</text:p>
          </table:table-cell>
          <table:table-cell table:style-name="ce30"/>
          <table:table-cell table:number-columns-repeated="16373"/>
        </table:table-row>
        <table:table-row table:style-name="ro5">
          <table:table-cell office:value-type="date" office:date-value="2021-08-14T00:00:00" table:style-name="ce44">
            <text:p>8/14/2021</text:p>
          </table:table-cell>
          <table:table-cell office:value-type="percentage" office:value="1.06" table:style-name="ce37">
            <text:p>106%</text:p>
          </table:table-cell>
          <table:table-cell office:value-type="percentage" office:value="1.21" table:style-name="ce37">
            <text:p>121%</text:p>
          </table:table-cell>
          <table:table-cell office:value-type="percentage" office:value="1.1599999999999999" table:style-name="ce37">
            <text:p>116%</text:p>
          </table:table-cell>
          <table:table-cell office:value-type="percentage" office:value="1.0900000000000001" table:style-name="ce40">
            <text:p>109%</text:p>
          </table:table-cell>
          <table:table-cell office:value-type="percentage" office:value="0.62" table:style-name="ce40">
            <text:p>62%</text:p>
          </table:table-cell>
          <table:table-cell office:value-type="percentage" office:value="0.63" table:style-name="ce37">
            <text:p>63%</text:p>
          </table:table-cell>
          <table:table-cell office:value-type="percentage" office:value="0.74" table:style-name="ce40">
            <text:p>74%</text:p>
          </table:table-cell>
          <table:table-cell office:value-type="percentage" office:value="0.7" table:style-name="ce40">
            <text:p>70%</text:p>
          </table:table-cell>
          <table:table-cell office:value-type="percentage" office:value="1.31" table:style-name="ce40">
            <text:p>131%</text:p>
          </table:table-cell>
          <table:table-cell table:style-name="ce40"/>
          <table:table-cell table:number-columns-repeated="16373"/>
        </table:table-row>
        <table:table-row table:style-name="ro5">
          <table:table-cell office:value-type="date" office:date-value="2021-08-15T00:00:00" table:style-name="ce44">
            <text:p>8/15/2021</text:p>
          </table:table-cell>
          <table:table-cell office:value-type="percentage" office:value="1.1100000000000001" table:style-name="ce37">
            <text:p>111%</text:p>
          </table:table-cell>
          <table:table-cell office:value-type="percentage" office:value="1.32" table:style-name="ce37">
            <text:p>132%</text:p>
          </table:table-cell>
          <table:table-cell office:value-type="percentage" office:value="1.28" table:style-name="ce37">
            <text:p>128%</text:p>
          </table:table-cell>
          <table:table-cell office:value-type="percentage" office:value="1.1499999999999999" table:style-name="ce40">
            <text:p>115%</text:p>
          </table:table-cell>
          <table:table-cell office:value-type="percentage" office:value="0.62" table:style-name="ce40">
            <text:p>62%</text:p>
          </table:table-cell>
          <table:table-cell office:value-type="percentage" office:value="0.64" table:style-name="ce37">
            <text:p>64%</text:p>
          </table:table-cell>
          <table:table-cell office:value-type="percentage" office:value="0.77" table:style-name="ce40">
            <text:p>77%</text:p>
          </table:table-cell>
          <table:table-cell office:value-type="percentage" office:value="0.79" table:style-name="ce40">
            <text:p>79%</text:p>
          </table:table-cell>
          <table:table-cell office:value-type="percentage" office:value="1.28" table:style-name="ce40">
            <text:p>128%</text:p>
          </table:table-cell>
          <table:table-cell table:style-name="ce40"/>
          <table:table-cell table:number-columns-repeated="16373"/>
        </table:table-row>
        <table:table-row table:style-name="ro5">
          <table:table-cell office:value-type="date" office:date-value="2021-08-16T00:00:00" table:style-name="ce33">
            <text:p>8/16/2021</text:p>
          </table:table-cell>
          <table:table-cell office:value-type="percentage" office:value="0.96" table:style-name="ce29">
            <text:p>96%</text:p>
          </table:table-cell>
          <table:table-cell office:value-type="percentage" office:value="1.0900000000000001" table:style-name="ce29">
            <text:p>109%</text:p>
          </table:table-cell>
          <table:table-cell office:value-type="percentage" office:value="1.04" table:style-name="ce29">
            <text:p>104%</text:p>
          </table:table-cell>
          <table:table-cell office:value-type="percentage" office:value="0.99" table:style-name="ce31">
            <text:p>99%</text:p>
          </table:table-cell>
          <table:table-cell office:value-type="percentage" office:value="0.62" table:style-name="ce31">
            <text:p>62%</text:p>
          </table:table-cell>
          <table:table-cell office:value-type="percentage" office:value="0.47" table:style-name="ce29">
            <text:p>47%</text:p>
          </table:table-cell>
          <table:table-cell office:value-type="percentage" office:value="0.67" table:style-name="ce31">
            <text:p>67%</text:p>
          </table:table-cell>
          <table:table-cell office:value-type="percentage" office:value="0.56999999999999995" table:style-name="ce31">
            <text:p>57%</text:p>
          </table:table-cell>
          <table:table-cell office:value-type="percentage" office:value="0.79" table:style-name="ce31">
            <text:p>79%</text:p>
          </table:table-cell>
          <table:table-cell table:style-name="ce31"/>
          <table:table-cell table:number-columns-repeated="16373"/>
        </table:table-row>
        <table:table-row table:style-name="ro5">
          <table:table-cell office:value-type="date" office:date-value="2021-08-17T00:00:00" table:style-name="ce33">
            <text:p>8/17/2021</text:p>
          </table:table-cell>
          <table:table-cell office:value-type="percentage" office:value="0.91" table:style-name="ce29">
            <text:p>91%</text:p>
          </table:table-cell>
          <table:table-cell office:value-type="percentage" office:value="1.05" table:style-name="ce29">
            <text:p>105%</text:p>
          </table:table-cell>
          <table:table-cell office:value-type="percentage" office:value="1.04" table:style-name="ce29">
            <text:p>104%</text:p>
          </table:table-cell>
          <table:table-cell office:value-type="percentage" office:value="0.95" table:style-name="ce31">
            <text:p>95%</text:p>
          </table:table-cell>
          <table:table-cell office:value-type="percentage" office:value="0.62" table:style-name="ce31">
            <text:p>62%</text:p>
          </table:table-cell>
          <table:table-cell office:value-type="percentage" office:value="0.48" table:style-name="ce29">
            <text:p>48%</text:p>
          </table:table-cell>
          <table:table-cell office:value-type="percentage" office:value="0.66" table:style-name="ce31">
            <text:p>66%</text:p>
          </table:table-cell>
          <table:table-cell office:value-type="percentage" office:value="0.59" table:style-name="ce31">
            <text:p>59%</text:p>
          </table:table-cell>
          <table:table-cell office:value-type="percentage" office:value="0.7" table:style-name="ce31">
            <text:p>70%</text:p>
          </table:table-cell>
          <table:table-cell table:style-name="ce31"/>
          <table:table-cell table:number-columns-repeated="16373"/>
        </table:table-row>
        <table:table-row table:style-name="ro5">
          <table:table-cell office:value-type="date" office:date-value="2021-08-18T00:00:00" table:style-name="ce33">
            <text:p>8/18/2021</text:p>
          </table:table-cell>
          <table:table-cell office:value-type="percentage" office:value="0.93" table:style-name="ce29">
            <text:p>93%</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6" table:style-name="ce31">
            <text:p>96%</text:p>
          </table:table-cell>
          <table:table-cell office:value-type="percentage" office:value="0.61" table:style-name="ce31">
            <text:p>61%</text:p>
          </table:table-cell>
          <table:table-cell office:value-type="percentage" office:value="0.5" table:style-name="ce29">
            <text:p>50%</text:p>
          </table:table-cell>
          <table:table-cell office:value-type="percentage" office:value="0.68" table:style-name="ce31">
            <text:p>68%</text:p>
          </table:table-cell>
          <table:table-cell office:value-type="percentage" office:value="0.56999999999999995" table:style-name="ce31">
            <text:p>57%</text:p>
          </table:table-cell>
          <table:table-cell office:value-type="percentage" office:value="0.92" table:style-name="ce31">
            <text:p>92%</text:p>
          </table:table-cell>
          <table:table-cell table:style-name="ce31"/>
          <table:table-cell table:number-columns-repeated="16373"/>
        </table:table-row>
        <table:table-row table:style-name="ro5">
          <table:table-cell office:value-type="date" office:date-value="2021-08-19T00:00:00" table:style-name="ce33">
            <text:p>8/19/2021</text:p>
          </table:table-cell>
          <table:table-cell office:value-type="percentage" office:value="0.93" table:style-name="ce29">
            <text:p>93%</text:p>
          </table:table-cell>
          <table:table-cell office:value-type="percentage" office:value="1.04" table:style-name="ce29">
            <text:p>104%</text:p>
          </table:table-cell>
          <table:table-cell office:value-type="percentage" office:value="1.03" table:style-name="ce29">
            <text:p>103%</text:p>
          </table:table-cell>
          <table:table-cell office:value-type="percentage" office:value="0.96" table:style-name="ce31">
            <text:p>96%</text:p>
          </table:table-cell>
          <table:table-cell office:value-type="percentage" office:value="0.62" table:style-name="ce31">
            <text:p>62%</text:p>
          </table:table-cell>
          <table:table-cell office:value-type="percentage" office:value="0.51" table:style-name="ce29">
            <text:p>51%</text:p>
          </table:table-cell>
          <table:table-cell office:value-type="percentage" office:value="0.66" table:style-name="ce31">
            <text:p>66%</text:p>
          </table:table-cell>
          <table:table-cell office:value-type="percentage" office:value="0.57999999999999996" table:style-name="ce31">
            <text:p>58%</text:p>
          </table:table-cell>
          <table:table-cell office:value-type="percentage" office:value="1" table:style-name="ce31">
            <text:p>100%</text:p>
          </table:table-cell>
          <table:table-cell table:style-name="ce31"/>
          <table:table-cell table:number-columns-repeated="16373"/>
        </table:table-row>
        <table:table-row table:style-name="ro5">
          <table:table-cell office:value-type="date" office:date-value="2021-08-20T00:00:00" table:style-name="ce33">
            <text:p>8/20/2021</text:p>
          </table:table-cell>
          <table:table-cell office:value-type="percentage" office:value="0.97" table:style-name="ce29">
            <text:p>97%</text:p>
          </table:table-cell>
          <table:table-cell office:value-type="percentage" office:value="1.06" table:style-name="ce29">
            <text:p>106%</text:p>
          </table:table-cell>
          <table:table-cell office:value-type="percentage" office:value="1.01" table:style-name="ce29">
            <text:p>101%</text:p>
          </table:table-cell>
          <table:table-cell office:value-type="percentage" office:value="0.99" table:style-name="ce31">
            <text:p>99%</text:p>
          </table:table-cell>
          <table:table-cell office:value-type="percentage" office:value="0.61" table:style-name="ce31">
            <text:p>61%</text:p>
          </table:table-cell>
          <table:table-cell office:value-type="percentage" office:value="0.53" table:style-name="ce29">
            <text:p>53%</text:p>
          </table:table-cell>
          <table:table-cell office:value-type="percentage" office:value="0.69" table:style-name="ce31">
            <text:p>69%</text:p>
          </table:table-cell>
          <table:table-cell office:value-type="percentage" office:value="0.59" table:style-name="ce31">
            <text:p>59%</text:p>
          </table:table-cell>
          <table:table-cell office:value-type="percentage" office:value="0.87" table:style-name="ce31">
            <text:p>87%</text:p>
          </table:table-cell>
          <table:table-cell table:style-name="ce31"/>
          <table:table-cell table:number-columns-repeated="16373"/>
        </table:table-row>
        <table:table-row table:style-name="ro5">
          <table:table-cell office:value-type="date" office:date-value="2021-08-21T00:00:00" table:style-name="ce45">
            <text:p>8/21/2021</text:p>
          </table:table-cell>
          <table:table-cell office:value-type="percentage" office:value="1.03" table:style-name="ce39">
            <text:p>103%</text:p>
          </table:table-cell>
          <table:table-cell office:value-type="percentage" office:value="1.21" table:style-name="ce39">
            <text:p>121%</text:p>
          </table:table-cell>
          <table:table-cell office:value-type="percentage" office:value="1.17" table:style-name="ce39">
            <text:p>117%</text:p>
          </table:table-cell>
          <table:table-cell office:value-type="percentage" office:value="1.06" table:style-name="ce42">
            <text:p>106%</text:p>
          </table:table-cell>
          <table:table-cell office:value-type="percentage" office:value="0.61" table:style-name="ce42">
            <text:p>61%</text:p>
          </table:table-cell>
          <table:table-cell office:value-type="percentage" office:value="0.57999999999999996" table:style-name="ce39">
            <text:p>58%</text:p>
          </table:table-cell>
          <table:table-cell office:value-type="percentage" office:value="0.74" table:style-name="ce42">
            <text:p>74%</text:p>
          </table:table-cell>
          <table:table-cell office:value-type="percentage" office:value="0.64" table:style-name="ce42">
            <text:p>64%</text:p>
          </table:table-cell>
          <table:table-cell office:value-type="percentage" office:value="0.81" table:style-name="ce42">
            <text:p>81%</text:p>
          </table:table-cell>
          <table:table-cell table:style-name="ce42"/>
          <table:table-cell table:number-columns-repeated="16373"/>
        </table:table-row>
        <table:table-row table:style-name="ro5">
          <table:table-cell office:value-type="date" office:date-value="2021-08-22T00:00:00" table:style-name="ce45">
            <text:p>8/22/2021</text:p>
          </table:table-cell>
          <table:table-cell office:value-type="percentage" office:value="1.1000000000000001" table:style-name="ce39">
            <text:p>110%</text:p>
          </table:table-cell>
          <table:table-cell office:value-type="percentage" office:value="1.32" table:style-name="ce39">
            <text:p>132%</text:p>
          </table:table-cell>
          <table:table-cell office:value-type="percentage" office:value="1.29" table:style-name="ce39">
            <text:p>129%</text:p>
          </table:table-cell>
          <table:table-cell office:value-type="percentage" office:value="1.1399999999999999" table:style-name="ce42">
            <text:p>114%</text:p>
          </table:table-cell>
          <table:table-cell office:value-type="percentage" office:value="0.63" table:style-name="ce42">
            <text:p>63%</text:p>
          </table:table-cell>
          <table:table-cell office:value-type="percentage" office:value="0.62" table:style-name="ce39">
            <text:p>62%</text:p>
          </table:table-cell>
          <table:table-cell office:value-type="percentage" office:value="0.75" table:style-name="ce42">
            <text:p>75%</text:p>
          </table:table-cell>
          <table:table-cell office:value-type="percentage" office:value="0.77" table:style-name="ce42">
            <text:p>77%</text:p>
          </table:table-cell>
          <table:table-cell office:value-type="percentage" office:value="1.68" table:style-name="ce42">
            <text:p>168%</text:p>
          </table:table-cell>
          <table:table-cell table:style-name="ce42"/>
          <table:table-cell table:number-columns-repeated="16373"/>
        </table:table-row>
        <table:table-row table:style-name="ro5">
          <table:table-cell office:value-type="date" office:date-value="2021-08-23T00:00:00" table:style-name="ce33">
            <text:p>8/23/2021</text:p>
          </table:table-cell>
          <table:table-cell office:value-type="percentage" office:value="0.96" table:style-name="ce29">
            <text:p>96%</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9" table:style-name="ce31">
            <text:p>99%</text:p>
          </table:table-cell>
          <table:table-cell office:value-type="percentage" office:value="0.68" table:style-name="ce31">
            <text:p>68%</text:p>
          </table:table-cell>
          <table:table-cell office:value-type="percentage" office:value="0.48" table:style-name="ce29">
            <text:p>48%</text:p>
          </table:table-cell>
          <table:table-cell office:value-type="percentage" office:value="0.68" table:style-name="ce31">
            <text:p>68%</text:p>
          </table:table-cell>
          <table:table-cell office:value-type="percentage" office:value="0.57999999999999996" table:style-name="ce31">
            <text:p>58%</text:p>
          </table:table-cell>
          <table:table-cell office:value-type="percentage" office:value="0.89" table:style-name="ce31">
            <text:p>89%</text:p>
          </table:table-cell>
          <table:table-cell table:style-name="ce31"/>
          <table:table-cell table:number-columns-repeated="16373"/>
        </table:table-row>
        <table:table-row table:style-name="ro5">
          <table:table-cell office:value-type="date" office:date-value="2021-08-24T00:00:00" table:style-name="ce33">
            <text:p>8/24/2021</text:p>
          </table:table-cell>
          <table:table-cell office:value-type="percentage" office:value="0.94" table:style-name="ce29">
            <text:p>94%</text:p>
          </table:table-cell>
          <table:table-cell office:value-type="percentage" office:value="1.05" table:style-name="ce29">
            <text:p>105%</text:p>
          </table:table-cell>
          <table:table-cell office:value-type="percentage" office:value="1.05" table:style-name="ce29">
            <text:p>105%</text:p>
          </table:table-cell>
          <table:table-cell office:value-type="percentage" office:value="0.97" table:style-name="ce31">
            <text:p>97%</text:p>
          </table:table-cell>
          <table:table-cell office:value-type="percentage" office:value="0.65" table:style-name="ce31">
            <text:p>65%</text:p>
          </table:table-cell>
          <table:table-cell office:value-type="percentage" office:value="0.54" table:style-name="ce29">
            <text:p>54%</text:p>
          </table:table-cell>
          <table:table-cell office:value-type="percentage" office:value="0.7" table:style-name="ce31">
            <text:p>70%</text:p>
          </table:table-cell>
          <table:table-cell office:value-type="percentage" office:value="0.61" table:style-name="ce31">
            <text:p>61%</text:p>
          </table:table-cell>
          <table:table-cell office:value-type="percentage" office:value="0.88" table:style-name="ce31">
            <text:p>88%</text:p>
          </table:table-cell>
          <table:table-cell table:style-name="ce31"/>
          <table:table-cell table:number-columns-repeated="16373"/>
        </table:table-row>
        <table:table-row table:style-name="ro5">
          <table:table-cell office:value-type="date" office:date-value="2021-08-25T00:00:00" table:style-name="ce33">
            <text:p>8/25/2021</text:p>
          </table:table-cell>
          <table:table-cell office:value-type="percentage" office:value="0.94" table:style-name="ce29">
            <text:p>94%</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7" table:style-name="ce31">
            <text:p>97%</text:p>
          </table:table-cell>
          <table:table-cell office:value-type="percentage" office:value="0.64" table:style-name="ce31">
            <text:p>64%</text:p>
          </table:table-cell>
          <table:table-cell office:value-type="percentage" office:value="0.53" table:style-name="ce29">
            <text:p>53%</text:p>
          </table:table-cell>
          <table:table-cell office:value-type="percentage" office:value="0.69" table:style-name="ce31">
            <text:p>69%</text:p>
          </table:table-cell>
          <table:table-cell office:value-type="percentage" office:value="0.59" table:style-name="ce31">
            <text:p>59%</text:p>
          </table:table-cell>
          <table:table-cell office:value-type="percentage" office:value="1.1200000000000001" table:style-name="ce31">
            <text:p>112%</text:p>
          </table:table-cell>
          <table:table-cell table:style-name="ce31"/>
          <table:table-cell table:number-columns-repeated="16373"/>
        </table:table-row>
        <table:table-row table:style-name="ro5">
          <table:table-cell office:value-type="date" office:date-value="2021-08-26T00:00:00" table:style-name="ce33">
            <text:p>8/26/2021</text:p>
          </table:table-cell>
          <table:table-cell office:value-type="percentage" office:value="0.95" table:style-name="ce29">
            <text:p>95%</text:p>
          </table:table-cell>
          <table:table-cell office:value-type="percentage" office:value="1.05" table:style-name="ce29">
            <text:p>105%</text:p>
          </table:table-cell>
          <table:table-cell office:value-type="percentage" office:value="1.05" table:style-name="ce29">
            <text:p>105%</text:p>
          </table:table-cell>
          <table:table-cell office:value-type="percentage" office:value="0.98" table:style-name="ce31">
            <text:p>98%</text:p>
          </table:table-cell>
          <table:table-cell office:value-type="percentage" office:value="0.64" table:style-name="ce31">
            <text:p>64%</text:p>
          </table:table-cell>
          <table:table-cell office:value-type="percentage" office:value="0.53" table:style-name="ce29">
            <text:p>53%</text:p>
          </table:table-cell>
          <table:table-cell office:value-type="percentage" office:value="0.68" table:style-name="ce31">
            <text:p>68%</text:p>
          </table:table-cell>
          <table:table-cell office:value-type="percentage" office:value="0.59" table:style-name="ce31">
            <text:p>59%</text:p>
          </table:table-cell>
          <table:table-cell office:value-type="percentage" office:value="1.1100000000000001" table:style-name="ce31">
            <text:p>111%</text:p>
          </table:table-cell>
          <table:table-cell table:style-name="ce31"/>
          <table:table-cell table:number-columns-repeated="16373"/>
        </table:table-row>
        <table:table-row table:style-name="ro5">
          <table:table-cell office:value-type="date" office:date-value="2021-08-27T00:00:00" table:style-name="ce33">
            <text:p>8/27/2021</text:p>
          </table:table-cell>
          <table:table-cell office:value-type="percentage" office:value="0.98" table:style-name="ce29">
            <text:p>98%</text:p>
          </table:table-cell>
          <table:table-cell office:value-type="percentage" office:value="1.06" table:style-name="ce29">
            <text:p>106%</text:p>
          </table:table-cell>
          <table:table-cell office:value-type="percentage" office:value="1.01" table:style-name="ce29">
            <text:p>101%</text:p>
          </table:table-cell>
          <table:table-cell office:value-type="percentage" office:value="1" table:style-name="ce31">
            <text:p>100%</text:p>
          </table:table-cell>
          <table:table-cell office:value-type="percentage" office:value="0.63" table:style-name="ce31">
            <text:p>63%</text:p>
          </table:table-cell>
          <table:table-cell office:value-type="percentage" office:value="0.54" table:style-name="ce29">
            <text:p>54%</text:p>
          </table:table-cell>
          <table:table-cell office:value-type="percentage" office:value="0.69" table:style-name="ce31">
            <text:p>69%</text:p>
          </table:table-cell>
          <table:table-cell office:value-type="percentage" office:value="0.6" table:style-name="ce31">
            <text:p>60%</text:p>
          </table:table-cell>
          <table:table-cell office:value-type="percentage" office:value="0.87" table:style-name="ce31">
            <text:p>87%</text:p>
          </table:table-cell>
          <table:table-cell table:style-name="ce31"/>
          <table:table-cell table:number-columns-repeated="16373"/>
        </table:table-row>
        <table:table-row table:style-name="ro5">
          <table:table-cell office:value-type="date" office:date-value="2021-08-28T00:00:00" table:style-name="ce45">
            <text:p>8/28/2021</text:p>
          </table:table-cell>
          <table:table-cell office:value-type="percentage" office:value="1.06" table:style-name="ce39">
            <text:p>106%</text:p>
          </table:table-cell>
          <table:table-cell office:value-type="percentage" office:value="1.2" table:style-name="ce39">
            <text:p>120%</text:p>
          </table:table-cell>
          <table:table-cell office:value-type="percentage" office:value="1.1599999999999999" table:style-name="ce39">
            <text:p>116%</text:p>
          </table:table-cell>
          <table:table-cell office:value-type="percentage" office:value="1.0900000000000001" table:style-name="ce42">
            <text:p>109%</text:p>
          </table:table-cell>
          <table:table-cell office:value-type="percentage" office:value="0.63" table:style-name="ce42">
            <text:p>63%</text:p>
          </table:table-cell>
          <table:table-cell office:value-type="percentage" office:value="0.72" table:style-name="ce39">
            <text:p>72%</text:p>
          </table:table-cell>
          <table:table-cell office:value-type="percentage" office:value="0.78" table:style-name="ce42">
            <text:p>78%</text:p>
          </table:table-cell>
          <table:table-cell office:value-type="percentage" office:value="0.74" table:style-name="ce42">
            <text:p>74%</text:p>
          </table:table-cell>
          <table:table-cell office:value-type="percentage" office:value="1.32" table:style-name="ce42">
            <text:p>132%</text:p>
          </table:table-cell>
          <table:table-cell table:style-name="ce42"/>
          <table:table-cell table:number-columns-repeated="16373"/>
        </table:table-row>
        <table:table-row table:style-name="ro5">
          <table:table-cell office:value-type="date" office:date-value="2021-08-29T00:00:00" table:style-name="ce45">
            <text:p>8/29/2021</text:p>
          </table:table-cell>
          <table:table-cell office:value-type="percentage" office:value="1.08" table:style-name="ce39">
            <text:p>108%</text:p>
          </table:table-cell>
          <table:table-cell office:value-type="percentage" office:value="1.27" table:style-name="ce39">
            <text:p>127%</text:p>
          </table:table-cell>
          <table:table-cell office:value-type="percentage" office:value="1.1599999999999999" table:style-name="ce39">
            <text:p>116%</text:p>
          </table:table-cell>
          <table:table-cell office:value-type="percentage" office:value="1.1200000000000001" table:style-name="ce42">
            <text:p>112%</text:p>
          </table:table-cell>
          <table:table-cell office:value-type="percentage" office:value="0.62" table:style-name="ce42">
            <text:p>62%</text:p>
          </table:table-cell>
          <table:table-cell office:value-type="percentage" office:value="0.68" table:style-name="ce39">
            <text:p>68%</text:p>
          </table:table-cell>
          <table:table-cell office:value-type="percentage" office:value="0.76" table:style-name="ce42">
            <text:p>76%</text:p>
          </table:table-cell>
          <table:table-cell office:value-type="percentage" office:value="0.85" table:style-name="ce42">
            <text:p>85%</text:p>
          </table:table-cell>
          <table:table-cell office:value-type="percentage" office:value="1.23" table:style-name="ce42">
            <text:p>123%</text:p>
          </table:table-cell>
          <table:table-cell table:style-name="ce42"/>
          <table:table-cell table:number-columns-repeated="16373"/>
        </table:table-row>
        <table:table-row table:style-name="ro5">
          <table:table-cell office:value-type="date" office:date-value="2021-08-30T00:00:00" table:style-name="ce45">
            <text:p>8/30/2021</text:p>
          </table:table-cell>
          <table:table-cell office:value-type="percentage" office:value="0.88" table:style-name="ce39">
            <text:p>88%</text:p>
          </table:table-cell>
          <table:table-cell office:value-type="percentage" office:value="0.79" table:style-name="ce39">
            <text:p>79%</text:p>
          </table:table-cell>
          <table:table-cell office:value-type="percentage" office:value="0.49" table:style-name="ce39">
            <text:p>49%</text:p>
          </table:table-cell>
          <table:table-cell office:value-type="percentage" office:value="0.84" table:style-name="ce42">
            <text:p>84%</text:p>
          </table:table-cell>
          <table:table-cell office:value-type="percentage" office:value="0.7" table:style-name="ce42">
            <text:p>70%</text:p>
          </table:table-cell>
          <table:table-cell office:value-type="percentage" office:value="0.64" table:style-name="ce39">
            <text:p>64%</text:p>
          </table:table-cell>
          <table:table-cell office:value-type="percentage" office:value="0.76" table:style-name="ce42">
            <text:p>76%</text:p>
          </table:table-cell>
          <table:table-cell office:value-type="string" table:style-name="ce42">
            <text:p>..</text:p>
          </table:table-cell>
          <table:table-cell office:value-type="percentage" office:value="0.77" table:style-name="ce42">
            <text:p>77%</text:p>
          </table:table-cell>
          <table:table-cell table:style-name="ce42"/>
          <table:table-cell table:number-columns-repeated="16373"/>
        </table:table-row>
        <table:table-row table:style-name="ro5">
          <table:table-cell office:value-type="date" office:date-value="2021-08-31T00:00:00" table:style-name="ce33">
            <text:p>8/31/2021</text:p>
          </table:table-cell>
          <table:table-cell office:value-type="percentage" office:value="0.94" table:style-name="ce29">
            <text:p>94%</text:p>
          </table:table-cell>
          <table:table-cell office:value-type="percentage" office:value="1.08" table:style-name="ce29">
            <text:p>108%</text:p>
          </table:table-cell>
          <table:table-cell office:value-type="percentage" office:value="1.03" table:style-name="ce29">
            <text:p>103%</text:p>
          </table:table-cell>
          <table:table-cell office:value-type="percentage" office:value="0.97" table:style-name="ce31">
            <text:p>97%</text:p>
          </table:table-cell>
          <table:table-cell office:value-type="percentage" office:value="0.54" table:style-name="ce31">
            <text:p>54%</text:p>
          </table:table-cell>
          <table:table-cell office:value-type="percentage" office:value="0.49" table:style-name="ce29">
            <text:p>49%</text:p>
          </table:table-cell>
          <table:table-cell office:value-type="percentage" office:value="0.65" table:style-name="ce31">
            <text:p>65%</text:p>
          </table:table-cell>
          <table:table-cell office:value-type="percentage" office:value="0.62" table:style-name="ce31">
            <text:p>62%</text:p>
          </table:table-cell>
          <table:table-cell office:value-type="percentage" office:value="0.74" table:style-name="ce31">
            <text:p>74%</text:p>
          </table:table-cell>
          <table:table-cell table:style-name="ce31"/>
          <table:table-cell table:number-columns-repeated="16373"/>
        </table:table-row>
        <table:table-row table:style-name="ro5">
          <table:table-cell office:value-type="date" office:date-value="2021-09-01T00:00:00" table:style-name="ce33">
            <text:p>9/1/2021</text:p>
          </table:table-cell>
          <table:table-cell office:value-type="percentage" office:value="0.92" table:style-name="ce29">
            <text:p>92%</text:p>
          </table:table-cell>
          <table:table-cell office:value-type="percentage" office:value="1.06" table:style-name="ce29">
            <text:p>106%</text:p>
          </table:table-cell>
          <table:table-cell office:value-type="percentage" office:value="1.07" table:style-name="ce29">
            <text:p>107%</text:p>
          </table:table-cell>
          <table:table-cell office:value-type="percentage" office:value="0.96" table:style-name="ce31">
            <text:p>96%</text:p>
          </table:table-cell>
          <table:table-cell office:value-type="percentage" office:value="0.55000000000000004" table:style-name="ce31">
            <text:p>55%</text:p>
          </table:table-cell>
          <table:table-cell office:value-type="percentage" office:value="0.53" table:style-name="ce29">
            <text:p>53%</text:p>
          </table:table-cell>
          <table:table-cell office:value-type="percentage" office:value="0.62" table:style-name="ce31">
            <text:p>62%</text:p>
          </table:table-cell>
          <table:table-cell office:value-type="percentage" office:value="0.59" table:style-name="ce31">
            <text:p>59%</text:p>
          </table:table-cell>
          <table:table-cell office:value-type="percentage" office:value="0.95" table:style-name="ce31">
            <text:p>95%</text:p>
          </table:table-cell>
          <table:table-cell table:style-name="ce31"/>
          <table:table-cell table:number-columns-repeated="16373"/>
        </table:table-row>
        <table:table-row table:style-name="ro5">
          <table:table-cell office:value-type="date" office:date-value="2021-09-02T00:00:00" table:style-name="ce33">
            <text:p>9/2/2021</text:p>
          </table:table-cell>
          <table:table-cell office:value-type="percentage" office:value="0.92" table:style-name="ce29">
            <text:p>92%</text:p>
          </table:table-cell>
          <table:table-cell office:value-type="percentage" office:value="1.04" table:style-name="ce29">
            <text:p>104%</text:p>
          </table:table-cell>
          <table:table-cell office:value-type="percentage" office:value="1.05" table:style-name="ce29">
            <text:p>105%</text:p>
          </table:table-cell>
          <table:table-cell office:value-type="percentage" office:value="0.95" table:style-name="ce31">
            <text:p>95%</text:p>
          </table:table-cell>
          <table:table-cell office:value-type="percentage" office:value="0.55000000000000004" table:style-name="ce31">
            <text:p>55%</text:p>
          </table:table-cell>
          <table:table-cell office:value-type="percentage" office:value="0.53" table:style-name="ce29">
            <text:p>53%</text:p>
          </table:table-cell>
          <table:table-cell office:value-type="percentage" office:value="0.65" table:style-name="ce31">
            <text:p>65%</text:p>
          </table:table-cell>
          <table:table-cell office:value-type="percentage" office:value="0.62" table:style-name="ce31">
            <text:p>62%</text:p>
          </table:table-cell>
          <table:table-cell office:value-type="percentage" office:value="1.03" table:style-name="ce31">
            <text:p>103%</text:p>
          </table:table-cell>
          <table:table-cell table:style-name="ce31"/>
          <table:table-cell table:number-columns-repeated="16373"/>
        </table:table-row>
        <table:table-row table:style-name="ro5">
          <table:table-cell office:value-type="date" office:date-value="2021-09-03T00:00:00" table:style-name="ce33">
            <text:p>9/3/2021</text:p>
          </table:table-cell>
          <table:table-cell office:value-type="percentage" office:value="0.97" table:style-name="ce29">
            <text:p>97%</text:p>
          </table:table-cell>
          <table:table-cell office:value-type="percentage" office:value="1.07" table:style-name="ce29">
            <text:p>107%</text:p>
          </table:table-cell>
          <table:table-cell office:value-type="percentage" office:value="1.04" table:style-name="ce29">
            <text:p>104%</text:p>
          </table:table-cell>
          <table:table-cell office:value-type="percentage" office:value="1" table:style-name="ce31">
            <text:p>100%</text:p>
          </table:table-cell>
          <table:table-cell office:value-type="percentage" office:value="0.56000000000000005" table:style-name="ce31">
            <text:p>56%</text:p>
          </table:table-cell>
          <table:table-cell office:value-type="percentage" office:value="0.54" table:style-name="ce29">
            <text:p>54%</text:p>
          </table:table-cell>
          <table:table-cell office:value-type="percentage" office:value="0.69" table:style-name="ce31">
            <text:p>69%</text:p>
          </table:table-cell>
          <table:table-cell office:value-type="percentage" office:value="0.63" table:style-name="ce31">
            <text:p>63%</text:p>
          </table:table-cell>
          <table:table-cell office:value-type="percentage" office:value="0.9" table:style-name="ce31">
            <text:p>90%</text:p>
          </table:table-cell>
          <table:table-cell table:style-name="ce31"/>
          <table:table-cell table:number-columns-repeated="16373"/>
        </table:table-row>
        <table:table-row table:style-name="ro5">
          <table:table-cell office:value-type="date" office:date-value="2021-09-04T00:00:00" table:style-name="ce45">
            <text:p>9/4/2021</text:p>
          </table:table-cell>
          <table:table-cell office:value-type="percentage" office:value="1.04" table:style-name="ce39">
            <text:p>104%</text:p>
          </table:table-cell>
          <table:table-cell office:value-type="percentage" office:value="1.22" table:style-name="ce39">
            <text:p>122%</text:p>
          </table:table-cell>
          <table:table-cell office:value-type="percentage" office:value="1.22" table:style-name="ce39">
            <text:p>122%</text:p>
          </table:table-cell>
          <table:table-cell office:value-type="percentage" office:value="1.08" table:style-name="ce42">
            <text:p>108%</text:p>
          </table:table-cell>
          <table:table-cell office:value-type="percentage" office:value="0.56999999999999995" table:style-name="ce42">
            <text:p>57%</text:p>
          </table:table-cell>
          <table:table-cell office:value-type="percentage" office:value="0.65" table:style-name="ce39">
            <text:p>65%</text:p>
          </table:table-cell>
          <table:table-cell office:value-type="percentage" office:value="0.76" table:style-name="ce42">
            <text:p>76%</text:p>
          </table:table-cell>
          <table:table-cell office:value-type="percentage" office:value="0.71" table:style-name="ce42">
            <text:p>71%</text:p>
          </table:table-cell>
          <table:table-cell office:value-type="percentage" office:value="1.37" table:style-name="ce42">
            <text:p>137%</text:p>
          </table:table-cell>
          <table:table-cell table:style-name="ce42"/>
          <table:table-cell table:number-columns-repeated="16373"/>
        </table:table-row>
        <table:table-row table:style-name="ro5">
          <table:table-cell office:value-type="date" office:date-value="2021-09-05T00:00:00" table:style-name="ce45">
            <text:p>9/5/2021</text:p>
          </table:table-cell>
          <table:table-cell office:value-type="percentage" office:value="1.1100000000000001" table:style-name="ce39">
            <text:p>111%</text:p>
          </table:table-cell>
          <table:table-cell office:value-type="percentage" office:value="1.33" table:style-name="ce39">
            <text:p>133%</text:p>
          </table:table-cell>
          <table:table-cell office:value-type="percentage" office:value="1.33" table:style-name="ce39">
            <text:p>133%</text:p>
          </table:table-cell>
          <table:table-cell office:value-type="percentage" office:value="1.1599999999999999" table:style-name="ce42">
            <text:p>116%</text:p>
          </table:table-cell>
          <table:table-cell office:value-type="percentage" office:value="0.57999999999999996" table:style-name="ce42">
            <text:p>58%</text:p>
          </table:table-cell>
          <table:table-cell office:value-type="percentage" office:value="0.71" table:style-name="ce39">
            <text:p>71%</text:p>
          </table:table-cell>
          <table:table-cell office:value-type="percentage" office:value="0.78" table:style-name="ce42">
            <text:p>78%</text:p>
          </table:table-cell>
          <table:table-cell office:value-type="percentage" office:value="0.8" table:style-name="ce42">
            <text:p>80%</text:p>
          </table:table-cell>
          <table:table-cell office:value-type="percentage" office:value="1.6" table:style-name="ce42">
            <text:p>160%</text:p>
          </table:table-cell>
          <table:table-cell table:style-name="ce42"/>
          <table:table-cell table:number-columns-repeated="16373"/>
        </table:table-row>
        <table:table-row table:style-name="ro5">
          <table:table-cell office:value-type="date" office:date-value="2021-09-06T00:00:00" table:style-name="ce33">
            <text:p>9/6/2021</text:p>
          </table:table-cell>
          <table:table-cell office:value-type="percentage" office:value="0.96" table:style-name="ce29">
            <text:p>96%</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1" table:style-name="ce31">
            <text:p>100%</text:p>
          </table:table-cell>
          <table:table-cell office:value-type="percentage" office:value="0.65" table:style-name="ce31">
            <text:p>65%</text:p>
          </table:table-cell>
          <table:table-cell office:value-type="percentage" office:value="0.5" table:style-name="ce29">
            <text:p>50%</text:p>
          </table:table-cell>
          <table:table-cell office:value-type="percentage" office:value="0.71" table:style-name="ce31">
            <text:p>71%</text:p>
          </table:table-cell>
          <table:table-cell office:value-type="percentage" office:value="0.69" table:style-name="ce31">
            <text:p>69%</text:p>
          </table:table-cell>
          <table:table-cell office:value-type="percentage" office:value="0.98" table:style-name="ce31">
            <text:p>98%</text:p>
          </table:table-cell>
          <table:table-cell table:style-name="ce31"/>
          <table:table-cell table:number-columns-repeated="16373"/>
        </table:table-row>
        <table:table-row table:style-name="ro5">
          <table:table-cell office:value-type="date" office:date-value="2021-09-07T00:00:00" table:style-name="ce33">
            <text:p>9/7/2021</text:p>
          </table:table-cell>
          <table:table-cell office:value-type="percentage" office:value="0.94" table:style-name="ce29">
            <text:p>94%</text:p>
          </table:table-cell>
          <table:table-cell office:value-type="percentage" office:value="1.0900000000000001" table:style-name="ce29">
            <text:p>109%</text:p>
          </table:table-cell>
          <table:table-cell office:value-type="percentage" office:value="1.07" table:style-name="ce29">
            <text:p>107%</text:p>
          </table:table-cell>
          <table:table-cell office:value-type="percentage" office:value="0.99" table:style-name="ce31">
            <text:p>99%</text:p>
          </table:table-cell>
          <table:table-cell office:value-type="percentage" office:value="0.67" table:style-name="ce31">
            <text:p>67%</text:p>
          </table:table-cell>
          <table:table-cell office:value-type="percentage" office:value="0.52" table:style-name="ce29">
            <text:p>52%</text:p>
          </table:table-cell>
          <table:table-cell office:value-type="percentage" office:value="0.7" table:style-name="ce31">
            <text:p>70%</text:p>
          </table:table-cell>
          <table:table-cell office:value-type="percentage" office:value="0.74" table:style-name="ce31">
            <text:p>74%</text:p>
          </table:table-cell>
          <table:table-cell office:value-type="percentage" office:value="1" table:style-name="ce31">
            <text:p>100%</text:p>
          </table:table-cell>
          <table:table-cell table:style-name="ce31"/>
          <table:table-cell table:number-columns-repeated="16373"/>
        </table:table-row>
        <table:table-row table:style-name="ro5">
          <table:table-cell office:value-type="date" office:date-value="2021-09-08T00:00:00" table:style-name="ce33">
            <text:p>9/8/2021</text:p>
          </table:table-cell>
          <table:table-cell office:value-type="percentage" office:value="0.94" table:style-name="ce29">
            <text:p>94%</text:p>
          </table:table-cell>
          <table:table-cell office:value-type="percentage" office:value="1.08" table:style-name="ce29">
            <text:p>108%</text:p>
          </table:table-cell>
          <table:table-cell office:value-type="percentage" office:value="1.08" table:style-name="ce29">
            <text:p>108%</text:p>
          </table:table-cell>
          <table:table-cell office:value-type="percentage" office:value="0.98" table:style-name="ce31">
            <text:p>98%</text:p>
          </table:table-cell>
          <table:table-cell office:value-type="percentage" office:value="0.68" table:style-name="ce31">
            <text:p>68%</text:p>
          </table:table-cell>
          <table:table-cell office:value-type="percentage" office:value="0.53" table:style-name="ce29">
            <text:p>53%</text:p>
          </table:table-cell>
          <table:table-cell office:value-type="percentage" office:value="0.71" table:style-name="ce31">
            <text:p>71%</text:p>
          </table:table-cell>
          <table:table-cell office:value-type="percentage" office:value="0.7" table:style-name="ce31">
            <text:p>70%</text:p>
          </table:table-cell>
          <table:table-cell office:value-type="percentage" office:value="1.17" table:style-name="ce31">
            <text:p>117%</text:p>
          </table:table-cell>
          <table:table-cell table:style-name="ce31"/>
          <table:table-cell table:number-columns-repeated="16373"/>
        </table:table-row>
        <table:table-row table:style-name="ro5">
          <table:table-cell office:value-type="date" office:date-value="2021-09-09T00:00:00" table:style-name="ce33">
            <text:p>9/9/2021</text:p>
          </table:table-cell>
          <table:table-cell office:value-type="percentage" office:value="0.92" table:style-name="ce29">
            <text:p>92%</text:p>
          </table:table-cell>
          <table:table-cell office:value-type="percentage" office:value="1.07" table:style-name="ce29">
            <text:p>107%</text:p>
          </table:table-cell>
          <table:table-cell office:value-type="percentage" office:value="1.06" table:style-name="ce29">
            <text:p>106%</text:p>
          </table:table-cell>
          <table:table-cell office:value-type="percentage" office:value="0.96" table:style-name="ce31">
            <text:p>96%</text:p>
          </table:table-cell>
          <table:table-cell office:value-type="percentage" office:value="0.68" table:style-name="ce31">
            <text:p>68%</text:p>
          </table:table-cell>
          <table:table-cell office:value-type="percentage" office:value="0.54" table:style-name="ce29">
            <text:p>54%</text:p>
          </table:table-cell>
          <table:table-cell office:value-type="percentage" office:value="0.7" table:style-name="ce31">
            <text:p>70%</text:p>
          </table:table-cell>
          <table:table-cell office:value-type="percentage" office:value="0.71" table:style-name="ce31">
            <text:p>71%</text:p>
          </table:table-cell>
          <table:table-cell office:value-type="percentage" office:value="0.96" table:style-name="ce31">
            <text:p>96%</text:p>
          </table:table-cell>
          <table:table-cell table:style-name="ce31"/>
          <table:table-cell table:number-columns-repeated="16373"/>
        </table:table-row>
        <table:table-row table:style-name="ro5">
          <table:table-cell office:value-type="date" office:date-value="2021-09-10T00:00:00" table:style-name="ce33">
            <text:p>9/10/2021</text:p>
          </table:table-cell>
          <table:table-cell office:value-type="percentage" office:value="0.99" table:style-name="ce29">
            <text:p>99%</text:p>
          </table:table-cell>
          <table:table-cell office:value-type="percentage" office:value="1.1000000000000001" table:style-name="ce29">
            <text:p>110%</text:p>
          </table:table-cell>
          <table:table-cell office:value-type="percentage" office:value="1.05" table:style-name="ce29">
            <text:p>105%</text:p>
          </table:table-cell>
          <table:table-cell office:value-type="percentage" office:value="1.01" table:style-name="ce31">
            <text:p>101%</text:p>
          </table:table-cell>
          <table:table-cell office:value-type="percentage" office:value="0.67" table:style-name="ce31">
            <text:p>67%</text:p>
          </table:table-cell>
          <table:table-cell office:value-type="percentage" office:value="0.53" table:style-name="ce29">
            <text:p>53%</text:p>
          </table:table-cell>
          <table:table-cell office:value-type="percentage" office:value="0.7" table:style-name="ce31">
            <text:p>70%</text:p>
          </table:table-cell>
          <table:table-cell office:value-type="percentage" office:value="0.72" table:style-name="ce31">
            <text:p>72%</text:p>
          </table:table-cell>
          <table:table-cell office:value-type="percentage" office:value="0.82" table:style-name="ce31">
            <text:p>82%</text:p>
          </table:table-cell>
          <table:table-cell table:style-name="ce31"/>
          <table:table-cell table:number-columns-repeated="16373"/>
        </table:table-row>
        <table:table-row table:style-name="ro5">
          <table:table-cell office:value-type="date" office:date-value="2021-09-11T00:00:00" table:style-name="ce45">
            <text:p>9/11/2021</text:p>
          </table:table-cell>
          <table:table-cell office:value-type="percentage" office:value="1.07" table:style-name="ce39">
            <text:p>107%</text:p>
          </table:table-cell>
          <table:table-cell office:value-type="percentage" office:value="1.25" table:style-name="ce39">
            <text:p>125%</text:p>
          </table:table-cell>
          <table:table-cell office:value-type="percentage" office:value="1.2" table:style-name="ce39">
            <text:p>120%</text:p>
          </table:table-cell>
          <table:table-cell office:value-type="percentage" office:value="1.1100000000000001" table:style-name="ce42">
            <text:p>111%</text:p>
          </table:table-cell>
          <table:table-cell office:value-type="percentage" office:value="0.67" table:style-name="ce42">
            <text:p>67%</text:p>
          </table:table-cell>
          <table:table-cell office:value-type="percentage" office:value="0.65" table:style-name="ce39">
            <text:p>65%</text:p>
          </table:table-cell>
          <table:table-cell office:value-type="percentage" office:value="0.75" table:style-name="ce42">
            <text:p>75%</text:p>
          </table:table-cell>
          <table:table-cell office:value-type="percentage" office:value="0.73" table:style-name="ce42">
            <text:p>73%</text:p>
          </table:table-cell>
          <table:table-cell office:value-type="percentage" office:value="1.37" table:style-name="ce42">
            <text:p>137%</text:p>
          </table:table-cell>
          <table:table-cell table:style-name="ce42"/>
          <table:table-cell table:number-columns-repeated="16373"/>
        </table:table-row>
        <table:table-row table:style-name="ro5">
          <table:table-cell office:value-type="date" office:date-value="2021-09-12T00:00:00" table:style-name="ce45">
            <text:p>9/12/2021</text:p>
          </table:table-cell>
          <table:table-cell office:value-type="percentage" office:value="1.1000000000000001" table:style-name="ce39">
            <text:p>110%</text:p>
          </table:table-cell>
          <table:table-cell office:value-type="percentage" office:value="1.35" table:style-name="ce39">
            <text:p>135%</text:p>
          </table:table-cell>
          <table:table-cell office:value-type="percentage" office:value="1.32" table:style-name="ce39">
            <text:p>132%</text:p>
          </table:table-cell>
          <table:table-cell office:value-type="percentage" office:value="1.1499999999999999" table:style-name="ce42">
            <text:p>115%</text:p>
          </table:table-cell>
          <table:table-cell office:value-type="percentage" office:value="0.67" table:style-name="ce42">
            <text:p>67%</text:p>
          </table:table-cell>
          <table:table-cell office:value-type="percentage" office:value="0.6" table:style-name="ce39">
            <text:p>60%</text:p>
          </table:table-cell>
          <table:table-cell office:value-type="percentage" office:value="0.74" table:style-name="ce42">
            <text:p>74%</text:p>
          </table:table-cell>
          <table:table-cell office:value-type="percentage" office:value="0.8" table:style-name="ce42">
            <text:p>80%</text:p>
          </table:table-cell>
          <table:table-cell office:value-type="percentage" office:value="1.53" table:style-name="ce42">
            <text:p>153%</text:p>
          </table:table-cell>
          <table:table-cell table:style-name="ce42"/>
          <table:table-cell table:number-columns-repeated="16373"/>
        </table:table-row>
        <table:table-row table:style-name="ro5">
          <table:table-cell office:value-type="date" office:date-value="2021-09-13T00:00:00" table:style-name="ce33">
            <text:p>9/13/2021</text:p>
          </table:table-cell>
          <table:table-cell office:value-type="percentage" office:value="0.96" table:style-name="ce29">
            <text:p>96%</text:p>
          </table:table-cell>
          <table:table-cell office:value-type="percentage" office:value="1.1200000000000001" table:style-name="ce29">
            <text:p>112%</text:p>
          </table:table-cell>
          <table:table-cell office:value-type="percentage" office:value="1.0900000000000001" table:style-name="ce29">
            <text:p>109%</text:p>
          </table:table-cell>
          <table:table-cell office:value-type="percentage" office:value="1" table:style-name="ce31">
            <text:p>100%</text:p>
          </table:table-cell>
          <table:table-cell office:value-type="percentage" office:value="0.66" table:style-name="ce31">
            <text:p>66%</text:p>
          </table:table-cell>
          <table:table-cell office:value-type="percentage" office:value="0.51" table:style-name="ce29">
            <text:p>51%</text:p>
          </table:table-cell>
          <table:table-cell office:value-type="percentage" office:value="0.71" table:style-name="ce31">
            <text:p>71%</text:p>
          </table:table-cell>
          <table:table-cell office:value-type="percentage" office:value="0.74" table:style-name="ce31">
            <text:p>74%</text:p>
          </table:table-cell>
          <table:table-cell office:value-type="percentage" office:value="0.93" table:style-name="ce31">
            <text:p>93%</text:p>
          </table:table-cell>
          <table:table-cell table:style-name="ce31"/>
          <table:table-cell table:number-columns-repeated="16373"/>
        </table:table-row>
        <table:table-row table:style-name="ro5">
          <table:table-cell office:value-type="date" office:date-value="2021-09-14T00:00:00" table:style-name="ce33">
            <text:p>9/14/2021</text:p>
          </table:table-cell>
          <table:table-cell office:value-type="percentage" office:value="0.92" table:style-name="ce29">
            <text:p>92%</text:p>
          </table:table-cell>
          <table:table-cell office:value-type="percentage" office:value="1.08" table:style-name="ce29">
            <text:p>108%</text:p>
          </table:table-cell>
          <table:table-cell office:value-type="percentage" office:value="1.07" table:style-name="ce29">
            <text:p>107%</text:p>
          </table:table-cell>
          <table:table-cell office:value-type="percentage" office:value="0.96" table:style-name="ce31">
            <text:p>96%</text:p>
          </table:table-cell>
          <table:table-cell office:value-type="percentage" office:value="0.65" table:style-name="ce31">
            <text:p>65%</text:p>
          </table:table-cell>
          <table:table-cell office:value-type="percentage" office:value="0.52" table:style-name="ce29">
            <text:p>52%</text:p>
          </table:table-cell>
          <table:table-cell office:value-type="percentage" office:value="0.67" table:style-name="ce31">
            <text:p>67%</text:p>
          </table:table-cell>
          <table:table-cell office:value-type="percentage" office:value="0.75" table:style-name="ce31">
            <text:p>75%</text:p>
          </table:table-cell>
          <table:table-cell office:value-type="percentage" office:value="0.56999999999999995" table:style-name="ce31">
            <text:p>57%</text:p>
          </table:table-cell>
          <table:table-cell table:style-name="ce31"/>
          <table:table-cell table:number-columns-repeated="16373"/>
        </table:table-row>
        <table:table-row table:style-name="ro5">
          <table:table-cell office:value-type="date" office:date-value="2021-09-15T00:00:00" table:style-name="ce33">
            <text:p>9/15/2021</text:p>
          </table:table-cell>
          <table:table-cell office:value-type="percentage" office:value="0.94" table:style-name="ce29">
            <text:p>94%</text:p>
          </table:table-cell>
          <table:table-cell office:value-type="percentage" office:value="1.1000000000000001" table:style-name="ce29">
            <text:p>110%</text:p>
          </table:table-cell>
          <table:table-cell office:value-type="percentage" office:value="1.08" table:style-name="ce29">
            <text:p>108%</text:p>
          </table:table-cell>
          <table:table-cell office:value-type="percentage" office:value="0.98" table:style-name="ce31">
            <text:p>98%</text:p>
          </table:table-cell>
          <table:table-cell office:value-type="percentage" office:value="0.65" table:style-name="ce31">
            <text:p>65%</text:p>
          </table:table-cell>
          <table:table-cell office:value-type="percentage" office:value="0.54" table:style-name="ce29">
            <text:p>54%</text:p>
          </table:table-cell>
          <table:table-cell office:value-type="percentage" office:value="0.71" table:style-name="ce31">
            <text:p>71%</text:p>
          </table:table-cell>
          <table:table-cell office:value-type="percentage" office:value="0.75" table:style-name="ce31">
            <text:p>75%</text:p>
          </table:table-cell>
          <table:table-cell office:value-type="percentage" office:value="1.1100000000000001" table:style-name="ce31">
            <text:p>111%</text:p>
          </table:table-cell>
          <table:table-cell table:style-name="ce31"/>
          <table:table-cell table:number-columns-repeated="16373"/>
        </table:table-row>
        <table:table-row table:style-name="ro5">
          <table:table-cell office:value-type="date" office:date-value="2021-09-16T00:00:00" table:style-name="ce33">
            <text:p>9/16/2021</text:p>
          </table:table-cell>
          <table:table-cell office:value-type="percentage" office:value="0.95" table:style-name="ce29">
            <text:p>95%</text:p>
          </table:table-cell>
          <table:table-cell office:value-type="percentage" office:value="1.08" table:style-name="ce29">
            <text:p>108%</text:p>
          </table:table-cell>
          <table:table-cell office:value-type="percentage" office:value="1.07" table:style-name="ce29">
            <text:p>107%</text:p>
          </table:table-cell>
          <table:table-cell office:value-type="percentage" office:value="0.98" table:style-name="ce31">
            <text:p>98%</text:p>
          </table:table-cell>
          <table:table-cell office:value-type="percentage" office:value="0.65" table:style-name="ce31">
            <text:p>65%</text:p>
          </table:table-cell>
          <table:table-cell office:value-type="percentage" office:value="0.55000000000000004" table:style-name="ce29">
            <text:p>55%</text:p>
          </table:table-cell>
          <table:table-cell office:value-type="percentage" office:value="0.71" table:style-name="ce31">
            <text:p>71%</text:p>
          </table:table-cell>
          <table:table-cell office:value-type="percentage" office:value="0.77" table:style-name="ce31">
            <text:p>77%</text:p>
          </table:table-cell>
          <table:table-cell office:value-type="percentage" office:value="1.2" table:style-name="ce31">
            <text:p>120%</text:p>
          </table:table-cell>
          <table:table-cell table:style-name="ce31"/>
          <table:table-cell table:number-columns-repeated="16373"/>
        </table:table-row>
        <table:table-row table:style-name="ro5">
          <table:table-cell office:value-type="date" office:date-value="2021-09-17T00:00:00" table:style-name="ce33">
            <text:p>9/17/2021</text:p>
          </table:table-cell>
          <table:table-cell office:value-type="percentage" office:value="1" table:style-name="ce29">
            <text:p>100%</text:p>
          </table:table-cell>
          <table:table-cell office:value-type="percentage" office:value="1.1100000000000001" table:style-name="ce29">
            <text:p>111%</text:p>
          </table:table-cell>
          <table:table-cell office:value-type="percentage" office:value="1.06" table:style-name="ce29">
            <text:p>106%</text:p>
          </table:table-cell>
          <table:table-cell office:value-type="percentage" office:value="1.02" table:style-name="ce31">
            <text:p>102%</text:p>
          </table:table-cell>
          <table:table-cell office:value-type="percentage" office:value="0.65" table:style-name="ce31">
            <text:p>65%</text:p>
          </table:table-cell>
          <table:table-cell office:value-type="percentage" office:value="0.54" table:style-name="ce29">
            <text:p>54%</text:p>
          </table:table-cell>
          <table:table-cell office:value-type="percentage" office:value="0.72" table:style-name="ce31">
            <text:p>72%</text:p>
          </table:table-cell>
          <table:table-cell office:value-type="percentage" office:value="0.75" table:style-name="ce31">
            <text:p>75%</text:p>
          </table:table-cell>
          <table:table-cell office:value-type="percentage" office:value="0.92" table:style-name="ce31">
            <text:p>92%</text:p>
          </table:table-cell>
          <table:table-cell table:style-name="ce31"/>
          <table:table-cell table:number-columns-repeated="16373"/>
        </table:table-row>
        <table:table-row table:style-name="ro5">
          <table:table-cell office:value-type="date" office:date-value="2021-09-18T00:00:00" table:style-name="ce45">
            <text:p>9/18/2021</text:p>
          </table:table-cell>
          <table:table-cell office:value-type="percentage" office:value="1.07" table:style-name="ce39">
            <text:p>107%</text:p>
          </table:table-cell>
          <table:table-cell office:value-type="percentage" office:value="1.25" table:style-name="ce39">
            <text:p>125%</text:p>
          </table:table-cell>
          <table:table-cell office:value-type="percentage" office:value="1.19" table:style-name="ce39">
            <text:p>119%</text:p>
          </table:table-cell>
          <table:table-cell office:value-type="percentage" office:value="1.1100000000000001" table:style-name="ce42">
            <text:p>111%</text:p>
          </table:table-cell>
          <table:table-cell office:value-type="percentage" office:value="0.65" table:style-name="ce42">
            <text:p>65%</text:p>
          </table:table-cell>
          <table:table-cell office:value-type="percentage" office:value="0.67" table:style-name="ce39">
            <text:p>67%</text:p>
          </table:table-cell>
          <table:table-cell office:value-type="percentage" office:value="0.76" table:style-name="ce42">
            <text:p>76%</text:p>
          </table:table-cell>
          <table:table-cell office:value-type="percentage" office:value="0.75" table:style-name="ce42">
            <text:p>75%</text:p>
          </table:table-cell>
          <table:table-cell office:value-type="percentage" office:value="1.3" table:style-name="ce42">
            <text:p>130%</text:p>
          </table:table-cell>
          <table:table-cell table:style-name="ce42"/>
          <table:table-cell table:number-columns-repeated="16373"/>
        </table:table-row>
        <table:table-row table:style-name="ro5">
          <table:table-cell office:value-type="date" office:date-value="2021-09-19T00:00:00" table:style-name="ce45">
            <text:p>9/19/2021</text:p>
          </table:table-cell>
          <table:table-cell office:value-type="percentage" office:value="1.0900000000000001" table:style-name="ce39">
            <text:p>109%</text:p>
          </table:table-cell>
          <table:table-cell office:value-type="percentage" office:value="1.35" table:style-name="ce39">
            <text:p>135%</text:p>
          </table:table-cell>
          <table:table-cell office:value-type="percentage" office:value="1.35" table:style-name="ce39">
            <text:p>135%</text:p>
          </table:table-cell>
          <table:table-cell office:value-type="percentage" office:value="1.1399999999999999" table:style-name="ce42">
            <text:p>114%</text:p>
          </table:table-cell>
          <table:table-cell office:value-type="percentage" office:value="0.65" table:style-name="ce42">
            <text:p>65%</text:p>
          </table:table-cell>
          <table:table-cell office:value-type="percentage" office:value="0.63" table:style-name="ce39">
            <text:p>63%</text:p>
          </table:table-cell>
          <table:table-cell office:value-type="percentage" office:value="0.77" table:style-name="ce42">
            <text:p>77%</text:p>
          </table:table-cell>
          <table:table-cell office:value-type="percentage" office:value="0.82" table:style-name="ce42">
            <text:p>82%</text:p>
          </table:table-cell>
          <table:table-cell office:value-type="percentage" office:value="1.26" table:style-name="ce42">
            <text:p>126%</text:p>
          </table:table-cell>
          <table:table-cell table:style-name="ce42"/>
          <table:table-cell table:number-columns-repeated="16373"/>
        </table:table-row>
        <table:table-row table:style-name="ro5">
          <table:table-cell office:value-type="date" office:date-value="2021-09-20T00:00:00" table:style-name="ce33">
            <text:p>9/20/2021</text:p>
          </table:table-cell>
          <table:table-cell office:value-type="percentage" office:value="0.97" table:style-name="ce29">
            <text:p>97%</text:p>
          </table:table-cell>
          <table:table-cell office:value-type="percentage" office:value="1.1299999999999999" table:style-name="ce29">
            <text:p>113%</text:p>
          </table:table-cell>
          <table:table-cell office:value-type="percentage" office:value="1.1000000000000001" table:style-name="ce29">
            <text:p>110%</text:p>
          </table:table-cell>
          <table:table-cell office:value-type="percentage" office:value="1.01" table:style-name="ce31">
            <text:p>101%</text:p>
          </table:table-cell>
          <table:table-cell office:value-type="percentage" office:value="0.65" table:style-name="ce31">
            <text:p>65%</text:p>
          </table:table-cell>
          <table:table-cell office:value-type="percentage" office:value="0.52" table:style-name="ce29">
            <text:p>52%</text:p>
          </table:table-cell>
          <table:table-cell office:value-type="percentage" office:value="0.7" table:style-name="ce31">
            <text:p>70%</text:p>
          </table:table-cell>
          <table:table-cell office:value-type="percentage" office:value="0.77" table:style-name="ce31">
            <text:p>77%</text:p>
          </table:table-cell>
          <table:table-cell office:value-type="percentage" office:value="0.97" table:style-name="ce31">
            <text:p>97%</text:p>
          </table:table-cell>
          <table:table-cell table:style-name="ce31"/>
          <table:table-cell table:number-columns-repeated="16373"/>
        </table:table-row>
        <table:table-row table:style-name="ro5">
          <table:table-cell office:value-type="date" office:date-value="2021-09-21T00:00:00" table:style-name="ce33">
            <text:p>9/21/2021</text:p>
          </table:table-cell>
          <table:table-cell office:value-type="percentage" office:value="0.94" table:style-name="ce29">
            <text:p>94%</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8" table:style-name="ce31">
            <text:p>98%</text:p>
          </table:table-cell>
          <table:table-cell office:value-type="percentage" office:value="0.66" table:style-name="ce31">
            <text:p>66%</text:p>
          </table:table-cell>
          <table:table-cell office:value-type="percentage" office:value="0.56000000000000005" table:style-name="ce29">
            <text:p>56%</text:p>
          </table:table-cell>
          <table:table-cell office:value-type="percentage" office:value="0.73" table:style-name="ce31">
            <text:p>73%</text:p>
          </table:table-cell>
          <table:table-cell office:value-type="percentage" office:value="0.8" table:style-name="ce31">
            <text:p>80%</text:p>
          </table:table-cell>
          <table:table-cell office:value-type="percentage" office:value="0.93" table:style-name="ce31">
            <text:p>93%</text:p>
          </table:table-cell>
          <table:table-cell table:style-name="ce31"/>
          <table:table-cell table:number-columns-repeated="16373"/>
        </table:table-row>
        <table:table-row table:style-name="ro5">
          <table:table-cell office:value-type="date" office:date-value="2021-09-22T00:00:00" table:style-name="ce33">
            <text:p>9/22/2021</text:p>
          </table:table-cell>
          <table:table-cell office:value-type="percentage" office:value="0.94" table:style-name="ce29">
            <text:p>94%</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8" table:style-name="ce31">
            <text:p>98%</text:p>
          </table:table-cell>
          <table:table-cell office:value-type="percentage" office:value="0.66" table:style-name="ce31">
            <text:p>66%</text:p>
          </table:table-cell>
          <table:table-cell office:value-type="percentage" office:value="0.57999999999999996" table:style-name="ce29">
            <text:p>58%</text:p>
          </table:table-cell>
          <table:table-cell office:value-type="percentage" office:value="0.72" table:style-name="ce31">
            <text:p>72%</text:p>
          </table:table-cell>
          <table:table-cell office:value-type="percentage" office:value="0.75" table:style-name="ce31">
            <text:p>75%</text:p>
          </table:table-cell>
          <table:table-cell office:value-type="percentage" office:value="1.05" table:style-name="ce31">
            <text:p>105%</text:p>
          </table:table-cell>
          <table:table-cell table:style-name="ce31"/>
          <table:table-cell table:number-columns-repeated="16373"/>
        </table:table-row>
        <table:table-row table:style-name="ro5">
          <table:table-cell office:value-type="date" office:date-value="2021-09-23T00:00:00" table:style-name="ce33">
            <text:p>9/23/2021</text:p>
          </table:table-cell>
          <table:table-cell office:value-type="percentage" office:value="0.94" table:style-name="ce29">
            <text:p>94%</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8" table:style-name="ce31">
            <text:p>98%</text:p>
          </table:table-cell>
          <table:table-cell office:value-type="percentage" office:value="0.66" table:style-name="ce31">
            <text:p>66%</text:p>
          </table:table-cell>
          <table:table-cell office:value-type="percentage" office:value="0.57999999999999996" table:style-name="ce29">
            <text:p>58%</text:p>
          </table:table-cell>
          <table:table-cell office:value-type="percentage" office:value="0.72" table:style-name="ce31">
            <text:p>72%</text:p>
          </table:table-cell>
          <table:table-cell office:value-type="percentage" office:value="0.77" table:style-name="ce31">
            <text:p>77%</text:p>
          </table:table-cell>
          <table:table-cell office:value-type="percentage" office:value="1.05" table:style-name="ce31">
            <text:p>105%</text:p>
          </table:table-cell>
          <table:table-cell table:style-name="ce31"/>
          <table:table-cell table:number-columns-repeated="16373"/>
        </table:table-row>
        <table:table-row table:style-name="ro5">
          <table:table-cell office:value-type="date" office:date-value="2021-09-24T00:00:00" table:style-name="ce33">
            <text:p>9/24/2021</text:p>
          </table:table-cell>
          <table:table-cell office:value-type="percentage" office:value="1" table:style-name="ce29">
            <text:p>100%</text:p>
          </table:table-cell>
          <table:table-cell office:value-type="percentage" office:value="1.1000000000000001" table:style-name="ce29">
            <text:p>110%</text:p>
          </table:table-cell>
          <table:table-cell office:value-type="percentage" office:value="1.06" table:style-name="ce29">
            <text:p>106%</text:p>
          </table:table-cell>
          <table:table-cell office:value-type="percentage" office:value="1.02" table:style-name="ce31">
            <text:p>102%</text:p>
          </table:table-cell>
          <table:table-cell office:value-type="percentage" office:value="0.66" table:style-name="ce31">
            <text:p>66%</text:p>
          </table:table-cell>
          <table:table-cell office:value-type="percentage" office:value="0.57999999999999996" table:style-name="ce29">
            <text:p>58%</text:p>
          </table:table-cell>
          <table:table-cell office:value-type="percentage" office:value="0.74" table:style-name="ce31">
            <text:p>74%</text:p>
          </table:table-cell>
          <table:table-cell office:value-type="percentage" office:value="0.75" table:style-name="ce31">
            <text:p>75%</text:p>
          </table:table-cell>
          <table:table-cell office:value-type="percentage" office:value="0.95" table:style-name="ce31">
            <text:p>95%</text:p>
          </table:table-cell>
          <table:table-cell table:style-name="ce31"/>
          <table:table-cell table:number-columns-repeated="16373"/>
        </table:table-row>
        <table:table-row table:style-name="ro5">
          <table:table-cell office:value-type="date" office:date-value="2021-09-25T00:00:00" table:style-name="ce45">
            <text:p>9/25/2021</text:p>
          </table:table-cell>
          <table:table-cell office:value-type="percentage" office:value="1.02" table:style-name="ce39">
            <text:p>102%</text:p>
          </table:table-cell>
          <table:table-cell office:value-type="percentage" office:value="1.2" table:style-name="ce39">
            <text:p>120%</text:p>
          </table:table-cell>
          <table:table-cell office:value-type="percentage" office:value="1.18" table:style-name="ce39">
            <text:p>118%</text:p>
          </table:table-cell>
          <table:table-cell office:value-type="percentage" office:value="1.06" table:style-name="ce42">
            <text:p>106%</text:p>
          </table:table-cell>
          <table:table-cell office:value-type="percentage" office:value="0.67" table:style-name="ce42">
            <text:p>67%</text:p>
          </table:table-cell>
          <table:table-cell office:value-type="percentage" office:value="0.74" table:style-name="ce39">
            <text:p>74%</text:p>
          </table:table-cell>
          <table:table-cell office:value-type="percentage" office:value="0.77" table:style-name="ce42">
            <text:p>77%</text:p>
          </table:table-cell>
          <table:table-cell office:value-type="percentage" office:value="0.78" table:style-name="ce42">
            <text:p>78%</text:p>
          </table:table-cell>
          <table:table-cell office:value-type="percentage" office:value="1.28" table:style-name="ce42">
            <text:p>128%</text:p>
          </table:table-cell>
          <table:table-cell table:style-name="ce42"/>
          <table:table-cell table:number-columns-repeated="16373"/>
        </table:table-row>
        <table:table-row table:style-name="ro5">
          <table:table-cell office:value-type="date" office:date-value="2021-09-26T00:00:00" table:style-name="ce45">
            <text:p>9/26/2021</text:p>
          </table:table-cell>
          <table:table-cell office:value-type="percentage" office:value="1.05" table:style-name="ce39">
            <text:p>105%</text:p>
          </table:table-cell>
          <table:table-cell office:value-type="percentage" office:value="1.29" table:style-name="ce39">
            <text:p>129%</text:p>
          </table:table-cell>
          <table:table-cell office:value-type="percentage" office:value="1.32" table:style-name="ce39">
            <text:p>132%</text:p>
          </table:table-cell>
          <table:table-cell office:value-type="percentage" office:value="1.1000000000000001" table:style-name="ce42">
            <text:p>110%</text:p>
          </table:table-cell>
          <table:table-cell office:value-type="percentage" office:value="0.67" table:style-name="ce42">
            <text:p>67%</text:p>
          </table:table-cell>
          <table:table-cell office:value-type="percentage" office:value="0.78" table:style-name="ce39">
            <text:p>78%</text:p>
          </table:table-cell>
          <table:table-cell office:value-type="percentage" office:value="0.82" table:style-name="ce42">
            <text:p>82%</text:p>
          </table:table-cell>
          <table:table-cell office:value-type="percentage" office:value="0.89" table:style-name="ce42">
            <text:p>89%</text:p>
          </table:table-cell>
          <table:table-cell office:value-type="percentage" office:value="1.37" table:style-name="ce42">
            <text:p>137%</text:p>
          </table:table-cell>
          <table:table-cell table:style-name="ce42"/>
          <table:table-cell table:number-columns-repeated="16373"/>
        </table:table-row>
        <table:table-row table:style-name="ro5">
          <table:table-cell office:value-type="date" office:date-value="2021-09-27T00:00:00" table:style-name="ce33">
            <text:p>9/27/2021</text:p>
          </table:table-cell>
          <table:table-cell office:value-type="percentage" office:value="0.91" table:style-name="ce29">
            <text:p>91%</text:p>
          </table:table-cell>
          <table:table-cell office:value-type="percentage" office:value="1.06" table:style-name="ce29">
            <text:p>106%</text:p>
          </table:table-cell>
          <table:table-cell office:value-type="percentage" office:value="1.07" table:style-name="ce29">
            <text:p>107%</text:p>
          </table:table-cell>
          <table:table-cell office:value-type="percentage" office:value="0.95" table:style-name="ce31">
            <text:p>95%</text:p>
          </table:table-cell>
          <table:table-cell office:value-type="percentage" office:value="0.65" table:style-name="ce31">
            <text:p>65%</text:p>
          </table:table-cell>
          <table:table-cell office:value-type="percentage" office:value="0.55000000000000004" table:style-name="ce29">
            <text:p>55%</text:p>
          </table:table-cell>
          <table:table-cell office:value-type="percentage" office:value="0.71" table:style-name="ce31">
            <text:p>71%</text:p>
          </table:table-cell>
          <table:table-cell office:value-type="percentage" office:value="0.75" table:style-name="ce31">
            <text:p>75%</text:p>
          </table:table-cell>
          <table:table-cell office:value-type="percentage" office:value="0.71" table:style-name="ce31">
            <text:p>71%</text:p>
          </table:table-cell>
          <table:table-cell table:style-name="ce31"/>
          <table:table-cell table:number-columns-repeated="16373"/>
        </table:table-row>
        <table:table-row table:style-name="ro5">
          <table:table-cell office:value-type="date" office:date-value="2021-09-28T00:00:00" table:style-name="ce33">
            <text:p>9/28/2021</text:p>
          </table:table-cell>
          <table:table-cell office:value-type="percentage" office:value="0.86" table:style-name="ce29">
            <text:p>86%</text:p>
          </table:table-cell>
          <table:table-cell office:value-type="percentage" office:value="1.03" table:style-name="ce29">
            <text:p>103%</text:p>
          </table:table-cell>
          <table:table-cell office:value-type="percentage" office:value="1.07" table:style-name="ce29">
            <text:p>107%</text:p>
          </table:table-cell>
          <table:table-cell office:value-type="percentage" office:value="0.91" table:style-name="ce31">
            <text:p>91%</text:p>
          </table:table-cell>
          <table:table-cell office:value-type="percentage" office:value="0.64" table:style-name="ce31">
            <text:p>64%</text:p>
          </table:table-cell>
          <table:table-cell office:value-type="percentage" office:value="0.57999999999999996" table:style-name="ce29">
            <text:p>58%</text:p>
          </table:table-cell>
          <table:table-cell office:value-type="percentage" office:value="0.74" table:style-name="ce31">
            <text:p>74%</text:p>
          </table:table-cell>
          <table:table-cell office:value-type="percentage" office:value="0.81" table:style-name="ce31">
            <text:p>81%</text:p>
          </table:table-cell>
          <table:table-cell office:value-type="percentage" office:value="0.64" table:style-name="ce31">
            <text:p>64%</text:p>
          </table:table-cell>
          <table:table-cell table:style-name="ce31"/>
          <table:table-cell table:number-columns-repeated="16373"/>
        </table:table-row>
        <table:table-row table:style-name="ro5">
          <table:table-cell office:value-type="date" office:date-value="2021-09-29T00:00:00" table:style-name="ce33">
            <text:p>9/29/2021</text:p>
          </table:table-cell>
          <table:table-cell office:value-type="percentage" office:value="0.88" table:style-name="ce29">
            <text:p>88%</text:p>
          </table:table-cell>
          <table:table-cell office:value-type="percentage" office:value="1.06" table:style-name="ce29">
            <text:p>106%</text:p>
          </table:table-cell>
          <table:table-cell office:value-type="percentage" office:value="1.07" table:style-name="ce29">
            <text:p>107%</text:p>
          </table:table-cell>
          <table:table-cell office:value-type="percentage" office:value="0.93" table:style-name="ce31">
            <text:p>93%</text:p>
          </table:table-cell>
          <table:table-cell office:value-type="percentage" office:value="0.63" table:style-name="ce31">
            <text:p>63%</text:p>
          </table:table-cell>
          <table:table-cell office:value-type="percentage" office:value="0.57999999999999996" table:style-name="ce29">
            <text:p>58%</text:p>
          </table:table-cell>
          <table:table-cell office:value-type="percentage" office:value="0.73" table:style-name="ce31">
            <text:p>73%</text:p>
          </table:table-cell>
          <table:table-cell office:value-type="percentage" office:value="0.8" table:style-name="ce31">
            <text:p>80%</text:p>
          </table:table-cell>
          <table:table-cell office:value-type="percentage" office:value="1.06" table:style-name="ce31">
            <text:p>106%</text:p>
          </table:table-cell>
          <table:table-cell table:style-name="ce31"/>
          <table:table-cell table:number-columns-repeated="16373"/>
        </table:table-row>
        <table:table-row table:style-name="ro5">
          <table:table-cell office:value-type="date" office:date-value="2021-09-30T00:00:00" table:style-name="ce33">
            <text:p>9/30/2021</text:p>
          </table:table-cell>
          <table:table-cell office:value-type="percentage" office:value="0.88" table:style-name="ce29">
            <text:p>88%</text:p>
          </table:table-cell>
          <table:table-cell office:value-type="percentage" office:value="1.04" table:style-name="ce29">
            <text:p>104%</text:p>
          </table:table-cell>
          <table:table-cell office:value-type="percentage" office:value="1.07" table:style-name="ce29">
            <text:p>107%</text:p>
          </table:table-cell>
          <table:table-cell office:value-type="percentage" office:value="0.92" table:style-name="ce31">
            <text:p>92%</text:p>
          </table:table-cell>
          <table:table-cell office:value-type="percentage" office:value="0.64" table:style-name="ce31">
            <text:p>64%</text:p>
          </table:table-cell>
          <table:table-cell office:value-type="percentage" office:value="0.59" table:style-name="ce29">
            <text:p>59%</text:p>
          </table:table-cell>
          <table:table-cell office:value-type="percentage" office:value="0.74" table:style-name="ce31">
            <text:p>74%</text:p>
          </table:table-cell>
          <table:table-cell office:value-type="percentage" office:value="0.77" table:style-name="ce31">
            <text:p>77%</text:p>
          </table:table-cell>
          <table:table-cell office:value-type="percentage" office:value="0.86" table:style-name="ce31">
            <text:p>86%</text:p>
          </table:table-cell>
          <table:table-cell table:style-name="ce31"/>
          <table:table-cell table:number-columns-repeated="16373"/>
        </table:table-row>
        <table:table-row table:style-name="ro5">
          <table:table-cell office:value-type="date" office:date-value="2021-10-01T00:00:00" table:style-name="ce33">
            <text:p>10/1/2021</text:p>
          </table:table-cell>
          <table:table-cell office:value-type="percentage" office:value="0.93" table:style-name="ce29">
            <text:p>93%</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6" table:style-name="ce31">
            <text:p>96%</text:p>
          </table:table-cell>
          <table:table-cell office:value-type="percentage" office:value="0.64" table:style-name="ce31">
            <text:p>64%</text:p>
          </table:table-cell>
          <table:table-cell office:value-type="percentage" office:value="0.57999999999999996" table:style-name="ce29">
            <text:p>58%</text:p>
          </table:table-cell>
          <table:table-cell office:value-type="percentage" office:value="0.74" table:style-name="ce31">
            <text:p>74%</text:p>
          </table:table-cell>
          <table:table-cell office:value-type="percentage" office:value="0.78" table:style-name="ce31">
            <text:p>78%</text:p>
          </table:table-cell>
          <table:table-cell office:value-type="percentage" office:value="0.76" table:style-name="ce31">
            <text:p>76%</text:p>
          </table:table-cell>
          <table:table-cell table:style-name="ce31"/>
          <table:table-cell table:number-columns-repeated="16373"/>
        </table:table-row>
        <table:table-row table:style-name="ro5">
          <table:table-cell office:value-type="date" office:date-value="2021-10-02T00:00:00" table:style-name="ce45">
            <text:p>10/2/2021</text:p>
          </table:table-cell>
          <table:table-cell office:value-type="percentage" office:value="0.94" table:style-name="ce39">
            <text:p>94%</text:p>
          </table:table-cell>
          <table:table-cell office:value-type="percentage" office:value="1.1399999999999999" table:style-name="ce39">
            <text:p>114%</text:p>
          </table:table-cell>
          <table:table-cell office:value-type="percentage" office:value="1.1599999999999999" table:style-name="ce39">
            <text:p>116%</text:p>
          </table:table-cell>
          <table:table-cell office:value-type="percentage" office:value="0.98" table:style-name="ce42">
            <text:p>98%</text:p>
          </table:table-cell>
          <table:table-cell office:value-type="percentage" office:value="0.64" table:style-name="ce42">
            <text:p>64%</text:p>
          </table:table-cell>
          <table:table-cell office:value-type="percentage" office:value="0.67" table:style-name="ce39">
            <text:p>67%</text:p>
          </table:table-cell>
          <table:table-cell office:value-type="percentage" office:value="0.72" table:style-name="ce42">
            <text:p>72%</text:p>
          </table:table-cell>
          <table:table-cell office:value-type="percentage" office:value="0.7" table:style-name="ce42">
            <text:p>70%</text:p>
          </table:table-cell>
          <table:table-cell office:value-type="percentage" office:value="0.73" table:style-name="ce42">
            <text:p>73%</text:p>
          </table:table-cell>
          <table:table-cell table:style-name="ce42"/>
          <table:table-cell table:number-columns-repeated="16373"/>
        </table:table-row>
        <table:table-row table:style-name="ro5">
          <table:table-cell office:value-type="date" office:date-value="2021-10-03T00:00:00" table:style-name="ce45">
            <text:p>10/3/2021</text:p>
          </table:table-cell>
          <table:table-cell office:value-type="percentage" office:value="1" table:style-name="ce39">
            <text:p>100%</text:p>
          </table:table-cell>
          <table:table-cell office:value-type="percentage" office:value="1.24" table:style-name="ce39">
            <text:p>124%</text:p>
          </table:table-cell>
          <table:table-cell office:value-type="percentage" office:value="1.27" table:style-name="ce39">
            <text:p>127%</text:p>
          </table:table-cell>
          <table:table-cell office:value-type="percentage" office:value="1.04" table:style-name="ce42">
            <text:p>104%</text:p>
          </table:table-cell>
          <table:table-cell office:value-type="percentage" office:value="0.64" table:style-name="ce42">
            <text:p>64%</text:p>
          </table:table-cell>
          <table:table-cell office:value-type="percentage" office:value="0.81" table:style-name="ce39">
            <text:p>81%</text:p>
          </table:table-cell>
          <table:table-cell office:value-type="percentage" office:value="0.77" table:style-name="ce42">
            <text:p>77%</text:p>
          </table:table-cell>
          <table:table-cell office:value-type="percentage" office:value="0.88" table:style-name="ce42">
            <text:p>88%</text:p>
          </table:table-cell>
          <table:table-cell office:value-type="percentage" office:value="1.07" table:style-name="ce42">
            <text:p>107%</text:p>
          </table:table-cell>
          <table:table-cell table:style-name="ce42"/>
          <table:table-cell table:number-columns-repeated="16373"/>
        </table:table-row>
        <table:table-row table:style-name="ro5">
          <table:table-cell office:value-type="date" office:date-value="2021-10-04T00:00:00" table:style-name="ce33">
            <text:p>10/4/2021</text:p>
          </table:table-cell>
          <table:table-cell office:value-type="percentage" office:value="0.91" table:style-name="ce29">
            <text:p>91%</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6" table:style-name="ce31">
            <text:p>96%</text:p>
          </table:table-cell>
          <table:table-cell office:value-type="percentage" office:value="0.66" table:style-name="ce31">
            <text:p>66%</text:p>
          </table:table-cell>
          <table:table-cell office:value-type="percentage" office:value="0.53" table:style-name="ce29">
            <text:p>53%</text:p>
          </table:table-cell>
          <table:table-cell office:value-type="percentage" office:value="0.74" table:style-name="ce31">
            <text:p>74%</text:p>
          </table:table-cell>
          <table:table-cell office:value-type="percentage" office:value="0.8" table:style-name="ce31">
            <text:p>80%</text:p>
          </table:table-cell>
          <table:table-cell office:value-type="percentage" office:value="0.84" table:style-name="ce31">
            <text:p>84%</text:p>
          </table:table-cell>
          <table:table-cell table:style-name="ce31"/>
          <table:table-cell table:number-columns-repeated="16373"/>
        </table:table-row>
        <table:table-row table:style-name="ro5">
          <table:table-cell office:value-type="date" office:date-value="2021-10-05T00:00:00" table:style-name="ce33">
            <text:p>10/5/2021</text:p>
          </table:table-cell>
          <table:table-cell office:value-type="percentage" office:value="0.88" table:style-name="ce29">
            <text:p>88%</text:p>
          </table:table-cell>
          <table:table-cell office:value-type="percentage" office:value="1.07" table:style-name="ce29">
            <text:p>107%</text:p>
          </table:table-cell>
          <table:table-cell office:value-type="percentage" office:value="1.08" table:style-name="ce29">
            <text:p>108%</text:p>
          </table:table-cell>
          <table:table-cell office:value-type="percentage" office:value="0.93" table:style-name="ce31">
            <text:p>93%</text:p>
          </table:table-cell>
          <table:table-cell office:value-type="percentage" office:value="0.68" table:style-name="ce31">
            <text:p>68%</text:p>
          </table:table-cell>
          <table:table-cell office:value-type="percentage" office:value="0.56000000000000005" table:style-name="ce29">
            <text:p>56%</text:p>
          </table:table-cell>
          <table:table-cell office:value-type="percentage" office:value="0.74" table:style-name="ce31">
            <text:p>74%</text:p>
          </table:table-cell>
          <table:table-cell office:value-type="percentage" office:value="0.8" table:style-name="ce31">
            <text:p>80%</text:p>
          </table:table-cell>
          <table:table-cell office:value-type="percentage" office:value="0.64" table:style-name="ce31">
            <text:p>64%</text:p>
          </table:table-cell>
          <table:table-cell table:style-name="ce31"/>
          <table:table-cell table:number-columns-repeated="16373"/>
        </table:table-row>
        <table:table-row table:style-name="ro5">
          <table:table-cell office:value-type="date" office:date-value="2021-10-06T00:00:00" table:style-name="ce33">
            <text:p>10/6/2021</text:p>
          </table:table-cell>
          <table:table-cell office:value-type="percentage" office:value="0.9" table:style-name="ce29">
            <text:p>90%</text:p>
          </table:table-cell>
          <table:table-cell office:value-type="percentage" office:value="1.07" table:style-name="ce29">
            <text:p>107%</text:p>
          </table:table-cell>
          <table:table-cell office:value-type="percentage" office:value="1.08" table:style-name="ce29">
            <text:p>108%</text:p>
          </table:table-cell>
          <table:table-cell office:value-type="percentage" office:value="0.95" table:style-name="ce31">
            <text:p>95%</text:p>
          </table:table-cell>
          <table:table-cell office:value-type="percentage" office:value="0.69" table:style-name="ce31">
            <text:p>69%</text:p>
          </table:table-cell>
          <table:table-cell office:value-type="percentage" office:value="0.57999999999999996" table:style-name="ce29">
            <text:p>58%</text:p>
          </table:table-cell>
          <table:table-cell office:value-type="percentage" office:value="0.75" table:style-name="ce31">
            <text:p>75%</text:p>
          </table:table-cell>
          <table:table-cell office:value-type="percentage" office:value="0.79" table:style-name="ce31">
            <text:p>79%</text:p>
          </table:table-cell>
          <table:table-cell office:value-type="percentage" office:value="1.03" table:style-name="ce31">
            <text:p>103%</text:p>
          </table:table-cell>
          <table:table-cell table:style-name="ce31"/>
          <table:table-cell table:number-columns-repeated="16373"/>
        </table:table-row>
        <table:table-row table:style-name="ro5">
          <table:table-cell office:value-type="date" office:date-value="2021-10-07T00:00:00" table:style-name="ce33">
            <text:p>10/7/2021</text:p>
          </table:table-cell>
          <table:table-cell office:value-type="percentage" office:value="0.91" table:style-name="ce29">
            <text:p>91%</text:p>
          </table:table-cell>
          <table:table-cell office:value-type="percentage" office:value="1.06" table:style-name="ce29">
            <text:p>106%</text:p>
          </table:table-cell>
          <table:table-cell office:value-type="percentage" office:value="1.08" table:style-name="ce29">
            <text:p>108%</text:p>
          </table:table-cell>
          <table:table-cell office:value-type="percentage" office:value="0.95" table:style-name="ce31">
            <text:p>95%</text:p>
          </table:table-cell>
          <table:table-cell office:value-type="percentage" office:value="0.69" table:style-name="ce31">
            <text:p>69%</text:p>
          </table:table-cell>
          <table:table-cell office:value-type="percentage" office:value="0.59" table:style-name="ce29">
            <text:p>59%</text:p>
          </table:table-cell>
          <table:table-cell office:value-type="percentage" office:value="0.74" table:style-name="ce31">
            <text:p>74%</text:p>
          </table:table-cell>
          <table:table-cell office:value-type="percentage" office:value="0.8" table:style-name="ce31">
            <text:p>80%</text:p>
          </table:table-cell>
          <table:table-cell office:value-type="percentage" office:value="1.1200000000000001" table:style-name="ce31">
            <text:p>112%</text:p>
          </table:table-cell>
          <table:table-cell table:style-name="ce31"/>
          <table:table-cell table:number-columns-repeated="16373"/>
        </table:table-row>
        <table:table-row table:style-name="ro5">
          <table:table-cell office:value-type="date" office:date-value="2021-10-08T00:00:00" table:style-name="ce33">
            <text:p>10/8/2021</text:p>
          </table:table-cell>
          <table:table-cell office:value-type="percentage" office:value="0.95" table:style-name="ce29">
            <text:p>95%</text:p>
          </table:table-cell>
          <table:table-cell office:value-type="percentage" office:value="1.07" table:style-name="ce29">
            <text:p>107%</text:p>
          </table:table-cell>
          <table:table-cell office:value-type="percentage" office:value="1.06" table:style-name="ce29">
            <text:p>106%</text:p>
          </table:table-cell>
          <table:table-cell office:value-type="percentage" office:value="0.98" table:style-name="ce31">
            <text:p>98%</text:p>
          </table:table-cell>
          <table:table-cell office:value-type="percentage" office:value="0.69" table:style-name="ce31">
            <text:p>69%</text:p>
          </table:table-cell>
          <table:table-cell office:value-type="percentage" office:value="0.56999999999999995" table:style-name="ce29">
            <text:p>57%</text:p>
          </table:table-cell>
          <table:table-cell office:value-type="percentage" office:value="0.77" table:style-name="ce31">
            <text:p>77%</text:p>
          </table:table-cell>
          <table:table-cell office:value-type="percentage" office:value="0.79" table:style-name="ce31">
            <text:p>79%</text:p>
          </table:table-cell>
          <table:table-cell office:value-type="percentage" office:value="0.89" table:style-name="ce31">
            <text:p>89%</text:p>
          </table:table-cell>
          <table:table-cell table:style-name="ce31"/>
          <table:table-cell table:number-columns-repeated="16373"/>
        </table:table-row>
        <table:table-row table:style-name="ro5">
          <table:table-cell office:value-type="date" office:date-value="2021-10-09T00:00:00" table:style-name="ce45">
            <text:p>10/9/2021</text:p>
          </table:table-cell>
          <table:table-cell office:value-type="percentage" office:value="1.02" table:style-name="ce39">
            <text:p>102%</text:p>
          </table:table-cell>
          <table:table-cell office:value-type="percentage" office:value="1.22" table:style-name="ce39">
            <text:p>122%</text:p>
          </table:table-cell>
          <table:table-cell office:value-type="percentage" office:value="1.2" table:style-name="ce39">
            <text:p>120%</text:p>
          </table:table-cell>
          <table:table-cell office:value-type="percentage" office:value="1.06" table:style-name="ce42">
            <text:p>106%</text:p>
          </table:table-cell>
          <table:table-cell office:value-type="percentage" office:value="0.7" table:style-name="ce42">
            <text:p>70%</text:p>
          </table:table-cell>
          <table:table-cell office:value-type="percentage" office:value="0.73" table:style-name="ce39">
            <text:p>73%</text:p>
          </table:table-cell>
          <table:table-cell office:value-type="percentage" office:value="0.83" table:style-name="ce42">
            <text:p>83%</text:p>
          </table:table-cell>
          <table:table-cell office:value-type="percentage" office:value="0.79" table:style-name="ce42">
            <text:p>79%</text:p>
          </table:table-cell>
          <table:table-cell office:value-type="percentage" office:value="1.26" table:style-name="ce42">
            <text:p>126%</text:p>
          </table:table-cell>
          <table:table-cell table:style-name="ce42"/>
          <table:table-cell table:number-columns-repeated="16373"/>
        </table:table-row>
        <table:table-row table:style-name="ro5">
          <table:table-cell office:value-type="date" office:date-value="2021-10-10T00:00:00" table:style-name="ce45">
            <text:p>10/10/2021</text:p>
          </table:table-cell>
          <table:table-cell office:value-type="percentage" office:value="1.06" table:style-name="ce39">
            <text:p>106%</text:p>
          </table:table-cell>
          <table:table-cell office:value-type="percentage" office:value="1.3" table:style-name="ce39">
            <text:p>130%</text:p>
          </table:table-cell>
          <table:table-cell office:value-type="percentage" office:value="1.27" table:style-name="ce39">
            <text:p>127%</text:p>
          </table:table-cell>
          <table:table-cell office:value-type="percentage" office:value="1.1100000000000001" table:style-name="ce42">
            <text:p>111%</text:p>
          </table:table-cell>
          <table:table-cell office:value-type="percentage" office:value="0.69" table:style-name="ce42">
            <text:p>69%</text:p>
          </table:table-cell>
          <table:table-cell office:value-type="percentage" office:value="0.71" table:style-name="ce39">
            <text:p>71%</text:p>
          </table:table-cell>
          <table:table-cell office:value-type="percentage" office:value="0.8" table:style-name="ce42">
            <text:p>80%</text:p>
          </table:table-cell>
          <table:table-cell office:value-type="percentage" office:value="0.87" table:style-name="ce42">
            <text:p>87%</text:p>
          </table:table-cell>
          <table:table-cell office:value-type="percentage" office:value="1.25" table:style-name="ce42">
            <text:p>125%</text:p>
          </table:table-cell>
          <table:table-cell table:style-name="ce42"/>
          <table:table-cell table:number-columns-repeated="16373"/>
        </table:table-row>
        <table:table-row table:style-name="ro5">
          <table:table-cell office:value-type="date" office:date-value="2021-10-11T00:00:00" table:style-name="ce33">
            <text:p>10/11/2021</text:p>
          </table:table-cell>
          <table:table-cell office:value-type="percentage" office:value="0.94" table:style-name="ce29">
            <text:p>94%</text:p>
          </table:table-cell>
          <table:table-cell office:value-type="percentage" office:value="1.1100000000000001" table:style-name="ce29">
            <text:p>111%</text:p>
          </table:table-cell>
          <table:table-cell office:value-type="percentage" office:value="1.1000000000000001" table:style-name="ce29">
            <text:p>110%</text:p>
          </table:table-cell>
          <table:table-cell office:value-type="percentage" office:value="0.98" table:style-name="ce31">
            <text:p>98%</text:p>
          </table:table-cell>
          <table:table-cell office:value-type="percentage" office:value="0.69" table:style-name="ce31">
            <text:p>69%</text:p>
          </table:table-cell>
          <table:table-cell office:value-type="percentage" office:value="0.55000000000000004" table:style-name="ce29">
            <text:p>55%</text:p>
          </table:table-cell>
          <table:table-cell office:value-type="percentage" office:value="0.75" table:style-name="ce31">
            <text:p>75%</text:p>
          </table:table-cell>
          <table:table-cell office:value-type="percentage" office:value="0.8" table:style-name="ce31">
            <text:p>80%</text:p>
          </table:table-cell>
          <table:table-cell office:value-type="percentage" office:value="0.83" table:style-name="ce31">
            <text:p>83%</text:p>
          </table:table-cell>
          <table:table-cell table:style-name="ce31"/>
          <table:table-cell table:number-columns-repeated="16373"/>
        </table:table-row>
        <table:table-row table:style-name="ro5">
          <table:table-cell office:value-type="date" office:date-value="2021-10-12T00:00:00" table:style-name="ce33">
            <text:p>10/12/2021</text:p>
          </table:table-cell>
          <table:table-cell office:value-type="percentage" office:value="0.91" table:style-name="ce29">
            <text:p>91%</text:p>
          </table:table-cell>
          <table:table-cell office:value-type="percentage" office:value="1.08" table:style-name="ce29">
            <text:p>108%</text:p>
          </table:table-cell>
          <table:table-cell office:value-type="percentage" office:value="1.0900000000000001" table:style-name="ce29">
            <text:p>109%</text:p>
          </table:table-cell>
          <table:table-cell office:value-type="percentage" office:value="0.96" table:style-name="ce31">
            <text:p>96%</text:p>
          </table:table-cell>
          <table:table-cell office:value-type="percentage" office:value="0.7" table:style-name="ce31">
            <text:p>70%</text:p>
          </table:table-cell>
          <table:table-cell office:value-type="percentage" office:value="0.6" table:style-name="ce29">
            <text:p>60%</text:p>
          </table:table-cell>
          <table:table-cell office:value-type="percentage" office:value="0.73" table:style-name="ce31">
            <text:p>73%</text:p>
          </table:table-cell>
          <table:table-cell office:value-type="percentage" office:value="0.82" table:style-name="ce31">
            <text:p>82%</text:p>
          </table:table-cell>
          <table:table-cell office:value-type="percentage" office:value="0.75" table:style-name="ce31">
            <text:p>75%</text:p>
          </table:table-cell>
          <table:table-cell table:style-name="ce31"/>
          <table:table-cell table:number-columns-repeated="16373"/>
        </table:table-row>
        <table:table-row table:style-name="ro5">
          <table:table-cell office:value-type="date" office:date-value="2021-10-13T00:00:00" table:style-name="ce33">
            <text:p>10/13/2021</text:p>
          </table:table-cell>
          <table:table-cell office:value-type="percentage" office:value="0.91" table:style-name="ce29">
            <text:p>91%</text:p>
          </table:table-cell>
          <table:table-cell office:value-type="percentage" office:value="1.0900000000000001" table:style-name="ce29">
            <text:p>109%</text:p>
          </table:table-cell>
          <table:table-cell office:value-type="percentage" office:value="1.1000000000000001" table:style-name="ce29">
            <text:p>110%</text:p>
          </table:table-cell>
          <table:table-cell office:value-type="percentage" office:value="0.96" table:style-name="ce31">
            <text:p>96%</text:p>
          </table:table-cell>
          <table:table-cell office:value-type="percentage" office:value="0.7" table:style-name="ce31">
            <text:p>70%</text:p>
          </table:table-cell>
          <table:table-cell office:value-type="percentage" office:value="0.6" table:style-name="ce29">
            <text:p>60%</text:p>
          </table:table-cell>
          <table:table-cell office:value-type="percentage" office:value="0.74" table:style-name="ce31">
            <text:p>74%</text:p>
          </table:table-cell>
          <table:table-cell office:value-type="percentage" office:value="0.78" table:style-name="ce31">
            <text:p>78%</text:p>
          </table:table-cell>
          <table:table-cell office:value-type="percentage" office:value="0.96" table:style-name="ce31">
            <text:p>96%</text:p>
          </table:table-cell>
          <table:table-cell table:style-name="ce31"/>
          <table:table-cell table:number-columns-repeated="16373"/>
        </table:table-row>
        <table:table-row table:style-name="ro5">
          <table:table-cell office:value-type="date" office:date-value="2021-10-14T00:00:00" table:style-name="ce33">
            <text:p>10/14/2021</text:p>
          </table:table-cell>
          <table:table-cell office:value-type="percentage" office:value="0.92" table:style-name="ce29">
            <text:p>92%</text:p>
          </table:table-cell>
          <table:table-cell office:value-type="percentage" office:value="1.07" table:style-name="ce29">
            <text:p>107%</text:p>
          </table:table-cell>
          <table:table-cell office:value-type="percentage" office:value="1.08" table:style-name="ce29">
            <text:p>108%</text:p>
          </table:table-cell>
          <table:table-cell office:value-type="percentage" office:value="0.96" table:style-name="ce31">
            <text:p>96%</text:p>
          </table:table-cell>
          <table:table-cell office:value-type="percentage" office:value="0.7" table:style-name="ce31">
            <text:p>70%</text:p>
          </table:table-cell>
          <table:table-cell office:value-type="percentage" office:value="0.62" table:style-name="ce29">
            <text:p>62%</text:p>
          </table:table-cell>
          <table:table-cell office:value-type="percentage" office:value="0.75" table:style-name="ce31">
            <text:p>75%</text:p>
          </table:table-cell>
          <table:table-cell office:value-type="percentage" office:value="0.8" table:style-name="ce31">
            <text:p>80%</text:p>
          </table:table-cell>
          <table:table-cell office:value-type="percentage" office:value="1.01" table:style-name="ce31">
            <text:p>101%</text:p>
          </table:table-cell>
          <table:table-cell table:style-name="ce31"/>
          <table:table-cell table:number-columns-repeated="16373"/>
        </table:table-row>
        <table:table-row table:style-name="ro5">
          <table:table-cell office:value-type="date" office:date-value="2021-10-15T00:00:00" table:style-name="ce33">
            <text:p>10/15/2021</text:p>
          </table:table-cell>
          <table:table-cell office:value-type="percentage" office:value="0.97" table:style-name="ce29">
            <text:p>97%</text:p>
          </table:table-cell>
          <table:table-cell office:value-type="percentage" office:value="1.0900000000000001" table:style-name="ce29">
            <text:p>109%</text:p>
          </table:table-cell>
          <table:table-cell office:value-type="percentage" office:value="1.06" table:style-name="ce29">
            <text:p>106%</text:p>
          </table:table-cell>
          <table:table-cell office:value-type="percentage" office:value="1" table:style-name="ce31">
            <text:p>100%</text:p>
          </table:table-cell>
          <table:table-cell office:value-type="percentage" office:value="0.7" table:style-name="ce31">
            <text:p>70%</text:p>
          </table:table-cell>
          <table:table-cell office:value-type="percentage" office:value="0.6" table:style-name="ce29">
            <text:p>60%</text:p>
          </table:table-cell>
          <table:table-cell office:value-type="percentage" office:value="0.77" table:style-name="ce31">
            <text:p>77%</text:p>
          </table:table-cell>
          <table:table-cell office:value-type="percentage" office:value="0.79" table:style-name="ce31">
            <text:p>79%</text:p>
          </table:table-cell>
          <table:table-cell office:value-type="percentage" office:value="0.83" table:style-name="ce31">
            <text:p>83%</text:p>
          </table:table-cell>
          <table:table-cell table:style-name="ce31"/>
          <table:table-cell table:number-columns-repeated="16373"/>
        </table:table-row>
        <table:table-row table:style-name="ro5">
          <table:table-cell office:value-type="date" office:date-value="2021-10-16T00:00:00" table:style-name="ce45">
            <text:p>10/16/2021</text:p>
          </table:table-cell>
          <table:table-cell office:value-type="percentage" office:value="1.01" table:style-name="ce39">
            <text:p>101%</text:p>
          </table:table-cell>
          <table:table-cell office:value-type="percentage" office:value="1.21" table:style-name="ce39">
            <text:p>121%</text:p>
          </table:table-cell>
          <table:table-cell office:value-type="percentage" office:value="1.17" table:style-name="ce39">
            <text:p>117%</text:p>
          </table:table-cell>
          <table:table-cell office:value-type="percentage" office:value="1.05" table:style-name="ce42">
            <text:p>105%</text:p>
          </table:table-cell>
          <table:table-cell office:value-type="percentage" office:value="0.69" table:style-name="ce42">
            <text:p>69%</text:p>
          </table:table-cell>
          <table:table-cell office:value-type="percentage" office:value="0.7" table:style-name="ce39">
            <text:p>70%</text:p>
          </table:table-cell>
          <table:table-cell office:value-type="percentage" office:value="0.78" table:style-name="ce42">
            <text:p>78%</text:p>
          </table:table-cell>
          <table:table-cell office:value-type="percentage" office:value="0.78" table:style-name="ce42">
            <text:p>78%</text:p>
          </table:table-cell>
          <table:table-cell office:value-type="percentage" office:value="1.1299999999999999" table:style-name="ce42">
            <text:p>113%</text:p>
          </table:table-cell>
          <table:table-cell table:style-name="ce42"/>
          <table:table-cell table:number-columns-repeated="16373"/>
        </table:table-row>
        <table:table-row table:style-name="ro5">
          <table:table-cell office:value-type="date" office:date-value="2021-10-17T00:00:00" table:style-name="ce45">
            <text:p>10/17/2021</text:p>
          </table:table-cell>
          <table:table-cell office:value-type="percentage" office:value="1.03" table:style-name="ce39">
            <text:p>103%</text:p>
          </table:table-cell>
          <table:table-cell office:value-type="percentage" office:value="1.26" table:style-name="ce39">
            <text:p>126%</text:p>
          </table:table-cell>
          <table:table-cell office:value-type="percentage" office:value="1.25" table:style-name="ce39">
            <text:p>125%</text:p>
          </table:table-cell>
          <table:table-cell office:value-type="percentage" office:value="1.07" table:style-name="ce42">
            <text:p>107%</text:p>
          </table:table-cell>
          <table:table-cell office:value-type="percentage" office:value="0.7" table:style-name="ce42">
            <text:p>70%</text:p>
          </table:table-cell>
          <table:table-cell office:value-type="percentage" office:value="0.73" table:style-name="ce39">
            <text:p>73%</text:p>
          </table:table-cell>
          <table:table-cell office:value-type="percentage" office:value="0.78" table:style-name="ce42">
            <text:p>78%</text:p>
          </table:table-cell>
          <table:table-cell office:value-type="percentage" office:value="0.86" table:style-name="ce42">
            <text:p>86%</text:p>
          </table:table-cell>
          <table:table-cell office:value-type="percentage" office:value="0.97" table:style-name="ce42">
            <text:p>97%</text:p>
          </table:table-cell>
          <table:table-cell table:style-name="ce42"/>
          <table:table-cell table:number-columns-repeated="16373"/>
        </table:table-row>
        <table:table-row table:style-name="ro5">
          <table:table-cell office:value-type="date" office:date-value="2021-10-18T00:00:00" table:style-name="ce33">
            <text:p>10/18/2021</text:p>
          </table:table-cell>
          <table:table-cell office:value-type="percentage" office:value="0.91" table:style-name="ce29">
            <text:p>91%</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6" table:style-name="ce31">
            <text:p>96%</text:p>
          </table:table-cell>
          <table:table-cell office:value-type="percentage" office:value="0.7" table:style-name="ce31">
            <text:p>70%</text:p>
          </table:table-cell>
          <table:table-cell office:value-type="percentage" office:value="0.55000000000000004" table:style-name="ce29">
            <text:p>55%</text:p>
          </table:table-cell>
          <table:table-cell office:value-type="percentage" office:value="0.73" table:style-name="ce31">
            <text:p>73%</text:p>
          </table:table-cell>
          <table:table-cell office:value-type="percentage" office:value="0.76" table:style-name="ce31">
            <text:p>76%</text:p>
          </table:table-cell>
          <table:table-cell office:value-type="percentage" office:value="0.74" table:style-name="ce31">
            <text:p>74%</text:p>
          </table:table-cell>
          <table:table-cell table:style-name="ce31"/>
          <table:table-cell table:number-columns-repeated="16373"/>
        </table:table-row>
        <table:table-row table:style-name="ro5">
          <table:table-cell office:value-type="date" office:date-value="2021-10-19T00:00:00" table:style-name="ce33">
            <text:p>10/19/2021</text:p>
          </table:table-cell>
          <table:table-cell office:value-type="percentage" office:value="0.89" table:style-name="ce29">
            <text:p>89%</text:p>
          </table:table-cell>
          <table:table-cell office:value-type="percentage" office:value="1.07" table:style-name="ce29">
            <text:p>107%</text:p>
          </table:table-cell>
          <table:table-cell office:value-type="percentage" office:value="1.07" table:style-name="ce29">
            <text:p>107%</text:p>
          </table:table-cell>
          <table:table-cell office:value-type="percentage" office:value="0.93" table:style-name="ce31">
            <text:p>93%</text:p>
          </table:table-cell>
          <table:table-cell office:value-type="percentage" office:value="0.7" table:style-name="ce31">
            <text:p>70%</text:p>
          </table:table-cell>
          <table:table-cell office:value-type="percentage" office:value="0.57999999999999996" table:style-name="ce29">
            <text:p>58%</text:p>
          </table:table-cell>
          <table:table-cell office:value-type="percentage" office:value="0.72" table:style-name="ce31">
            <text:p>72%</text:p>
          </table:table-cell>
          <table:table-cell office:value-type="percentage" office:value="0.79" table:style-name="ce31">
            <text:p>79%</text:p>
          </table:table-cell>
          <table:table-cell office:value-type="percentage" office:value="0.62" table:style-name="ce31">
            <text:p>62%</text:p>
          </table:table-cell>
          <table:table-cell table:style-name="ce31"/>
          <table:table-cell table:number-columns-repeated="16373"/>
        </table:table-row>
        <table:table-row table:style-name="ro5">
          <table:table-cell office:value-type="date" office:date-value="2021-10-20T00:00:00" table:style-name="ce33">
            <text:p>10/20/2021</text:p>
          </table:table-cell>
          <table:table-cell office:value-type="percentage" office:value="0.89" table:style-name="ce29">
            <text:p>89%</text:p>
          </table:table-cell>
          <table:table-cell office:value-type="percentage" office:value="1.06" table:style-name="ce29">
            <text:p>106%</text:p>
          </table:table-cell>
          <table:table-cell office:value-type="percentage" office:value="1.07" table:style-name="ce29">
            <text:p>107%</text:p>
          </table:table-cell>
          <table:table-cell office:value-type="percentage" office:value="0.93" table:style-name="ce31">
            <text:p>93%</text:p>
          </table:table-cell>
          <table:table-cell office:value-type="percentage" office:value="0.7" table:style-name="ce31">
            <text:p>70%</text:p>
          </table:table-cell>
          <table:table-cell office:value-type="percentage" office:value="0.6" table:style-name="ce29">
            <text:p>60%</text:p>
          </table:table-cell>
          <table:table-cell office:value-type="percentage" office:value="0.73" table:style-name="ce31">
            <text:p>73%</text:p>
          </table:table-cell>
          <table:table-cell office:value-type="percentage" office:value="0.75" table:style-name="ce31">
            <text:p>75%</text:p>
          </table:table-cell>
          <table:table-cell office:value-type="percentage" office:value="0.76" table:style-name="ce31">
            <text:p>76%</text:p>
          </table:table-cell>
          <table:table-cell table:style-name="ce31"/>
          <table:table-cell table:number-columns-repeated="16373"/>
        </table:table-row>
        <table:table-row table:style-name="ro5">
          <table:table-cell office:value-type="date" office:date-value="2021-10-21T00:00:00" table:style-name="ce33">
            <text:p>10/21/2021</text:p>
          </table:table-cell>
          <table:table-cell office:value-type="percentage" office:value="0.91" table:style-name="ce29">
            <text:p>91%</text:p>
          </table:table-cell>
          <table:table-cell office:value-type="percentage" office:value="1.06" table:style-name="ce29">
            <text:p>106%</text:p>
          </table:table-cell>
          <table:table-cell office:value-type="percentage" office:value="1.06" table:style-name="ce29">
            <text:p>106%</text:p>
          </table:table-cell>
          <table:table-cell office:value-type="percentage" office:value="0.95" table:style-name="ce31">
            <text:p>95%</text:p>
          </table:table-cell>
          <table:table-cell office:value-type="percentage" office:value="0.7" table:style-name="ce31">
            <text:p>70%</text:p>
          </table:table-cell>
          <table:table-cell office:value-type="percentage" office:value="0.62" table:style-name="ce29">
            <text:p>62%</text:p>
          </table:table-cell>
          <table:table-cell office:value-type="percentage" office:value="0.74" table:style-name="ce31">
            <text:p>74%</text:p>
          </table:table-cell>
          <table:table-cell office:value-type="percentage" office:value="0.78" table:style-name="ce31">
            <text:p>78%</text:p>
          </table:table-cell>
          <table:table-cell office:value-type="percentage" office:value="1.02" table:style-name="ce31">
            <text:p>102%</text:p>
          </table:table-cell>
          <table:table-cell table:style-name="ce31"/>
          <table:table-cell table:number-columns-repeated="16373"/>
        </table:table-row>
        <table:table-row table:style-name="ro5">
          <table:table-cell office:value-type="date" office:date-value="2021-10-22T00:00:00" table:style-name="ce33">
            <text:p>10/22/2021</text:p>
          </table:table-cell>
          <table:table-cell office:value-type="percentage" office:value="0.95" table:style-name="ce29">
            <text:p>95%</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8" table:style-name="ce31">
            <text:p>98%</text:p>
          </table:table-cell>
          <table:table-cell office:value-type="percentage" office:value="0.69" table:style-name="ce31">
            <text:p>69%</text:p>
          </table:table-cell>
          <table:table-cell office:value-type="percentage" office:value="0.61" table:style-name="ce29">
            <text:p>61%</text:p>
          </table:table-cell>
          <table:table-cell office:value-type="percentage" office:value="0.73" table:style-name="ce31">
            <text:p>73%</text:p>
          </table:table-cell>
          <table:table-cell office:value-type="percentage" office:value="0.73" table:style-name="ce31">
            <text:p>73%</text:p>
          </table:table-cell>
          <table:table-cell office:value-type="percentage" office:value="0.77" table:style-name="ce31">
            <text:p>77%</text:p>
          </table:table-cell>
          <table:table-cell table:style-name="ce31"/>
          <table:table-cell table:number-columns-repeated="16373"/>
        </table:table-row>
        <table:table-row table:style-name="ro5">
          <table:table-cell office:value-type="date" office:date-value="2021-10-23T00:00:00" table:style-name="ce45">
            <text:p>10/23/2021</text:p>
          </table:table-cell>
          <table:table-cell office:value-type="percentage" office:value="1.02" table:style-name="ce39">
            <text:p>102%</text:p>
          </table:table-cell>
          <table:table-cell office:value-type="percentage" office:value="1.22" table:style-name="ce39">
            <text:p>122%</text:p>
          </table:table-cell>
          <table:table-cell office:value-type="percentage" office:value="1.18" table:style-name="ce39">
            <text:p>118%</text:p>
          </table:table-cell>
          <table:table-cell office:value-type="percentage" office:value="1.06" table:style-name="ce42">
            <text:p>106%</text:p>
          </table:table-cell>
          <table:table-cell office:value-type="percentage" office:value="0.7" table:style-name="ce42">
            <text:p>70%</text:p>
          </table:table-cell>
          <table:table-cell office:value-type="percentage" office:value="0.7" table:style-name="ce39">
            <text:p>70%</text:p>
          </table:table-cell>
          <table:table-cell office:value-type="percentage" office:value="0.79" table:style-name="ce42">
            <text:p>79%</text:p>
          </table:table-cell>
          <table:table-cell office:value-type="percentage" office:value="0.76" table:style-name="ce42">
            <text:p>76%</text:p>
          </table:table-cell>
          <table:table-cell office:value-type="percentage" office:value="1.03" table:style-name="ce42">
            <text:p>103%</text:p>
          </table:table-cell>
          <table:table-cell table:style-name="ce42"/>
          <table:table-cell table:number-columns-repeated="16373"/>
        </table:table-row>
        <table:table-row table:style-name="ro5">
          <table:table-cell office:value-type="date" office:date-value="2021-10-24T00:00:00" table:style-name="ce45">
            <text:p>10/24/2021</text:p>
          </table:table-cell>
          <table:table-cell office:value-type="percentage" office:value="1.02" table:style-name="ce39">
            <text:p>102%</text:p>
          </table:table-cell>
          <table:table-cell office:value-type="percentage" office:value="1.25" table:style-name="ce39">
            <text:p>125%</text:p>
          </table:table-cell>
          <table:table-cell office:value-type="percentage" office:value="1.23" table:style-name="ce39">
            <text:p>123%</text:p>
          </table:table-cell>
          <table:table-cell office:value-type="percentage" office:value="1.06" table:style-name="ce42">
            <text:p>106%</text:p>
          </table:table-cell>
          <table:table-cell office:value-type="percentage" office:value="0.69" table:style-name="ce42">
            <text:p>69%</text:p>
          </table:table-cell>
          <table:table-cell office:value-type="percentage" office:value="0.73" table:style-name="ce39">
            <text:p>73%</text:p>
          </table:table-cell>
          <table:table-cell office:value-type="percentage" office:value="0.79" table:style-name="ce42">
            <text:p>79%</text:p>
          </table:table-cell>
          <table:table-cell office:value-type="percentage" office:value="0.83" table:style-name="ce42">
            <text:p>83%</text:p>
          </table:table-cell>
          <table:table-cell office:value-type="percentage" office:value="0.91" table:style-name="ce42">
            <text:p>91%</text:p>
          </table:table-cell>
          <table:table-cell table:style-name="ce42"/>
          <table:table-cell table:number-columns-repeated="16373"/>
        </table:table-row>
        <table:table-row table:style-name="ro5">
          <table:table-cell office:value-type="date" office:date-value="2021-10-25T00:00:00" table:style-name="ce33">
            <text:p>10/25/2021</text:p>
          </table:table-cell>
          <table:table-cell office:value-type="percentage" office:value="0.92" table:style-name="ce29">
            <text:p>92%</text:p>
          </table:table-cell>
          <table:table-cell office:value-type="percentage" office:value="1.08" table:style-name="ce29">
            <text:p>108%</text:p>
          </table:table-cell>
          <table:table-cell office:value-type="percentage" office:value="1.06" table:style-name="ce29">
            <text:p>106%</text:p>
          </table:table-cell>
          <table:table-cell office:value-type="percentage" office:value="0.96" table:style-name="ce31">
            <text:p>96%</text:p>
          </table:table-cell>
          <table:table-cell office:value-type="percentage" office:value="0.67" table:style-name="ce31">
            <text:p>67%</text:p>
          </table:table-cell>
          <table:table-cell office:value-type="percentage" office:value="0.56999999999999995" table:style-name="ce29">
            <text:p>57%</text:p>
          </table:table-cell>
          <table:table-cell office:value-type="percentage" office:value="0.74" table:style-name="ce31">
            <text:p>74%</text:p>
          </table:table-cell>
          <table:table-cell office:value-type="percentage" office:value="0.66" table:style-name="ce31">
            <text:p>66%</text:p>
          </table:table-cell>
          <table:table-cell office:value-type="percentage" office:value="0.76" table:style-name="ce31">
            <text:p>76%</text:p>
          </table:table-cell>
          <table:table-cell table:style-name="ce31"/>
          <table:table-cell table:number-columns-repeated="16373"/>
        </table:table-row>
        <table:table-row table:style-name="ro5">
          <table:table-cell office:value-type="date" office:date-value="2021-10-26T00:00:00" table:style-name="ce33">
            <text:p>10/26/2021</text:p>
          </table:table-cell>
          <table:table-cell office:value-type="percentage" office:value="0.89" table:style-name="ce29">
            <text:p>89%</text:p>
          </table:table-cell>
          <table:table-cell office:value-type="percentage" office:value="1.05" table:style-name="ce29">
            <text:p>105%</text:p>
          </table:table-cell>
          <table:table-cell office:value-type="percentage" office:value="1.05" table:style-name="ce29">
            <text:p>105%</text:p>
          </table:table-cell>
          <table:table-cell office:value-type="percentage" office:value="0.93" table:style-name="ce31">
            <text:p>93%</text:p>
          </table:table-cell>
          <table:table-cell office:value-type="percentage" office:value="0.66" table:style-name="ce31">
            <text:p>66%</text:p>
          </table:table-cell>
          <table:table-cell office:value-type="percentage" office:value="0.63" table:style-name="ce29">
            <text:p>63%</text:p>
          </table:table-cell>
          <table:table-cell office:value-type="percentage" office:value="0.73" table:style-name="ce31">
            <text:p>73%</text:p>
          </table:table-cell>
          <table:table-cell office:value-type="percentage" office:value="0.68" table:style-name="ce31">
            <text:p>68%</text:p>
          </table:table-cell>
          <table:table-cell office:value-type="percentage" office:value="0.7" table:style-name="ce31">
            <text:p>70%</text:p>
          </table:table-cell>
          <table:table-cell table:style-name="ce31"/>
          <table:table-cell table:number-columns-repeated="16373"/>
        </table:table-row>
        <table:table-row table:style-name="ro5">
          <table:table-cell office:value-type="date" office:date-value="2021-10-27T00:00:00" table:style-name="ce33">
            <text:p>10/27/2021</text:p>
          </table:table-cell>
          <table:table-cell office:value-type="percentage" office:value="0.9" table:style-name="ce29">
            <text:p>90%</text:p>
          </table:table-cell>
          <table:table-cell office:value-type="percentage" office:value="1.05" table:style-name="ce29">
            <text:p>105%</text:p>
          </table:table-cell>
          <table:table-cell office:value-type="percentage" office:value="1.06" table:style-name="ce29">
            <text:p>106%</text:p>
          </table:table-cell>
          <table:table-cell office:value-type="percentage" office:value="0.94" table:style-name="ce31">
            <text:p>94%</text:p>
          </table:table-cell>
          <table:table-cell office:value-type="percentage" office:value="0.65" table:style-name="ce31">
            <text:p>65%</text:p>
          </table:table-cell>
          <table:table-cell office:value-type="percentage" office:value="0.64" table:style-name="ce29">
            <text:p>64%</text:p>
          </table:table-cell>
          <table:table-cell office:value-type="percentage" office:value="0.75" table:style-name="ce31">
            <text:p>75%</text:p>
          </table:table-cell>
          <table:table-cell office:value-type="percentage" office:value="0.64" table:style-name="ce31">
            <text:p>64%</text:p>
          </table:table-cell>
          <table:table-cell office:value-type="percentage" office:value="0.77" table:style-name="ce31">
            <text:p>77%</text:p>
          </table:table-cell>
          <table:table-cell table:style-name="ce31"/>
          <table:table-cell table:number-columns-repeated="16373"/>
        </table:table-row>
        <table:table-row table:style-name="ro5">
          <table:table-cell office:value-type="date" office:date-value="2021-10-28T00:00:00" table:style-name="ce33">
            <text:p>10/28/2021</text:p>
          </table:table-cell>
          <table:table-cell office:value-type="percentage" office:value="0.9" table:style-name="ce29">
            <text:p>90%</text:p>
          </table:table-cell>
          <table:table-cell office:value-type="percentage" office:value="1.03" table:style-name="ce29">
            <text:p>103%</text:p>
          </table:table-cell>
          <table:table-cell office:value-type="percentage" office:value="1.03" table:style-name="ce29">
            <text:p>103%</text:p>
          </table:table-cell>
          <table:table-cell office:value-type="percentage" office:value="0.93" table:style-name="ce31">
            <text:p>93%</text:p>
          </table:table-cell>
          <table:table-cell office:value-type="percentage" office:value="0.64" table:style-name="ce31">
            <text:p>64%</text:p>
          </table:table-cell>
          <table:table-cell office:value-type="percentage" office:value="0.65" table:style-name="ce29">
            <text:p>65%</text:p>
          </table:table-cell>
          <table:table-cell office:value-type="percentage" office:value="0.79" table:style-name="ce31">
            <text:p>79%</text:p>
          </table:table-cell>
          <table:table-cell office:value-type="percentage" office:value="0.66" table:style-name="ce31">
            <text:p>66%</text:p>
          </table:table-cell>
          <table:table-cell office:value-type="percentage" office:value="0.79" table:style-name="ce31">
            <text:p>79%</text:p>
          </table:table-cell>
          <table:table-cell table:style-name="ce31"/>
          <table:table-cell table:number-columns-repeated="16373"/>
        </table:table-row>
        <table:table-row table:style-name="ro5">
          <table:table-cell office:value-type="date" office:date-value="2021-10-29T00:00:00" table:style-name="ce33">
            <text:p>10/29/2021</text:p>
          </table:table-cell>
          <table:table-cell office:value-type="percentage" office:value="0.92" table:style-name="ce29">
            <text:p>92%</text:p>
          </table:table-cell>
          <table:table-cell office:value-type="percentage" office:value="1.04" table:style-name="ce29">
            <text:p>104%</text:p>
          </table:table-cell>
          <table:table-cell office:value-type="percentage" office:value="1.02" table:style-name="ce29">
            <text:p>102%</text:p>
          </table:table-cell>
          <table:table-cell office:value-type="percentage" office:value="0.95" table:style-name="ce31">
            <text:p>95%</text:p>
          </table:table-cell>
          <table:table-cell office:value-type="percentage" office:value="0.65" table:style-name="ce31">
            <text:p>65%</text:p>
          </table:table-cell>
          <table:table-cell office:value-type="percentage" office:value="0.63" table:style-name="ce29">
            <text:p>63%</text:p>
          </table:table-cell>
          <table:table-cell office:value-type="percentage" office:value="0.75" table:style-name="ce31">
            <text:p>75%</text:p>
          </table:table-cell>
          <table:table-cell office:value-type="percentage" office:value="0.64" table:style-name="ce31">
            <text:p>64%</text:p>
          </table:table-cell>
          <table:table-cell office:value-type="percentage" office:value="0.54" table:style-name="ce31">
            <text:p>54%</text:p>
          </table:table-cell>
          <table:table-cell table:style-name="ce31"/>
          <table:table-cell table:number-columns-repeated="16373"/>
        </table:table-row>
        <table:table-row table:style-name="ro5">
          <table:table-cell office:value-type="date" office:date-value="2021-10-30T00:00:00" table:style-name="ce45">
            <text:p>10/30/2021</text:p>
          </table:table-cell>
          <table:table-cell office:value-type="percentage" office:value="1" table:style-name="ce39">
            <text:p>100%</text:p>
          </table:table-cell>
          <table:table-cell office:value-type="percentage" office:value="1.19" table:style-name="ce39">
            <text:p>119%</text:p>
          </table:table-cell>
          <table:table-cell office:value-type="percentage" office:value="1.1599999999999999" table:style-name="ce39">
            <text:p>116%</text:p>
          </table:table-cell>
          <table:table-cell office:value-type="percentage" office:value="1.04" table:style-name="ce42">
            <text:p>104%</text:p>
          </table:table-cell>
          <table:table-cell office:value-type="percentage" office:value="0.64" table:style-name="ce42">
            <text:p>64%</text:p>
          </table:table-cell>
          <table:table-cell office:value-type="percentage" office:value="0.78" table:style-name="ce39">
            <text:p>78%</text:p>
          </table:table-cell>
          <table:table-cell office:value-type="percentage" office:value="0.87" table:style-name="ce42">
            <text:p>87%</text:p>
          </table:table-cell>
          <table:table-cell office:value-type="percentage" office:value="0.75" table:style-name="ce42">
            <text:p>75%</text:p>
          </table:table-cell>
          <table:table-cell office:value-type="percentage" office:value="0.84" table:style-name="ce42">
            <text:p>84%</text:p>
          </table:table-cell>
          <table:table-cell table:style-name="ce42"/>
          <table:table-cell table:number-columns-repeated="16373"/>
        </table:table-row>
        <table:table-row table:style-name="ro5">
          <table:table-cell office:value-type="date" office:date-value="2021-10-31T00:00:00" table:style-name="ce45">
            <text:p>10/31/2021</text:p>
          </table:table-cell>
          <table:table-cell office:value-type="percentage" office:value="1" table:style-name="ce39">
            <text:p>100%</text:p>
          </table:table-cell>
          <table:table-cell office:value-type="percentage" office:value="1.24" table:style-name="ce39">
            <text:p>124%</text:p>
          </table:table-cell>
          <table:table-cell office:value-type="percentage" office:value="1.2" table:style-name="ce39">
            <text:p>120%</text:p>
          </table:table-cell>
          <table:table-cell office:value-type="percentage" office:value="1.04" table:style-name="ce42">
            <text:p>104%</text:p>
          </table:table-cell>
          <table:table-cell office:value-type="percentage" office:value="0.65" table:style-name="ce42">
            <text:p>65%</text:p>
          </table:table-cell>
          <table:table-cell office:value-type="percentage" office:value="0.63" table:style-name="ce39">
            <text:p>63%</text:p>
          </table:table-cell>
          <table:table-cell office:value-type="percentage" office:value="0.77" table:style-name="ce42">
            <text:p>77%</text:p>
          </table:table-cell>
          <table:table-cell office:value-type="percentage" office:value="0.8" table:style-name="ce42">
            <text:p>80%</text:p>
          </table:table-cell>
          <table:table-cell office:value-type="percentage" office:value="0.55000000000000004" table:style-name="ce42">
            <text:p>55%</text:p>
          </table:table-cell>
          <table:table-cell table:style-name="ce42"/>
          <table:table-cell table:number-columns-repeated="16373"/>
        </table:table-row>
        <table:table-row table:style-name="ro5">
          <table:table-cell office:value-type="date" office:date-value="2021-11-01T00:00:00" table:style-name="ce33">
            <text:p>11/1/2021</text:p>
          </table:table-cell>
          <table:table-cell office:value-type="percentage" office:value="0.91" table:style-name="ce29">
            <text:p>91%</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6" table:style-name="ce31">
            <text:p>96%</text:p>
          </table:table-cell>
          <table:table-cell office:value-type="percentage" office:value="0.65" table:style-name="ce31">
            <text:p>65%</text:p>
          </table:table-cell>
          <table:table-cell office:value-type="percentage" office:value="0.56999999999999995" table:style-name="ce29">
            <text:p>57%</text:p>
          </table:table-cell>
          <table:table-cell office:value-type="percentage" office:value="0.72" table:style-name="ce31">
            <text:p>72%</text:p>
          </table:table-cell>
          <table:table-cell office:value-type="percentage" office:value="0.75" table:style-name="ce31">
            <text:p>75%</text:p>
          </table:table-cell>
          <table:table-cell office:value-type="percentage" office:value="0.63" table:style-name="ce31">
            <text:p>63%</text:p>
          </table:table-cell>
          <table:table-cell table:style-name="ce31"/>
          <table:table-cell table:number-columns-repeated="16373"/>
        </table:table-row>
        <table:table-row table:style-name="ro5">
          <table:table-cell office:value-type="date" office:date-value="2021-11-02T00:00:00" table:style-name="ce33">
            <text:p>11/2/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6" table:style-name="ce29">
            <text:p>106%</text:p>
          </table:table-cell>
          <table:table-cell office:value-type="percentage" office:value="0.95" table:style-name="ce31">
            <text:p>95%</text:p>
          </table:table-cell>
          <table:table-cell office:value-type="percentage" office:value="0.66" table:style-name="ce31">
            <text:p>66%</text:p>
          </table:table-cell>
          <table:table-cell office:value-type="percentage" office:value="0.61" table:style-name="ce29">
            <text:p>61%</text:p>
          </table:table-cell>
          <table:table-cell office:value-type="percentage" office:value="0.74" table:style-name="ce31">
            <text:p>74%</text:p>
          </table:table-cell>
          <table:table-cell office:value-type="percentage" office:value="0.83" table:style-name="ce31">
            <text:p>83%</text:p>
          </table:table-cell>
          <table:table-cell office:value-type="percentage" office:value="0.72" table:style-name="ce31">
            <text:p>72%</text:p>
          </table:table-cell>
          <table:table-cell table:style-name="ce31"/>
          <table:table-cell table:number-columns-repeated="16373"/>
        </table:table-row>
        <table:table-row table:style-name="ro5">
          <table:table-cell office:value-type="date" office:date-value="2021-11-03T00:00:00" table:style-name="ce33">
            <text:p>11/3/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7" table:style-name="ce29">
            <text:p>107%</text:p>
          </table:table-cell>
          <table:table-cell office:value-type="percentage" office:value="0.95" table:style-name="ce31">
            <text:p>95%</text:p>
          </table:table-cell>
          <table:table-cell office:value-type="percentage" office:value="0.67" table:style-name="ce31">
            <text:p>67%</text:p>
          </table:table-cell>
          <table:table-cell office:value-type="percentage" office:value="0.63" table:style-name="ce29">
            <text:p>63%</text:p>
          </table:table-cell>
          <table:table-cell office:value-type="percentage" office:value="0.72" table:style-name="ce31">
            <text:p>72%</text:p>
          </table:table-cell>
          <table:table-cell office:value-type="percentage" office:value="0.78" table:style-name="ce31">
            <text:p>78%</text:p>
          </table:table-cell>
          <table:table-cell office:value-type="percentage" office:value="0.9" table:style-name="ce31">
            <text:p>90%</text:p>
          </table:table-cell>
          <table:table-cell table:style-name="ce31"/>
          <table:table-cell table:number-columns-repeated="16373"/>
        </table:table-row>
        <table:table-row table:style-name="ro5">
          <table:table-cell office:value-type="date" office:date-value="2021-11-04T00:00:00" table:style-name="ce33">
            <text:p>11/4/2021</text:p>
          </table:table-cell>
          <table:table-cell office:value-type="percentage" office:value="0.91" table:style-name="ce29">
            <text:p>91%</text:p>
          </table:table-cell>
          <table:table-cell office:value-type="percentage" office:value="1.0900000000000001" table:style-name="ce29">
            <text:p>109%</text:p>
          </table:table-cell>
          <table:table-cell office:value-type="percentage" office:value="1.07" table:style-name="ce29">
            <text:p>107%</text:p>
          </table:table-cell>
          <table:table-cell office:value-type="percentage" office:value="0.96" table:style-name="ce31">
            <text:p>96%</text:p>
          </table:table-cell>
          <table:table-cell office:value-type="percentage" office:value="0.67" table:style-name="ce31">
            <text:p>67%</text:p>
          </table:table-cell>
          <table:table-cell office:value-type="percentage" office:value="0.64" table:style-name="ce29">
            <text:p>64%</text:p>
          </table:table-cell>
          <table:table-cell office:value-type="percentage" office:value="0.72" table:style-name="ce31">
            <text:p>72%</text:p>
          </table:table-cell>
          <table:table-cell office:value-type="percentage" office:value="0.8" table:style-name="ce31">
            <text:p>80%</text:p>
          </table:table-cell>
          <table:table-cell office:value-type="percentage" office:value="1.01" table:style-name="ce31">
            <text:p>101%</text:p>
          </table:table-cell>
          <table:table-cell table:style-name="ce31"/>
          <table:table-cell table:number-columns-repeated="16373"/>
        </table:table-row>
        <table:table-row table:style-name="ro5">
          <table:table-cell office:value-type="date" office:date-value="2021-11-05T00:00:00" table:style-name="ce33">
            <text:p>11/5/2021</text:p>
          </table:table-cell>
          <table:table-cell office:value-type="percentage" office:value="0.94" table:style-name="ce29">
            <text:p>94%</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8" table:style-name="ce31">
            <text:p>98%</text:p>
          </table:table-cell>
          <table:table-cell office:value-type="percentage" office:value="0.68" table:style-name="ce31">
            <text:p>68%</text:p>
          </table:table-cell>
          <table:table-cell office:value-type="percentage" office:value="0.62" table:style-name="ce29">
            <text:p>62%</text:p>
          </table:table-cell>
          <table:table-cell office:value-type="percentage" office:value="0.74" table:style-name="ce31">
            <text:p>74%</text:p>
          </table:table-cell>
          <table:table-cell office:value-type="percentage" office:value="0.79" table:style-name="ce31">
            <text:p>79%</text:p>
          </table:table-cell>
          <table:table-cell office:value-type="percentage" office:value="0.82" table:style-name="ce31">
            <text:p>82%</text:p>
          </table:table-cell>
          <table:table-cell table:style-name="ce31"/>
          <table:table-cell table:number-columns-repeated="16373"/>
        </table:table-row>
        <table:table-row table:style-name="ro5">
          <table:table-cell office:value-type="date" office:date-value="2021-11-06T00:00:00" table:style-name="ce45">
            <text:p>11/6/2021</text:p>
          </table:table-cell>
          <table:table-cell office:value-type="percentage" office:value="0.97" table:style-name="ce39">
            <text:p>97%</text:p>
          </table:table-cell>
          <table:table-cell office:value-type="percentage" office:value="1.17" table:style-name="ce39">
            <text:p>117%</text:p>
          </table:table-cell>
          <table:table-cell office:value-type="percentage" office:value="1.1299999999999999" table:style-name="ce39">
            <text:p>113%</text:p>
          </table:table-cell>
          <table:table-cell office:value-type="percentage" office:value="1" table:style-name="ce42">
            <text:p>100%</text:p>
          </table:table-cell>
          <table:table-cell office:value-type="percentage" office:value="0.68" table:style-name="ce42">
            <text:p>68%</text:p>
          </table:table-cell>
          <table:table-cell office:value-type="percentage" office:value="0.76" table:style-name="ce39">
            <text:p>76%</text:p>
          </table:table-cell>
          <table:table-cell office:value-type="percentage" office:value="0.83" table:style-name="ce42">
            <text:p>83%</text:p>
          </table:table-cell>
          <table:table-cell office:value-type="percentage" office:value="0.74" table:style-name="ce42">
            <text:p>74%</text:p>
          </table:table-cell>
          <table:table-cell office:value-type="percentage" office:value="0.98" table:style-name="ce42">
            <text:p>98%</text:p>
          </table:table-cell>
          <table:table-cell table:style-name="ce42"/>
          <table:table-cell table:number-columns-repeated="16373"/>
        </table:table-row>
        <table:table-row table:style-name="ro5">
          <table:table-cell office:value-type="date" office:date-value="2021-11-07T00:00:00" table:style-name="ce45">
            <text:p>11/7/2021</text:p>
          </table:table-cell>
          <table:table-cell office:value-type="percentage" office:value="1.02" table:style-name="ce39">
            <text:p>102%</text:p>
          </table:table-cell>
          <table:table-cell office:value-type="percentage" office:value="1.25" table:style-name="ce39">
            <text:p>125%</text:p>
          </table:table-cell>
          <table:table-cell office:value-type="percentage" office:value="1.24" table:style-name="ce39">
            <text:p>124%</text:p>
          </table:table-cell>
          <table:table-cell office:value-type="percentage" office:value="1.06" table:style-name="ce42">
            <text:p>106%</text:p>
          </table:table-cell>
          <table:table-cell office:value-type="percentage" office:value="0.69" table:style-name="ce42">
            <text:p>69%</text:p>
          </table:table-cell>
          <table:table-cell office:value-type="percentage" office:value="0.75" table:style-name="ce39">
            <text:p>75%</text:p>
          </table:table-cell>
          <table:table-cell office:value-type="percentage" office:value="0.78" table:style-name="ce42">
            <text:p>78%</text:p>
          </table:table-cell>
          <table:table-cell office:value-type="percentage" office:value="0.86" table:style-name="ce42">
            <text:p>86%</text:p>
          </table:table-cell>
          <table:table-cell office:value-type="percentage" office:value="1.02" table:style-name="ce42">
            <text:p>102%</text:p>
          </table:table-cell>
          <table:table-cell table:style-name="ce42"/>
          <table:table-cell table:number-columns-repeated="16373"/>
        </table:table-row>
        <table:table-row table:style-name="ro5">
          <table:table-cell office:value-type="date" office:date-value="2021-11-08T00:00:00" table:style-name="ce33">
            <text:p>11/8/2021</text:p>
          </table:table-cell>
          <table:table-cell office:value-type="percentage" office:value="0.92" table:style-name="ce29">
            <text:p>92%</text:p>
          </table:table-cell>
          <table:table-cell office:value-type="percentage" office:value="1.1100000000000001" table:style-name="ce29">
            <text:p>111%</text:p>
          </table:table-cell>
          <table:table-cell office:value-type="percentage" office:value="1.1000000000000001" table:style-name="ce29">
            <text:p>110%</text:p>
          </table:table-cell>
          <table:table-cell office:value-type="percentage" office:value="0.96" table:style-name="ce31">
            <text:p>96%</text:p>
          </table:table-cell>
          <table:table-cell office:value-type="percentage" office:value="0.7" table:style-name="ce31">
            <text:p>70%</text:p>
          </table:table-cell>
          <table:table-cell office:value-type="percentage" office:value="0.56999999999999995" table:style-name="ce29">
            <text:p>57%</text:p>
          </table:table-cell>
          <table:table-cell office:value-type="percentage" office:value="0.73" table:style-name="ce31">
            <text:p>73%</text:p>
          </table:table-cell>
          <table:table-cell office:value-type="percentage" office:value="0.79" table:style-name="ce31">
            <text:p>79%</text:p>
          </table:table-cell>
          <table:table-cell office:value-type="percentage" office:value="0.85" table:style-name="ce31">
            <text:p>85%</text:p>
          </table:table-cell>
          <table:table-cell table:style-name="ce31"/>
          <table:table-cell table:number-columns-repeated="16373"/>
        </table:table-row>
        <table:table-row table:style-name="ro5">
          <table:table-cell office:value-type="date" office:date-value="2021-11-09T00:00:00" table:style-name="ce33">
            <text:p>11/9/2021</text:p>
          </table:table-cell>
          <table:table-cell office:value-type="percentage" office:value="0.9" table:style-name="ce29">
            <text:p>90%</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7" table:style-name="ce31">
            <text:p>70%</text:p>
          </table:table-cell>
          <table:table-cell office:value-type="percentage" office:value="0.6" table:style-name="ce29">
            <text:p>60%</text:p>
          </table:table-cell>
          <table:table-cell office:value-type="percentage" office:value="0.74" table:style-name="ce31">
            <text:p>74%</text:p>
          </table:table-cell>
          <table:table-cell office:value-type="percentage" office:value="0.84" table:style-name="ce31">
            <text:p>84%</text:p>
          </table:table-cell>
          <table:table-cell office:value-type="percentage" office:value="0.79" table:style-name="ce31">
            <text:p>79%</text:p>
          </table:table-cell>
          <table:table-cell table:style-name="ce31"/>
          <table:table-cell table:number-columns-repeated="16373"/>
        </table:table-row>
        <table:table-row table:style-name="ro5">
          <table:table-cell office:value-type="date" office:date-value="2021-11-10T00:00:00" table:style-name="ce33">
            <text:p>11/10/2021</text:p>
          </table:table-cell>
          <table:table-cell office:value-type="percentage" office:value="0.9" table:style-name="ce29">
            <text:p>90%</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7" table:style-name="ce31">
            <text:p>70%</text:p>
          </table:table-cell>
          <table:table-cell office:value-type="percentage" office:value="0.61" table:style-name="ce29">
            <text:p>61%</text:p>
          </table:table-cell>
          <table:table-cell office:value-type="percentage" office:value="0.72" table:style-name="ce31">
            <text:p>72%</text:p>
          </table:table-cell>
          <table:table-cell office:value-type="percentage" office:value="0.79" table:style-name="ce31">
            <text:p>79%</text:p>
          </table:table-cell>
          <table:table-cell office:value-type="percentage" office:value="0.94" table:style-name="ce31">
            <text:p>94%</text:p>
          </table:table-cell>
          <table:table-cell table:style-name="ce31"/>
          <table:table-cell table:number-columns-repeated="16373"/>
        </table:table-row>
        <table:table-row table:style-name="ro5">
          <table:table-cell office:value-type="date" office:date-value="2021-11-11T00:00:00" table:style-name="ce33">
            <text:p>11/11/2021</text:p>
          </table:table-cell>
          <table:table-cell office:value-type="percentage" office:value="0.9" table:style-name="ce29">
            <text:p>90%</text:p>
          </table:table-cell>
          <table:table-cell office:value-type="percentage" office:value="1.07" table:style-name="ce29">
            <text:p>107%</text:p>
          </table:table-cell>
          <table:table-cell office:value-type="percentage" office:value="1.07" table:style-name="ce29">
            <text:p>107%</text:p>
          </table:table-cell>
          <table:table-cell office:value-type="percentage" office:value="0.95" table:style-name="ce31">
            <text:p>95%</text:p>
          </table:table-cell>
          <table:table-cell office:value-type="percentage" office:value="0.71" table:style-name="ce31">
            <text:p>71%</text:p>
          </table:table-cell>
          <table:table-cell office:value-type="percentage" office:value="0.62" table:style-name="ce29">
            <text:p>62%</text:p>
          </table:table-cell>
          <table:table-cell office:value-type="percentage" office:value="0.75" table:style-name="ce31">
            <text:p>75%</text:p>
          </table:table-cell>
          <table:table-cell office:value-type="percentage" office:value="0.81" table:style-name="ce31">
            <text:p>81%</text:p>
          </table:table-cell>
          <table:table-cell office:value-type="percentage" office:value="1.04" table:style-name="ce31">
            <text:p>104%</text:p>
          </table:table-cell>
          <table:table-cell table:style-name="ce31"/>
          <table:table-cell table:number-columns-repeated="16373"/>
        </table:table-row>
        <table:table-row table:style-name="ro5">
          <table:table-cell office:value-type="date" office:date-value="2021-11-12T00:00:00" table:style-name="ce33">
            <text:p>11/12/2021</text:p>
          </table:table-cell>
          <table:table-cell office:value-type="percentage" office:value="0.93" table:style-name="ce29">
            <text:p>93%</text:p>
          </table:table-cell>
          <table:table-cell office:value-type="percentage" office:value="1.08" table:style-name="ce29">
            <text:p>108%</text:p>
          </table:table-cell>
          <table:table-cell office:value-type="percentage" office:value="1.06" table:style-name="ce29">
            <text:p>106%</text:p>
          </table:table-cell>
          <table:table-cell office:value-type="percentage" office:value="0.97" table:style-name="ce31">
            <text:p>97%</text:p>
          </table:table-cell>
          <table:table-cell office:value-type="percentage" office:value="0.71" table:style-name="ce31">
            <text:p>71%</text:p>
          </table:table-cell>
          <table:table-cell office:value-type="percentage" office:value="0.62" table:style-name="ce29">
            <text:p>62%</text:p>
          </table:table-cell>
          <table:table-cell office:value-type="percentage" office:value="0.78" table:style-name="ce31">
            <text:p>78%</text:p>
          </table:table-cell>
          <table:table-cell office:value-type="percentage" office:value="0.78" table:style-name="ce31">
            <text:p>78%</text:p>
          </table:table-cell>
          <table:table-cell office:value-type="percentage" office:value="0.63" table:style-name="ce31">
            <text:p>63%</text:p>
          </table:table-cell>
          <table:table-cell table:style-name="ce31"/>
          <table:table-cell table:number-columns-repeated="16373"/>
        </table:table-row>
        <table:table-row table:style-name="ro5">
          <table:table-cell office:value-type="date" office:date-value="2021-11-13T00:00:00" table:style-name="ce45">
            <text:p>11/13/2021</text:p>
          </table:table-cell>
          <table:table-cell office:value-type="percentage" office:value="0.99" table:style-name="ce39">
            <text:p>99%</text:p>
          </table:table-cell>
          <table:table-cell office:value-type="percentage" office:value="1.18" table:style-name="ce39">
            <text:p>118%</text:p>
          </table:table-cell>
          <table:table-cell office:value-type="percentage" office:value="1.1499999999999999" table:style-name="ce39">
            <text:p>115%</text:p>
          </table:table-cell>
          <table:table-cell office:value-type="percentage" office:value="1.02" table:style-name="ce42">
            <text:p>102%</text:p>
          </table:table-cell>
          <table:table-cell office:value-type="percentage" office:value="0.71" table:style-name="ce42">
            <text:p>71%</text:p>
          </table:table-cell>
          <table:table-cell office:value-type="percentage" office:value="0.81" table:style-name="ce39">
            <text:p>81%</text:p>
          </table:table-cell>
          <table:table-cell office:value-type="percentage" office:value="0.8" table:style-name="ce42">
            <text:p>80%</text:p>
          </table:table-cell>
          <table:table-cell office:value-type="percentage" office:value="0.8" table:style-name="ce42">
            <text:p>80%</text:p>
          </table:table-cell>
          <table:table-cell office:value-type="percentage" office:value="1.18" table:style-name="ce42">
            <text:p>118%</text:p>
          </table:table-cell>
          <table:table-cell table:style-name="ce42"/>
          <table:table-cell table:number-columns-repeated="16373"/>
        </table:table-row>
        <table:table-row table:style-name="ro5">
          <table:table-cell office:value-type="date" office:date-value="2021-11-14T00:00:00" table:style-name="ce45">
            <text:p>11/14/2021</text:p>
          </table:table-cell>
          <table:table-cell office:value-type="percentage" office:value="1.01" table:style-name="ce39">
            <text:p>101%</text:p>
          </table:table-cell>
          <table:table-cell office:value-type="percentage" office:value="1.25" table:style-name="ce39">
            <text:p>125%</text:p>
          </table:table-cell>
          <table:table-cell office:value-type="percentage" office:value="1.22" table:style-name="ce39">
            <text:p>122%</text:p>
          </table:table-cell>
          <table:table-cell office:value-type="percentage" office:value="1.05" table:style-name="ce42">
            <text:p>105%</text:p>
          </table:table-cell>
          <table:table-cell office:value-type="percentage" office:value="0.71" table:style-name="ce42">
            <text:p>71%</text:p>
          </table:table-cell>
          <table:table-cell office:value-type="percentage" office:value="0.77" table:style-name="ce39">
            <text:p>77%</text:p>
          </table:table-cell>
          <table:table-cell office:value-type="percentage" office:value="0.77" table:style-name="ce42">
            <text:p>77%</text:p>
          </table:table-cell>
          <table:table-cell office:value-type="percentage" office:value="0.85" table:style-name="ce42">
            <text:p>85%</text:p>
          </table:table-cell>
          <table:table-cell office:value-type="percentage" office:value="1.1000000000000001" table:style-name="ce42">
            <text:p>110%</text:p>
          </table:table-cell>
          <table:table-cell table:style-name="ce42"/>
          <table:table-cell table:number-columns-repeated="16373"/>
        </table:table-row>
        <table:table-row table:style-name="ro5">
          <table:table-cell office:value-type="date" office:date-value="2021-11-15T00:00:00" table:style-name="ce33">
            <text:p>11/15/2021</text:p>
          </table:table-cell>
          <table:table-cell office:value-type="percentage" office:value="0.91" table:style-name="ce29">
            <text:p>91%</text:p>
          </table:table-cell>
          <table:table-cell office:value-type="percentage" office:value="1.1200000000000001" table:style-name="ce29">
            <text:p>112%</text:p>
          </table:table-cell>
          <table:table-cell office:value-type="percentage" office:value="1.1100000000000001" table:style-name="ce29">
            <text:p>111%</text:p>
          </table:table-cell>
          <table:table-cell office:value-type="percentage" office:value="0.96" table:style-name="ce31">
            <text:p>96%</text:p>
          </table:table-cell>
          <table:table-cell office:value-type="percentage" office:value="0.71" table:style-name="ce31">
            <text:p>71%</text:p>
          </table:table-cell>
          <table:table-cell office:value-type="percentage" office:value="0.56999999999999995" table:style-name="ce29">
            <text:p>57%</text:p>
          </table:table-cell>
          <table:table-cell office:value-type="percentage" office:value="0.74" table:style-name="ce31">
            <text:p>74%</text:p>
          </table:table-cell>
          <table:table-cell office:value-type="percentage" office:value="0.8" table:style-name="ce31">
            <text:p>80%</text:p>
          </table:table-cell>
          <table:table-cell office:value-type="percentage" office:value="0.79" table:style-name="ce31">
            <text:p>79%</text:p>
          </table:table-cell>
          <table:table-cell table:style-name="ce31"/>
          <table:table-cell table:number-columns-repeated="16373"/>
        </table:table-row>
        <table:table-row table:style-name="ro5">
          <table:table-cell office:value-type="date" office:date-value="2021-11-16T00:00:00" table:style-name="ce33">
            <text:p>11/16/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71" table:style-name="ce31">
            <text:p>71%</text:p>
          </table:table-cell>
          <table:table-cell office:value-type="percentage" office:value="0.61" table:style-name="ce29">
            <text:p>61%</text:p>
          </table:table-cell>
          <table:table-cell office:value-type="percentage" office:value="0.77" table:style-name="ce31">
            <text:p>77%</text:p>
          </table:table-cell>
          <table:table-cell office:value-type="percentage" office:value="0.83" table:style-name="ce31">
            <text:p>83%</text:p>
          </table:table-cell>
          <table:table-cell office:value-type="percentage" office:value="0.72" table:style-name="ce31">
            <text:p>72%</text:p>
          </table:table-cell>
          <table:table-cell table:style-name="ce31"/>
          <table:table-cell table:number-columns-repeated="16373"/>
        </table:table-row>
        <table:table-row table:style-name="ro5">
          <table:table-cell office:value-type="date" office:date-value="2021-11-17T00:00:00" table:style-name="ce33">
            <text:p>11/17/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71" table:style-name="ce31">
            <text:p>71%</text:p>
          </table:table-cell>
          <table:table-cell office:value-type="percentage" office:value="0.63" table:style-name="ce29">
            <text:p>63%</text:p>
          </table:table-cell>
          <table:table-cell office:value-type="percentage" office:value="0.76" table:style-name="ce31">
            <text:p>76%</text:p>
          </table:table-cell>
          <table:table-cell office:value-type="percentage" office:value="0.79" table:style-name="ce31">
            <text:p>79%</text:p>
          </table:table-cell>
          <table:table-cell office:value-type="percentage" office:value="0.93" table:style-name="ce31">
            <text:p>93%</text:p>
          </table:table-cell>
          <table:table-cell table:style-name="ce31"/>
          <table:table-cell table:number-columns-repeated="16373"/>
        </table:table-row>
        <table:table-row table:style-name="ro5">
          <table:table-cell office:value-type="date" office:date-value="2021-11-18T00:00:00" table:style-name="ce33">
            <text:p>11/18/2021</text:p>
          </table:table-cell>
          <table:table-cell office:value-type="percentage" office:value="0.9" table:style-name="ce29">
            <text:p>90%</text:p>
          </table:table-cell>
          <table:table-cell office:value-type="percentage" office:value="1.08" table:style-name="ce29">
            <text:p>108%</text:p>
          </table:table-cell>
          <table:table-cell office:value-type="percentage" office:value="1.08" table:style-name="ce29">
            <text:p>108%</text:p>
          </table:table-cell>
          <table:table-cell office:value-type="percentage" office:value="0.94" table:style-name="ce31">
            <text:p>94%</text:p>
          </table:table-cell>
          <table:table-cell office:value-type="percentage" office:value="0.71" table:style-name="ce31">
            <text:p>71%</text:p>
          </table:table-cell>
          <table:table-cell office:value-type="percentage" office:value="0.63" table:style-name="ce29">
            <text:p>63%</text:p>
          </table:table-cell>
          <table:table-cell office:value-type="percentage" office:value="0.77" table:style-name="ce31">
            <text:p>77%</text:p>
          </table:table-cell>
          <table:table-cell office:value-type="percentage" office:value="0.81" table:style-name="ce31">
            <text:p>81%</text:p>
          </table:table-cell>
          <table:table-cell office:value-type="percentage" office:value="1.05" table:style-name="ce31">
            <text:p>105%</text:p>
          </table:table-cell>
          <table:table-cell table:style-name="ce31"/>
          <table:table-cell table:number-columns-repeated="16373"/>
        </table:table-row>
        <table:table-row table:style-name="ro5">
          <table:table-cell office:value-type="date" office:date-value="2021-11-19T00:00:00" table:style-name="ce33">
            <text:p>11/19/2021</text:p>
          </table:table-cell>
          <table:table-cell office:value-type="percentage" office:value="0.93" table:style-name="ce29">
            <text:p>93%</text:p>
          </table:table-cell>
          <table:table-cell office:value-type="percentage" office:value="1.08" table:style-name="ce29">
            <text:p>108%</text:p>
          </table:table-cell>
          <table:table-cell office:value-type="percentage" office:value="1.06" table:style-name="ce29">
            <text:p>106%</text:p>
          </table:table-cell>
          <table:table-cell office:value-type="percentage" office:value="0.97" table:style-name="ce31">
            <text:p>97%</text:p>
          </table:table-cell>
          <table:table-cell office:value-type="percentage" office:value="0.72" table:style-name="ce31">
            <text:p>72%</text:p>
          </table:table-cell>
          <table:table-cell office:value-type="percentage" office:value="0.63" table:style-name="ce29">
            <text:p>63%</text:p>
          </table:table-cell>
          <table:table-cell office:value-type="percentage" office:value="0.77" table:style-name="ce31">
            <text:p>77%</text:p>
          </table:table-cell>
          <table:table-cell office:value-type="percentage" office:value="0.8" table:style-name="ce31">
            <text:p>80%</text:p>
          </table:table-cell>
          <table:table-cell office:value-type="percentage" office:value="0.78" table:style-name="ce31">
            <text:p>78%</text:p>
          </table:table-cell>
          <table:table-cell table:style-name="ce31"/>
          <table:table-cell table:number-columns-repeated="16373"/>
        </table:table-row>
        <table:table-row table:style-name="ro5">
          <table:table-cell office:value-type="date" office:date-value="2021-11-20T00:00:00" table:style-name="ce45">
            <text:p>11/20/2021</text:p>
          </table:table-cell>
          <table:table-cell office:value-type="percentage" office:value="0.98" table:style-name="ce39">
            <text:p>98%</text:p>
          </table:table-cell>
          <table:table-cell office:value-type="percentage" office:value="1.19" table:style-name="ce39">
            <text:p>119%</text:p>
          </table:table-cell>
          <table:table-cell office:value-type="percentage" office:value="1.17" table:style-name="ce39">
            <text:p>117%</text:p>
          </table:table-cell>
          <table:table-cell office:value-type="percentage" office:value="1.02" table:style-name="ce42">
            <text:p>102%</text:p>
          </table:table-cell>
          <table:table-cell office:value-type="percentage" office:value="0.72" table:style-name="ce42">
            <text:p>72%</text:p>
          </table:table-cell>
          <table:table-cell office:value-type="percentage" office:value="0.75" table:style-name="ce39">
            <text:p>75%</text:p>
          </table:table-cell>
          <table:table-cell office:value-type="percentage" office:value="0.81" table:style-name="ce42">
            <text:p>81%</text:p>
          </table:table-cell>
          <table:table-cell office:value-type="percentage" office:value="0.8" table:style-name="ce42">
            <text:p>80%</text:p>
          </table:table-cell>
          <table:table-cell office:value-type="percentage" office:value="1.08" table:style-name="ce42">
            <text:p>108%</text:p>
          </table:table-cell>
          <table:table-cell table:style-name="ce42"/>
          <table:table-cell table:number-columns-repeated="16373"/>
        </table:table-row>
        <table:table-row table:style-name="ro5">
          <table:table-cell office:value-type="date" office:date-value="2021-11-21T00:00:00" table:style-name="ce45">
            <text:p>11/21/2021</text:p>
          </table:table-cell>
          <table:table-cell office:value-type="percentage" office:value="1.02" table:style-name="ce39">
            <text:p>102%</text:p>
          </table:table-cell>
          <table:table-cell office:value-type="percentage" office:value="1.28" table:style-name="ce39">
            <text:p>128%</text:p>
          </table:table-cell>
          <table:table-cell office:value-type="percentage" office:value="1.25" table:style-name="ce39">
            <text:p>125%</text:p>
          </table:table-cell>
          <table:table-cell office:value-type="percentage" office:value="1.07" table:style-name="ce42">
            <text:p>107%</text:p>
          </table:table-cell>
          <table:table-cell office:value-type="percentage" office:value="0.72" table:style-name="ce42">
            <text:p>72%</text:p>
          </table:table-cell>
          <table:table-cell office:value-type="percentage" office:value="0.75" table:style-name="ce39">
            <text:p>75%</text:p>
          </table:table-cell>
          <table:table-cell office:value-type="percentage" office:value="0.81" table:style-name="ce42">
            <text:p>81%</text:p>
          </table:table-cell>
          <table:table-cell office:value-type="percentage" office:value="0.88" table:style-name="ce42">
            <text:p>88%</text:p>
          </table:table-cell>
          <table:table-cell office:value-type="percentage" office:value="0.92" table:style-name="ce42">
            <text:p>92%</text:p>
          </table:table-cell>
          <table:table-cell table:style-name="ce42"/>
          <table:table-cell table:number-columns-repeated="16373"/>
        </table:table-row>
        <table:table-row table:style-name="ro5">
          <table:table-cell office:value-type="date" office:date-value="2021-11-22T00:00:00" table:style-name="ce33">
            <text:p>11/22/2021</text:p>
          </table:table-cell>
          <table:table-cell office:value-type="percentage" office:value="0.92" table:style-name="ce29">
            <text:p>92%</text:p>
          </table:table-cell>
          <table:table-cell office:value-type="percentage" office:value="1.1200000000000001" table:style-name="ce29">
            <text:p>112%</text:p>
          </table:table-cell>
          <table:table-cell office:value-type="percentage" office:value="1.1100000000000001" table:style-name="ce29">
            <text:p>111%</text:p>
          </table:table-cell>
          <table:table-cell office:value-type="percentage" office:value="0.97" table:style-name="ce31">
            <text:p>97%</text:p>
          </table:table-cell>
          <table:table-cell office:value-type="percentage" office:value="0.72" table:style-name="ce31">
            <text:p>72%</text:p>
          </table:table-cell>
          <table:table-cell office:value-type="percentage" office:value="0.57999999999999996" table:style-name="ce29">
            <text:p>58%</text:p>
          </table:table-cell>
          <table:table-cell office:value-type="percentage" office:value="0.75" table:style-name="ce31">
            <text:p>75%</text:p>
          </table:table-cell>
          <table:table-cell office:value-type="percentage" office:value="0.8" table:style-name="ce31">
            <text:p>80%</text:p>
          </table:table-cell>
          <table:table-cell office:value-type="percentage" office:value="0.76" table:style-name="ce31">
            <text:p>76%</text:p>
          </table:table-cell>
          <table:table-cell table:style-name="ce31"/>
          <table:table-cell table:number-columns-repeated="16373"/>
        </table:table-row>
        <table:table-row table:style-name="ro5">
          <table:table-cell office:value-type="date" office:date-value="2021-11-23T00:00:00" table:style-name="ce33">
            <text:p>11/23/2021</text:p>
          </table:table-cell>
          <table:table-cell office:value-type="percentage" office:value="0.91" table:style-name="ce29">
            <text:p>91%</text:p>
          </table:table-cell>
          <table:table-cell office:value-type="percentage" office:value="1.1000000000000001" table:style-name="ce29">
            <text:p>110%</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72" table:style-name="ce31">
            <text:p>72%</text:p>
          </table:table-cell>
          <table:table-cell office:value-type="percentage" office:value="0.62" table:style-name="ce29">
            <text:p>62%</text:p>
          </table:table-cell>
          <table:table-cell office:value-type="percentage" office:value="0.76" table:style-name="ce31">
            <text:p>76%</text:p>
          </table:table-cell>
          <table:table-cell office:value-type="percentage" office:value="0.84" table:style-name="ce31">
            <text:p>84%</text:p>
          </table:table-cell>
          <table:table-cell office:value-type="percentage" office:value="0.71" table:style-name="ce31">
            <text:p>71%</text:p>
          </table:table-cell>
          <table:table-cell table:style-name="ce31"/>
          <table:table-cell table:number-columns-repeated="16373"/>
        </table:table-row>
        <table:table-row table:style-name="ro5">
          <table:table-cell office:value-type="date" office:date-value="2021-11-24T00:00:00" table:style-name="ce33">
            <text:p>11/24/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1000000000000001" table:style-name="ce29">
            <text:p>110%</text:p>
          </table:table-cell>
          <table:table-cell office:value-type="percentage" office:value="0.95" table:style-name="ce31">
            <text:p>95%</text:p>
          </table:table-cell>
          <table:table-cell office:value-type="percentage" office:value="0.71" table:style-name="ce31">
            <text:p>71%</text:p>
          </table:table-cell>
          <table:table-cell office:value-type="percentage" office:value="0.62" table:style-name="ce29">
            <text:p>62%</text:p>
          </table:table-cell>
          <table:table-cell office:value-type="percentage" office:value="0.75" table:style-name="ce31">
            <text:p>75%</text:p>
          </table:table-cell>
          <table:table-cell office:value-type="percentage" office:value="0.79" table:style-name="ce31">
            <text:p>79%</text:p>
          </table:table-cell>
          <table:table-cell office:value-type="percentage" office:value="0.87" table:style-name="ce31">
            <text:p>87%</text:p>
          </table:table-cell>
          <table:table-cell table:style-name="ce31"/>
          <table:table-cell table:number-columns-repeated="16373"/>
        </table:table-row>
        <table:table-row table:style-name="ro5">
          <table:table-cell office:value-type="date" office:date-value="2021-11-25T00:00:00" table:style-name="ce33">
            <text:p>11/25/2021</text:p>
          </table:table-cell>
          <table:table-cell office:value-type="percentage" office:value="0.92" table:style-name="ce29">
            <text:p>92%</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6" table:style-name="ce31">
            <text:p>96%</text:p>
          </table:table-cell>
          <table:table-cell office:value-type="percentage" office:value="0.72" table:style-name="ce31">
            <text:p>72%</text:p>
          </table:table-cell>
          <table:table-cell office:value-type="percentage" office:value="0.64" table:style-name="ce29">
            <text:p>64%</text:p>
          </table:table-cell>
          <table:table-cell office:value-type="percentage" office:value="0.77" table:style-name="ce31">
            <text:p>77%</text:p>
          </table:table-cell>
          <table:table-cell office:value-type="percentage" office:value="0.82" table:style-name="ce31">
            <text:p>82%</text:p>
          </table:table-cell>
          <table:table-cell office:value-type="percentage" office:value="0.87" table:style-name="ce31">
            <text:p>87%</text:p>
          </table:table-cell>
          <table:table-cell table:style-name="ce31"/>
          <table:table-cell table:number-columns-repeated="16373"/>
        </table:table-row>
        <table:table-row table:style-name="ro5">
          <table:table-cell office:value-type="date" office:date-value="2021-11-26T00:00:00" table:style-name="ce33">
            <text:p>11/26/2021</text:p>
          </table:table-cell>
          <table:table-cell office:value-type="percentage" office:value="0.93" table:style-name="ce29">
            <text:p>93%</text:p>
          </table:table-cell>
          <table:table-cell office:value-type="percentage" office:value="1.0900000000000001" table:style-name="ce29">
            <text:p>109%</text:p>
          </table:table-cell>
          <table:table-cell office:value-type="percentage" office:value="1.07" table:style-name="ce29">
            <text:p>107%</text:p>
          </table:table-cell>
          <table:table-cell office:value-type="percentage" office:value="0.97" table:style-name="ce31">
            <text:p>97%</text:p>
          </table:table-cell>
          <table:table-cell office:value-type="percentage" office:value="0.71" table:style-name="ce31">
            <text:p>71%</text:p>
          </table:table-cell>
          <table:table-cell office:value-type="percentage" office:value="0.44" table:style-name="ce29">
            <text:p>44%</text:p>
          </table:table-cell>
          <table:table-cell office:value-type="percentage" office:value="0.8" table:style-name="ce31">
            <text:p>80%</text:p>
          </table:table-cell>
          <table:table-cell office:value-type="percentage" office:value="0.77" table:style-name="ce31">
            <text:p>77%</text:p>
          </table:table-cell>
          <table:table-cell office:value-type="percentage" office:value="0.57999999999999996" table:style-name="ce31">
            <text:p>58%</text:p>
          </table:table-cell>
          <table:table-cell table:style-name="ce31"/>
          <table:table-cell table:number-columns-repeated="16373"/>
        </table:table-row>
        <table:table-row table:style-name="ro5">
          <table:table-cell office:value-type="date" office:date-value="2021-11-27T00:00:00" table:style-name="ce45">
            <text:p>11/27/2021</text:p>
          </table:table-cell>
          <table:table-cell office:value-type="percentage" office:value="0.89" table:style-name="ce39">
            <text:p>89%</text:p>
          </table:table-cell>
          <table:table-cell office:value-type="percentage" office:value="1.1299999999999999" table:style-name="ce39">
            <text:p>113%</text:p>
          </table:table-cell>
          <table:table-cell office:value-type="percentage" office:value="1.1399999999999999" table:style-name="ce39">
            <text:p>114%</text:p>
          </table:table-cell>
          <table:table-cell office:value-type="percentage" office:value="0.93" table:style-name="ce42">
            <text:p>93%</text:p>
          </table:table-cell>
          <table:table-cell office:value-type="percentage" office:value="0.69" table:style-name="ce42">
            <text:p>69%</text:p>
          </table:table-cell>
          <table:table-cell office:value-type="percentage" office:value="0.71" table:style-name="ce39">
            <text:p>71%</text:p>
          </table:table-cell>
          <table:table-cell office:value-type="percentage" office:value="0.76" table:style-name="ce42">
            <text:p>76%</text:p>
          </table:table-cell>
          <table:table-cell office:value-type="percentage" office:value="0.67" table:style-name="ce42">
            <text:p>67%</text:p>
          </table:table-cell>
          <table:table-cell office:value-type="percentage" office:value="0.47" table:style-name="ce42">
            <text:p>47%</text:p>
          </table:table-cell>
          <table:table-cell table:style-name="ce42"/>
          <table:table-cell table:number-columns-repeated="16373"/>
        </table:table-row>
        <table:table-row table:style-name="ro5">
          <table:table-cell office:value-type="date" office:date-value="2021-11-28T00:00:00" table:style-name="ce45">
            <text:p>11/28/2021</text:p>
          </table:table-cell>
          <table:table-cell office:value-type="percentage" office:value="0.95" table:style-name="ce39">
            <text:p>95%</text:p>
          </table:table-cell>
          <table:table-cell office:value-type="percentage" office:value="1.23" table:style-name="ce39">
            <text:p>123%</text:p>
          </table:table-cell>
          <table:table-cell office:value-type="percentage" office:value="1.27" table:style-name="ce39">
            <text:p>127%</text:p>
          </table:table-cell>
          <table:table-cell office:value-type="percentage" office:value="1" table:style-name="ce42">
            <text:p>100%</text:p>
          </table:table-cell>
          <table:table-cell office:value-type="percentage" office:value="0.68" table:style-name="ce42">
            <text:p>68%</text:p>
          </table:table-cell>
          <table:table-cell office:value-type="percentage" office:value="0.75" table:style-name="ce39">
            <text:p>75%</text:p>
          </table:table-cell>
          <table:table-cell office:value-type="percentage" office:value="0.78" table:style-name="ce42">
            <text:p>78%</text:p>
          </table:table-cell>
          <table:table-cell office:value-type="percentage" office:value="0.83" table:style-name="ce42">
            <text:p>83%</text:p>
          </table:table-cell>
          <table:table-cell office:value-type="percentage" office:value="0.72" table:style-name="ce42">
            <text:p>72%</text:p>
          </table:table-cell>
          <table:table-cell table:style-name="ce42"/>
          <table:table-cell table:number-columns-repeated="16373"/>
        </table:table-row>
        <table:table-row table:style-name="ro5">
          <table:table-cell office:value-type="date" office:date-value="2021-11-29T00:00:00" table:style-name="ce33">
            <text:p>11/29/2021</text:p>
          </table:table-cell>
          <table:table-cell office:value-type="percentage" office:value="0.89" table:style-name="ce29">
            <text:p>89%</text:p>
          </table:table-cell>
          <table:table-cell office:value-type="percentage" office:value="1.1100000000000001" table:style-name="ce29">
            <text:p>111%</text:p>
          </table:table-cell>
          <table:table-cell office:value-type="percentage" office:value="1.1000000000000001" table:style-name="ce29">
            <text:p>110%</text:p>
          </table:table-cell>
          <table:table-cell office:value-type="percentage" office:value="0.94" table:style-name="ce31">
            <text:p>94%</text:p>
          </table:table-cell>
          <table:table-cell office:value-type="percentage" office:value="0.67" table:style-name="ce31">
            <text:p>67%</text:p>
          </table:table-cell>
          <table:table-cell office:value-type="percentage" office:value="0.57999999999999996" table:style-name="ce29">
            <text:p>58%</text:p>
          </table:table-cell>
          <table:table-cell office:value-type="percentage" office:value="0.73" table:style-name="ce31">
            <text:p>73%</text:p>
          </table:table-cell>
          <table:table-cell office:value-type="percentage" office:value="0.75" table:style-name="ce31">
            <text:p>75%</text:p>
          </table:table-cell>
          <table:table-cell office:value-type="percentage" office:value="0.87" table:style-name="ce31">
            <text:p>87%</text:p>
          </table:table-cell>
          <table:table-cell table:style-name="ce31"/>
          <table:table-cell table:number-columns-repeated="16373"/>
        </table:table-row>
        <table:table-row table:style-name="ro5">
          <table:table-cell office:value-type="date" office:date-value="2021-11-30T00:00:00" table:style-name="ce33">
            <text:p>11/30/2021</text:p>
          </table:table-cell>
          <table:table-cell office:value-type="percentage" office:value="0.9" table:style-name="ce29">
            <text:p>90%</text:p>
          </table:table-cell>
          <table:table-cell office:value-type="percentage" office:value="1.1200000000000001" table:style-name="ce29">
            <text:p>112%</text:p>
          </table:table-cell>
          <table:table-cell office:value-type="percentage" office:value="1.1000000000000001" table:style-name="ce29">
            <text:p>110%</text:p>
          </table:table-cell>
          <table:table-cell office:value-type="percentage" office:value="0.95" table:style-name="ce31">
            <text:p>95%</text:p>
          </table:table-cell>
          <table:table-cell office:value-type="percentage" office:value="0.66" table:style-name="ce31">
            <text:p>66%</text:p>
          </table:table-cell>
          <table:table-cell office:value-type="percentage" office:value="0.59" table:style-name="ce29">
            <text:p>59%</text:p>
          </table:table-cell>
          <table:table-cell office:value-type="percentage" office:value="0.75" table:style-name="ce31">
            <text:p>75%</text:p>
          </table:table-cell>
          <table:table-cell office:value-type="percentage" office:value="0.83" table:style-name="ce31">
            <text:p>83%</text:p>
          </table:table-cell>
          <table:table-cell office:value-type="percentage" office:value="0.69" table:style-name="ce31">
            <text:p>69%</text:p>
          </table:table-cell>
          <table:table-cell table:style-name="ce31"/>
          <table:table-cell table:number-columns-repeated="16373"/>
        </table:table-row>
        <table:table-row table:style-name="ro5">
          <table:table-cell office:value-type="date" office:date-value="2021-12-01T00:00:00" table:style-name="ce33">
            <text:p>12/1/2021</text:p>
          </table:table-cell>
          <table:table-cell office:value-type="percentage" office:value="0.9" table:style-name="ce29">
            <text:p>90%</text:p>
          </table:table-cell>
          <table:table-cell office:value-type="percentage" office:value="1.1100000000000001" table:style-name="ce29">
            <text:p>111%</text:p>
          </table:table-cell>
          <table:table-cell office:value-type="percentage" office:value="1.1000000000000001" table:style-name="ce29">
            <text:p>110%</text:p>
          </table:table-cell>
          <table:table-cell office:value-type="percentage" office:value="0.95" table:style-name="ce31">
            <text:p>95%</text:p>
          </table:table-cell>
          <table:table-cell office:value-type="percentage" office:value="0.66" table:style-name="ce31">
            <text:p>66%</text:p>
          </table:table-cell>
          <table:table-cell office:value-type="percentage" office:value="0.61" table:style-name="ce29">
            <text:p>61%</text:p>
          </table:table-cell>
          <table:table-cell office:value-type="percentage" office:value="0.75" table:style-name="ce31">
            <text:p>75%</text:p>
          </table:table-cell>
          <table:table-cell office:value-type="percentage" office:value="0.77" table:style-name="ce31">
            <text:p>77%</text:p>
          </table:table-cell>
          <table:table-cell office:value-type="percentage" office:value="0.75" table:style-name="ce31">
            <text:p>75%</text:p>
          </table:table-cell>
          <table:table-cell table:style-name="ce31"/>
          <table:table-cell table:number-columns-repeated="16373"/>
        </table:table-row>
        <table:table-row table:style-name="ro5">
          <table:table-cell office:value-type="date" office:date-value="2021-12-02T00:00:00" table:style-name="ce33">
            <text:p>12/2/2021</text:p>
          </table:table-cell>
          <table:table-cell office:value-type="percentage" office:value="0.9" table:style-name="ce29">
            <text:p>90%</text:p>
          </table:table-cell>
          <table:table-cell office:value-type="percentage" office:value="1.07" table:style-name="ce29">
            <text:p>107%</text:p>
          </table:table-cell>
          <table:table-cell office:value-type="percentage" office:value="1.0900000000000001" table:style-name="ce29">
            <text:p>109%</text:p>
          </table:table-cell>
          <table:table-cell office:value-type="percentage" office:value="0.94" table:style-name="ce31">
            <text:p>94%</text:p>
          </table:table-cell>
          <table:table-cell office:value-type="percentage" office:value="0.66" table:style-name="ce31">
            <text:p>66%</text:p>
          </table:table-cell>
          <table:table-cell office:value-type="percentage" office:value="0.61" table:style-name="ce29">
            <text:p>61%</text:p>
          </table:table-cell>
          <table:table-cell office:value-type="percentage" office:value="0.76" table:style-name="ce31">
            <text:p>76%</text:p>
          </table:table-cell>
          <table:table-cell office:value-type="percentage" office:value="0.8" table:style-name="ce31">
            <text:p>80%</text:p>
          </table:table-cell>
          <table:table-cell office:value-type="percentage" office:value="1.02" table:style-name="ce31">
            <text:p>102%</text:p>
          </table:table-cell>
          <table:table-cell table:style-name="ce31"/>
          <table:table-cell table:number-columns-repeated="16373"/>
        </table:table-row>
        <table:table-row table:style-name="ro5">
          <table:table-cell office:value-type="date" office:date-value="2021-12-03T00:00:00" table:style-name="ce33">
            <text:p>12/3/2021</text:p>
          </table:table-cell>
          <table:table-cell office:value-type="percentage" office:value="0.92" table:style-name="ce29">
            <text:p>92%</text:p>
          </table:table-cell>
          <table:table-cell office:value-type="percentage" office:value="1.08" table:style-name="ce29">
            <text:p>108%</text:p>
          </table:table-cell>
          <table:table-cell office:value-type="percentage" office:value="1.08" table:style-name="ce29">
            <text:p>108%</text:p>
          </table:table-cell>
          <table:table-cell office:value-type="percentage" office:value="0.96" table:style-name="ce31">
            <text:p>96%</text:p>
          </table:table-cell>
          <table:table-cell office:value-type="percentage" office:value="0.66" table:style-name="ce31">
            <text:p>66%</text:p>
          </table:table-cell>
          <table:table-cell office:value-type="percentage" office:value="0.6" table:style-name="ce29">
            <text:p>60%</text:p>
          </table:table-cell>
          <table:table-cell office:value-type="percentage" office:value="0.77" table:style-name="ce31">
            <text:p>77%</text:p>
          </table:table-cell>
          <table:table-cell office:value-type="percentage" office:value="0.78" table:style-name="ce31">
            <text:p>78%</text:p>
          </table:table-cell>
          <table:table-cell office:value-type="percentage" office:value="0.85" table:style-name="ce31">
            <text:p>85%</text:p>
          </table:table-cell>
          <table:table-cell table:style-name="ce31"/>
          <table:table-cell table:number-columns-repeated="16373"/>
        </table:table-row>
        <table:table-row table:style-name="ro5">
          <table:table-cell office:value-type="date" office:date-value="2021-12-04T00:00:00" table:style-name="ce45">
            <text:p>12/4/2021</text:p>
          </table:table-cell>
          <table:table-cell office:value-type="percentage" office:value="0.96" table:style-name="ce39">
            <text:p>96%</text:p>
          </table:table-cell>
          <table:table-cell office:value-type="percentage" office:value="1.17" table:style-name="ce39">
            <text:p>117%</text:p>
          </table:table-cell>
          <table:table-cell office:value-type="percentage" office:value="1.19" table:style-name="ce39">
            <text:p>119%</text:p>
          </table:table-cell>
          <table:table-cell office:value-type="percentage" office:value="1" table:style-name="ce42">
            <text:p>100%</text:p>
          </table:table-cell>
          <table:table-cell office:value-type="percentage" office:value="0.67" table:style-name="ce42">
            <text:p>67%</text:p>
          </table:table-cell>
          <table:table-cell office:value-type="percentage" office:value="0.74" table:style-name="ce39">
            <text:p>74%</text:p>
          </table:table-cell>
          <table:table-cell office:value-type="percentage" office:value="0.79" table:style-name="ce42">
            <text:p>79%</text:p>
          </table:table-cell>
          <table:table-cell office:value-type="percentage" office:value="0.76" table:style-name="ce42">
            <text:p>76%</text:p>
          </table:table-cell>
          <table:table-cell office:value-type="percentage" office:value="0.89" table:style-name="ce42">
            <text:p>89%</text:p>
          </table:table-cell>
          <table:table-cell table:style-name="ce42"/>
          <table:table-cell table:number-columns-repeated="16373"/>
        </table:table-row>
        <table:table-row table:style-name="ro5">
          <table:table-cell office:value-type="date" office:date-value="2021-12-05T00:00:00" table:style-name="ce45">
            <text:p>12/5/2021</text:p>
          </table:table-cell>
          <table:table-cell office:value-type="percentage" office:value="1" table:style-name="ce39">
            <text:p>100%</text:p>
          </table:table-cell>
          <table:table-cell office:value-type="percentage" office:value="1.26" table:style-name="ce39">
            <text:p>126%</text:p>
          </table:table-cell>
          <table:table-cell office:value-type="percentage" office:value="1.28" table:style-name="ce39">
            <text:p>128%</text:p>
          </table:table-cell>
          <table:table-cell office:value-type="percentage" office:value="1.04" table:style-name="ce42">
            <text:p>104%</text:p>
          </table:table-cell>
          <table:table-cell office:value-type="percentage" office:value="0.67" table:style-name="ce42">
            <text:p>67%</text:p>
          </table:table-cell>
          <table:table-cell office:value-type="percentage" office:value="0.72" table:style-name="ce39">
            <text:p>72%</text:p>
          </table:table-cell>
          <table:table-cell office:value-type="percentage" office:value="0.76" table:style-name="ce42">
            <text:p>76%</text:p>
          </table:table-cell>
          <table:table-cell office:value-type="percentage" office:value="0.86" table:style-name="ce42">
            <text:p>86%</text:p>
          </table:table-cell>
          <table:table-cell office:value-type="percentage" office:value="0.73" table:style-name="ce42">
            <text:p>73%</text:p>
          </table:table-cell>
          <table:table-cell table:style-name="ce42"/>
          <table:table-cell table:number-columns-repeated="16373"/>
        </table:table-row>
        <table:table-row table:style-name="ro5">
          <table:table-cell office:value-type="date" office:date-value="2021-12-06T00:00:00" table:style-name="ce33">
            <text:p>12/6/2021</text:p>
          </table:table-cell>
          <table:table-cell office:value-type="percentage" office:value="0.91" table:style-name="ce29">
            <text:p>91%</text:p>
          </table:table-cell>
          <table:table-cell office:value-type="percentage" office:value="1.1200000000000001" table:style-name="ce29">
            <text:p>112%</text:p>
          </table:table-cell>
          <table:table-cell office:value-type="percentage" office:value="1.1200000000000001" table:style-name="ce29">
            <text:p>112%</text:p>
          </table:table-cell>
          <table:table-cell office:value-type="percentage" office:value="0.96" table:style-name="ce31">
            <text:p>96%</text:p>
          </table:table-cell>
          <table:table-cell office:value-type="percentage" office:value="0.68" table:style-name="ce31">
            <text:p>68%</text:p>
          </table:table-cell>
          <table:table-cell office:value-type="percentage" office:value="0.56000000000000005" table:style-name="ce29">
            <text:p>56%</text:p>
          </table:table-cell>
          <table:table-cell office:value-type="percentage" office:value="0.73" table:style-name="ce31">
            <text:p>73%</text:p>
          </table:table-cell>
          <table:table-cell office:value-type="percentage" office:value="0.77" table:style-name="ce31">
            <text:p>77%</text:p>
          </table:table-cell>
          <table:table-cell office:value-type="percentage" office:value="0.72" table:style-name="ce31">
            <text:p>72%</text:p>
          </table:table-cell>
          <table:table-cell table:style-name="ce31"/>
          <table:table-cell table:number-columns-repeated="16373"/>
        </table:table-row>
        <table:table-row table:style-name="ro5">
          <table:table-cell office:value-type="date" office:date-value="2021-12-07T00:00:00" table:style-name="ce33">
            <text:p>12/7/2021</text:p>
          </table:table-cell>
          <table:table-cell office:value-type="percentage" office:value="0.87" table:style-name="ce29">
            <text:p>87%</text:p>
          </table:table-cell>
          <table:table-cell office:value-type="percentage" office:value="1.08" table:style-name="ce29">
            <text:p>108%</text:p>
          </table:table-cell>
          <table:table-cell office:value-type="percentage" office:value="1.1000000000000001" table:style-name="ce29">
            <text:p>110%</text:p>
          </table:table-cell>
          <table:table-cell office:value-type="percentage" office:value="0.92" table:style-name="ce31">
            <text:p>92%</text:p>
          </table:table-cell>
          <table:table-cell office:value-type="percentage" office:value="0.67" table:style-name="ce31">
            <text:p>67%</text:p>
          </table:table-cell>
          <table:table-cell office:value-type="percentage" office:value="0.59" table:style-name="ce29">
            <text:p>59%</text:p>
          </table:table-cell>
          <table:table-cell office:value-type="percentage" office:value="0.74" table:style-name="ce31">
            <text:p>74%</text:p>
          </table:table-cell>
          <table:table-cell office:value-type="percentage" office:value="0.75" table:style-name="ce31">
            <text:p>75%</text:p>
          </table:table-cell>
          <table:table-cell office:value-type="percentage" office:value="0.65" table:style-name="ce31">
            <text:p>65%</text:p>
          </table:table-cell>
          <table:table-cell table:style-name="ce31"/>
          <table:table-cell table:number-columns-repeated="16373"/>
        </table:table-row>
        <table:table-row table:style-name="ro5">
          <table:table-cell office:value-type="date" office:date-value="2021-12-08T00:00:00" table:style-name="ce33">
            <text:p>12/8/2021</text:p>
          </table:table-cell>
          <table:table-cell office:value-type="percentage" office:value="0.89" table:style-name="ce29">
            <text:p>89%</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4" table:style-name="ce31">
            <text:p>94%</text:p>
          </table:table-cell>
          <table:table-cell office:value-type="percentage" office:value="0.67" table:style-name="ce31">
            <text:p>67%</text:p>
          </table:table-cell>
          <table:table-cell office:value-type="percentage" office:value="0.61" table:style-name="ce29">
            <text:p>61%</text:p>
          </table:table-cell>
          <table:table-cell office:value-type="percentage" office:value="0.74" table:style-name="ce31">
            <text:p>74%</text:p>
          </table:table-cell>
          <table:table-cell office:value-type="percentage" office:value="0.75" table:style-name="ce31">
            <text:p>75%</text:p>
          </table:table-cell>
          <table:table-cell office:value-type="percentage" office:value="0.86" table:style-name="ce31">
            <text:p>86%</text:p>
          </table:table-cell>
          <table:table-cell table:style-name="ce31"/>
          <table:table-cell table:number-columns-repeated="16373"/>
        </table:table-row>
        <table:table-row table:style-name="ro5">
          <table:table-cell office:value-type="date" office:date-value="2021-12-09T00:00:00" table:style-name="ce33">
            <text:p>12/9/2021</text:p>
          </table:table-cell>
          <table:table-cell office:value-type="percentage" office:value="0.9" table:style-name="ce29">
            <text:p>90%</text:p>
          </table:table-cell>
          <table:table-cell office:value-type="percentage" office:value="1.08" table:style-name="ce29">
            <text:p>108%</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66" table:style-name="ce31">
            <text:p>66%</text:p>
          </table:table-cell>
          <table:table-cell office:value-type="percentage" office:value="0.63" table:style-name="ce29">
            <text:p>63%</text:p>
          </table:table-cell>
          <table:table-cell office:value-type="percentage" office:value="0.78" table:style-name="ce31">
            <text:p>78%</text:p>
          </table:table-cell>
          <table:table-cell office:value-type="percentage" office:value="0.81" table:style-name="ce31">
            <text:p>81%</text:p>
          </table:table-cell>
          <table:table-cell office:value-type="percentage" office:value="1.1000000000000001" table:style-name="ce31">
            <text:p>110%</text:p>
          </table:table-cell>
          <table:table-cell table:style-name="ce31"/>
          <table:table-cell table:number-columns-repeated="16373"/>
        </table:table-row>
        <table:table-row table:style-name="ro5">
          <table:table-cell office:value-type="date" office:date-value="2021-12-10T00:00:00" table:style-name="ce33">
            <text:p>12/10/2021</text:p>
          </table:table-cell>
          <table:table-cell office:value-type="percentage" office:value="0.93" table:style-name="ce29">
            <text:p>93%</text:p>
          </table:table-cell>
          <table:table-cell office:value-type="percentage" office:value="1.08" table:style-name="ce29">
            <text:p>108%</text:p>
          </table:table-cell>
          <table:table-cell office:value-type="percentage" office:value="1.07" table:style-name="ce29">
            <text:p>107%</text:p>
          </table:table-cell>
          <table:table-cell office:value-type="percentage" office:value="0.97" table:style-name="ce31">
            <text:p>97%</text:p>
          </table:table-cell>
          <table:table-cell office:value-type="percentage" office:value="0.66" table:style-name="ce31">
            <text:p>66%</text:p>
          </table:table-cell>
          <table:table-cell office:value-type="percentage" office:value="0.6" table:style-name="ce29">
            <text:p>60%</text:p>
          </table:table-cell>
          <table:table-cell office:value-type="percentage" office:value="0.77" table:style-name="ce31">
            <text:p>77%</text:p>
          </table:table-cell>
          <table:table-cell office:value-type="percentage" office:value="0.79" table:style-name="ce31">
            <text:p>79%</text:p>
          </table:table-cell>
          <table:table-cell office:value-type="percentage" office:value="0.82" table:style-name="ce31">
            <text:p>82%</text:p>
          </table:table-cell>
          <table:table-cell table:style-name="ce31"/>
          <table:table-cell table:number-columns-repeated="16373"/>
        </table:table-row>
        <table:table-row table:style-name="ro5">
          <table:table-cell office:value-type="date" office:date-value="2021-12-11T00:00:00" table:style-name="ce45">
            <text:p>12/11/2021</text:p>
          </table:table-cell>
          <table:table-cell office:value-type="percentage" office:value="0.96" table:style-name="ce39">
            <text:p>96%</text:p>
          </table:table-cell>
          <table:table-cell office:value-type="percentage" office:value="1.1599999999999999" table:style-name="ce39">
            <text:p>116%</text:p>
          </table:table-cell>
          <table:table-cell office:value-type="percentage" office:value="1.17" table:style-name="ce39">
            <text:p>117%</text:p>
          </table:table-cell>
          <table:table-cell office:value-type="percentage" office:value="1" table:style-name="ce42">
            <text:p>100%</text:p>
          </table:table-cell>
          <table:table-cell office:value-type="percentage" office:value="0.65" table:style-name="ce42">
            <text:p>65%</text:p>
          </table:table-cell>
          <table:table-cell office:value-type="percentage" office:value="0.73" table:style-name="ce39">
            <text:p>73%</text:p>
          </table:table-cell>
          <table:table-cell office:value-type="percentage" office:value="0.79" table:style-name="ce42">
            <text:p>79%</text:p>
          </table:table-cell>
          <table:table-cell office:value-type="percentage" office:value="0.77" table:style-name="ce42">
            <text:p>77%</text:p>
          </table:table-cell>
          <table:table-cell office:value-type="percentage" office:value="0.94" table:style-name="ce42">
            <text:p>94%</text:p>
          </table:table-cell>
          <table:table-cell table:style-name="ce42"/>
          <table:table-cell table:number-columns-repeated="16373"/>
        </table:table-row>
        <table:table-row table:style-name="ro5">
          <table:table-cell office:value-type="date" office:date-value="2021-12-12T00:00:00" table:style-name="ce45">
            <text:p>12/12/2021</text:p>
          </table:table-cell>
          <table:table-cell office:value-type="percentage" office:value="0.98" table:style-name="ce39">
            <text:p>98%</text:p>
          </table:table-cell>
          <table:table-cell office:value-type="percentage" office:value="1.21" table:style-name="ce39">
            <text:p>121%</text:p>
          </table:table-cell>
          <table:table-cell office:value-type="percentage" office:value="1.24" table:style-name="ce39">
            <text:p>124%</text:p>
          </table:table-cell>
          <table:table-cell office:value-type="percentage" office:value="1.02" table:style-name="ce42">
            <text:p>102%</text:p>
          </table:table-cell>
          <table:table-cell office:value-type="percentage" office:value="0.65" table:style-name="ce42">
            <text:p>65%</text:p>
          </table:table-cell>
          <table:table-cell office:value-type="percentage" office:value="0.7" table:style-name="ce39">
            <text:p>70%</text:p>
          </table:table-cell>
          <table:table-cell office:value-type="percentage" office:value="0.78" table:style-name="ce42">
            <text:p>78%</text:p>
          </table:table-cell>
          <table:table-cell office:value-type="percentage" office:value="0.87" table:style-name="ce42">
            <text:p>87%</text:p>
          </table:table-cell>
          <table:table-cell office:value-type="percentage" office:value="0.84" table:style-name="ce42">
            <text:p>84%</text:p>
          </table:table-cell>
          <table:table-cell table:style-name="ce42"/>
          <table:table-cell table:number-columns-repeated="16373"/>
        </table:table-row>
        <table:table-row table:style-name="ro5">
          <table:table-cell office:value-type="date" office:date-value="2021-12-13T00:00:00" table:style-name="ce33">
            <text:p>12/13/2021</text:p>
          </table:table-cell>
          <table:table-cell office:value-type="percentage" office:value="0.91" table:style-name="ce29">
            <text:p>91%</text:p>
          </table:table-cell>
          <table:table-cell office:value-type="percentage" office:value="1.1000000000000001" table:style-name="ce29">
            <text:p>110%</text:p>
          </table:table-cell>
          <table:table-cell office:value-type="percentage" office:value="1.1200000000000001" table:style-name="ce29">
            <text:p>112%</text:p>
          </table:table-cell>
          <table:table-cell office:value-type="percentage" office:value="0.96" table:style-name="ce31">
            <text:p>96%</text:p>
          </table:table-cell>
          <table:table-cell office:value-type="percentage" office:value="0.63" table:style-name="ce31">
            <text:p>63%</text:p>
          </table:table-cell>
          <table:table-cell office:value-type="percentage" office:value="0.52" table:style-name="ce29">
            <text:p>52%</text:p>
          </table:table-cell>
          <table:table-cell office:value-type="percentage" office:value="0.73" table:style-name="ce31">
            <text:p>73%</text:p>
          </table:table-cell>
          <table:table-cell office:value-type="percentage" office:value="0.78" table:style-name="ce31">
            <text:p>78%</text:p>
          </table:table-cell>
          <table:table-cell office:value-type="percentage" office:value="0.76" table:style-name="ce31">
            <text:p>76%</text:p>
          </table:table-cell>
          <table:table-cell table:style-name="ce31"/>
          <table:table-cell table:number-columns-repeated="16373"/>
        </table:table-row>
        <table:table-row table:style-name="ro5">
          <table:table-cell office:value-type="date" office:date-value="2021-12-14T00:00:00" table:style-name="ce33">
            <text:p>12/14/2021</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1100000000000001" table:style-name="ce29">
            <text:p>111%</text:p>
          </table:table-cell>
          <table:table-cell office:value-type="percentage" office:value="0.95" table:style-name="ce31">
            <text:p>95%</text:p>
          </table:table-cell>
          <table:table-cell office:value-type="percentage" office:value="0.62" table:style-name="ce31">
            <text:p>62%</text:p>
          </table:table-cell>
          <table:table-cell office:value-type="percentage" office:value="0.51" table:style-name="ce29">
            <text:p>51%</text:p>
          </table:table-cell>
          <table:table-cell office:value-type="percentage" office:value="0.73" table:style-name="ce31">
            <text:p>73%</text:p>
          </table:table-cell>
          <table:table-cell office:value-type="percentage" office:value="0.8" table:style-name="ce31">
            <text:p>80%</text:p>
          </table:table-cell>
          <table:table-cell office:value-type="percentage" office:value="0.78" table:style-name="ce31">
            <text:p>78%</text:p>
          </table:table-cell>
          <table:table-cell table:style-name="ce31"/>
          <table:table-cell table:number-columns-repeated="16373"/>
        </table:table-row>
        <table:table-row table:style-name="ro5">
          <table:table-cell office:value-type="date" office:date-value="2021-12-15T00:00:00" table:style-name="ce33">
            <text:p>12/15/2021</text:p>
          </table:table-cell>
          <table:table-cell office:value-type="percentage" office:value="0.9" table:style-name="ce29">
            <text:p>90%</text:p>
          </table:table-cell>
          <table:table-cell office:value-type="percentage" office:value="1.0900000000000001" table:style-name="ce29">
            <text:p>109%</text:p>
          </table:table-cell>
          <table:table-cell office:value-type="percentage" office:value="1.0900000000000001" table:style-name="ce29">
            <text:p>109%</text:p>
          </table:table-cell>
          <table:table-cell office:value-type="percentage" office:value="0.95" table:style-name="ce31">
            <text:p>95%</text:p>
          </table:table-cell>
          <table:table-cell office:value-type="percentage" office:value="0.6" table:style-name="ce31">
            <text:p>60%</text:p>
          </table:table-cell>
          <table:table-cell office:value-type="percentage" office:value="0.51" table:style-name="ce29">
            <text:p>51%</text:p>
          </table:table-cell>
          <table:table-cell office:value-type="percentage" office:value="0.72" table:style-name="ce31">
            <text:p>72%</text:p>
          </table:table-cell>
          <table:table-cell office:value-type="percentage" office:value="0.77" table:style-name="ce31">
            <text:p>77%</text:p>
          </table:table-cell>
          <table:table-cell office:value-type="percentage" office:value="0.91" table:style-name="ce31">
            <text:p>91%</text:p>
          </table:table-cell>
          <table:table-cell table:style-name="ce31"/>
          <table:table-cell table:number-columns-repeated="16373"/>
        </table:table-row>
        <table:table-row table:style-name="ro5">
          <table:table-cell office:value-type="date" office:date-value="2021-12-16T00:00:00" table:style-name="ce33">
            <text:p>12/16/2021</text:p>
          </table:table-cell>
          <table:table-cell office:value-type="percentage" office:value="0.9" table:style-name="ce29">
            <text:p>90%</text:p>
          </table:table-cell>
          <table:table-cell office:value-type="percentage" office:value="1.06" table:style-name="ce29">
            <text:p>106%</text:p>
          </table:table-cell>
          <table:table-cell office:value-type="percentage" office:value="1.07" table:style-name="ce29">
            <text:p>107%</text:p>
          </table:table-cell>
          <table:table-cell office:value-type="percentage" office:value="0.94" table:style-name="ce31">
            <text:p>94%</text:p>
          </table:table-cell>
          <table:table-cell office:value-type="percentage" office:value="0.57999999999999996" table:style-name="ce31">
            <text:p>58%</text:p>
          </table:table-cell>
          <table:table-cell office:value-type="percentage" office:value="0.5" table:style-name="ce29">
            <text:p>50%</text:p>
          </table:table-cell>
          <table:table-cell office:value-type="percentage" office:value="0.72" table:style-name="ce31">
            <text:p>72%</text:p>
          </table:table-cell>
          <table:table-cell office:value-type="percentage" office:value="0.77" table:style-name="ce31">
            <text:p>77%</text:p>
          </table:table-cell>
          <table:table-cell office:value-type="percentage" office:value="1.02" table:style-name="ce31">
            <text:p>102%</text:p>
          </table:table-cell>
          <table:table-cell table:style-name="ce31"/>
          <table:table-cell table:number-columns-repeated="16373"/>
        </table:table-row>
        <table:table-row table:style-name="ro5">
          <table:table-cell office:value-type="date" office:date-value="2021-12-17T00:00:00" table:style-name="ce33">
            <text:p>12/17/2021</text:p>
          </table:table-cell>
          <table:table-cell office:value-type="percentage" office:value="0.91" table:style-name="ce29">
            <text:p>91%</text:p>
          </table:table-cell>
          <table:table-cell office:value-type="percentage" office:value="1.04" table:style-name="ce29">
            <text:p>104%</text:p>
          </table:table-cell>
          <table:table-cell office:value-type="percentage" office:value="1.04" table:style-name="ce29">
            <text:p>104%</text:p>
          </table:table-cell>
          <table:table-cell office:value-type="percentage" office:value="0.94" table:style-name="ce31">
            <text:p>94%</text:p>
          </table:table-cell>
          <table:table-cell office:value-type="percentage" office:value="0.56000000000000005" table:style-name="ce31">
            <text:p>56%</text:p>
          </table:table-cell>
          <table:table-cell office:value-type="percentage" office:value="0.49" table:style-name="ce29">
            <text:p>49%</text:p>
          </table:table-cell>
          <table:table-cell office:value-type="percentage" office:value="0.75" table:style-name="ce31">
            <text:p>75%</text:p>
          </table:table-cell>
          <table:table-cell office:value-type="percentage" office:value="0.74" table:style-name="ce31">
            <text:p>74%</text:p>
          </table:table-cell>
          <table:table-cell office:value-type="percentage" office:value="0.78" table:style-name="ce31">
            <text:p>78%</text:p>
          </table:table-cell>
          <table:table-cell table:style-name="ce31"/>
          <table:table-cell table:number-columns-repeated="16373"/>
        </table:table-row>
        <table:table-row table:style-name="ro5">
          <table:table-cell office:value-type="date" office:date-value="2021-12-18T00:00:00" table:style-name="ce45">
            <text:p>12/18/2021</text:p>
          </table:table-cell>
          <table:table-cell office:value-type="percentage" office:value="0.96" table:style-name="ce39">
            <text:p>96%</text:p>
          </table:table-cell>
          <table:table-cell office:value-type="percentage" office:value="1.1299999999999999" table:style-name="ce39">
            <text:p>113%</text:p>
          </table:table-cell>
          <table:table-cell office:value-type="percentage" office:value="1.1499999999999999" table:style-name="ce39">
            <text:p>115%</text:p>
          </table:table-cell>
          <table:table-cell office:value-type="percentage" office:value="0.99" table:style-name="ce42">
            <text:p>99%</text:p>
          </table:table-cell>
          <table:table-cell office:value-type="percentage" office:value="0.54" table:style-name="ce42">
            <text:p>54%</text:p>
          </table:table-cell>
          <table:table-cell office:value-type="percentage" office:value="0.51" table:style-name="ce39">
            <text:p>51%</text:p>
          </table:table-cell>
          <table:table-cell office:value-type="percentage" office:value="0.8" table:style-name="ce42">
            <text:p>80%</text:p>
          </table:table-cell>
          <table:table-cell office:value-type="percentage" office:value="0.74" table:style-name="ce42">
            <text:p>74%</text:p>
          </table:table-cell>
          <table:table-cell office:value-type="percentage" office:value="1" table:style-name="ce42">
            <text:p>100%</text:p>
          </table:table-cell>
          <table:table-cell table:style-name="ce42"/>
          <table:table-cell table:number-columns-repeated="16373"/>
        </table:table-row>
        <table:table-row table:style-name="ro5">
          <table:table-cell office:value-type="date" office:date-value="2021-12-19T00:00:00" table:style-name="ce45">
            <text:p>12/19/2021</text:p>
          </table:table-cell>
          <table:table-cell office:value-type="percentage" office:value="0.97" table:style-name="ce39">
            <text:p>97%</text:p>
          </table:table-cell>
          <table:table-cell office:value-type="percentage" office:value="1.18" table:style-name="ce39">
            <text:p>118%</text:p>
          </table:table-cell>
          <table:table-cell office:value-type="percentage" office:value="1.27" table:style-name="ce39">
            <text:p>127%</text:p>
          </table:table-cell>
          <table:table-cell office:value-type="percentage" office:value="1.01" table:style-name="ce42">
            <text:p>101%</text:p>
          </table:table-cell>
          <table:table-cell office:value-type="percentage" office:value="0.53" table:style-name="ce42">
            <text:p>53%</text:p>
          </table:table-cell>
          <table:table-cell office:value-type="percentage" office:value="0.6" table:style-name="ce39">
            <text:p>60%</text:p>
          </table:table-cell>
          <table:table-cell office:value-type="percentage" office:value="0.73" table:style-name="ce42">
            <text:p>73%</text:p>
          </table:table-cell>
          <table:table-cell office:value-type="percentage" office:value="0.83" table:style-name="ce42">
            <text:p>83%</text:p>
          </table:table-cell>
          <table:table-cell office:value-type="percentage" office:value="0.74" table:style-name="ce42">
            <text:p>74%</text:p>
          </table:table-cell>
          <table:table-cell table:style-name="ce42"/>
          <table:table-cell table:number-columns-repeated="16373"/>
        </table:table-row>
        <table:table-row table:style-name="ro5">
          <table:table-cell office:value-type="date" office:date-value="2021-12-20T00:00:00" table:style-name="ce33">
            <text:p>12/20/2021</text:p>
          </table:table-cell>
          <table:table-cell office:value-type="percentage" office:value="0.9" table:style-name="ce29">
            <text:p>90%</text:p>
          </table:table-cell>
          <table:table-cell office:value-type="percentage" office:value="1.05" table:style-name="ce29">
            <text:p>105%</text:p>
          </table:table-cell>
          <table:table-cell office:value-type="percentage" office:value="1.06" table:style-name="ce29">
            <text:p>106%</text:p>
          </table:table-cell>
          <table:table-cell office:value-type="percentage" office:value="0.94" table:style-name="ce31">
            <text:p>94%</text:p>
          </table:table-cell>
          <table:table-cell office:value-type="percentage" office:value="0.53" table:style-name="ce31">
            <text:p>53%</text:p>
          </table:table-cell>
          <table:table-cell office:value-type="percentage" office:value="0.55000000000000004" table:style-name="ce29">
            <text:p>55%</text:p>
          </table:table-cell>
          <table:table-cell office:value-type="percentage" office:value="0.7" table:style-name="ce31">
            <text:p>70%</text:p>
          </table:table-cell>
          <table:table-cell office:value-type="percentage" office:value="0.62" table:style-name="ce31">
            <text:p>62%</text:p>
          </table:table-cell>
          <table:table-cell office:value-type="percentage" office:value="0.75" table:style-name="ce31">
            <text:p>75%</text:p>
          </table:table-cell>
          <table:table-cell table:style-name="ce31"/>
          <table:table-cell table:number-columns-repeated="16373"/>
        </table:table-row>
        <table:table-row table:style-name="ro5">
          <table:table-cell office:value-type="date" office:date-value="2021-12-21T00:00:00" table:style-name="ce33">
            <text:p>12/21/2021</text:p>
          </table:table-cell>
          <table:table-cell office:value-type="percentage" office:value="0.89" table:style-name="ce29">
            <text:p>89%</text:p>
          </table:table-cell>
          <table:table-cell office:value-type="percentage" office:value="1.02" table:style-name="ce29">
            <text:p>102%</text:p>
          </table:table-cell>
          <table:table-cell office:value-type="percentage" office:value="1.02" table:style-name="ce29">
            <text:p>102%</text:p>
          </table:table-cell>
          <table:table-cell office:value-type="percentage" office:value="0.92" table:style-name="ce31">
            <text:p>92%</text:p>
          </table:table-cell>
          <table:table-cell office:value-type="percentage" office:value="0.56000000000000005" table:style-name="ce31">
            <text:p>56%</text:p>
          </table:table-cell>
          <table:table-cell office:value-type="percentage" office:value="0.55000000000000004" table:style-name="ce29">
            <text:p>55%</text:p>
          </table:table-cell>
          <table:table-cell office:value-type="percentage" office:value="0.7" table:style-name="ce31">
            <text:p>70%</text:p>
          </table:table-cell>
          <table:table-cell office:value-type="percentage" office:value="0.62" table:style-name="ce31">
            <text:p>62%</text:p>
          </table:table-cell>
          <table:table-cell office:value-type="percentage" office:value="0.7" table:style-name="ce31">
            <text:p>70%</text:p>
          </table:table-cell>
          <table:table-cell table:style-name="ce31"/>
          <table:table-cell table:number-columns-repeated="16373"/>
        </table:table-row>
        <table:table-row table:style-name="ro5">
          <table:table-cell office:value-type="date" office:date-value="2021-12-22T00:00:00" table:style-name="ce33">
            <text:p>12/22/2021</text:p>
          </table:table-cell>
          <table:table-cell office:value-type="percentage" office:value="0.9" table:style-name="ce29">
            <text:p>90%</text:p>
          </table:table-cell>
          <table:table-cell office:value-type="percentage" office:value="1" table:style-name="ce29">
            <text:p>100%</text:p>
          </table:table-cell>
          <table:table-cell office:value-type="percentage" office:value="0.92" table:style-name="ce29">
            <text:p>92%</text:p>
          </table:table-cell>
          <table:table-cell office:value-type="percentage" office:value="0.92" table:style-name="ce31">
            <text:p>92%</text:p>
          </table:table-cell>
          <table:table-cell office:value-type="percentage" office:value="0.65" table:style-name="ce31">
            <text:p>65%</text:p>
          </table:table-cell>
          <table:table-cell office:value-type="percentage" office:value="0.53" table:style-name="ce29">
            <text:p>53%</text:p>
          </table:table-cell>
          <table:table-cell office:value-type="percentage" office:value="0.7" table:style-name="ce31">
            <text:p>70%</text:p>
          </table:table-cell>
          <table:table-cell office:value-type="percentage" office:value="0.56000000000000005" table:style-name="ce31">
            <text:p>56%</text:p>
          </table:table-cell>
          <table:table-cell office:value-type="percentage" office:value="0.72" table:style-name="ce31">
            <text:p>72%</text:p>
          </table:table-cell>
          <table:table-cell table:style-name="ce31"/>
          <table:table-cell table:number-columns-repeated="16373"/>
        </table:table-row>
        <table:table-row table:style-name="ro5">
          <table:table-cell office:value-type="date" office:date-value="2021-12-23T00:00:00" table:style-name="ce33">
            <text:p>12/23/2021</text:p>
          </table:table-cell>
          <table:table-cell office:value-type="percentage" office:value="0.92" table:style-name="ce29">
            <text:p>92%</text:p>
          </table:table-cell>
          <table:table-cell office:value-type="percentage" office:value="0.92" table:style-name="ce29">
            <text:p>92%</text:p>
          </table:table-cell>
          <table:table-cell office:value-type="percentage" office:value="0.74" table:style-name="ce29">
            <text:p>74%</text:p>
          </table:table-cell>
          <table:table-cell office:value-type="percentage" office:value="0.9" table:style-name="ce31">
            <text:p>90%</text:p>
          </table:table-cell>
          <table:table-cell office:value-type="percentage" office:value="0.75" table:style-name="ce31">
            <text:p>75%</text:p>
          </table:table-cell>
          <table:table-cell office:value-type="percentage" office:value="0.5" table:style-name="ce29">
            <text:p>50%</text:p>
          </table:table-cell>
          <table:table-cell office:value-type="percentage" office:value="0.69" table:style-name="ce31">
            <text:p>69%</text:p>
          </table:table-cell>
          <table:table-cell office:value-type="percentage" office:value="0.55000000000000004" table:style-name="ce31">
            <text:p>55%</text:p>
          </table:table-cell>
          <table:table-cell office:value-type="percentage" office:value="1.27" table:style-name="ce31">
            <text:p>127%</text:p>
          </table:table-cell>
          <table:table-cell table:style-name="ce31"/>
          <table:table-cell table:number-columns-repeated="16373"/>
        </table:table-row>
        <table:table-row table:style-name="ro5">
          <table:table-cell office:value-type="date" office:date-value="2021-12-24T00:00:00" table:style-name="ce33">
            <text:p>12/24/2021</text:p>
          </table:table-cell>
          <table:table-cell office:value-type="percentage" office:value="0.77" table:style-name="ce29">
            <text:p>77%</text:p>
          </table:table-cell>
          <table:table-cell office:value-type="percentage" office:value="0.68" table:style-name="ce29">
            <text:p>68%</text:p>
          </table:table-cell>
          <table:table-cell office:value-type="percentage" office:value="0.38" table:style-name="ce29">
            <text:p>38%</text:p>
          </table:table-cell>
          <table:table-cell office:value-type="percentage" office:value="0.73" table:style-name="ce31">
            <text:p>73%</text:p>
          </table:table-cell>
          <table:table-cell office:value-type="percentage" office:value="0.71" table:style-name="ce31">
            <text:p>71%</text:p>
          </table:table-cell>
          <table:table-cell office:value-type="percentage" office:value="0.51" table:style-name="ce29">
            <text:p>51%</text:p>
          </table:table-cell>
          <table:table-cell office:value-type="percentage" office:value="0.73" table:style-name="ce31">
            <text:p>73%</text:p>
          </table:table-cell>
          <table:table-cell office:value-type="percentage" office:value="0.39" table:style-name="ce31">
            <text:p>39%</text:p>
          </table:table-cell>
          <table:table-cell office:value-type="percentage" office:value="0.98" table:style-name="ce31">
            <text:p>98%</text:p>
          </table:table-cell>
          <table:table-cell table:style-name="ce31"/>
          <table:table-cell table:number-columns-repeated="16373"/>
        </table:table-row>
        <table:table-row table:style-name="ro5">
          <table:table-cell office:value-type="date" office:date-value="2021-12-25T00:00:00" table:style-name="ce45">
            <text:p>12/25/2021</text:p>
          </table:table-cell>
          <table:table-cell office:value-type="percentage" office:value="0.5" table:style-name="ce39">
            <text:p>50%</text:p>
          </table:table-cell>
          <table:table-cell office:value-type="percentage" office:value="0.44" table:style-name="ce39">
            <text:p>44%</text:p>
          </table:table-cell>
          <table:table-cell office:value-type="percentage" office:value="0.08" table:style-name="ce39">
            <text:p>8%</text:p>
          </table:table-cell>
          <table:table-cell office:value-type="percentage" office:value="0.48" table:style-name="ce42">
            <text:p>48%</text:p>
          </table:table-cell>
          <table:table-cell office:value-type="percentage" office:value="0.56999999999999995" table:style-name="ce42">
            <text:p>57%</text:p>
          </table:table-cell>
          <table:table-cell office:value-type="string" table:style-name="ce39">
            <text:p>..</text:p>
          </table:table-cell>
          <table:table-cell office:value-type="string" table:style-name="ce42">
            <text:p>..</text:p>
          </table:table-cell>
          <table:table-cell office:value-type="string" table:style-name="ce42">
            <text:p>..</text:p>
          </table:table-cell>
          <table:table-cell office:value-type="percentage" office:value="0.51" table:style-name="ce42">
            <text:p>51%</text:p>
          </table:table-cell>
          <table:table-cell table:style-name="ce42"/>
          <table:table-cell table:number-columns-repeated="16373"/>
        </table:table-row>
        <table:table-row table:style-name="ro5">
          <table:table-cell office:value-type="date" office:date-value="2021-12-26T00:00:00" table:style-name="ce45">
            <text:p>12/26/2021</text:p>
          </table:table-cell>
          <table:table-cell office:value-type="percentage" office:value="0.74" table:style-name="ce39">
            <text:p>74%</text:p>
          </table:table-cell>
          <table:table-cell office:value-type="percentage" office:value="0.78" table:style-name="ce39">
            <text:p>78%</text:p>
          </table:table-cell>
          <table:table-cell office:value-type="percentage" office:value="0.4" table:style-name="ce39">
            <text:p>40%</text:p>
          </table:table-cell>
          <table:table-cell office:value-type="percentage" office:value="0.74" table:style-name="ce42">
            <text:p>74%</text:p>
          </table:table-cell>
          <table:table-cell office:value-type="percentage" office:value="0.49" table:style-name="ce42">
            <text:p>49%</text:p>
          </table:table-cell>
          <table:table-cell office:value-type="percentage" office:value="0.34" table:style-name="ce39">
            <text:p>34%</text:p>
          </table:table-cell>
          <table:table-cell office:value-type="percentage" office:value="0.55000000000000004" table:style-name="ce42">
            <text:p>55%</text:p>
          </table:table-cell>
          <table:table-cell office:value-type="string" table:style-name="ce42">
            <text:p>..</text:p>
          </table:table-cell>
          <table:table-cell office:value-type="percentage" office:value="0.59" table:style-name="ce42">
            <text:p>59%</text:p>
          </table:table-cell>
          <table:table-cell table:style-name="ce42"/>
          <table:table-cell table:number-columns-repeated="16373"/>
        </table:table-row>
        <table:table-row table:style-name="ro5">
          <table:table-cell office:value-type="date" office:date-value="2021-12-27T00:00:00" table:style-name="ce45">
            <text:p>12/27/2021</text:p>
          </table:table-cell>
          <table:table-cell office:value-type="percentage" office:value="0.72" table:style-name="ce39">
            <text:p>72%</text:p>
          </table:table-cell>
          <table:table-cell office:value-type="percentage" office:value="0.6" table:style-name="ce39">
            <text:p>60%</text:p>
          </table:table-cell>
          <table:table-cell office:value-type="percentage" office:value="0.26" table:style-name="ce39">
            <text:p>26%</text:p>
          </table:table-cell>
          <table:table-cell office:value-type="percentage" office:value="0.67" table:style-name="ce42">
            <text:p>67%</text:p>
          </table:table-cell>
          <table:table-cell office:value-type="percentage" office:value="0.4" table:style-name="ce42">
            <text:p>40%</text:p>
          </table:table-cell>
          <table:table-cell office:value-type="percentage" office:value="0.42" table:style-name="ce39">
            <text:p>42%</text:p>
          </table:table-cell>
          <table:table-cell office:value-type="percentage" office:value="0.56999999999999995" table:style-name="ce42">
            <text:p>57%</text:p>
          </table:table-cell>
          <table:table-cell office:value-type="string" table:style-name="ce42">
            <text:p>..</text:p>
          </table:table-cell>
          <table:table-cell office:value-type="percentage" office:value="0.46" table:style-name="ce42">
            <text:p>46%</text:p>
          </table:table-cell>
          <table:table-cell table:style-name="ce42"/>
          <table:table-cell table:number-columns-repeated="16373"/>
        </table:table-row>
        <table:table-row table:style-name="ro5">
          <table:table-cell office:value-type="date" office:date-value="2021-12-28T00:00:00" table:style-name="ce45">
            <text:p>12/28/2021</text:p>
          </table:table-cell>
          <table:table-cell office:value-type="percentage" office:value="0.7" table:style-name="ce39">
            <text:p>70%</text:p>
          </table:table-cell>
          <table:table-cell office:value-type="percentage" office:value="0.59" table:style-name="ce39">
            <text:p>59%</text:p>
          </table:table-cell>
          <table:table-cell office:value-type="percentage" office:value="0.31" table:style-name="ce39">
            <text:p>31%</text:p>
          </table:table-cell>
          <table:table-cell office:value-type="percentage" office:value="0.65" table:style-name="ce42">
            <text:p>65%</text:p>
          </table:table-cell>
          <table:table-cell office:value-type="percentage" office:value="0.42" table:style-name="ce42">
            <text:p>42%</text:p>
          </table:table-cell>
          <table:table-cell office:value-type="percentage" office:value="0.47" table:style-name="ce39">
            <text:p>47%</text:p>
          </table:table-cell>
          <table:table-cell office:value-type="percentage" office:value="0.61" table:style-name="ce42">
            <text:p>61%</text:p>
          </table:table-cell>
          <table:table-cell office:value-type="string" table:style-name="ce42">
            <text:p>..</text:p>
          </table:table-cell>
          <table:table-cell office:value-type="percentage" office:value="0.44" table:style-name="ce42">
            <text:p>44%</text:p>
          </table:table-cell>
          <table:table-cell table:style-name="ce42"/>
          <table:table-cell table:number-columns-repeated="16373"/>
        </table:table-row>
        <table:table-row table:style-name="ro5">
          <table:table-cell office:value-type="date" office:date-value="2021-12-29T00:00:00" table:style-name="ce33">
            <text:p>12/29/2021</text:p>
          </table:table-cell>
          <table:table-cell office:value-type="percentage" office:value="0.73" table:style-name="ce29">
            <text:p>73%</text:p>
          </table:table-cell>
          <table:table-cell office:value-type="percentage" office:value="0.69" table:style-name="ce29">
            <text:p>69%</text:p>
          </table:table-cell>
          <table:table-cell office:value-type="percentage" office:value="0.51" table:style-name="ce29">
            <text:p>51%</text:p>
          </table:table-cell>
          <table:table-cell office:value-type="percentage" office:value="0.7" table:style-name="ce31">
            <text:p>70%</text:p>
          </table:table-cell>
          <table:table-cell office:value-type="percentage" office:value="0.35" table:style-name="ce31">
            <text:p>35%</text:p>
          </table:table-cell>
          <table:table-cell office:value-type="percentage" office:value="0.48" table:style-name="ce29">
            <text:p>48%</text:p>
          </table:table-cell>
          <table:table-cell office:value-type="percentage" office:value="0.67" table:style-name="ce31">
            <text:p>67%</text:p>
          </table:table-cell>
          <table:table-cell office:value-type="percentage" office:value="0.42" table:style-name="ce31">
            <text:p>42%</text:p>
          </table:table-cell>
          <table:table-cell office:value-type="percentage" office:value="0.64" table:style-name="ce31">
            <text:p>64%</text:p>
          </table:table-cell>
          <table:table-cell table:style-name="ce31"/>
          <table:table-cell table:number-columns-repeated="16373"/>
        </table:table-row>
        <table:table-row table:style-name="ro5">
          <table:table-cell office:value-type="date" office:date-value="2021-12-30T00:00:00" table:style-name="ce33">
            <text:p>12/30/2021</text:p>
          </table:table-cell>
          <table:table-cell office:value-type="percentage" office:value="0.74" table:style-name="ce29">
            <text:p>74%</text:p>
          </table:table-cell>
          <table:table-cell office:value-type="percentage" office:value="0.69" table:style-name="ce29">
            <text:p>69%</text:p>
          </table:table-cell>
          <table:table-cell office:value-type="percentage" office:value="0.51" table:style-name="ce29">
            <text:p>51%</text:p>
          </table:table-cell>
          <table:table-cell office:value-type="percentage" office:value="0.72" table:style-name="ce31">
            <text:p>72%</text:p>
          </table:table-cell>
          <table:table-cell office:value-type="percentage" office:value="0.31" table:style-name="ce31">
            <text:p>31%</text:p>
          </table:table-cell>
          <table:table-cell office:value-type="percentage" office:value="0.49" table:style-name="ce29">
            <text:p>49%</text:p>
          </table:table-cell>
          <table:table-cell office:value-type="percentage" office:value="0.69" table:style-name="ce31">
            <text:p>69%</text:p>
          </table:table-cell>
          <table:table-cell office:value-type="percentage" office:value="0.45" table:style-name="ce31">
            <text:p>45%</text:p>
          </table:table-cell>
          <table:table-cell office:value-type="percentage" office:value="0.73" table:style-name="ce31">
            <text:p>73%</text:p>
          </table:table-cell>
          <table:table-cell table:style-name="ce31"/>
          <table:table-cell table:number-columns-repeated="16373"/>
        </table:table-row>
        <table:table-row table:style-name="ro5">
          <table:table-cell office:value-type="date" office:date-value="2021-12-31T00:00:00" table:style-name="ce33">
            <text:p>12/31/2021</text:p>
          </table:table-cell>
          <table:table-cell office:value-type="percentage" office:value="0.68" table:style-name="ce29">
            <text:p>68%</text:p>
          </table:table-cell>
          <table:table-cell office:value-type="percentage" office:value="0.61" table:style-name="ce29">
            <text:p>61%</text:p>
          </table:table-cell>
          <table:table-cell office:value-type="percentage" office:value="0.37" table:style-name="ce29">
            <text:p>37%</text:p>
          </table:table-cell>
          <table:table-cell office:value-type="percentage" office:value="0.65" table:style-name="ce31">
            <text:p>65%</text:p>
          </table:table-cell>
          <table:table-cell office:value-type="percentage" office:value="0.35" table:style-name="ce31">
            <text:p>35%</text:p>
          </table:table-cell>
          <table:table-cell office:value-type="percentage" office:value="0.55000000000000004" table:style-name="ce29">
            <text:p>55%</text:p>
          </table:table-cell>
          <table:table-cell office:value-type="percentage" office:value="0.77" table:style-name="ce31">
            <text:p>77%</text:p>
          </table:table-cell>
          <table:table-cell office:value-type="percentage" office:value="0.39" table:style-name="ce31">
            <text:p>39%</text:p>
          </table:table-cell>
          <table:table-cell office:value-type="percentage" office:value="0.7" table:style-name="ce31">
            <text:p>70%</text:p>
          </table:table-cell>
          <table:table-cell table:style-name="ce31"/>
          <table:table-cell table:number-columns-repeated="16373"/>
        </table:table-row>
        <table:table-row table:style-name="ro5">
          <table:table-cell office:value-type="date" office:date-value="2022-01-01T00:00:00" table:style-name="ce45">
            <text:p>1/1/2022</text:p>
          </table:table-cell>
          <table:table-cell office:value-type="percentage" office:value="0.57999999999999996" table:style-name="ce39">
            <text:p>58%</text:p>
          </table:table-cell>
          <table:table-cell office:value-type="percentage" office:value="0.59" table:style-name="ce39">
            <text:p>59%</text:p>
          </table:table-cell>
          <table:table-cell office:value-type="percentage" office:value="0.25" table:style-name="ce39">
            <text:p>25%</text:p>
          </table:table-cell>
          <table:table-cell office:value-type="percentage" office:value="0.56999999999999995" table:style-name="ce42">
            <text:p>57%</text:p>
          </table:table-cell>
          <table:table-cell office:value-type="percentage" office:value="0.34" table:style-name="ce42">
            <text:p>34%</text:p>
          </table:table-cell>
          <table:table-cell office:value-type="percentage" office:value="0.53" table:style-name="ce39">
            <text:p>53%</text:p>
          </table:table-cell>
          <table:table-cell office:value-type="percentage" office:value="0.81" table:style-name="ce42">
            <text:p>81%</text:p>
          </table:table-cell>
          <table:table-cell office:value-type="string" table:style-name="ce42">
            <text:p>..</text:p>
          </table:table-cell>
          <table:table-cell office:value-type="percentage" office:value="0.8" table:style-name="ce42">
            <text:p>80%</text:p>
          </table:table-cell>
          <table:table-cell table:style-name="ce42"/>
          <table:table-cell table:number-columns-repeated="16373"/>
        </table:table-row>
        <table:table-row table:style-name="ro5">
          <table:table-cell office:value-type="date" office:date-value="2022-01-02T00:00:00" table:style-name="ce45">
            <text:p>1/2/2022</text:p>
          </table:table-cell>
          <table:table-cell office:value-type="percentage" office:value="0.82" table:style-name="ce39">
            <text:p>82%</text:p>
          </table:table-cell>
          <table:table-cell office:value-type="percentage" office:value="0.97" table:style-name="ce39">
            <text:p>97%</text:p>
          </table:table-cell>
          <table:table-cell office:value-type="percentage" office:value="0.78" table:style-name="ce39">
            <text:p>78%</text:p>
          </table:table-cell>
          <table:table-cell office:value-type="percentage" office:value="0.85" table:style-name="ce42">
            <text:p>85%</text:p>
          </table:table-cell>
          <table:table-cell office:value-type="percentage" office:value="0.32" table:style-name="ce42">
            <text:p>32%</text:p>
          </table:table-cell>
          <table:table-cell office:value-type="percentage" office:value="0.64" table:style-name="ce39">
            <text:p>64%</text:p>
          </table:table-cell>
          <table:table-cell office:value-type="percentage" office:value="0.72" table:style-name="ce42">
            <text:p>72%</text:p>
          </table:table-cell>
          <table:table-cell office:value-type="percentage" office:value="0.63" table:style-name="ce42">
            <text:p>63%</text:p>
          </table:table-cell>
          <table:table-cell office:value-type="percentage" office:value="0.82" table:style-name="ce42">
            <text:p>82%</text:p>
          </table:table-cell>
          <table:table-cell table:style-name="ce42"/>
          <table:table-cell table:number-columns-repeated="16373"/>
        </table:table-row>
        <table:table-row table:style-name="ro5">
          <table:table-cell office:value-type="date" office:date-value="2022-01-03T00:00:00" table:style-name="ce45">
            <text:p>1/3/2022</text:p>
          </table:table-cell>
          <table:table-cell office:value-type="percentage" office:value="0.64" table:style-name="ce39">
            <text:p>64%</text:p>
          </table:table-cell>
          <table:table-cell office:value-type="percentage" office:value="0.56999999999999995" table:style-name="ce39">
            <text:p>57%</text:p>
          </table:table-cell>
          <table:table-cell office:value-type="percentage" office:value="0.3" table:style-name="ce39">
            <text:p>30%</text:p>
          </table:table-cell>
          <table:table-cell office:value-type="percentage" office:value="0.6" table:style-name="ce42">
            <text:p>60%</text:p>
          </table:table-cell>
          <table:table-cell office:value-type="percentage" office:value="0.4" table:style-name="ce42">
            <text:p>40%</text:p>
          </table:table-cell>
          <table:table-cell office:value-type="percentage" office:value="0.65" table:style-name="ce39">
            <text:p>65%</text:p>
          </table:table-cell>
          <table:table-cell office:value-type="percentage" office:value="0.81" table:style-name="ce42">
            <text:p>81%</text:p>
          </table:table-cell>
          <table:table-cell office:value-type="string" table:style-name="ce42">
            <text:p>..</text:p>
          </table:table-cell>
          <table:table-cell office:value-type="percentage" office:value="0.69" table:style-name="ce42">
            <text:p>69%</text:p>
          </table:table-cell>
          <table:table-cell table:style-name="ce42"/>
          <table:table-cell table:number-columns-repeated="16373"/>
        </table:table-row>
        <table:table-row table:style-name="ro5">
          <table:table-cell office:value-type="date" office:date-value="2022-01-04T00:00:00" table:style-name="ce33">
            <text:p>1/4/2022</text:p>
          </table:table-cell>
          <table:table-cell office:value-type="percentage" office:value="0.75" table:style-name="ce29">
            <text:p>75%</text:p>
          </table:table-cell>
          <table:table-cell office:value-type="percentage" office:value="0.87" table:style-name="ce29">
            <text:p>87%</text:p>
          </table:table-cell>
          <table:table-cell office:value-type="percentage" office:value="0.76" table:style-name="ce29">
            <text:p>76%</text:p>
          </table:table-cell>
          <table:table-cell office:value-type="percentage" office:value="0.77" table:style-name="ce31">
            <text:p>77%</text:p>
          </table:table-cell>
          <table:table-cell office:value-type="percentage" office:value="0.39" table:style-name="ce31">
            <text:p>39%</text:p>
          </table:table-cell>
          <table:table-cell office:value-type="percentage" office:value="0.39" table:style-name="ce29">
            <text:p>39%</text:p>
          </table:table-cell>
          <table:table-cell office:value-type="percentage" office:value="0.59" table:style-name="ce31">
            <text:p>59%</text:p>
          </table:table-cell>
          <table:table-cell office:value-type="percentage" office:value="0.56999999999999995" table:style-name="ce31">
            <text:p>57%</text:p>
          </table:table-cell>
          <table:table-cell office:value-type="percentage" office:value="0.62" table:style-name="ce31">
            <text:p>62%</text:p>
          </table:table-cell>
          <table:table-cell table:style-name="ce31"/>
          <table:table-cell table:number-columns-repeated="16373"/>
        </table:table-row>
        <table:table-row table:style-name="ro5">
          <table:table-cell office:value-type="date" office:date-value="2022-01-05T00:00:00" table:style-name="ce33">
            <text:p>1/5/2022</text:p>
          </table:table-cell>
          <table:table-cell office:value-type="percentage" office:value="0.77" table:style-name="ce29">
            <text:p>77%</text:p>
          </table:table-cell>
          <table:table-cell office:value-type="percentage" office:value="0.92" table:style-name="ce29">
            <text:p>92%</text:p>
          </table:table-cell>
          <table:table-cell office:value-type="percentage" office:value="0.9" table:style-name="ce29">
            <text:p>90%</text:p>
          </table:table-cell>
          <table:table-cell office:value-type="percentage" office:value="0.8" table:style-name="ce31">
            <text:p>80%</text:p>
          </table:table-cell>
          <table:table-cell office:value-type="percentage" office:value="0.4" table:style-name="ce31">
            <text:p>40%</text:p>
          </table:table-cell>
          <table:table-cell office:value-type="percentage" office:value="0.43" table:style-name="ce29">
            <text:p>43%</text:p>
          </table:table-cell>
          <table:table-cell office:value-type="percentage" office:value="0.66" table:style-name="ce31">
            <text:p>66%</text:p>
          </table:table-cell>
          <table:table-cell office:value-type="percentage" office:value="0.6" table:style-name="ce31">
            <text:p>60%</text:p>
          </table:table-cell>
          <table:table-cell office:value-type="percentage" office:value="0.91" table:style-name="ce31">
            <text:p>91%</text:p>
          </table:table-cell>
          <table:table-cell table:style-name="ce31"/>
          <table:table-cell table:number-columns-repeated="16373"/>
        </table:table-row>
        <table:table-row table:style-name="ro5">
          <table:table-cell office:value-type="date" office:date-value="2022-01-06T00:00:00" table:style-name="ce33">
            <text:p>1/6/2022</text:p>
          </table:table-cell>
          <table:table-cell office:value-type="percentage" office:value="0.75" table:style-name="ce29">
            <text:p>75%</text:p>
          </table:table-cell>
          <table:table-cell office:value-type="percentage" office:value="0.91" table:style-name="ce29">
            <text:p>91%</text:p>
          </table:table-cell>
          <table:table-cell office:value-type="percentage" office:value="0.93" table:style-name="ce29">
            <text:p>93%</text:p>
          </table:table-cell>
          <table:table-cell office:value-type="percentage" office:value="0.79" table:style-name="ce31">
            <text:p>79%</text:p>
          </table:table-cell>
          <table:table-cell office:value-type="percentage" office:value="0.41" table:style-name="ce31">
            <text:p>41%</text:p>
          </table:table-cell>
          <table:table-cell office:value-type="percentage" office:value="0.42" table:style-name="ce29">
            <text:p>42%</text:p>
          </table:table-cell>
          <table:table-cell office:value-type="percentage" office:value="0.67" table:style-name="ce31">
            <text:p>67%</text:p>
          </table:table-cell>
          <table:table-cell office:value-type="percentage" office:value="0.6" table:style-name="ce31">
            <text:p>60%</text:p>
          </table:table-cell>
          <table:table-cell office:value-type="percentage" office:value="0.96" table:style-name="ce31">
            <text:p>96%</text:p>
          </table:table-cell>
          <table:table-cell table:style-name="ce31"/>
          <table:table-cell table:number-columns-repeated="16373"/>
        </table:table-row>
        <table:table-row table:style-name="ro5">
          <table:table-cell office:value-type="date" office:date-value="2022-01-07T00:00:00" table:style-name="ce33">
            <text:p>1/7/2022</text:p>
          </table:table-cell>
          <table:table-cell office:value-type="percentage" office:value="0.77" table:style-name="ce29">
            <text:p>77%</text:p>
          </table:table-cell>
          <table:table-cell office:value-type="percentage" office:value="0.92" table:style-name="ce29">
            <text:p>92%</text:p>
          </table:table-cell>
          <table:table-cell office:value-type="percentage" office:value="0.94" table:style-name="ce29">
            <text:p>94%</text:p>
          </table:table-cell>
          <table:table-cell office:value-type="percentage" office:value="0.81" table:style-name="ce31">
            <text:p>81%</text:p>
          </table:table-cell>
          <table:table-cell office:value-type="percentage" office:value="0.4" table:style-name="ce31">
            <text:p>40%</text:p>
          </table:table-cell>
          <table:table-cell office:value-type="percentage" office:value="0.45" table:style-name="ce29">
            <text:p>45%</text:p>
          </table:table-cell>
          <table:table-cell office:value-type="percentage" office:value="0.67" table:style-name="ce31">
            <text:p>67%</text:p>
          </table:table-cell>
          <table:table-cell office:value-type="percentage" office:value="0.61" table:style-name="ce31">
            <text:p>61%</text:p>
          </table:table-cell>
          <table:table-cell office:value-type="percentage" office:value="0.91" table:style-name="ce31">
            <text:p>91%</text:p>
          </table:table-cell>
          <table:table-cell table:style-name="ce31"/>
          <table:table-cell table:number-columns-repeated="16373"/>
        </table:table-row>
        <table:table-row table:style-name="ro5">
          <table:table-cell office:value-type="date" office:date-value="2022-01-08T00:00:00" table:style-name="ce45">
            <text:p>1/8/2022</text:p>
          </table:table-cell>
          <table:table-cell office:value-type="percentage" office:value="0.79" table:style-name="ce39">
            <text:p>79%</text:p>
          </table:table-cell>
          <table:table-cell office:value-type="percentage" office:value="0.96" table:style-name="ce39">
            <text:p>96%</text:p>
          </table:table-cell>
          <table:table-cell office:value-type="percentage" office:value="0.97" table:style-name="ce39">
            <text:p>97%</text:p>
          </table:table-cell>
          <table:table-cell office:value-type="percentage" office:value="0.82" table:style-name="ce42">
            <text:p>82%</text:p>
          </table:table-cell>
          <table:table-cell office:value-type="percentage" office:value="0.49" table:style-name="ce42">
            <text:p>49%</text:p>
          </table:table-cell>
          <table:table-cell office:value-type="percentage" office:value="0.56000000000000005" table:style-name="ce39">
            <text:p>56%</text:p>
          </table:table-cell>
          <table:table-cell office:value-type="percentage" office:value="0.65" table:style-name="ce42">
            <text:p>65%</text:p>
          </table:table-cell>
          <table:table-cell office:value-type="percentage" office:value="0.54" table:style-name="ce42">
            <text:p>54%</text:p>
          </table:table-cell>
          <table:table-cell office:value-type="percentage" office:value="0.78" table:style-name="ce42">
            <text:p>78%</text:p>
          </table:table-cell>
          <table:table-cell table:style-name="ce42"/>
          <table:table-cell table:number-columns-repeated="16373"/>
        </table:table-row>
        <table:table-row table:style-name="ro5">
          <table:table-cell office:value-type="date" office:date-value="2022-01-09T00:00:00" table:style-name="ce45">
            <text:p>1/9/2022</text:p>
          </table:table-cell>
          <table:table-cell office:value-type="percentage" office:value="0.85" table:style-name="ce39">
            <text:p>85%</text:p>
          </table:table-cell>
          <table:table-cell office:value-type="percentage" office:value="1.05" table:style-name="ce39">
            <text:p>105%</text:p>
          </table:table-cell>
          <table:table-cell office:value-type="percentage" office:value="1.03" table:style-name="ce39">
            <text:p>103%</text:p>
          </table:table-cell>
          <table:table-cell office:value-type="percentage" office:value="0.88" table:style-name="ce42">
            <text:p>88%</text:p>
          </table:table-cell>
          <table:table-cell office:value-type="percentage" office:value="0.59" table:style-name="ce42">
            <text:p>59%</text:p>
          </table:table-cell>
          <table:table-cell office:value-type="percentage" office:value="0.64" table:style-name="ce39">
            <text:p>64%</text:p>
          </table:table-cell>
          <table:table-cell office:value-type="percentage" office:value="0.76" table:style-name="ce42">
            <text:p>76%</text:p>
          </table:table-cell>
          <table:table-cell office:value-type="percentage" office:value="0.68" table:style-name="ce42">
            <text:p>68%</text:p>
          </table:table-cell>
          <table:table-cell office:value-type="percentage" office:value="1.25" table:style-name="ce42">
            <text:p>125%</text:p>
          </table:table-cell>
          <table:table-cell table:style-name="ce42"/>
          <table:table-cell table:number-columns-repeated="16373"/>
        </table:table-row>
        <table:table-row table:style-name="ro5">
          <table:table-cell office:value-type="date" office:date-value="2022-01-10T00:00:00" table:style-name="ce33">
            <text:p>1/10/2022</text:p>
          </table:table-cell>
          <table:table-cell office:value-type="percentage" office:value="0.82" table:style-name="ce29">
            <text:p>82%</text:p>
          </table:table-cell>
          <table:table-cell office:value-type="percentage" office:value="1.03" table:style-name="ce29">
            <text:p>103%</text:p>
          </table:table-cell>
          <table:table-cell office:value-type="percentage" office:value="1.02" table:style-name="ce29">
            <text:p>102%</text:p>
          </table:table-cell>
          <table:table-cell office:value-type="percentage" office:value="0.87" table:style-name="ce31">
            <text:p>87%</text:p>
          </table:table-cell>
          <table:table-cell office:value-type="percentage" office:value="0.56000000000000005" table:style-name="ce31">
            <text:p>56%</text:p>
          </table:table-cell>
          <table:table-cell office:value-type="percentage" office:value="0.44" table:style-name="ce29">
            <text:p>44%</text:p>
          </table:table-cell>
          <table:table-cell office:value-type="percentage" office:value="0.69" table:style-name="ce31">
            <text:p>69%</text:p>
          </table:table-cell>
          <table:table-cell office:value-type="percentage" office:value="0.68" table:style-name="ce31">
            <text:p>68%</text:p>
          </table:table-cell>
          <table:table-cell office:value-type="percentage" office:value="0.86" table:style-name="ce31">
            <text:p>86%</text:p>
          </table:table-cell>
          <table:table-cell table:style-name="ce31"/>
          <table:table-cell table:number-columns-repeated="16373"/>
        </table:table-row>
        <table:table-row table:style-name="ro5">
          <table:table-cell office:value-type="date" office:date-value="2022-01-11T00:00:00" table:style-name="ce33">
            <text:p>1/11/2022</text:p>
          </table:table-cell>
          <table:table-cell office:value-type="percentage" office:value="0.82" table:style-name="ce29">
            <text:p>82%</text:p>
          </table:table-cell>
          <table:table-cell office:value-type="percentage" office:value="1.02" table:style-name="ce29">
            <text:p>102%</text:p>
          </table:table-cell>
          <table:table-cell office:value-type="percentage" office:value="1.01" table:style-name="ce29">
            <text:p>101%</text:p>
          </table:table-cell>
          <table:table-cell office:value-type="percentage" office:value="0.87" table:style-name="ce31">
            <text:p>87%</text:p>
          </table:table-cell>
          <table:table-cell office:value-type="percentage" office:value="0.55000000000000004" table:style-name="ce31">
            <text:p>55%</text:p>
          </table:table-cell>
          <table:table-cell office:value-type="percentage" office:value="0.45" table:style-name="ce29">
            <text:p>45%</text:p>
          </table:table-cell>
          <table:table-cell office:value-type="percentage" office:value="0.7" table:style-name="ce31">
            <text:p>70%</text:p>
          </table:table-cell>
          <table:table-cell office:value-type="percentage" office:value="0.71" table:style-name="ce31">
            <text:p>71%</text:p>
          </table:table-cell>
          <table:table-cell office:value-type="percentage" office:value="0.79" table:style-name="ce31">
            <text:p>79%</text:p>
          </table:table-cell>
          <table:table-cell table:style-name="ce31"/>
          <table:table-cell table:number-columns-repeated="16373"/>
        </table:table-row>
        <table:table-row table:style-name="ro5">
          <table:table-cell office:value-type="date" office:date-value="2022-01-12T00:00:00" table:style-name="ce33">
            <text:p>1/12/2022</text:p>
          </table:table-cell>
          <table:table-cell office:value-type="percentage" office:value="0.83" table:style-name="ce29">
            <text:p>83%</text:p>
          </table:table-cell>
          <table:table-cell office:value-type="percentage" office:value="1.02" table:style-name="ce29">
            <text:p>102%</text:p>
          </table:table-cell>
          <table:table-cell office:value-type="percentage" office:value="1.01" table:style-name="ce29">
            <text:p>101%</text:p>
          </table:table-cell>
          <table:table-cell office:value-type="percentage" office:value="0.88" table:style-name="ce31">
            <text:p>88%</text:p>
          </table:table-cell>
          <table:table-cell office:value-type="percentage" office:value="0.55000000000000004" table:style-name="ce31">
            <text:p>55%</text:p>
          </table:table-cell>
          <table:table-cell office:value-type="percentage" office:value="0.48" table:style-name="ce29">
            <text:p>48%</text:p>
          </table:table-cell>
          <table:table-cell office:value-type="percentage" office:value="0.7" table:style-name="ce31">
            <text:p>70%</text:p>
          </table:table-cell>
          <table:table-cell office:value-type="percentage" office:value="0.69" table:style-name="ce31">
            <text:p>69%</text:p>
          </table:table-cell>
          <table:table-cell office:value-type="percentage" office:value="1.05" table:style-name="ce31">
            <text:p>105%</text:p>
          </table:table-cell>
          <table:table-cell table:style-name="ce31"/>
          <table:table-cell table:number-columns-repeated="16373"/>
        </table:table-row>
        <table:table-row table:style-name="ro5">
          <table:table-cell office:value-type="date" office:date-value="2022-01-13T00:00:00" table:style-name="ce33">
            <text:p>1/13/2022</text:p>
          </table:table-cell>
          <table:table-cell office:value-type="percentage" office:value="0.83" table:style-name="ce29">
            <text:p>83%</text:p>
          </table:table-cell>
          <table:table-cell office:value-type="percentage" office:value="1" table:style-name="ce29">
            <text:p>100%</text:p>
          </table:table-cell>
          <table:table-cell office:value-type="percentage" office:value="1" table:style-name="ce29">
            <text:p>100%</text:p>
          </table:table-cell>
          <table:table-cell office:value-type="percentage" office:value="0.87" table:style-name="ce31">
            <text:p>87%</text:p>
          </table:table-cell>
          <table:table-cell office:value-type="percentage" office:value="0.56000000000000005" table:style-name="ce31">
            <text:p>56%</text:p>
          </table:table-cell>
          <table:table-cell office:value-type="percentage" office:value="0.48" table:style-name="ce29">
            <text:p>48%</text:p>
          </table:table-cell>
          <table:table-cell office:value-type="percentage" office:value="0.7" table:style-name="ce31">
            <text:p>70%</text:p>
          </table:table-cell>
          <table:table-cell office:value-type="percentage" office:value="0.7" table:style-name="ce31">
            <text:p>70%</text:p>
          </table:table-cell>
          <table:table-cell office:value-type="percentage" office:value="1.1200000000000001" table:style-name="ce31">
            <text:p>112%</text:p>
          </table:table-cell>
          <table:table-cell table:style-name="ce31"/>
          <table:table-cell table:number-columns-repeated="16373"/>
        </table:table-row>
        <table:table-row table:style-name="ro5">
          <table:table-cell office:value-type="date" office:date-value="2022-01-14T00:00:00" table:style-name="ce33">
            <text:p>1/14/2022</text:p>
          </table:table-cell>
          <table:table-cell office:value-type="percentage" office:value="0.85" table:style-name="ce29">
            <text:p>85%</text:p>
          </table:table-cell>
          <table:table-cell office:value-type="percentage" office:value="1.01" table:style-name="ce29">
            <text:p>101%</text:p>
          </table:table-cell>
          <table:table-cell office:value-type="percentage" office:value="0.98" table:style-name="ce29">
            <text:p>98%</text:p>
          </table:table-cell>
          <table:table-cell office:value-type="percentage" office:value="0.88" table:style-name="ce31">
            <text:p>88%</text:p>
          </table:table-cell>
          <table:table-cell office:value-type="percentage" office:value="0.56999999999999995" table:style-name="ce31">
            <text:p>57%</text:p>
          </table:table-cell>
          <table:table-cell office:value-type="percentage" office:value="0.49" table:style-name="ce29">
            <text:p>49%</text:p>
          </table:table-cell>
          <table:table-cell office:value-type="percentage" office:value="0.73" table:style-name="ce31">
            <text:p>73%</text:p>
          </table:table-cell>
          <table:table-cell office:value-type="percentage" office:value="0.7" table:style-name="ce31">
            <text:p>70%</text:p>
          </table:table-cell>
          <table:table-cell office:value-type="percentage" office:value="0.83" table:style-name="ce31">
            <text:p>83%</text:p>
          </table:table-cell>
          <table:table-cell table:style-name="ce31"/>
          <table:table-cell table:number-columns-repeated="16373"/>
        </table:table-row>
        <table:table-row table:style-name="ro5">
          <table:table-cell office:value-type="date" office:date-value="2022-01-15T00:00:00" table:style-name="ce45">
            <text:p>1/15/2022</text:p>
          </table:table-cell>
          <table:table-cell office:value-type="percentage" office:value="0.88" table:style-name="ce39">
            <text:p>88%</text:p>
          </table:table-cell>
          <table:table-cell office:value-type="percentage" office:value="1.07" table:style-name="ce39">
            <text:p>107%</text:p>
          </table:table-cell>
          <table:table-cell office:value-type="percentage" office:value="0.99" table:style-name="ce39">
            <text:p>99%</text:p>
          </table:table-cell>
          <table:table-cell office:value-type="percentage" office:value="0.91" table:style-name="ce42">
            <text:p>91%</text:p>
          </table:table-cell>
          <table:table-cell office:value-type="percentage" office:value="0.57999999999999996" table:style-name="ce42">
            <text:p>58%</text:p>
          </table:table-cell>
          <table:table-cell office:value-type="percentage" office:value="0.59" table:style-name="ce39">
            <text:p>59%</text:p>
          </table:table-cell>
          <table:table-cell office:value-type="percentage" office:value="0.75" table:style-name="ce42">
            <text:p>75%</text:p>
          </table:table-cell>
          <table:table-cell office:value-type="percentage" office:value="0.66" table:style-name="ce42">
            <text:p>66%</text:p>
          </table:table-cell>
          <table:table-cell office:value-type="percentage" office:value="1.08" table:style-name="ce42">
            <text:p>108%</text:p>
          </table:table-cell>
          <table:table-cell table:style-name="ce42"/>
          <table:table-cell table:number-columns-repeated="16373"/>
        </table:table-row>
        <table:table-row table:style-name="ro5">
          <table:table-cell office:value-type="date" office:date-value="2022-01-16T00:00:00" table:style-name="ce45">
            <text:p>1/16/2022</text:p>
          </table:table-cell>
          <table:table-cell office:value-type="percentage" office:value="0.89" table:style-name="ce39">
            <text:p>89%</text:p>
          </table:table-cell>
          <table:table-cell office:value-type="percentage" office:value="1.1200000000000001" table:style-name="ce39">
            <text:p>112%</text:p>
          </table:table-cell>
          <table:table-cell office:value-type="percentage" office:value="1.06" table:style-name="ce39">
            <text:p>106%</text:p>
          </table:table-cell>
          <table:table-cell office:value-type="percentage" office:value="0.93" table:style-name="ce42">
            <text:p>93%</text:p>
          </table:table-cell>
          <table:table-cell office:value-type="percentage" office:value="0.57999999999999996" table:style-name="ce42">
            <text:p>58%</text:p>
          </table:table-cell>
          <table:table-cell office:value-type="percentage" office:value="0.6" table:style-name="ce39">
            <text:p>60%</text:p>
          </table:table-cell>
          <table:table-cell office:value-type="percentage" office:value="0.75" table:style-name="ce42">
            <text:p>75%</text:p>
          </table:table-cell>
          <table:table-cell office:value-type="percentage" office:value="0.73" table:style-name="ce42">
            <text:p>73%</text:p>
          </table:table-cell>
          <table:table-cell office:value-type="percentage" office:value="1.27" table:style-name="ce42">
            <text:p>127%</text:p>
          </table:table-cell>
          <table:table-cell table:style-name="ce42"/>
          <table:table-cell table:number-columns-repeated="16373"/>
        </table:table-row>
        <table:table-row table:style-name="ro5">
          <table:table-cell office:value-type="date" office:date-value="2022-01-17T00:00:00" table:style-name="ce33">
            <text:p>1/17/2022</text:p>
          </table:table-cell>
          <table:table-cell office:value-type="percentage" office:value="0.86" table:style-name="ce29">
            <text:p>86%</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1" table:style-name="ce31">
            <text:p>91%</text:p>
          </table:table-cell>
          <table:table-cell office:value-type="percentage" office:value="0.56999999999999995" table:style-name="ce31">
            <text:p>57%</text:p>
          </table:table-cell>
          <table:table-cell office:value-type="percentage" office:value="0.46" table:style-name="ce29">
            <text:p>46%</text:p>
          </table:table-cell>
          <table:table-cell office:value-type="percentage" office:value="0.71" table:style-name="ce31">
            <text:p>71%</text:p>
          </table:table-cell>
          <table:table-cell office:value-type="percentage" office:value="0.72" table:style-name="ce31">
            <text:p>72%</text:p>
          </table:table-cell>
          <table:table-cell office:value-type="percentage" office:value="0.93" table:style-name="ce31">
            <text:p>93%</text:p>
          </table:table-cell>
          <table:table-cell table:style-name="ce31"/>
          <table:table-cell table:number-columns-repeated="16373"/>
        </table:table-row>
        <table:table-row table:style-name="ro5">
          <table:table-cell office:value-type="date" office:date-value="2022-01-18T00:00:00" table:style-name="ce33">
            <text:p>1/18/2022</text:p>
          </table:table-cell>
          <table:table-cell office:value-type="percentage" office:value="0.83" table:style-name="ce29">
            <text:p>83%</text:p>
          </table:table-cell>
          <table:table-cell office:value-type="percentage" office:value="1.04" table:style-name="ce29">
            <text:p>104%</text:p>
          </table:table-cell>
          <table:table-cell office:value-type="percentage" office:value="1.03" table:style-name="ce29">
            <text:p>103%</text:p>
          </table:table-cell>
          <table:table-cell office:value-type="percentage" office:value="0.88" table:style-name="ce31">
            <text:p>88%</text:p>
          </table:table-cell>
          <table:table-cell office:value-type="percentage" office:value="0.56999999999999995" table:style-name="ce31">
            <text:p>57%</text:p>
          </table:table-cell>
          <table:table-cell office:value-type="percentage" office:value="0.48" table:style-name="ce29">
            <text:p>48%</text:p>
          </table:table-cell>
          <table:table-cell office:value-type="percentage" office:value="0.71" table:style-name="ce31">
            <text:p>71%</text:p>
          </table:table-cell>
          <table:table-cell office:value-type="percentage" office:value="0.72" table:style-name="ce31">
            <text:p>72%</text:p>
          </table:table-cell>
          <table:table-cell office:value-type="percentage" office:value="0.79" table:style-name="ce31">
            <text:p>79%</text:p>
          </table:table-cell>
          <table:table-cell table:style-name="ce31"/>
          <table:table-cell table:number-columns-repeated="16373"/>
        </table:table-row>
        <table:table-row table:style-name="ro5">
          <table:table-cell office:value-type="date" office:date-value="2022-01-19T00:00:00" table:style-name="ce33">
            <text:p>1/19/2022</text:p>
          </table:table-cell>
          <table:table-cell office:value-type="percentage" office:value="0.83" table:style-name="ce29">
            <text:p>83%</text:p>
          </table:table-cell>
          <table:table-cell office:value-type="percentage" office:value="1.03" table:style-name="ce29">
            <text:p>103%</text:p>
          </table:table-cell>
          <table:table-cell office:value-type="percentage" office:value="1.03" table:style-name="ce29">
            <text:p>103%</text:p>
          </table:table-cell>
          <table:table-cell office:value-type="percentage" office:value="0.88" table:style-name="ce31">
            <text:p>88%</text:p>
          </table:table-cell>
          <table:table-cell office:value-type="percentage" office:value="0.56999999999999995" table:style-name="ce31">
            <text:p>57%</text:p>
          </table:table-cell>
          <table:table-cell office:value-type="percentage" office:value="0.49" table:style-name="ce29">
            <text:p>49%</text:p>
          </table:table-cell>
          <table:table-cell office:value-type="percentage" office:value="0.72" table:style-name="ce31">
            <text:p>72%</text:p>
          </table:table-cell>
          <table:table-cell office:value-type="percentage" office:value="0.7" table:style-name="ce31">
            <text:p>70%</text:p>
          </table:table-cell>
          <table:table-cell office:value-type="percentage" office:value="1.0900000000000001" table:style-name="ce31">
            <text:p>109%</text:p>
          </table:table-cell>
          <table:table-cell table:style-name="ce31"/>
          <table:table-cell table:number-columns-repeated="16373"/>
        </table:table-row>
        <table:table-row table:style-name="ro5">
          <table:table-cell office:value-type="date" office:date-value="2022-01-20T00:00:00" table:style-name="ce33">
            <text:p>1/20/2022</text:p>
          </table:table-cell>
          <table:table-cell office:value-type="percentage" office:value="0.84" table:style-name="ce29">
            <text:p>84%</text:p>
          </table:table-cell>
          <table:table-cell office:value-type="percentage" office:value="1.02" table:style-name="ce29">
            <text:p>102%</text:p>
          </table:table-cell>
          <table:table-cell office:value-type="percentage" office:value="1.01" table:style-name="ce29">
            <text:p>101%</text:p>
          </table:table-cell>
          <table:table-cell office:value-type="percentage" office:value="0.88" table:style-name="ce31">
            <text:p>88%</text:p>
          </table:table-cell>
          <table:table-cell office:value-type="percentage" office:value="0.57999999999999996" table:style-name="ce31">
            <text:p>58%</text:p>
          </table:table-cell>
          <table:table-cell office:value-type="percentage" office:value="0.51" table:style-name="ce29">
            <text:p>51%</text:p>
          </table:table-cell>
          <table:table-cell office:value-type="percentage" office:value="0.73" table:style-name="ce31">
            <text:p>73%</text:p>
          </table:table-cell>
          <table:table-cell office:value-type="percentage" office:value="0.71" table:style-name="ce31">
            <text:p>71%</text:p>
          </table:table-cell>
          <table:table-cell office:value-type="percentage" office:value="1.06" table:style-name="ce31">
            <text:p>106%</text:p>
          </table:table-cell>
          <table:table-cell table:style-name="ce31"/>
          <table:table-cell table:number-columns-repeated="16373"/>
        </table:table-row>
        <table:table-row table:style-name="ro5">
          <table:table-cell office:value-type="date" office:date-value="2022-01-21T00:00:00" table:style-name="ce33">
            <text:p>1/21/2022</text:p>
          </table:table-cell>
          <table:table-cell office:value-type="percentage" office:value="0.85" table:style-name="ce29">
            <text:p>85%</text:p>
          </table:table-cell>
          <table:table-cell office:value-type="percentage" office:value="1.02" table:style-name="ce29">
            <text:p>102%</text:p>
          </table:table-cell>
          <table:table-cell office:value-type="percentage" office:value="1.01" table:style-name="ce29">
            <text:p>101%</text:p>
          </table:table-cell>
          <table:table-cell office:value-type="percentage" office:value="0.89" table:style-name="ce31">
            <text:p>89%</text:p>
          </table:table-cell>
          <table:table-cell office:value-type="percentage" office:value="0.57999999999999996" table:style-name="ce31">
            <text:p>58%</text:p>
          </table:table-cell>
          <table:table-cell office:value-type="percentage" office:value="0.51" table:style-name="ce29">
            <text:p>51%</text:p>
          </table:table-cell>
          <table:table-cell office:value-type="percentage" office:value="0.73" table:style-name="ce31">
            <text:p>73%</text:p>
          </table:table-cell>
          <table:table-cell office:value-type="percentage" office:value="0.71" table:style-name="ce31">
            <text:p>71%</text:p>
          </table:table-cell>
          <table:table-cell office:value-type="percentage" office:value="0.87" table:style-name="ce31">
            <text:p>87%</text:p>
          </table:table-cell>
          <table:table-cell table:style-name="ce31"/>
          <table:table-cell table:number-columns-repeated="16373"/>
        </table:table-row>
        <table:table-row table:style-name="ro5">
          <table:table-cell office:value-type="date" office:date-value="2022-01-22T00:00:00" table:style-name="ce45">
            <text:p>1/22/2022</text:p>
          </table:table-cell>
          <table:table-cell office:value-type="percentage" office:value="0.9" table:style-name="ce39">
            <text:p>90%</text:p>
          </table:table-cell>
          <table:table-cell office:value-type="percentage" office:value="1.1000000000000001" table:style-name="ce39">
            <text:p>110%</text:p>
          </table:table-cell>
          <table:table-cell office:value-type="percentage" office:value="1.04" table:style-name="ce39">
            <text:p>104%</text:p>
          </table:table-cell>
          <table:table-cell office:value-type="percentage" office:value="0.93" table:style-name="ce42">
            <text:p>93%</text:p>
          </table:table-cell>
          <table:table-cell office:value-type="percentage" office:value="0.59" table:style-name="ce42">
            <text:p>59%</text:p>
          </table:table-cell>
          <table:table-cell office:value-type="percentage" office:value="0.64" table:style-name="ce39">
            <text:p>64%</text:p>
          </table:table-cell>
          <table:table-cell office:value-type="percentage" office:value="0.76" table:style-name="ce42">
            <text:p>76%</text:p>
          </table:table-cell>
          <table:table-cell office:value-type="percentage" office:value="0.69" table:style-name="ce42">
            <text:p>69%</text:p>
          </table:table-cell>
          <table:table-cell office:value-type="percentage" office:value="1.18" table:style-name="ce42">
            <text:p>118%</text:p>
          </table:table-cell>
          <table:table-cell table:style-name="ce42"/>
          <table:table-cell table:number-columns-repeated="16373"/>
        </table:table-row>
        <table:table-row table:style-name="ro5">
          <table:table-cell office:value-type="date" office:date-value="2022-01-23T00:00:00" table:style-name="ce45">
            <text:p>1/23/2022</text:p>
          </table:table-cell>
          <table:table-cell office:value-type="percentage" office:value="0.9" table:style-name="ce39">
            <text:p>90%</text:p>
          </table:table-cell>
          <table:table-cell office:value-type="percentage" office:value="1.1299999999999999" table:style-name="ce39">
            <text:p>113%</text:p>
          </table:table-cell>
          <table:table-cell office:value-type="percentage" office:value="1.06" table:style-name="ce39">
            <text:p>106%</text:p>
          </table:table-cell>
          <table:table-cell office:value-type="percentage" office:value="0.94" table:style-name="ce42">
            <text:p>94%</text:p>
          </table:table-cell>
          <table:table-cell office:value-type="percentage" office:value="0.59" table:style-name="ce42">
            <text:p>59%</text:p>
          </table:table-cell>
          <table:table-cell office:value-type="percentage" office:value="0.67" table:style-name="ce39">
            <text:p>67%</text:p>
          </table:table-cell>
          <table:table-cell office:value-type="percentage" office:value="0.75" table:style-name="ce42">
            <text:p>75%</text:p>
          </table:table-cell>
          <table:table-cell office:value-type="string" table:style-name="ce42">
            <text:p>..</text:p>
          </table:table-cell>
          <table:table-cell office:value-type="percentage" office:value="1.01" table:style-name="ce42">
            <text:p>101%</text:p>
          </table:table-cell>
          <table:table-cell table:style-name="ce42"/>
          <table:table-cell table:number-columns-repeated="16373"/>
        </table:table-row>
        <table:table-row table:style-name="ro5">
          <table:table-cell office:value-type="date" office:date-value="2022-01-24T00:00:00" table:style-name="ce33">
            <text:p>1/24/2022</text:p>
          </table:table-cell>
          <table:table-cell office:value-type="percentage" office:value="0.85" table:style-name="ce29">
            <text:p>85%</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 table:style-name="ce31">
            <text:p>90%</text:p>
          </table:table-cell>
          <table:table-cell office:value-type="percentage" office:value="0.6" table:style-name="ce31">
            <text:p>60%</text:p>
          </table:table-cell>
          <table:table-cell office:value-type="percentage" office:value="0.49" table:style-name="ce29">
            <text:p>49%</text:p>
          </table:table-cell>
          <table:table-cell office:value-type="percentage" office:value="0.72" table:style-name="ce31">
            <text:p>72%</text:p>
          </table:table-cell>
          <table:table-cell office:value-type="string" table:style-name="ce31">
            <text:p>..</text:p>
          </table:table-cell>
          <table:table-cell office:value-type="percentage" office:value="0.94" table:style-name="ce31">
            <text:p>94%</text:p>
          </table:table-cell>
          <table:table-cell table:style-name="ce31"/>
          <table:table-cell table:number-columns-repeated="16373"/>
        </table:table-row>
        <table:table-row table:style-name="ro5">
          <table:table-cell office:value-type="date" office:date-value="2022-01-25T00:00:00" table:style-name="ce33">
            <text:p>1/25/2022</text:p>
          </table:table-cell>
          <table:table-cell office:value-type="percentage" office:value="0.85" table:style-name="ce29">
            <text:p>85%</text:p>
          </table:table-cell>
          <table:table-cell office:value-type="percentage" office:value="1.05" table:style-name="ce29">
            <text:p>105%</text:p>
          </table:table-cell>
          <table:table-cell office:value-type="percentage" office:value="1.03" table:style-name="ce29">
            <text:p>103%</text:p>
          </table:table-cell>
          <table:table-cell office:value-type="percentage" office:value="0.9" table:style-name="ce31">
            <text:p>90%</text:p>
          </table:table-cell>
          <table:table-cell office:value-type="percentage" office:value="0.6" table:style-name="ce31">
            <text:p>60%</text:p>
          </table:table-cell>
          <table:table-cell office:value-type="percentage" office:value="0.51" table:style-name="ce29">
            <text:p>51%</text:p>
          </table:table-cell>
          <table:table-cell office:value-type="percentage" office:value="0.71" table:style-name="ce31">
            <text:p>71%</text:p>
          </table:table-cell>
          <table:table-cell office:value-type="string" table:style-name="ce31">
            <text:p>..</text:p>
          </table:table-cell>
          <table:table-cell office:value-type="percentage" office:value="0.81" table:style-name="ce31">
            <text:p>81%</text:p>
          </table:table-cell>
          <table:table-cell table:style-name="ce31"/>
          <table:table-cell table:number-columns-repeated="16373"/>
        </table:table-row>
        <table:table-row table:style-name="ro5">
          <table:table-cell office:value-type="date" office:date-value="2022-01-26T00:00:00" table:style-name="ce33">
            <text:p>1/26/2022</text:p>
          </table:table-cell>
          <table:table-cell office:value-type="percentage" office:value="0.85" table:style-name="ce29">
            <text:p>85%</text:p>
          </table:table-cell>
          <table:table-cell office:value-type="percentage" office:value="1.04" table:style-name="ce29">
            <text:p>104%</text:p>
          </table:table-cell>
          <table:table-cell office:value-type="percentage" office:value="1.04" table:style-name="ce29">
            <text:p>104%</text:p>
          </table:table-cell>
          <table:table-cell office:value-type="percentage" office:value="0.9" table:style-name="ce31">
            <text:p>90%</text:p>
          </table:table-cell>
          <table:table-cell office:value-type="percentage" office:value="0.6" table:style-name="ce31">
            <text:p>60%</text:p>
          </table:table-cell>
          <table:table-cell office:value-type="percentage" office:value="0.52" table:style-name="ce29">
            <text:p>52%</text:p>
          </table:table-cell>
          <table:table-cell office:value-type="percentage" office:value="0.72" table:style-name="ce31">
            <text:p>72%</text:p>
          </table:table-cell>
          <table:table-cell office:value-type="string" table:style-name="ce31">
            <text:p>..</text:p>
          </table:table-cell>
          <table:table-cell office:value-type="percentage" office:value="1.05" table:style-name="ce31">
            <text:p>105%</text:p>
          </table:table-cell>
          <table:table-cell table:style-name="ce31"/>
          <table:table-cell table:number-columns-repeated="16373"/>
        </table:table-row>
        <table:table-row table:style-name="ro5">
          <table:table-cell office:value-type="date" office:date-value="2022-01-27T00:00:00" table:style-name="ce33">
            <text:p>1/27/2022</text:p>
          </table:table-cell>
          <table:table-cell office:value-type="percentage" office:value="0.86" table:style-name="ce29">
            <text:p>86%</text:p>
          </table:table-cell>
          <table:table-cell office:value-type="percentage" office:value="1.03" table:style-name="ce29">
            <text:p>103%</text:p>
          </table:table-cell>
          <table:table-cell office:value-type="percentage" office:value="1.03" table:style-name="ce29">
            <text:p>103%</text:p>
          </table:table-cell>
          <table:table-cell office:value-type="percentage" office:value="0.9" table:style-name="ce31">
            <text:p>90%</text:p>
          </table:table-cell>
          <table:table-cell office:value-type="percentage" office:value="0.6" table:style-name="ce31">
            <text:p>60%</text:p>
          </table:table-cell>
          <table:table-cell office:value-type="percentage" office:value="0.55000000000000004" table:style-name="ce29">
            <text:p>55%</text:p>
          </table:table-cell>
          <table:table-cell office:value-type="percentage" office:value="0.73" table:style-name="ce31">
            <text:p>73%</text:p>
          </table:table-cell>
          <table:table-cell office:value-type="percentage" office:value="0.74" table:style-name="ce31">
            <text:p>74%</text:p>
          </table:table-cell>
          <table:table-cell office:value-type="percentage" office:value="1.29" table:style-name="ce31">
            <text:p>129%</text:p>
          </table:table-cell>
          <table:table-cell table:style-name="ce31"/>
          <table:table-cell table:number-columns-repeated="16373"/>
        </table:table-row>
        <table:table-row table:style-name="ro5">
          <table:table-cell office:value-type="date" office:date-value="2022-01-28T00:00:00" table:style-name="ce33">
            <text:p>1/28/2022</text:p>
          </table:table-cell>
          <table:table-cell office:value-type="percentage" office:value="0.88" table:style-name="ce29">
            <text:p>88%</text:p>
          </table:table-cell>
          <table:table-cell office:value-type="percentage" office:value="1.02" table:style-name="ce29">
            <text:p>102%</text:p>
          </table:table-cell>
          <table:table-cell office:value-type="percentage" office:value="1.02" table:style-name="ce29">
            <text:p>102%</text:p>
          </table:table-cell>
          <table:table-cell office:value-type="percentage" office:value="0.91" table:style-name="ce31">
            <text:p>91%</text:p>
          </table:table-cell>
          <table:table-cell office:value-type="percentage" office:value="0.6" table:style-name="ce31">
            <text:p>60%</text:p>
          </table:table-cell>
          <table:table-cell office:value-type="percentage" office:value="0.54" table:style-name="ce29">
            <text:p>54%</text:p>
          </table:table-cell>
          <table:table-cell office:value-type="percentage" office:value="0.74" table:style-name="ce31">
            <text:p>74%</text:p>
          </table:table-cell>
          <table:table-cell office:value-type="percentage" office:value="0.73" table:style-name="ce31">
            <text:p>73%</text:p>
          </table:table-cell>
          <table:table-cell office:value-type="percentage" office:value="1.01" table:style-name="ce31">
            <text:p>101%</text:p>
          </table:table-cell>
          <table:table-cell table:style-name="ce31"/>
          <table:table-cell table:number-columns-repeated="16373"/>
        </table:table-row>
        <table:table-row table:style-name="ro5">
          <table:table-cell office:value-type="date" office:date-value="2022-01-29T00:00:00" table:style-name="ce45">
            <text:p>1/29/2022</text:p>
          </table:table-cell>
          <table:table-cell office:value-type="percentage" office:value="0.91" table:style-name="ce39">
            <text:p>91%</text:p>
          </table:table-cell>
          <table:table-cell office:value-type="percentage" office:value="1.0900000000000001" table:style-name="ce39">
            <text:p>109%</text:p>
          </table:table-cell>
          <table:table-cell office:value-type="percentage" office:value="1.05" table:style-name="ce39">
            <text:p>105%</text:p>
          </table:table-cell>
          <table:table-cell office:value-type="percentage" office:value="0.94" table:style-name="ce42">
            <text:p>94%</text:p>
          </table:table-cell>
          <table:table-cell office:value-type="percentage" office:value="0.6" table:style-name="ce42">
            <text:p>60%</text:p>
          </table:table-cell>
          <table:table-cell office:value-type="percentage" office:value="0.7" table:style-name="ce39">
            <text:p>70%</text:p>
          </table:table-cell>
          <table:table-cell office:value-type="percentage" office:value="0.79" table:style-name="ce42">
            <text:p>79%</text:p>
          </table:table-cell>
          <table:table-cell office:value-type="percentage" office:value="0.69" table:style-name="ce42">
            <text:p>69%</text:p>
          </table:table-cell>
          <table:table-cell office:value-type="percentage" office:value="1.06" table:style-name="ce42">
            <text:p>106%</text:p>
          </table:table-cell>
          <table:table-cell table:style-name="ce42"/>
          <table:table-cell table:number-columns-repeated="16373"/>
        </table:table-row>
        <table:table-row table:style-name="ro5">
          <table:table-cell office:value-type="date" office:date-value="2022-01-30T00:00:00" table:style-name="ce45">
            <text:p>1/30/2022</text:p>
          </table:table-cell>
          <table:table-cell office:value-type="percentage" office:value="0.94" table:style-name="ce39">
            <text:p>94%</text:p>
          </table:table-cell>
          <table:table-cell office:value-type="percentage" office:value="1.17" table:style-name="ce39">
            <text:p>117%</text:p>
          </table:table-cell>
          <table:table-cell office:value-type="percentage" office:value="1.1100000000000001" table:style-name="ce39">
            <text:p>111%</text:p>
          </table:table-cell>
          <table:table-cell office:value-type="percentage" office:value="0.98" table:style-name="ce42">
            <text:p>98%</text:p>
          </table:table-cell>
          <table:table-cell office:value-type="percentage" office:value="0.59" table:style-name="ce42">
            <text:p>59%</text:p>
          </table:table-cell>
          <table:table-cell office:value-type="percentage" office:value="0.7" table:style-name="ce39">
            <text:p>70%</text:p>
          </table:table-cell>
          <table:table-cell office:value-type="percentage" office:value="0.8" table:style-name="ce42">
            <text:p>80%</text:p>
          </table:table-cell>
          <table:table-cell office:value-type="percentage" office:value="0.8" table:style-name="ce42">
            <text:p>80%</text:p>
          </table:table-cell>
          <table:table-cell office:value-type="percentage" office:value="1.2" table:style-name="ce42">
            <text:p>120%</text:p>
          </table:table-cell>
          <table:table-cell table:style-name="ce42"/>
          <table:table-cell table:number-columns-repeated="16373"/>
        </table:table-row>
        <table:table-row table:style-name="ro5">
          <table:table-cell office:value-type="date" office:date-value="2022-01-31T00:00:00" table:style-name="ce33">
            <text:p>1/31/2022</text:p>
          </table:table-cell>
          <table:table-cell office:value-type="percentage" office:value="0.87" table:style-name="ce29">
            <text:p>87%</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2" table:style-name="ce31">
            <text:p>92%</text:p>
          </table:table-cell>
          <table:table-cell office:value-type="percentage" office:value="0.57999999999999996" table:style-name="ce31">
            <text:p>58%</text:p>
          </table:table-cell>
          <table:table-cell office:value-type="percentage" office:value="0.54" table:style-name="ce29">
            <text:p>54%</text:p>
          </table:table-cell>
          <table:table-cell office:value-type="percentage" office:value="0.74" table:style-name="ce31">
            <text:p>74%</text:p>
          </table:table-cell>
          <table:table-cell office:value-type="percentage" office:value="0.74" table:style-name="ce31">
            <text:p>74%</text:p>
          </table:table-cell>
          <table:table-cell office:value-type="percentage" office:value="0.92" table:style-name="ce31">
            <text:p>92%</text:p>
          </table:table-cell>
          <table:table-cell table:style-name="ce31"/>
          <table:table-cell table:number-columns-repeated="16373"/>
        </table:table-row>
        <table:table-row table:style-name="ro5">
          <table:table-cell office:value-type="date" office:date-value="2022-02-01T00:00:00" table:style-name="ce33">
            <text:p>2/1/2022</text:p>
          </table:table-cell>
          <table:table-cell office:value-type="percentage" office:value="0.86" table:style-name="ce29">
            <text:p>86%</text:p>
          </table:table-cell>
          <table:table-cell office:value-type="percentage" office:value="1.04" table:style-name="ce29">
            <text:p>104%</text:p>
          </table:table-cell>
          <table:table-cell office:value-type="percentage" office:value="1.03" table:style-name="ce29">
            <text:p>103%</text:p>
          </table:table-cell>
          <table:table-cell office:value-type="percentage" office:value="0.91" table:style-name="ce31">
            <text:p>91%</text:p>
          </table:table-cell>
          <table:table-cell office:value-type="percentage" office:value="0.57999999999999996" table:style-name="ce31">
            <text:p>58%</text:p>
          </table:table-cell>
          <table:table-cell office:value-type="percentage" office:value="0.56999999999999995" table:style-name="ce29">
            <text:p>57%</text:p>
          </table:table-cell>
          <table:table-cell office:value-type="percentage" office:value="0.75" table:style-name="ce31">
            <text:p>75%</text:p>
          </table:table-cell>
          <table:table-cell office:value-type="percentage" office:value="0.77" table:style-name="ce31">
            <text:p>77%</text:p>
          </table:table-cell>
          <table:table-cell office:value-type="percentage" office:value="0.92" table:style-name="ce31">
            <text:p>92%</text:p>
          </table:table-cell>
          <table:table-cell table:style-name="ce31"/>
          <table:table-cell table:number-columns-repeated="16373"/>
        </table:table-row>
        <table:table-row table:style-name="ro5">
          <table:table-cell office:value-type="date" office:date-value="2022-02-02T00:00:00" table:style-name="ce33">
            <text:p>2/2/2022</text:p>
          </table:table-cell>
          <table:table-cell office:value-type="percentage" office:value="0.86" table:style-name="ce29">
            <text:p>86%</text:p>
          </table:table-cell>
          <table:table-cell office:value-type="percentage" office:value="1.05" table:style-name="ce29">
            <text:p>105%</text:p>
          </table:table-cell>
          <table:table-cell office:value-type="percentage" office:value="1.03" table:style-name="ce29">
            <text:p>103%</text:p>
          </table:table-cell>
          <table:table-cell office:value-type="percentage" office:value="0.91" table:style-name="ce31">
            <text:p>91%</text:p>
          </table:table-cell>
          <table:table-cell office:value-type="percentage" office:value="0.57999999999999996" table:style-name="ce31">
            <text:p>58%</text:p>
          </table:table-cell>
          <table:table-cell office:value-type="percentage" office:value="0.56999999999999995" table:style-name="ce29">
            <text:p>57%</text:p>
          </table:table-cell>
          <table:table-cell office:value-type="percentage" office:value="0.75" table:style-name="ce31">
            <text:p>75%</text:p>
          </table:table-cell>
          <table:table-cell office:value-type="percentage" office:value="0.74" table:style-name="ce31">
            <text:p>74%</text:p>
          </table:table-cell>
          <table:table-cell office:value-type="percentage" office:value="1.1599999999999999" table:style-name="ce31">
            <text:p>116%</text:p>
          </table:table-cell>
          <table:table-cell table:style-name="ce31"/>
          <table:table-cell table:number-columns-repeated="16373"/>
        </table:table-row>
        <table:table-row table:style-name="ro5">
          <table:table-cell office:value-type="date" office:date-value="2022-02-03T00:00:00" table:style-name="ce33">
            <text:p>2/3/2022</text:p>
          </table:table-cell>
          <table:table-cell office:value-type="percentage" office:value="0.86" table:style-name="ce29">
            <text:p>86%</text:p>
          </table:table-cell>
          <table:table-cell office:value-type="percentage" office:value="1.02" table:style-name="ce29">
            <text:p>102%</text:p>
          </table:table-cell>
          <table:table-cell office:value-type="percentage" office:value="1.02" table:style-name="ce29">
            <text:p>102%</text:p>
          </table:table-cell>
          <table:table-cell office:value-type="percentage" office:value="0.9" table:style-name="ce31">
            <text:p>90%</text:p>
          </table:table-cell>
          <table:table-cell office:value-type="percentage" office:value="0.57999999999999996" table:style-name="ce31">
            <text:p>58%</text:p>
          </table:table-cell>
          <table:table-cell office:value-type="percentage" office:value="0.59" table:style-name="ce29">
            <text:p>59%</text:p>
          </table:table-cell>
          <table:table-cell office:value-type="percentage" office:value="0.74" table:style-name="ce31">
            <text:p>74%</text:p>
          </table:table-cell>
          <table:table-cell office:value-type="percentage" office:value="0.76" table:style-name="ce31">
            <text:p>76%</text:p>
          </table:table-cell>
          <table:table-cell office:value-type="percentage" office:value="1.24" table:style-name="ce31">
            <text:p>124%</text:p>
          </table:table-cell>
          <table:table-cell table:style-name="ce31"/>
          <table:table-cell table:number-columns-repeated="16373"/>
        </table:table-row>
        <table:table-row table:style-name="ro5">
          <table:table-cell office:value-type="date" office:date-value="2022-02-04T00:00:00" table:style-name="ce33">
            <text:p>2/4/2022</text:p>
          </table:table-cell>
          <table:table-cell office:value-type="percentage" office:value="0.88" table:style-name="ce29">
            <text:p>88%</text:p>
          </table:table-cell>
          <table:table-cell office:value-type="percentage" office:value="1.03" table:style-name="ce29">
            <text:p>103%</text:p>
          </table:table-cell>
          <table:table-cell office:value-type="percentage" office:value="1.02" table:style-name="ce29">
            <text:p>102%</text:p>
          </table:table-cell>
          <table:table-cell office:value-type="percentage" office:value="0.92" table:style-name="ce31">
            <text:p>92%</text:p>
          </table:table-cell>
          <table:table-cell office:value-type="percentage" office:value="0.57999999999999996" table:style-name="ce31">
            <text:p>58%</text:p>
          </table:table-cell>
          <table:table-cell office:value-type="percentage" office:value="0.56999999999999995" table:style-name="ce29">
            <text:p>57%</text:p>
          </table:table-cell>
          <table:table-cell office:value-type="percentage" office:value="0.75" table:style-name="ce31">
            <text:p>75%</text:p>
          </table:table-cell>
          <table:table-cell office:value-type="percentage" office:value="0.74" table:style-name="ce31">
            <text:p>74%</text:p>
          </table:table-cell>
          <table:table-cell office:value-type="percentage" office:value="0.85" table:style-name="ce31">
            <text:p>85%</text:p>
          </table:table-cell>
          <table:table-cell table:style-name="ce31"/>
          <table:table-cell table:number-columns-repeated="16373"/>
        </table:table-row>
        <table:table-row table:style-name="ro5">
          <table:table-cell office:value-type="date" office:date-value="2022-02-05T00:00:00" table:style-name="ce45">
            <text:p>2/5/2022</text:p>
          </table:table-cell>
          <table:table-cell office:value-type="percentage" office:value="0.9" table:style-name="ce39">
            <text:p>90%</text:p>
          </table:table-cell>
          <table:table-cell office:value-type="percentage" office:value="1.0900000000000001" table:style-name="ce39">
            <text:p>109%</text:p>
          </table:table-cell>
          <table:table-cell office:value-type="percentage" office:value="1.04" table:style-name="ce39">
            <text:p>104%</text:p>
          </table:table-cell>
          <table:table-cell office:value-type="percentage" office:value="0.94" table:style-name="ce42">
            <text:p>94%</text:p>
          </table:table-cell>
          <table:table-cell office:value-type="percentage" office:value="0.6" table:style-name="ce42">
            <text:p>60%</text:p>
          </table:table-cell>
          <table:table-cell office:value-type="percentage" office:value="0.76" table:style-name="ce39">
            <text:p>76%</text:p>
          </table:table-cell>
          <table:table-cell office:value-type="percentage" office:value="0.77" table:style-name="ce42">
            <text:p>77%</text:p>
          </table:table-cell>
          <table:table-cell office:value-type="percentage" office:value="0.69" table:style-name="ce42">
            <text:p>69%</text:p>
          </table:table-cell>
          <table:table-cell office:value-type="percentage" office:value="1.17" table:style-name="ce42">
            <text:p>117%</text:p>
          </table:table-cell>
          <table:table-cell table:style-name="ce42"/>
          <table:table-cell table:number-columns-repeated="16373"/>
        </table:table-row>
        <table:table-row table:style-name="ro5">
          <table:table-cell office:value-type="date" office:date-value="2022-02-06T00:00:00" table:style-name="ce45">
            <text:p>2/6/2022</text:p>
          </table:table-cell>
          <table:table-cell office:value-type="percentage" office:value="0.91" table:style-name="ce39">
            <text:p>91%</text:p>
          </table:table-cell>
          <table:table-cell office:value-type="percentage" office:value="1.1200000000000001" table:style-name="ce39">
            <text:p>112%</text:p>
          </table:table-cell>
          <table:table-cell office:value-type="percentage" office:value="1.1000000000000001" table:style-name="ce39">
            <text:p>110%</text:p>
          </table:table-cell>
          <table:table-cell office:value-type="percentage" office:value="0.94" table:style-name="ce42">
            <text:p>94%</text:p>
          </table:table-cell>
          <table:table-cell office:value-type="percentage" office:value="0.62" table:style-name="ce42">
            <text:p>62%</text:p>
          </table:table-cell>
          <table:table-cell office:value-type="percentage" office:value="0.71" table:style-name="ce39">
            <text:p>71%</text:p>
          </table:table-cell>
          <table:table-cell office:value-type="percentage" office:value="0.77" table:style-name="ce42">
            <text:p>77%</text:p>
          </table:table-cell>
          <table:table-cell office:value-type="percentage" office:value="0.75" table:style-name="ce42">
            <text:p>75%</text:p>
          </table:table-cell>
          <table:table-cell office:value-type="percentage" office:value="0.69" table:style-name="ce42">
            <text:p>69%</text:p>
          </table:table-cell>
          <table:table-cell table:style-name="ce42"/>
          <table:table-cell table:number-columns-repeated="16373"/>
        </table:table-row>
        <table:table-row table:style-name="ro5">
          <table:table-cell office:value-type="date" office:date-value="2022-02-07T00:00:00" table:style-name="ce33">
            <text:p>2/7/2022</text:p>
          </table:table-cell>
          <table:table-cell office:value-type="percentage" office:value="0.88" table:style-name="ce29">
            <text:p>88%</text:p>
          </table:table-cell>
          <table:table-cell office:value-type="percentage" office:value="1.0900000000000001" table:style-name="ce29">
            <text:p>109%</text:p>
          </table:table-cell>
          <table:table-cell office:value-type="percentage" office:value="1.06" table:style-name="ce29">
            <text:p>106%</text:p>
          </table:table-cell>
          <table:table-cell office:value-type="percentage" office:value="0.93" table:style-name="ce31">
            <text:p>93%</text:p>
          </table:table-cell>
          <table:table-cell office:value-type="percentage" office:value="0.66" table:style-name="ce31">
            <text:p>66%</text:p>
          </table:table-cell>
          <table:table-cell office:value-type="percentage" office:value="0.55000000000000004" table:style-name="ce29">
            <text:p>55%</text:p>
          </table:table-cell>
          <table:table-cell office:value-type="percentage" office:value="0.75" table:style-name="ce31">
            <text:p>75%</text:p>
          </table:table-cell>
          <table:table-cell office:value-type="percentage" office:value="0.77" table:style-name="ce31">
            <text:p>77%</text:p>
          </table:table-cell>
          <table:table-cell office:value-type="percentage" office:value="1.1000000000000001" table:style-name="ce31">
            <text:p>110%</text:p>
          </table:table-cell>
          <table:table-cell table:style-name="ce31"/>
          <table:table-cell table:number-columns-repeated="16373"/>
        </table:table-row>
        <table:table-row table:style-name="ro5">
          <table:table-cell office:value-type="date" office:date-value="2022-02-08T00:00:00" table:style-name="ce33">
            <text:p>2/8/2022</text:p>
          </table:table-cell>
          <table:table-cell office:value-type="percentage" office:value="0.88" table:style-name="ce29">
            <text:p>88%</text:p>
          </table:table-cell>
          <table:table-cell office:value-type="percentage" office:value="1.07" table:style-name="ce29">
            <text:p>107%</text:p>
          </table:table-cell>
          <table:table-cell office:value-type="percentage" office:value="1.04" table:style-name="ce29">
            <text:p>104%</text:p>
          </table:table-cell>
          <table:table-cell office:value-type="percentage" office:value="0.93" table:style-name="ce31">
            <text:p>93%</text:p>
          </table:table-cell>
          <table:table-cell office:value-type="percentage" office:value="0.67" table:style-name="ce31">
            <text:p>67%</text:p>
          </table:table-cell>
          <table:table-cell office:value-type="percentage" office:value="0.6" table:style-name="ce29">
            <text:p>60%</text:p>
          </table:table-cell>
          <table:table-cell office:value-type="percentage" office:value="0.75" table:style-name="ce31">
            <text:p>75%</text:p>
          </table:table-cell>
          <table:table-cell office:value-type="percentage" office:value="0.8" table:style-name="ce31">
            <text:p>80%</text:p>
          </table:table-cell>
          <table:table-cell office:value-type="percentage" office:value="1.02" table:style-name="ce31">
            <text:p>102%</text:p>
          </table:table-cell>
          <table:table-cell table:style-name="ce31"/>
          <table:table-cell table:number-columns-repeated="16373"/>
        </table:table-row>
        <table:table-row table:style-name="ro5">
          <table:table-cell office:value-type="date" office:date-value="2022-02-09T00:00:00" table:style-name="ce33">
            <text:p>2/9/2022</text:p>
          </table:table-cell>
          <table:table-cell office:value-type="percentage" office:value="0.89" table:style-name="ce29">
            <text:p>89%</text:p>
          </table:table-cell>
          <table:table-cell office:value-type="percentage" office:value="1.07" table:style-name="ce29">
            <text:p>107%</text:p>
          </table:table-cell>
          <table:table-cell office:value-type="percentage" office:value="1.05" table:style-name="ce29">
            <text:p>105%</text:p>
          </table:table-cell>
          <table:table-cell office:value-type="percentage" office:value="0.93" table:style-name="ce31">
            <text:p>93%</text:p>
          </table:table-cell>
          <table:table-cell office:value-type="percentage" office:value="0.69" table:style-name="ce31">
            <text:p>69%</text:p>
          </table:table-cell>
          <table:table-cell office:value-type="percentage" office:value="0.6" table:style-name="ce29">
            <text:p>60%</text:p>
          </table:table-cell>
          <table:table-cell office:value-type="percentage" office:value="0.76" table:style-name="ce31">
            <text:p>76%</text:p>
          </table:table-cell>
          <table:table-cell office:value-type="percentage" office:value="0.76" table:style-name="ce31">
            <text:p>76%</text:p>
          </table:table-cell>
          <table:table-cell office:value-type="percentage" office:value="1.24" table:style-name="ce31">
            <text:p>124%</text:p>
          </table:table-cell>
          <table:table-cell table:style-name="ce31"/>
          <table:table-cell table:number-columns-repeated="16373"/>
        </table:table-row>
        <table:table-row table:style-name="ro5">
          <table:table-cell office:value-type="date" office:date-value="2022-02-10T00:00:00" table:style-name="ce33">
            <text:p>2/10/2022</text:p>
          </table:table-cell>
          <table:table-cell office:value-type="percentage" office:value="0.88" table:style-name="ce29">
            <text:p>88%</text:p>
          </table:table-cell>
          <table:table-cell office:value-type="percentage" office:value="1.06" table:style-name="ce29">
            <text:p>106%</text:p>
          </table:table-cell>
          <table:table-cell office:value-type="percentage" office:value="1.03" table:style-name="ce29">
            <text:p>103%</text:p>
          </table:table-cell>
          <table:table-cell office:value-type="percentage" office:value="0.92" table:style-name="ce31">
            <text:p>92%</text:p>
          </table:table-cell>
          <table:table-cell office:value-type="percentage" office:value="0.72" table:style-name="ce31">
            <text:p>72%</text:p>
          </table:table-cell>
          <table:table-cell office:value-type="percentage" office:value="0.61" table:style-name="ce29">
            <text:p>61%</text:p>
          </table:table-cell>
          <table:table-cell office:value-type="percentage" office:value="0.77" table:style-name="ce31">
            <text:p>77%</text:p>
          </table:table-cell>
          <table:table-cell office:value-type="percentage" office:value="0.78" table:style-name="ce31">
            <text:p>78%</text:p>
          </table:table-cell>
          <table:table-cell office:value-type="percentage" office:value="1.21" table:style-name="ce31">
            <text:p>121%</text:p>
          </table:table-cell>
          <table:table-cell table:style-name="ce31"/>
          <table:table-cell table:number-columns-repeated="16373"/>
        </table:table-row>
        <table:table-row table:style-name="ro5">
          <table:table-cell office:value-type="date" office:date-value="2022-02-11T00:00:00" table:style-name="ce33">
            <text:p>2/11/2022</text:p>
          </table:table-cell>
          <table:table-cell office:value-type="percentage" office:value="0.91" table:style-name="ce29">
            <text:p>91%</text:p>
          </table:table-cell>
          <table:table-cell office:value-type="percentage" office:value="1.07" table:style-name="ce29">
            <text:p>107%</text:p>
          </table:table-cell>
          <table:table-cell office:value-type="percentage" office:value="1.01" table:style-name="ce29">
            <text:p>101%</text:p>
          </table:table-cell>
          <table:table-cell office:value-type="percentage" office:value="0.95" table:style-name="ce31">
            <text:p>95%</text:p>
          </table:table-cell>
          <table:table-cell office:value-type="percentage" office:value="0.74" table:style-name="ce31">
            <text:p>74%</text:p>
          </table:table-cell>
          <table:table-cell office:value-type="percentage" office:value="0.6" table:style-name="ce29">
            <text:p>60%</text:p>
          </table:table-cell>
          <table:table-cell office:value-type="percentage" office:value="0.77" table:style-name="ce31">
            <text:p>77%</text:p>
          </table:table-cell>
          <table:table-cell office:value-type="percentage" office:value="0.77" table:style-name="ce31">
            <text:p>77%</text:p>
          </table:table-cell>
          <table:table-cell office:value-type="percentage" office:value="1.08" table:style-name="ce31">
            <text:p>108%</text:p>
          </table:table-cell>
          <table:table-cell table:style-name="ce31"/>
          <table:table-cell table:number-columns-repeated="16373"/>
        </table:table-row>
        <table:table-row table:style-name="ro5">
          <table:table-cell office:value-type="date" office:date-value="2022-02-12T00:00:00" table:style-name="ce45">
            <text:p>2/12/2022</text:p>
          </table:table-cell>
          <table:table-cell office:value-type="percentage" office:value="0.93" table:style-name="ce39">
            <text:p>93%</text:p>
          </table:table-cell>
          <table:table-cell office:value-type="percentage" office:value="1.1200000000000001" table:style-name="ce39">
            <text:p>112%</text:p>
          </table:table-cell>
          <table:table-cell office:value-type="percentage" office:value="1.04" table:style-name="ce39">
            <text:p>104%</text:p>
          </table:table-cell>
          <table:table-cell office:value-type="percentage" office:value="0.96" table:style-name="ce42">
            <text:p>96%</text:p>
          </table:table-cell>
          <table:table-cell office:value-type="percentage" office:value="0.74" table:style-name="ce42">
            <text:p>74%</text:p>
          </table:table-cell>
          <table:table-cell office:value-type="percentage" office:value="0.77" table:style-name="ce39">
            <text:p>77%</text:p>
          </table:table-cell>
          <table:table-cell office:value-type="percentage" office:value="0.8" table:style-name="ce42">
            <text:p>80%</text:p>
          </table:table-cell>
          <table:table-cell office:value-type="percentage" office:value="0.72" table:style-name="ce42">
            <text:p>72%</text:p>
          </table:table-cell>
          <table:table-cell office:value-type="percentage" office:value="1.1399999999999999" table:style-name="ce42">
            <text:p>114%</text:p>
          </table:table-cell>
          <table:table-cell table:style-name="ce42"/>
          <table:table-cell table:number-columns-repeated="16373"/>
        </table:table-row>
        <table:table-row table:style-name="ro5">
          <table:table-cell office:value-type="date" office:date-value="2022-02-13T00:00:00" table:style-name="ce45">
            <text:p>2/13/2022</text:p>
          </table:table-cell>
          <table:table-cell office:value-type="percentage" office:value="0.92" table:style-name="ce39">
            <text:p>92%</text:p>
          </table:table-cell>
          <table:table-cell office:value-type="percentage" office:value="1.1399999999999999" table:style-name="ce39">
            <text:p>114%</text:p>
          </table:table-cell>
          <table:table-cell office:value-type="percentage" office:value="1.1000000000000001" table:style-name="ce39">
            <text:p>110%</text:p>
          </table:table-cell>
          <table:table-cell office:value-type="percentage" office:value="0.96" table:style-name="ce42">
            <text:p>96%</text:p>
          </table:table-cell>
          <table:table-cell office:value-type="percentage" office:value="0.73" table:style-name="ce42">
            <text:p>73%</text:p>
          </table:table-cell>
          <table:table-cell office:value-type="percentage" office:value="0.78" table:style-name="ce39">
            <text:p>78%</text:p>
          </table:table-cell>
          <table:table-cell office:value-type="percentage" office:value="0.79" table:style-name="ce42">
            <text:p>79%</text:p>
          </table:table-cell>
          <table:table-cell office:value-type="percentage" office:value="0.77" table:style-name="ce42">
            <text:p>77%</text:p>
          </table:table-cell>
          <table:table-cell office:value-type="percentage" office:value="0.78" table:style-name="ce42">
            <text:p>78%</text:p>
          </table:table-cell>
          <table:table-cell table:style-name="ce42"/>
          <table:table-cell table:number-columns-repeated="16373"/>
        </table:table-row>
        <table:table-row table:style-name="ro5">
          <table:table-cell office:value-type="date" office:date-value="2022-02-14T00:00:00" table:style-name="ce33">
            <text:p>2/14/2022</text:p>
          </table:table-cell>
          <table:table-cell office:value-type="percentage" office:value="0.9" table:style-name="ce29">
            <text:p>90%</text:p>
          </table:table-cell>
          <table:table-cell office:value-type="percentage" office:value="1.08" table:style-name="ce29">
            <text:p>108%</text:p>
          </table:table-cell>
          <table:table-cell office:value-type="percentage" office:value="1.04" table:style-name="ce29">
            <text:p>104%</text:p>
          </table:table-cell>
          <table:table-cell office:value-type="percentage" office:value="0.94" table:style-name="ce31">
            <text:p>94%</text:p>
          </table:table-cell>
          <table:table-cell office:value-type="percentage" office:value="0.74" table:style-name="ce31">
            <text:p>74%</text:p>
          </table:table-cell>
          <table:table-cell office:value-type="percentage" office:value="0.59" table:style-name="ce29">
            <text:p>59%</text:p>
          </table:table-cell>
          <table:table-cell office:value-type="percentage" office:value="0.75" table:style-name="ce31">
            <text:p>75%</text:p>
          </table:table-cell>
          <table:table-cell office:value-type="percentage" office:value="0.73" table:style-name="ce31">
            <text:p>73%</text:p>
          </table:table-cell>
          <table:table-cell office:value-type="percentage" office:value="1.01" table:style-name="ce31">
            <text:p>101%</text:p>
          </table:table-cell>
          <table:table-cell table:style-name="ce31"/>
          <table:table-cell table:number-columns-repeated="16373"/>
        </table:table-row>
        <table:table-row table:style-name="ro5">
          <table:table-cell office:value-type="date" office:date-value="2022-02-15T00:00:00" table:style-name="ce33">
            <text:p>2/15/2022</text:p>
          </table:table-cell>
          <table:table-cell office:value-type="percentage" office:value="0.88" table:style-name="ce29">
            <text:p>88%</text:p>
          </table:table-cell>
          <table:table-cell office:value-type="percentage" office:value="1.07" table:style-name="ce29">
            <text:p>107%</text:p>
          </table:table-cell>
          <table:table-cell office:value-type="percentage" office:value="1.03" table:style-name="ce29">
            <text:p>103%</text:p>
          </table:table-cell>
          <table:table-cell office:value-type="percentage" office:value="0.92" table:style-name="ce31">
            <text:p>92%</text:p>
          </table:table-cell>
          <table:table-cell office:value-type="percentage" office:value="0.74" table:style-name="ce31">
            <text:p>74%</text:p>
          </table:table-cell>
          <table:table-cell office:value-type="percentage" office:value="0.59" table:style-name="ce29">
            <text:p>59%</text:p>
          </table:table-cell>
          <table:table-cell office:value-type="percentage" office:value="0.71" table:style-name="ce31">
            <text:p>71%</text:p>
          </table:table-cell>
          <table:table-cell office:value-type="percentage" office:value="0.72" table:style-name="ce31">
            <text:p>72%</text:p>
          </table:table-cell>
          <table:table-cell office:value-type="percentage" office:value="0.93" table:style-name="ce31">
            <text:p>93%</text:p>
          </table:table-cell>
          <table:table-cell table:style-name="ce31"/>
          <table:table-cell table:number-columns-repeated="16373"/>
        </table:table-row>
        <table:table-row table:style-name="ro5">
          <table:table-cell office:value-type="date" office:date-value="2022-02-16T00:00:00" table:style-name="ce33">
            <text:p>2/16/2022</text:p>
          </table:table-cell>
          <table:table-cell office:value-type="percentage" office:value="0.86" table:style-name="ce29">
            <text:p>86%</text:p>
          </table:table-cell>
          <table:table-cell office:value-type="percentage" office:value="1.05" table:style-name="ce29">
            <text:p>105%</text:p>
          </table:table-cell>
          <table:table-cell office:value-type="percentage" office:value="1.02" table:style-name="ce29">
            <text:p>102%</text:p>
          </table:table-cell>
          <table:table-cell office:value-type="percentage" office:value="0.91" table:style-name="ce31">
            <text:p>91%</text:p>
          </table:table-cell>
          <table:table-cell office:value-type="percentage" office:value="0.74" table:style-name="ce31">
            <text:p>74%</text:p>
          </table:table-cell>
          <table:table-cell office:value-type="percentage" office:value="0.61" table:style-name="ce29">
            <text:p>61%</text:p>
          </table:table-cell>
          <table:table-cell office:value-type="percentage" office:value="0.76" table:style-name="ce31">
            <text:p>76%</text:p>
          </table:table-cell>
          <table:table-cell office:value-type="percentage" office:value="0.67" table:style-name="ce31">
            <text:p>67%</text:p>
          </table:table-cell>
          <table:table-cell office:value-type="percentage" office:value="1.05" table:style-name="ce31">
            <text:p>105%</text:p>
          </table:table-cell>
          <table:table-cell table:style-name="ce31"/>
          <table:table-cell table:number-columns-repeated="16373"/>
        </table:table-row>
        <table:table-row table:style-name="ro5">
          <table:table-cell office:value-type="date" office:date-value="2022-02-17T00:00:00" table:style-name="ce33">
            <text:p>2/17/2022</text:p>
          </table:table-cell>
          <table:table-cell office:value-type="percentage" office:value="0.91" table:style-name="ce29">
            <text:p>91%</text:p>
          </table:table-cell>
          <table:table-cell office:value-type="percentage" office:value="1.06" table:style-name="ce29">
            <text:p>106%</text:p>
          </table:table-cell>
          <table:table-cell office:value-type="percentage" office:value="1" table:style-name="ce29">
            <text:p>100%</text:p>
          </table:table-cell>
          <table:table-cell office:value-type="percentage" office:value="0.94" table:style-name="ce31">
            <text:p>94%</text:p>
          </table:table-cell>
          <table:table-cell office:value-type="percentage" office:value="0.73" table:style-name="ce31">
            <text:p>73%</text:p>
          </table:table-cell>
          <table:table-cell office:value-type="percentage" office:value="0.64" table:style-name="ce29">
            <text:p>64%</text:p>
          </table:table-cell>
          <table:table-cell office:value-type="percentage" office:value="0.8" table:style-name="ce31">
            <text:p>80%</text:p>
          </table:table-cell>
          <table:table-cell office:value-type="percentage" office:value="0.72" table:style-name="ce31">
            <text:p>72%</text:p>
          </table:table-cell>
          <table:table-cell office:value-type="percentage" office:value="1.18" table:style-name="ce31">
            <text:p>118%</text:p>
          </table:table-cell>
          <table:table-cell table:style-name="ce31"/>
          <table:table-cell table:number-columns-repeated="16373"/>
        </table:table-row>
        <table:table-row table:style-name="ro5">
          <table:table-cell office:value-type="date" office:date-value="2022-02-18T00:00:00" table:style-name="ce33">
            <text:p>2/18/2022</text:p>
          </table:table-cell>
          <table:table-cell office:value-type="percentage" office:value="0.69" table:style-name="ce29">
            <text:p>69%</text:p>
          </table:table-cell>
          <table:table-cell office:value-type="percentage" office:value="0.85" table:style-name="ce29">
            <text:p>85%</text:p>
          </table:table-cell>
          <table:table-cell office:value-type="percentage" office:value="0.87" table:style-name="ce29">
            <text:p>87%</text:p>
          </table:table-cell>
          <table:table-cell office:value-type="percentage" office:value="0.73" table:style-name="ce31">
            <text:p>73%</text:p>
          </table:table-cell>
          <table:table-cell office:value-type="percentage" office:value="0.66" table:style-name="ce31">
            <text:p>66%</text:p>
          </table:table-cell>
          <table:table-cell office:value-type="percentage" office:value="0.44" table:style-name="ce29">
            <text:p>44%</text:p>
          </table:table-cell>
          <table:table-cell office:value-type="percentage" office:value="0.65" table:style-name="ce31">
            <text:p>65%</text:p>
          </table:table-cell>
          <table:table-cell office:value-type="percentage" office:value="0.44" table:style-name="ce31">
            <text:p>44%</text:p>
          </table:table-cell>
          <table:table-cell office:value-type="percentage" office:value="0.66" table:style-name="ce31">
            <text:p>66%</text:p>
          </table:table-cell>
          <table:table-cell table:style-name="ce31"/>
          <table:table-cell table:number-columns-repeated="16373"/>
        </table:table-row>
        <table:table-row table:style-name="ro5">
          <table:table-cell office:value-type="date" office:date-value="2022-02-19T00:00:00" table:style-name="ce45">
            <text:p>2/19/2022</text:p>
          </table:table-cell>
          <table:table-cell office:value-type="percentage" office:value="0.92" table:style-name="ce39">
            <text:p>92%</text:p>
          </table:table-cell>
          <table:table-cell office:value-type="percentage" office:value="1.1399999999999999" table:style-name="ce39">
            <text:p>114%</text:p>
          </table:table-cell>
          <table:table-cell office:value-type="percentage" office:value="1.04" table:style-name="ce39">
            <text:p>104%</text:p>
          </table:table-cell>
          <table:table-cell office:value-type="percentage" office:value="0.96" table:style-name="ce42">
            <text:p>96%</text:p>
          </table:table-cell>
          <table:table-cell office:value-type="percentage" office:value="0.63" table:style-name="ce42">
            <text:p>63%</text:p>
          </table:table-cell>
          <table:table-cell office:value-type="percentage" office:value="0.8" table:style-name="ce39">
            <text:p>80%</text:p>
          </table:table-cell>
          <table:table-cell office:value-type="percentage" office:value="0.77" table:style-name="ce42">
            <text:p>77%</text:p>
          </table:table-cell>
          <table:table-cell office:value-type="percentage" office:value="0.65" table:style-name="ce42">
            <text:p>65%</text:p>
          </table:table-cell>
          <table:table-cell office:value-type="percentage" office:value="1" table:style-name="ce42">
            <text:p>100%</text:p>
          </table:table-cell>
          <table:table-cell table:style-name="ce42"/>
          <table:table-cell table:number-columns-repeated="16373"/>
        </table:table-row>
        <table:table-row table:style-name="ro5">
          <table:table-cell office:value-type="date" office:date-value="2022-02-20T00:00:00" table:style-name="ce45">
            <text:p>2/20/2022</text:p>
          </table:table-cell>
          <table:table-cell office:value-type="percentage" office:value="0.89" table:style-name="ce39">
            <text:p>89%</text:p>
          </table:table-cell>
          <table:table-cell office:value-type="percentage" office:value="1.1399999999999999" table:style-name="ce39">
            <text:p>114%</text:p>
          </table:table-cell>
          <table:table-cell office:value-type="percentage" office:value="1.08" table:style-name="ce39">
            <text:p>108%</text:p>
          </table:table-cell>
          <table:table-cell office:value-type="percentage" office:value="0.93" table:style-name="ce42">
            <text:p>93%</text:p>
          </table:table-cell>
          <table:table-cell office:value-type="percentage" office:value="0.61" table:style-name="ce42">
            <text:p>61%</text:p>
          </table:table-cell>
          <table:table-cell office:value-type="percentage" office:value="0.77" table:style-name="ce39">
            <text:p>77%</text:p>
          </table:table-cell>
          <table:table-cell office:value-type="percentage" office:value="0.75" table:style-name="ce42">
            <text:p>75%</text:p>
          </table:table-cell>
          <table:table-cell office:value-type="percentage" office:value="0.69" table:style-name="ce42">
            <text:p>69%</text:p>
          </table:table-cell>
          <table:table-cell office:value-type="percentage" office:value="0.56000000000000005" table:style-name="ce42">
            <text:p>56%</text:p>
          </table:table-cell>
          <table:table-cell table:style-name="ce42"/>
          <table:table-cell table:number-columns-repeated="16373"/>
        </table:table-row>
        <table:table-row table:style-name="ro5">
          <table:table-cell office:value-type="date" office:date-value="2022-02-21T00:00:00" table:style-name="ce33">
            <text:p>2/21/2022</text:p>
          </table:table-cell>
          <table:table-cell office:value-type="percentage" office:value="0.87" table:style-name="ce29">
            <text:p>87%</text:p>
          </table:table-cell>
          <table:table-cell office:value-type="percentage" office:value="1.07" table:style-name="ce29">
            <text:p>107%</text:p>
          </table:table-cell>
          <table:table-cell office:value-type="percentage" office:value="1.02" table:style-name="ce29">
            <text:p>102%</text:p>
          </table:table-cell>
          <table:table-cell office:value-type="percentage" office:value="0.92" table:style-name="ce31">
            <text:p>92%</text:p>
          </table:table-cell>
          <table:table-cell office:value-type="percentage" office:value="0.59" table:style-name="ce31">
            <text:p>59%</text:p>
          </table:table-cell>
          <table:table-cell office:value-type="percentage" office:value="0.59" table:style-name="ce29">
            <text:p>59%</text:p>
          </table:table-cell>
          <table:table-cell office:value-type="percentage" office:value="0.76" table:style-name="ce31">
            <text:p>76%</text:p>
          </table:table-cell>
          <table:table-cell office:value-type="percentage" office:value="0.63" table:style-name="ce31">
            <text:p>63%</text:p>
          </table:table-cell>
          <table:table-cell office:value-type="percentage" office:value="0.72" table:style-name="ce31">
            <text:p>72%</text:p>
          </table:table-cell>
          <table:table-cell table:style-name="ce31"/>
          <table:table-cell table:number-columns-repeated="16373"/>
        </table:table-row>
        <table:table-row table:style-name="ro5">
          <table:table-cell office:value-type="date" office:date-value="2022-02-22T00:00:00" table:style-name="ce33">
            <text:p>2/22/2022</text:p>
          </table:table-cell>
          <table:table-cell office:value-type="percentage" office:value="0.89" table:style-name="ce29">
            <text:p>89%</text:p>
          </table:table-cell>
          <table:table-cell office:value-type="percentage" office:value="1.08" table:style-name="ce29">
            <text:p>108%</text:p>
          </table:table-cell>
          <table:table-cell office:value-type="percentage" office:value="1.03" table:style-name="ce29">
            <text:p>103%</text:p>
          </table:table-cell>
          <table:table-cell office:value-type="percentage" office:value="0.94" table:style-name="ce31">
            <text:p>94%</text:p>
          </table:table-cell>
          <table:table-cell office:value-type="percentage" office:value="0.6" table:style-name="ce31">
            <text:p>60%</text:p>
          </table:table-cell>
          <table:table-cell office:value-type="percentage" office:value="0.65" table:style-name="ce29">
            <text:p>65%</text:p>
          </table:table-cell>
          <table:table-cell office:value-type="percentage" office:value="0.77" table:style-name="ce31">
            <text:p>77%</text:p>
          </table:table-cell>
          <table:table-cell office:value-type="percentage" office:value="0.71" table:style-name="ce31">
            <text:p>71%</text:p>
          </table:table-cell>
          <table:table-cell office:value-type="percentage" office:value="0.74" table:style-name="ce31">
            <text:p>74%</text:p>
          </table:table-cell>
          <table:table-cell table:style-name="ce31"/>
          <table:table-cell table:number-columns-repeated="16373"/>
        </table:table-row>
        <table:table-row table:style-name="ro5">
          <table:table-cell office:value-type="date" office:date-value="2022-02-23T00:00:00" table:style-name="ce33">
            <text:p>2/23/2022</text:p>
          </table:table-cell>
          <table:table-cell office:value-type="percentage" office:value="0.9" table:style-name="ce29">
            <text:p>90%</text:p>
          </table:table-cell>
          <table:table-cell office:value-type="percentage" office:value="1.08" table:style-name="ce29">
            <text:p>108%</text:p>
          </table:table-cell>
          <table:table-cell office:value-type="percentage" office:value="1.03" table:style-name="ce29">
            <text:p>103%</text:p>
          </table:table-cell>
          <table:table-cell office:value-type="percentage" office:value="0.94" table:style-name="ce31">
            <text:p>94%</text:p>
          </table:table-cell>
          <table:table-cell office:value-type="percentage" office:value="0.61" table:style-name="ce31">
            <text:p>61%</text:p>
          </table:table-cell>
          <table:table-cell office:value-type="percentage" office:value="0.67" table:style-name="ce29">
            <text:p>67%</text:p>
          </table:table-cell>
          <table:table-cell office:value-type="percentage" office:value="0.78" table:style-name="ce31">
            <text:p>78%</text:p>
          </table:table-cell>
          <table:table-cell office:value-type="percentage" office:value="0.68" table:style-name="ce31">
            <text:p>68%</text:p>
          </table:table-cell>
          <table:table-cell office:value-type="percentage" office:value="0.87" table:style-name="ce31">
            <text:p>87%</text:p>
          </table:table-cell>
          <table:table-cell table:style-name="ce31"/>
          <table:table-cell table:number-columns-repeated="16373"/>
        </table:table-row>
        <table:table-row table:style-name="ro5">
          <table:table-cell office:value-type="date" office:date-value="2022-02-24T00:00:00" table:style-name="ce33">
            <text:p>2/24/2022</text:p>
          </table:table-cell>
          <table:table-cell office:value-type="percentage" office:value="0.88" table:style-name="ce29">
            <text:p>88%</text:p>
          </table:table-cell>
          <table:table-cell office:value-type="percentage" office:value="1.05" table:style-name="ce29">
            <text:p>105%</text:p>
          </table:table-cell>
          <table:table-cell office:value-type="percentage" office:value="1.01" table:style-name="ce29">
            <text:p>101%</text:p>
          </table:table-cell>
          <table:table-cell office:value-type="percentage" office:value="0.92" table:style-name="ce31">
            <text:p>92%</text:p>
          </table:table-cell>
          <table:table-cell office:value-type="percentage" office:value="0.6" table:style-name="ce31">
            <text:p>60%</text:p>
          </table:table-cell>
          <table:table-cell office:value-type="percentage" office:value="0.68" table:style-name="ce29">
            <text:p>68%</text:p>
          </table:table-cell>
          <table:table-cell office:value-type="percentage" office:value="0.79" table:style-name="ce31">
            <text:p>79%</text:p>
          </table:table-cell>
          <table:table-cell office:value-type="percentage" office:value="0.66" table:style-name="ce31">
            <text:p>66%</text:p>
          </table:table-cell>
          <table:table-cell office:value-type="percentage" office:value="0.82" table:style-name="ce31">
            <text:p>82%</text:p>
          </table:table-cell>
          <table:table-cell table:style-name="ce31"/>
          <table:table-cell table:number-columns-repeated="16373"/>
        </table:table-row>
        <table:table-row table:style-name="ro5">
          <table:table-cell office:value-type="date" office:date-value="2022-02-25T00:00:00" table:style-name="ce33">
            <text:p>2/25/2022</text:p>
          </table:table-cell>
          <table:table-cell office:value-type="percentage" office:value="0.94" table:style-name="ce29">
            <text:p>94%</text:p>
          </table:table-cell>
          <table:table-cell office:value-type="percentage" office:value="1.08" table:style-name="ce29">
            <text:p>108%</text:p>
          </table:table-cell>
          <table:table-cell office:value-type="percentage" office:value="1.01" table:style-name="ce29">
            <text:p>101%</text:p>
          </table:table-cell>
          <table:table-cell office:value-type="percentage" office:value="0.97" table:style-name="ce31">
            <text:p>97%</text:p>
          </table:table-cell>
          <table:table-cell office:value-type="percentage" office:value="0.66" table:style-name="ce31">
            <text:p>66%</text:p>
          </table:table-cell>
          <table:table-cell office:value-type="percentage" office:value="0.67" table:style-name="ce29">
            <text:p>67%</text:p>
          </table:table-cell>
          <table:table-cell office:value-type="percentage" office:value="0.83" table:style-name="ce31">
            <text:p>83%</text:p>
          </table:table-cell>
          <table:table-cell office:value-type="percentage" office:value="0.72" table:style-name="ce31">
            <text:p>72%</text:p>
          </table:table-cell>
          <table:table-cell office:value-type="percentage" office:value="0.96" table:style-name="ce31">
            <text:p>96%</text:p>
          </table:table-cell>
          <table:table-cell table:style-name="ce31"/>
          <table:table-cell table:number-columns-repeated="16373"/>
        </table:table-row>
        <table:table-row table:style-name="ro5">
          <table:table-cell office:value-type="date" office:date-value="2022-02-26T00:00:00" table:style-name="ce45">
            <text:p>2/26/2022</text:p>
          </table:table-cell>
          <table:table-cell office:value-type="percentage" office:value="0.98" table:style-name="ce39">
            <text:p>98%</text:p>
          </table:table-cell>
          <table:table-cell office:value-type="percentage" office:value="1.18" table:style-name="ce39">
            <text:p>118%</text:p>
          </table:table-cell>
          <table:table-cell office:value-type="percentage" office:value="1.0900000000000001" table:style-name="ce39">
            <text:p>109%</text:p>
          </table:table-cell>
          <table:table-cell office:value-type="percentage" office:value="1.01" table:style-name="ce42">
            <text:p>101%</text:p>
          </table:table-cell>
          <table:table-cell office:value-type="percentage" office:value="0.68" table:style-name="ce42">
            <text:p>68%</text:p>
          </table:table-cell>
          <table:table-cell office:value-type="percentage" office:value="0.85" table:style-name="ce39">
            <text:p>85%</text:p>
          </table:table-cell>
          <table:table-cell office:value-type="percentage" office:value="0.89" table:style-name="ce42">
            <text:p>89%</text:p>
          </table:table-cell>
          <table:table-cell office:value-type="percentage" office:value="0.78" table:style-name="ce42">
            <text:p>78%</text:p>
          </table:table-cell>
          <table:table-cell office:value-type="percentage" office:value="1.42" table:style-name="ce42">
            <text:p>142%</text:p>
          </table:table-cell>
          <table:table-cell table:style-name="ce42"/>
          <table:table-cell table:number-columns-repeated="16373"/>
        </table:table-row>
        <table:table-row table:style-name="ro5">
          <table:table-cell office:value-type="date" office:date-value="2022-02-27T00:00:00" table:style-name="ce45">
            <text:p>2/27/2022</text:p>
          </table:table-cell>
          <table:table-cell office:value-type="percentage" office:value="1.03" table:style-name="ce39">
            <text:p>103%</text:p>
          </table:table-cell>
          <table:table-cell office:value-type="percentage" office:value="1.28" table:style-name="ce39">
            <text:p>128%</text:p>
          </table:table-cell>
          <table:table-cell office:value-type="percentage" office:value="1.18" table:style-name="ce39">
            <text:p>118%</text:p>
          </table:table-cell>
          <table:table-cell office:value-type="percentage" office:value="1.08" table:style-name="ce42">
            <text:p>108%</text:p>
          </table:table-cell>
          <table:table-cell office:value-type="percentage" office:value="0.7" table:style-name="ce42">
            <text:p>70%</text:p>
          </table:table-cell>
          <table:table-cell office:value-type="percentage" office:value="0.85" table:style-name="ce39">
            <text:p>85%</text:p>
          </table:table-cell>
          <table:table-cell office:value-type="percentage" office:value="0.85" table:style-name="ce42">
            <text:p>85%</text:p>
          </table:table-cell>
          <table:table-cell office:value-type="percentage" office:value="0.86" table:style-name="ce42">
            <text:p>86%</text:p>
          </table:table-cell>
          <table:table-cell office:value-type="percentage" office:value="1.37" table:style-name="ce42">
            <text:p>137%</text:p>
          </table:table-cell>
          <table:table-cell table:style-name="ce42"/>
          <table:table-cell table:number-columns-repeated="16373"/>
        </table:table-row>
        <table:table-row table:style-name="ro5">
          <table:table-cell office:value-type="date" office:date-value="2022-02-28T00:00:00" table:style-name="ce33">
            <text:p>2/28/2022</text:p>
          </table:table-cell>
          <table:table-cell office:value-type="percentage" office:value="0.91" table:style-name="ce29">
            <text:p>91%</text:p>
          </table:table-cell>
          <table:table-cell office:value-type="percentage" office:value="1.1100000000000001" table:style-name="ce29">
            <text:p>111%</text:p>
          </table:table-cell>
          <table:table-cell office:value-type="percentage" office:value="1.06" table:style-name="ce29">
            <text:p>106%</text:p>
          </table:table-cell>
          <table:table-cell office:value-type="percentage" office:value="0.95" table:style-name="ce31">
            <text:p>95%</text:p>
          </table:table-cell>
          <table:table-cell office:value-type="percentage" office:value="0.7" table:style-name="ce31">
            <text:p>70%</text:p>
          </table:table-cell>
          <table:table-cell office:value-type="percentage" office:value="0.59" table:style-name="ce29">
            <text:p>59%</text:p>
          </table:table-cell>
          <table:table-cell office:value-type="percentage" office:value="0.75" table:style-name="ce31">
            <text:p>75%</text:p>
          </table:table-cell>
          <table:table-cell office:value-type="percentage" office:value="0.77" table:style-name="ce31">
            <text:p>77%</text:p>
          </table:table-cell>
          <table:table-cell office:value-type="percentage" office:value="1" table:style-name="ce31">
            <text:p>100%</text:p>
          </table:table-cell>
          <table:table-cell table:style-name="ce31"/>
          <table:table-cell table:number-columns-repeated="16373"/>
        </table:table-row>
        <table:table-row table:style-name="ro5">
          <table:table-cell office:value-type="date" office:date-value="2022-03-01T00:00:00" table:style-name="ce33">
            <text:p>3/1/2022</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5" table:style-name="ce29">
            <text:p>105%</text:p>
          </table:table-cell>
          <table:table-cell office:value-type="percentage" office:value="0.95" table:style-name="ce31">
            <text:p>95%</text:p>
          </table:table-cell>
          <table:table-cell office:value-type="percentage" office:value="0.69" table:style-name="ce31">
            <text:p>69%</text:p>
          </table:table-cell>
          <table:table-cell office:value-type="percentage" office:value="0.04" table:style-name="ce29">
            <text:p>4%</text:p>
          </table:table-cell>
          <table:table-cell office:value-type="percentage" office:value="0.84" table:style-name="ce31">
            <text:p>84%</text:p>
          </table:table-cell>
          <table:table-cell office:value-type="percentage" office:value="0.83" table:style-name="ce31">
            <text:p>83%</text:p>
          </table:table-cell>
          <table:table-cell office:value-type="percentage" office:value="0.99" table:style-name="ce31">
            <text:p>99%</text:p>
          </table:table-cell>
          <table:table-cell table:style-name="ce31"/>
          <table:table-cell table:number-columns-repeated="16373"/>
        </table:table-row>
        <table:table-row table:style-name="ro5">
          <table:table-cell office:value-type="date" office:date-value="2022-03-02T00:00:00" table:style-name="ce33">
            <text:p>3/2/2022</text:p>
          </table:table-cell>
          <table:table-cell office:value-type="percentage" office:value="0.89" table:style-name="ce29">
            <text:p>89%</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3" table:style-name="ce31">
            <text:p>93%</text:p>
          </table:table-cell>
          <table:table-cell office:value-type="percentage" office:value="0.68" table:style-name="ce31">
            <text:p>68%</text:p>
          </table:table-cell>
          <table:table-cell office:value-type="percentage" office:value="0.52" table:style-name="ce29">
            <text:p>52%</text:p>
          </table:table-cell>
          <table:table-cell office:value-type="percentage" office:value="0.79" table:style-name="ce31">
            <text:p>79%</text:p>
          </table:table-cell>
          <table:table-cell office:value-type="percentage" office:value="0.76" table:style-name="ce31">
            <text:p>76%</text:p>
          </table:table-cell>
          <table:table-cell office:value-type="percentage" office:value="1.19" table:style-name="ce31">
            <text:p>119%</text:p>
          </table:table-cell>
          <table:table-cell table:style-name="ce31"/>
          <table:table-cell table:number-columns-repeated="16373"/>
        </table:table-row>
        <table:table-row table:style-name="ro5">
          <table:table-cell office:value-type="date" office:date-value="2022-03-03T00:00:00" table:style-name="ce33">
            <text:p>3/3/2022</text:p>
          </table:table-cell>
          <table:table-cell office:value-type="percentage" office:value="0.89" table:style-name="ce29">
            <text:p>89%</text:p>
          </table:table-cell>
          <table:table-cell office:value-type="percentage" office:value="1.06" table:style-name="ce29">
            <text:p>106%</text:p>
          </table:table-cell>
          <table:table-cell office:value-type="percentage" office:value="1.05" table:style-name="ce29">
            <text:p>105%</text:p>
          </table:table-cell>
          <table:table-cell office:value-type="percentage" office:value="0.93" table:style-name="ce31">
            <text:p>93%</text:p>
          </table:table-cell>
          <table:table-cell office:value-type="percentage" office:value="0.69" table:style-name="ce31">
            <text:p>69%</text:p>
          </table:table-cell>
          <table:table-cell office:value-type="percentage" office:value="0.04" table:style-name="ce29">
            <text:p>4%</text:p>
          </table:table-cell>
          <table:table-cell office:value-type="percentage" office:value="0.84" table:style-name="ce31">
            <text:p>84%</text:p>
          </table:table-cell>
          <table:table-cell office:value-type="percentage" office:value="0.8" table:style-name="ce31">
            <text:p>80%</text:p>
          </table:table-cell>
          <table:table-cell office:value-type="percentage" office:value="1.46" table:style-name="ce31">
            <text:p>146%</text:p>
          </table:table-cell>
          <table:table-cell table:style-name="ce31"/>
          <table:table-cell table:number-columns-repeated="16373"/>
        </table:table-row>
        <table:table-row table:style-name="ro5">
          <table:table-cell office:value-type="date" office:date-value="2022-03-04T00:00:00" table:style-name="ce33">
            <text:p>3/4/2022</text:p>
          </table:table-cell>
          <table:table-cell office:value-type="percentage" office:value="0.93" table:style-name="ce29">
            <text:p>93%</text:p>
          </table:table-cell>
          <table:table-cell office:value-type="percentage" office:value="1.08" table:style-name="ce29">
            <text:p>108%</text:p>
          </table:table-cell>
          <table:table-cell office:value-type="percentage" office:value="1.03" table:style-name="ce29">
            <text:p>103%</text:p>
          </table:table-cell>
          <table:table-cell office:value-type="percentage" office:value="0.96" table:style-name="ce31">
            <text:p>96%</text:p>
          </table:table-cell>
          <table:table-cell office:value-type="percentage" office:value="0.7" table:style-name="ce31">
            <text:p>70%</text:p>
          </table:table-cell>
          <table:table-cell office:value-type="percentage" office:value="0.54" table:style-name="ce29">
            <text:p>54%</text:p>
          </table:table-cell>
          <table:table-cell office:value-type="percentage" office:value="0.79" table:style-name="ce31">
            <text:p>79%</text:p>
          </table:table-cell>
          <table:table-cell office:value-type="percentage" office:value="0.79" table:style-name="ce31">
            <text:p>79%</text:p>
          </table:table-cell>
          <table:table-cell office:value-type="percentage" office:value="1.1200000000000001" table:style-name="ce31">
            <text:p>112%</text:p>
          </table:table-cell>
          <table:table-cell table:style-name="ce31"/>
          <table:table-cell table:number-columns-repeated="16373"/>
        </table:table-row>
        <table:table-row table:style-name="ro5">
          <table:table-cell office:value-type="date" office:date-value="2022-03-05T00:00:00" table:style-name="ce45">
            <text:p>3/5/2022</text:p>
          </table:table-cell>
          <table:table-cell office:value-type="percentage" office:value="0.96" table:style-name="ce39">
            <text:p>96%</text:p>
          </table:table-cell>
          <table:table-cell office:value-type="percentage" office:value="1.18" table:style-name="ce39">
            <text:p>118%</text:p>
          </table:table-cell>
          <table:table-cell office:value-type="percentage" office:value="1.0900000000000001" table:style-name="ce39">
            <text:p>109%</text:p>
          </table:table-cell>
          <table:table-cell office:value-type="percentage" office:value="1" table:style-name="ce42">
            <text:p>100%</text:p>
          </table:table-cell>
          <table:table-cell office:value-type="percentage" office:value="0.69" table:style-name="ce42">
            <text:p>69%</text:p>
          </table:table-cell>
          <table:table-cell office:value-type="percentage" office:value="0.75" table:style-name="ce39">
            <text:p>75%</text:p>
          </table:table-cell>
          <table:table-cell office:value-type="percentage" office:value="0.81" table:style-name="ce42">
            <text:p>81%</text:p>
          </table:table-cell>
          <table:table-cell office:value-type="percentage" office:value="0.8" table:style-name="ce42">
            <text:p>80%</text:p>
          </table:table-cell>
          <table:table-cell office:value-type="percentage" office:value="1.38" table:style-name="ce42">
            <text:p>138%</text:p>
          </table:table-cell>
          <table:table-cell table:style-name="ce42"/>
          <table:table-cell table:number-columns-repeated="16373"/>
        </table:table-row>
        <table:table-row table:style-name="ro5">
          <table:table-cell office:value-type="date" office:date-value="2022-03-06T00:00:00" table:style-name="ce45">
            <text:p>3/6/2022</text:p>
          </table:table-cell>
          <table:table-cell office:value-type="percentage" office:value="1" table:style-name="ce39">
            <text:p>100%</text:p>
          </table:table-cell>
          <table:table-cell office:value-type="percentage" office:value="1.24" table:style-name="ce39">
            <text:p>124%</text:p>
          </table:table-cell>
          <table:table-cell office:value-type="percentage" office:value="1.17" table:style-name="ce39">
            <text:p>117%</text:p>
          </table:table-cell>
          <table:table-cell office:value-type="percentage" office:value="1.04" table:style-name="ce42">
            <text:p>104%</text:p>
          </table:table-cell>
          <table:table-cell office:value-type="percentage" office:value="0.7" table:style-name="ce42">
            <text:p>70%</text:p>
          </table:table-cell>
          <table:table-cell office:value-type="percentage" office:value="0.72" table:style-name="ce39">
            <text:p>72%</text:p>
          </table:table-cell>
          <table:table-cell office:value-type="percentage" office:value="0.86" table:style-name="ce42">
            <text:p>86%</text:p>
          </table:table-cell>
          <table:table-cell office:value-type="percentage" office:value="0.88" table:style-name="ce42">
            <text:p>88%</text:p>
          </table:table-cell>
          <table:table-cell office:value-type="percentage" office:value="1.34" table:style-name="ce42">
            <text:p>134%</text:p>
          </table:table-cell>
          <table:table-cell table:style-name="ce42"/>
          <table:table-cell table:number-columns-repeated="16373"/>
        </table:table-row>
        <table:table-row table:style-name="ro5">
          <table:table-cell office:value-type="date" office:date-value="2022-03-07T00:00:00" table:style-name="ce33">
            <text:p>3/7/2022</text:p>
          </table:table-cell>
          <table:table-cell office:value-type="percentage" office:value="0.91" table:style-name="ce29">
            <text:p>91%</text:p>
          </table:table-cell>
          <table:table-cell office:value-type="percentage" office:value="1.1200000000000001" table:style-name="ce29">
            <text:p>112%</text:p>
          </table:table-cell>
          <table:table-cell office:value-type="percentage" office:value="1.07" table:style-name="ce29">
            <text:p>107%</text:p>
          </table:table-cell>
          <table:table-cell office:value-type="percentage" office:value="0.96" table:style-name="ce31">
            <text:p>96%</text:p>
          </table:table-cell>
          <table:table-cell office:value-type="percentage" office:value="0.73" table:style-name="ce31">
            <text:p>73%</text:p>
          </table:table-cell>
          <table:table-cell office:value-type="percentage" office:value="0.59" table:style-name="ce29">
            <text:p>59%</text:p>
          </table:table-cell>
          <table:table-cell office:value-type="percentage" office:value="0.75" table:style-name="ce31">
            <text:p>75%</text:p>
          </table:table-cell>
          <table:table-cell office:value-type="percentage" office:value="0.8" table:style-name="ce31">
            <text:p>80%</text:p>
          </table:table-cell>
          <table:table-cell office:value-type="percentage" office:value="1.1399999999999999" table:style-name="ce31">
            <text:p>114%</text:p>
          </table:table-cell>
          <table:table-cell table:style-name="ce31"/>
          <table:table-cell table:number-columns-repeated="16373"/>
        </table:table-row>
        <table:table-row table:style-name="ro5">
          <table:table-cell office:value-type="date" office:date-value="2022-03-08T00:00:00" table:style-name="ce33">
            <text:p>3/8/2022</text:p>
          </table:table-cell>
          <table:table-cell office:value-type="percentage" office:value="0.9" table:style-name="ce29">
            <text:p>90%</text:p>
          </table:table-cell>
          <table:table-cell office:value-type="percentage" office:value="1.1000000000000001" table:style-name="ce29">
            <text:p>110%</text:p>
          </table:table-cell>
          <table:table-cell office:value-type="percentage" office:value="1.05" table:style-name="ce29">
            <text:p>105%</text:p>
          </table:table-cell>
          <table:table-cell office:value-type="percentage" office:value="0.95" table:style-name="ce31">
            <text:p>95%</text:p>
          </table:table-cell>
          <table:table-cell office:value-type="percentage" office:value="0.74" table:style-name="ce31">
            <text:p>74%</text:p>
          </table:table-cell>
          <table:table-cell office:value-type="percentage" office:value="0.65" table:style-name="ce29">
            <text:p>65%</text:p>
          </table:table-cell>
          <table:table-cell office:value-type="percentage" office:value="0.8" table:style-name="ce31">
            <text:p>80%</text:p>
          </table:table-cell>
          <table:table-cell office:value-type="percentage" office:value="0.84" table:style-name="ce31">
            <text:p>84%</text:p>
          </table:table-cell>
          <table:table-cell office:value-type="percentage" office:value="1.07" table:style-name="ce31">
            <text:p>107%</text:p>
          </table:table-cell>
          <table:table-cell table:style-name="ce31"/>
          <table:table-cell table:number-columns-repeated="16373"/>
        </table:table-row>
        <table:table-row table:style-name="ro5">
          <table:table-cell office:value-type="date" office:date-value="2022-03-09T00:00:00" table:style-name="ce33">
            <text:p>3/9/2022</text:p>
          </table:table-cell>
          <table:table-cell office:value-type="percentage" office:value="0.89" table:style-name="ce29">
            <text:p>89%</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4" table:style-name="ce31">
            <text:p>94%</text:p>
          </table:table-cell>
          <table:table-cell office:value-type="percentage" office:value="0.76" table:style-name="ce31">
            <text:p>76%</text:p>
          </table:table-cell>
          <table:table-cell office:value-type="percentage" office:value="0.64" table:style-name="ce29">
            <text:p>64%</text:p>
          </table:table-cell>
          <table:table-cell office:value-type="percentage" office:value="0.77" table:style-name="ce31">
            <text:p>77%</text:p>
          </table:table-cell>
          <table:table-cell office:value-type="percentage" office:value="0.78" table:style-name="ce31">
            <text:p>78%</text:p>
          </table:table-cell>
          <table:table-cell office:value-type="percentage" office:value="1.35" table:style-name="ce31">
            <text:p>135%</text:p>
          </table:table-cell>
          <table:table-cell table:style-name="ce31"/>
          <table:table-cell table:number-columns-repeated="16373"/>
        </table:table-row>
        <table:table-row table:style-name="ro5">
          <table:table-cell office:value-type="date" office:date-value="2022-03-10T00:00:00" table:style-name="ce33">
            <text:p>3/10/2022</text:p>
          </table:table-cell>
          <table:table-cell office:value-type="percentage" office:value="0.9" table:style-name="ce29">
            <text:p>90%</text:p>
          </table:table-cell>
          <table:table-cell office:value-type="percentage" office:value="1.07" table:style-name="ce29">
            <text:p>107%</text:p>
          </table:table-cell>
          <table:table-cell office:value-type="percentage" office:value="1.04" table:style-name="ce29">
            <text:p>104%</text:p>
          </table:table-cell>
          <table:table-cell office:value-type="percentage" office:value="0.94" table:style-name="ce31">
            <text:p>94%</text:p>
          </table:table-cell>
          <table:table-cell office:value-type="percentage" office:value="0.78" table:style-name="ce31">
            <text:p>78%</text:p>
          </table:table-cell>
          <table:table-cell office:value-type="percentage" office:value="0.65" table:style-name="ce29">
            <text:p>65%</text:p>
          </table:table-cell>
          <table:table-cell office:value-type="percentage" office:value="0.78" table:style-name="ce31">
            <text:p>78%</text:p>
          </table:table-cell>
          <table:table-cell office:value-type="percentage" office:value="0.81" table:style-name="ce31">
            <text:p>81%</text:p>
          </table:table-cell>
          <table:table-cell office:value-type="percentage" office:value="1.47" table:style-name="ce31">
            <text:p>147%</text:p>
          </table:table-cell>
          <table:table-cell table:style-name="ce31"/>
          <table:table-cell table:number-columns-repeated="16373"/>
        </table:table-row>
        <table:table-row table:style-name="ro5">
          <table:table-cell office:value-type="date" office:date-value="2022-03-11T00:00:00" table:style-name="ce33">
            <text:p>3/11/2022</text:p>
          </table:table-cell>
          <table:table-cell office:value-type="percentage" office:value="0.91" table:style-name="ce29">
            <text:p>91%</text:p>
          </table:table-cell>
          <table:table-cell office:value-type="percentage" office:value="1.07" table:style-name="ce29">
            <text:p>107%</text:p>
          </table:table-cell>
          <table:table-cell office:value-type="percentage" office:value="1.03" table:style-name="ce29">
            <text:p>103%</text:p>
          </table:table-cell>
          <table:table-cell office:value-type="percentage" office:value="0.94" table:style-name="ce31">
            <text:p>94%</text:p>
          </table:table-cell>
          <table:table-cell office:value-type="percentage" office:value="0.78" table:style-name="ce31">
            <text:p>78%</text:p>
          </table:table-cell>
          <table:table-cell office:value-type="percentage" office:value="0.62" table:style-name="ce29">
            <text:p>62%</text:p>
          </table:table-cell>
          <table:table-cell office:value-type="percentage" office:value="0.77" table:style-name="ce31">
            <text:p>77%</text:p>
          </table:table-cell>
          <table:table-cell office:value-type="percentage" office:value="0.78" table:style-name="ce31">
            <text:p>78%</text:p>
          </table:table-cell>
          <table:table-cell office:value-type="percentage" office:value="1.02" table:style-name="ce31">
            <text:p>102%</text:p>
          </table:table-cell>
          <table:table-cell table:style-name="ce31"/>
          <table:table-cell table:number-columns-repeated="16373"/>
        </table:table-row>
        <table:table-row table:style-name="ro5">
          <table:table-cell office:value-type="date" office:date-value="2022-03-12T00:00:00" table:style-name="ce45">
            <text:p>3/12/2022</text:p>
          </table:table-cell>
          <table:table-cell office:value-type="percentage" office:value="0.95" table:style-name="ce39">
            <text:p>95%</text:p>
          </table:table-cell>
          <table:table-cell office:value-type="percentage" office:value="1.1499999999999999" table:style-name="ce39">
            <text:p>115%</text:p>
          </table:table-cell>
          <table:table-cell office:value-type="percentage" office:value="1.08" table:style-name="ce39">
            <text:p>108%</text:p>
          </table:table-cell>
          <table:table-cell office:value-type="percentage" office:value="0.98" table:style-name="ce42">
            <text:p>98%</text:p>
          </table:table-cell>
          <table:table-cell office:value-type="percentage" office:value="0.79" table:style-name="ce42">
            <text:p>79%</text:p>
          </table:table-cell>
          <table:table-cell office:value-type="percentage" office:value="0.81" table:style-name="ce39">
            <text:p>81%</text:p>
          </table:table-cell>
          <table:table-cell office:value-type="percentage" office:value="0.87" table:style-name="ce42">
            <text:p>87%</text:p>
          </table:table-cell>
          <table:table-cell office:value-type="percentage" office:value="0.8" table:style-name="ce42">
            <text:p>80%</text:p>
          </table:table-cell>
          <table:table-cell office:value-type="percentage" office:value="1.73" table:style-name="ce42">
            <text:p>173%</text:p>
          </table:table-cell>
          <table:table-cell table:style-name="ce42"/>
          <table:table-cell table:number-columns-repeated="16373"/>
        </table:table-row>
        <table:table-row table:style-name="ro5">
          <table:table-cell office:value-type="date" office:date-value="2022-03-13T00:00:00" table:style-name="ce45">
            <text:p>3/13/2022</text:p>
          </table:table-cell>
          <table:table-cell office:value-type="percentage" office:value="0.97" table:style-name="ce39">
            <text:p>97%</text:p>
          </table:table-cell>
          <table:table-cell office:value-type="percentage" office:value="1.22" table:style-name="ce39">
            <text:p>122%</text:p>
          </table:table-cell>
          <table:table-cell office:value-type="percentage" office:value="1.17" table:style-name="ce39">
            <text:p>117%</text:p>
          </table:table-cell>
          <table:table-cell office:value-type="percentage" office:value="1.01" table:style-name="ce42">
            <text:p>101%</text:p>
          </table:table-cell>
          <table:table-cell office:value-type="percentage" office:value="0.79" table:style-name="ce42">
            <text:p>79%</text:p>
          </table:table-cell>
          <table:table-cell office:value-type="percentage" office:value="0.8" table:style-name="ce39">
            <text:p>80%</text:p>
          </table:table-cell>
          <table:table-cell office:value-type="percentage" office:value="0.81" table:style-name="ce42">
            <text:p>81%</text:p>
          </table:table-cell>
          <table:table-cell office:value-type="percentage" office:value="0.86" table:style-name="ce42">
            <text:p>86%</text:p>
          </table:table-cell>
          <table:table-cell office:value-type="percentage" office:value="1.17" table:style-name="ce42">
            <text:p>117%</text:p>
          </table:table-cell>
          <table:table-cell table:style-name="ce42"/>
          <table:table-cell table:number-columns-repeated="16373"/>
        </table:table-row>
        <table:table-row table:style-name="ro5">
          <table:table-cell office:value-type="date" office:date-value="2022-03-14T00:00:00" table:style-name="ce33">
            <text:p>3/14/2022</text:p>
          </table:table-cell>
          <table:table-cell office:value-type="percentage" office:value="0.91" table:style-name="ce29">
            <text:p>91%</text:p>
          </table:table-cell>
          <table:table-cell office:value-type="percentage" office:value="1.1000000000000001" table:style-name="ce29">
            <text:p>110%</text:p>
          </table:table-cell>
          <table:table-cell office:value-type="percentage" office:value="1.07" table:style-name="ce29">
            <text:p>107%</text:p>
          </table:table-cell>
          <table:table-cell office:value-type="percentage" office:value="0.95" table:style-name="ce31">
            <text:p>95%</text:p>
          </table:table-cell>
          <table:table-cell office:value-type="percentage" office:value="0.79" table:style-name="ce31">
            <text:p>79%</text:p>
          </table:table-cell>
          <table:table-cell office:value-type="percentage" office:value="0.6" table:style-name="ce29">
            <text:p>60%</text:p>
          </table:table-cell>
          <table:table-cell office:value-type="percentage" office:value="0.76" table:style-name="ce31">
            <text:p>76%</text:p>
          </table:table-cell>
          <table:table-cell office:value-type="percentage" office:value="0.81" table:style-name="ce31">
            <text:p>81%</text:p>
          </table:table-cell>
          <table:table-cell office:value-type="percentage" office:value="1.32" table:style-name="ce31">
            <text:p>132%</text:p>
          </table:table-cell>
          <table:table-cell table:style-name="ce31"/>
          <table:table-cell table:number-columns-repeated="16373"/>
        </table:table-row>
        <table:table-row table:style-name="ro5">
          <table:table-cell office:value-type="date" office:date-value="2022-03-15T00:00:00" table:style-name="ce33">
            <text:p>3/15/2022</text:p>
          </table:table-cell>
          <table:table-cell office:value-type="percentage" office:value="0.89" table:style-name="ce29">
            <text:p>89%</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4" table:style-name="ce31">
            <text:p>94%</text:p>
          </table:table-cell>
          <table:table-cell office:value-type="percentage" office:value="0.79" table:style-name="ce31">
            <text:p>79%</text:p>
          </table:table-cell>
          <table:table-cell office:value-type="percentage" office:value="0.64" table:style-name="ce29">
            <text:p>64%</text:p>
          </table:table-cell>
          <table:table-cell office:value-type="percentage" office:value="0.78" table:style-name="ce31">
            <text:p>78%</text:p>
          </table:table-cell>
          <table:table-cell office:value-type="percentage" office:value="0.84" table:style-name="ce31">
            <text:p>84%</text:p>
          </table:table-cell>
          <table:table-cell office:value-type="percentage" office:value="1.26" table:style-name="ce31">
            <text:p>126%</text:p>
          </table:table-cell>
          <table:table-cell table:style-name="ce31"/>
          <table:table-cell table:number-columns-repeated="16373"/>
        </table:table-row>
        <table:table-row table:style-name="ro5">
          <table:table-cell office:value-type="date" office:date-value="2022-03-16T00:00:00" table:style-name="ce33">
            <text:p>3/16/2022</text:p>
          </table:table-cell>
          <table:table-cell office:value-type="percentage" office:value="0.88" table:style-name="ce29">
            <text:p>88%</text:p>
          </table:table-cell>
          <table:table-cell office:value-type="percentage" office:value="1.07" table:style-name="ce29">
            <text:p>107%</text:p>
          </table:table-cell>
          <table:table-cell office:value-type="percentage" office:value="1.05" table:style-name="ce29">
            <text:p>105%</text:p>
          </table:table-cell>
          <table:table-cell office:value-type="percentage" office:value="0.93" table:style-name="ce31">
            <text:p>93%</text:p>
          </table:table-cell>
          <table:table-cell office:value-type="percentage" office:value="0.78" table:style-name="ce31">
            <text:p>78%</text:p>
          </table:table-cell>
          <table:table-cell office:value-type="percentage" office:value="0.66" table:style-name="ce29">
            <text:p>66%</text:p>
          </table:table-cell>
          <table:table-cell office:value-type="percentage" office:value="0.79" table:style-name="ce31">
            <text:p>79%</text:p>
          </table:table-cell>
          <table:table-cell office:value-type="percentage" office:value="0.76" table:style-name="ce31">
            <text:p>76%</text:p>
          </table:table-cell>
          <table:table-cell office:value-type="percentage" office:value="0.93" table:style-name="ce31">
            <text:p>93%</text:p>
          </table:table-cell>
          <table:table-cell table:style-name="ce31"/>
          <table:table-cell table:number-columns-repeated="16373"/>
        </table:table-row>
        <table:table-row table:style-name="ro5">
          <table:table-cell office:value-type="date" office:date-value="2022-03-17T00:00:00" table:style-name="ce33">
            <text:p>3/17/2022</text:p>
          </table:table-cell>
          <table:table-cell office:value-type="percentage" office:value="0.9" table:style-name="ce29">
            <text:p>90%</text:p>
          </table:table-cell>
          <table:table-cell office:value-type="percentage" office:value="1.06" table:style-name="ce29">
            <text:p>106%</text:p>
          </table:table-cell>
          <table:table-cell office:value-type="percentage" office:value="1.03" table:style-name="ce29">
            <text:p>103%</text:p>
          </table:table-cell>
          <table:table-cell office:value-type="percentage" office:value="0.94" table:style-name="ce31">
            <text:p>94%</text:p>
          </table:table-cell>
          <table:table-cell office:value-type="percentage" office:value="0.79" table:style-name="ce31">
            <text:p>79%</text:p>
          </table:table-cell>
          <table:table-cell office:value-type="percentage" office:value="0.68" table:style-name="ce29">
            <text:p>68%</text:p>
          </table:table-cell>
          <table:table-cell office:value-type="percentage" office:value="0.8" table:style-name="ce31">
            <text:p>80%</text:p>
          </table:table-cell>
          <table:table-cell office:value-type="percentage" office:value="0.83" table:style-name="ce31">
            <text:p>83%</text:p>
          </table:table-cell>
          <table:table-cell office:value-type="percentage" office:value="1.44" table:style-name="ce31">
            <text:p>144%</text:p>
          </table:table-cell>
          <table:table-cell table:style-name="ce31"/>
          <table:table-cell table:number-columns-repeated="16373"/>
        </table:table-row>
        <table:table-row table:style-name="ro5">
          <table:table-cell office:value-type="date" office:date-value="2022-03-18T00:00:00" table:style-name="ce33">
            <text:p>3/18/2022</text:p>
          </table:table-cell>
          <table:table-cell office:value-type="percentage" office:value="0.93" table:style-name="ce29">
            <text:p>93%</text:p>
          </table:table-cell>
          <table:table-cell office:value-type="percentage" office:value="1.07" table:style-name="ce29">
            <text:p>107%</text:p>
          </table:table-cell>
          <table:table-cell office:value-type="percentage" office:value="1.03" table:style-name="ce29">
            <text:p>103%</text:p>
          </table:table-cell>
          <table:table-cell office:value-type="percentage" office:value="0.97" table:style-name="ce31">
            <text:p>97%</text:p>
          </table:table-cell>
          <table:table-cell office:value-type="percentage" office:value="0.8" table:style-name="ce31">
            <text:p>80%</text:p>
          </table:table-cell>
          <table:table-cell office:value-type="percentage" office:value="0.62" table:style-name="ce29">
            <text:p>62%</text:p>
          </table:table-cell>
          <table:table-cell office:value-type="percentage" office:value="0.79" table:style-name="ce31">
            <text:p>79%</text:p>
          </table:table-cell>
          <table:table-cell office:value-type="percentage" office:value="0.8" table:style-name="ce31">
            <text:p>80%</text:p>
          </table:table-cell>
          <table:table-cell office:value-type="percentage" office:value="1.49" table:style-name="ce31">
            <text:p>149%</text:p>
          </table:table-cell>
          <table:table-cell table:style-name="ce31"/>
          <table:table-cell table:number-columns-repeated="16373"/>
        </table:table-row>
        <table:table-row table:style-name="ro5">
          <table:table-cell office:value-type="date" office:date-value="2022-03-19T00:00:00" table:style-name="ce45">
            <text:p>3/19/2022</text:p>
          </table:table-cell>
          <table:table-cell office:value-type="percentage" office:value="0.99" table:style-name="ce39">
            <text:p>99%</text:p>
          </table:table-cell>
          <table:table-cell office:value-type="percentage" office:value="1.18" table:style-name="ce39">
            <text:p>118%</text:p>
          </table:table-cell>
          <table:table-cell office:value-type="percentage" office:value="1.1100000000000001" table:style-name="ce39">
            <text:p>111%</text:p>
          </table:table-cell>
          <table:table-cell office:value-type="percentage" office:value="1.03" table:style-name="ce42">
            <text:p>103%</text:p>
          </table:table-cell>
          <table:table-cell office:value-type="percentage" office:value="0.79" table:style-name="ce42">
            <text:p>79%</text:p>
          </table:table-cell>
          <table:table-cell office:value-type="percentage" office:value="0.74" table:style-name="ce39">
            <text:p>74%</text:p>
          </table:table-cell>
          <table:table-cell office:value-type="percentage" office:value="0.83" table:style-name="ce42">
            <text:p>83%</text:p>
          </table:table-cell>
          <table:table-cell office:value-type="percentage" office:value="0.82" table:style-name="ce42">
            <text:p>82%</text:p>
          </table:table-cell>
          <table:table-cell office:value-type="percentage" office:value="1.65" table:style-name="ce42">
            <text:p>165%</text:p>
          </table:table-cell>
          <table:table-cell table:style-name="ce42"/>
          <table:table-cell table:number-columns-repeated="16373"/>
        </table:table-row>
        <table:table-row table:style-name="ro5">
          <table:table-cell office:value-type="date" office:date-value="2022-03-20T00:00:00" table:style-name="ce45">
            <text:p>3/20/2022</text:p>
          </table:table-cell>
          <table:table-cell office:value-type="percentage" office:value="1.02" table:style-name="ce39">
            <text:p>102%</text:p>
          </table:table-cell>
          <table:table-cell office:value-type="percentage" office:value="1.26" table:style-name="ce39">
            <text:p>126%</text:p>
          </table:table-cell>
          <table:table-cell office:value-type="percentage" office:value="1.2" table:style-name="ce39">
            <text:p>120%</text:p>
          </table:table-cell>
          <table:table-cell office:value-type="percentage" office:value="1.07" table:style-name="ce42">
            <text:p>107%</text:p>
          </table:table-cell>
          <table:table-cell office:value-type="percentage" office:value="0.79" table:style-name="ce42">
            <text:p>79%</text:p>
          </table:table-cell>
          <table:table-cell office:value-type="percentage" office:value="0.75" table:style-name="ce39">
            <text:p>75%</text:p>
          </table:table-cell>
          <table:table-cell office:value-type="percentage" office:value="0.81" table:style-name="ce42">
            <text:p>81%</text:p>
          </table:table-cell>
          <table:table-cell office:value-type="percentage" office:value="0.9" table:style-name="ce42">
            <text:p>90%</text:p>
          </table:table-cell>
          <table:table-cell office:value-type="percentage" office:value="1.57" table:style-name="ce42">
            <text:p>157%</text:p>
          </table:table-cell>
          <table:table-cell table:style-name="ce42"/>
          <table:table-cell table:number-columns-repeated="16373"/>
        </table:table-row>
        <table:table-row table:style-name="ro5">
          <table:table-cell office:value-type="date" office:date-value="2022-03-21T00:00:00" table:style-name="ce33">
            <text:p>3/21/2022</text:p>
          </table:table-cell>
          <table:table-cell office:value-type="percentage" office:value="0.91" table:style-name="ce29">
            <text:p>91%</text:p>
          </table:table-cell>
          <table:table-cell office:value-type="percentage" office:value="1.1000000000000001" table:style-name="ce29">
            <text:p>110%</text:p>
          </table:table-cell>
          <table:table-cell office:value-type="percentage" office:value="1.07" table:style-name="ce29">
            <text:p>107%</text:p>
          </table:table-cell>
          <table:table-cell office:value-type="percentage" office:value="0.96" table:style-name="ce31">
            <text:p>96%</text:p>
          </table:table-cell>
          <table:table-cell office:value-type="percentage" office:value="0.78" table:style-name="ce31">
            <text:p>78%</text:p>
          </table:table-cell>
          <table:table-cell office:value-type="percentage" office:value="0.6" table:style-name="ce29">
            <text:p>60%</text:p>
          </table:table-cell>
          <table:table-cell office:value-type="percentage" office:value="0.76" table:style-name="ce31">
            <text:p>76%</text:p>
          </table:table-cell>
          <table:table-cell office:value-type="percentage" office:value="0.8" table:style-name="ce31">
            <text:p>80%</text:p>
          </table:table-cell>
          <table:table-cell office:value-type="percentage" office:value="1.3" table:style-name="ce31">
            <text:p>130%</text:p>
          </table:table-cell>
          <table:table-cell table:style-name="ce31"/>
          <table:table-cell table:number-columns-repeated="16373"/>
        </table:table-row>
        <table:table-row table:style-name="ro5">
          <table:table-cell office:value-type="date" office:date-value="2022-03-22T00:00:00" table:style-name="ce33">
            <text:p>3/22/2022</text:p>
          </table:table-cell>
          <table:table-cell office:value-type="percentage" office:value="0.9" table:style-name="ce29">
            <text:p>90%</text:p>
          </table:table-cell>
          <table:table-cell office:value-type="percentage" office:value="1.0900000000000001" table:style-name="ce29">
            <text:p>109%</text:p>
          </table:table-cell>
          <table:table-cell office:value-type="percentage" office:value="1.06" table:style-name="ce29">
            <text:p>106%</text:p>
          </table:table-cell>
          <table:table-cell office:value-type="percentage" office:value="0.95" table:style-name="ce31">
            <text:p>95%</text:p>
          </table:table-cell>
          <table:table-cell office:value-type="percentage" office:value="0.78" table:style-name="ce31">
            <text:p>78%</text:p>
          </table:table-cell>
          <table:table-cell office:value-type="percentage" office:value="0.65" table:style-name="ce29">
            <text:p>65%</text:p>
          </table:table-cell>
          <table:table-cell office:value-type="percentage" office:value="0.77" table:style-name="ce31">
            <text:p>77%</text:p>
          </table:table-cell>
          <table:table-cell office:value-type="percentage" office:value="0.84" table:style-name="ce31">
            <text:p>84%</text:p>
          </table:table-cell>
          <table:table-cell office:value-type="percentage" office:value="1.27" table:style-name="ce31">
            <text:p>127%</text:p>
          </table:table-cell>
          <table:table-cell table:style-name="ce31"/>
          <table:table-cell table:number-columns-repeated="16373"/>
        </table:table-row>
        <table:table-row table:style-name="ro5">
          <table:table-cell office:value-type="date" office:date-value="2022-03-23T00:00:00" table:style-name="ce33">
            <text:p>3/23/2022</text:p>
          </table:table-cell>
          <table:table-cell office:value-type="percentage" office:value="0.9" table:style-name="ce29">
            <text:p>90%</text:p>
          </table:table-cell>
          <table:table-cell office:value-type="percentage" office:value="1.08" table:style-name="ce29">
            <text:p>108%</text:p>
          </table:table-cell>
          <table:table-cell office:value-type="percentage" office:value="1.07" table:style-name="ce29">
            <text:p>107%</text:p>
          </table:table-cell>
          <table:table-cell office:value-type="percentage" office:value="0.95" table:style-name="ce31">
            <text:p>95%</text:p>
          </table:table-cell>
          <table:table-cell office:value-type="percentage" office:value="0.78" table:style-name="ce31">
            <text:p>78%</text:p>
          </table:table-cell>
          <table:table-cell office:value-type="percentage" office:value="0.66" table:style-name="ce29">
            <text:p>66%</text:p>
          </table:table-cell>
          <table:table-cell office:value-type="percentage" office:value="0.78" table:style-name="ce31">
            <text:p>78%</text:p>
          </table:table-cell>
          <table:table-cell office:value-type="percentage" office:value="0.8" table:style-name="ce31">
            <text:p>80%</text:p>
          </table:table-cell>
          <table:table-cell office:value-type="percentage" office:value="1.62" table:style-name="ce31">
            <text:p>162%</text:p>
          </table:table-cell>
          <table:table-cell table:style-name="ce31"/>
          <table:table-cell table:number-columns-repeated="16373"/>
        </table:table-row>
        <table:table-row table:style-name="ro5">
          <table:table-cell office:value-type="date" office:date-value="2022-03-24T00:00:00" table:style-name="ce33">
            <text:p>3/24/2022</text:p>
          </table:table-cell>
          <table:table-cell office:value-type="percentage" office:value="0.91" table:style-name="ce29">
            <text:p>91%</text:p>
          </table:table-cell>
          <table:table-cell office:value-type="percentage" office:value="1.07" table:style-name="ce29">
            <text:p>107%</text:p>
          </table:table-cell>
          <table:table-cell office:value-type="percentage" office:value="1.06" table:style-name="ce29">
            <text:p>106%</text:p>
          </table:table-cell>
          <table:table-cell office:value-type="percentage" office:value="0.95" table:style-name="ce31">
            <text:p>95%</text:p>
          </table:table-cell>
          <table:table-cell office:value-type="percentage" office:value="0.77" table:style-name="ce31">
            <text:p>77%</text:p>
          </table:table-cell>
          <table:table-cell office:value-type="percentage" office:value="0.67" table:style-name="ce29">
            <text:p>67%</text:p>
          </table:table-cell>
          <table:table-cell office:value-type="percentage" office:value="0.78" table:style-name="ce31">
            <text:p>78%</text:p>
          </table:table-cell>
          <table:table-cell office:value-type="percentage" office:value="0.82" table:style-name="ce31">
            <text:p>82%</text:p>
          </table:table-cell>
          <table:table-cell office:value-type="percentage" office:value="1.75" table:style-name="ce31">
            <text:p>175%</text:p>
          </table:table-cell>
          <table:table-cell table:style-name="ce31"/>
          <table:table-cell table:number-columns-repeated="16373"/>
        </table:table-row>
        <table:table-row table:style-name="ro5">
          <table:table-cell office:value-type="date" office:date-value="2022-03-25T00:00:00" table:style-name="ce33">
            <text:p>3/25/2022</text:p>
          </table:table-cell>
          <table:table-cell office:value-type="percentage" office:value="0.95" table:style-name="ce29">
            <text:p>95%</text:p>
          </table:table-cell>
          <table:table-cell office:value-type="percentage" office:value="1.08" table:style-name="ce29">
            <text:p>108%</text:p>
          </table:table-cell>
          <table:table-cell office:value-type="percentage" office:value="1.05" table:style-name="ce29">
            <text:p>105%</text:p>
          </table:table-cell>
          <table:table-cell office:value-type="percentage" office:value="0.99" table:style-name="ce31">
            <text:p>99%</text:p>
          </table:table-cell>
          <table:table-cell office:value-type="percentage" office:value="0.75" table:style-name="ce31">
            <text:p>75%</text:p>
          </table:table-cell>
          <table:table-cell office:value-type="percentage" office:value="0.63" table:style-name="ce29">
            <text:p>63%</text:p>
          </table:table-cell>
          <table:table-cell office:value-type="percentage" office:value="0.79" table:style-name="ce31">
            <text:p>79%</text:p>
          </table:table-cell>
          <table:table-cell office:value-type="percentage" office:value="0.81" table:style-name="ce31">
            <text:p>81%</text:p>
          </table:table-cell>
          <table:table-cell office:value-type="percentage" office:value="1.41" table:style-name="ce31">
            <text:p>141%</text:p>
          </table:table-cell>
          <table:table-cell table:style-name="ce31"/>
          <table:table-cell table:number-columns-repeated="16373"/>
        </table:table-row>
        <table:table-row table:style-name="ro5">
          <table:table-cell office:value-type="date" office:date-value="2022-03-26T00:00:00" table:style-name="ce45">
            <text:p>3/26/2022</text:p>
          </table:table-cell>
          <table:table-cell office:value-type="percentage" office:value="1.03" table:style-name="ce39">
            <text:p>103%</text:p>
          </table:table-cell>
          <table:table-cell office:value-type="percentage" office:value="1.23" table:style-name="ce39">
            <text:p>123%</text:p>
          </table:table-cell>
          <table:table-cell office:value-type="percentage" office:value="1.1000000000000001" table:style-name="ce39">
            <text:p>110%</text:p>
          </table:table-cell>
          <table:table-cell office:value-type="percentage" office:value="1.07" table:style-name="ce42">
            <text:p>107%</text:p>
          </table:table-cell>
          <table:table-cell office:value-type="percentage" office:value="0.75" table:style-name="ce42">
            <text:p>75%</text:p>
          </table:table-cell>
          <table:table-cell office:value-type="percentage" office:value="0.81" table:style-name="ce39">
            <text:p>81%</text:p>
          </table:table-cell>
          <table:table-cell office:value-type="percentage" office:value="0.84" table:style-name="ce42">
            <text:p>84%</text:p>
          </table:table-cell>
          <table:table-cell office:value-type="percentage" office:value="0.85" table:style-name="ce42">
            <text:p>85%</text:p>
          </table:table-cell>
          <table:table-cell office:value-type="percentage" office:value="1.9" table:style-name="ce42">
            <text:p>190%</text:p>
          </table:table-cell>
          <table:table-cell table:style-name="ce42"/>
          <table:table-cell table:number-columns-repeated="16373"/>
        </table:table-row>
        <table:table-row table:style-name="ro5">
          <table:table-cell office:value-type="date" office:date-value="2022-03-27T00:00:00" table:style-name="ce45">
            <text:p>3/27/2022</text:p>
          </table:table-cell>
          <table:table-cell office:value-type="percentage" office:value="1.0900000000000001" table:style-name="ce39">
            <text:p>109%</text:p>
          </table:table-cell>
          <table:table-cell office:value-type="percentage" office:value="1.3" table:style-name="ce39">
            <text:p>130%</text:p>
          </table:table-cell>
          <table:table-cell office:value-type="percentage" office:value="1.1599999999999999" table:style-name="ce39">
            <text:p>116%</text:p>
          </table:table-cell>
          <table:table-cell office:value-type="percentage" office:value="1.1299999999999999" table:style-name="ce42">
            <text:p>113%</text:p>
          </table:table-cell>
          <table:table-cell office:value-type="percentage" office:value="0.75" table:style-name="ce42">
            <text:p>75%</text:p>
          </table:table-cell>
          <table:table-cell office:value-type="percentage" office:value="0.78" table:style-name="ce39">
            <text:p>78%</text:p>
          </table:table-cell>
          <table:table-cell office:value-type="percentage" office:value="0.82" table:style-name="ce42">
            <text:p>82%</text:p>
          </table:table-cell>
          <table:table-cell office:value-type="percentage" office:value="0.87" table:style-name="ce42">
            <text:p>87%</text:p>
          </table:table-cell>
          <table:table-cell office:value-type="percentage" office:value="1.48" table:style-name="ce42">
            <text:p>148%</text:p>
          </table:table-cell>
          <table:table-cell table:style-name="ce42"/>
          <table:table-cell table:number-columns-repeated="16373"/>
        </table:table-row>
        <table:table-row table:style-name="ro5">
          <table:table-cell office:value-type="date" office:date-value="2022-03-28T00:00:00" table:style-name="ce33">
            <text:p>3/28/2022</text:p>
          </table:table-cell>
          <table:table-cell office:value-type="percentage" office:value="0.92" table:style-name="ce29">
            <text:p>92%</text:p>
          </table:table-cell>
          <table:table-cell office:value-type="percentage" office:value="1.1000000000000001" table:style-name="ce29">
            <text:p>110%</text:p>
          </table:table-cell>
          <table:table-cell office:value-type="percentage" office:value="1.08" table:style-name="ce29">
            <text:p>108%</text:p>
          </table:table-cell>
          <table:table-cell office:value-type="percentage" office:value="0.97" table:style-name="ce31">
            <text:p>97%</text:p>
          </table:table-cell>
          <table:table-cell office:value-type="percentage" office:value="0.74" table:style-name="ce31">
            <text:p>74%</text:p>
          </table:table-cell>
          <table:table-cell office:value-type="percentage" office:value="0.6" table:style-name="ce29">
            <text:p>60%</text:p>
          </table:table-cell>
          <table:table-cell office:value-type="percentage" office:value="0.73" table:style-name="ce31">
            <text:p>73%</text:p>
          </table:table-cell>
          <table:table-cell office:value-type="percentage" office:value="0.78" table:style-name="ce31">
            <text:p>78%</text:p>
          </table:table-cell>
          <table:table-cell office:value-type="percentage" office:value="1.24" table:style-name="ce31">
            <text:p>124%</text:p>
          </table:table-cell>
          <table:table-cell table:style-name="ce31"/>
          <table:table-cell table:number-columns-repeated="16373"/>
        </table:table-row>
        <table:table-row table:style-name="ro5">
          <table:table-cell office:value-type="date" office:date-value="2022-03-29T00:00:00" table:style-name="ce33">
            <text:p>3/29/2022</text:p>
          </table:table-cell>
          <table:table-cell office:value-type="percentage" office:value="0.89" table:style-name="ce29">
            <text:p>89%</text:p>
          </table:table-cell>
          <table:table-cell office:value-type="percentage" office:value="1.0900000000000001" table:style-name="ce29">
            <text:p>109%</text:p>
          </table:table-cell>
          <table:table-cell office:value-type="percentage" office:value="1.06" table:style-name="ce29">
            <text:p>106%</text:p>
          </table:table-cell>
          <table:table-cell office:value-type="percentage" office:value="0.94" table:style-name="ce31">
            <text:p>94%</text:p>
          </table:table-cell>
          <table:table-cell office:value-type="percentage" office:value="0.74" table:style-name="ce31">
            <text:p>74%</text:p>
          </table:table-cell>
          <table:table-cell office:value-type="percentage" office:value="0.66" table:style-name="ce29">
            <text:p>66%</text:p>
          </table:table-cell>
          <table:table-cell office:value-type="percentage" office:value="0.76" table:style-name="ce31">
            <text:p>76%</text:p>
          </table:table-cell>
          <table:table-cell office:value-type="percentage" office:value="0.81" table:style-name="ce31">
            <text:p>81%</text:p>
          </table:table-cell>
          <table:table-cell office:value-type="percentage" office:value="0.99" table:style-name="ce31">
            <text:p>99%</text:p>
          </table:table-cell>
          <table:table-cell table:style-name="ce31"/>
          <table:table-cell table:number-columns-repeated="16373"/>
        </table:table-row>
        <table:table-row table:style-name="ro5">
          <table:table-cell office:value-type="date" office:date-value="2022-03-30T00:00:00" table:style-name="ce33">
            <text:p>3/30/2022</text:p>
          </table:table-cell>
          <table:table-cell office:value-type="percentage" office:value="0.89" table:style-name="ce29">
            <text:p>89%</text:p>
          </table:table-cell>
          <table:table-cell office:value-type="percentage" office:value="1.08" table:style-name="ce29">
            <text:p>108%</text:p>
          </table:table-cell>
          <table:table-cell office:value-type="percentage" office:value="1.06" table:style-name="ce29">
            <text:p>106%</text:p>
          </table:table-cell>
          <table:table-cell office:value-type="percentage" office:value="0.93" table:style-name="ce31">
            <text:p>93%</text:p>
          </table:table-cell>
          <table:table-cell office:value-type="percentage" office:value="0.72" table:style-name="ce31">
            <text:p>72%</text:p>
          </table:table-cell>
          <table:table-cell office:value-type="percentage" office:value="0.65" table:style-name="ce29">
            <text:p>65%</text:p>
          </table:table-cell>
          <table:table-cell office:value-type="percentage" office:value="0.76" table:style-name="ce31">
            <text:p>76%</text:p>
          </table:table-cell>
          <table:table-cell office:value-type="percentage" office:value="0.76" table:style-name="ce31">
            <text:p>76%</text:p>
          </table:table-cell>
          <table:table-cell office:value-type="percentage" office:value="1.1000000000000001" table:style-name="ce31">
            <text:p>110%</text:p>
          </table:table-cell>
          <table:table-cell table:style-name="ce31"/>
          <table:table-cell table:number-columns-repeated="16373"/>
        </table:table-row>
        <table:table-row table:style-name="ro5">
          <table:table-cell office:value-type="date" office:date-value="2022-03-31T00:00:00" table:style-name="ce33">
            <text:p>3/31/2022</text:p>
          </table:table-cell>
          <table:table-cell office:value-type="percentage" office:value="0.88" table:style-name="ce29">
            <text:p>88%</text:p>
          </table:table-cell>
          <table:table-cell office:value-type="percentage" office:value="1.07" table:style-name="ce29">
            <text:p>107%</text:p>
          </table:table-cell>
          <table:table-cell office:value-type="percentage" office:value="1.05" table:style-name="ce29">
            <text:p>105%</text:p>
          </table:table-cell>
          <table:table-cell office:value-type="percentage" office:value="0.93" table:style-name="ce31">
            <text:p>93%</text:p>
          </table:table-cell>
          <table:table-cell office:value-type="percentage" office:value="0.71" table:style-name="ce31">
            <text:p>71%</text:p>
          </table:table-cell>
          <table:table-cell office:value-type="percentage" office:value="0.67" table:style-name="ce29">
            <text:p>67%</text:p>
          </table:table-cell>
          <table:table-cell office:value-type="percentage" office:value="0.77" table:style-name="ce31">
            <text:p>77%</text:p>
          </table:table-cell>
          <table:table-cell office:value-type="percentage" office:value="0.77" table:style-name="ce31">
            <text:p>77%</text:p>
          </table:table-cell>
          <table:table-cell office:value-type="percentage" office:value="1.1100000000000001" table:style-name="ce31">
            <text:p>111%</text:p>
          </table:table-cell>
          <table:table-cell table:style-name="ce31"/>
          <table:table-cell table:number-columns-repeated="16373"/>
        </table:table-row>
        <table:table-row table:style-name="ro5">
          <table:table-cell office:value-type="date" office:date-value="2022-04-01T00:00:00" table:style-name="ce33">
            <text:p>4/1/2022</text:p>
          </table:table-cell>
          <table:table-cell office:value-type="percentage" office:value="0.92" table:style-name="ce29">
            <text:p>92%</text:p>
          </table:table-cell>
          <table:table-cell office:value-type="percentage" office:value="1.07" table:style-name="ce29">
            <text:p>107%</text:p>
          </table:table-cell>
          <table:table-cell office:value-type="percentage" office:value="1.03" table:style-name="ce29">
            <text:p>103%</text:p>
          </table:table-cell>
          <table:table-cell office:value-type="percentage" office:value="0.96" table:style-name="ce31">
            <text:p>96%</text:p>
          </table:table-cell>
          <table:table-cell office:value-type="percentage" office:value="0.72" table:style-name="ce31">
            <text:p>72%</text:p>
          </table:table-cell>
          <table:table-cell office:value-type="percentage" office:value="0.64" table:style-name="ce29">
            <text:p>64%</text:p>
          </table:table-cell>
          <table:table-cell office:value-type="percentage" office:value="0.76" table:style-name="ce31">
            <text:p>76%</text:p>
          </table:table-cell>
          <table:table-cell office:value-type="percentage" office:value="0.78" table:style-name="ce31">
            <text:p>78%</text:p>
          </table:table-cell>
          <table:table-cell office:value-type="percentage" office:value="0.9" table:style-name="ce31">
            <text:p>90%</text:p>
          </table:table-cell>
          <table:table-cell table:style-name="ce31"/>
          <table:table-cell table:number-columns-repeated="16373"/>
        </table:table-row>
        <table:table-row table:style-name="ro5">
          <table:table-cell office:value-type="date" office:date-value="2022-04-02T00:00:00" table:style-name="ce45">
            <text:p>4/2/2022</text:p>
          </table:table-cell>
          <table:table-cell office:value-type="percentage" office:value="0.96" table:style-name="ce39">
            <text:p>96%</text:p>
          </table:table-cell>
          <table:table-cell office:value-type="percentage" office:value="1.1499999999999999" table:style-name="ce39">
            <text:p>115%</text:p>
          </table:table-cell>
          <table:table-cell office:value-type="percentage" office:value="1.1000000000000001" table:style-name="ce39">
            <text:p>110%</text:p>
          </table:table-cell>
          <table:table-cell office:value-type="percentage" office:value="1" table:style-name="ce42">
            <text:p>100%</text:p>
          </table:table-cell>
          <table:table-cell office:value-type="percentage" office:value="0.72" table:style-name="ce42">
            <text:p>72%</text:p>
          </table:table-cell>
          <table:table-cell office:value-type="percentage" office:value="0.8" table:style-name="ce39">
            <text:p>80%</text:p>
          </table:table-cell>
          <table:table-cell office:value-type="percentage" office:value="0.8" table:style-name="ce42">
            <text:p>80%</text:p>
          </table:table-cell>
          <table:table-cell office:value-type="percentage" office:value="0.79" table:style-name="ce42">
            <text:p>79%</text:p>
          </table:table-cell>
          <table:table-cell office:value-type="percentage" office:value="1.24" table:style-name="ce42">
            <text:p>124%</text:p>
          </table:table-cell>
          <table:table-cell table:style-name="ce42"/>
          <table:table-cell table:number-columns-repeated="16373"/>
        </table:table-row>
        <table:table-row table:style-name="ro5">
          <table:table-cell office:value-type="date" office:date-value="2022-04-03T00:00:00" table:style-name="ce45">
            <text:p>4/3/2022</text:p>
          </table:table-cell>
          <table:table-cell office:value-type="percentage" office:value="0.98" table:style-name="ce39">
            <text:p>98%</text:p>
          </table:table-cell>
          <table:table-cell office:value-type="percentage" office:value="1.2" table:style-name="ce39">
            <text:p>120%</text:p>
          </table:table-cell>
          <table:table-cell office:value-type="percentage" office:value="1.2" table:style-name="ce39">
            <text:p>120%</text:p>
          </table:table-cell>
          <table:table-cell office:value-type="percentage" office:value="1.02" table:style-name="ce42">
            <text:p>102%</text:p>
          </table:table-cell>
          <table:table-cell office:value-type="percentage" office:value="0.73" table:style-name="ce42">
            <text:p>73%</text:p>
          </table:table-cell>
          <table:table-cell office:value-type="percentage" office:value="0.87" table:style-name="ce39">
            <text:p>87%</text:p>
          </table:table-cell>
          <table:table-cell office:value-type="percentage" office:value="0.83" table:style-name="ce42">
            <text:p>83%</text:p>
          </table:table-cell>
          <table:table-cell office:value-type="percentage" office:value="0.87" table:style-name="ce42">
            <text:p>87%</text:p>
          </table:table-cell>
          <table:table-cell office:value-type="percentage" office:value="1.28" table:style-name="ce42">
            <text:p>128%</text:p>
          </table:table-cell>
          <table:table-cell table:style-name="ce42"/>
          <table:table-cell table:number-columns-repeated="16373"/>
        </table:table-row>
        <table:table-row table:style-name="ro5">
          <table:table-cell office:value-type="date" office:date-value="2022-04-04T00:00:00" table:style-name="ce33">
            <text:p>4/4/2022</text:p>
          </table:table-cell>
          <table:table-cell office:value-type="percentage" office:value="0.89" table:style-name="ce29">
            <text:p>89%</text:p>
          </table:table-cell>
          <table:table-cell office:value-type="percentage" office:value="1.08" table:style-name="ce29">
            <text:p>108%</text:p>
          </table:table-cell>
          <table:table-cell office:value-type="percentage" office:value="1.06" table:style-name="ce29">
            <text:p>106%</text:p>
          </table:table-cell>
          <table:table-cell office:value-type="percentage" office:value="0.93" table:style-name="ce31">
            <text:p>93%</text:p>
          </table:table-cell>
          <table:table-cell office:value-type="percentage" office:value="0.74" table:style-name="ce31">
            <text:p>74%</text:p>
          </table:table-cell>
          <table:table-cell office:value-type="percentage" office:value="0.59" table:style-name="ce29">
            <text:p>59%</text:p>
          </table:table-cell>
          <table:table-cell office:value-type="percentage" office:value="0.72" table:style-name="ce31">
            <text:p>72%</text:p>
          </table:table-cell>
          <table:table-cell office:value-type="percentage" office:value="0.71" table:style-name="ce31">
            <text:p>71%</text:p>
          </table:table-cell>
          <table:table-cell office:value-type="percentage" office:value="0.84" table:style-name="ce31">
            <text:p>84%</text:p>
          </table:table-cell>
          <table:table-cell table:style-name="ce31"/>
          <table:table-cell table:number-columns-repeated="16373"/>
        </table:table-row>
        <table:table-row table:style-name="ro5">
          <table:table-cell office:value-type="date" office:date-value="2022-04-05T00:00:00" table:style-name="ce33">
            <text:p>4/5/2022</text:p>
          </table:table-cell>
          <table:table-cell office:value-type="percentage" office:value="0.88" table:style-name="ce29">
            <text:p>88%</text:p>
          </table:table-cell>
          <table:table-cell office:value-type="percentage" office:value="1.07" table:style-name="ce29">
            <text:p>107%</text:p>
          </table:table-cell>
          <table:table-cell office:value-type="percentage" office:value="1.05" table:style-name="ce29">
            <text:p>105%</text:p>
          </table:table-cell>
          <table:table-cell office:value-type="percentage" office:value="0.92" table:style-name="ce31">
            <text:p>92%</text:p>
          </table:table-cell>
          <table:table-cell office:value-type="percentage" office:value="0.74" table:style-name="ce31">
            <text:p>74%</text:p>
          </table:table-cell>
          <table:table-cell office:value-type="percentage" office:value="0.63" table:style-name="ce29">
            <text:p>63%</text:p>
          </table:table-cell>
          <table:table-cell office:value-type="percentage" office:value="0.76" table:style-name="ce31">
            <text:p>76%</text:p>
          </table:table-cell>
          <table:table-cell office:value-type="percentage" office:value="0.76" table:style-name="ce31">
            <text:p>76%</text:p>
          </table:table-cell>
          <table:table-cell office:value-type="percentage" office:value="0.92" table:style-name="ce31">
            <text:p>92%</text:p>
          </table:table-cell>
          <table:table-cell table:style-name="ce31"/>
          <table:table-cell table:number-columns-repeated="16373"/>
        </table:table-row>
        <table:table-row table:style-name="ro5">
          <table:table-cell office:value-type="date" office:date-value="2022-04-06T00:00:00" table:style-name="ce33">
            <text:p>4/6/2022</text:p>
          </table:table-cell>
          <table:table-cell office:value-type="percentage" office:value="0.88" table:style-name="ce29">
            <text:p>88%</text:p>
          </table:table-cell>
          <table:table-cell office:value-type="percentage" office:value="1.07" table:style-name="ce29">
            <text:p>107%</text:p>
          </table:table-cell>
          <table:table-cell office:value-type="percentage" office:value="1.06" table:style-name="ce29">
            <text:p>106%</text:p>
          </table:table-cell>
          <table:table-cell office:value-type="percentage" office:value="0.92" table:style-name="ce31">
            <text:p>92%</text:p>
          </table:table-cell>
          <table:table-cell office:value-type="percentage" office:value="0.76" table:style-name="ce31">
            <text:p>76%</text:p>
          </table:table-cell>
          <table:table-cell office:value-type="percentage" office:value="0.65" table:style-name="ce29">
            <text:p>65%</text:p>
          </table:table-cell>
          <table:table-cell office:value-type="percentage" office:value="0.72" table:style-name="ce31">
            <text:p>72%</text:p>
          </table:table-cell>
          <table:table-cell office:value-type="percentage" office:value="0.71" table:style-name="ce31">
            <text:p>71%</text:p>
          </table:table-cell>
          <table:table-cell office:value-type="percentage" office:value="0.97" table:style-name="ce31">
            <text:p>97%</text:p>
          </table:table-cell>
          <table:table-cell table:style-name="ce31"/>
          <table:table-cell table:number-columns-repeated="16373"/>
        </table:table-row>
        <table:table-row table:style-name="ro5">
          <table:table-cell office:value-type="date" office:date-value="2022-04-07T00:00:00" table:style-name="ce33">
            <text:p>4/7/2022</text:p>
          </table:table-cell>
          <table:table-cell office:value-type="percentage" office:value="0.88" table:style-name="ce29">
            <text:p>88%</text:p>
          </table:table-cell>
          <table:table-cell office:value-type="percentage" office:value="1.04" table:style-name="ce29">
            <text:p>104%</text:p>
          </table:table-cell>
          <table:table-cell office:value-type="percentage" office:value="1.04" table:style-name="ce29">
            <text:p>104%</text:p>
          </table:table-cell>
          <table:table-cell office:value-type="percentage" office:value="0.92" table:style-name="ce31">
            <text:p>92%</text:p>
          </table:table-cell>
          <table:table-cell office:value-type="percentage" office:value="0.77" table:style-name="ce31">
            <text:p>77%</text:p>
          </table:table-cell>
          <table:table-cell office:value-type="percentage" office:value="0.66" table:style-name="ce29">
            <text:p>66%</text:p>
          </table:table-cell>
          <table:table-cell office:value-type="percentage" office:value="0.75" table:style-name="ce31">
            <text:p>75%</text:p>
          </table:table-cell>
          <table:table-cell office:value-type="percentage" office:value="0.72" table:style-name="ce31">
            <text:p>72%</text:p>
          </table:table-cell>
          <table:table-cell office:value-type="percentage" office:value="1.01" table:style-name="ce31">
            <text:p>101%</text:p>
          </table:table-cell>
          <table:table-cell table:style-name="ce31"/>
          <table:table-cell table:number-columns-repeated="16373"/>
        </table:table-row>
        <table:table-row table:style-name="ro5">
          <table:table-cell office:value-type="date" office:date-value="2022-04-08T00:00:00" table:style-name="ce33">
            <text:p>4/8/2022</text:p>
          </table:table-cell>
          <table:table-cell office:value-type="percentage" office:value="0.92" table:style-name="ce29">
            <text:p>92%</text:p>
          </table:table-cell>
          <table:table-cell office:value-type="percentage" office:value="1.07" table:style-name="ce29">
            <text:p>107%</text:p>
          </table:table-cell>
          <table:table-cell office:value-type="percentage" office:value="1.03" table:style-name="ce29">
            <text:p>103%</text:p>
          </table:table-cell>
          <table:table-cell office:value-type="percentage" office:value="0.96" table:style-name="ce31">
            <text:p>96%</text:p>
          </table:table-cell>
          <table:table-cell office:value-type="percentage" office:value="0.77" table:style-name="ce31">
            <text:p>77%</text:p>
          </table:table-cell>
          <table:table-cell office:value-type="percentage" office:value="0.62" table:style-name="ce29">
            <text:p>62%</text:p>
          </table:table-cell>
          <table:table-cell office:value-type="percentage" office:value="0.77" table:style-name="ce31">
            <text:p>77%</text:p>
          </table:table-cell>
          <table:table-cell office:value-type="percentage" office:value="0.73" table:style-name="ce31">
            <text:p>73%</text:p>
          </table:table-cell>
          <table:table-cell office:value-type="percentage" office:value="1.0900000000000001" table:style-name="ce31">
            <text:p>109%</text:p>
          </table:table-cell>
          <table:table-cell table:style-name="ce31"/>
          <table:table-cell table:number-columns-repeated="16373"/>
        </table:table-row>
        <table:table-row table:style-name="ro5">
          <table:table-cell office:value-type="date" office:date-value="2022-04-09T00:00:00" table:style-name="ce45">
            <text:p>4/9/2022</text:p>
          </table:table-cell>
          <table:table-cell office:value-type="percentage" office:value="0.97" table:style-name="ce39">
            <text:p>97%</text:p>
          </table:table-cell>
          <table:table-cell office:value-type="percentage" office:value="1.1599999999999999" table:style-name="ce39">
            <text:p>116%</text:p>
          </table:table-cell>
          <table:table-cell office:value-type="percentage" office:value="1.0900000000000001" table:style-name="ce39">
            <text:p>109%</text:p>
          </table:table-cell>
          <table:table-cell office:value-type="percentage" office:value="1" table:style-name="ce42">
            <text:p>100%</text:p>
          </table:table-cell>
          <table:table-cell office:value-type="percentage" office:value="0.78" table:style-name="ce42">
            <text:p>78%</text:p>
          </table:table-cell>
          <table:table-cell office:value-type="percentage" office:value="0.82" table:style-name="ce39">
            <text:p>82%</text:p>
          </table:table-cell>
          <table:table-cell office:value-type="percentage" office:value="0.82" table:style-name="ce42">
            <text:p>82%</text:p>
          </table:table-cell>
          <table:table-cell office:value-type="percentage" office:value="0.79" table:style-name="ce42">
            <text:p>79%</text:p>
          </table:table-cell>
          <table:table-cell office:value-type="percentage" office:value="1.47" table:style-name="ce42">
            <text:p>147%</text:p>
          </table:table-cell>
          <table:table-cell table:style-name="ce42"/>
          <table:table-cell table:number-columns-repeated="16373"/>
        </table:table-row>
        <table:table-row table:style-name="ro5">
          <table:table-cell office:value-type="date" office:date-value="2022-04-10T00:00:00" table:style-name="ce45">
            <text:p>4/10/2022</text:p>
          </table:table-cell>
          <table:table-cell office:value-type="percentage" office:value="1" table:style-name="ce39">
            <text:p>100%</text:p>
          </table:table-cell>
          <table:table-cell office:value-type="percentage" office:value="1.23" table:style-name="ce39">
            <text:p>123%</text:p>
          </table:table-cell>
          <table:table-cell office:value-type="percentage" office:value="1.21" table:style-name="ce39">
            <text:p>121%</text:p>
          </table:table-cell>
          <table:table-cell office:value-type="percentage" office:value="1.05" table:style-name="ce42">
            <text:p>105%</text:p>
          </table:table-cell>
          <table:table-cell office:value-type="percentage" office:value="0.78" table:style-name="ce42">
            <text:p>78%</text:p>
          </table:table-cell>
          <table:table-cell office:value-type="percentage" office:value="0.8" table:style-name="ce39">
            <text:p>80%</text:p>
          </table:table-cell>
          <table:table-cell office:value-type="percentage" office:value="0.83" table:style-name="ce42">
            <text:p>83%</text:p>
          </table:table-cell>
          <table:table-cell office:value-type="percentage" office:value="0.88" table:style-name="ce42">
            <text:p>88%</text:p>
          </table:table-cell>
          <table:table-cell office:value-type="percentage" office:value="1.57" table:style-name="ce42">
            <text:p>157%</text:p>
          </table:table-cell>
          <table:table-cell table:style-name="ce42"/>
          <table:table-cell table:number-columns-repeated="16373"/>
        </table:table-row>
        <table:table-row table:style-name="ro5">
          <table:table-cell office:value-type="date" office:date-value="2022-04-11T00:00:00" table:style-name="ce33">
            <text:p>4/11/2022</text:p>
          </table:table-cell>
          <table:table-cell office:value-type="percentage" office:value="0.91" table:style-name="ce29">
            <text:p>91%</text:p>
          </table:table-cell>
          <table:table-cell office:value-type="percentage" office:value="1.0900000000000001" table:style-name="ce29">
            <text:p>109%</text:p>
          </table:table-cell>
          <table:table-cell office:value-type="percentage" office:value="1.07" table:style-name="ce29">
            <text:p>107%</text:p>
          </table:table-cell>
          <table:table-cell office:value-type="percentage" office:value="0.95" table:style-name="ce31">
            <text:p>95%</text:p>
          </table:table-cell>
          <table:table-cell office:value-type="percentage" office:value="0.8" table:style-name="ce46">
            <text:p>80%</text:p>
          </table:table-cell>
          <table:table-cell office:value-type="percentage" office:value="0.6" table:style-name="ce29">
            <text:p>60%</text:p>
          </table:table-cell>
          <table:table-cell office:value-type="percentage" office:value="0.78" table:style-name="ce31">
            <text:p>78%</text:p>
          </table:table-cell>
          <table:table-cell office:value-type="percentage" office:value="0.65" table:style-name="ce31">
            <text:p>65%</text:p>
          </table:table-cell>
          <table:table-cell office:value-type="percentage" office:value="1.06" table:style-name="ce31">
            <text:p>106%</text:p>
          </table:table-cell>
          <table:table-cell office:value-type="string" table:style-name="ce31">
            <text:p>r</text:p>
          </table:table-cell>
          <table:table-cell table:number-columns-repeated="16373"/>
        </table:table-row>
        <table:table-row table:style-name="ro5">
          <table:table-cell office:value-type="date" office:date-value="2022-04-12T00:00:00" table:style-name="ce33">
            <text:p>4/12/2022</text:p>
          </table:table-cell>
          <table:table-cell office:value-type="percentage" office:value="0.87" table:style-name="ce29">
            <text:p>87%</text:p>
          </table:table-cell>
          <table:table-cell office:value-type="percentage" office:value="1.05" table:style-name="ce29">
            <text:p>105%</text:p>
          </table:table-cell>
          <table:table-cell office:value-type="percentage" office:value="1.05" table:style-name="ce29">
            <text:p>105%</text:p>
          </table:table-cell>
          <table:table-cell office:value-type="percentage" office:value="0.92" table:style-name="ce31">
            <text:p>92%</text:p>
          </table:table-cell>
          <table:table-cell office:value-type="percentage" office:value="0.8" table:style-name="ce46">
            <text:p>80%</text:p>
          </table:table-cell>
          <table:table-cell office:value-type="percentage" office:value="0.64" table:style-name="ce29">
            <text:p>64%</text:p>
          </table:table-cell>
          <table:table-cell office:value-type="percentage" office:value="0.8" table:style-name="ce31">
            <text:p>80%</text:p>
          </table:table-cell>
          <table:table-cell office:value-type="percentage" office:value="0.65" table:style-name="ce31">
            <text:p>65%</text:p>
          </table:table-cell>
          <table:table-cell office:value-type="percentage" office:value="0.86" table:style-name="ce31">
            <text:p>86%</text:p>
          </table:table-cell>
          <table:table-cell office:value-type="string" table:style-name="ce31">
            <text:p>r</text:p>
          </table:table-cell>
          <table:table-cell table:number-columns-repeated="16373"/>
        </table:table-row>
        <table:table-row table:style-name="ro5">
          <table:table-cell office:value-type="date" office:date-value="2022-04-13T00:00:00" table:style-name="ce33">
            <text:p>4/13/2022</text:p>
          </table:table-cell>
          <table:table-cell office:value-type="percentage" office:value="0.9" table:style-name="ce29">
            <text:p>90%</text:p>
          </table:table-cell>
          <table:table-cell office:value-type="percentage" office:value="1.08" table:style-name="ce29">
            <text:p>108%</text:p>
          </table:table-cell>
          <table:table-cell office:value-type="percentage" office:value="1.06" table:style-name="ce29">
            <text:p>106%</text:p>
          </table:table-cell>
          <table:table-cell office:value-type="percentage" office:value="0.95" table:style-name="ce31">
            <text:p>95%</text:p>
          </table:table-cell>
          <table:table-cell office:value-type="percentage" office:value="0.8" table:style-name="ce46">
            <text:p>80%</text:p>
          </table:table-cell>
          <table:table-cell office:value-type="percentage" office:value="0.64" table:style-name="ce29">
            <text:p>64%</text:p>
          </table:table-cell>
          <table:table-cell office:value-type="percentage" office:value="0.79" table:style-name="ce31">
            <text:p>79%</text:p>
          </table:table-cell>
          <table:table-cell office:value-type="percentage" office:value="0.65" table:style-name="ce31">
            <text:p>65%</text:p>
          </table:table-cell>
          <table:table-cell office:value-type="percentage" office:value="1.25" table:style-name="ce31">
            <text:p>125%</text:p>
          </table:table-cell>
          <table:table-cell office:value-type="string" table:style-name="ce31">
            <text:p>r</text:p>
          </table:table-cell>
          <table:table-cell table:number-columns-repeated="16373"/>
        </table:table-row>
        <table:table-row table:style-name="ro5">
          <table:table-cell office:value-type="date" office:date-value="2022-04-14T00:00:00" table:style-name="ce33">
            <text:p>4/14/2022</text:p>
          </table:table-cell>
          <table:table-cell office:value-type="percentage" office:value="0.96" table:style-name="ce29">
            <text:p>96%</text:p>
          </table:table-cell>
          <table:table-cell office:value-type="percentage" office:value="1.1000000000000001" table:style-name="ce29">
            <text:p>110%</text:p>
          </table:table-cell>
          <table:table-cell office:value-type="percentage" office:value="1.03" table:style-name="ce29">
            <text:p>103%</text:p>
          </table:table-cell>
          <table:table-cell office:value-type="percentage" office:value="1" table:style-name="ce31">
            <text:p>100%</text:p>
          </table:table-cell>
          <table:table-cell office:value-type="percentage" office:value="0.81" table:style-name="ce46">
            <text:p>81%</text:p>
          </table:table-cell>
          <table:table-cell office:value-type="percentage" office:value="0.65" table:style-name="ce29">
            <text:p>65%</text:p>
          </table:table-cell>
          <table:table-cell office:value-type="percentage" office:value="0.82" table:style-name="ce31">
            <text:p>82%</text:p>
          </table:table-cell>
          <table:table-cell office:value-type="percentage" office:value="0.7" table:style-name="ce31">
            <text:p>70%</text:p>
          </table:table-cell>
          <table:table-cell office:value-type="percentage" office:value="1.47" table:style-name="ce31">
            <text:p>147%</text:p>
          </table:table-cell>
          <table:table-cell office:value-type="string" table:style-name="ce31">
            <text:p>r</text:p>
          </table:table-cell>
          <table:table-cell table:number-columns-repeated="16373"/>
        </table:table-row>
        <table:table-row table:style-name="ro5">
          <table:table-cell office:value-type="date" office:date-value="2022-04-15T00:00:00" table:style-name="ce45">
            <text:p>4/15/2022</text:p>
          </table:table-cell>
          <table:table-cell office:value-type="percentage" office:value="0.84" table:style-name="ce39">
            <text:p>84%</text:p>
          </table:table-cell>
          <table:table-cell office:value-type="percentage" office:value="0.78" table:style-name="ce39">
            <text:p>78%</text:p>
          </table:table-cell>
          <table:table-cell office:value-type="percentage" office:value="0.51" table:style-name="ce39">
            <text:p>51%</text:p>
          </table:table-cell>
          <table:table-cell office:value-type="percentage" office:value="0.81" table:style-name="ce42">
            <text:p>81%</text:p>
          </table:table-cell>
          <table:table-cell office:value-type="percentage" office:value="0.83" table:style-name="ce46">
            <text:p>83%</text:p>
          </table:table-cell>
          <table:table-cell office:value-type="percentage" office:value="0.77" table:style-name="ce39">
            <text:p>77%</text:p>
          </table:table-cell>
          <table:table-cell office:value-type="percentage" office:value="0.87" table:style-name="ce42">
            <text:p>87%</text:p>
          </table:table-cell>
          <table:table-cell office:value-type="string" table:style-name="ce42">
            <text:p>..</text:p>
          </table:table-cell>
          <table:table-cell office:value-type="percentage" office:value="1.3" table:style-name="ce42">
            <text:p>130%</text:p>
          </table:table-cell>
          <table:table-cell office:value-type="string" table:style-name="ce42">
            <text:p>r</text:p>
          </table:table-cell>
          <table:table-cell table:number-columns-repeated="16373"/>
        </table:table-row>
        <table:table-row table:style-name="ro5">
          <table:table-cell office:value-type="date" office:date-value="2022-04-16T00:00:00" table:style-name="ce45">
            <text:p>4/16/2022</text:p>
          </table:table-cell>
          <table:table-cell office:value-type="percentage" office:value="0.98" table:style-name="ce39">
            <text:p>98%</text:p>
          </table:table-cell>
          <table:table-cell office:value-type="percentage" office:value="1.1000000000000001" table:style-name="ce39">
            <text:p>110%</text:p>
          </table:table-cell>
          <table:table-cell office:value-type="percentage" office:value="0.86" table:style-name="ce39">
            <text:p>86%</text:p>
          </table:table-cell>
          <table:table-cell office:value-type="percentage" office:value="1" table:style-name="ce42">
            <text:p>100%</text:p>
          </table:table-cell>
          <table:table-cell office:value-type="percentage" office:value="0.83" table:style-name="ce46">
            <text:p>83%</text:p>
          </table:table-cell>
          <table:table-cell office:value-type="percentage" office:value="0.77" table:style-name="ce39">
            <text:p>77%</text:p>
          </table:table-cell>
          <table:table-cell office:value-type="percentage" office:value="0.66" table:style-name="ce42">
            <text:p>66%</text:p>
          </table:table-cell>
          <table:table-cell office:value-type="string" table:style-name="ce42">
            <text:p>..</text:p>
          </table:table-cell>
          <table:table-cell office:value-type="percentage" office:value="1.71" table:style-name="ce42">
            <text:p>171%</text:p>
          </table:table-cell>
          <table:table-cell office:value-type="string" table:style-name="ce42">
            <text:p>r</text:p>
          </table:table-cell>
          <table:table-cell table:number-columns-repeated="16373"/>
        </table:table-row>
        <table:table-row table:style-name="ro5">
          <table:table-cell office:value-type="date" office:date-value="2022-04-17T00:00:00" table:style-name="ce45">
            <text:p>4/17/2022</text:p>
          </table:table-cell>
          <table:table-cell office:value-type="percentage" office:value="0.96" table:style-name="ce39">
            <text:p>96%</text:p>
          </table:table-cell>
          <table:table-cell office:value-type="percentage" office:value="1.1000000000000001" table:style-name="ce39">
            <text:p>110%</text:p>
          </table:table-cell>
          <table:table-cell office:value-type="percentage" office:value="0.84" table:style-name="ce39">
            <text:p>84%</text:p>
          </table:table-cell>
          <table:table-cell office:value-type="percentage" office:value="0.99" table:style-name="ce42">
            <text:p>99%</text:p>
          </table:table-cell>
          <table:table-cell office:value-type="percentage" office:value="0.83" table:style-name="ce46">
            <text:p>83%</text:p>
          </table:table-cell>
          <table:table-cell office:value-type="percentage" office:value="0.8" table:style-name="ce39">
            <text:p>80%</text:p>
          </table:table-cell>
          <table:table-cell office:value-type="percentage" office:value="0.63" table:style-name="ce42">
            <text:p>63%</text:p>
          </table:table-cell>
          <table:table-cell office:value-type="string" table:style-name="ce42">
            <text:p>..</text:p>
          </table:table-cell>
          <table:table-cell office:value-type="percentage" office:value="1.61" table:style-name="ce42">
            <text:p>161%</text:p>
          </table:table-cell>
          <table:table-cell office:value-type="string" table:style-name="ce42">
            <text:p>r</text:p>
          </table:table-cell>
          <table:table-cell table:number-columns-repeated="16373"/>
        </table:table-row>
        <table:table-row table:style-name="ro5">
          <table:table-cell office:value-type="date" office:date-value="2022-04-18T00:00:00" table:style-name="ce45">
            <text:p>4/18/2022</text:p>
          </table:table-cell>
          <table:table-cell office:value-type="percentage" office:value="0.85" table:style-name="ce39">
            <text:p>85%</text:p>
          </table:table-cell>
          <table:table-cell office:value-type="percentage" office:value="0.76" table:style-name="ce39">
            <text:p>76%</text:p>
          </table:table-cell>
          <table:table-cell office:value-type="percentage" office:value="0.4" table:style-name="ce39">
            <text:p>40%</text:p>
          </table:table-cell>
          <table:table-cell office:value-type="percentage" office:value="0.81" table:style-name="ce42">
            <text:p>81%</text:p>
          </table:table-cell>
          <table:table-cell office:value-type="percentage" office:value="0.84" table:style-name="ce46">
            <text:p>84%</text:p>
          </table:table-cell>
          <table:table-cell office:value-type="percentage" office:value="0.78" table:style-name="ce39">
            <text:p>78%</text:p>
          </table:table-cell>
          <table:table-cell office:value-type="percentage" office:value="0.65" table:style-name="ce42">
            <text:p>65%</text:p>
          </table:table-cell>
          <table:table-cell office:value-type="string" table:style-name="ce42">
            <text:p>..</text:p>
          </table:table-cell>
          <table:table-cell office:value-type="percentage" office:value="1.2" table:style-name="ce42">
            <text:p>120%</text:p>
          </table:table-cell>
          <table:table-cell office:value-type="string" table:style-name="ce42">
            <text:p>r</text:p>
          </table:table-cell>
          <table:table-cell table:number-columns-repeated="16373"/>
        </table:table-row>
        <table:table-row table:style-name="ro5">
          <table:table-cell office:value-type="date" office:date-value="2022-04-19T00:00:00" table:style-name="ce33">
            <text:p>4/19/2022</text:p>
          </table:table-cell>
          <table:table-cell office:value-type="percentage" office:value="0.92" table:style-name="ce29">
            <text:p>92%</text:p>
          </table:table-cell>
          <table:table-cell office:value-type="percentage" office:value="1.0900000000000001" table:style-name="ce29">
            <text:p>109%</text:p>
          </table:table-cell>
          <table:table-cell office:value-type="percentage" office:value="1" table:style-name="ce29">
            <text:p>100%</text:p>
          </table:table-cell>
          <table:table-cell office:value-type="percentage" office:value="0.96" table:style-name="ce31">
            <text:p>96%</text:p>
          </table:table-cell>
          <table:table-cell office:value-type="percentage" office:value="0.79" table:style-name="ce46">
            <text:p>79%</text:p>
          </table:table-cell>
          <table:table-cell office:value-type="percentage" office:value="0.64" table:style-name="ce29">
            <text:p>64%</text:p>
          </table:table-cell>
          <table:table-cell office:value-type="percentage" office:value="0.78" table:style-name="ce31">
            <text:p>78%</text:p>
          </table:table-cell>
          <table:table-cell office:value-type="percentage" office:value="0.73" table:style-name="ce31">
            <text:p>73%</text:p>
          </table:table-cell>
          <table:table-cell office:value-type="percentage" office:value="1.1000000000000001" table:style-name="ce31">
            <text:p>110%</text:p>
          </table:table-cell>
          <table:table-cell office:value-type="string" table:style-name="ce31">
            <text:p>p</text:p>
          </table:table-cell>
          <table:table-cell table:number-columns-repeated="16373"/>
        </table:table-row>
        <table:table-row table:style-name="ro5">
          <table:table-cell office:value-type="date" office:date-value="2022-04-20T00:00:00" table:style-name="ce33">
            <text:p>4/20/2022</text:p>
          </table:table-cell>
          <table:table-cell office:value-type="percentage" office:value="0.92" table:style-name="ce29">
            <text:p>92%</text:p>
          </table:table-cell>
          <table:table-cell office:value-type="percentage" office:value="1.0900000000000001" table:style-name="ce29">
            <text:p>109%</text:p>
          </table:table-cell>
          <table:table-cell office:value-type="percentage" office:value="1.04" table:style-name="ce29">
            <text:p>104%</text:p>
          </table:table-cell>
          <table:table-cell office:value-type="percentage" office:value="0.96" table:style-name="ce31">
            <text:p>96%</text:p>
          </table:table-cell>
          <table:table-cell office:value-type="percentage" office:value="0.77" table:style-name="ce46">
            <text:p>77%</text:p>
          </table:table-cell>
          <table:table-cell office:value-type="percentage" office:value="0.68" table:style-name="ce29">
            <text:p>68%</text:p>
          </table:table-cell>
          <table:table-cell office:value-type="percentage" office:value="0.73" table:style-name="ce31">
            <text:p>73%</text:p>
          </table:table-cell>
          <table:table-cell office:value-type="percentage" office:value="0.72" table:style-name="ce31">
            <text:p>72%</text:p>
          </table:table-cell>
          <table:table-cell office:value-type="percentage" office:value="1.65" table:style-name="ce31">
            <text:p>165%</text:p>
          </table:table-cell>
          <table:table-cell office:value-type="string" table:style-name="ce31">
            <text:p>p</text:p>
          </table:table-cell>
          <table:table-cell table:number-columns-repeated="16373"/>
        </table:table-row>
        <table:table-row table:style-name="ro5">
          <table:table-cell office:value-type="date" office:date-value="2022-04-21T00:00:00" table:style-name="ce33">
            <text:p>4/21/2022</text:p>
          </table:table-cell>
          <table:table-cell office:value-type="percentage" office:value="0.92" table:style-name="ce29">
            <text:p>92%</text:p>
          </table:table-cell>
          <table:table-cell office:value-type="percentage" office:value="1.07" table:style-name="ce29">
            <text:p>107%</text:p>
          </table:table-cell>
          <table:table-cell office:value-type="percentage" office:value="1.04" table:style-name="ce29">
            <text:p>104%</text:p>
          </table:table-cell>
          <table:table-cell office:value-type="percentage" office:value="0.96" table:style-name="ce31">
            <text:p>96%</text:p>
          </table:table-cell>
          <table:table-cell office:value-type="percentage" office:value="0.75" table:style-name="ce46">
            <text:p>75%</text:p>
          </table:table-cell>
          <table:table-cell office:value-type="percentage" office:value="0.68" table:style-name="ce29">
            <text:p>68%</text:p>
          </table:table-cell>
          <table:table-cell office:value-type="percentage" office:value="0.74" table:style-name="ce31">
            <text:p>74%</text:p>
          </table:table-cell>
          <table:table-cell office:value-type="percentage" office:value="0.73" table:style-name="ce31">
            <text:p>73%</text:p>
          </table:table-cell>
          <table:table-cell office:value-type="percentage" office:value="1.74" table:style-name="ce31">
            <text:p>174%</text:p>
          </table:table-cell>
          <table:table-cell office:value-type="string" table:style-name="ce31">
            <text:p>p</text:p>
          </table:table-cell>
          <table:table-cell table:number-columns-repeated="16373"/>
        </table:table-row>
        <table:table-row table:style-name="ro5">
          <table:table-cell office:value-type="date" office:date-value="2022-04-22T00:00:00" table:style-name="ce33">
            <text:p>4/22/2022</text:p>
          </table:table-cell>
          <table:table-cell office:value-type="percentage" office:value="0.94" table:style-name="ce29">
            <text:p>94%</text:p>
          </table:table-cell>
          <table:table-cell office:value-type="percentage" office:value="1.08" table:style-name="ce29">
            <text:p>108%</text:p>
          </table:table-cell>
          <table:table-cell office:value-type="percentage" office:value="1.04" table:style-name="ce29">
            <text:p>104%</text:p>
          </table:table-cell>
          <table:table-cell office:value-type="percentage" office:value="0.97" table:style-name="ce31">
            <text:p>97%</text:p>
          </table:table-cell>
          <table:table-cell office:value-type="percentage" office:value="0.73" table:style-name="ce46">
            <text:p>73%</text:p>
          </table:table-cell>
          <table:table-cell office:value-type="percentage" office:value="0.62" table:style-name="ce29">
            <text:p>62%</text:p>
          </table:table-cell>
          <table:table-cell office:value-type="percentage" office:value="0.8" table:style-name="ce31">
            <text:p>80%</text:p>
          </table:table-cell>
          <table:table-cell office:value-type="percentage" office:value="0.71" table:style-name="ce31">
            <text:p>71%</text:p>
          </table:table-cell>
          <table:table-cell office:value-type="percentage" office:value="1.1499999999999999" table:style-name="ce31">
            <text:p>115%</text:p>
          </table:table-cell>
          <table:table-cell office:value-type="string" table:style-name="ce31">
            <text:p>p</text:p>
          </table:table-cell>
          <table:table-cell table:number-columns-repeated="16373"/>
        </table:table-row>
        <table:table-row table:style-name="ro5">
          <table:table-cell office:value-type="date" office:date-value="2022-04-23T00:00:00" table:style-name="ce45">
            <text:p>4/23/2022</text:p>
          </table:table-cell>
          <table:table-cell office:value-type="percentage" office:value="1" table:style-name="ce39">
            <text:p>100%</text:p>
          </table:table-cell>
          <table:table-cell office:value-type="percentage" office:value="1.19" table:style-name="ce39">
            <text:p>119%</text:p>
          </table:table-cell>
          <table:table-cell office:value-type="percentage" office:value="1.1299999999999999" table:style-name="ce39">
            <text:p>113%</text:p>
          </table:table-cell>
          <table:table-cell office:value-type="percentage" office:value="1.03" table:style-name="ce42">
            <text:p>103%</text:p>
          </table:table-cell>
          <table:table-cell office:value-type="percentage" office:value="0.73" table:style-name="ce46">
            <text:p>73%</text:p>
          </table:table-cell>
          <table:table-cell office:value-type="percentage" office:value="0.8" table:style-name="ce39">
            <text:p>80%</text:p>
          </table:table-cell>
          <table:table-cell office:value-type="percentage" office:value="0.63" table:style-name="ce42">
            <text:p>63%</text:p>
          </table:table-cell>
          <table:table-cell office:value-type="percentage" office:value="0.79" table:style-name="ce42">
            <text:p>79%</text:p>
          </table:table-cell>
          <table:table-cell office:value-type="string" table:style-name="ce42">
            <text:p>..</text:p>
          </table:table-cell>
          <table:table-cell office:value-type="string" table:style-name="ce42">
            <text:p>p</text:p>
          </table:table-cell>
          <table:table-cell table:number-columns-repeated="16373"/>
        </table:table-row>
        <table:table-row table:style-name="ro5">
          <table:table-cell office:value-type="date" office:date-value="2022-04-24T00:00:00" table:style-name="ce45">
            <text:p>4/24/2022</text:p>
          </table:table-cell>
          <table:table-cell office:value-type="percentage" office:value="1.05" table:style-name="ce39">
            <text:p>105%</text:p>
          </table:table-cell>
          <table:table-cell office:value-type="percentage" office:value="1.3" table:style-name="ce39">
            <text:p>130%</text:p>
          </table:table-cell>
          <table:table-cell office:value-type="percentage" office:value="1.23" table:style-name="ce39">
            <text:p>123%</text:p>
          </table:table-cell>
          <table:table-cell office:value-type="percentage" office:value="1.1000000000000001" table:style-name="ce42">
            <text:p>110%</text:p>
          </table:table-cell>
          <table:table-cell office:value-type="percentage" office:value="0.74" table:style-name="ce46">
            <text:p>74%</text:p>
          </table:table-cell>
          <table:table-cell office:value-type="percentage" office:value="0.7" table:style-name="ce39">
            <text:p>70%</text:p>
          </table:table-cell>
          <table:table-cell office:value-type="percentage" office:value="0.71" table:style-name="ce42">
            <text:p>71%</text:p>
          </table:table-cell>
          <table:table-cell office:value-type="percentage" office:value="0.88" table:style-name="ce42">
            <text:p>88%</text:p>
          </table:table-cell>
          <table:table-cell office:value-type="string" table:style-name="ce42">
            <text:p>..</text:p>
          </table:table-cell>
          <table:table-cell office:value-type="string" table:style-name="ce42">
            <text:p>p</text:p>
          </table:table-cell>
          <table:table-cell table:number-columns-repeated="16373"/>
        </table:table-row>
        <table:table-row table:style-name="ro5">
          <table:table-cell office:value-type="date" office:date-value="2022-04-25T00:00:00" table:style-name="ce36">
            <text:p>4/25/2022</text:p>
          </table:table-cell>
          <table:table-cell office:value-type="percentage" office:value="0.94" table:style-name="ce34">
            <text:p>94%</text:p>
          </table:table-cell>
          <table:table-cell office:value-type="percentage" office:value="1.1399999999999999" table:style-name="ce34">
            <text:p>114%</text:p>
          </table:table-cell>
          <table:table-cell office:value-type="percentage" office:value="1.08" table:style-name="ce34">
            <text:p>108%</text:p>
          </table:table-cell>
          <table:table-cell office:value-type="percentage" office:value="0.99" table:style-name="ce35">
            <text:p>99%</text:p>
          </table:table-cell>
          <table:table-cell office:value-type="percentage" office:value="0.75" table:style-name="ce47">
            <text:p>75%</text:p>
          </table:table-cell>
          <table:table-cell office:value-type="percentage" office:value="0.61" table:style-name="ce34">
            <text:p>61%</text:p>
          </table:table-cell>
          <table:table-cell office:value-type="percentage" office:value="0.82" table:style-name="ce35">
            <text:p>82%</text:p>
          </table:table-cell>
          <table:table-cell office:value-type="percentage" office:value="0.8" table:style-name="ce35">
            <text:p>80%</text:p>
          </table:table-cell>
          <table:table-cell office:value-type="string" table:style-name="ce35">
            <text:p>..</text:p>
          </table:table-cell>
          <table:table-cell office:value-type="string" table:style-name="ce35">
            <text:p>p</text:p>
          </table:table-cell>
          <table:table-cell table:number-columns-repeated="16373"/>
        </table:table-row>
        <table:table-row table:number-rows-repeated="1263" table:style-name="ro5">
          <table:table-cell table:style-name="ce7"/>
          <table:table-cell table:number-columns-repeated="10" table:style-name="ce9"/>
          <table:table-cell table:number-columns-repeated="16373"/>
        </table:table-row>
        <table:table-row table:style-name="ro5">
          <table:table-cell table:style-name="ce1"/>
          <table:table-cell table:number-columns-repeated="10" table:style-name="ce9"/>
          <table:table-cell table:number-columns-repeated="16373"/>
        </table:table-row>
        <table:table-row table:number-rows-repeated="1046519" table:style-name="ro5">
          <table:table-cell table:number-columns-repeated="16384"/>
        </table:table-row>
        <table:named-expressions>
          <table:named-range table:name="Print_Area" table:cell-range-address="Transport_use_(GB).$A$1:Transport_use_(GB).$J$1048576" table:base-cell-address="Transport_use_(GB).$A$1"/>
          <table:named-range table:name="Print_Titles" table:cell-range-address="Transport_use_(GB).$A$4:Transport_use_(GB).$XFD$7" table:base-cell-address="Transport_use_(GB).$A$1"/>
        </table:named-expressions>
      </table:table>
      <table:table table:name="Notes" table:style-name="ta2">
        <table:table-column table:style-name="co4" table:number-columns-repeated="4" table:default-cell-style-name="ce1"/>
        <table:table-column table:style-name="co5" table:default-cell-style-name="ce1"/>
        <table:table-column table:style-name="co6" table:default-cell-style-name="ce1"/>
        <table:table-column table:style-name="co4" table:number-columns-repeated="2" table:default-cell-style-name="ce1"/>
        <table:table-column table:style-name="co5" table:default-cell-style-name="ce1"/>
        <table:table-column table:style-name="co4" table:number-columns-repeated="16375" table:default-cell-style-name="ce1"/>
        <table:table-row table:style-name="ro5">
          <table:table-cell office:value-type="string" table:style-name="ce14">
            <text:p>Notes:</text:p>
          </table:table-cell>
          <table:table-cell table:number-columns-repeated="8" table:style-name="ce15"/>
          <table:table-cell table:style-name="ce16"/>
          <table:table-cell table:number-columns-repeated="16374"/>
        </table:table-row>
        <table:table-row table:style-name="ro6">
          <table:table-cell office:value-type="string" table:number-columns-spanned="10" table:number-rows-spanned="1" table:style-name="ce55">
            <text:p>Easter and Christmas Period - users should note that the percentages of normal use for road traffic, bus use outside London and cycling are comparing to baselines early in 2020 (as set out in footnotes below) - not to the equivalent Easter/Christmas period last year. Therefore rates, especially for the Easter Friday and Monday, and the 25th - 28th December period will look much lower than normal as they are not adjusted for the seasonal change. Whereas Rail/TFL is comparing to the equivalent rolling week/most equivalent day from 2019. For TFL therefore, this does not show the underlying significant reduction in trips made over the Easter/Christmas and bank holiday period as it is comparing to a similarly reduced figure for the equivalent day in 2019.</text:p>
          </table:table-cell>
          <table:covered-table-cell table:number-columns-repeated="9"/>
          <table:table-cell table:number-columns-repeated="16374"/>
        </table:table-row>
        <table:table-row table:style-name="ro5">
          <table:table-cell office:value-type="string" table:style-name="ce17">
            <text:p>.. Not available (see relevant notes for reason)</text:p>
          </table:table-cell>
          <table:table-cell table:number-columns-repeated="8" table:style-name="ce15"/>
          <table:table-cell table:style-name="ce16"/>
          <table:table-cell table:number-columns-repeated="16374"/>
        </table:table-row>
        <table:table-row table:style-name="ro5">
          <table:table-cell office:value-type="string" table:style-name="ce17">
            <text:p>r Revised from previous edition</text:p>
          </table:table-cell>
          <table:table-cell table:number-columns-repeated="8" table:style-name="ce15"/>
          <table:table-cell table:style-name="ce16"/>
          <table:table-cell table:number-columns-repeated="16374"/>
        </table:table-row>
        <table:table-row table:style-name="ro5">
          <table:table-cell office:value-type="string" table:style-name="ce17">
            <text:p>p Provisional</text:p>
          </table:table-cell>
          <table:table-cell table:number-columns-repeated="8" table:style-name="ce15"/>
          <table:table-cell table:style-name="ce16"/>
          <table:table-cell table:number-columns-repeated="16374"/>
        </table:table-row>
        <table:table-row table:style-name="ro2">
          <table:table-cell office:value-type="string" table:style-name="ce18">
            <text:p><text:span text:style-name="T3">a</text:span><text:s/>We have published information on the data sources and methodology used to generate each of these headline measures:</text:p>
          </table:table-cell>
          <table:table-cell table:number-columns-repeated="8" table:style-name="ce18"/>
          <table:table-cell table:style-name="ce16"/>
          <table:table-cell table:number-columns-repeated="16374"/>
        </table:table-row>
        <table:table-row table:style-name="ro5">
          <table:table-cell office:value-type="string" table:style-name="ce10">
            <text:p><text:a xlink:href="https://www.gov.uk/government/statistics/transport-use-during-the-coronavirus-covid-19-pandemic">https://www.gov.uk/government/statistics/transport-use-during-the-coronavirus-covid-19-pandemic</text:a></text:p>
          </table:table-cell>
          <table:table-cell table:number-columns-repeated="8" table:style-name="ce10"/>
          <table:table-cell table:style-name="ce16"/>
          <table:table-cell table:number-columns-repeated="16374"/>
        </table:table-row>
        <table:table-row table:style-name="ro5">
          <table:table-cell table:style-name="ce19"/>
          <table:table-cell table:number-columns-repeated="8" table:style-name="ce20"/>
          <table:table-cell table:style-name="ce21"/>
          <table:table-cell table:number-columns-repeated="16374"/>
        </table:table-row>
        <table:table-row table:style-name="ro2">
          <table:table-cell office:value-type="string" table:number-columns-spanned="10" table:number-rows-spanned="1" table:style-name="ce56">
            <text:p><text:span text:style-name="T3">Note 1</text:span><text:s/>Although daily data is being reported, direct comparisons of change should not be made between weekdays and weekends/bank <text:s/>holidays. For public<text:s/></text:p>
          </table:table-cell>
          <table:covered-table-cell table:number-columns-repeated="9"/>
          <table:table-cell table:number-columns-repeated="16374"/>
        </table:table-row>
        <table:table-row table:style-name="ro5">
          <table:table-cell office:value-type="string" table:style-name="ce18">
            <text:p>transport, there are typically different levels of service/timetable in place on weekends and bank holidays than on weekdays; and for road traffic</text:p>
          </table:table-cell>
          <table:table-cell table:number-columns-repeated="8" table:style-name="ce17"/>
          <table:table-cell table:style-name="ce22"/>
          <table:table-cell table:number-columns-repeated="16374"/>
        </table:table-row>
        <table:table-row table:style-name="ro5">
          <table:table-cell office:value-type="string" table:style-name="ce18">
            <text:p>, there is a different profile on weekend days compared to weekdays.</text:p>
          </table:table-cell>
          <table:table-cell table:number-columns-repeated="8" table:style-name="ce17"/>
          <table:table-cell table:style-name="ce22"/>
          <table:table-cell table:number-columns-repeated="16374"/>
        </table:table-row>
        <table:table-row table:style-name="ro7">
          <table:table-cell office:value-type="string" table:style-name="ce18">
            <text:p><text:span text:style-name="T4">Note 2</text:span><text:s/>Percentage of the equivalent day in the first week of February 2020.</text:p>
          </table:table-cell>
          <table:table-cell table:number-columns-repeated="8" table:style-name="ce17"/>
          <table:table-cell table:style-name="ce16"/>
          <table:table-cell table:number-columns-repeated="16374"/>
        </table:table-row>
        <table:table-row table:style-name="ro7">
          <table:table-cell office:value-type="string" table:style-name="ce17">
            <text:p><text:span text:style-name="T4">Note 3</text:span><text:s/>Percentage of the equivalent week in the previous year up to w/c 8 Feb 2021; from w/c 15 Feb 2021 this reverted to the percentage of the equivalent week in 2019.</text:p>
          </table:table-cell>
          <table:table-cell table:number-columns-repeated="8" table:style-name="ce17"/>
          <table:table-cell table:style-name="ce16"/>
          <table:table-cell table:number-columns-repeated="16374"/>
        </table:table-row>
        <table:table-row table:style-name="ro7">
          <table:table-cell office:value-type="string" table:style-name="ce18">
            <text:p><text:span text:style-name="T4">Note 4</text:span><text:s/>National Rail data is subject to revisions up to a week after initial publication. The latest days data would be an underestimate of the final result as the raw<text:s/></text:p>
          </table:table-cell>
          <table:table-cell table:number-columns-repeated="8" table:style-name="ce17"/>
          <table:table-cell table:style-name="ce23"/>
          <table:table-cell table:number-columns-repeated="16374"/>
        </table:table-row>
        <table:table-row table:style-name="ro5">
          <table:table-cell office:value-type="string" table:style-name="ce18">
            <text:p>ticket sales data matures. Since the publication on 16th September 2020, we have applied an adjustment to the latest weeks data to attempt to account for this<text:s/></text:p>
          </table:table-cell>
          <table:table-cell table:number-columns-repeated="8" table:style-name="ce17"/>
          <table:table-cell table:style-name="ce23"/>
          <table:table-cell table:number-columns-repeated="16374"/>
        </table:table-row>
        <table:table-row table:style-name="ro5">
          <table:table-cell office:value-type="string" table:style-name="ce18">
            <text:p>average upward revision which would occur as the data matures. The period should still be treated as provisional, but revisions should be smaller than they<text:s/></text:p>
          </table:table-cell>
          <table:table-cell table:number-columns-repeated="8" table:style-name="ce17"/>
          <table:table-cell table:style-name="ce23"/>
          <table:table-cell table:number-columns-repeated="16374"/>
        </table:table-row>
        <table:table-row table:style-name="ro5">
          <table:table-cell office:value-type="string" table:style-name="ce18">
            <text:p>have been to date. Contrary to this, the adjustment can occasionally be an overestimate. For example the value for Monday 11 January 2020 was originally</text:p>
          </table:table-cell>
          <table:table-cell table:number-columns-repeated="8" table:style-name="ce17"/>
          <table:table-cell table:style-name="ce23"/>
          <table:table-cell table:number-columns-repeated="16374"/>
        </table:table-row>
        <table:table-row table:style-name="ro5">
          <table:table-cell office:value-type="string" table:style-name="ce18">
            <text:p>published as 17%, but the actual turnout seven days later was 13%. This revision therefore depicts the revision based on complete outturn journeys data,<text:s/></text:p>
          </table:table-cell>
          <table:table-cell table:number-columns-repeated="8" table:style-name="ce17"/>
          <table:table-cell table:style-name="ce23"/>
          <table:table-cell table:number-columns-repeated="16374"/>
        </table:table-row>
        <table:table-row table:style-name="ro5">
          <table:table-cell office:value-type="string" table:style-name="ce18">
            <text:p>rather than a downward trend in usage.</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5</text:span><text:s/>Percentage of the equivalent day in the previous year (reverted to 2019 comparison on 1 March 2021)</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6</text:span><text:s/>Percentage of the equivalent day of the third week of January 2020.</text:p>
          </table:table-cell>
          <table:table-cell table:number-columns-repeated="8" table:style-name="ce17"/>
          <table:table-cell table:style-name="ce23"/>
          <table:table-cell table:number-columns-repeated="16374"/>
        </table:table-row>
        <table:table-row table:style-name="ro2">
          <table:table-cell office:value-type="string" table:style-name="ce18">
            <text:p><text:span text:style-name="T3">Note 7</text:span><text:s/>Data on TfL Buses is not available from Sunday 19th April to 28th June due to the change in boarding policy:</text:p>
          </table:table-cell>
          <table:table-cell table:number-columns-repeated="8" table:style-name="ce17"/>
          <table:table-cell table:style-name="ce23"/>
          <table:table-cell table:number-columns-repeated="16374"/>
        </table:table-row>
        <table:table-row table:style-name="ro5">
          <table:table-cell office:value-type="string" table:style-name="ce24">
            <text:p><text:a xlink:href="https://tfl.gov.uk/info-for/media/press-releases/2020/april/tfl-introduces-middle-door-only-boarding-across-the-london-bus-network塹ᴻ䡿ⲯ嶂藄挧ꮥ̀">https://tfl.gov.uk/info-for/media/press-releases/2020/april/tfl-introduces-middle-door-only-boarding-across-the-london-bus-network</text:a></text:p>
          </table:table-cell>
          <table:table-cell table:number-columns-repeated="8" table:style-name="ce24"/>
          <table:table-cell table:style-name="ce23"/>
          <table:table-cell table:number-columns-repeated="16374"/>
        </table:table-row>
        <table:table-row table:style-name="ro5">
          <table:table-cell office:value-type="string" table:style-name="ce18">
            <text:p>Fare collection was re-enabled for 406 routes by 9 June. By 4 July this had expanded to all but 18 routes. This data may be subject to under-reporting due</text:p>
          </table:table-cell>
          <table:table-cell table:number-columns-repeated="8" table:style-name="ce24"/>
          <table:table-cell table:style-name="ce23"/>
          <table:table-cell table:number-columns-repeated="16374"/>
        </table:table-row>
        <table:table-row table:style-name="ro5">
          <table:table-cell office:value-type="string" table:style-name="ce18">
            <text:p><text:s/>to non-compliance with fare collection.</text:p>
          </table:table-cell>
          <table:table-cell table:number-columns-repeated="8" table:style-name="ce24"/>
          <table:table-cell table:style-name="ce23"/>
          <table:table-cell table:number-columns-repeated="16374"/>
        </table:table-row>
        <table:table-row table:style-name="ro2">
          <table:table-cell office:value-type="string" table:style-name="ce18">
            <text:p><text:span text:style-name="T3">Note 8</text:span><text:s/>Data on Buses (excl. London) has been adjusted to compare against typical usage on bank holidays, whereas all other data <text:s/>sources have not.</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9</text:span><text:s/>Data on Buses (excl. London) is not available on 8th May, 25th , 26th, 28th December 2020, 1st January 2021, 23rd - 26th January 2022 and 15th-18th April 2022.</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10</text:span><text:s/>Percentage of the equivalent day in the first week of March.</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11<text:s/></text:span>Cycling data covers England only. The data source is now available at a lag of 3 days rather than 1 from 11/9/20 so the data will be 2 days behind the<text:s/></text:p>
          </table:table-cell>
          <table:table-cell table:number-columns-repeated="8" table:style-name="ce17"/>
          <table:table-cell table:style-name="ce23"/>
          <table:table-cell table:number-columns-repeated="16374"/>
        </table:table-row>
        <table:table-row table:style-name="ro5">
          <table:table-cell office:value-type="string" table:style-name="ce18">
            <text:p>other indicators going forward. Cycling levels have been historically lower in colder, wetter months, which may influence lower cycle usage over the winter<text:s/></text:p>
          </table:table-cell>
          <table:table-cell table:number-columns-repeated="8" table:style-name="ce17"/>
          <table:table-cell table:style-name="ce23"/>
          <table:table-cell table:number-columns-repeated="16374"/>
        </table:table-row>
        <table:table-row table:style-name="ro5">
          <table:table-cell office:value-type="string" table:style-name="ce18">
            <text:p>period compared to the March baseline.</text:p>
          </table:table-cell>
          <table:table-cell table:number-columns-repeated="8" table:style-name="ce17"/>
          <table:table-cell table:style-name="ce23"/>
          <table:table-cell table:number-columns-repeated="16374"/>
        </table:table-row>
        <table:table-row table:style-name="ro7">
          <table:table-cell office:value-type="string" table:style-name="ce18">
            <text:p><text:span text:style-name="T4">Note 12</text:span><text:s/>National Rail data for the period 31st August to 6th September 2020 is an underestimate of the real rate of rail usage in this period. This is due to the fact<text:s/></text:p>
          </table:table-cell>
          <table:table-cell table:number-columns-repeated="8" table:style-name="ce17"/>
          <table:table-cell table:style-name="ce23"/>
          <table:table-cell table:number-columns-repeated="16374"/>
        </table:table-row>
        <table:table-row table:style-name="ro5">
          <table:table-cell office:value-type="string" table:style-name="ce18">
            <text:p>that the rolling weekly average for the days in this period includes the Bank Holiday Monday on 31st August but the equivalent period from the previous<text:s/></text:p>
          </table:table-cell>
          <table:table-cell table:number-columns-repeated="8" table:style-name="ce17"/>
          <table:table-cell table:style-name="ce23"/>
          <table:table-cell table:number-columns-repeated="16374"/>
        </table:table-row>
        <table:table-row table:style-name="ro5">
          <table:table-cell office:value-type="string" table:style-name="ce18">
            <text:p>year which it is being compared to did not include a Bank Holiday.</text:p>
          </table:table-cell>
          <table:table-cell table:number-columns-repeated="6" table:style-name="ce15"/>
          <table:table-cell table:number-columns-repeated="2" table:style-name="ce17"/>
          <table:table-cell table:style-name="ce23"/>
          <table:table-cell table:number-columns-repeated="16374"/>
        </table:table-row>
        <table:table-row table:style-name="ro7">
          <table:table-cell office:value-type="string" table:style-name="ce18">
            <text:p><text:span text:style-name="T4">Note 13</text:span><text:s/>Revised and provisional rows are indicated using r (revised) and p (provisional) notation in this column. Individual values within each row which are revised or provisional are indicated with shading.</text:p>
          </table:table-cell>
          <table:table-cell table:number-columns-repeated="6" table:style-name="ce15"/>
          <table:table-cell table:number-columns-repeated="2" table:style-name="ce17"/>
          <table:table-cell table:style-name="ce23"/>
          <table:table-cell table:number-columns-repeated="16374"/>
        </table:table-row>
        <table:table-row table:style-name="ro5">
          <table:table-cell table:number-columns-repeated="7" table:style-name="ce15"/>
          <table:table-cell table:number-columns-repeated="2" table:style-name="ce17"/>
          <table:table-cell table:style-name="ce23"/>
          <table:table-cell table:number-columns-repeated="16374"/>
        </table:table-row>
        <table:table-row table:style-name="ro5">
          <table:table-cell office:value-type="string" table:number-columns-spanned="3" table:number-rows-spanned="1" table:style-name="ce57">
            <text:p>Contact</text:p>
          </table:table-cell>
          <table:covered-table-cell table:number-columns-repeated="2"/>
          <table:table-cell office:value-type="string" table:number-columns-spanned="2" table:number-rows-spanned="1" table:style-name="ce57">
            <text:p>Email</text:p>
          </table:table-cell>
          <table:covered-table-cell/>
          <table:table-cell office:value-type="string" table:style-name="ce25">
            <text:p>Telephone</text:p>
          </table:table-cell>
          <table:table-cell table:number-columns-repeated="2" table:style-name="ce15"/>
          <table:table-cell table:style-name="ce26"/>
          <table:table-cell table:style-name="ce23"/>
          <table:table-cell table:number-columns-repeated="16374"/>
        </table:table-row>
        <table:table-row table:style-name="ro5">
          <table:table-cell office:value-type="string" table:number-columns-spanned="3" table:number-rows-spanned="1" table:style-name="ce52">
            <text:p>Motor vehicles</text:p>
          </table:table-cell>
          <table:covered-table-cell table:number-columns-repeated="2"/>
          <table:table-cell office:value-type="string" table:number-columns-spanned="2" table:number-rows-spanned="1" table:style-name="ce53">
            <text:p><text:a xlink:href="mailto:roadtraff.stats@dft.gov.uk">roadtraff.stats@dft.gov.uk</text:a></text:p>
          </table:table-cell>
          <table:covered-table-cell/>
          <table:table-cell office:value-type="string" table:style-name="ce17">
            <text:p>020 7944 3095</text:p>
          </table:table-cell>
          <table:table-cell office:value-type="string" table:style-name="ce27">
            <text:p>Last updated:</text:p>
          </table:table-cell>
          <table:table-cell table:style-name="ce15"/>
          <table:table-cell office:value-type="date" office:date-value="2022-04-27T00:00:00" table:style-name="ce48">
            <text:p>4/27/2022</text:p>
          </table:table-cell>
          <table:table-cell table:style-name="ce23"/>
          <table:table-cell table:number-columns-repeated="16374"/>
        </table:table-row>
        <table:table-row table:style-name="ro5">
          <table:table-cell office:value-type="string" table:number-columns-spanned="3" table:number-rows-spanned="1" table:style-name="ce52">
            <text:p>National Rail</text:p>
          </table:table-cell>
          <table:covered-table-cell table:number-columns-repeated="2"/>
          <table:table-cell office:value-type="string" table:number-columns-spanned="2" table:number-rows-spanned="1" table:style-name="ce53">
            <text:p><text:a xlink:href="mailto:rail.stats@dft.gov.uk">rail.stats@dft.gov.uk</text:a></text:p>
          </table:table-cell>
          <table:covered-table-cell/>
          <table:table-cell office:value-type="string" table:style-name="ce17">
            <text:p>020 7944 2419</text:p>
          </table:table-cell>
          <table:table-cell office:value-type="string" table:style-name="ce27">
            <text:p>Next update:</text:p>
          </table:table-cell>
          <table:table-cell table:style-name="ce15"/>
          <table:table-cell office:value-type="date" office:date-value="2022-05-04T00:00:00" table:style-name="ce49">
            <text:p>5/4/2022</text:p>
          </table:table-cell>
          <table:table-cell table:style-name="ce23"/>
          <table:table-cell table:number-columns-repeated="16374"/>
        </table:table-row>
        <table:table-row table:style-name="ro5">
          <table:table-cell office:value-type="string" table:number-columns-spanned="3" table:number-rows-spanned="1" table:style-name="ce52">
            <text:p>Transport for London Tube and Bus</text:p>
          </table:table-cell>
          <table:covered-table-cell table:number-columns-repeated="2"/>
          <table:table-cell office:value-type="string" table:number-columns-spanned="2" table:number-rows-spanned="1" table:style-name="ce53">
            <text:p><text:a xlink:href="mailto:cm.analytics@dft.gov.uk">cm.analytics@dft.gov.uk</text:a></text:p>
          </table:table-cell>
          <table:covered-table-cell/>
          <table:table-cell table:style-name="ce17"/>
          <table:table-cell table:number-columns-repeated="3" table:style-name="ce15"/>
          <table:table-cell table:style-name="ce23"/>
          <table:table-cell table:number-columns-repeated="16374"/>
        </table:table-row>
        <table:table-row table:style-name="ro5">
          <table:table-cell office:value-type="string" table:number-columns-spanned="3" table:number-rows-spanned="1" table:style-name="ce52">
            <text:p>Buses (excl. London)</text:p>
          </table:table-cell>
          <table:covered-table-cell table:number-columns-repeated="2"/>
          <table:table-cell office:value-type="string" table:number-columns-spanned="2" table:number-rows-spanned="1" table:style-name="ce53">
            <text:p><text:a xlink:href="mailto:bus.statistics@dft.gov.uk">bus.statistics@dft.gov.uk</text:a></text:p>
          </table:table-cell>
          <table:covered-table-cell/>
          <table:table-cell office:value-type="string" table:style-name="ce17">
            <text:p>020 7944 3077</text:p>
          </table:table-cell>
          <table:table-cell table:number-columns-repeated="3" table:style-name="ce15"/>
          <table:table-cell table:style-name="ce23"/>
          <table:table-cell table:number-columns-repeated="16374"/>
        </table:table-row>
        <table:table-row table:style-name="ro5">
          <table:table-cell office:value-type="string" table:style-name="ce17">
            <text:p>Cycling<text:s/></text:p>
          </table:table-cell>
          <table:table-cell table:number-columns-repeated="2" table:style-name="ce17"/>
          <table:table-cell office:value-type="string" table:style-name="ce10">
            <text:p>subnational.stats@dft.gov.uk</text:p>
          </table:table-cell>
          <table:table-cell table:style-name="ce10"/>
          <table:table-cell office:value-type="string" table:style-name="ce17">
            <text:p>020 7944 3077</text:p>
          </table:table-cell>
          <table:table-cell table:number-columns-repeated="3" table:style-name="ce15"/>
          <table:table-cell table:style-name="ce23"/>
          <table:table-cell table:number-columns-repeated="16374"/>
        </table:table-row>
        <table:table-row table:style-name="ro5">
          <table:table-cell office:value-type="string" table:number-columns-spanned="3" table:number-rows-spanned="1" table:style-name="ce52">
            <text:p>Any other queries</text:p>
          </table:table-cell>
          <table:covered-table-cell table:number-columns-repeated="2"/>
          <table:table-cell office:value-type="string" table:number-columns-spanned="2" table:number-rows-spanned="1" table:style-name="ce53">
            <text:p><text:a xlink:href="mailto:transport.statistics@dft.gov.uk">transport.statistics@dft.gov.uk</text:a></text:p>
          </table:table-cell>
          <table:covered-table-cell/>
          <table:table-cell office:value-type="string" table:style-name="ce17">
            <text:p>020 7944 4847</text:p>
          </table:table-cell>
          <table:table-cell table:number-columns-repeated="3" table:style-name="ce15"/>
          <table:table-cell table:style-name="ce23"/>
          <table:table-cell table:number-columns-repeated="16374"/>
        </table:table-row>
        <table:table-row table:style-name="ro5">
          <table:table-cell office:value-type="string" table:number-columns-spanned="3" table:number-rows-spanned="1" table:style-name="ce52">
            <text:p>Media enquiries</text:p>
          </table:table-cell>
          <table:covered-table-cell table:number-columns-repeated="2"/>
          <table:table-cell table:number-columns-spanned="2" table:number-rows-spanned="1" table:style-name="ce54"/>
          <table:covered-table-cell/>
          <table:table-cell office:value-type="string" table:style-name="ce17">
            <text:p>020 7944 4292</text:p>
          </table:table-cell>
          <table:table-cell table:number-columns-repeated="3" table:style-name="ce15"/>
          <table:table-cell table:style-name="ce23"/>
          <table:table-cell table:number-columns-repeated="16374"/>
        </table:table-row>
        <table:table-row table:number-rows-repeated="1048532"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date-style style:name="N36P0">
      <number:day number:style="long"/>
      <number:text>/</number:text>
      <number:month number:style="long"/>
      <number:text>/</number:text>
      <number:year number:style="long"/>
    </number:date-style>
    <number:text-style style:name="N36">
      <number:text-content/>
      <style:map style:condition="value()&gt;=0" style:apply-style-name="N36P0"/>
    </number:text-style>
    <number:text-style style:name="N37P0">
      <number:text>-</number:text>
    </number:text-style>
    <number:number-style style:name="N37">
      <number:number number:decimal-places="0" number:min-integer-digits="1" number:grouping="true"/>
      <style:map style:condition="value()&lt;0.5" style:apply-style-name="N37P0"/>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82%"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Neville de Souza</meta:initial-creator>
    <dc:creator>Francesca Bryden</dc:creator>
    <meta:creation-date>2021-06-08T14:41:06Z</meta:creation-date>
    <dc:date>2022-04-26T15:43:15Z</dc:date>
  </office:meta>
</office:document-meta>
</file>